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2.522cm"/>
    </style:style>
    <style:style style:name="co3" style:family="table-column">
      <style:table-column-properties fo:break-before="auto" style:column-width="2.33cm"/>
    </style:style>
    <style:style style:name="co4" style:family="table-column">
      <style:table-column-properties fo:break-before="auto" style:column-width="2.713cm"/>
    </style:style>
    <style:style style:name="co5" style:family="table-column">
      <style:table-column-properties fo:break-before="auto" style:column-width="2.14cm"/>
    </style:style>
    <style:style style:name="co6" style:family="table-column">
      <style:table-column-properties fo:break-before="auto" style:column-width="1.947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6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office:value-type="string">
            <text:p>Alvo</text:p>
          </table:table-cell>
          <table:table-cell office:value-type="float" office:value="11">
            <text:p>11</text:p>
          </table:table-cell>
          <table:table-cell office:value-type="string">
            <text:p>ERRO</text:p>
          </table:table-cell>
          <table:table-cell office:value-type="float" office:value="12">
            <text:p>12</text:p>
          </table:table-cell>
          <table:table-cell office:value-type="string">
            <text:p>ERRO</text:p>
          </table:table-cell>
          <table:table-cell office:value-type="float" office:value="13">
            <text:p>13</text:p>
          </table:table-cell>
          <table:table-cell office:value-type="string">
            <text:p>ERRO</text:p>
          </table:table-cell>
          <table:table-cell office:value-type="float" office:value="14">
            <text:p>14</text:p>
          </table:table-cell>
          <table:table-cell office:value-type="string">
            <text:p>ERRO</text:p>
          </table:table-cell>
          <table:table-cell office:value-type="float" office:value="15">
            <text:p>15</text:p>
          </table:table-cell>
          <table:table-cell office:value-type="string">
            <text:p>ERRO</text:p>
          </table:table-cell>
          <table:table-cell office:value-type="float" office:value="16">
            <text:p>16</text:p>
          </table:table-cell>
          <table:table-cell office:value-type="string">
            <text:p>ERRO</text:p>
          </table:table-cell>
          <table:table-cell office:value-type="float" office:value="17">
            <text:p>17</text:p>
          </table:table-cell>
          <table:table-cell office:value-type="string">
            <text:p>ERRO</text:p>
          </table:table-cell>
          <table:table-cell office:value-type="float" office:value="19">
            <text:p>19</text:p>
          </table:table-cell>
          <table:table-cell office:value-type="string">
            <text:p>ERRO</text:p>
          </table:table-cell>
          <table:table-cell office:value-type="float" office:value="20">
            <text:p>20</text:p>
          </table:table-cell>
          <table:table-cell office:value-type="string">
            <text:p>ERRO</text:p>
          </table:table-cell>
          <table:table-cell office:value-type="float" office:value="22">
            <text:p>22</text:p>
          </table:table-cell>
          <table:table-cell office:value-type="string">
            <text:p>ERRO</text:p>
          </table:table-cell>
          <table:table-cell office:value-type="float" office:value="23">
            <text:p>23</text:p>
          </table:table-cell>
          <table:table-cell office:value-type="string">
            <text:p>ERRO</text:p>
          </table:table-cell>
          <table:table-cell office:value-type="float" office:value="24">
            <text:p>24</text:p>
          </table:table-cell>
          <table:table-cell office:value-type="string">
            <text:p>ERRO</text:p>
          </table:table-cell>
          <table:table-cell office:value-type="float" office:value="25">
            <text:p>25</text:p>
          </table:table-cell>
          <table:table-cell office:value-type="string">
            <text:p>ERRO</text:p>
          </table:table-cell>
          <table:table-cell office:value-type="float" office:value="26">
            <text:p>26</text:p>
          </table:table-cell>
          <table:table-cell office:value-type="string">
            <text:p>ERRO</text:p>
          </table:table-cell>
          <table:table-cell office:value-type="float" office:value="28">
            <text:p>28</text:p>
          </table:table-cell>
          <table:table-cell office:value-type="string">
            <text:p>ERRO</text:p>
          </table:table-cell>
          <table:table-cell office:value-type="float" office:value="29">
            <text:p>29</text:p>
          </table:table-cell>
          <table:table-cell office:value-type="string">
            <text:p>ERRO</text:p>
          </table:table-cell>
          <table:table-cell office:value-type="float" office:value="30">
            <text:p>30</text:p>
          </table:table-cell>
          <table:table-cell office:value-type="string">
            <text:p>ERRO</text:p>
          </table:table-cell>
          <table:table-cell office:value-type="float" office:value="35">
            <text:p>35</text:p>
          </table:table-cell>
          <table:table-cell office:value-type="string">
            <text:p>ERRO</text:p>
          </table:table-cell>
          <table:table-cell office:value-type="float" office:value="37">
            <text:p>37</text:p>
          </table:table-cell>
          <table:table-cell office:value-type="string">
            <text:p>ERRO</text:p>
          </table:table-cell>
          <table:table-cell office:value-type="float" office:value="38">
            <text:p>38</text:p>
          </table:table-cell>
          <table:table-cell office:value-type="string">
            <text:p>ERRO</text:p>
          </table:table-cell>
          <table:table-cell office:value-type="float" office:value="40">
            <text:p>40</text:p>
          </table:table-cell>
          <table:table-cell office:value-type="string">
            <text:p>ERRO</text:p>
          </table:table-cell>
          <table:table-cell office:value-type="float" office:value="45">
            <text:p>45</text:p>
          </table:table-cell>
          <table:table-cell office:value-type="string">
            <text:p>ERRO</text:p>
          </table:table-cell>
          <table:table-cell office:value-type="float" office:value="56">
            <text:p>56</text:p>
          </table:table-cell>
          <table:table-cell office:value-type="string">
            <text:p>ERRO</text:p>
          </table:table-cell>
          <table:table-cell office:value-type="float" office:value="58">
            <text:p>58</text:p>
          </table:table-cell>
          <table:table-cell office:value-type="string">
            <text:p>ERRO</text:p>
          </table:table-cell>
          <table:table-cell office:value-type="float" office:value="72">
            <text:p>72</text:p>
          </table:table-cell>
          <table:table-cell office:value-type="string">
            <text:p>ERRO</text:p>
          </table:table-cell>
          <table:table-cell office:value-type="float" office:value="82">
            <text:p>82</text:p>
          </table:table-cell>
          <table:table-cell office:value-type="string">
            <text:p>ERRO</text:p>
          </table:table-cell>
        </table:table-row>
        <table:table-row table:style-name="ro1">
          <table:table-cell office:value-type="string">
            <text:p>AFR100 <text:s text:c="5"/></text:p>
          </table:table-cell>
          <table:table-cell office:value-type="float" office:value="1020.685364">
            <text:p>1020,685364</text:p>
          </table:table-cell>
          <table:table-cell office:value-type="float" office:value="536.811279">
            <text:p>536,811279</text:p>
          </table:table-cell>
          <table:table-cell office:value-type="float" office:value="567.71283">
            <text:p>567,71283</text:p>
          </table:table-cell>
          <table:table-cell office:value-type="float" office:value="372.65274">
            <text:p>372,65274</text:p>
          </table:table-cell>
          <table:table-cell office:value-type="float" office:value="389.530945">
            <text:p>389,530945</text:p>
          </table:table-cell>
          <table:table-cell office:value-type="float" office:value="116.348717">
            <text:p>116,348717</text:p>
          </table:table-cell>
          <table:table-cell office:value-type="float" office:value="465.777924">
            <text:p>465,777924</text:p>
          </table:table-cell>
          <table:table-cell office:value-type="float" office:value="62.597">
            <text:p>62,597</text:p>
          </table:table-cell>
          <table:table-cell office:value-type="float" office:value="4.82335">
            <text:p>4,82335</text:p>
          </table:table-cell>
          <table:table-cell office:value-type="float" office:value="18.992208">
            <text:p>18,992208</text:p>
          </table:table-cell>
          <table:table-cell office:value-type="float" office:value="330.792877">
            <text:p>330,792877</text:p>
          </table:table-cell>
          <table:table-cell office:value-type="float" office:value="20.402666">
            <text:p>20,402666</text:p>
          </table:table-cell>
          <table:table-cell office:value-type="float" office:value="527.28479">
            <text:p>527,28479</text:p>
          </table:table-cell>
          <table:table-cell office:value-type="float" office:value="19.142754">
            <text:p>19,142754</text:p>
          </table:table-cell>
          <table:table-cell office:value-type="float" office:value="2824.817871">
            <text:p>2824,817871</text:p>
          </table:table-cell>
          <table:table-cell office:value-type="float" office:value="44.170017">
            <text:p>44,170017</text:p>
          </table:table-cell>
          <table:table-cell office:value-type="float" office:value="254.049377">
            <text:p>254,049377</text:p>
          </table:table-cell>
          <table:table-cell office:value-type="float" office:value="12.310599">
            <text:p>12,310599</text:p>
          </table:table-cell>
          <table:table-cell office:value-type="float" office:value="16.379566">
            <text:p>16,379566</text:p>
          </table:table-cell>
          <table:table-cell office:value-type="float" office:value="4.036988">
            <text:p>4,036988</text:p>
          </table:table-cell>
          <table:table-cell office:value-type="float" office:value="9.425187">
            <text:p>9,425187</text:p>
          </table:table-cell>
          <table:table-cell office:value-type="float" office:value="4.093483">
            <text:p>4,093483</text:p>
          </table:table-cell>
          <table:table-cell office:value-type="float" office:value="34.052811">
            <text:p>34,052811</text:p>
          </table:table-cell>
          <table:table-cell office:value-type="float" office:value="6.994201">
            <text:p>6,994201</text:p>
          </table:table-cell>
          <table:table-cell office:value-type="float" office:value="11.126936">
            <text:p>11,126936</text:p>
          </table:table-cell>
          <table:table-cell office:value-type="float" office:value="3.895951">
            <text:p>3,895951</text:p>
          </table:table-cell>
          <table:table-cell office:value-type="float" office:value="44.481941">
            <text:p>44,481941</text:p>
          </table:table-cell>
          <table:table-cell office:value-type="float" office:value="8.421064">
            <text:p>8,421064</text:p>
          </table:table-cell>
          <table:table-cell office:value-type="float" office:value="36.453453">
            <text:p>36,453453</text:p>
          </table:table-cell>
          <table:table-cell office:value-type="float" office:value="6.696602">
            <text:p>6,696602</text:p>
          </table:table-cell>
          <table:table-cell table:number-columns-repeated="2" office:value-type="float" office:value="0">
            <text:p>0</text:p>
          </table:table-cell>
          <table:table-cell office:value-type="float" office:value="30.073656">
            <text:p>30,073656</text:p>
          </table:table-cell>
          <table:table-cell office:value-type="float" office:value="17.803671">
            <text:p>17,803671</text:p>
          </table:table-cell>
          <table:table-cell office:value-type="float" office:value="41.449337">
            <text:p>41,449337</text:p>
          </table:table-cell>
          <table:table-cell office:value-type="float" office:value="7.855123">
            <text:p>7,855123</text:p>
          </table:table-cell>
          <table:table-cell office:value-type="float" office:value="21.659796">
            <text:p>21,659796</text:p>
          </table:table-cell>
          <table:table-cell office:value-type="float" office:value="8.498799">
            <text:p>8,498799</text:p>
          </table:table-cell>
          <table:table-cell office:value-type="float" office:value="13.37579">
            <text:p>13,37579</text:p>
          </table:table-cell>
          <table:table-cell office:value-type="float" office:value="8.704352">
            <text:p>8,704352</text:p>
          </table:table-cell>
          <table:table-cell office:value-type="float" office:value="10.514919">
            <text:p>10,514919</text:p>
          </table:table-cell>
          <table:table-cell office:value-type="float" office:value="9.143406">
            <text:p>9,143406</text:p>
          </table:table-cell>
          <table:table-cell office:value-type="float" office:value="0.704318">
            <text:p>0,704318</text:p>
          </table:table-cell>
          <table:table-cell office:value-type="float" office:value="32.470322">
            <text:p>32,470322</text:p>
          </table:table-cell>
          <table:table-cell table:number-columns-repeated="6" office:value-type="float" office:value="0">
            <text:p>0</text:p>
          </table:table-cell>
          <table:table-cell office:value-type="float" office:value="42.780693">
            <text:p>42,780693</text:p>
          </table:table-cell>
          <table:table-cell office:value-type="float" office:value="17.204243">
            <text:p>17,204243</text:p>
          </table:table-cell>
        </table:table-row>
        <table:table-row table:style-name="ro1">
          <table:table-cell office:value-type="string">
            <text:p>AFR101 <text:s text:c="5"/></text:p>
          </table:table-cell>
          <table:table-cell office:value-type="float" office:value="1464.46167">
            <text:p>1464,46167</text:p>
          </table:table-cell>
          <table:table-cell office:value-type="float" office:value="699.062256">
            <text:p>699,062256</text:p>
          </table:table-cell>
          <table:table-cell office:value-type="float" office:value="733.646484">
            <text:p>733,646484</text:p>
          </table:table-cell>
          <table:table-cell office:value-type="float" office:value="420.49527">
            <text:p>420,49527</text:p>
          </table:table-cell>
          <table:table-cell office:value-type="float" office:value="296.973877">
            <text:p>296,973877</text:p>
          </table:table-cell>
          <table:table-cell office:value-type="float" office:value="128.249741">
            <text:p>128,249741</text:p>
          </table:table-cell>
          <table:table-cell office:value-type="float" office:value="415.938904">
            <text:p>415,938904</text:p>
          </table:table-cell>
          <table:table-cell office:value-type="float" office:value="71.61795">
            <text:p>71,61795</text:p>
          </table:table-cell>
          <table:table-cell office:value-type="float" office:value="223.682892">
            <text:p>223,682892</text:p>
          </table:table-cell>
          <table:table-cell office:value-type="float" office:value="26.938444">
            <text:p>26,938444</text:p>
          </table:table-cell>
          <table:table-cell office:value-type="float" office:value="896.752869">
            <text:p>896,752869</text:p>
          </table:table-cell>
          <table:table-cell office:value-type="float" office:value="32.976177">
            <text:p>32,976177</text:p>
          </table:table-cell>
          <table:table-cell office:value-type="float" office:value="423.908356">
            <text:p>423,908356</text:p>
          </table:table-cell>
          <table:table-cell office:value-type="float" office:value="20.433563">
            <text:p>20,433563</text:p>
          </table:table-cell>
          <table:table-cell office:value-type="float" office:value="3179.103027">
            <text:p>3179,103027</text:p>
          </table:table-cell>
          <table:table-cell office:value-type="float" office:value="49.633209">
            <text:p>49,633209</text:p>
          </table:table-cell>
          <table:table-cell office:value-type="float" office:value="175.116425">
            <text:p>175,116425</text:p>
          </table:table-cell>
          <table:table-cell office:value-type="float" office:value="12.575622">
            <text:p>12,575622</text:p>
          </table:table-cell>
          <table:table-cell office:value-type="float" office:value="28.311701">
            <text:p>28,311701</text:p>
          </table:table-cell>
          <table:table-cell office:value-type="float" office:value="5.260638">
            <text:p>5,260638</text:p>
          </table:table-cell>
          <table:table-cell office:value-type="float" office:value="5.945117">
            <text:p>5,945117</text:p>
          </table:table-cell>
          <table:table-cell office:value-type="float" office:value="5.395435">
            <text:p>5,395435</text:p>
          </table:table-cell>
          <table:table-cell office:value-type="float" office:value="36.01123">
            <text:p>36,01123</text:p>
          </table:table-cell>
          <table:table-cell office:value-type="float" office:value="7.660864">
            <text:p>7,660864</text:p>
          </table:table-cell>
          <table:table-cell office:value-type="float" office:value="21.250099">
            <text:p>21,250099</text:p>
          </table:table-cell>
          <table:table-cell office:value-type="float" office:value="5.108001">
            <text:p>5,108001</text:p>
          </table:table-cell>
          <table:table-cell office:value-type="float" office:value="76.976776">
            <text:p>76,976776</text:p>
          </table:table-cell>
          <table:table-cell office:value-type="float" office:value="9.720451">
            <text:p>9,720451</text:p>
          </table:table-cell>
          <table:table-cell office:value-type="float" office:value="68.035576">
            <text:p>68,035576</text:p>
          </table:table-cell>
          <table:table-cell office:value-type="float" office:value="8.844382">
            <text:p>8,844382</text:p>
          </table:table-cell>
          <table:table-cell table:number-columns-repeated="2" office:value-type="float" office:value="0">
            <text:p>0</text:p>
          </table:table-cell>
          <table:table-cell office:value-type="float" office:value="46.071289">
            <text:p>46,071289</text:p>
          </table:table-cell>
          <table:table-cell office:value-type="float" office:value="18.681679">
            <text:p>18,681679</text:p>
          </table:table-cell>
          <table:table-cell office:value-type="float" office:value="59.419193">
            <text:p>59,419193</text:p>
          </table:table-cell>
          <table:table-cell office:value-type="float" office:value="10.35443">
            <text:p>10,35443</text:p>
          </table:table-cell>
          <table:table-cell office:value-type="float" office:value="26.341717">
            <text:p>26,341717</text:p>
          </table:table-cell>
          <table:table-cell office:value-type="float" office:value="11.172038">
            <text:p>11,172038</text:p>
          </table:table-cell>
          <table:table-cell office:value-type="float" office:value="28.326674">
            <text:p>28,326674</text:p>
          </table:table-cell>
          <table:table-cell office:value-type="float" office:value="11.71349">
            <text:p>11,71349</text:p>
          </table:table-cell>
          <table:table-cell office:value-type="float" office:value="12.496789">
            <text:p>12,496789</text:p>
          </table:table-cell>
          <table:table-cell office:value-type="float" office:value="12.309127">
            <text:p>12,309127</text:p>
          </table:table-cell>
          <table:table-cell office:value-type="float" office:value="61.707912">
            <text:p>61,707912</text:p>
          </table:table-cell>
          <table:table-cell office:value-type="float" office:value="35.09026">
            <text:p>35,09026</text:p>
          </table:table-cell>
          <table:table-cell table:number-columns-repeated="6" office:value-type="float" office:value="0">
            <text:p>0</text:p>
          </table:table-cell>
          <table:table-cell office:value-type="float" office:value="77.043312">
            <text:p>77,043312</text:p>
          </table:table-cell>
          <table:table-cell office:value-type="float" office:value="22.666243">
            <text:p>22,666243</text:p>
          </table:table-cell>
        </table:table-row>
        <table:table-row table:style-name="ro1">
          <table:table-cell office:value-type="string">
            <text:p>AFR10 <text:s text:c="6"/></text:p>
          </table:table-cell>
          <table:table-cell office:value-type="float" office:value="4180.372559">
            <text:p>4180,372559</text:p>
          </table:table-cell>
          <table:table-cell office:value-type="float" office:value="688.384277">
            <text:p>688,384277</text:p>
          </table:table-cell>
          <table:table-cell office:value-type="float" office:value="3191.781006">
            <text:p>3191,781006</text:p>
          </table:table-cell>
          <table:table-cell office:value-type="float" office:value="436.437225">
            <text:p>436,437225</text:p>
          </table:table-cell>
          <table:table-cell office:value-type="float" office:value="12232.024414">
            <text:p>12232,024414</text:p>
          </table:table-cell>
          <table:table-cell office:value-type="float" office:value="343.321808">
            <text:p>343,321808</text:p>
          </table:table-cell>
          <table:table-cell office:value-type="float" office:value="25924.837891">
            <text:p>25924,837891</text:p>
          </table:table-cell>
          <table:table-cell office:value-type="float" office:value="598.790649">
            <text:p>598,790649</text:p>
          </table:table-cell>
          <table:table-cell office:value-type="float" office:value="12.962754">
            <text:p>12,962754</text:p>
          </table:table-cell>
          <table:table-cell office:value-type="float" office:value="28.941374">
            <text:p>28,941374</text:p>
          </table:table-cell>
          <table:table-cell office:value-type="float" office:value="2947.288574">
            <text:p>2947,288574</text:p>
          </table:table-cell>
          <table:table-cell office:value-type="float" office:value="68.873375">
            <text:p>68,873375</text:p>
          </table:table-cell>
          <table:table-cell office:value-type="float" office:value="9228.069336">
            <text:p>9228,069336</text:p>
          </table:table-cell>
          <table:table-cell office:value-type="float" office:value="165.02562">
            <text:p>165,02562</text:p>
          </table:table-cell>
          <table:table-cell office:value-type="float" office:value="5728.252441">
            <text:p>5728,252441</text:p>
          </table:table-cell>
          <table:table-cell office:value-type="float" office:value="84.13649">
            <text:p>84,13649</text:p>
          </table:table-cell>
          <table:table-cell office:value-type="float" office:value="9554.007813">
            <text:p>9554,007813</text:p>
          </table:table-cell>
          <table:table-cell office:value-type="float" office:value="128.876572">
            <text:p>128,876572</text:p>
          </table:table-cell>
          <table:table-cell office:value-type="float" office:value="747.204712">
            <text:p>747,204712</text:p>
          </table:table-cell>
          <table:table-cell office:value-type="float" office:value="20.931503">
            <text:p>20,931503</text:p>
          </table:table-cell>
          <table:table-cell office:value-type="float" office:value="28.681568">
            <text:p>28,681568</text:p>
          </table:table-cell>
          <table:table-cell office:value-type="float" office:value="4.64712">
            <text:p>4,64712</text:p>
          </table:table-cell>
          <table:table-cell office:value-type="float" office:value="24.872705">
            <text:p>24,872705</text:p>
          </table:table-cell>
          <table:table-cell office:value-type="float" office:value="6.967854">
            <text:p>6,967854</text:p>
          </table:table-cell>
          <table:table-cell office:value-type="float" office:value="117.505585">
            <text:p>117,505585</text:p>
          </table:table-cell>
          <table:table-cell office:value-type="float" office:value="5.033097">
            <text:p>5,033097</text:p>
          </table:table-cell>
          <table:table-cell office:value-type="float" office:value="6488.521973">
            <text:p>6488,521973</text:p>
          </table:table-cell>
          <table:table-cell office:value-type="float" office:value="170.347641">
            <text:p>170,347641</text:p>
          </table:table-cell>
          <table:table-cell office:value-type="float" office:value="28.811447">
            <text:p>28,811447</text:p>
          </table:table-cell>
          <table:table-cell office:value-type="float" office:value="6.371335">
            <text:p>6,371335</text:p>
          </table:table-cell>
          <table:table-cell table:number-columns-repeated="2" office:value-type="float" office:value="0">
            <text:p>0</text:p>
          </table:table-cell>
          <table:table-cell office:value-type="float" office:value="48.205502">
            <text:p>48,205502</text:p>
          </table:table-cell>
          <table:table-cell office:value-type="float" office:value="17.683868">
            <text:p>17,683868</text:p>
          </table:table-cell>
          <table:table-cell office:value-type="float" office:value="57.872257">
            <text:p>57,872257</text:p>
          </table:table-cell>
          <table:table-cell office:value-type="float" office:value="7.406042">
            <text:p>7,406042</text:p>
          </table:table-cell>
          <table:table-cell office:value-type="float" office:value="32.797092">
            <text:p>32,797092</text:p>
          </table:table-cell>
          <table:table-cell office:value-type="float" office:value="7.945641">
            <text:p>7,945641</text:p>
          </table:table-cell>
          <table:table-cell office:value-type="float" office:value="131.382751">
            <text:p>131,382751</text:p>
          </table:table-cell>
          <table:table-cell office:value-type="float" office:value="8.632328">
            <text:p>8,632328</text:p>
          </table:table-cell>
          <table:table-cell office:value-type="float" office:value="23.452124">
            <text:p>23,452124</text:p>
          </table:table-cell>
          <table:table-cell office:value-type="float" office:value="8.585955">
            <text:p>8,585955</text:p>
          </table:table-cell>
          <table:table-cell office:value-type="float" office:value="39.956627">
            <text:p>39,956627</text:p>
          </table:table-cell>
          <table:table-cell office:value-type="float" office:value="44.420444">
            <text:p>44,420444</text:p>
          </table:table-cell>
          <table:table-cell table:number-columns-repeated="6" office:value-type="float" office:value="0">
            <text:p>0</text:p>
          </table:table-cell>
          <table:table-cell office:value-type="float" office:value="48.729061">
            <text:p>48,729061</text:p>
          </table:table-cell>
          <table:table-cell office:value-type="float" office:value="16.166988">
            <text:p>16,166988</text:p>
          </table:table-cell>
        </table:table-row>
        <table:table-row table:style-name="ro1">
          <table:table-cell office:value-type="string">
            <text:p>AFR102 <text:s text:c="5"/></text:p>
          </table:table-cell>
          <table:table-cell office:value-type="float" office:value="2653.781982">
            <text:p>2653,781982</text:p>
          </table:table-cell>
          <table:table-cell office:value-type="float" office:value="939.663391">
            <text:p>939,663391</text:p>
          </table:table-cell>
          <table:table-cell office:value-type="float" office:value="976.758728">
            <text:p>976,758728</text:p>
          </table:table-cell>
          <table:table-cell office:value-type="float" office:value="486.36618">
            <text:p>486,36618</text:p>
          </table:table-cell>
          <table:table-cell office:value-type="float" office:value="585.463318">
            <text:p>585,463318</text:p>
          </table:table-cell>
          <table:table-cell office:value-type="float" office:value="158.640945">
            <text:p>158,640945</text:p>
          </table:table-cell>
          <table:table-cell office:value-type="float" office:value="2855.341309">
            <text:p>2855,341309</text:p>
          </table:table-cell>
          <table:table-cell office:value-type="float" office:value="117.987999">
            <text:p>117,987999</text:p>
          </table:table-cell>
          <table:table-cell office:value-type="float" office:value="124.502731">
            <text:p>124,502731</text:p>
          </table:table-cell>
          <table:table-cell office:value-type="float" office:value="36.569565">
            <text:p>36,569565</text:p>
          </table:table-cell>
          <table:table-cell office:value-type="float" office:value="7182.007813">
            <text:p>7182,007813</text:p>
          </table:table-cell>
          <table:table-cell office:value-type="float" office:value="150.420563">
            <text:p>150,420563</text:p>
          </table:table-cell>
          <table:table-cell office:value-type="float" office:value="32552.388672">
            <text:p>32552,388672</text:p>
          </table:table-cell>
          <table:table-cell office:value-type="float" office:value="562.446167">
            <text:p>562,446167</text:p>
          </table:table-cell>
          <table:table-cell office:value-type="float" office:value="14965.686523">
            <text:p>14965,686523</text:p>
          </table:table-cell>
          <table:table-cell office:value-type="float" office:value="212.777512">
            <text:p>212,777512</text:p>
          </table:table-cell>
          <table:table-cell office:value-type="float" office:value="2415.814209">
            <text:p>2415,814209</text:p>
          </table:table-cell>
          <table:table-cell office:value-type="float" office:value="37.854107">
            <text:p>37,854107</text:p>
          </table:table-cell>
          <table:table-cell office:value-type="float" office:value="72.532913">
            <text:p>72,532913</text:p>
          </table:table-cell>
          <table:table-cell office:value-type="float" office:value="5.994029">
            <text:p>5,994029</text:p>
          </table:table-cell>
          <table:table-cell office:value-type="float" office:value="1.885037">
            <text:p>1,885037</text:p>
          </table:table-cell>
          <table:table-cell office:value-type="float" office:value="5.684239">
            <text:p>5,684239</text:p>
          </table:table-cell>
          <table:table-cell office:value-type="float" office:value="17.3083">
            <text:p>17,3083</text:p>
          </table:table-cell>
          <table:table-cell office:value-type="float" office:value="7.841863">
            <text:p>7,841863</text:p>
          </table:table-cell>
          <table:table-cell office:value-type="float" office:value="33.530308">
            <text:p>33,530308</text:p>
          </table:table-cell>
          <table:table-cell office:value-type="float" office:value="5.46182">
            <text:p>5,46182</text:p>
          </table:table-cell>
          <table:table-cell office:value-type="float" office:value="505.336853">
            <text:p>505,336853</text:p>
          </table:table-cell>
          <table:table-cell office:value-type="float" office:value="17.514488">
            <text:p>17,514488</text:p>
          </table:table-cell>
          <table:table-cell office:value-type="float" office:value="57.695332">
            <text:p>57,695332</text:p>
          </table:table-cell>
          <table:table-cell office:value-type="float" office:value="9.416365">
            <text:p>9,416365</text:p>
          </table:table-cell>
          <table:table-cell table:number-columns-repeated="2" office:value-type="float" office:value="0">
            <text:p>0</text:p>
          </table:table-cell>
          <table:table-cell office:value-type="float" office:value="178.804993">
            <text:p>178,804993</text:p>
          </table:table-cell>
          <table:table-cell office:value-type="float" office:value="19.584604">
            <text:p>19,584604</text:p>
          </table:table-cell>
          <table:table-cell office:value-type="float" office:value="172.578415">
            <text:p>172,578415</text:p>
          </table:table-cell>
          <table:table-cell office:value-type="float" office:value="11.941088">
            <text:p>11,941088</text:p>
          </table:table-cell>
          <table:table-cell office:value-type="float" office:value="89.642227">
            <text:p>89,642227</text:p>
          </table:table-cell>
          <table:table-cell office:value-type="float" office:value="12.576088">
            <text:p>12,576088</text:p>
          </table:table-cell>
          <table:table-cell office:value-type="float" office:value="38.252258">
            <text:p>38,252258</text:p>
          </table:table-cell>
          <table:table-cell office:value-type="float" office:value="12.722246">
            <text:p>12,722246</text:p>
          </table:table-cell>
          <table:table-cell office:value-type="float" office:value="12.249055">
            <text:p>12,249055</text:p>
          </table:table-cell>
          <table:table-cell office:value-type="float" office:value="13.492125">
            <text:p>13,492125</text:p>
          </table:table-cell>
          <table:table-cell office:value-type="float" office:value="287.221252">
            <text:p>287,221252</text:p>
          </table:table-cell>
          <table:table-cell office:value-type="float" office:value="68.892197">
            <text:p>68,892197</text:p>
          </table:table-cell>
          <table:table-cell table:number-columns-repeated="6" office:value-type="float" office:value="0">
            <text:p>0</text:p>
          </table:table-cell>
          <table:table-cell office:value-type="float" office:value="110.87764">
            <text:p>110,87764</text:p>
          </table:table-cell>
          <table:table-cell office:value-type="float" office:value="25.763233">
            <text:p>25,763233</text:p>
          </table:table-cell>
        </table:table-row>
        <table:table-row table:style-name="ro1">
          <table:table-cell office:value-type="string">
            <text:p>AFR103 <text:s text:c="5"/></text:p>
          </table:table-cell>
          <table:table-cell table:number-columns-repeated="2" office:value-type="float" office:value="0">
            <text:p>0</text:p>
          </table:table-cell>
          <table:table-cell office:value-type="float" office:value="250.826828">
            <text:p>250,826828</text:p>
          </table:table-cell>
          <table:table-cell office:value-type="float" office:value="408.017334">
            <text:p>408,017334</text:p>
          </table:table-cell>
          <table:table-cell office:value-type="float" office:value="165.708664">
            <text:p>165,708664</text:p>
          </table:table-cell>
          <table:table-cell office:value-type="float" office:value="125.323059">
            <text:p>125,323059</text:p>
          </table:table-cell>
          <table:table-cell office:value-type="float" office:value="65.901802">
            <text:p>65,901802</text:p>
          </table:table-cell>
          <table:table-cell office:value-type="float" office:value="53.007454">
            <text:p>53,007454</text:p>
          </table:table-cell>
          <table:table-cell table:number-columns-repeated="6" office:value-type="float" office:value="0">
            <text:p>0</text:p>
          </table:table-cell>
          <table:table-cell office:value-type="float" office:value="7.577744">
            <text:p>7,577744</text:p>
          </table:table-cell>
          <table:table-cell office:value-type="float" office:value="8.20752">
            <text:p>8,20752</text:p>
          </table:table-cell>
          <table:table-cell office:value-type="float" office:value="4.935057">
            <text:p>4,935057</text:p>
          </table:table-cell>
          <table:table-cell office:value-type="float" office:value="9.730011">
            <text:p>9,730011</text:p>
          </table:table-cell>
          <table:table-cell table:number-columns-repeated="4" office:value-type="float" office:value="0">
            <text:p>0</text:p>
          </table:table-cell>
          <table:table-cell office:value-type="float" office:value="10.770792">
            <text:p>10,770792</text:p>
          </table:table-cell>
          <table:table-cell office:value-type="float" office:value="7.696701">
            <text:p>7,696701</text:p>
          </table:table-cell>
          <table:table-cell table:number-columns-repeated="2" office:value-type="float" office:value="0">
            <text:p>0</text:p>
          </table:table-cell>
          <table:table-cell office:value-type="float" office:value="34.770988">
            <text:p>34,770988</text:p>
          </table:table-cell>
          <table:table-cell office:value-type="float" office:value="8.590874">
            <text:p>8,590874</text:p>
          </table:table-cell>
          <table:table-cell table:number-columns-repeated="2" office:value-type="float" office:value="0">
            <text:p>0</text:p>
          </table:table-cell>
          <table:table-cell office:value-type="float" office:value="124.757492">
            <text:p>124,757492</text:p>
          </table:table-cell>
          <table:table-cell office:value-type="float" office:value="15.91988">
            <text:p>15,91988</text:p>
          </table:table-cell>
          <table:table-cell office:value-type="float" office:value="4.055798">
            <text:p>4,055798</text:p>
          </table:table-cell>
          <table:table-cell office:value-type="float" office:value="18.712639">
            <text:p>18,712639</text:p>
          </table:table-cell>
          <table:table-cell table:number-columns-repeated="8" office:value-type="float" office:value="0">
            <text:p>0</text:p>
          </table:table-cell>
          <table:table-cell office:value-type="float" office:value="65.000572">
            <text:p>65,000572</text:p>
          </table:table-cell>
          <table:table-cell office:value-type="float" office:value="31.665373">
            <text:p>31,665373</text:p>
          </table:table-cell>
          <table:table-cell table:number-columns-repeated="2" office:value-type="float" office:value="0">
            <text:p>0</text:p>
          </table:table-cell>
          <table:table-cell office:value-type="float" office:value="16.405994">
            <text:p>16,405994</text:p>
          </table:table-cell>
          <table:table-cell office:value-type="float" office:value="32.66217">
            <text:p>32,66217</text:p>
          </table:table-cell>
          <table:table-cell table:number-columns-repeated="4"/>
        </table:table-row>
        <table:table-row table:style-name="ro1">
          <table:table-cell office:value-type="string">
            <text:p>AFR104 <text:s text:c="5"/></text:p>
          </table:table-cell>
          <table:table-cell table:number-columns-repeated="2" office:value-type="float" office:value="0">
            <text:p>0</text:p>
          </table:table-cell>
          <table:table-cell office:value-type="float" office:value="100.783028">
            <text:p>100,783028</text:p>
          </table:table-cell>
          <table:table-cell office:value-type="float" office:value="399.901886">
            <text:p>399,901886</text:p>
          </table:table-cell>
          <table:table-cell office:value-type="float" office:value="205.618896">
            <text:p>205,618896</text:p>
          </table:table-cell>
          <table:table-cell office:value-type="float" office:value="123.67588">
            <text:p>123,67588</text:p>
          </table:table-cell>
          <table:table-cell office:value-type="float" office:value="139.115799">
            <text:p>139,115799</text:p>
          </table:table-cell>
          <table:table-cell office:value-type="float" office:value="52.291878">
            <text:p>52,291878</text:p>
          </table:table-cell>
          <table:table-cell table:number-columns-repeated="6" office:value-type="float" office:value="0">
            <text:p>0</text:p>
          </table:table-cell>
          <table:table-cell office:value-type="float" office:value="25.429493">
            <text:p>25,429493</text:p>
          </table:table-cell>
          <table:table-cell office:value-type="float" office:value="8.171221">
            <text:p>8,171221</text:p>
          </table:table-cell>
          <table:table-cell office:value-type="float" office:value="22.568195">
            <text:p>22,568195</text:p>
          </table:table-cell>
          <table:table-cell office:value-type="float" office:value="9.624549">
            <text:p>9,624549</text:p>
          </table:table-cell>
          <table:table-cell table:number-columns-repeated="4" office:value-type="float" office:value="0">
            <text:p>0</text:p>
          </table:table-cell>
          <table:table-cell office:value-type="float" office:value="17.871347">
            <text:p>17,871347</text:p>
          </table:table-cell>
          <table:table-cell office:value-type="float" office:value="7.56857">
            <text:p>7,56857</text:p>
          </table:table-cell>
          <table:table-cell table:number-columns-repeated="2" office:value-type="float" office:value="0">
            <text:p>0</text:p>
          </table:table-cell>
          <table:table-cell office:value-type="float" office:value="6.250478">
            <text:p>6,250478</text:p>
          </table:table-cell>
          <table:table-cell office:value-type="float" office:value="8.297252">
            <text:p>8,297252</text:p>
          </table:table-cell>
          <table:table-cell table:number-columns-repeated="2" office:value-type="float" office:value="0">
            <text:p>0</text:p>
          </table:table-cell>
          <table:table-cell office:value-type="float" office:value="23.726402">
            <text:p>23,726402</text:p>
          </table:table-cell>
          <table:table-cell office:value-type="float" office:value="15.019119">
            <text:p>15,019119</text:p>
          </table:table-cell>
          <table:table-cell office:value-type="float" office:value="21.447128">
            <text:p>21,447128</text:p>
          </table:table-cell>
          <table:table-cell office:value-type="float" office:value="18.59321">
            <text:p>18,59321</text:p>
          </table:table-cell>
          <table:table-cell table:number-columns-repeated="8" office:value-type="float" office:value="0">
            <text:p>0</text:p>
          </table:table-cell>
          <table:table-cell office:value-type="float" office:value="50.957291">
            <text:p>50,957291</text:p>
          </table:table-cell>
          <table:table-cell office:value-type="float" office:value="31.234543">
            <text:p>31,234543</text:p>
          </table:table-cell>
          <table:table-cell table:number-columns-repeated="2" office:value-type="float" office:value="0">
            <text:p>0</text:p>
          </table:table-cell>
          <table:table-cell office:value-type="float" office:value="16.154306">
            <text:p>16,154306</text:p>
          </table:table-cell>
          <table:table-cell office:value-type="float" office:value="31.979868">
            <text:p>31,979868</text:p>
          </table:table-cell>
          <table:table-cell table:number-columns-repeated="4"/>
        </table:table-row>
        <table:table-row table:style-name="ro1">
          <table:table-cell office:value-type="string">
            <text:p>AFR105 <text:s text:c="5"/></text:p>
          </table:table-cell>
          <table:table-cell office:value-type="float" office:value="967.43219">
            <text:p>967,43219</text:p>
          </table:table-cell>
          <table:table-cell office:value-type="float" office:value="598.107178">
            <text:p>598,107178</text:p>
          </table:table-cell>
          <table:table-cell office:value-type="float" office:value="478.957581">
            <text:p>478,957581</text:p>
          </table:table-cell>
          <table:table-cell office:value-type="float" office:value="387.448181">
            <text:p>387,448181</text:p>
          </table:table-cell>
          <table:table-cell office:value-type="float" office:value="607.100098">
            <text:p>607,100098</text:p>
          </table:table-cell>
          <table:table-cell office:value-type="float" office:value="121.945572">
            <text:p>121,945572</text:p>
          </table:table-cell>
          <table:table-cell office:value-type="float" office:value="856.905701">
            <text:p>856,905701</text:p>
          </table:table-cell>
          <table:table-cell office:value-type="float" office:value="70.790581">
            <text:p>70,790581</text:p>
          </table:table-cell>
          <table:table-cell office:value-type="float" office:value="56.37291">
            <text:p>56,37291</text:p>
          </table:table-cell>
          <table:table-cell office:value-type="float" office:value="21.135124">
            <text:p>21,135124</text:p>
          </table:table-cell>
          <table:table-cell office:value-type="float" office:value="326.800568">
            <text:p>326,800568</text:p>
          </table:table-cell>
          <table:table-cell office:value-type="float" office:value="21.831175">
            <text:p>21,831175</text:p>
          </table:table-cell>
          <table:table-cell office:value-type="float" office:value="123.40155">
            <text:p>123,40155</text:p>
          </table:table-cell>
          <table:table-cell office:value-type="float" office:value="14.328678">
            <text:p>14,328678</text:p>
          </table:table-cell>
          <table:table-cell office:value-type="float" office:value="921.625977">
            <text:p>921,625977</text:p>
          </table:table-cell>
          <table:table-cell office:value-type="float" office:value="19.210793">
            <text:p>19,210793</text:p>
          </table:table-cell>
          <table:table-cell office:value-type="float" office:value="535.825928">
            <text:p>535,825928</text:p>
          </table:table-cell>
          <table:table-cell office:value-type="float" office:value="14.965189">
            <text:p>14,965189</text:p>
          </table:table-cell>
          <table:table-cell office:value-type="float" office:value="38.508255">
            <text:p>38,508255</text:p>
          </table:table-cell>
          <table:table-cell office:value-type="float" office:value="4.633752">
            <text:p>4,633752</text:p>
          </table:table-cell>
          <table:table-cell office:value-type="float" office:value="4.727093">
            <text:p>4,727093</text:p>
          </table:table-cell>
          <table:table-cell office:value-type="float" office:value="4.641068">
            <text:p>4,641068</text:p>
          </table:table-cell>
          <table:table-cell office:value-type="float" office:value="34.297615">
            <text:p>34,297615</text:p>
          </table:table-cell>
          <table:table-cell office:value-type="float" office:value="7.275503">
            <text:p>7,275503</text:p>
          </table:table-cell>
          <table:table-cell office:value-type="float" office:value="13.668406">
            <text:p>13,668406</text:p>
          </table:table-cell>
          <table:table-cell office:value-type="float" office:value="4.43281">
            <text:p>4,43281</text:p>
          </table:table-cell>
          <table:table-cell office:value-type="float" office:value="271.640869">
            <text:p>271,640869</text:p>
          </table:table-cell>
          <table:table-cell office:value-type="float" office:value="12.486723">
            <text:p>12,486723</text:p>
          </table:table-cell>
          <table:table-cell office:value-type="float" office:value="53.964874">
            <text:p>53,964874</text:p>
          </table:table-cell>
          <table:table-cell office:value-type="float" office:value="7.666664">
            <text:p>7,666664</text:p>
          </table:table-cell>
          <table:table-cell table:number-columns-repeated="2" office:value-type="float" office:value="0">
            <text:p>0</text:p>
          </table:table-cell>
          <table:table-cell office:value-type="float" office:value="16.820013">
            <text:p>16,820013</text:p>
          </table:table-cell>
          <table:table-cell office:value-type="float" office:value="18.113054">
            <text:p>18,113054</text:p>
          </table:table-cell>
          <table:table-cell office:value-type="float" office:value="37.401878">
            <text:p>37,401878</text:p>
          </table:table-cell>
          <table:table-cell office:value-type="float" office:value="8.94685">
            <text:p>8,94685</text:p>
          </table:table-cell>
          <table:table-cell office:value-type="float" office:value="21.730736">
            <text:p>21,730736</text:p>
          </table:table-cell>
          <table:table-cell office:value-type="float" office:value="9.65633">
            <text:p>9,65633</text:p>
          </table:table-cell>
          <table:table-cell office:value-type="float" office:value="29.626749">
            <text:p>29,626749</text:p>
          </table:table-cell>
          <table:table-cell office:value-type="float" office:value="9.967047">
            <text:p>9,967047</text:p>
          </table:table-cell>
          <table:table-cell office:value-type="float" office:value="6.220869">
            <text:p>6,220869</text:p>
          </table:table-cell>
          <table:table-cell office:value-type="float" office:value="10.488853">
            <text:p>10,488853</text:p>
          </table:table-cell>
          <table:table-cell office:value-type="float" office:value="60.457836">
            <text:p>60,457836</text:p>
          </table:table-cell>
          <table:table-cell office:value-type="float" office:value="32.101315">
            <text:p>32,101315</text:p>
          </table:table-cell>
          <table:table-cell table:number-columns-repeated="6" office:value-type="float" office:value="0">
            <text:p>0</text:p>
          </table:table-cell>
          <table:table-cell office:value-type="float" office:value="64.004486">
            <text:p>64,004486</text:p>
          </table:table-cell>
          <table:table-cell office:value-type="float" office:value="19.750448">
            <text:p>19,750448</text:p>
          </table:table-cell>
        </table:table-row>
        <table:table-row table:style-name="ro1">
          <table:table-cell office:value-type="string">
            <text:p>AFR106 <text:s text:c="5"/></text:p>
          </table:table-cell>
          <table:table-cell office:value-type="float" office:value="1526.590332">
            <text:p>1526,590332</text:p>
          </table:table-cell>
          <table:table-cell office:value-type="float" office:value="620.713379">
            <text:p>620,713379</text:p>
          </table:table-cell>
          <table:table-cell office:value-type="float" office:value="150.949036">
            <text:p>150,949036</text:p>
          </table:table-cell>
          <table:table-cell office:value-type="float" office:value="392.007324">
            <text:p>392,007324</text:p>
          </table:table-cell>
          <table:table-cell office:value-type="float" office:value="539.785889">
            <text:p>539,785889</text:p>
          </table:table-cell>
          <table:table-cell office:value-type="float" office:value="123.468628">
            <text:p>123,468628</text:p>
          </table:table-cell>
          <table:table-cell office:value-type="float" office:value="1082.806396">
            <text:p>1082,806396</text:p>
          </table:table-cell>
          <table:table-cell office:value-type="float" office:value="74.968987">
            <text:p>74,968987</text:p>
          </table:table-cell>
          <table:table-cell office:value-type="float" office:value="89.231987">
            <text:p>89,231987</text:p>
          </table:table-cell>
          <table:table-cell office:value-type="float" office:value="22.386053">
            <text:p>22,386053</text:p>
          </table:table-cell>
          <table:table-cell office:value-type="float" office:value="430.981293">
            <text:p>430,981293</text:p>
          </table:table-cell>
          <table:table-cell office:value-type="float" office:value="23.729019">
            <text:p>23,729019</text:p>
          </table:table-cell>
          <table:table-cell office:value-type="float" office:value="774.477905">
            <text:p>774,477905</text:p>
          </table:table-cell>
          <table:table-cell office:value-type="float" office:value="23.980879">
            <text:p>23,980879</text:p>
          </table:table-cell>
          <table:table-cell office:value-type="float" office:value="3363.743652">
            <text:p>3363,743652</text:p>
          </table:table-cell>
          <table:table-cell office:value-type="float" office:value="51.840755">
            <text:p>51,840755</text:p>
          </table:table-cell>
          <table:table-cell office:value-type="float" office:value="820.981567">
            <text:p>820,981567</text:p>
          </table:table-cell>
          <table:table-cell office:value-type="float" office:value="18.221846">
            <text:p>18,221846</text:p>
          </table:table-cell>
          <table:table-cell office:value-type="float" office:value="30.047283">
            <text:p>30,047283</text:p>
          </table:table-cell>
          <table:table-cell office:value-type="float" office:value="4.803294">
            <text:p>4,803294</text:p>
          </table:table-cell>
          <table:table-cell office:value-type="float" office:value="3.828076">
            <text:p>3,828076</text:p>
          </table:table-cell>
          <table:table-cell office:value-type="float" office:value="4.756719">
            <text:p>4,756719</text:p>
          </table:table-cell>
          <table:table-cell office:value-type="float" office:value="26.04776">
            <text:p>26,04776</text:p>
          </table:table-cell>
          <table:table-cell office:value-type="float" office:value="7.296491">
            <text:p>7,296491</text:p>
          </table:table-cell>
          <table:table-cell office:value-type="float" office:value="15.740024">
            <text:p>15,740024</text:p>
          </table:table-cell>
          <table:table-cell office:value-type="float" office:value="4.543108">
            <text:p>4,543108</text:p>
          </table:table-cell>
          <table:table-cell office:value-type="float" office:value="72.040611">
            <text:p>72,040611</text:p>
          </table:table-cell>
          <table:table-cell office:value-type="float" office:value="9.143142">
            <text:p>9,143142</text:p>
          </table:table-cell>
          <table:table-cell office:value-type="float" office:value="50.994995">
            <text:p>50,994995</text:p>
          </table:table-cell>
          <table:table-cell office:value-type="float" office:value="7.871244">
            <text:p>7,871244</text:p>
          </table:table-cell>
          <table:table-cell table:number-columns-repeated="2" office:value-type="float" office:value="0">
            <text:p>0</text:p>
          </table:table-cell>
          <table:table-cell office:value-type="float" office:value="68.597099">
            <text:p>68,597099</text:p>
          </table:table-cell>
          <table:table-cell office:value-type="float" office:value="18.334068">
            <text:p>18,334068</text:p>
          </table:table-cell>
          <table:table-cell office:value-type="float" office:value="50.752129">
            <text:p>50,752129</text:p>
          </table:table-cell>
          <table:table-cell office:value-type="float" office:value="9.242326">
            <text:p>9,242326</text:p>
          </table:table-cell>
          <table:table-cell office:value-type="float" office:value="28.280695">
            <text:p>28,280695</text:p>
          </table:table-cell>
          <table:table-cell office:value-type="float" office:value="9.969329">
            <text:p>9,969329</text:p>
          </table:table-cell>
          <table:table-cell office:value-type="float" office:value="30.65181">
            <text:p>30,65181</text:p>
          </table:table-cell>
          <table:table-cell office:value-type="float" office:value="10.267707">
            <text:p>10,267707</text:p>
          </table:table-cell>
          <table:table-cell office:value-type="float" office:value="5.037252">
            <text:p>5,037252</text:p>
          </table:table-cell>
          <table:table-cell office:value-type="float" office:value="10.763586">
            <text:p>10,763586</text:p>
          </table:table-cell>
          <table:table-cell office:value-type="float" office:value="15.205173">
            <text:p>15,205173</text:p>
          </table:table-cell>
          <table:table-cell office:value-type="float" office:value="34.370842">
            <text:p>34,370842</text:p>
          </table:table-cell>
          <table:table-cell table:number-columns-repeated="6" office:value-type="float" office:value="0">
            <text:p>0</text:p>
          </table:table-cell>
          <table:table-cell office:value-type="float" office:value="58.008518">
            <text:p>58,008518</text:p>
          </table:table-cell>
          <table:table-cell office:value-type="float" office:value="20.264036">
            <text:p>20,264036</text:p>
          </table:table-cell>
        </table:table-row>
        <table:table-row table:style-name="ro1">
          <table:table-cell office:value-type="string">
            <text:p>AFR107 <text:s text:c="5"/></text:p>
          </table:table-cell>
          <table:table-cell table:number-columns-repeated="2" office:value-type="float" office:value="0">
            <text:p>0</text:p>
          </table:table-cell>
          <table:table-cell office:value-type="float" office:value="112.050278">
            <text:p>112,050278</text:p>
          </table:table-cell>
          <table:table-cell office:value-type="float" office:value="402.399597">
            <text:p>402,399597</text:p>
          </table:table-cell>
          <table:table-cell office:value-type="float" office:value="273.779572">
            <text:p>273,779572</text:p>
          </table:table-cell>
          <table:table-cell office:value-type="float" office:value="123.701851">
            <text:p>123,701851</text:p>
          </table:table-cell>
          <table:table-cell office:value-type="float" office:value="36.137787">
            <text:p>36,137787</text:p>
          </table:table-cell>
          <table:table-cell office:value-type="float" office:value="50.947685">
            <text:p>50,947685</text:p>
          </table:table-cell>
          <table:table-cell table:number-columns-repeated="14" office:value-type="float" office:value="0">
            <text:p>0</text:p>
          </table:table-cell>
          <table:table-cell office:value-type="float" office:value="19.550056">
            <text:p>19,550056</text:p>
          </table:table-cell>
          <table:table-cell office:value-type="float" office:value="7.459733">
            <text:p>7,459733</text:p>
          </table:table-cell>
          <table:table-cell table:number-columns-repeated="6" office:value-type="float" office:value="0">
            <text:p>0</text:p>
          </table:table-cell>
          <table:table-cell office:value-type="float" office:value="18.926231">
            <text:p>18,926231</text:p>
          </table:table-cell>
          <table:table-cell office:value-type="float" office:value="14.762993">
            <text:p>14,762993</text:p>
          </table:table-cell>
          <table:table-cell table:number-columns-repeated="10" office:value-type="float" office:value="0">
            <text:p>0</text:p>
          </table:table-cell>
          <table:table-cell office:value-type="float" office:value="21.293564">
            <text:p>21,293564</text:p>
          </table:table-cell>
          <table:table-cell office:value-type="float" office:value="30.911402">
            <text:p>30,911402</text:p>
          </table:table-cell>
          <table:table-cell table:number-columns-repeated="2" office:value-type="float" office:value="0">
            <text:p>0</text:p>
          </table:table-cell>
          <table:table-cell office:value-type="float" office:value="9.388156">
            <text:p>9,388156</text:p>
          </table:table-cell>
          <table:table-cell office:value-type="float" office:value="31.770193">
            <text:p>31,770193</text:p>
          </table:table-cell>
          <table:table-cell table:number-columns-repeated="4"/>
        </table:table-row>
        <table:table-row table:style-name="ro1">
          <table:table-cell office:value-type="string">
            <text:p>AFR108 <text:s text:c="5"/></text:p>
          </table:table-cell>
          <table:table-cell office:value-type="float" office:value="301.767883">
            <text:p>301,767883</text:p>
          </table:table-cell>
          <table:table-cell office:value-type="float" office:value="497.431671">
            <text:p>497,431671</text:p>
          </table:table-cell>
          <table:table-cell table:number-columns-repeated="2" office:value-type="float" office:value="0">
            <text:p>0</text:p>
          </table:table-cell>
          <table:table-cell office:value-type="float" office:value="425.592102">
            <text:p>425,592102</text:p>
          </table:table-cell>
          <table:table-cell office:value-type="float" office:value="114.004196">
            <text:p>114,004196</text:p>
          </table:table-cell>
          <table:table-cell office:value-type="float" office:value="659.716675">
            <text:p>659,716675</text:p>
          </table:table-cell>
          <table:table-cell office:value-type="float" office:value="63.452347">
            <text:p>63,452347</text:p>
          </table:table-cell>
          <table:table-cell office:value-type="float" office:value="64.512306">
            <text:p>64,512306</text:p>
          </table:table-cell>
          <table:table-cell office:value-type="float" office:value="19.340599">
            <text:p>19,340599</text:p>
          </table:table-cell>
          <table:table-cell office:value-type="float" office:value="887.247375">
            <text:p>887,247375</text:p>
          </table:table-cell>
          <table:table-cell office:value-type="float" office:value="28.919344">
            <text:p>28,919344</text:p>
          </table:table-cell>
          <table:table-cell office:value-type="float" office:value="1807.982178">
            <text:p>1807,982178</text:p>
          </table:table-cell>
          <table:table-cell office:value-type="float" office:value="39.242088">
            <text:p>39,242088</text:p>
          </table:table-cell>
          <table:table-cell office:value-type="float" office:value="3969.618164">
            <text:p>3969,618164</text:p>
          </table:table-cell>
          <table:table-cell office:value-type="float" office:value="59.626545">
            <text:p>59,626545</text:p>
          </table:table-cell>
          <table:table-cell office:value-type="float" office:value="603.680603">
            <text:p>603,680603</text:p>
          </table:table-cell>
          <table:table-cell office:value-type="float" office:value="15.409393">
            <text:p>15,409393</text:p>
          </table:table-cell>
          <table:table-cell office:value-type="float" office:value="43.281101">
            <text:p>43,281101</text:p>
          </table:table-cell>
          <table:table-cell office:value-type="float" office:value="4.001023">
            <text:p>4,001023</text:p>
          </table:table-cell>
          <table:table-cell office:value-type="float" office:value="4.089081">
            <text:p>4,089081</text:p>
          </table:table-cell>
          <table:table-cell office:value-type="float" office:value="3.770974">
            <text:p>3,770974</text:p>
          </table:table-cell>
          <table:table-cell office:value-type="float" office:value="23.59973">
            <text:p>23,59973</text:p>
          </table:table-cell>
          <table:table-cell office:value-type="float" office:value="6.794198">
            <text:p>6,794198</text:p>
          </table:table-cell>
          <table:table-cell office:value-type="float" office:value="10.699799">
            <text:p>10,699799</text:p>
          </table:table-cell>
          <table:table-cell office:value-type="float" office:value="3.618273">
            <text:p>3,618273</text:p>
          </table:table-cell>
          <table:table-cell office:value-type="float" office:value="301.18161">
            <text:p>301,18161</text:p>
          </table:table-cell>
          <table:table-cell office:value-type="float" office:value="12.494736">
            <text:p>12,494736</text:p>
          </table:table-cell>
          <table:table-cell office:value-type="float" office:value="38.644642">
            <text:p>38,644642</text:p>
          </table:table-cell>
          <table:table-cell office:value-type="float" office:value="6.25423">
            <text:p>6,25423</text:p>
          </table:table-cell>
          <table:table-cell table:number-columns-repeated="2" office:value-type="float" office:value="0">
            <text:p>0</text:p>
          </table:table-cell>
          <table:table-cell office:value-type="float" office:value="27.813902">
            <text:p>27,813902</text:p>
          </table:table-cell>
          <table:table-cell office:value-type="float" office:value="17.622965">
            <text:p>17,622965</text:p>
          </table:table-cell>
          <table:table-cell office:value-type="float" office:value="42.975079">
            <text:p>42,975079</text:p>
          </table:table-cell>
          <table:table-cell office:value-type="float" office:value="7.351866">
            <text:p>7,351866</text:p>
          </table:table-cell>
          <table:table-cell office:value-type="float" office:value="30.290609">
            <text:p>30,290609</text:p>
          </table:table-cell>
          <table:table-cell office:value-type="float" office:value="7.918502">
            <text:p>7,918502</text:p>
          </table:table-cell>
          <table:table-cell office:value-type="float" office:value="19.726166">
            <text:p>19,726166</text:p>
          </table:table-cell>
          <table:table-cell office:value-type="float" office:value="8.284265">
            <text:p>8,284265</text:p>
          </table:table-cell>
          <table:table-cell office:value-type="float" office:value="7.294382">
            <text:p>7,294382</text:p>
          </table:table-cell>
          <table:table-cell office:value-type="float" office:value="8.700625">
            <text:p>8,700625</text:p>
          </table:table-cell>
          <table:table-cell table:number-columns-repeated="8" office:value-type="float" office:value="0">
            <text:p>0</text:p>
          </table:table-cell>
          <table:table-cell office:value-type="float" office:value="52.202908">
            <text:p>52,202908</text:p>
          </table:table-cell>
          <table:table-cell office:value-type="float" office:value="16.077213">
            <text:p>16,077213</text:p>
          </table:table-cell>
        </table:table-row>
        <table:table-row table:style-name="ro1">
          <table:table-cell office:value-type="string">
            <text:p>AFR109 <text:s text:c="5"/></text:p>
          </table:table-cell>
          <table:table-cell office:value-type="float" office:value="948.691895">
            <text:p>948,691895</text:p>
          </table:table-cell>
          <table:table-cell office:value-type="float" office:value="720.916016">
            <text:p>720,916016</text:p>
          </table:table-cell>
          <table:table-cell office:value-type="float" office:value="351.054352">
            <text:p>351,054352</text:p>
          </table:table-cell>
          <table:table-cell office:value-type="float" office:value="424.894012">
            <text:p>424,894012</text:p>
          </table:table-cell>
          <table:table-cell office:value-type="float" office:value="870.570862">
            <text:p>870,570862</text:p>
          </table:table-cell>
          <table:table-cell office:value-type="float" office:value="143.633011">
            <text:p>143,633011</text:p>
          </table:table-cell>
          <table:table-cell office:value-type="float" office:value="1387.96521">
            <text:p>1387,96521</text:p>
          </table:table-cell>
          <table:table-cell office:value-type="float" office:value="87.662849">
            <text:p>87,662849</text:p>
          </table:table-cell>
          <table:table-cell office:value-type="float" office:value="90.343613">
            <text:p>90,343613</text:p>
          </table:table-cell>
          <table:table-cell office:value-type="float" office:value="29.873308">
            <text:p>29,873308</text:p>
          </table:table-cell>
          <table:table-cell office:value-type="float" office:value="2145.824951">
            <text:p>2145,824951</text:p>
          </table:table-cell>
          <table:table-cell office:value-type="float" office:value="57.175083">
            <text:p>57,175083</text:p>
          </table:table-cell>
          <table:table-cell office:value-type="float" office:value="26879.359375">
            <text:p>26879,359375</text:p>
          </table:table-cell>
          <table:table-cell office:value-type="float" office:value="465.006744">
            <text:p>465,006744</text:p>
          </table:table-cell>
          <table:table-cell office:value-type="float" office:value="15018.036133">
            <text:p>15018,036133</text:p>
          </table:table-cell>
          <table:table-cell office:value-type="float" office:value="213.334686">
            <text:p>213,334686</text:p>
          </table:table-cell>
          <table:table-cell office:value-type="float" office:value="1356.574219">
            <text:p>1356,574219</text:p>
          </table:table-cell>
          <table:table-cell office:value-type="float" office:value="24.781275">
            <text:p>24,781275</text:p>
          </table:table-cell>
          <table:table-cell office:value-type="float" office:value="63.318913">
            <text:p>63,318913</text:p>
          </table:table-cell>
          <table:table-cell office:value-type="float" office:value="5.157437">
            <text:p>5,157437</text:p>
          </table:table-cell>
          <table:table-cell office:value-type="float" office:value="8.024791">
            <text:p>8,024791</text:p>
          </table:table-cell>
          <table:table-cell office:value-type="float" office:value="4.724934">
            <text:p>4,724934</text:p>
          </table:table-cell>
          <table:table-cell office:value-type="float" office:value="34.002831">
            <text:p>34,002831</text:p>
          </table:table-cell>
          <table:table-cell office:value-type="float" office:value="7.301134">
            <text:p>7,301134</text:p>
          </table:table-cell>
          <table:table-cell office:value-type="float" office:value="194.849243">
            <text:p>194,849243</text:p>
          </table:table-cell>
          <table:table-cell office:value-type="float" office:value="6.827242">
            <text:p>6,827242</text:p>
          </table:table-cell>
          <table:table-cell office:value-type="float" office:value="452.346802">
            <text:p>452,346802</text:p>
          </table:table-cell>
          <table:table-cell office:value-type="float" office:value="15.984316">
            <text:p>15,984316</text:p>
          </table:table-cell>
          <table:table-cell office:value-type="float" office:value="48.825329">
            <text:p>48,825329</text:p>
          </table:table-cell>
          <table:table-cell office:value-type="float" office:value="7.927874">
            <text:p>7,927874</text:p>
          </table:table-cell>
          <table:table-cell table:number-columns-repeated="2" office:value-type="float" office:value="0">
            <text:p>0</text:p>
          </table:table-cell>
          <table:table-cell office:value-type="float" office:value="177.015717">
            <text:p>177,015717</text:p>
          </table:table-cell>
          <table:table-cell office:value-type="float" office:value="18.774744">
            <text:p>18,774744</text:p>
          </table:table-cell>
          <table:table-cell office:value-type="float" office:value="249.982285">
            <text:p>249,982285</text:p>
          </table:table-cell>
          <table:table-cell office:value-type="float" office:value="10.597523">
            <text:p>10,597523</text:p>
          </table:table-cell>
          <table:table-cell office:value-type="float" office:value="120.658295">
            <text:p>120,658295</text:p>
          </table:table-cell>
          <table:table-cell office:value-type="float" office:value="10.479145">
            <text:p>10,479145</text:p>
          </table:table-cell>
          <table:table-cell office:value-type="float" office:value="24.101294">
            <text:p>24,101294</text:p>
          </table:table-cell>
          <table:table-cell office:value-type="float" office:value="10.574871">
            <text:p>10,574871</text:p>
          </table:table-cell>
          <table:table-cell office:value-type="float" office:value="13.418679">
            <text:p>13,418679</text:p>
          </table:table-cell>
          <table:table-cell office:value-type="float" office:value="10.922949">
            <text:p>10,922949</text:p>
          </table:table-cell>
          <table:table-cell office:value-type="float" office:value="230.837463">
            <text:p>230,837463</text:p>
          </table:table-cell>
          <table:table-cell office:value-type="float" office:value="62.809776">
            <text:p>62,809776</text:p>
          </table:table-cell>
          <table:table-cell table:number-columns-repeated="6" office:value-type="float" office:value="0">
            <text:p>0</text:p>
          </table:table-cell>
          <table:table-cell office:value-type="float" office:value="66.219604">
            <text:p>66,219604</text:p>
          </table:table-cell>
          <table:table-cell office:value-type="float" office:value="21.061159">
            <text:p>21,061159</text:p>
          </table:table-cell>
        </table:table-row>
        <table:table-row table:style-name="ro1">
          <table:table-cell office:value-type="string">
            <text:p>AFR110 <text:s text:c="5"/></text:p>
          </table:table-cell>
          <table:table-cell office:value-type="float" office:value="408.274139">
            <text:p>408,274139</text:p>
          </table:table-cell>
          <table:table-cell office:value-type="float" office:value="825.86731">
            <text:p>825,86731</text:p>
          </table:table-cell>
          <table:table-cell office:value-type="float" office:value="5364.35498">
            <text:p>5364,35498</text:p>
          </table:table-cell>
          <table:table-cell office:value-type="float" office:value="550.415466">
            <text:p>550,415466</text:p>
          </table:table-cell>
          <table:table-cell office:value-type="float" office:value="1973.819214">
            <text:p>1973,819214</text:p>
          </table:table-cell>
          <table:table-cell office:value-type="float" office:value="170.969131">
            <text:p>170,969131</text:p>
          </table:table-cell>
          <table:table-cell office:value-type="float" office:value="11681.176758">
            <text:p>11681,176758</text:p>
          </table:table-cell>
          <table:table-cell office:value-type="float" office:value="293.977234">
            <text:p>293,977234</text:p>
          </table:table-cell>
          <table:table-cell office:value-type="float" office:value="1176.897583">
            <text:p>1176,897583</text:p>
          </table:table-cell>
          <table:table-cell office:value-type="float" office:value="51.758884">
            <text:p>51,758884</text:p>
          </table:table-cell>
          <table:table-cell office:value-type="float" office:value="5877.276855">
            <text:p>5877,276855</text:p>
          </table:table-cell>
          <table:table-cell office:value-type="float" office:value="125.981247">
            <text:p>125,981247</text:p>
          </table:table-cell>
          <table:table-cell office:value-type="float" office:value="19101.490234">
            <text:p>19101,490234</text:p>
          </table:table-cell>
          <table:table-cell office:value-type="float" office:value="333.371735">
            <text:p>333,371735</text:p>
          </table:table-cell>
          <table:table-cell office:value-type="float" office:value="15956.264648">
            <text:p>15956,264648</text:p>
          </table:table-cell>
          <table:table-cell office:value-type="float" office:value="226.699997">
            <text:p>226,699997</text:p>
          </table:table-cell>
          <table:table-cell office:value-type="float" office:value="25430.326172">
            <text:p>25430,326172</text:p>
          </table:table-cell>
          <table:table-cell office:value-type="float" office:value="335.998413">
            <text:p>335,998413</text:p>
          </table:table-cell>
          <table:table-cell office:value-type="float" office:value="591.182983">
            <text:p>591,182983</text:p>
          </table:table-cell>
          <table:table-cell office:value-type="float" office:value="17.254635">
            <text:p>17,254635</text:p>
          </table:table-cell>
          <table:table-cell office:value-type="float" office:value="3.335066">
            <text:p>3,335066</text:p>
          </table:table-cell>
          <table:table-cell office:value-type="float" office:value="5.713508">
            <text:p>5,713508</text:p>
          </table:table-cell>
          <table:table-cell office:value-type="float" office:value="31.286535">
            <text:p>31,286535</text:p>
          </table:table-cell>
          <table:table-cell office:value-type="float" office:value="7.743093">
            <text:p>7,743093</text:p>
          </table:table-cell>
          <table:table-cell office:value-type="float" office:value="321.912292">
            <text:p>321,912292</text:p>
          </table:table-cell>
          <table:table-cell office:value-type="float" office:value="9.688386">
            <text:p>9,688386</text:p>
          </table:table-cell>
          <table:table-cell office:value-type="float" office:value="1518.165771">
            <text:p>1518,165771</text:p>
          </table:table-cell>
          <table:table-cell office:value-type="float" office:value="42.200706">
            <text:p>42,200706</text:p>
          </table:table-cell>
          <table:table-cell office:value-type="float" office:value="64.413773">
            <text:p>64,413773</text:p>
          </table:table-cell>
          <table:table-cell office:value-type="float" office:value="9.223806">
            <text:p>9,223806</text:p>
          </table:table-cell>
          <table:table-cell office:value-type="float" office:value="18.60915">
            <text:p>18,60915</text:p>
          </table:table-cell>
          <table:table-cell office:value-type="float" office:value="15.718353">
            <text:p>15,718353</text:p>
          </table:table-cell>
          <table:table-cell office:value-type="float" office:value="256.820374">
            <text:p>256,820374</text:p>
          </table:table-cell>
          <table:table-cell office:value-type="float" office:value="19.836607">
            <text:p>19,836607</text:p>
          </table:table-cell>
          <table:table-cell office:value-type="float" office:value="366.474854">
            <text:p>366,474854</text:p>
          </table:table-cell>
          <table:table-cell office:value-type="float" office:value="13.234957">
            <text:p>13,234957</text:p>
          </table:table-cell>
          <table:table-cell office:value-type="float" office:value="109.977859">
            <text:p>109,977859</text:p>
          </table:table-cell>
          <table:table-cell office:value-type="float" office:value="12.423724">
            <text:p>12,423724</text:p>
          </table:table-cell>
          <table:table-cell office:value-type="float" office:value="227.713455">
            <text:p>227,713455</text:p>
          </table:table-cell>
          <table:table-cell office:value-type="float" office:value="13.654333">
            <text:p>13,654333</text:p>
          </table:table-cell>
          <table:table-cell office:value-type="float" office:value="418.25708">
            <text:p>418,25708</text:p>
          </table:table-cell>
          <table:table-cell office:value-type="float" office:value="18.168993">
            <text:p>18,168993</text:p>
          </table:table-cell>
          <table:table-cell office:value-type="float" office:value="56.207596">
            <text:p>56,207596</text:p>
          </table:table-cell>
          <table:table-cell office:value-type="float" office:value="59.731819">
            <text:p>59,731819</text:p>
          </table:table-cell>
          <table:table-cell table:number-columns-repeated="6" office:value-type="float" office:value="0">
            <text:p>0</text:p>
          </table:table-cell>
          <table:table-cell office:value-type="float" office:value="72.808067">
            <text:p>72,808067</text:p>
          </table:table-cell>
          <table:table-cell office:value-type="float" office:value="24.60622">
            <text:p>24,60622</text:p>
          </table:table-cell>
        </table:table-row>
        <table:table-row table:style-name="ro1">
          <table:table-cell office:value-type="string">
            <text:p>AFR111 <text:s text:c="5"/></text:p>
          </table:table-cell>
          <table:table-cell table:number-columns-repeated="4" office:value-type="float" office:value="0">
            <text:p>0</text:p>
          </table:table-cell>
          <table:table-cell office:value-type="float" office:value="236.871902">
            <text:p>236,871902</text:p>
          </table:table-cell>
          <table:table-cell office:value-type="float" office:value="119.407845">
            <text:p>119,407845</text:p>
          </table:table-cell>
          <table:table-cell office:value-type="float" office:value="8.559305">
            <text:p>8,559305</text:p>
          </table:table-cell>
          <table:table-cell office:value-type="float" office:value="49.377224">
            <text:p>49,377224</text:p>
          </table:table-cell>
          <table:table-cell table:number-columns-repeated="14" office:value-type="float" office:value="0">
            <text:p>0</text:p>
          </table:table-cell>
          <table:table-cell office:value-type="float" office:value="23.159088">
            <text:p>23,159088</text:p>
          </table:table-cell>
          <table:table-cell office:value-type="float" office:value="7.394292">
            <text:p>7,394292</text:p>
          </table:table-cell>
          <table:table-cell table:number-columns-repeated="6" office:value-type="float" office:value="0">
            <text:p>0</text:p>
          </table:table-cell>
          <table:table-cell office:value-type="float" office:value="7.050573">
            <text:p>7,050573</text:p>
          </table:table-cell>
          <table:table-cell office:value-type="float" office:value="14.611294">
            <text:p>14,611294</text:p>
          </table:table-cell>
          <table:table-cell table:number-columns-repeated="10" office:value-type="float" office:value="0">
            <text:p>0</text:p>
          </table:table-cell>
          <table:table-cell office:value-type="float" office:value="10.704905">
            <text:p>10,704905</text:p>
          </table:table-cell>
          <table:table-cell office:value-type="float" office:value="30.508163">
            <text:p>30,508163</text:p>
          </table:table-cell>
          <table:table-cell table:number-columns-repeated="4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FR11 <text:s text:c="6"/></text:p>
          </table:table-cell>
          <table:table-cell office:value-type="float" office:value="2429.36084">
            <text:p>2429,36084</text:p>
          </table:table-cell>
          <table:table-cell office:value-type="float" office:value="753.310486">
            <text:p>753,310486</text:p>
          </table:table-cell>
          <table:table-cell office:value-type="float" office:value="4144.279785">
            <text:p>4144,279785</text:p>
          </table:table-cell>
          <table:table-cell office:value-type="float" office:value="492.246643">
            <text:p>492,246643</text:p>
          </table:table-cell>
          <table:table-cell office:value-type="float" office:value="11696.870117">
            <text:p>11696,870117</text:p>
          </table:table-cell>
          <table:table-cell office:value-type="float" office:value="339.865631">
            <text:p>339,865631</text:p>
          </table:table-cell>
          <table:table-cell office:value-type="float" office:value="25350.703125">
            <text:p>25350,703125</text:p>
          </table:table-cell>
          <table:table-cell office:value-type="float" office:value="587.038269">
            <text:p>587,038269</text:p>
          </table:table-cell>
          <table:table-cell office:value-type="float" office:value="184.903275">
            <text:p>184,903275</text:p>
          </table:table-cell>
          <table:table-cell office:value-type="float" office:value="35.745312">
            <text:p>35,745312</text:p>
          </table:table-cell>
          <table:table-cell office:value-type="float" office:value="3419.000488">
            <text:p>3419,000488</text:p>
          </table:table-cell>
          <table:table-cell office:value-type="float" office:value="79.531418">
            <text:p>79,531418</text:p>
          </table:table-cell>
          <table:table-cell office:value-type="float" office:value="17193.529297">
            <text:p>17193,529297</text:p>
          </table:table-cell>
          <table:table-cell office:value-type="float" office:value="300.563568">
            <text:p>300,563568</text:p>
          </table:table-cell>
          <table:table-cell office:value-type="float" office:value="17109.089844">
            <text:p>17109,089844</text:p>
          </table:table-cell>
          <table:table-cell office:value-type="float" office:value="242.724335">
            <text:p>242,724335</text:p>
          </table:table-cell>
          <table:table-cell office:value-type="float" office:value="12099.082031">
            <text:p>12099,082031</text:p>
          </table:table-cell>
          <table:table-cell office:value-type="float" office:value="162.359558">
            <text:p>162,359558</text:p>
          </table:table-cell>
          <table:table-cell office:value-type="float" office:value="811.190063">
            <text:p>811,190063</text:p>
          </table:table-cell>
          <table:table-cell office:value-type="float" office:value="22.733952">
            <text:p>22,733952</text:p>
          </table:table-cell>
          <table:table-cell office:value-type="float" office:value="18.338242">
            <text:p>18,338242</text:p>
          </table:table-cell>
          <table:table-cell office:value-type="float" office:value="5.256623">
            <text:p>5,256623</text:p>
          </table:table-cell>
          <table:table-cell office:value-type="float" office:value="23.731825">
            <text:p>23,731825</text:p>
          </table:table-cell>
          <table:table-cell office:value-type="float" office:value="7.332571">
            <text:p>7,332571</text:p>
          </table:table-cell>
          <table:table-cell office:value-type="float" office:value="156.126877">
            <text:p>156,126877</text:p>
          </table:table-cell>
          <table:table-cell office:value-type="float" office:value="6.221781">
            <text:p>6,221781</text:p>
          </table:table-cell>
          <table:table-cell office:value-type="float" office:value="5722.963867">
            <text:p>5722,963867</text:p>
          </table:table-cell>
          <table:table-cell office:value-type="float" office:value="150.555359">
            <text:p>150,555359</text:p>
          </table:table-cell>
          <table:table-cell office:value-type="float" office:value="36.107948">
            <text:p>36,107948</text:p>
          </table:table-cell>
          <table:table-cell office:value-type="float" office:value="7.749258">
            <text:p>7,749258</text:p>
          </table:table-cell>
          <table:table-cell table:number-columns-repeated="2" office:value-type="float" office:value="0">
            <text:p>0</text:p>
          </table:table-cell>
          <table:table-cell office:value-type="float" office:value="147.490341">
            <text:p>147,490341</text:p>
          </table:table-cell>
          <table:table-cell office:value-type="float" office:value="18.567888">
            <text:p>18,567888</text:p>
          </table:table-cell>
          <table:table-cell office:value-type="float" office:value="71.360001">
            <text:p>71,360001</text:p>
          </table:table-cell>
          <table:table-cell office:value-type="float" office:value="9.130341">
            <text:p>9,130341</text:p>
          </table:table-cell>
          <table:table-cell office:value-type="float" office:value="121.768501">
            <text:p>121,768501</text:p>
          </table:table-cell>
          <table:table-cell office:value-type="float" office:value="10.138347">
            <text:p>10,138347</text:p>
          </table:table-cell>
          <table:table-cell office:value-type="float" office:value="147.105301">
            <text:p>147,105301</text:p>
          </table:table-cell>
          <table:table-cell office:value-type="float" office:value="10.555048">
            <text:p>10,555048</text:p>
          </table:table-cell>
          <table:table-cell office:value-type="float" office:value="21.392895">
            <text:p>21,392895</text:p>
          </table:table-cell>
          <table:table-cell office:value-type="float" office:value="10.631001">
            <text:p>10,631001</text:p>
          </table:table-cell>
          <table:table-cell office:value-type="float" office:value="26.038883">
            <text:p>26,038883</text:p>
          </table:table-cell>
          <table:table-cell office:value-type="float" office:value="55.647747">
            <text:p>55,647747</text:p>
          </table:table-cell>
          <table:table-cell table:number-columns-repeated="6" office:value-type="float" office:value="0">
            <text:p>0</text:p>
          </table:table-cell>
          <table:table-cell office:value-type="float" office:value="234.454468">
            <text:p>234,454468</text:p>
          </table:table-cell>
          <table:table-cell office:value-type="float" office:value="20.610727">
            <text:p>20,610727</text:p>
          </table:table-cell>
        </table:table-row>
        <table:table-row table:style-name="ro1">
          <table:table-cell office:value-type="string">
            <text:p>AFR112 <text:s text:c="5"/></text:p>
          </table:table-cell>
          <table:table-cell office:value-type="float" office:value="248.514694">
            <text:p>248,514694</text:p>
          </table:table-cell>
          <table:table-cell office:value-type="float" office:value="550.528992">
            <text:p>550,528992</text:p>
          </table:table-cell>
          <table:table-cell office:value-type="float" office:value="517.546814">
            <text:p>517,546814</text:p>
          </table:table-cell>
          <table:table-cell office:value-type="float" office:value="382.445648">
            <text:p>382,445648</text:p>
          </table:table-cell>
          <table:table-cell office:value-type="float" office:value="1341.546387">
            <text:p>1341,546387</text:p>
          </table:table-cell>
          <table:table-cell office:value-type="float" office:value="129.618225">
            <text:p>129,618225</text:p>
          </table:table-cell>
          <table:table-cell office:value-type="float" office:value="3815.283691">
            <text:p>3815,283691</text:p>
          </table:table-cell>
          <table:table-cell office:value-type="float" office:value="121.865952">
            <text:p>121,865952</text:p>
          </table:table-cell>
          <table:table-cell office:value-type="float" office:value="112.444359">
            <text:p>112,444359</text:p>
          </table:table-cell>
          <table:table-cell office:value-type="float" office:value="22.731634">
            <text:p>22,731634</text:p>
          </table:table-cell>
          <table:table-cell office:value-type="float" office:value="1061.388794">
            <text:p>1061,388794</text:p>
          </table:table-cell>
          <table:table-cell office:value-type="float" office:value="33.055923">
            <text:p>33,055923</text:p>
          </table:table-cell>
          <table:table-cell office:value-type="float" office:value="800.094482">
            <text:p>800,094482</text:p>
          </table:table-cell>
          <table:table-cell office:value-type="float" office:value="23.795538">
            <text:p>23,795538</text:p>
          </table:table-cell>
          <table:table-cell office:value-type="float" office:value="6309.252441">
            <text:p>6309,252441</text:p>
          </table:table-cell>
          <table:table-cell office:value-type="float" office:value="92.23101">
            <text:p>92,23101</text:p>
          </table:table-cell>
          <table:table-cell office:value-type="float" office:value="3412.473633">
            <text:p>3412,473633</text:p>
          </table:table-cell>
          <table:table-cell office:value-type="float" office:value="49.738289">
            <text:p>49,738289</text:p>
          </table:table-cell>
          <table:table-cell office:value-type="float" office:value="127.49305">
            <text:p>127,49305</text:p>
          </table:table-cell>
          <table:table-cell office:value-type="float" office:value="5.674052">
            <text:p>5,674052</text:p>
          </table:table-cell>
          <table:table-cell office:value-type="float" office:value="9.715193">
            <text:p>9,715193</text:p>
          </table:table-cell>
          <table:table-cell office:value-type="float" office:value="4.180663">
            <text:p>4,180663</text:p>
          </table:table-cell>
          <table:table-cell office:value-type="float" office:value="32.167828">
            <text:p>32,167828</text:p>
          </table:table-cell>
          <table:table-cell office:value-type="float" office:value="7.001838">
            <text:p>7,001838</text:p>
          </table:table-cell>
          <table:table-cell office:value-type="float" office:value="47.882137">
            <text:p>47,882137</text:p>
          </table:table-cell>
          <table:table-cell office:value-type="float" office:value="4.214571">
            <text:p>4,214571</text:p>
          </table:table-cell>
          <table:table-cell office:value-type="float" office:value="768.135315">
            <text:p>768,135315</text:p>
          </table:table-cell>
          <table:table-cell office:value-type="float" office:value="23.253254">
            <text:p>23,253254</text:p>
          </table:table-cell>
          <table:table-cell office:value-type="float" office:value="39.278461">
            <text:p>39,278461</text:p>
          </table:table-cell>
          <table:table-cell office:value-type="float" office:value="6.776521">
            <text:p>6,776521</text:p>
          </table:table-cell>
          <table:table-cell table:number-columns-repeated="2" office:value-type="float" office:value="0">
            <text:p>0</text:p>
          </table:table-cell>
          <table:table-cell office:value-type="float" office:value="66.283546">
            <text:p>66,283546</text:p>
          </table:table-cell>
          <table:table-cell office:value-type="float" office:value="17.907656">
            <text:p>17,907656</text:p>
          </table:table-cell>
          <table:table-cell office:value-type="float" office:value="44.098198">
            <text:p>44,098198</text:p>
          </table:table-cell>
          <table:table-cell office:value-type="float" office:value="7.986321">
            <text:p>7,986321</text:p>
          </table:table-cell>
          <table:table-cell office:value-type="float" office:value="32.584282">
            <text:p>32,584282</text:p>
          </table:table-cell>
          <table:table-cell office:value-type="float" office:value="8.676336">
            <text:p>8,676336</text:p>
          </table:table-cell>
          <table:table-cell office:value-type="float" office:value="37.827236">
            <text:p>37,827236</text:p>
          </table:table-cell>
          <table:table-cell office:value-type="float" office:value="8.905578">
            <text:p>8,905578</text:p>
          </table:table-cell>
          <table:table-cell office:value-type="float" office:value="3.00033">
            <text:p>3,00033</text:p>
          </table:table-cell>
          <table:table-cell office:value-type="float" office:value="9.359209">
            <text:p>9,359209</text:p>
          </table:table-cell>
          <table:table-cell table:number-columns-repeated="8" office:value-type="float" office:value="0">
            <text:p>0</text:p>
          </table:table-cell>
          <table:table-cell office:value-type="float" office:value="43.113796">
            <text:p>43,113796</text:p>
          </table:table-cell>
          <table:table-cell office:value-type="float" office:value="17.442223">
            <text:p>17,442223</text:p>
          </table:table-cell>
        </table:table-row>
        <table:table-row table:style-name="ro1">
          <table:table-cell office:value-type="string">
            <text:p>AFR113 <text:s text:c="5"/></text:p>
          </table:table-cell>
          <table:table-cell office:value-type="float" office:value="452.651764">
            <text:p>452,651764</text:p>
          </table:table-cell>
          <table:table-cell office:value-type="float" office:value="825.968872">
            <text:p>825,968872</text:p>
          </table:table-cell>
          <table:table-cell office:value-type="float" office:value="5013.192871">
            <text:p>5013,192871</text:p>
          </table:table-cell>
          <table:table-cell office:value-type="float" office:value="545.195496">
            <text:p>545,195496</text:p>
          </table:table-cell>
          <table:table-cell office:value-type="float" office:value="5171.244141">
            <text:p>5171,244141</text:p>
          </table:table-cell>
          <table:table-cell office:value-type="float" office:value="217.336288">
            <text:p>217,336288</text:p>
          </table:table-cell>
          <table:table-cell office:value-type="float" office:value="20203.103516">
            <text:p>20203,103516</text:p>
          </table:table-cell>
          <table:table-cell office:value-type="float" office:value="478.946625">
            <text:p>478,946625</text:p>
          </table:table-cell>
          <table:table-cell office:value-type="float" office:value="539.310852">
            <text:p>539,310852</text:p>
          </table:table-cell>
          <table:table-cell office:value-type="float" office:value="46.899284">
            <text:p>46,899284</text:p>
          </table:table-cell>
          <table:table-cell office:value-type="float" office:value="3455.074707">
            <text:p>3455,074707</text:p>
          </table:table-cell>
          <table:table-cell office:value-type="float" office:value="81.544441">
            <text:p>81,544441</text:p>
          </table:table-cell>
          <table:table-cell office:value-type="float" office:value="8142.161133">
            <text:p>8142,161133</text:p>
          </table:table-cell>
          <table:table-cell office:value-type="float" office:value="147.421829">
            <text:p>147,421829</text:p>
          </table:table-cell>
          <table:table-cell office:value-type="float" office:value="15028.299805">
            <text:p>15028,299805</text:p>
          </table:table-cell>
          <table:table-cell office:value-type="float" office:value="214.009277">
            <text:p>214,009277</text:p>
          </table:table-cell>
          <table:table-cell office:value-type="float" office:value="51771.535156">
            <text:p>51771,535156</text:p>
          </table:table-cell>
          <table:table-cell office:value-type="float" office:value="679.69989">
            <text:p>679,69989</text:p>
          </table:table-cell>
          <table:table-cell office:value-type="float" office:value="985.196533">
            <text:p>985,196533</text:p>
          </table:table-cell>
          <table:table-cell office:value-type="float" office:value="27.448282">
            <text:p>27,448282</text:p>
          </table:table-cell>
          <table:table-cell office:value-type="float" office:value="6.264124">
            <text:p>6,264124</text:p>
          </table:table-cell>
          <table:table-cell office:value-type="float" office:value="6.294388">
            <text:p>6,294388</text:p>
          </table:table-cell>
          <table:table-cell office:value-type="float" office:value="30.258369">
            <text:p>30,258369</text:p>
          </table:table-cell>
          <table:table-cell office:value-type="float" office:value="7.953317">
            <text:p>7,953317</text:p>
          </table:table-cell>
          <table:table-cell office:value-type="float" office:value="173.289764">
            <text:p>173,289764</text:p>
          </table:table-cell>
          <table:table-cell office:value-type="float" office:value="7.209904">
            <text:p>7,209904</text:p>
          </table:table-cell>
          <table:table-cell office:value-type="float" office:value="3977.443359">
            <text:p>3977,443359</text:p>
          </table:table-cell>
          <table:table-cell office:value-type="float" office:value="105.451752">
            <text:p>105,451752</text:p>
          </table:table-cell>
          <table:table-cell office:value-type="float" office:value="87.267349">
            <text:p>87,267349</text:p>
          </table:table-cell>
          <table:table-cell office:value-type="float" office:value="9.70856">
            <text:p>9,70856</text:p>
          </table:table-cell>
          <table:table-cell office:value-type="float" office:value="18.716497">
            <text:p>18,716497</text:p>
          </table:table-cell>
          <table:table-cell office:value-type="float" office:value="15.890962">
            <text:p>15,890962</text:p>
          </table:table-cell>
          <table:table-cell office:value-type="float" office:value="313.941956">
            <text:p>313,941956</text:p>
          </table:table-cell>
          <table:table-cell office:value-type="float" office:value="20.354595">
            <text:p>20,354595</text:p>
          </table:table-cell>
          <table:table-cell office:value-type="float" office:value="118.478134">
            <text:p>118,478134</text:p>
          </table:table-cell>
          <table:table-cell office:value-type="float" office:value="11.53695">
            <text:p>11,53695</text:p>
          </table:table-cell>
          <table:table-cell office:value-type="float" office:value="106.218132">
            <text:p>106,218132</text:p>
          </table:table-cell>
          <table:table-cell office:value-type="float" office:value="12.482045">
            <text:p>12,482045</text:p>
          </table:table-cell>
          <table:table-cell office:value-type="float" office:value="390.648071">
            <text:p>390,648071</text:p>
          </table:table-cell>
          <table:table-cell office:value-type="float" office:value="15.033729">
            <text:p>15,033729</text:p>
          </table:table-cell>
          <table:table-cell office:value-type="float" office:value="122.022614">
            <text:p>122,022614</text:p>
          </table:table-cell>
          <table:table-cell office:value-type="float" office:value="13.917592">
            <text:p>13,917592</text:p>
          </table:table-cell>
          <table:table-cell office:value-type="float" office:value="66.958229">
            <text:p>66,958229</text:p>
          </table:table-cell>
          <table:table-cell office:value-type="float" office:value="51.359711">
            <text:p>51,359711</text:p>
          </table:table-cell>
          <table:table-cell table:number-columns-repeated="6" office:value-type="float" office:value="0">
            <text:p>0</text:p>
          </table:table-cell>
          <table:table-cell office:value-type="float" office:value="118.49157">
            <text:p>118,49157</text:p>
          </table:table-cell>
          <table:table-cell office:value-type="float" office:value="25.069262">
            <text:p>25,069262</text:p>
          </table:table-cell>
        </table:table-row>
        <table:table-row table:style-name="ro1">
          <table:table-cell office:value-type="string">
            <text:p>AFR114 <text:s text:c="5"/></text:p>
          </table:table-cell>
          <table:table-cell office:value-type="float" office:value="1030.635498">
            <text:p>1030,635498</text:p>
          </table:table-cell>
          <table:table-cell office:value-type="float" office:value="678.69043">
            <text:p>678,69043</text:p>
          </table:table-cell>
          <table:table-cell office:value-type="float" office:value="885.260376">
            <text:p>885,260376</text:p>
          </table:table-cell>
          <table:table-cell office:value-type="float" office:value="418.478729">
            <text:p>418,478729</text:p>
          </table:table-cell>
          <table:table-cell office:value-type="float" office:value="880.951782">
            <text:p>880,951782</text:p>
          </table:table-cell>
          <table:table-cell office:value-type="float" office:value="132.676315">
            <text:p>132,676315</text:p>
          </table:table-cell>
          <table:table-cell office:value-type="float" office:value="672.347778">
            <text:p>672,347778</text:p>
          </table:table-cell>
          <table:table-cell office:value-type="float" office:value="72.630325">
            <text:p>72,630325</text:p>
          </table:table-cell>
          <table:table-cell office:value-type="float" office:value="31.384504">
            <text:p>31,384504</text:p>
          </table:table-cell>
          <table:table-cell office:value-type="float" office:value="23.245888">
            <text:p>23,245888</text:p>
          </table:table-cell>
          <table:table-cell office:value-type="float" office:value="97.248039">
            <text:p>97,248039</text:p>
          </table:table-cell>
          <table:table-cell office:value-type="float" office:value="21.016935">
            <text:p>21,016935</text:p>
          </table:table-cell>
          <table:table-cell office:value-type="float" office:value="335.835938">
            <text:p>335,835938</text:p>
          </table:table-cell>
          <table:table-cell office:value-type="float" office:value="18.480696">
            <text:p>18,480696</text:p>
          </table:table-cell>
          <table:table-cell office:value-type="float" office:value="726.447876">
            <text:p>726,447876</text:p>
          </table:table-cell>
          <table:table-cell office:value-type="float" office:value="17.395811">
            <text:p>17,395811</text:p>
          </table:table-cell>
          <table:table-cell office:value-type="float" office:value="593.289795">
            <text:p>593,289795</text:p>
          </table:table-cell>
          <table:table-cell office:value-type="float" office:value="16.030407">
            <text:p>16,030407</text:p>
          </table:table-cell>
          <table:table-cell office:value-type="float" office:value="75.938629">
            <text:p>75,938629</text:p>
          </table:table-cell>
          <table:table-cell office:value-type="float" office:value="5.757112">
            <text:p>5,757112</text:p>
          </table:table-cell>
          <table:table-cell office:value-type="float" office:value="4.267535">
            <text:p>4,267535</text:p>
          </table:table-cell>
          <table:table-cell office:value-type="float" office:value="5.342367">
            <text:p>5,342367</text:p>
          </table:table-cell>
          <table:table-cell office:value-type="float" office:value="35.352699">
            <text:p>35,352699</text:p>
          </table:table-cell>
          <table:table-cell office:value-type="float" office:value="7.630656">
            <text:p>7,630656</text:p>
          </table:table-cell>
          <table:table-cell office:value-type="float" office:value="19.155743">
            <text:p>19,155743</text:p>
          </table:table-cell>
          <table:table-cell office:value-type="float" office:value="5.066012">
            <text:p>5,066012</text:p>
          </table:table-cell>
          <table:table-cell office:value-type="float" office:value="177.383621">
            <text:p>177,383621</text:p>
          </table:table-cell>
          <table:table-cell office:value-type="float" office:value="11.123252">
            <text:p>11,123252</text:p>
          </table:table-cell>
          <table:table-cell office:value-type="float" office:value="67.435867">
            <text:p>67,435867</text:p>
          </table:table-cell>
          <table:table-cell office:value-type="float" office:value="8.797435">
            <text:p>8,797435</text:p>
          </table:table-cell>
          <table:table-cell table:number-columns-repeated="2" office:value-type="float" office:value="0">
            <text:p>0</text:p>
          </table:table-cell>
          <table:table-cell office:value-type="float" office:value="43.111748">
            <text:p>43,111748</text:p>
          </table:table-cell>
          <table:table-cell office:value-type="float" office:value="18.655544">
            <text:p>18,655544</text:p>
          </table:table-cell>
          <table:table-cell office:value-type="float" office:value="49.511108">
            <text:p>49,511108</text:p>
          </table:table-cell>
          <table:table-cell office:value-type="float" office:value="10.157964">
            <text:p>10,157964</text:p>
          </table:table-cell>
          <table:table-cell office:value-type="float" office:value="25.706434">
            <text:p>25,706434</text:p>
          </table:table-cell>
          <table:table-cell office:value-type="float" office:value="11.064908">
            <text:p>11,064908</text:p>
          </table:table-cell>
          <table:table-cell office:value-type="float" office:value="29.182154">
            <text:p>29,182154</text:p>
          </table:table-cell>
          <table:table-cell office:value-type="float" office:value="11.376505">
            <text:p>11,376505</text:p>
          </table:table-cell>
          <table:table-cell office:value-type="float" office:value="14.328444">
            <text:p>14,328444</text:p>
          </table:table-cell>
          <table:table-cell office:value-type="float" office:value="11.93799">
            <text:p>11,93799</text:p>
          </table:table-cell>
          <table:table-cell office:value-type="float" office:value="122.979561">
            <text:p>122,979561</text:p>
          </table:table-cell>
          <table:table-cell office:value-type="float" office:value="34.21896">
            <text:p>34,21896</text:p>
          </table:table-cell>
          <table:table-cell table:number-columns-repeated="6" office:value-type="float" office:value="0">
            <text:p>0</text:p>
          </table:table-cell>
          <table:table-cell office:value-type="float" office:value="73.026985">
            <text:p>73,026985</text:p>
          </table:table-cell>
          <table:table-cell office:value-type="float" office:value="22.255796">
            <text:p>22,255796</text:p>
          </table:table-cell>
        </table:table-row>
        <table:table-row table:style-name="ro1">
          <table:table-cell office:value-type="string">
            <text:p>AFR115 <text:s text:c="5"/></text:p>
          </table:table-cell>
          <table:table-cell office:value-type="float" office:value="186.386032">
            <text:p>186,386032</text:p>
          </table:table-cell>
          <table:table-cell office:value-type="float" office:value="550.421204">
            <text:p>550,421204</text:p>
          </table:table-cell>
          <table:table-cell office:value-type="float" office:value="270.575684">
            <text:p>270,575684</text:p>
          </table:table-cell>
          <table:table-cell office:value-type="float" office:value="381.878784">
            <text:p>381,878784</text:p>
          </table:table-cell>
          <table:table-cell office:value-type="float" office:value="1129.987305">
            <text:p>1129,987305</text:p>
          </table:table-cell>
          <table:table-cell office:value-type="float" office:value="126.704361">
            <text:p>126,704361</text:p>
          </table:table-cell>
          <table:table-cell office:value-type="float" office:value="2504.301514">
            <text:p>2504,301514</text:p>
          </table:table-cell>
          <table:table-cell office:value-type="float" office:value="97.028145">
            <text:p>97,028145</text:p>
          </table:table-cell>
          <table:table-cell office:value-type="float" office:value="46.726208">
            <text:p>46,726208</text:p>
          </table:table-cell>
          <table:table-cell office:value-type="float" office:value="22.329426">
            <text:p>22,329426</text:p>
          </table:table-cell>
          <table:table-cell office:value-type="float" office:value="1854.911499">
            <text:p>1854,911499</text:p>
          </table:table-cell>
          <table:table-cell office:value-type="float" office:value="47.302879">
            <text:p>47,302879</text:p>
          </table:table-cell>
          <table:table-cell office:value-type="float" office:value="1454.681763">
            <text:p>1454,681763</text:p>
          </table:table-cell>
          <table:table-cell office:value-type="float" office:value="34.810177">
            <text:p>34,810177</text:p>
          </table:table-cell>
          <table:table-cell office:value-type="float" office:value="5631.810547">
            <text:p>5631,810547</text:p>
          </table:table-cell>
          <table:table-cell office:value-type="float" office:value="82.791122">
            <text:p>82,791122</text:p>
          </table:table-cell>
          <table:table-cell office:value-type="float" office:value="1371.85022">
            <text:p>1371,85022</text:p>
          </table:table-cell>
          <table:table-cell office:value-type="float" office:value="24.281853">
            <text:p>24,281853</text:p>
          </table:table-cell>
          <table:table-cell office:value-type="float" office:value="78.426674">
            <text:p>78,426674</text:p>
          </table:table-cell>
          <table:table-cell office:value-type="float" office:value="4.681962">
            <text:p>4,681962</text:p>
          </table:table-cell>
          <table:table-cell office:value-type="float" office:value="12.702251">
            <text:p>12,702251</text:p>
          </table:table-cell>
          <table:table-cell office:value-type="float" office:value="4.097073">
            <text:p>4,097073</text:p>
          </table:table-cell>
          <table:table-cell office:value-type="float" office:value="26.561846">
            <text:p>26,561846</text:p>
          </table:table-cell>
          <table:table-cell office:value-type="float" office:value="6.945422">
            <text:p>6,945422</text:p>
          </table:table-cell>
          <table:table-cell office:value-type="float" office:value="50.850742">
            <text:p>50,850742</text:p>
          </table:table-cell>
          <table:table-cell office:value-type="float" office:value="4.213731">
            <text:p>4,213731</text:p>
          </table:table-cell>
          <table:table-cell office:value-type="float" office:value="532.133179">
            <text:p>532,133179</text:p>
          </table:table-cell>
          <table:table-cell office:value-type="float" office:value="17.669109">
            <text:p>17,669109</text:p>
          </table:table-cell>
          <table:table-cell office:value-type="float" office:value="38.717079">
            <text:p>38,717079</text:p>
          </table:table-cell>
          <table:table-cell office:value-type="float" office:value="6.756921">
            <text:p>6,756921</text:p>
          </table:table-cell>
          <table:table-cell table:number-columns-repeated="2" office:value-type="float" office:value="0">
            <text:p>0</text:p>
          </table:table-cell>
          <table:table-cell office:value-type="float" office:value="32.27961">
            <text:p>32,27961</text:p>
          </table:table-cell>
          <table:table-cell office:value-type="float" office:value="17.841206">
            <text:p>17,841206</text:p>
          </table:table-cell>
          <table:table-cell office:value-type="float" office:value="46.49276">
            <text:p>46,49276</text:p>
          </table:table-cell>
          <table:table-cell office:value-type="float" office:value="8.075042">
            <text:p>8,075042</text:p>
          </table:table-cell>
          <table:table-cell office:value-type="float" office:value="42.91761">
            <text:p>42,91761</text:p>
          </table:table-cell>
          <table:table-cell office:value-type="float" office:value="8.763008">
            <text:p>8,763008</text:p>
          </table:table-cell>
          <table:table-cell office:value-type="float" office:value="23.501389">
            <text:p>23,501389</text:p>
          </table:table-cell>
          <table:table-cell office:value-type="float" office:value="8.962044">
            <text:p>8,962044</text:p>
          </table:table-cell>
          <table:table-cell office:value-type="float" office:value="5.752927">
            <text:p>5,752927</text:p>
          </table:table-cell>
          <table:table-cell office:value-type="float" office:value="9.415271">
            <text:p>9,415271</text:p>
          </table:table-cell>
          <table:table-cell table:number-columns-repeated="8" office:value-type="float" office:value="0">
            <text:p>0</text:p>
          </table:table-cell>
          <table:table-cell office:value-type="float" office:value="154.514908">
            <text:p>154,514908</text:p>
          </table:table-cell>
          <table:table-cell office:value-type="float" office:value="18.16083">
            <text:p>18,16083</text:p>
          </table:table-cell>
        </table:table-row>
        <table:table-row table:style-name="ro1">
          <table:table-cell office:value-type="string">
            <text:p>AFR116 <text:s text:c="5"/></text:p>
          </table:table-cell>
          <table:table-cell office:value-type="float" office:value="1375.706421">
            <text:p>1375,706421</text:p>
          </table:table-cell>
          <table:table-cell office:value-type="float" office:value="584.070251">
            <text:p>584,070251</text:p>
          </table:table-cell>
          <table:table-cell office:value-type="float" office:value="556.136047">
            <text:p>556,136047</text:p>
          </table:table-cell>
          <table:table-cell office:value-type="float" office:value="392.849609">
            <text:p>392,849609</text:p>
          </table:table-cell>
          <table:table-cell office:value-type="float" office:value="1303.081055">
            <text:p>1303,081055</text:p>
          </table:table-cell>
          <table:table-cell office:value-type="float" office:value="129.387924">
            <text:p>129,387924</text:p>
          </table:table-cell>
          <table:table-cell office:value-type="float" office:value="3067.156982">
            <text:p>3067,156982</text:p>
          </table:table-cell>
          <table:table-cell office:value-type="float" office:value="107.619644">
            <text:p>107,619644</text:p>
          </table:table-cell>
          <table:table-cell office:value-type="float" office:value="19.59486">
            <text:p>19,59486</text:p>
          </table:table-cell>
          <table:table-cell office:value-type="float" office:value="22.010357">
            <text:p>22,010357</text:p>
          </table:table-cell>
          <table:table-cell office:value-type="float" office:value="799.796387">
            <text:p>799,796387</text:p>
          </table:table-cell>
          <table:table-cell office:value-type="float" office:value="29.411083">
            <text:p>29,411083</text:p>
          </table:table-cell>
          <table:table-cell office:value-type="float" office:value="248.493515">
            <text:p>248,493515</text:p>
          </table:table-cell>
          <table:table-cell office:value-type="float" office:value="16.168028">
            <text:p>16,168028</text:p>
          </table:table-cell>
          <table:table-cell office:value-type="float" office:value="2295.05957">
            <text:p>2295,05957</text:p>
          </table:table-cell>
          <table:table-cell office:value-type="float" office:value="37.173553">
            <text:p>37,173553</text:p>
          </table:table-cell>
          <table:table-cell office:value-type="float" office:value="1377.500122">
            <text:p>1377,500122</text:p>
          </table:table-cell>
          <table:table-cell office:value-type="float" office:value="24.400591">
            <text:p>24,400591</text:p>
          </table:table-cell>
          <table:table-cell office:value-type="float" office:value="91.805115">
            <text:p>91,805115</text:p>
          </table:table-cell>
          <table:table-cell office:value-type="float" office:value="5.261893">
            <text:p>5,261893</text:p>
          </table:table-cell>
          <table:table-cell office:value-type="float" office:value="1.218024">
            <text:p>1,218024</text:p>
          </table:table-cell>
          <table:table-cell office:value-type="float" office:value="4.408155">
            <text:p>4,408155</text:p>
          </table:table-cell>
          <table:table-cell office:value-type="float" office:value="25.484711">
            <text:p>25,484711</text:p>
          </table:table-cell>
          <table:table-cell office:value-type="float" office:value="7.107375">
            <text:p>7,107375</text:p>
          </table:table-cell>
          <table:table-cell office:value-type="float" office:value="15.099317">
            <text:p>15,099317</text:p>
          </table:table-cell>
          <table:table-cell office:value-type="float" office:value="4.222604">
            <text:p>4,222604</text:p>
          </table:table-cell>
          <table:table-cell office:value-type="float" office:value="578.007141">
            <text:p>578,007141</text:p>
          </table:table-cell>
          <table:table-cell office:value-type="float" office:value="18.834211">
            <text:p>18,834211</text:p>
          </table:table-cell>
          <table:table-cell office:value-type="float" office:value="44.276546">
            <text:p>44,276546</text:p>
          </table:table-cell>
          <table:table-cell office:value-type="float" office:value="7.204403">
            <text:p>7,204403</text:p>
          </table:table-cell>
          <table:table-cell table:number-columns-repeated="2" office:value-type="float" office:value="0">
            <text:p>0</text:p>
          </table:table-cell>
          <table:table-cell office:value-type="float" office:value="51.84621">
            <text:p>51,84621</text:p>
          </table:table-cell>
          <table:table-cell office:value-type="float" office:value="18.023415">
            <text:p>18,023415</text:p>
          </table:table-cell>
          <table:table-cell office:value-type="float" office:value="62.364723">
            <text:p>62,364723</text:p>
          </table:table-cell>
          <table:table-cell office:value-type="float" office:value="8.529725">
            <text:p>8,529725</text:p>
          </table:table-cell>
          <table:table-cell office:value-type="float" office:value="28.02059">
            <text:p>28,02059</text:p>
          </table:table-cell>
          <table:table-cell office:value-type="float" office:value="9.166334">
            <text:p>9,166334</text:p>
          </table:table-cell>
          <table:table-cell office:value-type="float" office:value="32.701931">
            <text:p>32,701931</text:p>
          </table:table-cell>
          <table:table-cell office:value-type="float" office:value="9.471664">
            <text:p>9,471664</text:p>
          </table:table-cell>
          <table:table-cell office:value-type="float" office:value="8.835835">
            <text:p>8,835835</text:p>
          </table:table-cell>
          <table:table-cell office:value-type="float" office:value="9.85743">
            <text:p>9,85743</text:p>
          </table:table-cell>
          <table:table-cell table:number-columns-repeated="8" office:value-type="float" office:value="0">
            <text:p>0</text:p>
          </table:table-cell>
          <table:table-cell office:value-type="float" office:value="46.587646">
            <text:p>46,587646</text:p>
          </table:table-cell>
          <table:table-cell office:value-type="float" office:value="18.586739">
            <text:p>18,586739</text:p>
          </table:table-cell>
        </table:table-row>
        <table:table-row table:style-name="ro1">
          <table:table-cell office:value-type="string">
            <text:p>AFR117 <text:s text:c="5"/></text:p>
          </table:table-cell>
          <table:table-cell office:value-type="float" office:value="1065.06311">
            <text:p>1065,06311</text:p>
          </table:table-cell>
          <table:table-cell office:value-type="float" office:value="572.403137">
            <text:p>572,403137</text:p>
          </table:table-cell>
          <table:table-cell office:value-type="float" office:value="675.762695">
            <text:p>675,762695</text:p>
          </table:table-cell>
          <table:table-cell office:value-type="float" office:value="380.418762">
            <text:p>380,418762</text:p>
          </table:table-cell>
          <table:table-cell office:value-type="float" office:value="526.563416">
            <text:p>526,563416</text:p>
          </table:table-cell>
          <table:table-cell office:value-type="float" office:value="119.174408">
            <text:p>119,174408</text:p>
          </table:table-cell>
          <table:table-cell office:value-type="float" office:value="585.499878">
            <text:p>585,499878</text:p>
          </table:table-cell>
          <table:table-cell office:value-type="float" office:value="64.871971">
            <text:p>64,871971</text:p>
          </table:table-cell>
          <table:table-cell office:value-type="float" office:value="2.110216">
            <text:p>2,110216</text:p>
          </table:table-cell>
          <table:table-cell office:value-type="float" office:value="19.293453">
            <text:p>19,293453</text:p>
          </table:table-cell>
          <table:table-cell office:value-type="float" office:value="302.086121">
            <text:p>302,086121</text:p>
          </table:table-cell>
          <table:table-cell office:value-type="float" office:value="20.785353">
            <text:p>20,785353</text:p>
          </table:table-cell>
          <table:table-cell office:value-type="float" office:value="40.310303">
            <text:p>40,310303</text:p>
          </table:table-cell>
          <table:table-cell office:value-type="float" office:value="12.502066">
            <text:p>12,502066</text:p>
          </table:table-cell>
          <table:table-cell office:value-type="float" office:value="196.851059">
            <text:p>196,851059</text:p>
          </table:table-cell>
          <table:table-cell office:value-type="float" office:value="10.496421">
            <text:p>10,496421</text:p>
          </table:table-cell>
          <table:table-cell office:value-type="float" office:value="243.691116">
            <text:p>243,691116</text:p>
          </table:table-cell>
          <table:table-cell office:value-type="float" office:value="11.897205">
            <text:p>11,897205</text:p>
          </table:table-cell>
          <table:table-cell office:value-type="float" office:value="18.078991">
            <text:p>18,078991</text:p>
          </table:table-cell>
          <table:table-cell office:value-type="float" office:value="4.401324">
            <text:p>4,401324</text:p>
          </table:table-cell>
          <table:table-cell office:value-type="float" office:value="12.383245">
            <text:p>12,383245</text:p>
          </table:table-cell>
          <table:table-cell office:value-type="float" office:value="4.617829">
            <text:p>4,617829</text:p>
          </table:table-cell>
          <table:table-cell office:value-type="float" office:value="33.098076">
            <text:p>33,098076</text:p>
          </table:table-cell>
          <table:table-cell office:value-type="float" office:value="7.228356">
            <text:p>7,228356</text:p>
          </table:table-cell>
          <table:table-cell office:value-type="float" office:value="15.526454">
            <text:p>15,526454</text:p>
          </table:table-cell>
          <table:table-cell office:value-type="float" office:value="4.287308">
            <text:p>4,287308</text:p>
          </table:table-cell>
          <table:table-cell office:value-type="float" office:value="112.082642">
            <text:p>112,082642</text:p>
          </table:table-cell>
          <table:table-cell office:value-type="float" office:value="9.757963">
            <text:p>9,757963</text:p>
          </table:table-cell>
          <table:table-cell office:value-type="float" office:value="49.147877">
            <text:p>49,147877</text:p>
          </table:table-cell>
          <table:table-cell office:value-type="float" office:value="7.560611">
            <text:p>7,560611</text:p>
          </table:table-cell>
          <table:table-cell table:number-columns-repeated="2" office:value-type="float" office:value="0">
            <text:p>0</text:p>
          </table:table-cell>
          <table:table-cell office:value-type="float" office:value="19.187374">
            <text:p>19,187374</text:p>
          </table:table-cell>
          <table:table-cell office:value-type="float" office:value="17.998358">
            <text:p>17,998358</text:p>
          </table:table-cell>
          <table:table-cell office:value-type="float" office:value="32.040592">
            <text:p>32,040592</text:p>
          </table:table-cell>
          <table:table-cell office:value-type="float" office:value="8.68633">
            <text:p>8,68633</text:p>
          </table:table-cell>
          <table:table-cell office:value-type="float" office:value="32.962616">
            <text:p>32,962616</text:p>
          </table:table-cell>
          <table:table-cell office:value-type="float" office:value="9.408132">
            <text:p>9,408132</text:p>
          </table:table-cell>
          <table:table-cell office:value-type="float" office:value="34.527039">
            <text:p>34,527039</text:p>
          </table:table-cell>
          <table:table-cell office:value-type="float" office:value="9.698551">
            <text:p>9,698551</text:p>
          </table:table-cell>
          <table:table-cell office:value-type="float" office:value="18.690132">
            <text:p>18,690132</text:p>
          </table:table-cell>
          <table:table-cell office:value-type="float" office:value="10.170679">
            <text:p>10,170679</text:p>
          </table:table-cell>
          <table:table-cell office:value-type="float" office:value="30.706091">
            <text:p>30,706091</text:p>
          </table:table-cell>
          <table:table-cell office:value-type="float" office:value="31.206503">
            <text:p>31,206503</text:p>
          </table:table-cell>
          <table:table-cell table:number-columns-repeated="6" office:value-type="float" office:value="0">
            <text:p>0</text:p>
          </table:table-cell>
          <table:table-cell office:value-type="float" office:value="55.676754">
            <text:p>55,676754</text:p>
          </table:table-cell>
          <table:table-cell office:value-type="float" office:value="19.215994">
            <text:p>19,215994</text:p>
          </table:table-cell>
        </table:table-row>
        <table:table-row table:style-name="ro1">
          <table:table-cell office:value-type="string">
            <text:p>AFR118 <text:s text:c="5"/></text:p>
          </table:table-cell>
          <table:table-cell office:value-type="float" office:value="1473.33728">
            <text:p>1473,33728</text:p>
          </table:table-cell>
          <table:table-cell office:value-type="float" office:value="637.683533">
            <text:p>637,683533</text:p>
          </table:table-cell>
          <table:table-cell office:value-type="float" office:value="2230.908936">
            <text:p>2230,908936</text:p>
          </table:table-cell>
          <table:table-cell office:value-type="float" office:value="426.665344">
            <text:p>426,665344</text:p>
          </table:table-cell>
          <table:table-cell office:value-type="float" office:value="8528.540039">
            <text:p>8528,540039</text:p>
          </table:table-cell>
          <table:table-cell office:value-type="float" office:value="262.98761">
            <text:p>262,98761</text:p>
          </table:table-cell>
          <table:table-cell office:value-type="float" office:value="19126.691406">
            <text:p>19126,691406</text:p>
          </table:table-cell>
          <table:table-cell office:value-type="float" office:value="449.771057">
            <text:p>449,771057</text:p>
          </table:table-cell>
          <table:table-cell office:value-type="float" office:value="97.672844">
            <text:p>97,672844</text:p>
          </table:table-cell>
          <table:table-cell office:value-type="float" office:value="26.005997">
            <text:p>26,005997</text:p>
          </table:table-cell>
          <table:table-cell office:value-type="float" office:value="1420.698486">
            <text:p>1420,698486</text:p>
          </table:table-cell>
          <table:table-cell office:value-type="float" office:value="40.4132">
            <text:p>40,4132</text:p>
          </table:table-cell>
          <table:table-cell office:value-type="float" office:value="1836.069336">
            <text:p>1836,069336</text:p>
          </table:table-cell>
          <table:table-cell office:value-type="float" office:value="40.844917">
            <text:p>40,844917</text:p>
          </table:table-cell>
          <table:table-cell office:value-type="float" office:value="4822.674805">
            <text:p>4822,674805</text:p>
          </table:table-cell>
          <table:table-cell office:value-type="float" office:value="71.650864">
            <text:p>71,650864</text:p>
          </table:table-cell>
          <table:table-cell office:value-type="float" office:value="6392.924805">
            <text:p>6392,924805</text:p>
          </table:table-cell>
          <table:table-cell office:value-type="float" office:value="87.919357">
            <text:p>87,919357</text:p>
          </table:table-cell>
          <table:table-cell office:value-type="float" office:value="512.973267">
            <text:p>512,973267</text:p>
          </table:table-cell>
          <table:table-cell office:value-type="float" office:value="14.992022">
            <text:p>14,992022</text:p>
          </table:table-cell>
          <table:table-cell office:value-type="float" office:value="16.037317">
            <text:p>16,037317</text:p>
          </table:table-cell>
          <table:table-cell office:value-type="float" office:value="4.85385">
            <text:p>4,85385</text:p>
          </table:table-cell>
          <table:table-cell office:value-type="float" office:value="27.296253">
            <text:p>27,296253</text:p>
          </table:table-cell>
          <table:table-cell office:value-type="float" office:value="7.197553">
            <text:p>7,197553</text:p>
          </table:table-cell>
          <table:table-cell office:value-type="float" office:value="89.891129">
            <text:p>89,891129</text:p>
          </table:table-cell>
          <table:table-cell office:value-type="float" office:value="5.065024">
            <text:p>5,065024</text:p>
          </table:table-cell>
          <table:table-cell office:value-type="float" office:value="4260.348633">
            <text:p>4260,348633</text:p>
          </table:table-cell>
          <table:table-cell office:value-type="float" office:value="112.657394">
            <text:p>112,657394</text:p>
          </table:table-cell>
          <table:table-cell office:value-type="float" office:value="37.159706">
            <text:p>37,159706</text:p>
          </table:table-cell>
          <table:table-cell office:value-type="float" office:value="7.381818">
            <text:p>7,381818</text:p>
          </table:table-cell>
          <table:table-cell table:number-columns-repeated="2" office:value-type="float" office:value="0">
            <text:p>0</text:p>
          </table:table-cell>
          <table:table-cell office:value-type="float" office:value="175.002869">
            <text:p>175,002869</text:p>
          </table:table-cell>
          <table:table-cell office:value-type="float" office:value="18.552725">
            <text:p>18,552725</text:p>
          </table:table-cell>
          <table:table-cell office:value-type="float" office:value="77.685715">
            <text:p>77,685715</text:p>
          </table:table-cell>
          <table:table-cell office:value-type="float" office:value="8.737873">
            <text:p>8,737873</text:p>
          </table:table-cell>
          <table:table-cell office:value-type="float" office:value="27.263914">
            <text:p>27,263914</text:p>
          </table:table-cell>
          <table:table-cell office:value-type="float" office:value="9.307175">
            <text:p>9,307175</text:p>
          </table:table-cell>
          <table:table-cell office:value-type="float" office:value="63.453747">
            <text:p>63,453747</text:p>
          </table:table-cell>
          <table:table-cell office:value-type="float" office:value="9.628966">
            <text:p>9,628966</text:p>
          </table:table-cell>
          <table:table-cell office:value-type="float" office:value="32.590744">
            <text:p>32,590744</text:p>
          </table:table-cell>
          <table:table-cell office:value-type="float" office:value="10.061303">
            <text:p>10,061303</text:p>
          </table:table-cell>
          <table:table-cell table:number-columns-repeated="8" office:value-type="float" office:value="0">
            <text:p>0</text:p>
          </table:table-cell>
          <table:table-cell office:value-type="float" office:value="66.526588">
            <text:p>66,526588</text:p>
          </table:table-cell>
          <table:table-cell office:value-type="float" office:value="18.995165">
            <text:p>18,995165</text:p>
          </table:table-cell>
        </table:table-row>
        <table:table-row table:style-name="ro1">
          <table:table-cell office:value-type="string">
            <text:p>AFR119 <text:s text:c="5"/></text:p>
          </table:table-cell>
          <table:table-cell table:number-columns-repeated="4" office:value-type="float" office:value="0">
            <text:p>0</text:p>
          </table:table-cell>
          <table:table-cell office:value-type="float" office:value="76.85041">
            <text:p>76,85041</text:p>
          </table:table-cell>
          <table:table-cell office:value-type="float" office:value="110.260719">
            <text:p>110,260719</text:p>
          </table:table-cell>
          <table:table-cell office:value-type="float" office:value="71.854607">
            <text:p>71,854607</text:p>
          </table:table-cell>
          <table:table-cell office:value-type="float" office:value="46.347603">
            <text:p>46,347603</text:p>
          </table:table-cell>
          <table:table-cell table:number-columns-repeated="6" office:value-type="float" office:value="0">
            <text:p>0</text:p>
          </table:table-cell>
          <table:table-cell office:value-type="float" office:value="6.725789">
            <text:p>6,725789</text:p>
          </table:table-cell>
          <table:table-cell office:value-type="float" office:value="7.325598">
            <text:p>7,325598</text:p>
          </table:table-cell>
          <table:table-cell office:value-type="float" office:value="30.499281">
            <text:p>30,499281</text:p>
          </table:table-cell>
          <table:table-cell office:value-type="float" office:value="9.250478">
            <text:p>9,250478</text:p>
          </table:table-cell>
          <table:table-cell table:number-columns-repeated="4" office:value-type="float" office:value="0">
            <text:p>0</text:p>
          </table:table-cell>
          <table:table-cell office:value-type="float" office:value="18.058315">
            <text:p>18,058315</text:p>
          </table:table-cell>
          <table:table-cell office:value-type="float" office:value="6.963181">
            <text:p>6,963181</text:p>
          </table:table-cell>
          <table:table-cell table:number-columns-repeated="8" office:value-type="float" office:value="0">
            <text:p>0</text:p>
          </table:table-cell>
          <table:table-cell office:value-type="float" office:value="12.745">
            <text:p>12,745</text:p>
          </table:table-cell>
          <table:table-cell office:value-type="float" office:value="17.757084">
            <text:p>17,757084</text:p>
          </table:table-cell>
          <table:table-cell table:number-columns-repeated="14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FR1 <text:s text:c="7"/></text:p>
          </table:table-cell>
          <table:table-cell office:value-type="float" office:value="3709.969238">
            <text:p>3709,969238</text:p>
          </table:table-cell>
          <table:table-cell office:value-type="float" office:value="818.838684">
            <text:p>818,838684</text:p>
          </table:table-cell>
          <table:table-cell office:value-type="float" office:value="1748.543335">
            <text:p>1748,543335</text:p>
          </table:table-cell>
          <table:table-cell office:value-type="float" office:value="465.897461">
            <text:p>465,897461</text:p>
          </table:table-cell>
          <table:table-cell office:value-type="float" office:value="8736.493164">
            <text:p>8736,493164</text:p>
          </table:table-cell>
          <table:table-cell office:value-type="float" office:value="277.668488">
            <text:p>277,668488</text:p>
          </table:table-cell>
          <table:table-cell office:value-type="float" office:value="17031.826172">
            <text:p>17031,826172</text:p>
          </table:table-cell>
          <table:table-cell office:value-type="float" office:value="406.128021">
            <text:p>406,128021</text:p>
          </table:table-cell>
          <table:table-cell office:value-type="float" office:value="18.690481">
            <text:p>18,690481</text:p>
          </table:table-cell>
          <table:table-cell office:value-type="float" office:value="34.971478">
            <text:p>34,971478</text:p>
          </table:table-cell>
          <table:table-cell office:value-type="float" office:value="4796.116699">
            <text:p>4796,116699</text:p>
          </table:table-cell>
          <table:table-cell office:value-type="float" office:value="105.240944">
            <text:p>105,240944</text:p>
          </table:table-cell>
          <table:table-cell office:value-type="float" office:value="20202.09375">
            <text:p>20202,09375</text:p>
          </table:table-cell>
          <table:table-cell office:value-type="float" office:value="351.994415">
            <text:p>351,994415</text:p>
          </table:table-cell>
          <table:table-cell office:value-type="float" office:value="20024.044922">
            <text:p>20024,044922</text:p>
          </table:table-cell>
          <table:table-cell office:value-type="float" office:value="283.401215">
            <text:p>283,401215</text:p>
          </table:table-cell>
          <table:table-cell office:value-type="float" office:value="7738.330078">
            <text:p>7738,330078</text:p>
          </table:table-cell>
          <table:table-cell office:value-type="float" office:value="105.833168">
            <text:p>105,833168</text:p>
          </table:table-cell>
          <table:table-cell office:value-type="float" office:value="549.745972">
            <text:p>549,745972</text:p>
          </table:table-cell>
          <table:table-cell office:value-type="float" office:value="16.120661">
            <text:p>16,120661</text:p>
          </table:table-cell>
          <table:table-cell office:value-type="float" office:value="274.200439">
            <text:p>274,200439</text:p>
          </table:table-cell>
          <table:table-cell office:value-type="float" office:value="8.415694">
            <text:p>8,415694</text:p>
          </table:table-cell>
          <table:table-cell office:value-type="float" office:value="27.638979">
            <text:p>27,638979</text:p>
          </table:table-cell>
          <table:table-cell office:value-type="float" office:value="7.621914">
            <text:p>7,621914</text:p>
          </table:table-cell>
          <table:table-cell office:value-type="float" office:value="89.549416">
            <text:p>89,549416</text:p>
          </table:table-cell>
          <table:table-cell office:value-type="float" office:value="5.550505">
            <text:p>5,550505</text:p>
          </table:table-cell>
          <table:table-cell office:value-type="float" office:value="4431.208496">
            <text:p>4431,208496</text:p>
          </table:table-cell>
          <table:table-cell office:value-type="float" office:value="117.138489">
            <text:p>117,138489</text:p>
          </table:table-cell>
          <table:table-cell office:value-type="float" office:value="393.671936">
            <text:p>393,671936</text:p>
          </table:table-cell>
          <table:table-cell office:value-type="float" office:value="12.510111">
            <text:p>12,510111</text:p>
          </table:table-cell>
          <table:table-cell table:number-columns-repeated="2" office:value-type="float" office:value="0">
            <text:p>0</text:p>
          </table:table-cell>
          <table:table-cell office:value-type="float" office:value="106.439026">
            <text:p>106,439026</text:p>
          </table:table-cell>
          <table:table-cell office:value-type="float" office:value="18.679564">
            <text:p>18,679564</text:p>
          </table:table-cell>
          <table:table-cell office:value-type="float" office:value="128.141174">
            <text:p>128,141174</text:p>
          </table:table-cell>
          <table:table-cell office:value-type="float" office:value="10.059558">
            <text:p>10,059558</text:p>
          </table:table-cell>
          <table:table-cell office:value-type="float" office:value="90.186096">
            <text:p>90,186096</text:p>
          </table:table-cell>
          <table:table-cell office:value-type="float" office:value="10.776345">
            <text:p>10,776345</text:p>
          </table:table-cell>
          <table:table-cell office:value-type="float" office:value="77.354568">
            <text:p>77,354568</text:p>
          </table:table-cell>
          <table:table-cell office:value-type="float" office:value="11.076984">
            <text:p>11,076984</text:p>
          </table:table-cell>
          <table:table-cell office:value-type="float" office:value="16.130217">
            <text:p>16,130217</text:p>
          </table:table-cell>
          <table:table-cell office:value-type="float" office:value="11.349771">
            <text:p>11,349771</text:p>
          </table:table-cell>
          <table:table-cell office:value-type="float" office:value="115.461105">
            <text:p>115,461105</text:p>
          </table:table-cell>
          <table:table-cell office:value-type="float" office:value="58.888191">
            <text:p>58,888191</text:p>
          </table:table-cell>
          <table:table-cell table:number-columns-repeated="6" office:value-type="float" office:value="0">
            <text:p>0</text:p>
          </table:table-cell>
          <table:table-cell office:value-type="float" office:value="95.935333">
            <text:p>95,935333</text:p>
          </table:table-cell>
          <table:table-cell office:value-type="float" office:value="21.516214">
            <text:p>21,516214</text:p>
          </table:table-cell>
        </table:table-row>
        <table:table-row table:style-name="ro1">
          <table:table-cell office:value-type="string">
            <text:p>AFR120 <text:s text:c="5"/></text:p>
          </table:table-cell>
          <table:table-cell office:value-type="float" office:value="550.282532">
            <text:p>550,282532</text:p>
          </table:table-cell>
          <table:table-cell office:value-type="float" office:value="578.060852">
            <text:p>578,060852</text:p>
          </table:table-cell>
          <table:table-cell office:value-type="float" office:value="2176.884033">
            <text:p>2176,884033</text:p>
          </table:table-cell>
          <table:table-cell office:value-type="float" office:value="410.182922">
            <text:p>410,182922</text:p>
          </table:table-cell>
          <table:table-cell office:value-type="float" office:value="1418.476807">
            <text:p>1418,476807</text:p>
          </table:table-cell>
          <table:table-cell office:value-type="float" office:value="131.817856">
            <text:p>131,817856</text:p>
          </table:table-cell>
          <table:table-cell office:value-type="float" office:value="3382.984375">
            <text:p>3382,984375</text:p>
          </table:table-cell>
          <table:table-cell office:value-type="float" office:value="114.740089">
            <text:p>114,740089</text:p>
          </table:table-cell>
          <table:table-cell office:value-type="float" office:value="271.916382">
            <text:p>271,916382</text:p>
          </table:table-cell>
          <table:table-cell office:value-type="float" office:value="25.95438">
            <text:p>25,95438</text:p>
          </table:table-cell>
          <table:table-cell office:value-type="float" office:value="1322.79126">
            <text:p>1322,79126</text:p>
          </table:table-cell>
          <table:table-cell office:value-type="float" office:value="38.167576">
            <text:p>38,167576</text:p>
          </table:table-cell>
          <table:table-cell office:value-type="float" office:value="864.721008">
            <text:p>864,721008</text:p>
          </table:table-cell>
          <table:table-cell office:value-type="float" office:value="25.175167">
            <text:p>25,175167</text:p>
          </table:table-cell>
          <table:table-cell office:value-type="float" office:value="3044.06958">
            <text:p>3044,06958</text:p>
          </table:table-cell>
          <table:table-cell office:value-type="float" office:value="47.160961">
            <text:p>47,160961</text:p>
          </table:table-cell>
          <table:table-cell office:value-type="float" office:value="3060.460693">
            <text:p>3060,460693</text:p>
          </table:table-cell>
          <table:table-cell office:value-type="float" office:value="45.145718">
            <text:p>45,145718</text:p>
          </table:table-cell>
          <table:table-cell office:value-type="float" office:value="112.523643">
            <text:p>112,523643</text:p>
          </table:table-cell>
          <table:table-cell office:value-type="float" office:value="5.537746">
            <text:p>5,537746</text:p>
          </table:table-cell>
          <table:table-cell office:value-type="float" office:value="12.354245">
            <text:p>12,354245</text:p>
          </table:table-cell>
          <table:table-cell office:value-type="float" office:value="4.473011">
            <text:p>4,473011</text:p>
          </table:table-cell>
          <table:table-cell office:value-type="float" office:value="23.966936">
            <text:p>23,966936</text:p>
          </table:table-cell>
          <table:table-cell office:value-type="float" office:value="7.103562">
            <text:p>7,103562</text:p>
          </table:table-cell>
          <table:table-cell office:value-type="float" office:value="49.569328">
            <text:p>49,569328</text:p>
          </table:table-cell>
          <table:table-cell office:value-type="float" office:value="4.472269">
            <text:p>4,472269</text:p>
          </table:table-cell>
          <table:table-cell office:value-type="float" office:value="752.088013">
            <text:p>752,088013</text:p>
          </table:table-cell>
          <table:table-cell office:value-type="float" office:value="22.940094">
            <text:p>22,940094</text:p>
          </table:table-cell>
          <table:table-cell office:value-type="float" office:value="49.274635">
            <text:p>49,274635</text:p>
          </table:table-cell>
          <table:table-cell office:value-type="float" office:value="7.238762">
            <text:p>7,238762</text:p>
          </table:table-cell>
          <table:table-cell table:number-columns-repeated="2" office:value-type="float" office:value="0">
            <text:p>0</text:p>
          </table:table-cell>
          <table:table-cell office:value-type="float" office:value="39.005062">
            <text:p>39,005062</text:p>
          </table:table-cell>
          <table:table-cell office:value-type="float" office:value="17.999557">
            <text:p>17,999557</text:p>
          </table:table-cell>
          <table:table-cell office:value-type="float" office:value="45.77227">
            <text:p>45,77227</text:p>
          </table:table-cell>
          <table:table-cell office:value-type="float" office:value="8.389959">
            <text:p>8,389959</text:p>
          </table:table-cell>
          <table:table-cell office:value-type="float" office:value="27.855066">
            <text:p>27,855066</text:p>
          </table:table-cell>
          <table:table-cell office:value-type="float" office:value="9.095334">
            <text:p>9,095334</text:p>
          </table:table-cell>
          <table:table-cell office:value-type="float" office:value="43.402565">
            <text:p>43,402565</text:p>
          </table:table-cell>
          <table:table-cell office:value-type="float" office:value="9.388096">
            <text:p>9,388096</text:p>
          </table:table-cell>
          <table:table-cell office:value-type="float" office:value="21.222521">
            <text:p>21,222521</text:p>
          </table:table-cell>
          <table:table-cell office:value-type="float" office:value="9.844886">
            <text:p>9,844886</text:p>
          </table:table-cell>
          <table:table-cell table:number-columns-repeated="8" office:value-type="float" office:value="0">
            <text:p>0</text:p>
          </table:table-cell>
          <table:table-cell office:value-type="float" office:value="45.44556">
            <text:p>45,44556</text:p>
          </table:table-cell>
          <table:table-cell office:value-type="float" office:value="18.395321">
            <text:p>18,395321</text:p>
          </table:table-cell>
        </table:table-row>
        <table:table-row table:style-name="ro1">
          <table:table-cell office:value-type="string">
            <text:p>AFR121 <text:s text:c="5"/></text:p>
          </table:table-cell>
          <table:table-cell office:value-type="float" office:value="550.282532">
            <text:p>550,282532</text:p>
          </table:table-cell>
          <table:table-cell office:value-type="float" office:value="586.919006">
            <text:p>586,919006</text:p>
          </table:table-cell>
          <table:table-cell office:value-type="float" office:value="77.629486">
            <text:p>77,629486</text:p>
          </table:table-cell>
          <table:table-cell office:value-type="float" office:value="394.554382">
            <text:p>394,554382</text:p>
          </table:table-cell>
          <table:table-cell office:value-type="float" office:value="984.540466">
            <text:p>984,540466</text:p>
          </table:table-cell>
          <table:table-cell office:value-type="float" office:value="129.466309">
            <text:p>129,466309</text:p>
          </table:table-cell>
          <table:table-cell office:value-type="float" office:value="1262.660034">
            <text:p>1262,660034</text:p>
          </table:table-cell>
          <table:table-cell office:value-type="float" office:value="65.745827">
            <text:p>65,745827</text:p>
          </table:table-cell>
          <table:table-cell table:number-columns-repeated="2" office:value-type="float" office:value="0">
            <text:p>0</text:p>
          </table:table-cell>
          <table:table-cell office:value-type="float" office:value="1090.666016">
            <text:p>1090,666016</text:p>
          </table:table-cell>
          <table:table-cell office:value-type="float" office:value="29.57762">
            <text:p>29,57762</text:p>
          </table:table-cell>
          <table:table-cell office:value-type="float" office:value="2143.728027">
            <text:p>2143,728027</text:p>
          </table:table-cell>
          <table:table-cell office:value-type="float" office:value="43.30687">
            <text:p>43,30687</text:p>
          </table:table-cell>
          <table:table-cell office:value-type="float" office:value="6420.904297">
            <text:p>6420,904297</text:p>
          </table:table-cell>
          <table:table-cell office:value-type="float" office:value="92.580109">
            <text:p>92,580109</text:p>
          </table:table-cell>
          <table:table-cell office:value-type="float" office:value="814.445313">
            <text:p>814,445313</text:p>
          </table:table-cell>
          <table:table-cell office:value-type="float" office:value="16.492432">
            <text:p>16,492432</text:p>
          </table:table-cell>
          <table:table-cell office:value-type="float" office:value="37.821251">
            <text:p>37,821251</text:p>
          </table:table-cell>
          <table:table-cell office:value-type="float" office:value="6.192518">
            <text:p>6,192518</text:p>
          </table:table-cell>
          <table:table-cell office:value-type="float" office:value="14.790294">
            <text:p>14,790294</text:p>
          </table:table-cell>
          <table:table-cell office:value-type="float" office:value="4.64964">
            <text:p>4,64964</text:p>
          </table:table-cell>
          <table:table-cell office:value-type="float" office:value="30.601088">
            <text:p>30,601088</text:p>
          </table:table-cell>
          <table:table-cell office:value-type="float" office:value="7.338279">
            <text:p>7,338279</text:p>
          </table:table-cell>
          <table:table-cell office:value-type="float" office:value="25.115694">
            <text:p>25,115694</text:p>
          </table:table-cell>
          <table:table-cell office:value-type="float" office:value="4.566891">
            <text:p>4,566891</text:p>
          </table:table-cell>
          <table:table-cell office:value-type="float" office:value="359.615143">
            <text:p>359,615143</text:p>
          </table:table-cell>
          <table:table-cell office:value-type="float" office:value="14.13675">
            <text:p>14,13675</text:p>
          </table:table-cell>
          <table:table-cell office:value-type="float" office:value="78.267174">
            <text:p>78,267174</text:p>
          </table:table-cell>
          <table:table-cell office:value-type="float" office:value="8.054851">
            <text:p>8,054851</text:p>
          </table:table-cell>
          <table:table-cell office:value-type="float" office:value="35.249203">
            <text:p>35,249203</text:p>
          </table:table-cell>
          <table:table-cell office:value-type="float" office:value="14.689535">
            <text:p>14,689535</text:p>
          </table:table-cell>
          <table:table-cell office:value-type="float" office:value="46.322372">
            <text:p>46,322372</text:p>
          </table:table-cell>
          <table:table-cell office:value-type="float" office:value="18.280096">
            <text:p>18,280096</text:p>
          </table:table-cell>
          <table:table-cell office:value-type="float" office:value="85.123711">
            <text:p>85,123711</text:p>
          </table:table-cell>
          <table:table-cell office:value-type="float" office:value="9.491489">
            <text:p>9,491489</text:p>
          </table:table-cell>
          <table:table-cell table:number-columns-repeated="2" office:value-type="float" office:value="0">
            <text:p>0</text:p>
          </table:table-cell>
          <table:table-cell office:value-type="float" office:value="27.25161">
            <text:p>27,25161</text:p>
          </table:table-cell>
          <table:table-cell office:value-type="float" office:value="10.388969">
            <text:p>10,388969</text:p>
          </table:table-cell>
          <table:table-cell office:value-type="float" office:value="4.018791">
            <text:p>4,018791</text:p>
          </table:table-cell>
          <table:table-cell office:value-type="float" office:value="10.900868">
            <text:p>10,900868</text:p>
          </table:table-cell>
          <table:table-cell table:number-columns-repeated="2" office:value-type="float" office:value="0">
            <text:p>0</text:p>
          </table:table-cell>
          <table:table-cell office:value-type="float" office:value="50.261417">
            <text:p>50,261417</text:p>
          </table:table-cell>
          <table:table-cell office:value-type="float" office:value="20.545198">
            <text:p>20,545198</text:p>
          </table:table-cell>
          <table:table-cell table:number-columns-repeated="2" office:value-type="float" office:value="0">
            <text:p>0</text:p>
          </table:table-cell>
          <table:table-cell office:value-type="float" office:value="112.082542">
            <text:p>112,082542</text:p>
          </table:table-cell>
          <table:table-cell office:value-type="float" office:value="21.916086">
            <text:p>21,916086</text:p>
          </table:table-cell>
          <table:table-cell office:value-type="float" office:value="71.951508">
            <text:p>71,951508</text:p>
          </table:table-cell>
          <table:table-cell office:value-type="float" office:value="20.80724">
            <text:p>20,80724</text:p>
          </table:table-cell>
        </table:table-row>
        <table:table-row table:style-name="ro1">
          <table:table-cell office:value-type="string">
            <text:p>AFR12 <text:s text:c="6"/></text:p>
          </table:table-cell>
          <table:table-cell office:value-type="float" office:value="3683.343018">
            <text:p>3683,343018</text:p>
          </table:table-cell>
          <table:table-cell office:value-type="float" office:value="717.358215">
            <text:p>717,358215</text:p>
          </table:table-cell>
          <table:table-cell office:value-type="float" office:value="3766.760498">
            <text:p>3766,760498</text:p>
          </table:table-cell>
          <table:table-cell office:value-type="float" office:value="465.188141">
            <text:p>465,188141</text:p>
          </table:table-cell>
          <table:table-cell office:value-type="float" office:value="14562.77832">
            <text:p>14562,77832</text:p>
          </table:table-cell>
          <table:table-cell office:value-type="float" office:value="398.835876">
            <text:p>398,835876</text:p>
          </table:table-cell>
          <table:table-cell office:value-type="float" office:value="30305.794922">
            <text:p>30305,794922</text:p>
          </table:table-cell>
          <table:table-cell office:value-type="float" office:value="694.13562">
            <text:p>694,13562</text:p>
          </table:table-cell>
          <table:table-cell office:value-type="float" office:value="47.329124">
            <text:p>47,329124</text:p>
          </table:table-cell>
          <table:table-cell office:value-type="float" office:value="32.572685">
            <text:p>32,572685</text:p>
          </table:table-cell>
          <table:table-cell office:value-type="float" office:value="3853.737061">
            <text:p>3853,737061</text:p>
          </table:table-cell>
          <table:table-cell office:value-type="float" office:value="86.361069">
            <text:p>86,361069</text:p>
          </table:table-cell>
          <table:table-cell office:value-type="float" office:value="15374.610352">
            <text:p>15374,610352</text:p>
          </table:table-cell>
          <table:table-cell office:value-type="float" office:value="269.404114">
            <text:p>269,404114</text:p>
          </table:table-cell>
          <table:table-cell office:value-type="float" office:value="15416.129883">
            <text:p>15416,129883</text:p>
          </table:table-cell>
          <table:table-cell office:value-type="float" office:value="219.026245">
            <text:p>219,026245</text:p>
          </table:table-cell>
          <table:table-cell office:value-type="float" office:value="11814.757813">
            <text:p>11814,757813</text:p>
          </table:table-cell>
          <table:table-cell office:value-type="float" office:value="158.518524">
            <text:p>158,518524</text:p>
          </table:table-cell>
          <table:table-cell office:value-type="float" office:value="941.73468">
            <text:p>941,73468</text:p>
          </table:table-cell>
          <table:table-cell office:value-type="float" office:value="26.038054">
            <text:p>26,038054</text:p>
          </table:table-cell>
          <table:table-cell office:value-type="float" office:value="25.056496">
            <text:p>25,056496</text:p>
          </table:table-cell>
          <table:table-cell office:value-type="float" office:value="4.869307">
            <text:p>4,869307</text:p>
          </table:table-cell>
          <table:table-cell office:value-type="float" office:value="18.116148">
            <text:p>18,116148</text:p>
          </table:table-cell>
          <table:table-cell office:value-type="float" office:value="7.006587">
            <text:p>7,006587</text:p>
          </table:table-cell>
          <table:table-cell office:value-type="float" office:value="155.349976">
            <text:p>155,349976</text:p>
          </table:table-cell>
          <table:table-cell office:value-type="float" office:value="5.794325">
            <text:p>5,794325</text:p>
          </table:table-cell>
          <table:table-cell office:value-type="float" office:value="7217.187988">
            <text:p>7217,187988</text:p>
          </table:table-cell>
          <table:table-cell office:value-type="float" office:value="189.252319">
            <text:p>189,252319</text:p>
          </table:table-cell>
          <table:table-cell office:value-type="float" office:value="23.161434">
            <text:p>23,161434</text:p>
          </table:table-cell>
          <table:table-cell office:value-type="float" office:value="6.66648">
            <text:p>6,66648</text:p>
          </table:table-cell>
          <table:table-cell office:value-type="float" office:value="8.338839">
            <text:p>8,338839</text:p>
          </table:table-cell>
          <table:table-cell office:value-type="float" office:value="14.076007">
            <text:p>14,076007</text:p>
          </table:table-cell>
          <table:table-cell office:value-type="float" office:value="133.502274">
            <text:p>133,502274</text:p>
          </table:table-cell>
          <table:table-cell office:value-type="float" office:value="18.10314">
            <text:p>18,10314</text:p>
          </table:table-cell>
          <table:table-cell office:value-type="float" office:value="54.778389">
            <text:p>54,778389</text:p>
          </table:table-cell>
          <table:table-cell office:value-type="float" office:value="7.776558">
            <text:p>7,776558</text:p>
          </table:table-cell>
          <table:table-cell office:value-type="float" office:value="68.857346">
            <text:p>68,857346</text:p>
          </table:table-cell>
          <table:table-cell office:value-type="float" office:value="8.541342">
            <text:p>8,541342</text:p>
          </table:table-cell>
          <table:table-cell office:value-type="float" office:value="111.081558">
            <text:p>111,081558</text:p>
          </table:table-cell>
          <table:table-cell office:value-type="float" office:value="9.009982">
            <text:p>9,009982</text:p>
          </table:table-cell>
          <table:table-cell office:value-type="float" office:value="19.928801">
            <text:p>19,928801</text:p>
          </table:table-cell>
          <table:table-cell office:value-type="float" office:value="9.100849">
            <text:p>9,100849</text:p>
          </table:table-cell>
          <table:table-cell office:value-type="float" office:value="34.206299">
            <text:p>34,206299</text:p>
          </table:table-cell>
          <table:table-cell office:value-type="float" office:value="51.978603">
            <text:p>51,978603</text:p>
          </table:table-cell>
          <table:table-cell table:number-columns-repeated="6" office:value-type="float" office:value="0">
            <text:p>0</text:p>
          </table:table-cell>
          <table:table-cell office:value-type="float" office:value="84.181358">
            <text:p>84,181358</text:p>
          </table:table-cell>
          <table:table-cell office:value-type="float" office:value="17.229507">
            <text:p>17,229507</text:p>
          </table:table-cell>
        </table:table-row>
        <table:table-row table:style-name="ro1">
          <table:table-cell office:value-type="string">
            <text:p>AFR122 <text:s text:c="5"/></text:p>
          </table:table-cell>
          <table:table-cell office:value-type="float" office:value="736.66864">
            <text:p>736,66864</text:p>
          </table:table-cell>
          <table:table-cell office:value-type="float" office:value="640.900391">
            <text:p>640,900391</text:p>
          </table:table-cell>
          <table:table-cell office:value-type="float" office:value="1088.66748">
            <text:p>1088,66748</text:p>
          </table:table-cell>
          <table:table-cell office:value-type="float" office:value="410.880127">
            <text:p>410,880127</text:p>
          </table:table-cell>
          <table:table-cell office:value-type="float" office:value="382.318726">
            <text:p>382,318726</text:p>
          </table:table-cell>
          <table:table-cell office:value-type="float" office:value="124.840424">
            <text:p>124,840424</text:p>
          </table:table-cell>
          <table:table-cell office:value-type="float" office:value="139.115799">
            <text:p>139,115799</text:p>
          </table:table-cell>
          <table:table-cell office:value-type="float" office:value="64.990753">
            <text:p>64,990753</text:p>
          </table:table-cell>
          <table:table-cell office:value-type="float" office:value="44.91745">
            <text:p>44,91745</text:p>
          </table:table-cell>
          <table:table-cell office:value-type="float" office:value="22.026611">
            <text:p>22,026611</text:p>
          </table:table-cell>
          <table:table-cell office:value-type="float" office:value="177.373428">
            <text:p>177,373428</text:p>
          </table:table-cell>
          <table:table-cell office:value-type="float" office:value="20.811855">
            <text:p>20,811855</text:p>
          </table:table-cell>
          <table:table-cell office:value-type="float" office:value="179.055756">
            <text:p>179,055756</text:p>
          </table:table-cell>
          <table:table-cell office:value-type="float" office:value="15.899343">
            <text:p>15,899343</text:p>
          </table:table-cell>
          <table:table-cell office:value-type="float" office:value="406.295258">
            <text:p>406,295258</text:p>
          </table:table-cell>
          <table:table-cell office:value-type="float" office:value="13.450091">
            <text:p>13,450091</text:p>
          </table:table-cell>
          <table:table-cell office:value-type="float" office:value="250.670486">
            <text:p>250,670486</text:p>
          </table:table-cell>
          <table:table-cell office:value-type="float" office:value="12.451889">
            <text:p>12,451889</text:p>
          </table:table-cell>
          <table:table-cell office:value-type="float" office:value="20.031523">
            <text:p>20,031523</text:p>
          </table:table-cell>
          <table:table-cell office:value-type="float" office:value="4.982064">
            <text:p>4,982064</text:p>
          </table:table-cell>
          <table:table-cell office:value-type="float" office:value="3.364067">
            <text:p>3,364067</text:p>
          </table:table-cell>
          <table:table-cell office:value-type="float" office:value="5.249541">
            <text:p>5,249541</text:p>
          </table:table-cell>
          <table:table-cell office:value-type="float" office:value="42.963631">
            <text:p>42,963631</text:p>
          </table:table-cell>
          <table:table-cell office:value-type="float" office:value="7.605012">
            <text:p>7,605012</text:p>
          </table:table-cell>
          <table:table-cell office:value-type="float" office:value="17.021435">
            <text:p>17,021435</text:p>
          </table:table-cell>
          <table:table-cell office:value-type="float" office:value="4.82232">
            <text:p>4,82232</text:p>
          </table:table-cell>
          <table:table-cell office:value-type="float" office:value="49.665863">
            <text:p>49,665863</text:p>
          </table:table-cell>
          <table:table-cell office:value-type="float" office:value="9.337944">
            <text:p>9,337944</text:p>
          </table:table-cell>
          <table:table-cell office:value-type="float" office:value="65.355438">
            <text:p>65,355438</text:p>
          </table:table-cell>
          <table:table-cell office:value-type="float" office:value="8.584236">
            <text:p>8,584236</text:p>
          </table:table-cell>
          <table:table-cell office:value-type="float" office:value="30.954985">
            <text:p>30,954985</text:p>
          </table:table-cell>
          <table:table-cell office:value-type="float" office:value="15.518307">
            <text:p>15,518307</text:p>
          </table:table-cell>
          <table:table-cell office:value-type="float" office:value="16.999359">
            <text:p>16,999359</text:p>
          </table:table-cell>
          <table:table-cell office:value-type="float" office:value="18.496857">
            <text:p>18,496857</text:p>
          </table:table-cell>
          <table:table-cell office:value-type="float" office:value="51.514999">
            <text:p>51,514999</text:p>
          </table:table-cell>
          <table:table-cell office:value-type="float" office:value="9.918605">
            <text:p>9,918605</text:p>
          </table:table-cell>
          <table:table-cell office:value-type="float" office:value="16.410368">
            <text:p>16,410368</text:p>
          </table:table-cell>
          <table:table-cell office:value-type="float" office:value="10.645247">
            <text:p>10,645247</text:p>
          </table:table-cell>
          <table:table-cell office:value-type="float" office:value="41.052425">
            <text:p>41,052425</text:p>
          </table:table-cell>
          <table:table-cell office:value-type="float" office:value="10.929476">
            <text:p>10,929476</text:p>
          </table:table-cell>
          <table:table-cell office:value-type="float" office:value="9.551511">
            <text:p>9,551511</text:p>
          </table:table-cell>
          <table:table-cell office:value-type="float" office:value="11.564028">
            <text:p>11,564028</text:p>
          </table:table-cell>
          <table:table-cell office:value-type="float" office:value="83.209198">
            <text:p>83,209198</text:p>
          </table:table-cell>
          <table:table-cell office:value-type="float" office:value="33.035088">
            <text:p>33,035088</text:p>
          </table:table-cell>
          <table:table-cell table:number-columns-repeated="6" office:value-type="float" office:value="0">
            <text:p>0</text:p>
          </table:table-cell>
          <table:table-cell office:value-type="float" office:value="338.200653">
            <text:p>338,200653</text:p>
          </table:table-cell>
          <table:table-cell office:value-type="float" office:value="23.416378">
            <text:p>23,416378</text:p>
          </table:table-cell>
        </table:table-row>
        <table:table-row table:style-name="ro1">
          <table:table-cell office:value-type="string">
            <text:p>AFR123 <text:s text:c="5"/></text:p>
          </table:table-cell>
          <table:table-cell office:value-type="float" office:value="735.901184">
            <text:p>735,901184</text:p>
          </table:table-cell>
          <table:table-cell office:value-type="float" office:value="870.263245">
            <text:p>870,263245</text:p>
          </table:table-cell>
          <table:table-cell office:value-type="float" office:value="1345.619507">
            <text:p>1345,619507</text:p>
          </table:table-cell>
          <table:table-cell office:value-type="float" office:value="487.586426">
            <text:p>487,586426</text:p>
          </table:table-cell>
          <table:table-cell office:value-type="float" office:value="637.618103">
            <text:p>637,618103</text:p>
          </table:table-cell>
          <table:table-cell office:value-type="float" office:value="157.641144">
            <text:p>157,641144</text:p>
          </table:table-cell>
          <table:table-cell office:value-type="float" office:value="1577.91394">
            <text:p>1577,91394</text:p>
          </table:table-cell>
          <table:table-cell office:value-type="float" office:value="99.867805">
            <text:p>99,867805</text:p>
          </table:table-cell>
          <table:table-cell office:value-type="float" office:value="79.50238">
            <text:p>79,50238</text:p>
          </table:table-cell>
          <table:table-cell office:value-type="float" office:value="35.273285">
            <text:p>35,273285</text:p>
          </table:table-cell>
          <table:table-cell office:value-type="float" office:value="4248.539551">
            <text:p>4248,539551</text:p>
          </table:table-cell>
          <table:table-cell office:value-type="float" office:value="94.978844">
            <text:p>94,978844</text:p>
          </table:table-cell>
          <table:table-cell office:value-type="float" office:value="10278.162109">
            <text:p>10278,162109</text:p>
          </table:table-cell>
          <table:table-cell office:value-type="float" office:value="183.868851">
            <text:p>183,868851</text:p>
          </table:table-cell>
          <table:table-cell office:value-type="float" office:value="13988.731445">
            <text:p>13988,731445</text:p>
          </table:table-cell>
          <table:table-cell office:value-type="float" office:value="199.377625">
            <text:p>199,377625</text:p>
          </table:table-cell>
          <table:table-cell office:value-type="float" office:value="5538.372559">
            <text:p>5538,372559</text:p>
          </table:table-cell>
          <table:table-cell office:value-type="float" office:value="77.566719">
            <text:p>77,566719</text:p>
          </table:table-cell>
          <table:table-cell office:value-type="float" office:value="108.866638">
            <text:p>108,866638</text:p>
          </table:table-cell>
          <table:table-cell office:value-type="float" office:value="6.785692">
            <text:p>6,785692</text:p>
          </table:table-cell>
          <table:table-cell office:value-type="float" office:value="4.432466">
            <text:p>4,432466</text:p>
          </table:table-cell>
          <table:table-cell office:value-type="float" office:value="6.055464">
            <text:p>6,055464</text:p>
          </table:table-cell>
          <table:table-cell office:value-type="float" office:value="36.326035">
            <text:p>36,326035</text:p>
          </table:table-cell>
          <table:table-cell office:value-type="float" office:value="8.134004">
            <text:p>8,134004</text:p>
          </table:table-cell>
          <table:table-cell office:value-type="float" office:value="40.514473">
            <text:p>40,514473</text:p>
          </table:table-cell>
          <table:table-cell office:value-type="float" office:value="5.966675">
            <text:p>5,966675</text:p>
          </table:table-cell>
          <table:table-cell office:value-type="float" office:value="426.16861">
            <text:p>426,16861</text:p>
          </table:table-cell>
          <table:table-cell office:value-type="float" office:value="16.074608">
            <text:p>16,074608</text:p>
          </table:table-cell>
          <table:table-cell office:value-type="float" office:value="81.116249">
            <text:p>81,116249</text:p>
          </table:table-cell>
          <table:table-cell office:value-type="float" office:value="10.347548">
            <text:p>10,347548</text:p>
          </table:table-cell>
          <table:table-cell office:value-type="float" office:value="2.946988">
            <text:p>2,946988</text:p>
          </table:table-cell>
          <table:table-cell office:value-type="float" office:value="16.326149">
            <text:p>16,326149</text:p>
          </table:table-cell>
          <table:table-cell office:value-type="float" office:value="156.161621">
            <text:p>156,161621</text:p>
          </table:table-cell>
          <table:table-cell office:value-type="float" office:value="19.883434">
            <text:p>19,883434</text:p>
          </table:table-cell>
          <table:table-cell office:value-type="float" office:value="229.427383">
            <text:p>229,427383</text:p>
          </table:table-cell>
          <table:table-cell office:value-type="float" office:value="13.379139">
            <text:p>13,379139</text:p>
          </table:table-cell>
          <table:table-cell office:value-type="float" office:value="85.178894">
            <text:p>85,178894</text:p>
          </table:table-cell>
          <table:table-cell office:value-type="float" office:value="13.513185">
            <text:p>13,513185</text:p>
          </table:table-cell>
          <table:table-cell office:value-type="float" office:value="60.240742">
            <text:p>60,240742</text:p>
          </table:table-cell>
          <table:table-cell office:value-type="float" office:value="14.059499">
            <text:p>14,059499</text:p>
          </table:table-cell>
          <table:table-cell office:value-type="float" office:value="18.615667">
            <text:p>18,615667</text:p>
          </table:table-cell>
          <table:table-cell office:value-type="float" office:value="14.802809">
            <text:p>14,802809</text:p>
          </table:table-cell>
          <table:table-cell office:value-type="float" office:value="229.338943">
            <text:p>229,338943</text:p>
          </table:table-cell>
          <table:table-cell office:value-type="float" office:value="53.047375">
            <text:p>53,047375</text:p>
          </table:table-cell>
          <table:table-cell table:number-columns-repeated="6" office:value-type="float" office:value="0">
            <text:p>0</text:p>
          </table:table-cell>
          <table:table-cell office:value-type="float" office:value="161.389496">
            <text:p>161,389496</text:p>
          </table:table-cell>
          <table:table-cell office:value-type="float" office:value="27.889994">
            <text:p>27,889994</text:p>
          </table:table-cell>
        </table:table-row>
        <table:table-row table:style-name="ro1">
          <table:table-cell office:value-type="string">
            <text:p>AFR124 <text:s text:c="5"/></text:p>
          </table:table-cell>
          <table:table-cell office:value-type="float" office:value="1056.1875">
            <text:p>1056,1875</text:p>
          </table:table-cell>
          <table:table-cell office:value-type="float" office:value="625.21814">
            <text:p>625,21814</text:p>
          </table:table-cell>
          <table:table-cell office:value-type="float" office:value="602.443115">
            <text:p>602,443115</text:p>
          </table:table-cell>
          <table:table-cell office:value-type="float" office:value="400.920258">
            <text:p>400,920258</text:p>
          </table:table-cell>
          <table:table-cell office:value-type="float" office:value="2128.882324">
            <text:p>2128,882324</text:p>
          </table:table-cell>
          <table:table-cell office:value-type="float" office:value="144.063477">
            <text:p>144,063477</text:p>
          </table:table-cell>
          <table:table-cell office:value-type="float" office:value="4496.236328">
            <text:p>4496,236328</text:p>
          </table:table-cell>
          <table:table-cell office:value-type="float" office:value="136.738083">
            <text:p>136,738083</text:p>
          </table:table-cell>
          <table:table-cell office:value-type="float" office:value="22.307997">
            <text:p>22,307997</text:p>
          </table:table-cell>
          <table:table-cell office:value-type="float" office:value="23.819868">
            <text:p>23,819868</text:p>
          </table:table-cell>
          <table:table-cell office:value-type="float" office:value="1305.301147">
            <text:p>1305,301147</text:p>
          </table:table-cell>
          <table:table-cell office:value-type="float" office:value="38.375912">
            <text:p>38,375912</text:p>
          </table:table-cell>
          <table:table-cell office:value-type="float" office:value="1929.173096">
            <text:p>1929,173096</text:p>
          </table:table-cell>
          <table:table-cell office:value-type="float" office:value="42.316559">
            <text:p>42,316559</text:p>
          </table:table-cell>
          <table:table-cell office:value-type="float" office:value="5362.027344">
            <text:p>5362,027344</text:p>
          </table:table-cell>
          <table:table-cell office:value-type="float" office:value="79.216782">
            <text:p>79,216782</text:p>
          </table:table-cell>
          <table:table-cell office:value-type="float" office:value="1180.195557">
            <text:p>1180,195557</text:p>
          </table:table-cell>
          <table:table-cell office:value-type="float" office:value="22.274178">
            <text:p>22,274178</text:p>
          </table:table-cell>
          <table:table-cell office:value-type="float" office:value="140.690704">
            <text:p>140,690704</text:p>
          </table:table-cell>
          <table:table-cell office:value-type="float" office:value="6.289227">
            <text:p>6,289227</text:p>
          </table:table-cell>
          <table:table-cell office:value-type="float" office:value="2.871057">
            <text:p>2,871057</text:p>
          </table:table-cell>
          <table:table-cell office:value-type="float" office:value="4.698449">
            <text:p>4,698449</text:p>
          </table:table-cell>
          <table:table-cell office:value-type="float" office:value="23.354929">
            <text:p>23,354929</text:p>
          </table:table-cell>
          <table:table-cell office:value-type="float" office:value="7.275134">
            <text:p>7,275134</text:p>
          </table:table-cell>
          <table:table-cell office:value-type="float" office:value="31.287836">
            <text:p>31,287836</text:p>
          </table:table-cell>
          <table:table-cell office:value-type="float" office:value="4.546256">
            <text:p>4,546256</text:p>
          </table:table-cell>
          <table:table-cell office:value-type="float" office:value="1030.018921">
            <text:p>1030,018921</text:p>
          </table:table-cell>
          <table:table-cell office:value-type="float" office:value="29.863928">
            <text:p>29,863928</text:p>
          </table:table-cell>
          <table:table-cell office:value-type="float" office:value="48.514057">
            <text:p>48,514057</text:p>
          </table:table-cell>
          <table:table-cell office:value-type="float" office:value="7.648136">
            <text:p>7,648136</text:p>
          </table:table-cell>
          <table:table-cell table:number-columns-repeated="2" office:value-type="float" office:value="0">
            <text:p>0</text:p>
          </table:table-cell>
          <table:table-cell office:value-type="float" office:value="107.030869">
            <text:p>107,030869</text:p>
          </table:table-cell>
          <table:table-cell office:value-type="float" office:value="18.362026">
            <text:p>18,362026</text:p>
          </table:table-cell>
          <table:table-cell office:value-type="float" office:value="58.550365">
            <text:p>58,550365</text:p>
          </table:table-cell>
          <table:table-cell office:value-type="float" office:value="8.983704">
            <text:p>8,983704</text:p>
          </table:table-cell>
          <table:table-cell office:value-type="float" office:value="36.675049">
            <text:p>36,675049</text:p>
          </table:table-cell>
          <table:table-cell office:value-type="float" office:value="9.719627">
            <text:p>9,719627</text:p>
          </table:table-cell>
          <table:table-cell office:value-type="float" office:value="31.726873">
            <text:p>31,726873</text:p>
          </table:table-cell>
          <table:table-cell office:value-type="float" office:value="10.169101">
            <text:p>10,169101</text:p>
          </table:table-cell>
          <table:table-cell office:value-type="float" office:value="14.313502">
            <text:p>14,313502</text:p>
          </table:table-cell>
          <table:table-cell office:value-type="float" office:value="10.687661">
            <text:p>10,687661</text:p>
          </table:table-cell>
          <table:table-cell office:value-type="float" office:value="37.20647">
            <text:p>37,20647</text:p>
          </table:table-cell>
          <table:table-cell office:value-type="float" office:value="36.429588">
            <text:p>36,429588</text:p>
          </table:table-cell>
          <table:table-cell table:number-columns-repeated="6" office:value-type="float" office:value="0">
            <text:p>0</text:p>
          </table:table-cell>
          <table:table-cell office:value-type="float" office:value="53.107067">
            <text:p>53,107067</text:p>
          </table:table-cell>
          <table:table-cell office:value-type="float" office:value="19.830069">
            <text:p>19,830069</text:p>
          </table:table-cell>
        </table:table-row>
        <table:table-row table:style-name="ro1">
          <table:table-cell office:value-type="string">
            <text:p>AFR125 <text:s text:c="5"/></text:p>
          </table:table-cell>
          <table:table-cell office:value-type="float" office:value="818.157104">
            <text:p>818,157104</text:p>
          </table:table-cell>
          <table:table-cell office:value-type="float" office:value="386.958191">
            <text:p>386,958191</text:p>
          </table:table-cell>
          <table:table-cell office:value-type="float" office:value="918.874878">
            <text:p>918,874878</text:p>
          </table:table-cell>
          <table:table-cell office:value-type="float" office:value="394.13797">
            <text:p>394,13797</text:p>
          </table:table-cell>
          <table:table-cell office:value-type="float" office:value="283.015015">
            <text:p>283,015015</text:p>
          </table:table-cell>
          <table:table-cell office:value-type="float" office:value="50.250301">
            <text:p>50,250301</text:p>
          </table:table-cell>
          <table:table-cell office:value-type="float" office:value="102.278297">
            <text:p>102,278297</text:p>
          </table:table-cell>
          <table:table-cell office:value-type="float" office:value="60.860867">
            <text:p>60,860867</text:p>
          </table:table-cell>
          <table:table-cell office:value-type="float" office:value="22.910915">
            <text:p>22,910915</text:p>
          </table:table-cell>
          <table:table-cell office:value-type="float" office:value="19.902098">
            <text:p>19,902098</text:p>
          </table:table-cell>
          <table:table-cell office:value-type="float" office:value="1.520887">
            <text:p>1,520887</text:p>
          </table:table-cell>
          <table:table-cell office:value-type="float" office:value="17.110001">
            <text:p>17,110001</text:p>
          </table:table-cell>
          <table:table-cell office:value-type="float" office:value="14.173622">
            <text:p>14,173622</text:p>
          </table:table-cell>
          <table:table-cell office:value-type="float" office:value="12.615535">
            <text:p>12,615535</text:p>
          </table:table-cell>
          <table:table-cell table:number-columns-repeated="8" office:value-type="float" office:value="0">
            <text:p>0</text:p>
          </table:table-cell>
          <table:table-cell office:value-type="float" office:value="17.773428">
            <text:p>17,773428</text:p>
          </table:table-cell>
          <table:table-cell office:value-type="float" office:value="7.322401">
            <text:p>7,322401</text:p>
          </table:table-cell>
          <table:table-cell table:number-columns-repeated="2" office:value-type="float" office:value="0">
            <text:p>0</text:p>
          </table:table-cell>
          <table:table-cell office:value-type="float" office:value="0.380442">
            <text:p>0,380442</text:p>
          </table:table-cell>
          <table:table-cell office:value-type="float" office:value="8.021609">
            <text:p>8,021609</text:p>
          </table:table-cell>
          <table:table-cell table:number-columns-repeated="2" office:value-type="float" office:value="0">
            <text:p>0</text:p>
          </table:table-cell>
          <table:table-cell office:value-type="float" office:value="4.008844">
            <text:p>4,008844</text:p>
          </table:table-cell>
          <table:table-cell office:value-type="float" office:value="14.507395">
            <text:p>14,507395</text:p>
          </table:table-cell>
          <table:table-cell office:value-type="float" office:value="1.216944">
            <text:p>1,216944</text:p>
          </table:table-cell>
          <table:table-cell office:value-type="float" office:value="18.233202">
            <text:p>18,233202</text:p>
          </table:table-cell>
          <table:table-cell table:number-columns-repeated="8" office:value-type="float" office:value="0">
            <text:p>0</text:p>
          </table:table-cell>
          <table:table-cell office:value-type="float" office:value="1.204342">
            <text:p>1,204342</text:p>
          </table:table-cell>
          <table:table-cell office:value-type="float" office:value="30.497385">
            <text:p>30,497385</text:p>
          </table:table-cell>
          <table:table-cell table:number-columns-repeated="2" office:value-type="float" office:value="0">
            <text:p>0</text:p>
          </table:table-cell>
          <table:table-cell office:value-type="float" office:value="13.154804">
            <text:p>13,154804</text:p>
          </table:table-cell>
          <table:table-cell office:value-type="float" office:value="30.932856">
            <text:p>30,932856</text:p>
          </table:table-cell>
          <table:table-cell table:number-columns-repeated="4"/>
        </table:table-row>
        <table:table-row table:style-name="ro1">
          <table:table-cell office:value-type="string">
            <text:p>AFR126 <text:s text:c="5"/></text:p>
          </table:table-cell>
          <table:table-cell office:value-type="float" office:value="292.58725">
            <text:p>292,58725</text:p>
          </table:table-cell>
          <table:table-cell office:value-type="float" office:value="691.841614">
            <text:p>691,841614</text:p>
          </table:table-cell>
          <table:table-cell office:value-type="float" office:value="794.368286">
            <text:p>794,368286</text:p>
          </table:table-cell>
          <table:table-cell office:value-type="float" office:value="420.472809">
            <text:p>420,472809</text:p>
          </table:table-cell>
          <table:table-cell office:value-type="float" office:value="2250.275635">
            <text:p>2250,275635</text:p>
          </table:table-cell>
          <table:table-cell office:value-type="float" office:value="153.009964">
            <text:p>153,009964</text:p>
          </table:table-cell>
          <table:table-cell office:value-type="float" office:value="3808.050537">
            <text:p>3808,050537</text:p>
          </table:table-cell>
          <table:table-cell office:value-type="float" office:value="125.748383">
            <text:p>125,748383</text:p>
          </table:table-cell>
          <table:table-cell office:value-type="float" office:value="10.238943">
            <text:p>10,238943</text:p>
          </table:table-cell>
          <table:table-cell office:value-type="float" office:value="24.995983">
            <text:p>24,995983</text:p>
          </table:table-cell>
          <table:table-cell office:value-type="float" office:value="531.75592">
            <text:p>531,75592</text:p>
          </table:table-cell>
          <table:table-cell office:value-type="float" office:value="28.299267">
            <text:p>28,299267</text:p>
          </table:table-cell>
          <table:table-cell office:value-type="float" office:value="5807.340332">
            <text:p>5807,340332</text:p>
          </table:table-cell>
          <table:table-cell office:value-type="float" office:value="106.961304">
            <text:p>106,961304</text:p>
          </table:table-cell>
          <table:table-cell office:value-type="float" office:value="8002.396973">
            <text:p>8002,396973</text:p>
          </table:table-cell>
          <table:table-cell office:value-type="float" office:value="115.853432">
            <text:p>115,853432</text:p>
          </table:table-cell>
          <table:table-cell office:value-type="float" office:value="767.3797">
            <text:p>767,3797</text:p>
          </table:table-cell>
          <table:table-cell office:value-type="float" office:value="18.260035">
            <text:p>18,260035</text:p>
          </table:table-cell>
          <table:table-cell office:value-type="float" office:value="114.176331">
            <text:p>114,176331</text:p>
          </table:table-cell>
          <table:table-cell office:value-type="float" office:value="6.270336">
            <text:p>6,270336</text:p>
          </table:table-cell>
          <table:table-cell office:value-type="float" office:value="6.170688">
            <text:p>6,170688</text:p>
          </table:table-cell>
          <table:table-cell office:value-type="float" office:value="5.216146">
            <text:p>5,216146</text:p>
          </table:table-cell>
          <table:table-cell office:value-type="float" office:value="48.82243">
            <text:p>48,82243</text:p>
          </table:table-cell>
          <table:table-cell office:value-type="float" office:value="7.65409">
            <text:p>7,65409</text:p>
          </table:table-cell>
          <table:table-cell office:value-type="float" office:value="34.156757">
            <text:p>34,156757</text:p>
          </table:table-cell>
          <table:table-cell office:value-type="float" office:value="5.100086">
            <text:p>5,100086</text:p>
          </table:table-cell>
          <table:table-cell office:value-type="float" office:value="835.710205">
            <text:p>835,710205</text:p>
          </table:table-cell>
          <table:table-cell office:value-type="float" office:value="25.267654">
            <text:p>25,267654</text:p>
          </table:table-cell>
          <table:table-cell office:value-type="float" office:value="58.467377">
            <text:p>58,467377</text:p>
          </table:table-cell>
          <table:table-cell office:value-type="float" office:value="8.65752">
            <text:p>8,65752</text:p>
          </table:table-cell>
          <table:table-cell table:number-columns-repeated="2" office:value-type="float" office:value="0">
            <text:p>0</text:p>
          </table:table-cell>
          <table:table-cell office:value-type="float" office:value="17.582289">
            <text:p>17,582289</text:p>
          </table:table-cell>
          <table:table-cell office:value-type="float" office:value="18.559273">
            <text:p>18,559273</text:p>
          </table:table-cell>
          <table:table-cell office:value-type="float" office:value="61.643524">
            <text:p>61,643524</text:p>
          </table:table-cell>
          <table:table-cell office:value-type="float" office:value="10.116521">
            <text:p>10,116521</text:p>
          </table:table-cell>
          <table:table-cell office:value-type="float" office:value="81.470329">
            <text:p>81,470329</text:p>
          </table:table-cell>
          <table:table-cell office:value-type="float" office:value="11.114731">
            <text:p>11,114731</text:p>
          </table:table-cell>
          <table:table-cell office:value-type="float" office:value="27.847609">
            <text:p>27,847609</text:p>
          </table:table-cell>
          <table:table-cell office:value-type="float" office:value="11.226876">
            <text:p>11,226876</text:p>
          </table:table-cell>
          <table:table-cell office:value-type="float" office:value="12.40128">
            <text:p>12,40128</text:p>
          </table:table-cell>
          <table:table-cell office:value-type="float" office:value="11.82898">
            <text:p>11,82898</text:p>
          </table:table-cell>
          <table:table-cell office:value-type="float" office:value="58.506947">
            <text:p>58,506947</text:p>
          </table:table-cell>
          <table:table-cell office:value-type="float" office:value="43.60387">
            <text:p>43,60387</text:p>
          </table:table-cell>
          <table:table-cell table:number-columns-repeated="6" office:value-type="float" office:value="0">
            <text:p>0</text:p>
          </table:table-cell>
          <table:table-cell office:value-type="float" office:value="61.988773">
            <text:p>61,988773</text:p>
          </table:table-cell>
          <table:table-cell office:value-type="float" office:value="22.146238">
            <text:p>22,146238</text:p>
          </table:table-cell>
        </table:table-row>
        <table:table-row table:style-name="ro1">
          <table:table-cell office:value-type="string">
            <text:p>AFR127 <text:s text:c="5"/></text:p>
          </table:table-cell>
          <table:table-cell office:value-type="float" office:value="1224.82251">
            <text:p>1224,82251</text:p>
          </table:table-cell>
          <table:table-cell office:value-type="float" office:value="714.667664">
            <text:p>714,667664</text:p>
          </table:table-cell>
          <table:table-cell office:value-type="float" office:value="1127.256714">
            <text:p>1127,256714</text:p>
          </table:table-cell>
          <table:table-cell office:value-type="float" office:value="439.089661">
            <text:p>439,089661</text:p>
          </table:table-cell>
          <table:table-cell office:value-type="float" office:value="5940.549805">
            <text:p>5940,549805</text:p>
          </table:table-cell>
          <table:table-cell office:value-type="float" office:value="215.350113">
            <text:p>215,350113</text:p>
          </table:table-cell>
          <table:table-cell office:value-type="float" office:value="12523.563477">
            <text:p>12523,563477</text:p>
          </table:table-cell>
          <table:table-cell office:value-type="float" office:value="308.420715">
            <text:p>308,420715</text:p>
          </table:table-cell>
          <table:table-cell office:value-type="float" office:value="44.615993">
            <text:p>44,615993</text:p>
          </table:table-cell>
          <table:table-cell office:value-type="float" office:value="27.749983">
            <text:p>27,749983</text:p>
          </table:table-cell>
          <table:table-cell office:value-type="float" office:value="2108.329102">
            <text:p>2108,329102</text:p>
          </table:table-cell>
          <table:table-cell office:value-type="float" office:value="53.714596">
            <text:p>53,714596</text:p>
          </table:table-cell>
          <table:table-cell office:value-type="float" office:value="1604.610107">
            <text:p>1604,610107</text:p>
          </table:table-cell>
          <table:table-cell office:value-type="float" office:value="38.272442">
            <text:p>38,272442</text:p>
          </table:table-cell>
          <table:table-cell office:value-type="float" office:value="5251.655273">
            <text:p>5251,655273</text:p>
          </table:table-cell>
          <table:table-cell office:value-type="float" office:value="77.897583">
            <text:p>77,897583</text:p>
          </table:table-cell>
          <table:table-cell office:value-type="float" office:value="2103.073486">
            <text:p>2103,073486</text:p>
          </table:table-cell>
          <table:table-cell office:value-type="float" office:value="33.533596">
            <text:p>33,533596</text:p>
          </table:table-cell>
          <table:table-cell office:value-type="float" office:value="383.63623">
            <text:p>383,63623</text:p>
          </table:table-cell>
          <table:table-cell office:value-type="float" office:value="12.060743">
            <text:p>12,060743</text:p>
          </table:table-cell>
          <table:table-cell office:value-type="float" office:value="5.365107">
            <text:p>5,365107</text:p>
          </table:table-cell>
          <table:table-cell office:value-type="float" office:value="5.511168">
            <text:p>5,511168</text:p>
          </table:table-cell>
          <table:table-cell office:value-type="float" office:value="31.482382">
            <text:p>31,482382</text:p>
          </table:table-cell>
          <table:table-cell office:value-type="float" office:value="7.647839">
            <text:p>7,647839</text:p>
          </table:table-cell>
          <table:table-cell office:value-type="float" office:value="61.123402">
            <text:p>61,123402</text:p>
          </table:table-cell>
          <table:table-cell office:value-type="float" office:value="5.410043">
            <text:p>5,410043</text:p>
          </table:table-cell>
          <table:table-cell office:value-type="float" office:value="2851.807129">
            <text:p>2851,807129</text:p>
          </table:table-cell>
          <table:table-cell office:value-type="float" office:value="76.394829">
            <text:p>76,394829</text:p>
          </table:table-cell>
          <table:table-cell office:value-type="float" office:value="59.488121">
            <text:p>59,488121</text:p>
          </table:table-cell>
          <table:table-cell office:value-type="float" office:value="8.759335">
            <text:p>8,759335</text:p>
          </table:table-cell>
          <table:table-cell table:number-columns-repeated="2" office:value-type="float" office:value="0">
            <text:p>0</text:p>
          </table:table-cell>
          <table:table-cell office:value-type="float" office:value="99.588028">
            <text:p>99,588028</text:p>
          </table:table-cell>
          <table:table-cell office:value-type="float" office:value="18.823662">
            <text:p>18,823662</text:p>
          </table:table-cell>
          <table:table-cell office:value-type="float" office:value="92.773613">
            <text:p>92,773613</text:p>
          </table:table-cell>
          <table:table-cell office:value-type="float" office:value="10.392118">
            <text:p>10,392118</text:p>
          </table:table-cell>
          <table:table-cell office:value-type="float" office:value="46.015247">
            <text:p>46,015247</text:p>
          </table:table-cell>
          <table:table-cell office:value-type="float" office:value="11.147616">
            <text:p>11,147616</text:p>
          </table:table-cell>
          <table:table-cell office:value-type="float" office:value="41.652462">
            <text:p>41,652462</text:p>
          </table:table-cell>
          <table:table-cell office:value-type="float" office:value="11.404116">
            <text:p>11,404116</text:p>
          </table:table-cell>
          <table:table-cell office:value-type="float" office:value="21.745516">
            <text:p>21,745516</text:p>
          </table:table-cell>
          <table:table-cell office:value-type="float" office:value="12.016898">
            <text:p>12,016898</text:p>
          </table:table-cell>
          <table:table-cell office:value-type="float" office:value="27.955933">
            <text:p>27,955933</text:p>
          </table:table-cell>
          <table:table-cell office:value-type="float" office:value="37.665321">
            <text:p>37,665321</text:p>
          </table:table-cell>
          <table:table-cell table:number-columns-repeated="6" office:value-type="float" office:value="0">
            <text:p>0</text:p>
          </table:table-cell>
          <table:table-cell office:value-type="float" office:value="98.933311">
            <text:p>98,933311</text:p>
          </table:table-cell>
          <table:table-cell office:value-type="float" office:value="22.564556">
            <text:p>22,564556</text:p>
          </table:table-cell>
        </table:table-row>
        <table:table-row table:style-name="ro1">
          <table:table-cell office:value-type="string">
            <text:p>AFR128 <text:s text:c="5"/></text:p>
          </table:table-cell>
          <table:table-cell office:value-type="float" office:value="248.255844">
            <text:p>248,255844</text:p>
          </table:table-cell>
          <table:table-cell office:value-type="float" office:value="780.406067">
            <text:p>780,406067</text:p>
          </table:table-cell>
          <table:table-cell office:value-type="float" office:value="2471.251709">
            <text:p>2471,251709</text:p>
          </table:table-cell>
          <table:table-cell office:value-type="float" office:value="485.808685">
            <text:p>485,808685</text:p>
          </table:table-cell>
          <table:table-cell office:value-type="float" office:value="6810.866211">
            <text:p>6810,866211</text:p>
          </table:table-cell>
          <table:table-cell office:value-type="float" office:value="238.287659">
            <text:p>238,287659</text:p>
          </table:table-cell>
          <table:table-cell office:value-type="float" office:value="15875.463867">
            <text:p>15875,463867</text:p>
          </table:table-cell>
          <table:table-cell office:value-type="float" office:value="383.347534">
            <text:p>383,347534</text:p>
          </table:table-cell>
          <table:table-cell office:value-type="float" office:value="259.888458">
            <text:p>259,888458</text:p>
          </table:table-cell>
          <table:table-cell office:value-type="float" office:value="34.758907">
            <text:p>34,758907</text:p>
          </table:table-cell>
          <table:table-cell office:value-type="float" office:value="2026.179932">
            <text:p>2026,179932</text:p>
          </table:table-cell>
          <table:table-cell office:value-type="float" office:value="54.338177">
            <text:p>54,338177</text:p>
          </table:table-cell>
          <table:table-cell office:value-type="float" office:value="2998.820313">
            <text:p>2998,820313</text:p>
          </table:table-cell>
          <table:table-cell office:value-type="float" office:value="61.457489">
            <text:p>61,457489</text:p>
          </table:table-cell>
          <table:table-cell office:value-type="float" office:value="6000.089355">
            <text:p>6000,089355</text:p>
          </table:table-cell>
          <table:table-cell office:value-type="float" office:value="88.296364">
            <text:p>88,296364</text:p>
          </table:table-cell>
          <table:table-cell office:value-type="float" office:value="11030.530273">
            <text:p>11030,530273</text:p>
          </table:table-cell>
          <table:table-cell office:value-type="float" office:value="148.353348">
            <text:p>148,353348</text:p>
          </table:table-cell>
          <table:table-cell office:value-type="float" office:value="512.077698">
            <text:p>512,077698</text:p>
          </table:table-cell>
          <table:table-cell office:value-type="float" office:value="15.419724">
            <text:p>15,419724</text:p>
          </table:table-cell>
          <table:table-cell office:value-type="float" office:value="15.84679">
            <text:p>15,84679</text:p>
          </table:table-cell>
          <table:table-cell office:value-type="float" office:value="6.178933">
            <text:p>6,178933</text:p>
          </table:table-cell>
          <table:table-cell office:value-type="float" office:value="51.34127">
            <text:p>51,34127</text:p>
          </table:table-cell>
          <table:table-cell office:value-type="float" office:value="8.11587">
            <text:p>8,11587</text:p>
          </table:table-cell>
          <table:table-cell office:value-type="float" office:value="136.34967">
            <text:p>136,34967</text:p>
          </table:table-cell>
          <table:table-cell office:value-type="float" office:value="6.81587">
            <text:p>6,81587</text:p>
          </table:table-cell>
          <table:table-cell office:value-type="float" office:value="3956.895996">
            <text:p>3956,895996</text:p>
          </table:table-cell>
          <table:table-cell office:value-type="float" office:value="104.971352">
            <text:p>104,971352</text:p>
          </table:table-cell>
          <table:table-cell office:value-type="float" office:value="80.067017">
            <text:p>80,067017</text:p>
          </table:table-cell>
          <table:table-cell office:value-type="float" office:value="9.951758">
            <text:p>9,951758</text:p>
          </table:table-cell>
          <table:table-cell office:value-type="float" office:value="5.485073">
            <text:p>5,485073</text:p>
          </table:table-cell>
          <table:table-cell office:value-type="float" office:value="16.026089">
            <text:p>16,026089</text:p>
          </table:table-cell>
          <table:table-cell office:value-type="float" office:value="176.442413">
            <text:p>176,442413</text:p>
          </table:table-cell>
          <table:table-cell office:value-type="float" office:value="19.659277">
            <text:p>19,659277</text:p>
          </table:table-cell>
          <table:table-cell office:value-type="float" office:value="94.624504">
            <text:p>94,624504</text:p>
          </table:table-cell>
          <table:table-cell office:value-type="float" office:value="11.683614">
            <text:p>11,683614</text:p>
          </table:table-cell>
          <table:table-cell office:value-type="float" office:value="46.817684">
            <text:p>46,817684</text:p>
          </table:table-cell>
          <table:table-cell office:value-type="float" office:value="12.597709">
            <text:p>12,597709</text:p>
          </table:table-cell>
          <table:table-cell office:value-type="float" office:value="115.16172">
            <text:p>115,16172</text:p>
          </table:table-cell>
          <table:table-cell office:value-type="float" office:value="13.127302">
            <text:p>13,127302</text:p>
          </table:table-cell>
          <table:table-cell office:value-type="float" office:value="40.39352">
            <text:p>40,39352</text:p>
          </table:table-cell>
          <table:table-cell office:value-type="float" office:value="13.548896">
            <text:p>13,548896</text:p>
          </table:table-cell>
          <table:table-cell table:number-columns-repeated="8" office:value-type="float" office:value="0">
            <text:p>0</text:p>
          </table:table-cell>
          <table:table-cell office:value-type="float" office:value="302.623108">
            <text:p>302,623108</text:p>
          </table:table-cell>
          <table:table-cell office:value-type="float" office:value="26.413849">
            <text:p>26,413849</text:p>
          </table:table-cell>
        </table:table-row>
        <table:table-row table:style-name="ro1">
          <table:table-cell office:value-type="string">
            <text:p>AFR129 <text:s text:c="5"/></text:p>
          </table:table-cell>
          <table:table-cell office:value-type="float" office:value="399.398621">
            <text:p>399,398621</text:p>
          </table:table-cell>
          <table:table-cell office:value-type="float" office:value="781.49469">
            <text:p>781,49469</text:p>
          </table:table-cell>
          <table:table-cell office:value-type="float" office:value="2879.208252">
            <text:p>2879,208252</text:p>
          </table:table-cell>
          <table:table-cell office:value-type="float" office:value="492.724731">
            <text:p>492,724731</text:p>
          </table:table-cell>
          <table:table-cell office:value-type="float" office:value="3323.709473">
            <text:p>3323,709473</text:p>
          </table:table-cell>
          <table:table-cell office:value-type="float" office:value="177.954056">
            <text:p>177,954056</text:p>
          </table:table-cell>
          <table:table-cell office:value-type="float" office:value="8388.552734">
            <text:p>8388,552734</text:p>
          </table:table-cell>
          <table:table-cell office:value-type="float" office:value="224.286774">
            <text:p>224,286774</text:p>
          </table:table-cell>
          <table:table-cell office:value-type="float" office:value="466.056244">
            <text:p>466,056244</text:p>
          </table:table-cell>
          <table:table-cell office:value-type="float" office:value="36.595028">
            <text:p>36,595028</text:p>
          </table:table-cell>
          <table:table-cell office:value-type="float" office:value="1472.788696">
            <text:p>1472,788696</text:p>
          </table:table-cell>
          <table:table-cell office:value-type="float" office:value="44.960236">
            <text:p>44,960236</text:p>
          </table:table-cell>
          <table:table-cell office:value-type="float" office:value="1621.254395">
            <text:p>1621,254395</text:p>
          </table:table-cell>
          <table:table-cell office:value-type="float" office:value="39.299225">
            <text:p>39,299225</text:p>
          </table:table-cell>
          <table:table-cell office:value-type="float" office:value="6162.279297">
            <text:p>6162,279297</text:p>
          </table:table-cell>
          <table:table-cell office:value-type="float" office:value="90.608971">
            <text:p>90,608971</text:p>
          </table:table-cell>
          <table:table-cell office:value-type="float" office:value="13985.107422">
            <text:p>13985,107422</text:p>
          </table:table-cell>
          <table:table-cell office:value-type="float" office:value="186.790558">
            <text:p>186,790558</text:p>
          </table:table-cell>
          <table:table-cell office:value-type="float" office:value="310.958649">
            <text:p>310,958649</text:p>
          </table:table-cell>
          <table:table-cell office:value-type="float" office:value="10.666059">
            <text:p>10,666059</text:p>
          </table:table-cell>
          <table:table-cell office:value-type="float" office:value="8.294165">
            <text:p>8,294165</text:p>
          </table:table-cell>
          <table:table-cell office:value-type="float" office:value="6.1214">
            <text:p>6,1214</text:p>
          </table:table-cell>
          <table:table-cell office:value-type="float" office:value="36.158112">
            <text:p>36,158112</text:p>
          </table:table-cell>
          <table:table-cell office:value-type="float" office:value="8.086755">
            <text:p>8,086755</text:p>
          </table:table-cell>
          <table:table-cell office:value-type="float" office:value="129.18779">
            <text:p>129,18779</text:p>
          </table:table-cell>
          <table:table-cell office:value-type="float" office:value="6.780111">
            <text:p>6,780111</text:p>
          </table:table-cell>
          <table:table-cell office:value-type="float" office:value="1796.420654">
            <text:p>1796,420654</text:p>
          </table:table-cell>
          <table:table-cell office:value-type="float" office:value="49.466618">
            <text:p>49,466618</text:p>
          </table:table-cell>
          <table:table-cell office:value-type="float" office:value="81.436249">
            <text:p>81,436249</text:p>
          </table:table-cell>
          <table:table-cell office:value-type="float" office:value="10.092053">
            <text:p>10,092053</text:p>
          </table:table-cell>
          <table:table-cell office:value-type="float" office:value="8.231476">
            <text:p>8,231476</text:p>
          </table:table-cell>
          <table:table-cell office:value-type="float" office:value="16.139263">
            <text:p>16,139263</text:p>
          </table:table-cell>
          <table:table-cell office:value-type="float" office:value="149.015686">
            <text:p>149,015686</text:p>
          </table:table-cell>
          <table:table-cell office:value-type="float" office:value="19.619389">
            <text:p>19,619389</text:p>
          </table:table-cell>
          <table:table-cell office:value-type="float" office:value="64.250702">
            <text:p>64,250702</text:p>
          </table:table-cell>
          <table:table-cell office:value-type="float" office:value="11.775767">
            <text:p>11,775767</text:p>
          </table:table-cell>
          <table:table-cell office:value-type="float" office:value="46.298996">
            <text:p>46,298996</text:p>
          </table:table-cell>
          <table:table-cell office:value-type="float" office:value="12.775224">
            <text:p>12,775224</text:p>
          </table:table-cell>
          <table:table-cell office:value-type="float" office:value="119.75708">
            <text:p>119,75708</text:p>
          </table:table-cell>
          <table:table-cell office:value-type="float" office:value="13.500631">
            <text:p>13,500631</text:p>
          </table:table-cell>
          <table:table-cell office:value-type="float" office:value="15.6898">
            <text:p>15,6898</text:p>
          </table:table-cell>
          <table:table-cell office:value-type="float" office:value="13.825082">
            <text:p>13,825082</text:p>
          </table:table-cell>
          <table:table-cell table:number-columns-repeated="8" office:value-type="float" office:value="0">
            <text:p>0</text:p>
          </table:table-cell>
          <table:table-cell office:value-type="float" office:value="99.07608">
            <text:p>99,07608</text:p>
          </table:table-cell>
          <table:table-cell office:value-type="float" office:value="25.882587">
            <text:p>25,882587</text:p>
          </table:table-cell>
        </table:table-row>
        <table:table-row table:style-name="ro1">
          <table:table-cell office:value-type="string">
            <text:p>AFR130 <text:s text:c="5"/></text:p>
          </table:table-cell>
          <table:table-cell office:value-type="float" office:value="764.90387">
            <text:p>764,90387</text:p>
          </table:table-cell>
          <table:table-cell office:value-type="float" office:value="408.195251">
            <text:p>408,195251</text:p>
          </table:table-cell>
          <table:table-cell office:value-type="float" office:value="942.028442">
            <text:p>942,028442</text:p>
          </table:table-cell>
          <table:table-cell office:value-type="float" office:value="415.711517">
            <text:p>415,711517</text:p>
          </table:table-cell>
          <table:table-cell office:value-type="float" office:value="105.113205">
            <text:p>105,113205</text:p>
          </table:table-cell>
          <table:table-cell office:value-type="float" office:value="53.025135">
            <text:p>53,025135</text:p>
          </table:table-cell>
          <table:table-cell office:value-type="float" office:value="2.600295">
            <text:p>2,600295</text:p>
          </table:table-cell>
          <table:table-cell office:value-type="float" office:value="65.368774">
            <text:p>65,368774</text:p>
          </table:table-cell>
          <table:table-cell office:value-type="float" office:value="1.808756">
            <text:p>1,808756</text:p>
          </table:table-cell>
          <table:table-cell office:value-type="float" office:value="22.609486">
            <text:p>22,609486</text:p>
          </table:table-cell>
          <table:table-cell office:value-type="float" office:value="21.672638">
            <text:p>21,672638</text:p>
          </table:table-cell>
          <table:table-cell office:value-type="float" office:value="19.585829">
            <text:p>19,585829</text:p>
          </table:table-cell>
          <table:table-cell office:value-type="float" office:value="13.783524">
            <text:p>13,783524</text:p>
          </table:table-cell>
          <table:table-cell office:value-type="float" office:value="14.435599">
            <text:p>14,435599</text:p>
          </table:table-cell>
          <table:table-cell office:value-type="float" office:value="23.794878">
            <text:p>23,794878</text:p>
          </table:table-cell>
          <table:table-cell office:value-type="float" office:value="9.66118">
            <text:p>9,66118</text:p>
          </table:table-cell>
          <table:table-cell office:value-type="float" office:value="22.291243">
            <text:p>22,291243</text:p>
          </table:table-cell>
          <table:table-cell office:value-type="float" office:value="10.792918">
            <text:p>10,792918</text:p>
          </table:table-cell>
          <table:table-cell table:number-columns-repeated="4" office:value-type="float" office:value="0">
            <text:p>0</text:p>
          </table:table-cell>
          <table:table-cell office:value-type="float" office:value="18.042711">
            <text:p>18,042711</text:p>
          </table:table-cell>
          <table:table-cell office:value-type="float" office:value="7.680317">
            <text:p>7,680317</text:p>
          </table:table-cell>
          <table:table-cell table:number-columns-repeated="2" office:value-type="float" office:value="0">
            <text:p>0</text:p>
          </table:table-cell>
          <table:table-cell office:value-type="float" office:value="20.296637">
            <text:p>20,296637</text:p>
          </table:table-cell>
          <table:table-cell office:value-type="float" office:value="8.48424">
            <text:p>8,48424</text:p>
          </table:table-cell>
          <table:table-cell table:number-columns-repeated="2" office:value-type="float" office:value="0">
            <text:p>0</text:p>
          </table:table-cell>
          <table:table-cell office:value-type="float" office:value="30.847622">
            <text:p>30,847622</text:p>
          </table:table-cell>
          <table:table-cell office:value-type="float" office:value="15.234661">
            <text:p>15,234661</text:p>
          </table:table-cell>
          <table:table-cell office:value-type="float" office:value="0.912055">
            <text:p>0,912055</text:p>
          </table:table-cell>
          <table:table-cell office:value-type="float" office:value="18.714199">
            <text:p>18,714199</text:p>
          </table:table-cell>
          <table:table-cell table:number-columns-repeated="8" office:value-type="float" office:value="0">
            <text:p>0</text:p>
          </table:table-cell>
          <table:table-cell office:value-type="float" office:value="53.957458">
            <text:p>53,957458</text:p>
          </table:table-cell>
          <table:table-cell office:value-type="float" office:value="31.659342">
            <text:p>31,659342</text:p>
          </table:table-cell>
          <table:table-cell table:number-columns-repeated="4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FR13 <text:s text:c="6"/></text:p>
          </table:table-cell>
          <table:table-cell office:value-type="float" office:value="3023.401367">
            <text:p>3023,401367</text:p>
          </table:table-cell>
          <table:table-cell office:value-type="float" office:value="720.016846">
            <text:p>720,016846</text:p>
          </table:table-cell>
          <table:table-cell office:value-type="float" office:value="3469.671631">
            <text:p>3469,671631</text:p>
          </table:table-cell>
          <table:table-cell office:value-type="float" office:value="461.244385">
            <text:p>461,244385</text:p>
          </table:table-cell>
          <table:table-cell office:value-type="float" office:value="12119.545898">
            <text:p>12119,545898</text:p>
          </table:table-cell>
          <table:table-cell office:value-type="float" office:value="342.723114">
            <text:p>342,723114</text:p>
          </table:table-cell>
          <table:table-cell office:value-type="float" office:value="24704.554688">
            <text:p>24704,554688</text:p>
          </table:table-cell>
          <table:table-cell office:value-type="float" office:value="572.039795">
            <text:p>572,039795</text:p>
          </table:table-cell>
          <table:table-cell office:value-type="float" office:value="24.69392">
            <text:p>24,69392</text:p>
          </table:table-cell>
          <table:table-cell office:value-type="float" office:value="29.215672">
            <text:p>29,215672</text:p>
          </table:table-cell>
          <table:table-cell office:value-type="float" office:value="2418.919434">
            <text:p>2418,919434</text:p>
          </table:table-cell>
          <table:table-cell office:value-type="float" office:value="59.477715">
            <text:p>59,477715</text:p>
          </table:table-cell>
          <table:table-cell office:value-type="float" office:value="5654.061035">
            <text:p>5654,061035</text:p>
          </table:table-cell>
          <table:table-cell office:value-type="float" office:value="104.652092">
            <text:p>104,652092</text:p>
          </table:table-cell>
          <table:table-cell office:value-type="float" office:value="3033.08374">
            <text:p>3033,08374</text:p>
          </table:table-cell>
          <table:table-cell office:value-type="float" office:value="47.131912">
            <text:p>47,131912</text:p>
          </table:table-cell>
          <table:table-cell office:value-type="float" office:value="8556.223633">
            <text:p>8556,223633</text:p>
          </table:table-cell>
          <table:table-cell office:value-type="float" office:value="115.755783">
            <text:p>115,755783</text:p>
          </table:table-cell>
          <table:table-cell office:value-type="float" office:value="729.485962">
            <text:p>729,485962</text:p>
          </table:table-cell>
          <table:table-cell office:value-type="float" office:value="20.656021">
            <text:p>20,656021</text:p>
          </table:table-cell>
          <table:table-cell office:value-type="float" office:value="21.206306">
            <text:p>21,206306</text:p>
          </table:table-cell>
          <table:table-cell office:value-type="float" office:value="5.405382">
            <text:p>5,405382</text:p>
          </table:table-cell>
          <table:table-cell office:value-type="float" office:value="15.172652">
            <text:p>15,172652</text:p>
          </table:table-cell>
          <table:table-cell office:value-type="float" office:value="7.374811">
            <text:p>7,374811</text:p>
          </table:table-cell>
          <table:table-cell office:value-type="float" office:value="110.790771">
            <text:p>110,790771</text:p>
          </table:table-cell>
          <table:table-cell office:value-type="float" office:value="5.644991">
            <text:p>5,644991</text:p>
          </table:table-cell>
          <table:table-cell office:value-type="float" office:value="5573.738281">
            <text:p>5573,738281</text:p>
          </table:table-cell>
          <table:table-cell office:value-type="float" office:value="146.700424">
            <text:p>146,700424</text:p>
          </table:table-cell>
          <table:table-cell office:value-type="float" office:value="40.648579">
            <text:p>40,648579</text:p>
          </table:table-cell>
          <table:table-cell office:value-type="float" office:value="7.940338">
            <text:p>7,940338</text:p>
          </table:table-cell>
          <table:table-cell table:number-columns-repeated="2" office:value-type="float" office:value="0">
            <text:p>0</text:p>
          </table:table-cell>
          <table:table-cell office:value-type="float" office:value="43.470737">
            <text:p>43,470737</text:p>
          </table:table-cell>
          <table:table-cell office:value-type="float" office:value="18.294502">
            <text:p>18,294502</text:p>
          </table:table-cell>
          <table:table-cell office:value-type="float" office:value="48.370693">
            <text:p>48,370693</text:p>
          </table:table-cell>
          <table:table-cell office:value-type="float" office:value="9.165409">
            <text:p>9,165409</text:p>
          </table:table-cell>
          <table:table-cell office:value-type="float" office:value="31.676344">
            <text:p>31,676344</text:p>
          </table:table-cell>
          <table:table-cell office:value-type="float" office:value="9.939044">
            <text:p>9,939044</text:p>
          </table:table-cell>
          <table:table-cell office:value-type="float" office:value="120.356621">
            <text:p>120,356621</text:p>
          </table:table-cell>
          <table:table-cell office:value-type="float" office:value="10.549479">
            <text:p>10,549479</text:p>
          </table:table-cell>
          <table:table-cell office:value-type="float" office:value="31.979355">
            <text:p>31,979355</text:p>
          </table:table-cell>
          <table:table-cell office:value-type="float" office:value="10.789006">
            <text:p>10,789006</text:p>
          </table:table-cell>
          <table:table-cell table:number-columns-repeated="8" office:value-type="float" office:value="0">
            <text:p>0</text:p>
          </table:table-cell>
          <table:table-cell office:value-type="float" office:value="63.082134">
            <text:p>63,082134</text:p>
          </table:table-cell>
          <table:table-cell office:value-type="float" office:value="20.250233">
            <text:p>20,250233</text:p>
          </table:table-cell>
        </table:table-row>
        <table:table-row table:style-name="ro1">
          <table:table-cell office:value-type="string">
            <text:p>AFR132 <text:s text:c="5"/></text:p>
          </table:table-cell>
          <table:table-cell office:value-type="float" office:value="465.718781">
            <text:p>465,718781</text:p>
          </table:table-cell>
          <table:table-cell office:value-type="float" office:value="994.609558">
            <text:p>994,609558</text:p>
          </table:table-cell>
          <table:table-cell office:value-type="float" office:value="2252.847656">
            <text:p>2252,847656</text:p>
          </table:table-cell>
          <table:table-cell office:value-type="float" office:value="543.727234">
            <text:p>543,727234</text:p>
          </table:table-cell>
          <table:table-cell office:value-type="float" office:value="8549.59668">
            <text:p>8549,59668</text:p>
          </table:table-cell>
          <table:table-cell office:value-type="float" office:value="289.664032">
            <text:p>289,664032</text:p>
          </table:table-cell>
          <table:table-cell office:value-type="float" office:value="19403.814453">
            <text:p>19403,814453</text:p>
          </table:table-cell>
          <table:table-cell office:value-type="float" office:value="459.811737">
            <text:p>459,811737</text:p>
          </table:table-cell>
          <table:table-cell office:value-type="float" office:value="169.437836">
            <text:p>169,437836</text:p>
          </table:table-cell>
          <table:table-cell office:value-type="float" office:value="42.431889">
            <text:p>42,431889</text:p>
          </table:table-cell>
          <table:table-cell office:value-type="float" office:value="2616.27832">
            <text:p>2616,27832</text:p>
          </table:table-cell>
          <table:table-cell office:value-type="float" office:value="72.113693">
            <text:p>72,113693</text:p>
          </table:table-cell>
          <table:table-cell office:value-type="float" office:value="59494.078125">
            <text:p>59494,078125</text:p>
          </table:table-cell>
          <table:table-cell office:value-type="float" office:value="1020.78479">
            <text:p>1020,78479</text:p>
          </table:table-cell>
          <table:table-cell office:value-type="float" office:value="23806.648438">
            <text:p>23806,648438</text:p>
          </table:table-cell>
          <table:table-cell office:value-type="float" office:value="336.25592">
            <text:p>336,25592</text:p>
          </table:table-cell>
          <table:table-cell office:value-type="float" office:value="10211.799805">
            <text:p>10211,799805</text:p>
          </table:table-cell>
          <table:table-cell office:value-type="float" office:value="138.060364">
            <text:p>138,060364</text:p>
          </table:table-cell>
          <table:table-cell office:value-type="float" office:value="706.850281">
            <text:p>706,850281</text:p>
          </table:table-cell>
          <table:table-cell office:value-type="float" office:value="20.39699">
            <text:p>20,39699</text:p>
          </table:table-cell>
          <table:table-cell office:value-type="float" office:value="4.916344">
            <text:p>4,916344</text:p>
          </table:table-cell>
          <table:table-cell office:value-type="float" office:value="6.497351">
            <text:p>6,497351</text:p>
          </table:table-cell>
          <table:table-cell office:value-type="float" office:value="37.255257">
            <text:p>37,255257</text:p>
          </table:table-cell>
          <table:table-cell office:value-type="float" office:value="8.211083">
            <text:p>8,211083</text:p>
          </table:table-cell>
          <table:table-cell office:value-type="float" office:value="115.857323">
            <text:p>115,857323</text:p>
          </table:table-cell>
          <table:table-cell office:value-type="float" office:value="6.771093">
            <text:p>6,771093</text:p>
          </table:table-cell>
          <table:table-cell office:value-type="float" office:value="4600.35498">
            <text:p>4600,35498</text:p>
          </table:table-cell>
          <table:table-cell office:value-type="float" office:value="121.624962">
            <text:p>121,624962</text:p>
          </table:table-cell>
          <table:table-cell office:value-type="float" office:value="71.96096">
            <text:p>71,96096</text:p>
          </table:table-cell>
          <table:table-cell office:value-type="float" office:value="10.342834">
            <text:p>10,342834</text:p>
          </table:table-cell>
          <table:table-cell office:value-type="float" office:value="33.196148">
            <text:p>33,196148</text:p>
          </table:table-cell>
          <table:table-cell office:value-type="float" office:value="16.482737">
            <text:p>16,482737</text:p>
          </table:table-cell>
          <table:table-cell office:value-type="float" office:value="252.535538">
            <text:p>252,535538</text:p>
          </table:table-cell>
          <table:table-cell office:value-type="float" office:value="20.351198">
            <text:p>20,351198</text:p>
          </table:table-cell>
          <table:table-cell office:value-type="float" office:value="266.45752">
            <text:p>266,45752</text:p>
          </table:table-cell>
          <table:table-cell office:value-type="float" office:value="13.481421">
            <text:p>13,481421</text:p>
          </table:table-cell>
          <table:table-cell office:value-type="float" office:value="163.327271">
            <text:p>163,327271</text:p>
          </table:table-cell>
          <table:table-cell office:value-type="float" office:value="13.737129">
            <text:p>13,737129</text:p>
          </table:table-cell>
          <table:table-cell office:value-type="float" office:value="94.026741">
            <text:p>94,026741</text:p>
          </table:table-cell>
          <table:table-cell office:value-type="float" office:value="14.019181">
            <text:p>14,019181</text:p>
          </table:table-cell>
          <table:table-cell office:value-type="float" office:value="30.66465">
            <text:p>30,66465</text:p>
          </table:table-cell>
          <table:table-cell office:value-type="float" office:value="14.580134">
            <text:p>14,580134</text:p>
          </table:table-cell>
          <table:table-cell office:value-type="float" office:value="687.892029">
            <text:p>687,892029</text:p>
          </table:table-cell>
          <table:table-cell office:value-type="float" office:value="85.043816">
            <text:p>85,043816</text:p>
          </table:table-cell>
          <table:table-cell table:number-columns-repeated="6" office:value-type="float" office:value="0">
            <text:p>0</text:p>
          </table:table-cell>
          <table:table-cell office:value-type="float" office:value="356.302063">
            <text:p>356,302063</text:p>
          </table:table-cell>
          <table:table-cell office:value-type="float" office:value="28.592291">
            <text:p>28,592291</text:p>
          </table:table-cell>
        </table:table-row>
        <table:table-row table:style-name="ro1">
          <table:table-cell office:value-type="string">
            <text:p>AFR133 <text:s text:c="5"/></text:p>
          </table:table-cell>
          <table:table-cell office:value-type="float" office:value="559.158081">
            <text:p>559,158081</text:p>
          </table:table-cell>
          <table:table-cell office:value-type="float" office:value="640.111572">
            <text:p>640,111572</text:p>
          </table:table-cell>
          <table:table-cell office:value-type="float" office:value="428.791565">
            <text:p>428,791565</text:p>
          </table:table-cell>
          <table:table-cell office:value-type="float" office:value="403.147217">
            <text:p>403,147217</text:p>
          </table:table-cell>
          <table:table-cell office:value-type="float" office:value="2664.991943">
            <text:p>2664,991943</text:p>
          </table:table-cell>
          <table:table-cell office:value-type="float" office:value="152.503677">
            <text:p>152,503677</text:p>
          </table:table-cell>
          <table:table-cell office:value-type="float" office:value="3757.318604">
            <text:p>3757,318604</text:p>
          </table:table-cell>
          <table:table-cell office:value-type="float" office:value="124.31543">
            <text:p>124,31543</text:p>
          </table:table-cell>
          <table:table-cell office:value-type="float" office:value="100.988907">
            <text:p>100,988907</text:p>
          </table:table-cell>
          <table:table-cell office:value-type="float" office:value="23.608662">
            <text:p>23,608662</text:p>
          </table:table-cell>
          <table:table-cell office:value-type="float" office:value="408.358093">
            <text:p>408,358093</text:p>
          </table:table-cell>
          <table:table-cell office:value-type="float" office:value="24.120106">
            <text:p>24,120106</text:p>
          </table:table-cell>
          <table:table-cell office:value-type="float" office:value="1499.803345">
            <text:p>1499,803345</text:p>
          </table:table-cell>
          <table:table-cell office:value-type="float" office:value="35.451546">
            <text:p>35,451546</text:p>
          </table:table-cell>
          <table:table-cell office:value-type="float" office:value="1654.360962">
            <text:p>1654,360962</text:p>
          </table:table-cell>
          <table:table-cell office:value-type="float" office:value="28.758677">
            <text:p>28,758677</text:p>
          </table:table-cell>
          <table:table-cell office:value-type="float" office:value="1172.717651">
            <text:p>1172,717651</text:p>
          </table:table-cell>
          <table:table-cell office:value-type="float" office:value="22.104361">
            <text:p>22,104361</text:p>
          </table:table-cell>
          <table:table-cell office:value-type="float" office:value="156.564072">
            <text:p>156,564072</text:p>
          </table:table-cell>
          <table:table-cell office:value-type="float" office:value="6.860015">
            <text:p>6,860015</text:p>
          </table:table-cell>
          <table:table-cell office:value-type="float" office:value="6.699133">
            <text:p>6,699133</text:p>
          </table:table-cell>
          <table:table-cell office:value-type="float" office:value="5.076893">
            <text:p>5,076893</text:p>
          </table:table-cell>
          <table:table-cell office:value-type="float" office:value="37.357651">
            <text:p>37,357651</text:p>
          </table:table-cell>
          <table:table-cell office:value-type="float" office:value="7.463619">
            <text:p>7,463619</text:p>
          </table:table-cell>
          <table:table-cell office:value-type="float" office:value="19.071697">
            <text:p>19,071697</text:p>
          </table:table-cell>
          <table:table-cell office:value-type="float" office:value="4.805397">
            <text:p>4,805397</text:p>
          </table:table-cell>
          <table:table-cell office:value-type="float" office:value="807.262573">
            <text:p>807,262573</text:p>
          </table:table-cell>
          <table:table-cell office:value-type="float" office:value="24.595139">
            <text:p>24,595139</text:p>
          </table:table-cell>
          <table:table-cell office:value-type="float" office:value="61.534443">
            <text:p>61,534443</text:p>
          </table:table-cell>
          <table:table-cell office:value-type="float" office:value="8.230531">
            <text:p>8,230531</text:p>
          </table:table-cell>
          <table:table-cell table:number-columns-repeated="2" office:value-type="float" office:value="0">
            <text:p>0</text:p>
          </table:table-cell>
          <table:table-cell office:value-type="float" office:value="47.380505">
            <text:p>47,380505</text:p>
          </table:table-cell>
          <table:table-cell office:value-type="float" office:value="18.406906">
            <text:p>18,406906</text:p>
          </table:table-cell>
          <table:table-cell office:value-type="float" office:value="75.291145">
            <text:p>75,291145</text:p>
          </table:table-cell>
          <table:table-cell office:value-type="float" office:value="9.611217">
            <text:p>9,611217</text:p>
          </table:table-cell>
          <table:table-cell office:value-type="float" office:value="13.501904">
            <text:p>13,501904</text:p>
          </table:table-cell>
          <table:table-cell office:value-type="float" office:value="10.289203">
            <text:p>10,289203</text:p>
          </table:table-cell>
          <table:table-cell office:value-type="float" office:value="36.377148">
            <text:p>36,377148</text:p>
          </table:table-cell>
          <table:table-cell office:value-type="float" office:value="10.598965">
            <text:p>10,598965</text:p>
          </table:table-cell>
          <table:table-cell office:value-type="float" office:value="19.763643">
            <text:p>19,763643</text:p>
          </table:table-cell>
          <table:table-cell office:value-type="float" office:value="11.106886">
            <text:p>11,106886</text:p>
          </table:table-cell>
          <table:table-cell office:value-type="float" office:value="54.20747">
            <text:p>54,20747</text:p>
          </table:table-cell>
          <table:table-cell office:value-type="float" office:value="35.757797">
            <text:p>35,757797</text:p>
          </table:table-cell>
          <table:table-cell table:number-columns-repeated="6" office:value-type="float" office:value="0">
            <text:p>0</text:p>
          </table:table-cell>
          <table:table-cell office:value-type="float" office:value="59.816826">
            <text:p>59,816826</text:p>
          </table:table-cell>
          <table:table-cell office:value-type="float" office:value="20.883923">
            <text:p>20,883923</text:p>
          </table:table-cell>
        </table:table-row>
        <table:table-row table:style-name="ro1">
          <table:table-cell office:value-type="string">
            <text:p>AFR134 <text:s text:c="5"/></text:p>
          </table:table-cell>
          <table:table-cell office:value-type="float" office:value="417.149658">
            <text:p>417,149658</text:p>
          </table:table-cell>
          <table:table-cell office:value-type="float" office:value="692.842896">
            <text:p>692,842896</text:p>
          </table:table-cell>
          <table:table-cell office:value-type="float" office:value="1474.559814">
            <text:p>1474,559814</text:p>
          </table:table-cell>
          <table:table-cell office:value-type="float" office:value="435.155273">
            <text:p>435,155273</text:p>
          </table:table-cell>
          <table:table-cell office:value-type="float" office:value="4972.907715">
            <text:p>4972,907715</text:p>
          </table:table-cell>
          <table:table-cell office:value-type="float" office:value="196.133728">
            <text:p>196,133728</text:p>
          </table:table-cell>
          <table:table-cell office:value-type="float" office:value="10135.625977">
            <text:p>10135,625977</text:p>
          </table:table-cell>
          <table:table-cell office:value-type="float" office:value="257.924469">
            <text:p>257,924469</text:p>
          </table:table-cell>
          <table:table-cell office:value-type="float" office:value="27.734262">
            <text:p>27,734262</text:p>
          </table:table-cell>
          <table:table-cell office:value-type="float" office:value="25.932007">
            <text:p>25,932007</text:p>
          </table:table-cell>
          <table:table-cell office:value-type="float" office:value="769.758789">
            <text:p>769,758789</text:p>
          </table:table-cell>
          <table:table-cell office:value-type="float" office:value="30.601847">
            <text:p>30,601847</text:p>
          </table:table-cell>
          <table:table-cell office:value-type="float" office:value="658.488342">
            <text:p>658,488342</text:p>
          </table:table-cell>
          <table:table-cell office:value-type="float" office:value="23.180359">
            <text:p>23,180359</text:p>
          </table:table-cell>
          <table:table-cell office:value-type="float" office:value="1613.921875">
            <text:p>1613,921875</text:p>
          </table:table-cell>
          <table:table-cell office:value-type="float" office:value="28.265425">
            <text:p>28,265425</text:p>
          </table:table-cell>
          <table:table-cell office:value-type="float" office:value="2803.277832">
            <text:p>2803,277832</text:p>
          </table:table-cell>
          <table:table-cell office:value-type="float" office:value="42.087299">
            <text:p>42,087299</text:p>
          </table:table-cell>
          <table:table-cell office:value-type="float" office:value="365.484894">
            <text:p>365,484894</text:p>
          </table:table-cell>
          <table:table-cell office:value-type="float" office:value="11.597426">
            <text:p>11,597426</text:p>
          </table:table-cell>
          <table:table-cell office:value-type="float" office:value="5.162102">
            <text:p>5,162102</text:p>
          </table:table-cell>
          <table:table-cell office:value-type="float" office:value="5.482094">
            <text:p>5,482094</text:p>
          </table:table-cell>
          <table:table-cell office:value-type="float" office:value="36.084671">
            <text:p>36,084671</text:p>
          </table:table-cell>
          <table:table-cell office:value-type="float" office:value="7.676909">
            <text:p>7,676909</text:p>
          </table:table-cell>
          <table:table-cell office:value-type="float" office:value="48.287914">
            <text:p>48,287914</text:p>
          </table:table-cell>
          <table:table-cell office:value-type="float" office:value="5.31527">
            <text:p>5,31527</text:p>
          </table:table-cell>
          <table:table-cell office:value-type="float" office:value="1948.545898">
            <text:p>1948,545898</text:p>
          </table:table-cell>
          <table:table-cell office:value-type="float" office:value="53.215466">
            <text:p>53,215466</text:p>
          </table:table-cell>
          <table:table-cell office:value-type="float" office:value="57.803986">
            <text:p>57,803986</text:p>
          </table:table-cell>
          <table:table-cell office:value-type="float" office:value="8.78942">
            <text:p>8,78942</text:p>
          </table:table-cell>
          <table:table-cell table:number-columns-repeated="2" office:value-type="float" office:value="0">
            <text:p>0</text:p>
          </table:table-cell>
          <table:table-cell office:value-type="float" office:value="232.357605">
            <text:p>232,357605</text:p>
          </table:table-cell>
          <table:table-cell office:value-type="float" office:value="19.448586">
            <text:p>19,448586</text:p>
          </table:table-cell>
          <table:table-cell office:value-type="float" office:value="43.992241">
            <text:p>43,992241</text:p>
          </table:table-cell>
          <table:table-cell office:value-type="float" office:value="10.202548">
            <text:p>10,202548</text:p>
          </table:table-cell>
          <table:table-cell office:value-type="float" office:value="21.163229">
            <text:p>21,163229</text:p>
          </table:table-cell>
          <table:table-cell office:value-type="float" office:value="10.931801">
            <text:p>10,931801</text:p>
          </table:table-cell>
          <table:table-cell office:value-type="float" office:value="53.053135">
            <text:p>53,053135</text:p>
          </table:table-cell>
          <table:table-cell office:value-type="float" office:value="11.421782">
            <text:p>11,421782</text:p>
          </table:table-cell>
          <table:table-cell office:value-type="float" office:value="21.828091">
            <text:p>21,828091</text:p>
          </table:table-cell>
          <table:table-cell office:value-type="float" office:value="11.989528">
            <text:p>11,989528</text:p>
          </table:table-cell>
          <table:table-cell office:value-type="float" office:value="59.957813">
            <text:p>59,957813</text:p>
          </table:table-cell>
          <table:table-cell office:value-type="float" office:value="35.087856">
            <text:p>35,087856</text:p>
          </table:table-cell>
          <table:table-cell table:number-columns-repeated="6" office:value-type="float" office:value="0">
            <text:p>0</text:p>
          </table:table-cell>
          <table:table-cell office:value-type="float" office:value="61.149261">
            <text:p>61,149261</text:p>
          </table:table-cell>
          <table:table-cell office:value-type="float" office:value="22.500648">
            <text:p>22,500648</text:p>
          </table:table-cell>
        </table:table-row>
        <table:table-row table:style-name="ro1">
          <table:table-cell office:value-type="string">
            <text:p>AFR135 <text:s text:c="5"/></text:p>
          </table:table-cell>
          <table:table-cell office:value-type="float" office:value="2526.889648">
            <text:p>2526,889648</text:p>
          </table:table-cell>
          <table:table-cell office:value-type="float" office:value="850.091553">
            <text:p>850,091553</text:p>
          </table:table-cell>
          <table:table-cell office:value-type="float" office:value="4911.405762">
            <text:p>4911,405762</text:p>
          </table:table-cell>
          <table:table-cell office:value-type="float" office:value="531.683228">
            <text:p>531,683228</text:p>
          </table:table-cell>
          <table:table-cell office:value-type="float" office:value="7395.649902">
            <text:p>7395,649902</text:p>
          </table:table-cell>
          <table:table-cell office:value-type="float" office:value="255.474487">
            <text:p>255,474487</text:p>
          </table:table-cell>
          <table:table-cell office:value-type="float" office:value="17491.921875">
            <text:p>17491,921875</text:p>
          </table:table-cell>
          <table:table-cell office:value-type="float" office:value="417.445679">
            <text:p>417,445679</text:p>
          </table:table-cell>
          <table:table-cell office:value-type="float" office:value="384.261505">
            <text:p>384,261505</text:p>
          </table:table-cell>
          <table:table-cell office:value-type="float" office:value="40.851994">
            <text:p>40,851994</text:p>
          </table:table-cell>
          <table:table-cell office:value-type="float" office:value="3338.287354">
            <text:p>3338,287354</text:p>
          </table:table-cell>
          <table:table-cell office:value-type="float" office:value="79.032188">
            <text:p>79,032188</text:p>
          </table:table-cell>
          <table:table-cell office:value-type="float" office:value="18598.376953">
            <text:p>18598,376953</text:p>
          </table:table-cell>
          <table:table-cell office:value-type="float" office:value="324.453461">
            <text:p>324,453461</text:p>
          </table:table-cell>
          <table:table-cell office:value-type="float" office:value="15793.457031">
            <text:p>15793,457031</text:p>
          </table:table-cell>
          <table:table-cell office:value-type="float" office:value="224.392532">
            <text:p>224,392532</text:p>
          </table:table-cell>
          <table:table-cell office:value-type="float" office:value="16355.746094">
            <text:p>16355,746094</text:p>
          </table:table-cell>
          <table:table-cell office:value-type="float" office:value="217.762039">
            <text:p>217,762039</text:p>
          </table:table-cell>
          <table:table-cell office:value-type="float" office:value="550.256897">
            <text:p>550,256897</text:p>
          </table:table-cell>
          <table:table-cell office:value-type="float" office:value="16.223272">
            <text:p>16,223272</text:p>
          </table:table-cell>
          <table:table-cell office:value-type="float" office:value="36.647511">
            <text:p>36,647511</text:p>
          </table:table-cell>
          <table:table-cell office:value-type="float" office:value="5.984599">
            <text:p>5,984599</text:p>
          </table:table-cell>
          <table:table-cell office:value-type="float" office:value="24.63665">
            <text:p>24,63665</text:p>
          </table:table-cell>
          <table:table-cell office:value-type="float" office:value="7.771485">
            <text:p>7,771485</text:p>
          </table:table-cell>
          <table:table-cell office:value-type="float" office:value="174.026627">
            <text:p>174,026627</text:p>
          </table:table-cell>
          <table:table-cell office:value-type="float" office:value="7.05847">
            <text:p>7,05847</text:p>
          </table:table-cell>
          <table:table-cell office:value-type="float" office:value="3916.857666">
            <text:p>3916,857666</text:p>
          </table:table-cell>
          <table:table-cell office:value-type="float" office:value="103.875168">
            <text:p>103,875168</text:p>
          </table:table-cell>
          <table:table-cell office:value-type="float" office:value="86.199585">
            <text:p>86,199585</text:p>
          </table:table-cell>
          <table:table-cell office:value-type="float" office:value="9.357524">
            <text:p>9,357524</text:p>
          </table:table-cell>
          <table:table-cell office:value-type="float" office:value="5.377829">
            <text:p>5,377829</text:p>
          </table:table-cell>
          <table:table-cell office:value-type="float" office:value="15.57499">
            <text:p>15,57499</text:p>
          </table:table-cell>
          <table:table-cell office:value-type="float" office:value="97.684189">
            <text:p>97,684189</text:p>
          </table:table-cell>
          <table:table-cell office:value-type="float" office:value="19.018005">
            <text:p>19,018005</text:p>
          </table:table-cell>
          <table:table-cell office:value-type="float" office:value="320.093323">
            <text:p>320,093323</text:p>
          </table:table-cell>
          <table:table-cell office:value-type="float" office:value="12.487526">
            <text:p>12,487526</text:p>
          </table:table-cell>
          <table:table-cell office:value-type="float" office:value="118.343384">
            <text:p>118,343384</text:p>
          </table:table-cell>
          <table:table-cell office:value-type="float" office:value="12.043789">
            <text:p>12,043789</text:p>
          </table:table-cell>
          <table:table-cell office:value-type="float" office:value="116.260651">
            <text:p>116,260651</text:p>
          </table:table-cell>
          <table:table-cell office:value-type="float" office:value="12.319692">
            <text:p>12,319692</text:p>
          </table:table-cell>
          <table:table-cell office:value-type="float" office:value="28.212225">
            <text:p>28,212225</text:p>
          </table:table-cell>
          <table:table-cell office:value-type="float" office:value="12.728513">
            <text:p>12,728513</text:p>
          </table:table-cell>
          <table:table-cell office:value-type="float" office:value="72.74295">
            <text:p>72,74295</text:p>
          </table:table-cell>
          <table:table-cell office:value-type="float" office:value="58.127426">
            <text:p>58,127426</text:p>
          </table:table-cell>
          <table:table-cell table:number-columns-repeated="6" office:value-type="float" office:value="0">
            <text:p>0</text:p>
          </table:table-cell>
          <table:table-cell office:value-type="float" office:value="61.275715">
            <text:p>61,275715</text:p>
          </table:table-cell>
          <table:table-cell office:value-type="float" office:value="23.806278">
            <text:p>23,806278</text:p>
          </table:table-cell>
        </table:table-row>
        <table:table-row table:style-name="ro1">
          <table:table-cell office:value-type="string">
            <text:p>AFR136 <text:s text:c="5"/></text:p>
          </table:table-cell>
          <table:table-cell office:value-type="float" office:value="2076.873047">
            <text:p>2076,873047</text:p>
          </table:table-cell>
          <table:table-cell office:value-type="float" office:value="766.875122">
            <text:p>766,875122</text:p>
          </table:table-cell>
          <table:table-cell office:value-type="float" office:value="1443.688477">
            <text:p>1443,688477</text:p>
          </table:table-cell>
          <table:table-cell office:value-type="float" office:value="452.298706">
            <text:p>452,298706</text:p>
          </table:table-cell>
          <table:table-cell office:value-type="float" office:value="3411.458252">
            <text:p>3411,458252</text:p>
          </table:table-cell>
          <table:table-cell office:value-type="float" office:value="174.418594">
            <text:p>174,418594</text:p>
          </table:table-cell>
          <table:table-cell office:value-type="float" office:value="6246.55957">
            <text:p>6246,55957</text:p>
          </table:table-cell>
          <table:table-cell office:value-type="float" office:value="176.850586">
            <text:p>176,850586</text:p>
          </table:table-cell>
          <table:table-cell office:value-type="float" office:value="106.716629">
            <text:p>106,716629</text:p>
          </table:table-cell>
          <table:table-cell office:value-type="float" office:value="31.130566">
            <text:p>31,130566</text:p>
          </table:table-cell>
          <table:table-cell office:value-type="float" office:value="4518.935059">
            <text:p>4518,935059</text:p>
          </table:table-cell>
          <table:table-cell office:value-type="float" office:value="98.750099">
            <text:p>98,750099</text:p>
          </table:table-cell>
          <table:table-cell office:value-type="float" office:value="5193.137207">
            <text:p>5193,137207</text:p>
          </table:table-cell>
          <table:table-cell office:value-type="float" office:value="97.877167">
            <text:p>97,877167</text:p>
          </table:table-cell>
          <table:table-cell office:value-type="float" office:value="5963.637695">
            <text:p>5963,637695</text:p>
          </table:table-cell>
          <table:table-cell office:value-type="float" office:value="87.712959">
            <text:p>87,712959</text:p>
          </table:table-cell>
          <table:table-cell office:value-type="float" office:value="3042.125977">
            <text:p>3042,125977</text:p>
          </table:table-cell>
          <table:table-cell office:value-type="float" office:value="45.337929">
            <text:p>45,337929</text:p>
          </table:table-cell>
          <table:table-cell office:value-type="float" office:value="318.045593">
            <text:p>318,045593</text:p>
          </table:table-cell>
          <table:table-cell office:value-type="float" office:value="10.589753">
            <text:p>10,589753</text:p>
          </table:table-cell>
          <table:table-cell office:value-type="float" office:value="23.22946">
            <text:p>23,22946</text:p>
          </table:table-cell>
          <table:table-cell office:value-type="float" office:value="5.732231">
            <text:p>5,732231</text:p>
          </table:table-cell>
          <table:table-cell office:value-type="float" office:value="33.661125">
            <text:p>33,661125</text:p>
          </table:table-cell>
          <table:table-cell office:value-type="float" office:value="7.765767">
            <text:p>7,765767</text:p>
          </table:table-cell>
          <table:table-cell office:value-type="float" office:value="59.906059">
            <text:p>59,906059</text:p>
          </table:table-cell>
          <table:table-cell office:value-type="float" office:value="5.546681">
            <text:p>5,546681</text:p>
          </table:table-cell>
          <table:table-cell office:value-type="float" office:value="1389.463257">
            <text:p>1389,463257</text:p>
          </table:table-cell>
          <table:table-cell office:value-type="float" office:value="39.072868">
            <text:p>39,072868</text:p>
          </table:table-cell>
          <table:table-cell office:value-type="float" office:value="76.202744">
            <text:p>76,202744</text:p>
          </table:table-cell>
          <table:table-cell office:value-type="float" office:value="9.215961">
            <text:p>9,215961</text:p>
          </table:table-cell>
          <table:table-cell office:value-type="float" office:value="2.845824">
            <text:p>2,845824</text:p>
          </table:table-cell>
          <table:table-cell office:value-type="float" office:value="15.662248">
            <text:p>15,662248</text:p>
          </table:table-cell>
          <table:table-cell office:value-type="float" office:value="131.959915">
            <text:p>131,959915</text:p>
          </table:table-cell>
          <table:table-cell office:value-type="float" office:value="19.104368">
            <text:p>19,104368</text:p>
          </table:table-cell>
          <table:table-cell office:value-type="float" office:value="91.39621">
            <text:p>91,39621</text:p>
          </table:table-cell>
          <table:table-cell office:value-type="float" office:value="10.911518">
            <text:p>10,911518</text:p>
          </table:table-cell>
          <table:table-cell office:value-type="float" office:value="44.099915">
            <text:p>44,099915</text:p>
          </table:table-cell>
          <table:table-cell office:value-type="float" office:value="11.710845">
            <text:p>11,710845</text:p>
          </table:table-cell>
          <table:table-cell office:value-type="float" office:value="46.302734">
            <text:p>46,302734</text:p>
          </table:table-cell>
          <table:table-cell office:value-type="float" office:value="12.308294">
            <text:p>12,308294</text:p>
          </table:table-cell>
          <table:table-cell office:value-type="float" office:value="33.884464">
            <text:p>33,884464</text:p>
          </table:table-cell>
          <table:table-cell office:value-type="float" office:value="12.972267">
            <text:p>12,972267</text:p>
          </table:table-cell>
          <table:table-cell office:value-type="float" office:value="41.956749">
            <text:p>41,956749</text:p>
          </table:table-cell>
          <table:table-cell office:value-type="float" office:value="43.415447">
            <text:p>43,415447</text:p>
          </table:table-cell>
          <table:table-cell table:number-columns-repeated="6" office:value-type="float" office:value="0">
            <text:p>0</text:p>
          </table:table-cell>
          <table:table-cell office:value-type="float" office:value="90.177315">
            <text:p>90,177315</text:p>
          </table:table-cell>
          <table:table-cell office:value-type="float" office:value="23.732441">
            <text:p>23,732441</text:p>
          </table:table-cell>
        </table:table-row>
        <table:table-row table:style-name="ro1">
          <table:table-cell office:value-type="string">
            <text:p>AFR137 <text:s text:c="5"/></text:p>
          </table:table-cell>
          <table:table-cell office:value-type="float" office:value="1198.195923">
            <text:p>1198,195923</text:p>
          </table:table-cell>
          <table:table-cell office:value-type="float" office:value="705.649475">
            <text:p>705,649475</text:p>
          </table:table-cell>
          <table:table-cell office:value-type="float" office:value="1852.734375">
            <text:p>1852,734375</text:p>
          </table:table-cell>
          <table:table-cell office:value-type="float" office:value="440.415222">
            <text:p>440,415222</text:p>
          </table:table-cell>
          <table:table-cell office:value-type="float" office:value="8958.870117">
            <text:p>8958,870117</text:p>
          </table:table-cell>
          <table:table-cell office:value-type="float" office:value="274.1604">
            <text:p>274,1604</text:p>
          </table:table-cell>
          <table:table-cell office:value-type="float" office:value="15653.128906">
            <text:p>15653,128906</text:p>
          </table:table-cell>
          <table:table-cell office:value-type="float" office:value="376.790833">
            <text:p>376,790833</text:p>
          </table:table-cell>
          <table:table-cell office:value-type="float" office:value="37.380962">
            <text:p>37,380962</text:p>
          </table:table-cell>
          <table:table-cell office:value-type="float" office:value="26.539961">
            <text:p>26,539961</text:p>
          </table:table-cell>
          <table:table-cell office:value-type="float" office:value="661.775879">
            <text:p>661,775879</text:p>
          </table:table-cell>
          <table:table-cell office:value-type="float" office:value="29.486645">
            <text:p>29,486645</text:p>
          </table:table-cell>
          <table:table-cell office:value-type="float" office:value="969.137756">
            <text:p>969,137756</text:p>
          </table:table-cell>
          <table:table-cell office:value-type="float" office:value="27.799383">
            <text:p>27,799383</text:p>
          </table:table-cell>
          <table:table-cell office:value-type="float" office:value="1790.531616">
            <text:p>1790,531616</text:p>
          </table:table-cell>
          <table:table-cell office:value-type="float" office:value="30.615942">
            <text:p>30,615942</text:p>
          </table:table-cell>
          <table:table-cell office:value-type="float" office:value="3914.265381">
            <text:p>3914,265381</text:p>
          </table:table-cell>
          <table:table-cell office:value-type="float" office:value="56.096806">
            <text:p>56,096806</text:p>
          </table:table-cell>
          <table:table-cell office:value-type="float" office:value="560.846497">
            <text:p>560,846497</text:p>
          </table:table-cell>
          <table:table-cell office:value-type="float" office:value="16.448689">
            <text:p>16,448689</text:p>
          </table:table-cell>
          <table:table-cell office:value-type="float" office:value="14.123279">
            <text:p>14,123279</text:p>
          </table:table-cell>
          <table:table-cell office:value-type="float" office:value="5.633295">
            <text:p>5,633295</text:p>
          </table:table-cell>
          <table:table-cell office:value-type="float" office:value="49.230587">
            <text:p>49,230587</text:p>
          </table:table-cell>
          <table:table-cell office:value-type="float" office:value="7.737299">
            <text:p>7,737299</text:p>
          </table:table-cell>
          <table:table-cell office:value-type="float" office:value="70.413643">
            <text:p>70,413643</text:p>
          </table:table-cell>
          <table:table-cell office:value-type="float" office:value="5.534585">
            <text:p>5,534585</text:p>
          </table:table-cell>
          <table:table-cell office:value-type="float" office:value="2984.45459">
            <text:p>2984,45459</text:p>
          </table:table-cell>
          <table:table-cell office:value-type="float" office:value="79.808311">
            <text:p>79,808311</text:p>
          </table:table-cell>
          <table:table-cell office:value-type="float" office:value="57.224495">
            <text:p>57,224495</text:p>
          </table:table-cell>
          <table:table-cell office:value-type="float" office:value="8.787493">
            <text:p>8,787493</text:p>
          </table:table-cell>
          <table:table-cell table:number-columns-repeated="2" office:value-type="float" office:value="0">
            <text:p>0</text:p>
          </table:table-cell>
          <table:table-cell office:value-type="float" office:value="33.78611">
            <text:p>33,78611</text:p>
          </table:table-cell>
          <table:table-cell office:value-type="float" office:value="18.627567">
            <text:p>18,627567</text:p>
          </table:table-cell>
          <table:table-cell office:value-type="float" office:value="33.96896">
            <text:p>33,96896</text:p>
          </table:table-cell>
          <table:table-cell office:value-type="float" office:value="10.105461">
            <text:p>10,105461</text:p>
          </table:table-cell>
          <table:table-cell office:value-type="float" office:value="30.219673">
            <text:p>30,219673</text:p>
          </table:table-cell>
          <table:table-cell office:value-type="float" office:value="11.010241">
            <text:p>11,010241</text:p>
          </table:table-cell>
          <table:table-cell office:value-type="float" office:value="56.328327">
            <text:p>56,328327</text:p>
          </table:table-cell>
          <table:table-cell office:value-type="float" office:value="11.402749">
            <text:p>11,402749</text:p>
          </table:table-cell>
          <table:table-cell office:value-type="float" office:value="22.103352">
            <text:p>22,103352</text:p>
          </table:table-cell>
          <table:table-cell office:value-type="float" office:value="11.962438">
            <text:p>11,962438</text:p>
          </table:table-cell>
          <table:table-cell office:value-type="float" office:value="33.956272">
            <text:p>33,956272</text:p>
          </table:table-cell>
          <table:table-cell office:value-type="float" office:value="35.904739">
            <text:p>35,904739</text:p>
          </table:table-cell>
          <table:table-cell table:number-columns-repeated="6" office:value-type="float" office:value="0">
            <text:p>0</text:p>
          </table:table-cell>
          <table:table-cell office:value-type="float" office:value="55.867107">
            <text:p>55,867107</text:p>
          </table:table-cell>
          <table:table-cell office:value-type="float" office:value="22.351559">
            <text:p>22,351559</text:p>
          </table:table-cell>
        </table:table-row>
        <table:table-row table:style-name="ro1">
          <table:table-cell office:value-type="string">
            <text:p>AFR138 <text:s text:c="5"/></text:p>
          </table:table-cell>
          <table:table-cell office:value-type="float" office:value="4278.00293">
            <text:p>4278,00293</text:p>
          </table:table-cell>
          <table:table-cell office:value-type="float" office:value="739.900513">
            <text:p>739,900513</text:p>
          </table:table-cell>
          <table:table-cell office:value-type="float" office:value="1397.381348">
            <text:p>1397,381348</text:p>
          </table:table-cell>
          <table:table-cell office:value-type="float" office:value="426.26181">
            <text:p>426,26181</text:p>
          </table:table-cell>
          <table:table-cell office:value-type="float" office:value="2710.669434">
            <text:p>2710,669434</text:p>
          </table:table-cell>
          <table:table-cell office:value-type="float" office:value="156.437897">
            <text:p>156,437897</text:p>
          </table:table-cell>
          <table:table-cell office:value-type="float" office:value="5580.775879">
            <text:p>5580,775879</text:p>
          </table:table-cell>
          <table:table-cell office:value-type="float" office:value="160.643204">
            <text:p>160,643204</text:p>
          </table:table-cell>
          <table:table-cell office:value-type="float" office:value="98.878685">
            <text:p>98,878685</text:p>
          </table:table-cell>
          <table:table-cell office:value-type="float" office:value="29.014017">
            <text:p>29,014017</text:p>
          </table:table-cell>
          <table:table-cell office:value-type="float" office:value="3741.381348">
            <text:p>3741,381348</text:p>
          </table:table-cell>
          <table:table-cell office:value-type="float" office:value="83.341072">
            <text:p>83,341072</text:p>
          </table:table-cell>
          <table:table-cell office:value-type="float" office:value="7250.263184">
            <text:p>7250,263184</text:p>
          </table:table-cell>
          <table:table-cell office:value-type="float" office:value="131.903763">
            <text:p>131,903763</text:p>
          </table:table-cell>
          <table:table-cell office:value-type="float" office:value="6599.503906">
            <text:p>6599,503906</text:p>
          </table:table-cell>
          <table:table-cell office:value-type="float" office:value="96.291847">
            <text:p>96,291847</text:p>
          </table:table-cell>
          <table:table-cell office:value-type="float" office:value="6322.411621">
            <text:p>6322,411621</text:p>
          </table:table-cell>
          <table:table-cell office:value-type="float" office:value="87.108879">
            <text:p>87,108879</text:p>
          </table:table-cell>
          <table:table-cell office:value-type="float" office:value="235.641571">
            <text:p>235,641571</text:p>
          </table:table-cell>
          <table:table-cell office:value-type="float" office:value="8.275983">
            <text:p>8,275983</text:p>
          </table:table-cell>
          <table:table-cell office:value-type="float" office:value="22.069437">
            <text:p>22,069437</text:p>
          </table:table-cell>
          <table:table-cell office:value-type="float" office:value="4.834564">
            <text:p>4,834564</text:p>
          </table:table-cell>
          <table:table-cell office:value-type="float" office:value="25.582634">
            <text:p>25,582634</text:p>
          </table:table-cell>
          <table:table-cell office:value-type="float" office:value="7.236597">
            <text:p>7,236597</text:p>
          </table:table-cell>
          <table:table-cell office:value-type="float" office:value="38.44239">
            <text:p>38,44239</text:p>
          </table:table-cell>
          <table:table-cell office:value-type="float" office:value="4.619046">
            <text:p>4,619046</text:p>
          </table:table-cell>
          <table:table-cell office:value-type="float" office:value="1106.29126">
            <text:p>1106,29126</text:p>
          </table:table-cell>
          <table:table-cell office:value-type="float" office:value="31.703613">
            <text:p>31,703613</text:p>
          </table:table-cell>
          <table:table-cell office:value-type="float" office:value="44.167896">
            <text:p>44,167896</text:p>
          </table:table-cell>
          <table:table-cell office:value-type="float" office:value="7.634747">
            <text:p>7,634747</text:p>
          </table:table-cell>
          <table:table-cell table:number-columns-repeated="2" office:value-type="float" office:value="0">
            <text:p>0</text:p>
          </table:table-cell>
          <table:table-cell office:value-type="float" office:value="98.709229">
            <text:p>98,709229</text:p>
          </table:table-cell>
          <table:table-cell office:value-type="float" office:value="18.336943">
            <text:p>18,336943</text:p>
          </table:table-cell>
          <table:table-cell office:value-type="float" office:value="62.131622">
            <text:p>62,131622</text:p>
          </table:table-cell>
          <table:table-cell office:value-type="float" office:value="8.991532">
            <text:p>8,991532</text:p>
          </table:table-cell>
          <table:table-cell office:value-type="float" office:value="46.393585">
            <text:p>46,393585</text:p>
          </table:table-cell>
          <table:table-cell office:value-type="float" office:value="9.734447">
            <text:p>9,734447</text:p>
          </table:table-cell>
          <table:table-cell office:value-type="float" office:value="58.203438">
            <text:p>58,203438</text:p>
          </table:table-cell>
          <table:table-cell office:value-type="float" office:value="10.038802">
            <text:p>10,038802</text:p>
          </table:table-cell>
          <table:table-cell office:value-type="float" office:value="19.653542">
            <text:p>19,653542</text:p>
          </table:table-cell>
          <table:table-cell office:value-type="float" office:value="10.44698">
            <text:p>10,44698</text:p>
          </table:table-cell>
          <table:table-cell office:value-type="float" office:value="30.206053">
            <text:p>30,206053</text:p>
          </table:table-cell>
          <table:table-cell office:value-type="float" office:value="44.208836">
            <text:p>44,208836</text:p>
          </table:table-cell>
          <table:table-cell table:number-columns-repeated="6" office:value-type="float" office:value="0">
            <text:p>0</text:p>
          </table:table-cell>
          <table:table-cell office:value-type="float" office:value="59.483719">
            <text:p>59,483719</text:p>
          </table:table-cell>
          <table:table-cell office:value-type="float" office:value="19.601267">
            <text:p>19,601267</text:p>
          </table:table-cell>
        </table:table-row>
        <table:table-row table:style-name="ro1">
          <table:table-cell office:value-type="string">
            <text:p>AFR139 <text:s text:c="5"/></text:p>
          </table:table-cell>
          <table:table-cell office:value-type="float" office:value="408.274139">
            <text:p>408,274139</text:p>
          </table:table-cell>
          <table:table-cell office:value-type="float" office:value="746.035034">
            <text:p>746,035034</text:p>
          </table:table-cell>
          <table:table-cell office:value-type="float" office:value="972.89978">
            <text:p>972,89978</text:p>
          </table:table-cell>
          <table:table-cell office:value-type="float" office:value="444.234894">
            <text:p>444,234894</text:p>
          </table:table-cell>
          <table:table-cell office:value-type="float" office:value="1932.949707">
            <text:p>1932,949707</text:p>
          </table:table-cell>
          <table:table-cell office:value-type="float" office:value="152.433151">
            <text:p>152,433151</text:p>
          </table:table-cell>
          <table:table-cell office:value-type="float" office:value="2917.640137">
            <text:p>2917,640137</text:p>
          </table:table-cell>
          <table:table-cell office:value-type="float" office:value="112.835762">
            <text:p>112,835762</text:p>
          </table:table-cell>
          <table:table-cell office:value-type="float" office:value="19.59486">
            <text:p>19,59486</text:p>
          </table:table-cell>
          <table:table-cell office:value-type="float" office:value="28.038723">
            <text:p>28,038723</text:p>
          </table:table-cell>
          <table:table-cell office:value-type="float" office:value="1265.187622">
            <text:p>1265,187622</text:p>
          </table:table-cell>
          <table:table-cell office:value-type="float" office:value="40.413399">
            <text:p>40,413399</text:p>
          </table:table-cell>
          <table:table-cell office:value-type="float" office:value="4117.762207">
            <text:p>4117,762207</text:p>
          </table:table-cell>
          <table:table-cell office:value-type="float" office:value="79.276123">
            <text:p>79,276123</text:p>
          </table:table-cell>
          <table:table-cell office:value-type="float" office:value="10471.414063">
            <text:p>10471,414063</text:p>
          </table:table-cell>
          <table:table-cell office:value-type="float" office:value="150.340469">
            <text:p>150,340469</text:p>
          </table:table-cell>
          <table:table-cell office:value-type="float" office:value="1466.957397">
            <text:p>1466,957397</text:p>
          </table:table-cell>
          <table:table-cell office:value-type="float" office:value="26.376926">
            <text:p>26,376926</text:p>
          </table:table-cell>
          <table:table-cell office:value-type="float" office:value="120.008339">
            <text:p>120,008339</text:p>
          </table:table-cell>
          <table:table-cell office:value-type="float" office:value="6.698602">
            <text:p>6,698602</text:p>
          </table:table-cell>
          <table:table-cell table:number-columns-repeated="2" office:value-type="float" office:value="0">
            <text:p>0</text:p>
          </table:table-cell>
          <table:table-cell office:value-type="float" office:value="29.377077">
            <text:p>29,377077</text:p>
          </table:table-cell>
          <table:table-cell office:value-type="float" office:value="7.786574">
            <text:p>7,786574</text:p>
          </table:table-cell>
          <table:table-cell office:value-type="float" office:value="29.130789">
            <text:p>29,130789</text:p>
          </table:table-cell>
          <table:table-cell office:value-type="float" office:value="5.426344">
            <text:p>5,426344</text:p>
          </table:table-cell>
          <table:table-cell office:value-type="float" office:value="609.739624">
            <text:p>609,739624</text:p>
          </table:table-cell>
          <table:table-cell office:value-type="float" office:value="20.036812">
            <text:p>20,036812</text:p>
          </table:table-cell>
          <table:table-cell office:value-type="float" office:value="70.806252">
            <text:p>70,806252</text:p>
          </table:table-cell>
          <table:table-cell office:value-type="float" office:value="9.336777">
            <text:p>9,336777</text:p>
          </table:table-cell>
          <table:table-cell table:number-columns-repeated="2" office:value-type="float" office:value="0">
            <text:p>0</text:p>
          </table:table-cell>
          <table:table-cell office:value-type="float" office:value="142.846191">
            <text:p>142,846191</text:p>
          </table:table-cell>
          <table:table-cell office:value-type="float" office:value="19.229668">
            <text:p>19,229668</text:p>
          </table:table-cell>
          <table:table-cell office:value-type="float" office:value="91.777641">
            <text:p>91,777641</text:p>
          </table:table-cell>
          <table:table-cell office:value-type="float" office:value="10.99635">
            <text:p>10,99635</text:p>
          </table:table-cell>
          <table:table-cell office:value-type="float" office:value="96.641479">
            <text:p>96,641479</text:p>
          </table:table-cell>
          <table:table-cell office:value-type="float" office:value="12.033359">
            <text:p>12,033359</text:p>
          </table:table-cell>
          <table:table-cell office:value-type="float" office:value="30.501802">
            <text:p>30,501802</text:p>
          </table:table-cell>
          <table:table-cell office:value-type="float" office:value="12.389761">
            <text:p>12,389761</text:p>
          </table:table-cell>
          <table:table-cell office:value-type="float" office:value="18.304768">
            <text:p>18,304768</text:p>
          </table:table-cell>
          <table:table-cell office:value-type="float" office:value="13.002456">
            <text:p>13,002456</text:p>
          </table:table-cell>
          <table:table-cell office:value-type="float" office:value="91.959709">
            <text:p>91,959709</text:p>
          </table:table-cell>
          <table:table-cell office:value-type="float" office:value="43.073959">
            <text:p>43,073959</text:p>
          </table:table-cell>
          <table:table-cell table:number-columns-repeated="6" office:value-type="float" office:value="0">
            <text:p>0</text:p>
          </table:table-cell>
          <table:table-cell office:value-type="float" office:value="70.048027">
            <text:p>70,048027</text:p>
          </table:table-cell>
          <table:table-cell office:value-type="float" office:value="23.842531">
            <text:p>23,842531</text:p>
          </table:table-cell>
        </table:table-row>
        <table:table-row table:style-name="ro1">
          <table:table-cell office:value-type="string">
            <text:p>AFR140 <text:s text:c="5"/></text:p>
          </table:table-cell>
          <table:table-cell office:value-type="float" office:value="3638.965088">
            <text:p>3638,965088</text:p>
          </table:table-cell>
          <table:table-cell office:value-type="float" office:value="733.101624">
            <text:p>733,101624</text:p>
          </table:table-cell>
          <table:table-cell office:value-type="float" office:value="633.314453">
            <text:p>633,314453</text:p>
          </table:table-cell>
          <table:table-cell office:value-type="float" office:value="422.989319">
            <text:p>422,989319</text:p>
          </table:table-cell>
          <table:table-cell office:value-type="float" office:value="3650.664063">
            <text:p>3650,664063</text:p>
          </table:table-cell>
          <table:table-cell office:value-type="float" office:value="170.297501">
            <text:p>170,297501</text:p>
          </table:table-cell>
          <table:table-cell office:value-type="float" office:value="6210.806152">
            <text:p>6210,806152</text:p>
          </table:table-cell>
          <table:table-cell office:value-type="float" office:value="172.73291">
            <text:p>172,73291</text:p>
          </table:table-cell>
          <table:table-cell office:value-type="float" office:value="55.167068">
            <text:p>55,167068</text:p>
          </table:table-cell>
          <table:table-cell office:value-type="float" office:value="26.553547">
            <text:p>26,553547</text:p>
          </table:table-cell>
          <table:table-cell office:value-type="float" office:value="1968.978027">
            <text:p>1968,978027</text:p>
          </table:table-cell>
          <table:table-cell office:value-type="float" office:value="51.21603">
            <text:p>51,21603</text:p>
          </table:table-cell>
          <table:table-cell office:value-type="float" office:value="5167.650391">
            <text:p>5167,650391</text:p>
          </table:table-cell>
          <table:table-cell office:value-type="float" office:value="96.87915">
            <text:p>96,87915</text:p>
          </table:table-cell>
          <table:table-cell office:value-type="float" office:value="2928.793457">
            <text:p>2928,793457</text:p>
          </table:table-cell>
          <table:table-cell office:value-type="float" office:value="45.682304">
            <text:p>45,682304</text:p>
          </table:table-cell>
          <table:table-cell office:value-type="float" office:value="2816.627197">
            <text:p>2816,627197</text:p>
          </table:table-cell>
          <table:table-cell office:value-type="float" office:value="42.093544">
            <text:p>42,093544</text:p>
          </table:table-cell>
          <table:table-cell office:value-type="float" office:value="266.737427">
            <text:p>266,737427</text:p>
          </table:table-cell>
          <table:table-cell office:value-type="float" office:value="9.162857">
            <text:p>9,162857</text:p>
          </table:table-cell>
          <table:table-cell office:value-type="float" office:value="10.498207">
            <text:p>10,498207</text:p>
          </table:table-cell>
          <table:table-cell office:value-type="float" office:value="5.079502">
            <text:p>5,079502</text:p>
          </table:table-cell>
          <table:table-cell office:value-type="float" office:value="30.674532">
            <text:p>30,674532</text:p>
          </table:table-cell>
          <table:table-cell office:value-type="float" office:value="7.428578">
            <text:p>7,428578</text:p>
          </table:table-cell>
          <table:table-cell office:value-type="float" office:value="43.39719">
            <text:p>43,39719</text:p>
          </table:table-cell>
          <table:table-cell office:value-type="float" office:value="4.91489">
            <text:p>4,91489</text:p>
          </table:table-cell>
          <table:table-cell office:value-type="float" office:value="1537.586426">
            <text:p>1537,586426</text:p>
          </table:table-cell>
          <table:table-cell office:value-type="float" office:value="42.682816">
            <text:p>42,682816</text:p>
          </table:table-cell>
          <table:table-cell office:value-type="float" office:value="52.570477">
            <text:p>52,570477</text:p>
          </table:table-cell>
          <table:table-cell office:value-type="float" office:value="8.109323">
            <text:p>8,109323</text:p>
          </table:table-cell>
          <table:table-cell table:number-columns-repeated="2" office:value-type="float" office:value="0">
            <text:p>0</text:p>
          </table:table-cell>
          <table:table-cell office:value-type="float" office:value="57.836357">
            <text:p>57,836357</text:p>
          </table:table-cell>
          <table:table-cell office:value-type="float" office:value="18.403797">
            <text:p>18,403797</text:p>
          </table:table-cell>
          <table:table-cell office:value-type="float" office:value="50.688557">
            <text:p>50,688557</text:p>
          </table:table-cell>
          <table:table-cell office:value-type="float" office:value="9.474195">
            <text:p>9,474195</text:p>
          </table:table-cell>
          <table:table-cell office:value-type="float" office:value="31.803961">
            <text:p>31,803961</text:p>
          </table:table-cell>
          <table:table-cell office:value-type="float" office:value="10.25637">
            <text:p>10,25637</text:p>
          </table:table-cell>
          <table:table-cell office:value-type="float" office:value="35.952122">
            <text:p>35,952122</text:p>
          </table:table-cell>
          <table:table-cell office:value-type="float" office:value="10.523581">
            <text:p>10,523581</text:p>
          </table:table-cell>
          <table:table-cell office:value-type="float" office:value="14.313502">
            <text:p>14,313502</text:p>
          </table:table-cell>
          <table:table-cell office:value-type="float" office:value="11.072762">
            <text:p>11,072762</text:p>
          </table:table-cell>
          <table:table-cell office:value-type="float" office:value="69.958412">
            <text:p>69,958412</text:p>
          </table:table-cell>
          <table:table-cell office:value-type="float" office:value="41.473022">
            <text:p>41,473022</text:p>
          </table:table-cell>
          <table:table-cell table:number-columns-repeated="6" office:value-type="float" office:value="0">
            <text:p>0</text:p>
          </table:table-cell>
          <table:table-cell office:value-type="float" office:value="55.72435">
            <text:p>55,72435</text:p>
          </table:table-cell>
          <table:table-cell office:value-type="float" office:value="20.736015">
            <text:p>20,736015</text:p>
          </table:table-cell>
        </table:table-row>
        <table:table-row table:style-name="ro1">
          <table:table-cell office:value-type="string">
            <text:p>AFR141 <text:s text:c="5"/></text:p>
          </table:table-cell>
          <table:table-cell office:value-type="float" office:value="6791.385254">
            <text:p>6791,385254</text:p>
          </table:table-cell>
          <table:table-cell office:value-type="float" office:value="501.469727">
            <text:p>501,469727</text:p>
          </table:table-cell>
          <table:table-cell office:value-type="float" office:value="3137.755859">
            <text:p>3137,755859</text:p>
          </table:table-cell>
          <table:table-cell office:value-type="float" office:value="516.380615">
            <text:p>516,380615</text:p>
          </table:table-cell>
          <table:table-cell office:value-type="float" office:value="17968.623047">
            <text:p>17968,623047</text:p>
          </table:table-cell>
          <table:table-cell office:value-type="float" office:value="203.531403">
            <text:p>203,531403</text:p>
          </table:table-cell>
          <table:table-cell office:value-type="float" office:value="9225.523438">
            <text:p>9225,523438</text:p>
          </table:table-cell>
          <table:table-cell office:value-type="float" office:value="243.072342">
            <text:p>243,072342</text:p>
          </table:table-cell>
          <table:table-cell office:value-type="float" office:value="342.457886">
            <text:p>342,457886</text:p>
          </table:table-cell>
          <table:table-cell office:value-type="float" office:value="39.543423">
            <text:p>39,543423</text:p>
          </table:table-cell>
          <table:table-cell office:value-type="float" office:value="3803.927979">
            <text:p>3803,927979</text:p>
          </table:table-cell>
          <table:table-cell office:value-type="float" office:value="87.276398">
            <text:p>87,276398</text:p>
          </table:table-cell>
          <table:table-cell office:value-type="float" office:value="11391.171875">
            <text:p>11391,171875</text:p>
          </table:table-cell>
          <table:table-cell office:value-type="float" office:value="202.463791">
            <text:p>202,463791</text:p>
          </table:table-cell>
          <table:table-cell office:value-type="float" office:value="20363.478516">
            <text:p>20363,478516</text:p>
          </table:table-cell>
          <table:table-cell office:value-type="float" office:value="288.238861">
            <text:p>288,238861</text:p>
          </table:table-cell>
          <table:table-cell office:value-type="float" office:value="12816.180664">
            <text:p>12816,180664</text:p>
          </table:table-cell>
          <table:table-cell office:value-type="float" office:value="171.94455">
            <text:p>171,94455</text:p>
          </table:table-cell>
          <table:table-cell office:value-type="float" office:value="428.942139">
            <text:p>428,942139</text:p>
          </table:table-cell>
          <table:table-cell office:value-type="float" office:value="13.367258">
            <text:p>13,367258</text:p>
          </table:table-cell>
          <table:table-cell office:value-type="float" office:value="1.044021">
            <text:p>1,044021</text:p>
          </table:table-cell>
          <table:table-cell office:value-type="float" office:value="6.148158">
            <text:p>6,148158</text:p>
          </table:table-cell>
          <table:table-cell office:value-type="float" office:value="27.541058">
            <text:p>27,541058</text:p>
          </table:table-cell>
          <table:table-cell office:value-type="float" office:value="8.030391">
            <text:p>8,030391</text:p>
          </table:table-cell>
          <table:table-cell office:value-type="float" office:value="79.041824">
            <text:p>79,041824</text:p>
          </table:table-cell>
          <table:table-cell office:value-type="float" office:value="6.166654">
            <text:p>6,166654</text:p>
          </table:table-cell>
          <table:table-cell office:value-type="float" office:value="1933.87085">
            <text:p>1933,87085</text:p>
          </table:table-cell>
          <table:table-cell office:value-type="float" office:value="52.911152">
            <text:p>52,911152</text:p>
          </table:table-cell>
          <table:table-cell office:value-type="float" office:value="72.635269">
            <text:p>72,635269</text:p>
          </table:table-cell>
          <table:table-cell office:value-type="float" office:value="10.004271">
            <text:p>10,004271</text:p>
          </table:table-cell>
          <table:table-cell table:number-columns-repeated="2" office:value-type="float" office:value="0">
            <text:p>0</text:p>
          </table:table-cell>
          <table:table-cell office:value-type="float" office:value="451.858704">
            <text:p>451,858704</text:p>
          </table:table-cell>
          <table:table-cell office:value-type="float" office:value="21.700356">
            <text:p>21,700356</text:p>
          </table:table-cell>
          <table:table-cell office:value-type="float" office:value="103.453819">
            <text:p>103,453819</text:p>
          </table:table-cell>
          <table:table-cell office:value-type="float" office:value="12.054704">
            <text:p>12,054704</text:p>
          </table:table-cell>
          <table:table-cell office:value-type="float" office:value="156.820709">
            <text:p>156,820709</text:p>
          </table:table-cell>
          <table:table-cell office:value-type="float" office:value="13.384812">
            <text:p>13,384812</text:p>
          </table:table-cell>
          <table:table-cell office:value-type="float" office:value="130.257706">
            <text:p>130,257706</text:p>
          </table:table-cell>
          <table:table-cell office:value-type="float" office:value="13.610598">
            <text:p>13,610598</text:p>
          </table:table-cell>
          <table:table-cell office:value-type="float" office:value="20.727053">
            <text:p>20,727053</text:p>
          </table:table-cell>
          <table:table-cell office:value-type="float" office:value="13.99534">
            <text:p>13,99534</text:p>
          </table:table-cell>
          <table:table-cell office:value-type="float" office:value="59.45779">
            <text:p>59,45779</text:p>
          </table:table-cell>
          <table:table-cell office:value-type="float" office:value="54.178509">
            <text:p>54,178509</text:p>
          </table:table-cell>
          <table:table-cell table:number-columns-repeated="6" office:value-type="float" office:value="0">
            <text:p>0</text:p>
          </table:table-cell>
          <table:table-cell office:value-type="float" office:value="145.283035">
            <text:p>145,283035</text:p>
          </table:table-cell>
          <table:table-cell office:value-type="float" office:value="26.316885">
            <text:p>26,316885</text:p>
          </table:table-cell>
        </table:table-row>
        <table:table-row table:style-name="ro1">
          <table:table-cell office:value-type="string">
            <text:p>AFR14 <text:s text:c="6"/></text:p>
          </table:table-cell>
          <table:table-cell office:value-type="float" office:value="1650.847534">
            <text:p>1650,847534</text:p>
          </table:table-cell>
          <table:table-cell office:value-type="float" office:value="709.652344">
            <text:p>709,652344</text:p>
          </table:table-cell>
          <table:table-cell office:value-type="float" office:value="529.123596">
            <text:p>529,123596</text:p>
          </table:table-cell>
          <table:table-cell office:value-type="float" office:value="428.372345">
            <text:p>428,372345</text:p>
          </table:table-cell>
          <table:table-cell office:value-type="float" office:value="557.816467">
            <text:p>557,816467</text:p>
          </table:table-cell>
          <table:table-cell office:value-type="float" office:value="134.279953">
            <text:p>134,279953</text:p>
          </table:table-cell>
          <table:table-cell office:value-type="float" office:value="123.947418">
            <text:p>123,947418</text:p>
          </table:table-cell>
          <table:table-cell office:value-type="float" office:value="56.913635">
            <text:p>56,913635</text:p>
          </table:table-cell>
          <table:table-cell table:number-columns-repeated="2" office:value-type="float" office:value="0">
            <text:p>0</text:p>
          </table:table-cell>
          <table:table-cell office:value-type="float" office:value="30.037514">
            <text:p>30,037514</text:p>
          </table:table-cell>
          <table:table-cell office:value-type="float" office:value="16.169685">
            <text:p>16,169685</text:p>
          </table:table-cell>
          <table:table-cell office:value-type="float" office:value="83.481339">
            <text:p>83,481339</text:p>
          </table:table-cell>
          <table:table-cell office:value-type="float" office:value="11.789086">
            <text:p>11,789086</text:p>
          </table:table-cell>
          <table:table-cell office:value-type="float" office:value="9.083323">
            <text:p>9,083323</text:p>
          </table:table-cell>
          <table:table-cell office:value-type="float" office:value="9.100019">
            <text:p>9,100019</text:p>
          </table:table-cell>
          <table:table-cell office:value-type="float" office:value="3.901257">
            <text:p>3,901257</text:p>
          </table:table-cell>
          <table:table-cell office:value-type="float" office:value="10.367605">
            <text:p>10,367605</text:p>
          </table:table-cell>
          <table:table-cell office:value-type="float" office:value="91.768959">
            <text:p>91,768959</text:p>
          </table:table-cell>
          <table:table-cell office:value-type="float" office:value="17.668972">
            <text:p>17,668972</text:p>
          </table:table-cell>
          <table:table-cell office:value-type="float" office:value="25.201498">
            <text:p>25,201498</text:p>
          </table:table-cell>
          <table:table-cell office:value-type="float" office:value="10.916018">
            <text:p>10,916018</text:p>
          </table:table-cell>
          <table:table-cell office:value-type="float" office:value="25.460232">
            <text:p>25,460232</text:p>
          </table:table-cell>
          <table:table-cell office:value-type="float" office:value="8.67481">
            <text:p>8,67481</text:p>
          </table:table-cell>
          <table:table-cell office:value-type="float" office:value="38.463749">
            <text:p>38,463749</text:p>
          </table:table-cell>
          <table:table-cell office:value-type="float" office:value="7.233985">
            <text:p>7,233985</text:p>
          </table:table-cell>
          <table:table-cell office:value-type="float" office:value="78.825455">
            <text:p>78,825455</text:p>
          </table:table-cell>
          <table:table-cell office:value-type="float" office:value="19.201113">
            <text:p>19,201113</text:p>
          </table:table-cell>
          <table:table-cell office:value-type="float" office:value="130.946304">
            <text:p>130,946304</text:p>
          </table:table-cell>
          <table:table-cell office:value-type="float" office:value="12.047415">
            <text:p>12,047415</text:p>
          </table:table-cell>
          <table:table-cell office:value-type="float" office:value="138.632202">
            <text:p>138,632202</text:p>
          </table:table-cell>
          <table:table-cell office:value-type="float" office:value="18.568226">
            <text:p>18,568226</text:p>
          </table:table-cell>
          <table:table-cell office:value-type="float" office:value="6.364163">
            <text:p>6,364163</text:p>
          </table:table-cell>
          <table:table-cell office:value-type="float" office:value="20.193974">
            <text:p>20,193974</text:p>
          </table:table-cell>
          <table:table-cell office:value-type="float" office:value="70.438438">
            <text:p>70,438438</text:p>
          </table:table-cell>
          <table:table-cell office:value-type="float" office:value="14.001407">
            <text:p>14,001407</text:p>
          </table:table-cell>
          <table:table-cell table:number-columns-repeated="2" office:value-type="float" office:value="0">
            <text:p>0</text:p>
          </table:table-cell>
          <table:table-cell office:value-type="float" office:value="52.078075">
            <text:p>52,078075</text:p>
          </table:table-cell>
          <table:table-cell office:value-type="float" office:value="15.783051">
            <text:p>15,783051</text:p>
          </table:table-cell>
          <table:table-cell office:value-type="float" office:value="14.726391">
            <text:p>14,726391</text:p>
          </table:table-cell>
          <table:table-cell office:value-type="float" office:value="16.658361">
            <text:p>16,658361</text:p>
          </table:table-cell>
          <table:table-cell table:number-columns-repeated="2" office:value-type="float" office:value="0">
            <text:p>0</text:p>
          </table:table-cell>
          <table:table-cell office:value-type="float" office:value="274.786224">
            <text:p>274,786224</text:p>
          </table:table-cell>
          <table:table-cell office:value-type="float" office:value="46.49358">
            <text:p>46,49358</text:p>
          </table:table-cell>
          <table:table-cell table:number-columns-repeated="2" office:value-type="float" office:value="0">
            <text:p>0</text:p>
          </table:table-cell>
          <table:table-cell office:value-type="float" office:value="2.237673">
            <text:p>2,237673</text:p>
          </table:table-cell>
          <table:table-cell office:value-type="float" office:value="33.764046">
            <text:p>33,764046</text:p>
          </table:table-cell>
          <table:table-cell office:value-type="float" office:value="83.18203">
            <text:p>83,18203</text:p>
          </table:table-cell>
          <table:table-cell office:value-type="float" office:value="32.124939">
            <text:p>32,124939</text:p>
          </table:table-cell>
        </table:table-row>
        <table:table-row table:style-name="ro1">
          <table:table-cell office:value-type="string">
            <text:p>AFR142 <text:s text:c="5"/></text:p>
          </table:table-cell>
          <table:table-cell office:value-type="float" office:value="3727.720459">
            <text:p>3727,720459</text:p>
          </table:table-cell>
          <table:table-cell office:value-type="float" office:value="735.058044">
            <text:p>735,058044</text:p>
          </table:table-cell>
          <table:table-cell office:value-type="float" office:value="664.185913">
            <text:p>664,185913</text:p>
          </table:table-cell>
          <table:table-cell office:value-type="float" office:value="417.483307">
            <text:p>417,483307</text:p>
          </table:table-cell>
          <table:table-cell office:value-type="float" office:value="1263.413696">
            <text:p>1263,413696</text:p>
          </table:table-cell>
          <table:table-cell office:value-type="float" office:value="138.938629">
            <text:p>138,938629</text:p>
          </table:table-cell>
          <table:table-cell office:value-type="float" office:value="2604.520996">
            <text:p>2604,520996</text:p>
          </table:table-cell>
          <table:table-cell office:value-type="float" office:value="103.575249">
            <text:p>103,575249</text:p>
          </table:table-cell>
          <table:table-cell office:value-type="float" office:value="55.468525">
            <text:p>55,468525</text:p>
          </table:table-cell>
          <table:table-cell office:value-type="float" office:value="26.854996">
            <text:p>26,854996</text:p>
          </table:table-cell>
          <table:table-cell office:value-type="float" office:value="1539.137451">
            <text:p>1539,137451</text:p>
          </table:table-cell>
          <table:table-cell office:value-type="float" office:value="43.910439">
            <text:p>43,910439</text:p>
          </table:table-cell>
          <table:table-cell office:value-type="float" office:value="5909.620605">
            <text:p>5909,620605</text:p>
          </table:table-cell>
          <table:table-cell office:value-type="float" office:value="108.985001">
            <text:p>108,985001</text:p>
          </table:table-cell>
          <table:table-cell office:value-type="float" office:value="7524.910156">
            <text:p>7524,910156</text:p>
          </table:table-cell>
          <table:table-cell office:value-type="float" office:value="109.228554">
            <text:p>109,228554</text:p>
          </table:table-cell>
          <table:table-cell office:value-type="float" office:value="2605.862549">
            <text:p>2605,862549</text:p>
          </table:table-cell>
          <table:table-cell office:value-type="float" office:value="39.775265">
            <text:p>39,775265</text:p>
          </table:table-cell>
          <table:table-cell office:value-type="float" office:value="103.411835">
            <text:p>103,411835</text:p>
          </table:table-cell>
          <table:table-cell office:value-type="float" office:value="5.885221">
            <text:p>5,885221</text:p>
          </table:table-cell>
          <table:table-cell office:value-type="float" office:value="15.080298">
            <text:p>15,080298</text:p>
          </table:table-cell>
          <table:table-cell office:value-type="float" office:value="5.02628">
            <text:p>5,02628</text:p>
          </table:table-cell>
          <table:table-cell office:value-type="float" office:value="33.34288">
            <text:p>33,34288</text:p>
          </table:table-cell>
          <table:table-cell office:value-type="float" office:value="7.436193">
            <text:p>7,436193</text:p>
          </table:table-cell>
          <table:table-cell office:value-type="float" office:value="31.309189">
            <text:p>31,309189</text:p>
          </table:table-cell>
          <table:table-cell office:value-type="float" office:value="4.820444">
            <text:p>4,820444</text:p>
          </table:table-cell>
          <table:table-cell office:value-type="float" office:value="529.579346">
            <text:p>529,579346</text:p>
          </table:table-cell>
          <table:table-cell office:value-type="float" office:value="17.805643">
            <text:p>17,805643</text:p>
          </table:table-cell>
          <table:table-cell office:value-type="float" office:value="51.556374">
            <text:p>51,556374</text:p>
          </table:table-cell>
          <table:table-cell office:value-type="float" office:value="8.159784">
            <text:p>8,159784</text:p>
          </table:table-cell>
          <table:table-cell table:number-columns-repeated="2" office:value-type="float" office:value="0">
            <text:p>0</text:p>
          </table:table-cell>
          <table:table-cell office:value-type="float" office:value="462.978119">
            <text:p>462,978119</text:p>
          </table:table-cell>
          <table:table-cell office:value-type="float" office:value="21.045279">
            <text:p>21,045279</text:p>
          </table:table-cell>
          <table:table-cell office:value-type="float" office:value="79.380989">
            <text:p>79,380989</text:p>
          </table:table-cell>
          <table:table-cell office:value-type="float" office:value="9.663838">
            <text:p>9,663838</text:p>
          </table:table-cell>
          <table:table-cell office:value-type="float" office:value="60.202885">
            <text:p>60,202885</text:p>
          </table:table-cell>
          <table:table-cell office:value-type="float" office:value="10.442778">
            <text:p>10,442778</text:p>
          </table:table-cell>
          <table:table-cell office:value-type="float" office:value="51.553043">
            <text:p>51,553043</text:p>
          </table:table-cell>
          <table:table-cell office:value-type="float" office:value="10.871387">
            <text:p>10,871387</text:p>
          </table:table-cell>
          <table:table-cell office:value-type="float" office:value="19.185598">
            <text:p>19,185598</text:p>
          </table:table-cell>
          <table:table-cell office:value-type="float" office:value="11.161072">
            <text:p>11,161072</text:p>
          </table:table-cell>
          <table:table-cell table:number-columns-repeated="8" office:value-type="float" office:value="0">
            <text:p>0</text:p>
          </table:table-cell>
          <table:table-cell office:value-type="float" office:value="79.137146">
            <text:p>79,137146</text:p>
          </table:table-cell>
          <table:table-cell office:value-type="float" office:value="21.009354">
            <text:p>21,009354</text:p>
          </table:table-cell>
        </table:table-row>
        <table:table-row table:style-name="ro1">
          <table:table-cell office:value-type="string">
            <text:p>AFR143 <text:s text:c="5"/></text:p>
          </table:table-cell>
          <table:table-cell office:value-type="float" office:value="1932.848999">
            <text:p>1932,848999</text:p>
          </table:table-cell>
          <table:table-cell office:value-type="float" office:value="816.938538">
            <text:p>816,938538</text:p>
          </table:table-cell>
          <table:table-cell office:value-type="float" office:value="1322.48999">
            <text:p>1322,48999</text:p>
          </table:table-cell>
          <table:table-cell office:value-type="float" office:value="475.252258">
            <text:p>475,252258</text:p>
          </table:table-cell>
          <table:table-cell office:value-type="float" office:value="3741.653809">
            <text:p>3741,653809</text:p>
          </table:table-cell>
          <table:table-cell office:value-type="float" office:value="189.697525">
            <text:p>189,697525</text:p>
          </table:table-cell>
          <table:table-cell office:value-type="float" office:value="8631.444336">
            <text:p>8631,444336</text:p>
          </table:table-cell>
          <table:table-cell office:value-type="float" office:value="229.514526">
            <text:p>229,514526</text:p>
          </table:table-cell>
          <table:table-cell office:value-type="float" office:value="338.186279">
            <text:p>338,186279</text:p>
          </table:table-cell>
          <table:table-cell office:value-type="float" office:value="38.00708">
            <text:p>38,00708</text:p>
          </table:table-cell>
          <table:table-cell office:value-type="float" office:value="5375.862305">
            <text:p>5375,862305</text:p>
          </table:table-cell>
          <table:table-cell office:value-type="float" office:value="115.486366">
            <text:p>115,486366</text:p>
          </table:table-cell>
          <table:table-cell office:value-type="float" office:value="10405.462891">
            <text:p>10405,462891</text:p>
          </table:table-cell>
          <table:table-cell office:value-type="float" office:value="185.856979">
            <text:p>185,856979</text:p>
          </table:table-cell>
          <table:table-cell office:value-type="float" office:value="24936.572266">
            <text:p>24936,572266</text:p>
          </table:table-cell>
          <table:table-cell office:value-type="float" office:value="351.961914">
            <text:p>351,961914</text:p>
          </table:table-cell>
          <table:table-cell office:value-type="float" office:value="6419.342285">
            <text:p>6419,342285</text:p>
          </table:table-cell>
          <table:table-cell office:value-type="float" office:value="88.89193">
            <text:p>88,89193</text:p>
          </table:table-cell>
          <table:table-cell office:value-type="float" office:value="324.721649">
            <text:p>324,721649</text:p>
          </table:table-cell>
          <table:table-cell office:value-type="float" office:value="10.77062">
            <text:p>10,77062</text:p>
          </table:table-cell>
          <table:table-cell office:value-type="float" office:value="20.974546">
            <text:p>20,974546</text:p>
          </table:table-cell>
          <table:table-cell office:value-type="float" office:value="5.722769">
            <text:p>5,722769</text:p>
          </table:table-cell>
          <table:table-cell office:value-type="float" office:value="21.579803">
            <text:p>21,579803</text:p>
          </table:table-cell>
          <table:table-cell office:value-type="float" office:value="7.732339">
            <text:p>7,732339</text:p>
          </table:table-cell>
          <table:table-cell office:value-type="float" office:value="56.174099">
            <text:p>56,174099</text:p>
          </table:table-cell>
          <table:table-cell office:value-type="float" office:value="5.581253">
            <text:p>5,581253</text:p>
          </table:table-cell>
          <table:table-cell office:value-type="float" office:value="2068.047363">
            <text:p>2068,047363</text:p>
          </table:table-cell>
          <table:table-cell office:value-type="float" office:value="56.286373">
            <text:p>56,286373</text:p>
          </table:table-cell>
          <table:table-cell office:value-type="float" office:value="74.80278">
            <text:p>74,80278</text:p>
          </table:table-cell>
          <table:table-cell office:value-type="float" office:value="9.325377">
            <text:p>9,325377</text:p>
          </table:table-cell>
          <table:table-cell office:value-type="float" office:value="22.554634">
            <text:p>22,554634</text:p>
          </table:table-cell>
          <table:table-cell office:value-type="float" office:value="15.85531">
            <text:p>15,85531</text:p>
          </table:table-cell>
          <table:table-cell office:value-type="float" office:value="226.087326">
            <text:p>226,087326</text:p>
          </table:table-cell>
          <table:table-cell office:value-type="float" office:value="19.672421">
            <text:p>19,672421</text:p>
          </table:table-cell>
          <table:table-cell office:value-type="float" office:value="210.121445">
            <text:p>210,121445</text:p>
          </table:table-cell>
          <table:table-cell office:value-type="float" office:value="11.862931">
            <text:p>11,862931</text:p>
          </table:table-cell>
          <table:table-cell office:value-type="float" office:value="183.231476">
            <text:p>183,231476</text:p>
          </table:table-cell>
          <table:table-cell office:value-type="float" office:value="12.670939">
            <text:p>12,670939</text:p>
          </table:table-cell>
          <table:table-cell office:value-type="float" office:value="84.317062">
            <text:p>84,317062</text:p>
          </table:table-cell>
          <table:table-cell office:value-type="float" office:value="12.742184">
            <text:p>12,742184</text:p>
          </table:table-cell>
          <table:table-cell office:value-type="float" office:value="24.197618">
            <text:p>24,197618</text:p>
          </table:table-cell>
          <table:table-cell office:value-type="float" office:value="13.024018">
            <text:p>13,024018</text:p>
          </table:table-cell>
          <table:table-cell table:number-columns-repeated="8" office:value-type="float" office:value="0">
            <text:p>0</text:p>
          </table:table-cell>
          <table:table-cell office:value-type="float" office:value="274.718658">
            <text:p>274,718658</text:p>
          </table:table-cell>
          <table:table-cell office:value-type="float" office:value="25.343513">
            <text:p>25,343513</text:p>
          </table:table-cell>
        </table:table-row>
        <table:table-row table:style-name="ro1">
          <table:table-cell office:value-type="string">
            <text:p>AFR144 <text:s text:c="5"/></text:p>
          </table:table-cell>
          <table:table-cell office:value-type="float" office:value="1439.335815">
            <text:p>1439,335815</text:p>
          </table:table-cell>
          <table:table-cell office:value-type="float" office:value="664.359375">
            <text:p>664,359375</text:p>
          </table:table-cell>
          <table:table-cell office:value-type="float" office:value="869.808472">
            <text:p>869,808472</text:p>
          </table:table-cell>
          <table:table-cell office:value-type="float" office:value="410.152832">
            <text:p>410,152832</text:p>
          </table:table-cell>
          <table:table-cell office:value-type="float" office:value="949.539551">
            <text:p>949,539551</text:p>
          </table:table-cell>
          <table:table-cell office:value-type="float" office:value="132.057953">
            <text:p>132,057953</text:p>
          </table:table-cell>
          <table:table-cell office:value-type="float" office:value="1336.115234">
            <text:p>1336,115234</text:p>
          </table:table-cell>
          <table:table-cell office:value-type="float" office:value="81.44735">
            <text:p>81,44735</text:p>
          </table:table-cell>
          <table:table-cell office:value-type="float" office:value="13.579833">
            <text:p>13,579833</text:p>
          </table:table-cell>
          <table:table-cell office:value-type="float" office:value="23.540092">
            <text:p>23,540092</text:p>
          </table:table-cell>
          <table:table-cell office:value-type="float" office:value="916.339233">
            <text:p>916,339233</text:p>
          </table:table-cell>
          <table:table-cell office:value-type="float" office:value="32.235455">
            <text:p>32,235455</text:p>
          </table:table-cell>
          <table:table-cell office:value-type="float" office:value="364.603302">
            <text:p>364,603302</text:p>
          </table:table-cell>
          <table:table-cell office:value-type="float" office:value="19.006868">
            <text:p>19,006868</text:p>
          </table:table-cell>
          <table:table-cell office:value-type="float" office:value="2522.206055">
            <text:p>2522,206055</text:p>
          </table:table-cell>
          <table:table-cell office:value-type="float" office:value="40.608578">
            <text:p>40,608578</text:p>
          </table:table-cell>
          <table:table-cell office:value-type="float" office:value="436.479095">
            <text:p>436,479095</text:p>
          </table:table-cell>
          <table:table-cell office:value-type="float" office:value="14.435946">
            <text:p>14,435946</text:p>
          </table:table-cell>
          <table:table-cell office:value-type="float" office:value="103.338799">
            <text:p>103,338799</text:p>
          </table:table-cell>
          <table:table-cell office:value-type="float" office:value="6.04989">
            <text:p>6,04989</text:p>
          </table:table-cell>
          <table:table-cell office:value-type="float" office:value="4.151411">
            <text:p>4,151411</text:p>
          </table:table-cell>
          <table:table-cell office:value-type="float" office:value="5.255248">
            <text:p>5,255248</text:p>
          </table:table-cell>
          <table:table-cell office:value-type="float" office:value="25.403326">
            <text:p>25,403326</text:p>
          </table:table-cell>
          <table:table-cell office:value-type="float" office:value="7.510004">
            <text:p>7,510004</text:p>
          </table:table-cell>
          <table:table-cell office:value-type="float" office:value="27.023279">
            <text:p>27,023279</text:p>
          </table:table-cell>
          <table:table-cell office:value-type="float" office:value="4.980233">
            <text:p>4,980233</text:p>
          </table:table-cell>
          <table:table-cell office:value-type="float" office:value="335.963715">
            <text:p>335,963715</text:p>
          </table:table-cell>
          <table:table-cell office:value-type="float" office:value="13.88133">
            <text:p>13,88133</text:p>
          </table:table-cell>
          <table:table-cell office:value-type="float" office:value="61.453648">
            <text:p>61,453648</text:p>
          </table:table-cell>
          <table:table-cell office:value-type="float" office:value="8.524631">
            <text:p>8,524631</text:p>
          </table:table-cell>
          <table:table-cell table:number-columns-repeated="2" office:value-type="float" office:value="0">
            <text:p>0</text:p>
          </table:table-cell>
          <table:table-cell office:value-type="float" office:value="196.325089">
            <text:p>196,325089</text:p>
          </table:table-cell>
          <table:table-cell office:value-type="float" office:value="19.163872">
            <text:p>19,163872</text:p>
          </table:table-cell>
          <table:table-cell office:value-type="float" office:value="76.006134">
            <text:p>76,006134</text:p>
          </table:table-cell>
          <table:table-cell office:value-type="float" office:value="10.021976">
            <text:p>10,021976</text:p>
          </table:table-cell>
          <table:table-cell office:value-type="float" office:value="28.78363">
            <text:p>28,78363</text:p>
          </table:table-cell>
          <table:table-cell office:value-type="float" office:value="10.760276">
            <text:p>10,760276</text:p>
          </table:table-cell>
          <table:table-cell office:value-type="float" office:value="29.4074">
            <text:p>29,4074</text:p>
          </table:table-cell>
          <table:table-cell office:value-type="float" office:value="11.276738">
            <text:p>11,276738</text:p>
          </table:table-cell>
          <table:table-cell office:value-type="float" office:value="14.824429">
            <text:p>14,824429</text:p>
          </table:table-cell>
          <table:table-cell office:value-type="float" office:value="11.800781">
            <text:p>11,800781</text:p>
          </table:table-cell>
          <table:table-cell office:value-type="float" office:value="63.163635">
            <text:p>63,163635</text:p>
          </table:table-cell>
          <table:table-cell office:value-type="float" office:value="34.120678">
            <text:p>34,120678</text:p>
          </table:table-cell>
          <table:table-cell table:number-columns-repeated="6" office:value-type="float" office:value="0">
            <text:p>0</text:p>
          </table:table-cell>
          <table:table-cell office:value-type="float" office:value="127.76149">
            <text:p>127,76149</text:p>
          </table:table-cell>
          <table:table-cell office:value-type="float" office:value="21.994974">
            <text:p>21,994974</text:p>
          </table:table-cell>
        </table:table-row>
        <table:table-row table:style-name="ro1">
          <table:table-cell office:value-type="string">
            <text:p>AFR145 <text:s text:c="5"/></text:p>
          </table:table-cell>
          <table:table-cell office:value-type="float" office:value="1810.607056">
            <text:p>1810,607056</text:p>
          </table:table-cell>
          <table:table-cell office:value-type="float" office:value="667.662292">
            <text:p>667,662292</text:p>
          </table:table-cell>
          <table:table-cell office:value-type="float" office:value="1003.771118">
            <text:p>1003,771118</text:p>
          </table:table-cell>
          <table:table-cell office:value-type="float" office:value="418.737213">
            <text:p>418,737213</text:p>
          </table:table-cell>
          <table:table-cell office:value-type="float" office:value="298.175903">
            <text:p>298,175903</text:p>
          </table:table-cell>
          <table:table-cell office:value-type="float" office:value="128.251648">
            <text:p>128,251648</text:p>
          </table:table-cell>
          <table:table-cell office:value-type="float" office:value="639.130981">
            <text:p>639,130981</text:p>
          </table:table-cell>
          <table:table-cell office:value-type="float" office:value="72.893021">
            <text:p>72,893021</text:p>
          </table:table-cell>
          <table:table-cell office:value-type="float" office:value="47.329124">
            <text:p>47,329124</text:p>
          </table:table-cell>
          <table:table-cell office:value-type="float" office:value="24.438297">
            <text:p>24,438297</text:p>
          </table:table-cell>
          <table:table-cell office:value-type="float" office:value="991.80835">
            <text:p>991,80835</text:p>
          </table:table-cell>
          <table:table-cell office:value-type="float" office:value="33.962551">
            <text:p>33,962551</text:p>
          </table:table-cell>
          <table:table-cell office:value-type="float" office:value="1531.661377">
            <text:p>1531,661377</text:p>
          </table:table-cell>
          <table:table-cell office:value-type="float" office:value="36.565754">
            <text:p>36,565754</text:p>
          </table:table-cell>
          <table:table-cell office:value-type="float" office:value="4535.906738">
            <text:p>4535,906738</text:p>
          </table:table-cell>
          <table:table-cell office:value-type="float" office:value="68.019371">
            <text:p>68,019371</text:p>
          </table:table-cell>
          <table:table-cell office:value-type="float" office:value="1147.292969">
            <text:p>1147,292969</text:p>
          </table:table-cell>
          <table:table-cell office:value-type="float" office:value="22.113672">
            <text:p>22,113672</text:p>
          </table:table-cell>
          <table:table-cell office:value-type="float" office:value="34.783981">
            <text:p>34,783981</text:p>
          </table:table-cell>
          <table:table-cell office:value-type="float" office:value="5.181106">
            <text:p>5,181106</text:p>
          </table:table-cell>
          <table:table-cell office:value-type="float" office:value="5.771114">
            <text:p>5,771114</text:p>
          </table:table-cell>
          <table:table-cell office:value-type="float" office:value="5.192403">
            <text:p>5,192403</text:p>
          </table:table-cell>
          <table:table-cell office:value-type="float" office:value="22.620518">
            <text:p>22,620518</text:p>
          </table:table-cell>
          <table:table-cell office:value-type="float" office:value="7.578465">
            <text:p>7,578465</text:p>
          </table:table-cell>
          <table:table-cell office:value-type="float" office:value="20.075472">
            <text:p>20,075472</text:p>
          </table:table-cell>
          <table:table-cell office:value-type="float" office:value="4.95649">
            <text:p>4,95649</text:p>
          </table:table-cell>
          <table:table-cell office:value-type="float" office:value="154.640381">
            <text:p>154,640381</text:p>
          </table:table-cell>
          <table:table-cell office:value-type="float" office:value="10.590211">
            <text:p>10,590211</text:p>
          </table:table-cell>
          <table:table-cell office:value-type="float" office:value="63.852398">
            <text:p>63,852398</text:p>
          </table:table-cell>
          <table:table-cell office:value-type="float" office:value="8.614195">
            <text:p>8,614195</text:p>
          </table:table-cell>
          <table:table-cell table:number-columns-repeated="2" office:value-type="float" office:value="0">
            <text:p>0</text:p>
          </table:table-cell>
          <table:table-cell office:value-type="float" office:value="44.923473">
            <text:p>44,923473</text:p>
          </table:table-cell>
          <table:table-cell office:value-type="float" office:value="18.588196">
            <text:p>18,588196</text:p>
          </table:table-cell>
          <table:table-cell office:value-type="float" office:value="64.081184">
            <text:p>64,081184</text:p>
          </table:table-cell>
          <table:table-cell office:value-type="float" office:value="10.363479">
            <text:p>10,363479</text:p>
          </table:table-cell>
          <table:table-cell office:value-type="float" office:value="37.242558">
            <text:p>37,242558</text:p>
          </table:table-cell>
          <table:table-cell office:value-type="float" office:value="11.183109">
            <text:p>11,183109</text:p>
          </table:table-cell>
          <table:table-cell office:value-type="float" office:value="36.35215">
            <text:p>36,35215</text:p>
          </table:table-cell>
          <table:table-cell office:value-type="float" office:value="11.472206">
            <text:p>11,472206</text:p>
          </table:table-cell>
          <table:table-cell office:value-type="float" office:value="12.111425">
            <text:p>12,111425</text:p>
          </table:table-cell>
          <table:table-cell office:value-type="float" office:value="12.006157">
            <text:p>12,006157</text:p>
          </table:table-cell>
          <table:table-cell office:value-type="float" office:value="73.458611">
            <text:p>73,458611</text:p>
          </table:table-cell>
          <table:table-cell office:value-type="float" office:value="37.00441">
            <text:p>37,00441</text:p>
          </table:table-cell>
          <table:table-cell table:number-columns-repeated="6" office:value-type="float" office:value="0">
            <text:p>0</text:p>
          </table:table-cell>
          <table:table-cell office:value-type="float" office:value="61.339611">
            <text:p>61,339611</text:p>
          </table:table-cell>
          <table:table-cell office:value-type="float" office:value="22.69091">
            <text:p>22,69091</text:p>
          </table:table-cell>
        </table:table-row>
        <table:table-row table:style-name="ro1">
          <table:table-cell office:value-type="string">
            <text:p>AFR146 <text:s text:c="5"/></text:p>
          </table:table-cell>
          <table:table-cell office:value-type="float" office:value="1251.560059">
            <text:p>1251,560059</text:p>
          </table:table-cell>
          <table:table-cell office:value-type="float" office:value="419.446655">
            <text:p>419,446655</text:p>
          </table:table-cell>
          <table:table-cell office:value-type="float" office:value="836.772217">
            <text:p>836,772217</text:p>
          </table:table-cell>
          <table:table-cell office:value-type="float" office:value="426.240814">
            <text:p>426,240814</text:p>
          </table:table-cell>
          <table:table-cell office:value-type="float" office:value="543.279175">
            <text:p>543,279175</text:p>
          </table:table-cell>
          <table:table-cell office:value-type="float" office:value="55.778713">
            <text:p>55,778713</text:p>
          </table:table-cell>
          <table:table-cell office:value-type="float" office:value="188.746017">
            <text:p>188,746017</text:p>
          </table:table-cell>
          <table:table-cell office:value-type="float" office:value="69.190163">
            <text:p>69,190163</text:p>
          </table:table-cell>
          <table:table-cell office:value-type="float" office:value="0.301145">
            <text:p>0,301145</text:p>
          </table:table-cell>
          <table:table-cell office:value-type="float" office:value="23.48934">
            <text:p>23,48934</text:p>
          </table:table-cell>
          <table:table-cell office:value-type="float" office:value="45.76899">
            <text:p>45,76899</text:p>
          </table:table-cell>
          <table:table-cell office:value-type="float" office:value="20.719099">
            <text:p>20,719099</text:p>
          </table:table-cell>
          <table:table-cell office:value-type="float" office:value="12.729983">
            <text:p>12,729983</text:p>
          </table:table-cell>
          <table:table-cell office:value-type="float" office:value="15.459358">
            <text:p>15,459358</text:p>
          </table:table-cell>
          <table:table-cell office:value-type="float" office:value="23.480909">
            <text:p>23,480909</text:p>
          </table:table-cell>
          <table:table-cell office:value-type="float" office:value="10.053873">
            <text:p>10,053873</text:p>
          </table:table-cell>
          <table:table-cell office:value-type="float" office:value="52.411476">
            <text:p>52,411476</text:p>
          </table:table-cell>
          <table:table-cell office:value-type="float" office:value="11.214296">
            <text:p>11,214296</text:p>
          </table:table-cell>
          <table:table-cell table:number-columns-repeated="4" office:value-type="float" office:value="0">
            <text:p>0</text:p>
          </table:table-cell>
          <table:table-cell office:value-type="float" office:value="23.927462">
            <text:p>23,927462</text:p>
          </table:table-cell>
          <table:table-cell office:value-type="float" office:value="7.984538">
            <text:p>7,984538</text:p>
          </table:table-cell>
          <table:table-cell table:number-columns-repeated="2" office:value-type="float" office:value="0">
            <text:p>0</text:p>
          </table:table-cell>
          <table:table-cell office:value-type="float" office:value="30.544403">
            <text:p>30,544403</text:p>
          </table:table-cell>
          <table:table-cell office:value-type="float" office:value="8.829955">
            <text:p>8,829955</text:p>
          </table:table-cell>
          <table:table-cell table:number-columns-repeated="2" office:value-type="float" office:value="0">
            <text:p>0</text:p>
          </table:table-cell>
          <table:table-cell office:value-type="float" office:value="37.854671">
            <text:p>37,854671</text:p>
          </table:table-cell>
          <table:table-cell office:value-type="float" office:value="15.746978">
            <text:p>15,746978</text:p>
          </table:table-cell>
          <table:table-cell office:value-type="float" office:value="37.558502">
            <text:p>37,558502</text:p>
          </table:table-cell>
          <table:table-cell office:value-type="float" office:value="19.15239">
            <text:p>19,15239</text:p>
          </table:table-cell>
          <table:table-cell table:number-columns-repeated="8" office:value-type="float" office:value="0">
            <text:p>0</text:p>
          </table:table-cell>
          <table:table-cell office:value-type="float" office:value="76.739006">
            <text:p>76,739006</text:p>
          </table:table-cell>
          <table:table-cell office:value-type="float" office:value="32.558018">
            <text:p>32,558018</text:p>
          </table:table-cell>
          <table:table-cell table:number-columns-repeated="2" office:value-type="float" office:value="0">
            <text:p>0</text:p>
          </table:table-cell>
          <table:table-cell office:value-type="float" office:value="15.696327">
            <text:p>15,696327</text:p>
          </table:table-cell>
          <table:table-cell office:value-type="float" office:value="33.483082">
            <text:p>33,483082</text:p>
          </table:table-cell>
          <table:table-cell table:number-columns-repeated="4"/>
        </table:table-row>
        <table:table-row table:style-name="ro1">
          <table:table-cell office:value-type="string">
            <text:p>AFR147 <text:s text:c="5"/></text:p>
          </table:table-cell>
          <table:table-cell office:value-type="float" office:value="994.058777">
            <text:p>994,058777</text:p>
          </table:table-cell>
          <table:table-cell office:value-type="float" office:value="713.092224">
            <text:p>713,092224</text:p>
          </table:table-cell>
          <table:table-cell office:value-type="float" office:value="918.874878">
            <text:p>918,874878</text:p>
          </table:table-cell>
          <table:table-cell office:value-type="float" office:value="429.623505">
            <text:p>429,623505</text:p>
          </table:table-cell>
          <table:table-cell office:value-type="float" office:value="2202.206787">
            <text:p>2202,206787</text:p>
          </table:table-cell>
          <table:table-cell office:value-type="float" office:value="150.889633">
            <text:p>150,889633</text:p>
          </table:table-cell>
          <table:table-cell office:value-type="float" office:value="2702.031982">
            <text:p>2702,031982</text:p>
          </table:table-cell>
          <table:table-cell office:value-type="float" office:value="106.841919">
            <text:p>106,841919</text:p>
          </table:table-cell>
          <table:table-cell office:value-type="float" office:value="7.536485">
            <text:p>7,536485</text:p>
          </table:table-cell>
          <table:table-cell office:value-type="float" office:value="25.624535">
            <text:p>25,624535</text:p>
          </table:table-cell>
          <table:table-cell office:value-type="float" office:value="1046.180054">
            <text:p>1046,180054</text:p>
          </table:table-cell>
          <table:table-cell office:value-type="float" office:value="35.179268">
            <text:p>35,179268</text:p>
          </table:table-cell>
          <table:table-cell office:value-type="float" office:value="1208.78894">
            <text:p>1208,78894</text:p>
          </table:table-cell>
          <table:table-cell office:value-type="float" office:value="31.765213">
            <text:p>31,765213</text:p>
          </table:table-cell>
          <table:table-cell office:value-type="float" office:value="4505.772461">
            <text:p>4505,772461</text:p>
          </table:table-cell>
          <table:table-cell office:value-type="float" office:value="67.753426">
            <text:p>67,753426</text:p>
          </table:table-cell>
          <table:table-cell office:value-type="float" office:value="873.215698">
            <text:p>873,215698</text:p>
          </table:table-cell>
          <table:table-cell office:value-type="float" office:value="19.22382">
            <text:p>19,22382</text:p>
          </table:table-cell>
          <table:table-cell office:value-type="float" office:value="123.117928">
            <text:p>123,117928</text:p>
          </table:table-cell>
          <table:table-cell office:value-type="float" office:value="6.675036">
            <text:p>6,675036</text:p>
          </table:table-cell>
          <table:table-cell office:value-type="float" office:value="7.018139">
            <text:p>7,018139</text:p>
          </table:table-cell>
          <table:table-cell office:value-type="float" office:value="5.569903">
            <text:p>5,569903</text:p>
          </table:table-cell>
          <table:table-cell office:value-type="float" office:value="30.209408">
            <text:p>30,209408</text:p>
          </table:table-cell>
          <table:table-cell office:value-type="float" office:value="7.740222">
            <text:p>7,740222</text:p>
          </table:table-cell>
          <table:table-cell office:value-type="float" office:value="29.920996">
            <text:p>29,920996</text:p>
          </table:table-cell>
          <table:table-cell office:value-type="float" office:value="5.386433">
            <text:p>5,386433</text:p>
          </table:table-cell>
          <table:table-cell office:value-type="float" office:value="936.746399">
            <text:p>936,746399</text:p>
          </table:table-cell>
          <table:table-cell office:value-type="float" office:value="27.91029">
            <text:p>27,91029</text:p>
          </table:table-cell>
          <table:table-cell office:value-type="float" office:value="69.647285">
            <text:p>69,647285</text:p>
          </table:table-cell>
          <table:table-cell office:value-type="float" office:value="9.278799">
            <text:p>9,278799</text:p>
          </table:table-cell>
          <table:table-cell table:number-columns-repeated="2" office:value-type="float" office:value="0">
            <text:p>0</text:p>
          </table:table-cell>
          <table:table-cell office:value-type="float" office:value="55.54073">
            <text:p>55,54073</text:p>
          </table:table-cell>
          <table:table-cell office:value-type="float" office:value="18.895857">
            <text:p>18,895857</text:p>
          </table:table-cell>
          <table:table-cell office:value-type="float" office:value="70.798683">
            <text:p>70,798683</text:p>
          </table:table-cell>
          <table:table-cell office:value-type="float" office:value="10.882597">
            <text:p>10,882597</text:p>
          </table:table-cell>
          <table:table-cell office:value-type="float" office:value="33.861168">
            <text:p>33,861168</text:p>
          </table:table-cell>
          <table:table-cell office:value-type="float" office:value="11.74589">
            <text:p>11,74589</text:p>
          </table:table-cell>
          <table:table-cell office:value-type="float" office:value="40.002361">
            <text:p>40,002361</text:p>
          </table:table-cell>
          <table:table-cell office:value-type="float" office:value="12.050532">
            <text:p>12,050532</text:p>
          </table:table-cell>
          <table:table-cell office:value-type="float" office:value="20.066429">
            <text:p>20,066429</text:p>
          </table:table-cell>
          <table:table-cell office:value-type="float" office:value="12.67452">
            <text:p>12,67452</text:p>
          </table:table-cell>
          <table:table-cell office:value-type="float" office:value="39.456604">
            <text:p>39,456604</text:p>
          </table:table-cell>
          <table:table-cell office:value-type="float" office:value="36.961109">
            <text:p>36,961109</text:p>
          </table:table-cell>
          <table:table-cell table:number-columns-repeated="6" office:value-type="float" office:value="0">
            <text:p>0</text:p>
          </table:table-cell>
          <table:table-cell office:value-type="float" office:value="76.519859">
            <text:p>76,519859</text:p>
          </table:table-cell>
          <table:table-cell office:value-type="float" office:value="23.757061">
            <text:p>23,757061</text:p>
          </table:table-cell>
        </table:table-row>
        <table:table-row table:style-name="ro1">
          <table:table-cell office:value-type="string">
            <text:p>AFR148 <text:s text:c="5"/></text:p>
          </table:table-cell>
          <table:table-cell office:value-type="float" office:value="1988.117554">
            <text:p>1988,117554</text:p>
          </table:table-cell>
          <table:table-cell office:value-type="float" office:value="730.89386">
            <text:p>730,89386</text:p>
          </table:table-cell>
          <table:table-cell office:value-type="float" office:value="644.891296">
            <text:p>644,891296</text:p>
          </table:table-cell>
          <table:table-cell office:value-type="float" office:value="431.544586">
            <text:p>431,544586</text:p>
          </table:table-cell>
          <table:table-cell office:value-type="float" office:value="3900.688477">
            <text:p>3900,688477</text:p>
          </table:table-cell>
          <table:table-cell office:value-type="float" office:value="181.876068">
            <text:p>181,876068</text:p>
          </table:table-cell>
          <table:table-cell office:value-type="float" office:value="7268.800781">
            <text:p>7268,800781</text:p>
          </table:table-cell>
          <table:table-cell office:value-type="float" office:value="196.353989">
            <text:p>196,353989</text:p>
          </table:table-cell>
          <table:table-cell office:value-type="float" office:value="8.440863">
            <text:p>8,440863</text:p>
          </table:table-cell>
          <table:table-cell office:value-type="float" office:value="28.337734">
            <text:p>28,337734</text:p>
          </table:table-cell>
          <table:table-cell office:value-type="float" office:value="2688.927734">
            <text:p>2688,927734</text:p>
          </table:table-cell>
          <table:table-cell office:value-type="float" office:value="64.63884">
            <text:p>64,63884</text:p>
          </table:table-cell>
          <table:table-cell office:value-type="float" office:value="7589.910156">
            <text:p>7589,910156</text:p>
          </table:table-cell>
          <table:table-cell office:value-type="float" office:value="137.646378">
            <text:p>137,646378</text:p>
          </table:table-cell>
          <table:table-cell office:value-type="float" office:value="10683.273438">
            <text:p>10683,273438</text:p>
          </table:table-cell>
          <table:table-cell office:value-type="float" office:value="153.127594">
            <text:p>153,127594</text:p>
          </table:table-cell>
          <table:table-cell office:value-type="float" office:value="1903.276367">
            <text:p>1903,276367</text:p>
          </table:table-cell>
          <table:table-cell office:value-type="float" office:value="31.237383">
            <text:p>31,237383</text:p>
          </table:table-cell>
          <table:table-cell office:value-type="float" office:value="231.085678">
            <text:p>231,085678</text:p>
          </table:table-cell>
          <table:table-cell office:value-type="float" office:value="8.478823">
            <text:p>8,478823</text:p>
          </table:table-cell>
          <table:table-cell office:value-type="float" office:value="13.10826">
            <text:p>13,10826</text:p>
          </table:table-cell>
          <table:table-cell office:value-type="float" office:value="5.313665">
            <text:p>5,313665</text:p>
          </table:table-cell>
          <table:table-cell office:value-type="float" office:value="28.226503">
            <text:p>28,226503</text:p>
          </table:table-cell>
          <table:table-cell office:value-type="float" office:value="7.544979">
            <text:p>7,544979</text:p>
          </table:table-cell>
          <table:table-cell office:value-type="float" office:value="31.394617">
            <text:p>31,394617</text:p>
          </table:table-cell>
          <table:table-cell office:value-type="float" office:value="5.05298">
            <text:p>5,05298</text:p>
          </table:table-cell>
          <table:table-cell office:value-type="float" office:value="1872.540405">
            <text:p>1872,540405</text:p>
          </table:table-cell>
          <table:table-cell office:value-type="float" office:value="51.238728">
            <text:p>51,238728</text:p>
          </table:table-cell>
          <table:table-cell office:value-type="float" office:value="58.274818">
            <text:p>58,274818</text:p>
          </table:table-cell>
          <table:table-cell office:value-type="float" office:value="8.522511">
            <text:p>8,522511</text:p>
          </table:table-cell>
          <table:table-cell table:number-columns-repeated="2" office:value-type="float" office:value="0">
            <text:p>0</text:p>
          </table:table-cell>
          <table:table-cell office:value-type="float" office:value="129.987122">
            <text:p>129,987122</text:p>
          </table:table-cell>
          <table:table-cell office:value-type="float" office:value="18.813122">
            <text:p>18,813122</text:p>
          </table:table-cell>
          <table:table-cell office:value-type="float" office:value="78.596924">
            <text:p>78,596924</text:p>
          </table:table-cell>
          <table:table-cell office:value-type="float" office:value="9.997256">
            <text:p>9,997256</text:p>
          </table:table-cell>
          <table:table-cell office:value-type="float" office:value="62.189152">
            <text:p>62,189152</text:p>
          </table:table-cell>
          <table:table-cell office:value-type="float" office:value="10.846458">
            <text:p>10,846458</text:p>
          </table:table-cell>
          <table:table-cell office:value-type="float" office:value="40.902416">
            <text:p>40,902416</text:p>
          </table:table-cell>
          <table:table-cell office:value-type="float" office:value="11.053949">
            <text:p>11,053949</text:p>
          </table:table-cell>
          <table:table-cell office:value-type="float" office:value="13.597828">
            <text:p>13,597828</text:p>
          </table:table-cell>
          <table:table-cell office:value-type="float" office:value="11.622254">
            <text:p>11,622254</text:p>
          </table:table-cell>
          <table:table-cell office:value-type="float" office:value="78.708931">
            <text:p>78,708931</text:p>
          </table:table-cell>
          <table:table-cell office:value-type="float" office:value="46.096622">
            <text:p>46,096622</text:p>
          </table:table-cell>
          <table:table-cell table:number-columns-repeated="6" office:value-type="float" office:value="0">
            <text:p>0</text:p>
          </table:table-cell>
          <table:table-cell office:value-type="float" office:value="120.347458">
            <text:p>120,347458</text:p>
          </table:table-cell>
          <table:table-cell office:value-type="float" office:value="21.905224">
            <text:p>21,905224</text:p>
          </table:table-cell>
        </table:table-row>
        <table:table-row table:style-name="ro1">
          <table:table-cell office:value-type="string">
            <text:p>AFR149 <text:s text:c="5"/></text:p>
          </table:table-cell>
          <table:table-cell office:value-type="float" office:value="1127.191772">
            <text:p>1127,191772</text:p>
          </table:table-cell>
          <table:table-cell office:value-type="float" office:value="687.486816">
            <text:p>687,486816</text:p>
          </table:table-cell>
          <table:table-cell office:value-type="float" office:value="1104.103149">
            <text:p>1104,103149</text:p>
          </table:table-cell>
          <table:table-cell office:value-type="float" office:value="421.966156">
            <text:p>421,966156</text:p>
          </table:table-cell>
          <table:table-cell office:value-type="float" office:value="2904.19751">
            <text:p>2904,19751</text:p>
          </table:table-cell>
          <table:table-cell office:value-type="float" office:value="158.409866">
            <text:p>158,409866</text:p>
          </table:table-cell>
          <table:table-cell office:value-type="float" office:value="4545.533203">
            <text:p>4545,533203</text:p>
          </table:table-cell>
          <table:table-cell office:value-type="float" office:value="141.403839">
            <text:p>141,403839</text:p>
          </table:table-cell>
          <table:table-cell office:value-type="float" office:value="15.37443">
            <text:p>15,37443</text:p>
          </table:table-cell>
          <table:table-cell office:value-type="float" office:value="25.324635">
            <text:p>25,324635</text:p>
          </table:table-cell>
          <table:table-cell office:value-type="float" office:value="952.075134">
            <text:p>952,075134</text:p>
          </table:table-cell>
          <table:table-cell office:value-type="float" office:value="33.541725">
            <text:p>33,541725</text:p>
          </table:table-cell>
          <table:table-cell office:value-type="float" office:value="698.538574">
            <text:p>698,538574</text:p>
          </table:table-cell>
          <table:table-cell office:value-type="float" office:value="23.742805">
            <text:p>23,742805</text:p>
          </table:table-cell>
          <table:table-cell office:value-type="float" office:value="1253.879761">
            <text:p>1253,879761</text:p>
          </table:table-cell>
          <table:table-cell office:value-type="float" office:value="23.616329">
            <text:p>23,616329</text:p>
          </table:table-cell>
          <table:table-cell office:value-type="float" office:value="1744.358154">
            <text:p>1744,358154</text:p>
          </table:table-cell>
          <table:table-cell office:value-type="float" office:value="29.07649">
            <text:p>29,07649</text:p>
          </table:table-cell>
          <table:table-cell office:value-type="float" office:value="214.19989">
            <text:p>214,19989</text:p>
          </table:table-cell>
          <table:table-cell office:value-type="float" office:value="8.160831">
            <text:p>8,160831</text:p>
          </table:table-cell>
          <table:table-cell office:value-type="float" office:value="2.842057">
            <text:p>2,842057</text:p>
          </table:table-cell>
          <table:table-cell office:value-type="float" office:value="5.423409">
            <text:p>5,423409</text:p>
          </table:table-cell>
          <table:table-cell office:value-type="float" office:value="34.713772">
            <text:p>34,713772</text:p>
          </table:table-cell>
          <table:table-cell office:value-type="float" office:value="7.657008">
            <text:p>7,657008</text:p>
          </table:table-cell>
          <table:table-cell office:value-type="float" office:value="32.483818">
            <text:p>32,483818</text:p>
          </table:table-cell>
          <table:table-cell office:value-type="float" office:value="5.225787">
            <text:p>5,225787</text:p>
          </table:table-cell>
          <table:table-cell office:value-type="float" office:value="1273.739746">
            <text:p>1273,739746</text:p>
          </table:table-cell>
          <table:table-cell office:value-type="float" office:value="36.202713">
            <text:p>36,202713</text:p>
          </table:table-cell>
          <table:table-cell office:value-type="float" office:value="66.061691">
            <text:p>66,061691</text:p>
          </table:table-cell>
          <table:table-cell office:value-type="float" office:value="8.908187">
            <text:p>8,908187</text:p>
          </table:table-cell>
          <table:table-cell table:number-columns-repeated="2" office:value-type="float" office:value="0">
            <text:p>0</text:p>
          </table:table-cell>
          <table:table-cell office:value-type="float" office:value="50.644604">
            <text:p>50,644604</text:p>
          </table:table-cell>
          <table:table-cell office:value-type="float" office:value="18.732216">
            <text:p>18,732216</text:p>
          </table:table-cell>
          <table:table-cell office:value-type="float" office:value="51.981197">
            <text:p>51,981197</text:p>
          </table:table-cell>
          <table:table-cell office:value-type="float" office:value="10.362495">
            <text:p>10,362495</text:p>
          </table:table-cell>
          <table:table-cell office:value-type="float" office:value="20.170094">
            <text:p>20,170094</text:p>
          </table:table-cell>
          <table:table-cell office:value-type="float" office:value="11.214714">
            <text:p>11,214714</text:p>
          </table:table-cell>
          <table:table-cell office:value-type="float" office:value="37.477211">
            <text:p>37,477211</text:p>
          </table:table-cell>
          <table:table-cell office:value-type="float" office:value="11.523461">
            <text:p>11,523461</text:p>
          </table:table-cell>
          <table:table-cell office:value-type="float" office:value="17.286306">
            <text:p>17,286306</text:p>
          </table:table-cell>
          <table:table-cell office:value-type="float" office:value="12.121182">
            <text:p>12,121182</text:p>
          </table:table-cell>
          <table:table-cell office:value-type="float" office:value="75.958771">
            <text:p>75,958771</text:p>
          </table:table-cell>
          <table:table-cell office:value-type="float" office:value="35.110619">
            <text:p>35,110619</text:p>
          </table:table-cell>
          <table:table-cell table:number-columns-repeated="6" office:value-type="float" office:value="0">
            <text:p>0</text:p>
          </table:table-cell>
          <table:table-cell office:value-type="float" office:value="69.429398">
            <text:p>69,429398</text:p>
          </table:table-cell>
          <table:table-cell office:value-type="float" office:value="22.796968">
            <text:p>22,796968</text:p>
          </table:table-cell>
        </table:table-row>
        <table:table-row table:style-name="ro1">
          <table:table-cell office:value-type="string">
            <text:p>AFR150 <text:s text:c="5"/></text:p>
          </table:table-cell>
          <table:table-cell office:value-type="float" office:value="1047.312012">
            <text:p>1047,312012</text:p>
          </table:table-cell>
          <table:table-cell office:value-type="float" office:value="766.445007">
            <text:p>766,445007</text:p>
          </table:table-cell>
          <table:table-cell office:value-type="float" office:value="2261.780273">
            <text:p>2261,780273</text:p>
          </table:table-cell>
          <table:table-cell office:value-type="float" office:value="472.495117">
            <text:p>472,495117</text:p>
          </table:table-cell>
          <table:table-cell office:value-type="float" office:value="4474.061035">
            <text:p>4474,061035</text:p>
          </table:table-cell>
          <table:table-cell office:value-type="float" office:value="195.994278">
            <text:p>195,994278</text:p>
          </table:table-cell>
          <table:table-cell office:value-type="float" office:value="15474.900391">
            <text:p>15474,900391</text:p>
          </table:table-cell>
          <table:table-cell office:value-type="float" office:value="373.63974">
            <text:p>373,63974</text:p>
          </table:table-cell>
          <table:table-cell office:value-type="float" office:value="810.322815">
            <text:p>810,322815</text:p>
          </table:table-cell>
          <table:table-cell office:value-type="float" office:value="41.049198">
            <text:p>41,049198</text:p>
          </table:table-cell>
          <table:table-cell office:value-type="float" office:value="1752.631958">
            <text:p>1752,631958</text:p>
          </table:table-cell>
          <table:table-cell office:value-type="float" office:value="49.900093">
            <text:p>49,900093</text:p>
          </table:table-cell>
          <table:table-cell office:value-type="float" office:value="4170.686035">
            <text:p>4170,686035</text:p>
          </table:table-cell>
          <table:table-cell office:value-type="float" office:value="80.621429">
            <text:p>80,621429</text:p>
          </table:table-cell>
          <table:table-cell office:value-type="float" office:value="9283.474609">
            <text:p>9283,474609</text:p>
          </table:table-cell>
          <table:table-cell office:value-type="float" office:value="133.790482">
            <text:p>133,790482</text:p>
          </table:table-cell>
          <table:table-cell office:value-type="float" office:value="10303.233398">
            <text:p>10303,233398</text:p>
          </table:table-cell>
          <table:table-cell office:value-type="float" office:value="138.942993">
            <text:p>138,942993</text:p>
          </table:table-cell>
          <table:table-cell office:value-type="float" office:value="711.335999">
            <text:p>711,335999</text:p>
          </table:table-cell>
          <table:table-cell office:value-type="float" office:value="20.313656">
            <text:p>20,313656</text:p>
          </table:table-cell>
          <table:table-cell office:value-type="float" office:value="2.697053">
            <text:p>2,697053</text:p>
          </table:table-cell>
          <table:table-cell office:value-type="float" office:value="5.945366">
            <text:p>5,945366</text:p>
          </table:table-cell>
          <table:table-cell office:value-type="float" office:value="37.773815">
            <text:p>37,773815</text:p>
          </table:table-cell>
          <table:table-cell office:value-type="float" office:value="7.858955">
            <text:p>7,858955</text:p>
          </table:table-cell>
          <table:table-cell office:value-type="float" office:value="380.024414">
            <text:p>380,024414</text:p>
          </table:table-cell>
          <table:table-cell office:value-type="float" office:value="10.956557">
            <text:p>10,956557</text:p>
          </table:table-cell>
          <table:table-cell office:value-type="float" office:value="1968.042725">
            <text:p>1968,042725</text:p>
          </table:table-cell>
          <table:table-cell office:value-type="float" office:value="53.723297">
            <text:p>53,723297</text:p>
          </table:table-cell>
          <table:table-cell office:value-type="float" office:value="77.832558">
            <text:p>77,832558</text:p>
          </table:table-cell>
          <table:table-cell office:value-type="float" office:value="9.382934">
            <text:p>9,382934</text:p>
          </table:table-cell>
          <table:table-cell office:value-type="float" office:value="3.436297">
            <text:p>3,436297</text:p>
          </table:table-cell>
          <table:table-cell office:value-type="float" office:value="15.607581">
            <text:p>15,607581</text:p>
          </table:table-cell>
          <table:table-cell office:value-type="float" office:value="142.630981">
            <text:p>142,630981</text:p>
          </table:table-cell>
          <table:table-cell office:value-type="float" office:value="19.220186">
            <text:p>19,220186</text:p>
          </table:table-cell>
          <table:table-cell office:value-type="float" office:value="67.853157">
            <text:p>67,853157</text:p>
          </table:table-cell>
          <table:table-cell office:value-type="float" office:value="11.002831">
            <text:p>11,002831</text:p>
          </table:table-cell>
          <table:table-cell office:value-type="float" office:value="46.890148">
            <text:p>46,890148</text:p>
          </table:table-cell>
          <table:table-cell office:value-type="float" office:value="11.903352">
            <text:p>11,903352</text:p>
          </table:table-cell>
          <table:table-cell office:value-type="float" office:value="101.981026">
            <text:p>101,981026</text:p>
          </table:table-cell>
          <table:table-cell office:value-type="float" office:value="12.408237">
            <text:p>12,408237</text:p>
          </table:table-cell>
          <table:table-cell office:value-type="float" office:value="29.342682">
            <text:p>29,342682</text:p>
          </table:table-cell>
          <table:table-cell office:value-type="float" office:value="12.853627">
            <text:p>12,853627</text:p>
          </table:table-cell>
          <table:table-cell table:number-columns-repeated="8" office:value-type="float" office:value="0">
            <text:p>0</text:p>
          </table:table-cell>
          <table:table-cell office:value-type="float" office:value="782.758118">
            <text:p>782,758118</text:p>
          </table:table-cell>
          <table:table-cell office:value-type="float" office:value="30.028393">
            <text:p>30,028393</text:p>
          </table:table-cell>
        </table:table-row>
        <table:table-row table:style-name="ro1">
          <table:table-cell office:value-type="string">
            <text:p>AFR151 <text:s text:c="5"/></text:p>
          </table:table-cell>
          <table:table-cell office:value-type="float" office:value="736.66864">
            <text:p>736,66864</text:p>
          </table:table-cell>
          <table:table-cell office:value-type="float" office:value="596.661316">
            <text:p>596,661316</text:p>
          </table:table-cell>
          <table:table-cell office:value-type="float" office:value="340.036316">
            <text:p>340,036316</text:p>
          </table:table-cell>
          <table:table-cell office:value-type="float" office:value="387.125153">
            <text:p>387,125153</text:p>
          </table:table-cell>
          <table:table-cell office:value-type="float" office:value="616.716431">
            <text:p>616,716431</text:p>
          </table:table-cell>
          <table:table-cell office:value-type="float" office:value="122.831268">
            <text:p>122,831268</text:p>
          </table:table-cell>
          <table:table-cell office:value-type="float" office:value="1016.173767">
            <text:p>1016,173767</text:p>
          </table:table-cell>
          <table:table-cell office:value-type="float" office:value="72.261696">
            <text:p>72,261696</text:p>
          </table:table-cell>
          <table:table-cell office:value-type="float" office:value="20.499239">
            <text:p>20,499239</text:p>
          </table:table-cell>
          <table:table-cell office:value-type="float" office:value="20.805122">
            <text:p>20,805122</text:p>
          </table:table-cell>
          <table:table-cell office:value-type="float" office:value="350.944611">
            <text:p>350,944611</text:p>
          </table:table-cell>
          <table:table-cell office:value-type="float" office:value="22.330828">
            <text:p>22,330828</text:p>
          </table:table-cell>
          <table:table-cell office:value-type="float" office:value="562.133728">
            <text:p>562,133728</text:p>
          </table:table-cell>
          <table:table-cell office:value-type="float" office:value="20.684965">
            <text:p>20,684965</text:p>
          </table:table-cell>
          <table:table-cell office:value-type="float" office:value="323.498322">
            <text:p>323,498322</text:p>
          </table:table-cell>
          <table:table-cell office:value-type="float" office:value="11.971567">
            <text:p>11,971567</text:p>
          </table:table-cell>
          <table:table-cell office:value-type="float" office:value="567.011414">
            <text:p>567,011414</text:p>
          </table:table-cell>
          <table:table-cell office:value-type="float" office:value="15.164525">
            <text:p>15,164525</text:p>
          </table:table-cell>
          <table:table-cell office:value-type="float" office:value="43.20879">
            <text:p>43,20879</text:p>
          </table:table-cell>
          <table:table-cell office:value-type="float" office:value="4.697885">
            <text:p>4,697885</text:p>
          </table:table-cell>
          <table:table-cell office:value-type="float" office:value="4.55309">
            <text:p>4,55309</text:p>
          </table:table-cell>
          <table:table-cell office:value-type="float" office:value="4.640997">
            <text:p>4,640997</text:p>
          </table:table-cell>
          <table:table-cell office:value-type="float" office:value="28.960911">
            <text:p>28,960911</text:p>
          </table:table-cell>
          <table:table-cell office:value-type="float" office:value="7.245472">
            <text:p>7,245472</text:p>
          </table:table-cell>
          <table:table-cell office:value-type="float" office:value="21.634523">
            <text:p>21,634523</text:p>
          </table:table-cell>
          <table:table-cell office:value-type="float" office:value="4.387082">
            <text:p>4,387082</text:p>
          </table:table-cell>
          <table:table-cell office:value-type="float" office:value="256.20343">
            <text:p>256,20343</text:p>
          </table:table-cell>
          <table:table-cell office:value-type="float" office:value="12.17123">
            <text:p>12,17123</text:p>
          </table:table-cell>
          <table:table-cell office:value-type="float" office:value="48.622715">
            <text:p>48,622715</text:p>
          </table:table-cell>
          <table:table-cell office:value-type="float" office:value="7.630565">
            <text:p>7,630565</text:p>
          </table:table-cell>
          <table:table-cell table:number-columns-repeated="2" office:value-type="float" office:value="0">
            <text:p>0</text:p>
          </table:table-cell>
          <table:table-cell office:value-type="float" office:value="17.824347">
            <text:p>17,824347</text:p>
          </table:table-cell>
          <table:table-cell office:value-type="float" office:value="18.025673">
            <text:p>18,025673</text:p>
          </table:table-cell>
          <table:table-cell office:value-type="float" office:value="19.898224">
            <text:p>19,898224</text:p>
          </table:table-cell>
          <table:table-cell office:value-type="float" office:value="8.610982">
            <text:p>8,610982</text:p>
          </table:table-cell>
          <table:table-cell office:value-type="float" office:value="12.839813">
            <text:p>12,839813</text:p>
          </table:table-cell>
          <table:table-cell office:value-type="float" office:value="9.343347">
            <text:p>9,343347</text:p>
          </table:table-cell>
          <table:table-cell office:value-type="float" office:value="31.101839">
            <text:p>31,101839</text:p>
          </table:table-cell>
          <table:table-cell office:value-type="float" office:value="9.843946">
            <text:p>9,843946</text:p>
          </table:table-cell>
          <table:table-cell office:value-type="float" office:value="5.202408">
            <text:p>5,202408</text:p>
          </table:table-cell>
          <table:table-cell office:value-type="float" office:value="10.378321">
            <text:p>10,378321</text:p>
          </table:table-cell>
          <table:table-cell office:value-type="float" office:value="101.210243">
            <text:p>101,210243</text:p>
          </table:table-cell>
          <table:table-cell office:value-type="float" office:value="33.374138">
            <text:p>33,374138</text:p>
          </table:table-cell>
          <table:table-cell table:number-columns-repeated="6" office:value-type="float" office:value="0">
            <text:p>0</text:p>
          </table:table-cell>
          <table:table-cell office:value-type="float" office:value="50.347015">
            <text:p>50,347015</text:p>
          </table:table-cell>
          <table:table-cell office:value-type="float" office:value="19.446541">
            <text:p>19,446541</text:p>
          </table:table-cell>
        </table:table-row>
        <table:table-row table:style-name="ro1">
          <table:table-cell office:value-type="string">
            <text:p>AFR15 <text:s text:c="6"/></text:p>
          </table:table-cell>
          <table:table-cell office:value-type="float" office:value="1544.341431">
            <text:p>1544,341431</text:p>
          </table:table-cell>
          <table:table-cell office:value-type="float" office:value="577.182129">
            <text:p>577,182129</text:p>
          </table:table-cell>
          <table:table-cell office:value-type="float" office:value="1455.265259">
            <text:p>1455,265259</text:p>
          </table:table-cell>
          <table:table-cell office:value-type="float" office:value="402.174744">
            <text:p>402,174744</text:p>
          </table:table-cell>
          <table:table-cell office:value-type="float" office:value="4254.088379">
            <text:p>4254,088379</text:p>
          </table:table-cell>
          <table:table-cell office:value-type="float" office:value="175.678329">
            <text:p>175,678329</text:p>
          </table:table-cell>
          <table:table-cell office:value-type="float" office:value="13063.666992">
            <text:p>13063,666992</text:p>
          </table:table-cell>
          <table:table-cell office:value-type="float" office:value="316.85733">
            <text:p>316,85733</text:p>
          </table:table-cell>
          <table:table-cell office:value-type="float" office:value="92.246582">
            <text:p>92,246582</text:p>
          </table:table-cell>
          <table:table-cell office:value-type="float" office:value="25.997314">
            <text:p>25,997314</text:p>
          </table:table-cell>
          <table:table-cell office:value-type="float" office:value="1716.130615">
            <text:p>1716,130615</text:p>
          </table:table-cell>
          <table:table-cell office:value-type="float" office:value="45.466198">
            <text:p>45,466198</text:p>
          </table:table-cell>
          <table:table-cell office:value-type="float" office:value="2988.943848">
            <text:p>2988,943848</text:p>
          </table:table-cell>
          <table:table-cell office:value-type="float" office:value="59.518768">
            <text:p>59,518768</text:p>
          </table:table-cell>
          <table:table-cell office:value-type="float" office:value="4708.820313">
            <text:p>4708,820313</text:p>
          </table:table-cell>
          <table:table-cell office:value-type="float" office:value="70.014725">
            <text:p>70,014725</text:p>
          </table:table-cell>
          <table:table-cell office:value-type="float" office:value="9621.751953">
            <text:p>9621,751953</text:p>
          </table:table-cell>
          <table:table-cell office:value-type="float" office:value="129.670166">
            <text:p>129,670166</text:p>
          </table:table-cell>
          <table:table-cell office:value-type="float" office:value="451.974792">
            <text:p>451,974792</text:p>
          </table:table-cell>
          <table:table-cell office:value-type="float" office:value="13.328382">
            <text:p>13,328382</text:p>
          </table:table-cell>
          <table:table-cell office:value-type="float" office:value="34.742683">
            <text:p>34,742683</text:p>
          </table:table-cell>
          <table:table-cell office:value-type="float" office:value="4.520553">
            <text:p>4,520553</text:p>
          </table:table-cell>
          <table:table-cell office:value-type="float" office:value="7.344827">
            <text:p>7,344827</text:p>
          </table:table-cell>
          <table:table-cell office:value-type="float" office:value="6.879076">
            <text:p>6,879076</text:p>
          </table:table-cell>
          <table:table-cell office:value-type="float" office:value="62.298027">
            <text:p>62,298027</text:p>
          </table:table-cell>
          <table:table-cell office:value-type="float" office:value="4.31984">
            <text:p>4,31984</text:p>
          </table:table-cell>
          <table:table-cell office:value-type="float" office:value="2331.355957">
            <text:p>2331,355957</text:p>
          </table:table-cell>
          <table:table-cell office:value-type="float" office:value="62.791107">
            <text:p>62,791107</text:p>
          </table:table-cell>
          <table:table-cell office:value-type="float" office:value="55.739552">
            <text:p>55,739552</text:p>
          </table:table-cell>
          <table:table-cell office:value-type="float" office:value="6.781499">
            <text:p>6,781499</text:p>
          </table:table-cell>
          <table:table-cell table:number-columns-repeated="2" office:value-type="float" office:value="0">
            <text:p>0</text:p>
          </table:table-cell>
          <table:table-cell office:value-type="float" office:value="127.763237">
            <text:p>127,763237</text:p>
          </table:table-cell>
          <table:table-cell office:value-type="float" office:value="18.068792">
            <text:p>18,068792</text:p>
          </table:table-cell>
          <table:table-cell office:value-type="float" office:value="72.854202">
            <text:p>72,854202</text:p>
          </table:table-cell>
          <table:table-cell office:value-type="float" office:value="7.866495">
            <text:p>7,866495</text:p>
          </table:table-cell>
          <table:table-cell office:value-type="float" office:value="33.742935">
            <text:p>33,742935</text:p>
          </table:table-cell>
          <table:table-cell office:value-type="float" office:value="8.347803">
            <text:p>8,347803</text:p>
          </table:table-cell>
          <table:table-cell office:value-type="float" office:value="115.231796">
            <text:p>115,231796</text:p>
          </table:table-cell>
          <table:table-cell office:value-type="float" office:value="8.956758">
            <text:p>8,956758</text:p>
          </table:table-cell>
          <table:table-cell office:value-type="float" office:value="18.800236">
            <text:p>18,800236</text:p>
          </table:table-cell>
          <table:table-cell office:value-type="float" office:value="9.043991">
            <text:p>9,043991</text:p>
          </table:table-cell>
          <table:table-cell table:number-columns-repeated="8" office:value-type="float" office:value="0">
            <text:p>0</text:p>
          </table:table-cell>
          <table:table-cell office:value-type="float" office:value="63.671371">
            <text:p>63,671371</text:p>
          </table:table-cell>
          <table:table-cell office:value-type="float" office:value="17.045265">
            <text:p>17,045265</text:p>
          </table:table-cell>
        </table:table-row>
        <table:table-row table:style-name="ro1">
          <table:table-cell office:value-type="string">
            <text:p>AFR152 <text:s text:c="5"/></text:p>
          </table:table-cell>
          <table:table-cell office:value-type="float" office:value="541.407043">
            <text:p>541,407043</text:p>
          </table:table-cell>
          <table:table-cell office:value-type="float" office:value="657.768372">
            <text:p>657,768372</text:p>
          </table:table-cell>
          <table:table-cell office:value-type="float" office:value="1073.231812">
            <text:p>1073,231812</text:p>
          </table:table-cell>
          <table:table-cell office:value-type="float" office:value="413.535767">
            <text:p>413,535767</text:p>
          </table:table-cell>
          <table:table-cell office:value-type="float" office:value="2838.085449">
            <text:p>2838,085449</text:p>
          </table:table-cell>
          <table:table-cell office:value-type="float" office:value="155.992325">
            <text:p>155,992325</text:p>
          </table:table-cell>
          <table:table-cell office:value-type="float" office:value="6540.718262">
            <text:p>6540,718262</text:p>
          </table:table-cell>
          <table:table-cell office:value-type="float" office:value="179.452927">
            <text:p>179,452927</text:p>
          </table:table-cell>
          <table:table-cell office:value-type="float" office:value="49.740799">
            <text:p>49,740799</text:p>
          </table:table-cell>
          <table:table-cell office:value-type="float" office:value="25.042782">
            <text:p>25,042782</text:p>
          </table:table-cell>
          <table:table-cell office:value-type="float" office:value="1045.98999">
            <text:p>1045,98999</text:p>
          </table:table-cell>
          <table:table-cell office:value-type="float" office:value="34.865524">
            <text:p>34,865524</text:p>
          </table:table-cell>
          <table:table-cell office:value-type="float" office:value="2339.427979">
            <text:p>2339,427979</text:p>
          </table:table-cell>
          <table:table-cell office:value-type="float" office:value="49.2868">
            <text:p>49,2868</text:p>
          </table:table-cell>
          <table:table-cell office:value-type="float" office:value="2178.43335">
            <text:p>2178,43335</text:p>
          </table:table-cell>
          <table:table-cell office:value-type="float" office:value="35.56551">
            <text:p>35,56551</text:p>
          </table:table-cell>
          <table:table-cell office:value-type="float" office:value="3395.800781">
            <text:p>3395,800781</text:p>
          </table:table-cell>
          <table:table-cell office:value-type="float" office:value="49.47525">
            <text:p>49,47525</text:p>
          </table:table-cell>
          <table:table-cell office:value-type="float" office:value="206.49823">
            <text:p>206,49823</text:p>
          </table:table-cell>
          <table:table-cell office:value-type="float" office:value="7.73419">
            <text:p>7,73419</text:p>
          </table:table-cell>
          <table:table-cell office:value-type="float" office:value="11.484227">
            <text:p>11,484227</text:p>
          </table:table-cell>
          <table:table-cell office:value-type="float" office:value="5.051396">
            <text:p>5,051396</text:p>
          </table:table-cell>
          <table:table-cell office:value-type="float" office:value="26.782171">
            <text:p>26,782171</text:p>
          </table:table-cell>
          <table:table-cell office:value-type="float" office:value="7.403088">
            <text:p>7,403088</text:p>
          </table:table-cell>
          <table:table-cell office:value-type="float" office:value="36.926052">
            <text:p>36,926052</text:p>
          </table:table-cell>
          <table:table-cell office:value-type="float" office:value="4.863882">
            <text:p>4,863882</text:p>
          </table:table-cell>
          <table:table-cell office:value-type="float" office:value="1529.791382">
            <text:p>1529,791382</text:p>
          </table:table-cell>
          <table:table-cell office:value-type="float" office:value="42.471066">
            <text:p>42,471066</text:p>
          </table:table-cell>
          <table:table-cell office:value-type="float" office:value="65.355438">
            <text:p>65,355438</text:p>
          </table:table-cell>
          <table:table-cell office:value-type="float" office:value="8.17422">
            <text:p>8,17422</text:p>
          </table:table-cell>
          <table:table-cell table:number-columns-repeated="2" office:value-type="float" office:value="0">
            <text:p>0</text:p>
          </table:table-cell>
          <table:table-cell office:value-type="float" office:value="77.420898">
            <text:p>77,420898</text:p>
          </table:table-cell>
          <table:table-cell office:value-type="float" office:value="18.456192">
            <text:p>18,456192</text:p>
          </table:table-cell>
          <table:table-cell office:value-type="float" office:value="53.845997">
            <text:p>53,845997</text:p>
          </table:table-cell>
          <table:table-cell office:value-type="float" office:value="9.479866">
            <text:p>9,479866</text:p>
          </table:table-cell>
          <table:table-cell office:value-type="float" office:value="20.051865">
            <text:p>20,051865</text:p>
          </table:table-cell>
          <table:table-cell office:value-type="float" office:value="10.198496">
            <text:p>10,198496</text:p>
          </table:table-cell>
          <table:table-cell office:value-type="float" office:value="52.453102">
            <text:p>52,453102</text:p>
          </table:table-cell>
          <table:table-cell office:value-type="float" office:value="10.57432">
            <text:p>10,57432</text:p>
          </table:table-cell>
          <table:table-cell office:value-type="float" office:value="19.488384">
            <text:p>19,488384</text:p>
          </table:table-cell>
          <table:table-cell office:value-type="float" office:value="11.024025">
            <text:p>11,024025</text:p>
          </table:table-cell>
          <table:table-cell office:value-type="float" office:value="28.205931">
            <text:p>28,205931</text:p>
          </table:table-cell>
          <table:table-cell office:value-type="float" office:value="37.305401">
            <text:p>37,305401</text:p>
          </table:table-cell>
          <table:table-cell table:number-columns-repeated="6" office:value-type="float" office:value="0">
            <text:p>0</text:p>
          </table:table-cell>
          <table:table-cell office:value-type="float" office:value="97.458122">
            <text:p>97,458122</text:p>
          </table:table-cell>
          <table:table-cell office:value-type="float" office:value="20.856619">
            <text:p>20,856619</text:p>
          </table:table-cell>
        </table:table-row>
        <table:table-row table:style-name="ro1">
          <table:table-cell office:value-type="string">
            <text:p>AFR153 <text:s text:c="5"/></text:p>
          </table:table-cell>
          <table:table-cell office:value-type="float" office:value="3910.029541">
            <text:p>3910,029541</text:p>
          </table:table-cell>
          <table:table-cell office:value-type="float" office:value="771.842041">
            <text:p>771,842041</text:p>
          </table:table-cell>
          <table:table-cell office:value-type="float" office:value="663.301575">
            <text:p>663,301575</text:p>
          </table:table-cell>
          <table:table-cell office:value-type="float" office:value="428.499695">
            <text:p>428,499695</text:p>
          </table:table-cell>
          <table:table-cell office:value-type="float" office:value="3521.909668">
            <text:p>3521,909668</text:p>
          </table:table-cell>
          <table:table-cell office:value-type="float" office:value="171.219849">
            <text:p>171,219849</text:p>
          </table:table-cell>
          <table:table-cell office:value-type="float" office:value="6234.629395">
            <text:p>6234,629395</text:p>
          </table:table-cell>
          <table:table-cell office:value-type="float" office:value="173.713776">
            <text:p>173,713776</text:p>
          </table:table-cell>
          <table:table-cell office:value-type="float" office:value="51.495861">
            <text:p>51,495861</text:p>
          </table:table-cell>
          <table:table-cell office:value-type="float" office:value="28.328178">
            <text:p>28,328178</text:p>
          </table:table-cell>
          <table:table-cell office:value-type="float" office:value="2443.608154">
            <text:p>2443,608154</text:p>
          </table:table-cell>
          <table:table-cell office:value-type="float" office:value="59.847748">
            <text:p>59,847748</text:p>
          </table:table-cell>
          <table:table-cell office:value-type="float" office:value="7257.90918">
            <text:p>7257,90918</text:p>
          </table:table-cell>
          <table:table-cell office:value-type="float" office:value="132.054398">
            <text:p>132,054398</text:p>
          </table:table-cell>
          <table:table-cell office:value-type="float" office:value="4887.861328">
            <text:p>4887,861328</text:p>
          </table:table-cell>
          <table:table-cell office:value-type="float" office:value="72.61615">
            <text:p>72,61615</text:p>
          </table:table-cell>
          <table:table-cell office:value-type="float" office:value="3464.848145">
            <text:p>3464,848145</text:p>
          </table:table-cell>
          <table:table-cell office:value-type="float" office:value="50.368359">
            <text:p>50,368359</text:p>
          </table:table-cell>
          <table:table-cell office:value-type="float" office:value="235.612823">
            <text:p>235,612823</text:p>
          </table:table-cell>
          <table:table-cell office:value-type="float" office:value="8.463796">
            <text:p>8,463796</text:p>
          </table:table-cell>
          <table:table-cell office:value-type="float" office:value="21.843657">
            <text:p>21,843657</text:p>
          </table:table-cell>
          <table:table-cell office:value-type="float" office:value="5.204317">
            <text:p>5,204317</text:p>
          </table:table-cell>
          <table:table-cell office:value-type="float" office:value="35.250023">
            <text:p>35,250023</text:p>
          </table:table-cell>
          <table:table-cell office:value-type="float" office:value="7.484502">
            <text:p>7,484502</text:p>
          </table:table-cell>
          <table:table-cell office:value-type="float" office:value="48.36562">
            <text:p>48,36562</text:p>
          </table:table-cell>
          <table:table-cell office:value-type="float" office:value="5.019216">
            <text:p>5,019216</text:p>
          </table:table-cell>
          <table:table-cell office:value-type="float" office:value="1626.006592">
            <text:p>1626,006592</text:p>
          </table:table-cell>
          <table:table-cell office:value-type="float" office:value="44.927483">
            <text:p>44,927483</text:p>
          </table:table-cell>
          <table:table-cell office:value-type="float" office:value="66.897392">
            <text:p>66,897392</text:p>
          </table:table-cell>
          <table:table-cell office:value-type="float" office:value="8.350184">
            <text:p>8,350184</text:p>
          </table:table-cell>
          <table:table-cell table:number-columns-repeated="2" office:value-type="float" office:value="0">
            <text:p>0</text:p>
          </table:table-cell>
          <table:table-cell office:value-type="float" office:value="149.980652">
            <text:p>149,980652</text:p>
          </table:table-cell>
          <table:table-cell office:value-type="float" office:value="18.786625">
            <text:p>18,786625</text:p>
          </table:table-cell>
          <table:table-cell office:value-type="float" office:value="78.091675">
            <text:p>78,091675</text:p>
          </table:table-cell>
          <table:table-cell office:value-type="float" office:value="9.713399">
            <text:p>9,713399</text:p>
          </table:table-cell>
          <table:table-cell office:value-type="float" office:value="40.770596">
            <text:p>40,770596</text:p>
          </table:table-cell>
          <table:table-cell office:value-type="float" office:value="10.445504">
            <text:p>10,445504</text:p>
          </table:table-cell>
          <table:table-cell office:value-type="float" office:value="43.657059">
            <text:p>43,657059</text:p>
          </table:table-cell>
          <table:table-cell office:value-type="float" office:value="10.747627">
            <text:p>10,747627</text:p>
          </table:table-cell>
          <table:table-cell office:value-type="float" office:value="10.613955">
            <text:p>10,613955</text:p>
          </table:table-cell>
          <table:table-cell office:value-type="float" office:value="11.277843">
            <text:p>11,277843</text:p>
          </table:table-cell>
          <table:table-cell office:value-type="float" office:value="70.495155">
            <text:p>70,495155</text:p>
          </table:table-cell>
          <table:table-cell office:value-type="float" office:value="44.624676">
            <text:p>44,624676</text:p>
          </table:table-cell>
          <table:table-cell table:number-columns-repeated="6" office:value-type="float" office:value="0">
            <text:p>0</text:p>
          </table:table-cell>
          <table:table-cell office:value-type="float" office:value="138.904297">
            <text:p>138,904297</text:p>
          </table:table-cell>
          <table:table-cell office:value-type="float" office:value="21.370178">
            <text:p>21,370178</text:p>
          </table:table-cell>
        </table:table-row>
        <table:table-row table:style-name="ro1">
          <table:table-cell office:value-type="string">
            <text:p>AFR154 <text:s text:c="5"/></text:p>
          </table:table-cell>
          <table:table-cell office:value-type="float" office:value="489.762634">
            <text:p>489,762634</text:p>
          </table:table-cell>
          <table:table-cell office:value-type="float" office:value="379.112854">
            <text:p>379,112854</text:p>
          </table:table-cell>
          <table:table-cell office:value-type="float" office:value="799.248291">
            <text:p>799,248291</text:p>
          </table:table-cell>
          <table:table-cell office:value-type="float" office:value="383.385681">
            <text:p>383,385681</text:p>
          </table:table-cell>
          <table:table-cell office:value-type="float" office:value="106.315239">
            <text:p>106,315239</text:p>
          </table:table-cell>
          <table:table-cell office:value-type="float" office:value="48.610474">
            <text:p>48,610474</text:p>
          </table:table-cell>
          <table:table-cell office:value-type="float" office:value="10.726218">
            <text:p>10,726218</text:p>
          </table:table-cell>
          <table:table-cell office:value-type="float" office:value="58.146984">
            <text:p>58,146984</text:p>
          </table:table-cell>
          <table:table-cell office:value-type="float" office:value="4.220431">
            <text:p>4,220431</text:p>
          </table:table-cell>
          <table:table-cell office:value-type="float" office:value="18.690689">
            <text:p>18,690689</text:p>
          </table:table-cell>
          <table:table-cell office:value-type="float" office:value="10.836319">
            <text:p>10,836319</text:p>
          </table:table-cell>
          <table:table-cell office:value-type="float" office:value="16.350853">
            <text:p>16,350853</text:p>
          </table:table-cell>
          <table:table-cell office:value-type="float" office:value="2.080532">
            <text:p>2,080532</text:p>
          </table:table-cell>
          <table:table-cell office:value-type="float" office:value="11.96311">
            <text:p>11,96311</text:p>
          </table:table-cell>
          <table:table-cell office:value-type="float" office:value="39.643559">
            <text:p>39,643559</text:p>
          </table:table-cell>
          <table:table-cell office:value-type="float" office:value="9.011133">
            <text:p>9,011133</text:p>
          </table:table-cell>
          <table:table-cell office:value-type="float" office:value="23.897594">
            <text:p>23,897594</text:p>
          </table:table-cell>
          <table:table-cell office:value-type="float" office:value="10.177598">
            <text:p>10,177598</text:p>
          </table:table-cell>
          <table:table-cell table:number-columns-repeated="4" office:value-type="float" office:value="0">
            <text:p>0</text:p>
          </table:table-cell>
          <table:table-cell office:value-type="float" office:value="16.916615">
            <text:p>16,916615</text:p>
          </table:table-cell>
          <table:table-cell office:value-type="float" office:value="7.187998">
            <text:p>7,187998</text:p>
          </table:table-cell>
          <table:table-cell table:number-columns-repeated="2" office:value-type="float" office:value="0">
            <text:p>0</text:p>
          </table:table-cell>
          <table:table-cell office:value-type="float" office:value="5.145084">
            <text:p>5,145084</text:p>
          </table:table-cell>
          <table:table-cell office:value-type="float" office:value="7.922057">
            <text:p>7,922057</text:p>
          </table:table-cell>
          <table:table-cell table:number-columns-repeated="2" office:value-type="float" office:value="0">
            <text:p>0</text:p>
          </table:table-cell>
          <table:table-cell office:value-type="float" office:value="4.438266">
            <text:p>4,438266</text:p>
          </table:table-cell>
          <table:table-cell office:value-type="float" office:value="14.274394">
            <text:p>14,274394</text:p>
          </table:table-cell>
          <table:table-cell office:value-type="float" office:value="5.646776">
            <text:p>5,646776</text:p>
          </table:table-cell>
          <table:table-cell office:value-type="float" office:value="18.063208">
            <text:p>18,063208</text:p>
          </table:table-cell>
          <table:table-cell table:number-columns-repeated="8" office:value-type="float" office:value="0">
            <text:p>0</text:p>
          </table:table-cell>
          <table:table-cell office:value-type="float" office:value="30.956102">
            <text:p>30,956102</text:p>
          </table:table-cell>
          <table:table-cell office:value-type="float" office:value="30.14728">
            <text:p>30,14728</text:p>
          </table:table-cell>
          <table:table-cell table:number-columns-repeated="4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FR155 <text:s text:c="5"/></text:p>
          </table:table-cell>
          <table:table-cell office:value-type="float" office:value="4304.629883">
            <text:p>4304,629883</text:p>
          </table:table-cell>
          <table:table-cell office:value-type="float" office:value="831.524658">
            <text:p>831,524658</text:p>
          </table:table-cell>
          <table:table-cell office:value-type="float" office:value="1686.800781">
            <text:p>1686,800781</text:p>
          </table:table-cell>
          <table:table-cell office:value-type="float" office:value="453.721924">
            <text:p>453,721924</text:p>
          </table:table-cell>
          <table:table-cell office:value-type="float" office:value="5183.264648">
            <text:p>5183,264648</text:p>
          </table:table-cell>
          <table:table-cell office:value-type="float" office:value="204.00563">
            <text:p>204,00563</text:p>
          </table:table-cell>
          <table:table-cell office:value-type="float" office:value="10781.366211">
            <text:p>10781,366211</text:p>
          </table:table-cell>
          <table:table-cell office:value-type="float" office:value="270.565521">
            <text:p>270,565521</text:p>
          </table:table-cell>
          <table:table-cell office:value-type="float" office:value="2.713135">
            <text:p>2,713135</text:p>
          </table:table-cell>
          <table:table-cell office:value-type="float" office:value="30.748909">
            <text:p>30,748909</text:p>
          </table:table-cell>
          <table:table-cell office:value-type="float" office:value="2703.376465">
            <text:p>2703,376465</text:p>
          </table:table-cell>
          <table:table-cell office:value-type="float" office:value="65.551857">
            <text:p>65,551857</text:p>
          </table:table-cell>
          <table:table-cell office:value-type="float" office:value="10790.417969">
            <text:p>10790,417969</text:p>
          </table:table-cell>
          <table:table-cell office:value-type="float" office:value="191.950684">
            <text:p>191,950684</text:p>
          </table:table-cell>
          <table:table-cell office:value-type="float" office:value="7078.446289">
            <text:p>7078,446289</text:p>
          </table:table-cell>
          <table:table-cell office:value-type="float" office:value="103.002998">
            <text:p>103,002998</text:p>
          </table:table-cell>
          <table:table-cell office:value-type="float" office:value="5324.589355">
            <text:p>5324,589355</text:p>
          </table:table-cell>
          <table:table-cell office:value-type="float" office:value="74.295937">
            <text:p>74,295937</text:p>
          </table:table-cell>
          <table:table-cell office:value-type="float" office:value="324.445587">
            <text:p>324,445587</text:p>
          </table:table-cell>
          <table:table-cell office:value-type="float" office:value="10.61862">
            <text:p>10,61862</text:p>
          </table:table-cell>
          <table:table-cell office:value-type="float" office:value="21.866434">
            <text:p>21,866434</text:p>
          </table:table-cell>
          <table:table-cell office:value-type="float" office:value="5.556583">
            <text:p>5,556583</text:p>
          </table:table-cell>
          <table:table-cell office:value-type="float" office:value="16.378052">
            <text:p>16,378052</text:p>
          </table:table-cell>
          <table:table-cell office:value-type="float" office:value="7.597358">
            <text:p>7,597358</text:p>
          </table:table-cell>
          <table:table-cell office:value-type="float" office:value="58.517864">
            <text:p>58,517864</text:p>
          </table:table-cell>
          <table:table-cell office:value-type="float" office:value="5.393723">
            <text:p>5,393723</text:p>
          </table:table-cell>
          <table:table-cell office:value-type="float" office:value="2743.973633">
            <text:p>2743,973633</text:p>
          </table:table-cell>
          <table:table-cell office:value-type="float" office:value="73.601868">
            <text:p>73,601868</text:p>
          </table:table-cell>
          <table:table-cell office:value-type="float" office:value="76.401939">
            <text:p>76,401939</text:p>
          </table:table-cell>
          <table:table-cell office:value-type="float" office:value="8.896785">
            <text:p>8,896785</text:p>
          </table:table-cell>
          <table:table-cell office:value-type="float" office:value="59.493553">
            <text:p>59,493553</text:p>
          </table:table-cell>
          <table:table-cell office:value-type="float" office:value="15.614813">
            <text:p>15,614813</text:p>
          </table:table-cell>
          <table:table-cell office:value-type="float" office:value="160.565552">
            <text:p>160,565552</text:p>
          </table:table-cell>
          <table:table-cell office:value-type="float" office:value="19.084984">
            <text:p>19,084984</text:p>
          </table:table-cell>
          <table:table-cell office:value-type="float" office:value="199.215347">
            <text:p>199,215347</text:p>
          </table:table-cell>
          <table:table-cell office:value-type="float" office:value="11.068365">
            <text:p>11,068365</text:p>
          </table:table-cell>
          <table:table-cell office:value-type="float" office:value="27.618607">
            <text:p>27,618607</text:p>
          </table:table-cell>
          <table:table-cell office:value-type="float" office:value="11.22038">
            <text:p>11,22038</text:p>
          </table:table-cell>
          <table:table-cell office:value-type="float" office:value="73.97937">
            <text:p>73,97937</text:p>
          </table:table-cell>
          <table:table-cell office:value-type="float" office:value="11.614012">
            <text:p>11,614012</text:p>
          </table:table-cell>
          <table:table-cell office:value-type="float" office:value="21.662937">
            <text:p>21,662937</text:p>
          </table:table-cell>
          <table:table-cell office:value-type="float" office:value="12.016781">
            <text:p>12,016781</text:p>
          </table:table-cell>
          <table:table-cell office:value-type="float" office:value="65.208122">
            <text:p>65,208122</text:p>
          </table:table-cell>
          <table:table-cell office:value-type="float" office:value="49.008228">
            <text:p>49,008228</text:p>
          </table:table-cell>
          <table:table-cell table:number-columns-repeated="6" office:value-type="float" office:value="0">
            <text:p>0</text:p>
          </table:table-cell>
          <table:table-cell office:value-type="float" office:value="143.046448">
            <text:p>143,046448</text:p>
          </table:table-cell>
          <table:table-cell office:value-type="float" office:value="22.865448">
            <text:p>22,865448</text:p>
          </table:table-cell>
        </table:table-row>
        <table:table-row table:style-name="ro1">
          <table:table-cell office:value-type="string">
            <text:p>AFR156 <text:s text:c="5"/></text:p>
          </table:table-cell>
          <table:table-cell office:value-type="float" office:value="11582.560547">
            <text:p>11582,560547</text:p>
          </table:table-cell>
          <table:table-cell office:value-type="float" office:value="1107.886108">
            <text:p>1107,886108</text:p>
          </table:table-cell>
          <table:table-cell office:value-type="float" office:value="2392.983887">
            <text:p>2392,983887</text:p>
          </table:table-cell>
          <table:table-cell office:value-type="float" office:value="447.505005">
            <text:p>447,505005</text:p>
          </table:table-cell>
          <table:table-cell office:value-type="float" office:value="2020.69873">
            <text:p>2020,69873</text:p>
          </table:table-cell>
          <table:table-cell office:value-type="float" office:value="160.605453">
            <text:p>160,605453</text:p>
          </table:table-cell>
          <table:table-cell office:value-type="float" office:value="4550.950195">
            <text:p>4550,950195</text:p>
          </table:table-cell>
          <table:table-cell office:value-type="float" office:value="144.395523">
            <text:p>144,395523</text:p>
          </table:table-cell>
          <table:table-cell office:value-type="float" office:value="72.953178">
            <text:p>72,953178</text:p>
          </table:table-cell>
          <table:table-cell office:value-type="float" office:value="34.099121">
            <text:p>34,099121</text:p>
          </table:table-cell>
          <table:table-cell office:value-type="float" office:value="4848.587402">
            <text:p>4848,587402</text:p>
          </table:table-cell>
          <table:table-cell office:value-type="float" office:value="106.305313">
            <text:p>106,305313</text:p>
          </table:table-cell>
          <table:table-cell office:value-type="float" office:value="33551.570313">
            <text:p>33551,570313</text:p>
          </table:table-cell>
          <table:table-cell office:value-type="float" office:value="578.840698">
            <text:p>578,840698</text:p>
          </table:table-cell>
          <table:table-cell office:value-type="float" office:value="21845.150391">
            <text:p>21845,150391</text:p>
          </table:table-cell>
          <table:table-cell office:value-type="float" office:value="308.638153">
            <text:p>308,638153</text:p>
          </table:table-cell>
          <table:table-cell office:value-type="float" office:value="7222.856445">
            <text:p>7222,856445</text:p>
          </table:table-cell>
          <table:table-cell office:value-type="float" office:value="98.942871">
            <text:p>98,942871</text:p>
          </table:table-cell>
          <table:table-cell office:value-type="float" office:value="270.208618">
            <text:p>270,208618</text:p>
          </table:table-cell>
          <table:table-cell office:value-type="float" office:value="9.010575">
            <text:p>9,010575</text:p>
          </table:table-cell>
          <table:table-cell office:value-type="float" office:value="33.060654">
            <text:p>33,060654</text:p>
          </table:table-cell>
          <table:table-cell office:value-type="float" office:value="4.773742">
            <text:p>4,773742</text:p>
          </table:table-cell>
          <table:table-cell office:value-type="float" office:value="29.254675">
            <text:p>29,254675</text:p>
          </table:table-cell>
          <table:table-cell office:value-type="float" office:value="7.174175">
            <text:p>7,174175</text:p>
          </table:table-cell>
          <table:table-cell office:value-type="float" office:value="40.086872">
            <text:p>40,086872</text:p>
          </table:table-cell>
          <table:table-cell office:value-type="float" office:value="4.397328">
            <text:p>4,397328</text:p>
          </table:table-cell>
          <table:table-cell office:value-type="float" office:value="1338.710327">
            <text:p>1338,710327</text:p>
          </table:table-cell>
          <table:table-cell office:value-type="float" office:value="37.461628">
            <text:p>37,461628</text:p>
          </table:table-cell>
          <table:table-cell office:value-type="float" office:value="55.993084">
            <text:p>55,993084</text:p>
          </table:table-cell>
          <table:table-cell office:value-type="float" office:value="7.513335">
            <text:p>7,513335</text:p>
          </table:table-cell>
          <table:table-cell table:number-columns-repeated="2" office:value-type="float" office:value="0">
            <text:p>0</text:p>
          </table:table-cell>
          <table:table-cell office:value-type="float" office:value="306.283875">
            <text:p>306,283875</text:p>
          </table:table-cell>
          <table:table-cell office:value-type="float" office:value="19.356159">
            <text:p>19,356159</text:p>
          </table:table-cell>
          <table:table-cell office:value-type="float" office:value="274.697205">
            <text:p>274,697205</text:p>
          </table:table-cell>
          <table:table-cell office:value-type="float" office:value="10.187509">
            <text:p>10,187509</text:p>
          </table:table-cell>
          <table:table-cell office:value-type="float" office:value="82.288307">
            <text:p>82,288307</text:p>
          </table:table-cell>
          <table:table-cell office:value-type="float" office:value="9.538736">
            <text:p>9,538736</text:p>
          </table:table-cell>
          <table:table-cell office:value-type="float" office:value="70.479164">
            <text:p>70,479164</text:p>
          </table:table-cell>
          <table:table-cell office:value-type="float" office:value="9.647196">
            <text:p>9,647196</text:p>
          </table:table-cell>
          <table:table-cell office:value-type="float" office:value="15.937534">
            <text:p>15,937534</text:p>
          </table:table-cell>
          <table:table-cell office:value-type="float" office:value="10.056974">
            <text:p>10,056974</text:p>
          </table:table-cell>
          <table:table-cell office:value-type="float" office:value="185.715271">
            <text:p>185,715271</text:p>
          </table:table-cell>
          <table:table-cell office:value-type="float" office:value="67.144081">
            <text:p>67,144081</text:p>
          </table:table-cell>
          <table:table-cell table:number-columns-repeated="6" office:value-type="float" office:value="0">
            <text:p>0</text:p>
          </table:table-cell>
          <table:table-cell office:value-type="float" office:value="134.338028">
            <text:p>134,338028</text:p>
          </table:table-cell>
          <table:table-cell office:value-type="float" office:value="19.165117">
            <text:p>19,165117</text:p>
          </table:table-cell>
        </table:table-row>
        <table:table-row table:style-name="ro1">
          <table:table-cell office:value-type="string">
            <text:p>AFR157 <text:s text:c="5"/></text:p>
          </table:table-cell>
          <table:table-cell office:value-type="float" office:value="3443.703613">
            <text:p>3443,703613</text:p>
          </table:table-cell>
          <table:table-cell office:value-type="float" office:value="873.521545">
            <text:p>873,521545</text:p>
          </table:table-cell>
          <table:table-cell office:value-type="float" office:value="2331.240967">
            <text:p>2331,240967</text:p>
          </table:table-cell>
          <table:table-cell office:value-type="float" office:value="488.000092">
            <text:p>488,000092</text:p>
          </table:table-cell>
          <table:table-cell office:value-type="float" office:value="4597.871582">
            <text:p>4597,871582</text:p>
          </table:table-cell>
          <table:table-cell office:value-type="float" office:value="206.337921">
            <text:p>206,337921</text:p>
          </table:table-cell>
          <table:table-cell office:value-type="float" office:value="12420.094727">
            <text:p>12420,094727</text:p>
          </table:table-cell>
          <table:table-cell office:value-type="float" office:value="309.281097">
            <text:p>309,281097</text:p>
          </table:table-cell>
          <table:table-cell office:value-type="float" office:value="197.154449">
            <text:p>197,154449</text:p>
          </table:table-cell>
          <table:table-cell office:value-type="float" office:value="41.205654">
            <text:p>41,205654</text:p>
          </table:table-cell>
          <table:table-cell office:value-type="float" office:value="5715.872559">
            <text:p>5715,872559</text:p>
          </table:table-cell>
          <table:table-cell office:value-type="float" office:value="122.447609">
            <text:p>122,447609</text:p>
          </table:table-cell>
          <table:table-cell office:value-type="float" office:value="21724.914063">
            <text:p>21724,914063</text:p>
          </table:table-cell>
          <table:table-cell office:value-type="float" office:value="377.942444">
            <text:p>377,942444</text:p>
          </table:table-cell>
          <table:table-cell office:value-type="float" office:value="24048.257813">
            <text:p>24048,257813</text:p>
          </table:table-cell>
          <table:table-cell office:value-type="float" office:value="339.560211">
            <text:p>339,560211</text:p>
          </table:table-cell>
          <table:table-cell office:value-type="float" office:value="21757.535156">
            <text:p>21757,535156</text:p>
          </table:table-cell>
          <table:table-cell office:value-type="float" office:value="288.309204">
            <text:p>288,309204</text:p>
          </table:table-cell>
          <table:table-cell office:value-type="float" office:value="414.406616">
            <text:p>414,406616</text:p>
          </table:table-cell>
          <table:table-cell office:value-type="float" office:value="12.775426">
            <text:p>12,775426</text:p>
          </table:table-cell>
          <table:table-cell office:value-type="float" office:value="21.837431">
            <text:p>21,837431</text:p>
          </table:table-cell>
          <table:table-cell office:value-type="float" office:value="5.64327">
            <text:p>5,64327</text:p>
          </table:table-cell>
          <table:table-cell office:value-type="float" office:value="32.975674">
            <text:p>32,975674</text:p>
          </table:table-cell>
          <table:table-cell office:value-type="float" office:value="7.68373">
            <text:p>7,68373</text:p>
          </table:table-cell>
          <table:table-cell office:value-type="float" office:value="91.791885">
            <text:p>91,791885</text:p>
          </table:table-cell>
          <table:table-cell office:value-type="float" office:value="5.768283">
            <text:p>5,768283</text:p>
          </table:table-cell>
          <table:table-cell office:value-type="float" office:value="4019.791504">
            <text:p>4019,791504</text:p>
          </table:table-cell>
          <table:table-cell office:value-type="float" office:value="106.50708">
            <text:p>106,50708</text:p>
          </table:table-cell>
          <table:table-cell office:value-type="float" office:value="64.993263">
            <text:p>64,993263</text:p>
          </table:table-cell>
          <table:table-cell office:value-type="float" office:value="9.011385">
            <text:p>9,011385</text:p>
          </table:table-cell>
          <table:table-cell office:value-type="float" office:value="19.503771">
            <text:p>19,503771</text:p>
          </table:table-cell>
          <table:table-cell office:value-type="float" office:value="15.508341">
            <text:p>15,508341</text:p>
          </table:table-cell>
          <table:table-cell office:value-type="float" office:value="576.019653">
            <text:p>576,019653</text:p>
          </table:table-cell>
          <table:table-cell office:value-type="float" office:value="22.523855">
            <text:p>22,523855</text:p>
          </table:table-cell>
          <table:table-cell office:value-type="float" office:value="108.518425">
            <text:p>108,518425</text:p>
          </table:table-cell>
          <table:table-cell office:value-type="float" office:value="10.983327">
            <text:p>10,983327</text:p>
          </table:table-cell>
          <table:table-cell office:value-type="float" office:value="176.943497">
            <text:p>176,943497</text:p>
          </table:table-cell>
          <table:table-cell office:value-type="float" office:value="12.332279">
            <text:p>12,332279</text:p>
          </table:table-cell>
          <table:table-cell office:value-type="float" office:value="211.587509">
            <text:p>211,587509</text:p>
          </table:table-cell>
          <table:table-cell office:value-type="float" office:value="12.867686">
            <text:p>12,867686</text:p>
          </table:table-cell>
          <table:table-cell office:value-type="float" office:value="21.305098">
            <text:p>21,305098</text:p>
          </table:table-cell>
          <table:table-cell office:value-type="float" office:value="12.731109">
            <text:p>12,731109</text:p>
          </table:table-cell>
          <table:table-cell table:number-columns-repeated="8" office:value-type="float" office:value="0">
            <text:p>0</text:p>
          </table:table-cell>
          <table:table-cell office:value-type="float" office:value="218.233871">
            <text:p>218,233871</text:p>
          </table:table-cell>
          <table:table-cell office:value-type="float" office:value="24.358662">
            <text:p>24,358662</text:p>
          </table:table-cell>
        </table:table-row>
        <table:table-row table:style-name="ro1">
          <table:table-cell office:value-type="string">
            <text:p>AFR158 <text:s text:c="5"/></text:p>
          </table:table-cell>
          <table:table-cell office:value-type="float" office:value="1677.474243">
            <text:p>1677,474243</text:p>
          </table:table-cell>
          <table:table-cell office:value-type="float" office:value="596.242371">
            <text:p>596,242371</text:p>
          </table:table-cell>
          <table:table-cell office:value-type="float" office:value="355.472015">
            <text:p>355,472015</text:p>
          </table:table-cell>
          <table:table-cell office:value-type="float" office:value="387.157318">
            <text:p>387,157318</text:p>
          </table:table-cell>
          <table:table-cell office:value-type="float" office:value="1652.874512">
            <text:p>1652,874512</text:p>
          </table:table-cell>
          <table:table-cell office:value-type="float" office:value="134.257187">
            <text:p>134,257187</text:p>
          </table:table-cell>
          <table:table-cell office:value-type="float" office:value="3068.782227">
            <text:p>3068,782227</text:p>
          </table:table-cell>
          <table:table-cell office:value-type="float" office:value="107.642159">
            <text:p>107,642159</text:p>
          </table:table-cell>
          <table:table-cell office:value-type="float" office:value="12.058375">
            <text:p>12,058375</text:p>
          </table:table-cell>
          <table:table-cell office:value-type="float" office:value="22.610863">
            <text:p>22,610863</text:p>
          </table:table-cell>
          <table:table-cell office:value-type="float" office:value="1681.720703">
            <text:p>1681,720703</text:p>
          </table:table-cell>
          <table:table-cell office:value-type="float" office:value="44.726532">
            <text:p>44,726532</text:p>
          </table:table-cell>
          <table:table-cell office:value-type="float" office:value="3762.251709">
            <text:p>3762,251709</text:p>
          </table:table-cell>
          <table:table-cell office:value-type="float" office:value="72.58493">
            <text:p>72,58493</text:p>
          </table:table-cell>
          <table:table-cell office:value-type="float" office:value="5625.84082">
            <text:p>5625,84082</text:p>
          </table:table-cell>
          <table:table-cell office:value-type="float" office:value="82.669083">
            <text:p>82,669083</text:p>
          </table:table-cell>
          <table:table-cell office:value-type="float" office:value="1556.580811">
            <text:p>1556,580811</text:p>
          </table:table-cell>
          <table:table-cell office:value-type="float" office:value="26.49012">
            <text:p>26,49012</text:p>
          </table:table-cell>
          <table:table-cell office:value-type="float" office:value="104.098831">
            <text:p>104,098831</text:p>
          </table:table-cell>
          <table:table-cell office:value-type="float" office:value="5.327493">
            <text:p>5,327493</text:p>
          </table:table-cell>
          <table:table-cell office:value-type="float" office:value="4.466088">
            <text:p>4,466088</text:p>
          </table:table-cell>
          <table:table-cell office:value-type="float" office:value="4.235039">
            <text:p>4,235039</text:p>
          </table:table-cell>
          <table:table-cell office:value-type="float" office:value="22.816364">
            <text:p>22,816364</text:p>
          </table:table-cell>
          <table:table-cell office:value-type="float" office:value="6.989851">
            <text:p>6,989851</text:p>
          </table:table-cell>
          <table:table-cell office:value-type="float" office:value="22.787796">
            <text:p>22,787796</text:p>
          </table:table-cell>
          <table:table-cell office:value-type="float" office:value="4.051506">
            <text:p>4,051506</text:p>
          </table:table-cell>
          <table:table-cell office:value-type="float" office:value="768.497437">
            <text:p>768,497437</text:p>
          </table:table-cell>
          <table:table-cell office:value-type="float" office:value="23.291122">
            <text:p>23,291122</text:p>
          </table:table-cell>
          <table:table-cell office:value-type="float" office:value="42.809715">
            <text:p>42,809715</text:p>
          </table:table-cell>
          <table:table-cell office:value-type="float" office:value="6.894944">
            <text:p>6,894944</text:p>
          </table:table-cell>
          <table:table-cell table:number-columns-repeated="2" office:value-type="float" office:value="0">
            <text:p>0</text:p>
          </table:table-cell>
          <table:table-cell office:value-type="float" office:value="61.333595">
            <text:p>61,333595</text:p>
          </table:table-cell>
          <table:table-cell office:value-type="float" office:value="17.944654">
            <text:p>17,944654</text:p>
          </table:table-cell>
          <table:table-cell office:value-type="float" office:value="83.3013">
            <text:p>83,3013</text:p>
          </table:table-cell>
          <table:table-cell office:value-type="float" office:value="8.274975">
            <text:p>8,274975</text:p>
          </table:table-cell>
          <table:table-cell office:value-type="float" office:value="51.643009">
            <text:p>51,643009</text:p>
          </table:table-cell>
          <table:table-cell office:value-type="float" office:value="8.850307">
            <text:p>8,850307</text:p>
          </table:table-cell>
          <table:table-cell office:value-type="float" office:value="25.001476">
            <text:p>25,001476</text:p>
          </table:table-cell>
          <table:table-cell office:value-type="float" office:value="8.988525">
            <text:p>8,988525</text:p>
          </table:table-cell>
          <table:table-cell office:value-type="float" office:value="12.854627">
            <text:p>12,854627</text:p>
          </table:table-cell>
          <table:table-cell office:value-type="float" office:value="9.448329">
            <text:p>9,448329</text:p>
          </table:table-cell>
          <table:table-cell table:number-columns-repeated="8" office:value-type="float" office:value="0">
            <text:p>0</text:p>
          </table:table-cell>
          <table:table-cell office:value-type="float" office:value="77.709526">
            <text:p>77,709526</text:p>
          </table:table-cell>
          <table:table-cell office:value-type="float" office:value="17.830751">
            <text:p>17,830751</text:p>
          </table:table-cell>
        </table:table-row>
        <table:table-row table:style-name="ro1">
          <table:table-cell office:value-type="string">
            <text:p>AFR159 <text:s text:c="5"/></text:p>
          </table:table-cell>
          <table:table-cell office:value-type="float" office:value="3141.935791">
            <text:p>3141,935791</text:p>
          </table:table-cell>
          <table:table-cell office:value-type="float" office:value="739.949585">
            <text:p>739,949585</text:p>
          </table:table-cell>
          <table:table-cell office:value-type="float" office:value="1493.854492">
            <text:p>1493,854492</text:p>
          </table:table-cell>
          <table:table-cell office:value-type="float" office:value="432.435699">
            <text:p>432,435699</text:p>
          </table:table-cell>
          <table:table-cell office:value-type="float" office:value="2187.782227">
            <text:p>2187,782227</text:p>
          </table:table-cell>
          <table:table-cell office:value-type="float" office:value="157.17363">
            <text:p>157,17363</text:p>
          </table:table-cell>
          <table:table-cell office:value-type="float" office:value="4705.884766">
            <text:p>4705,884766</text:p>
          </table:table-cell>
          <table:table-cell office:value-type="float" office:value="146.064148">
            <text:p>146,064148</text:p>
          </table:table-cell>
          <table:table-cell office:value-type="float" office:value="44.615993">
            <text:p>44,615993</text:p>
          </table:table-cell>
          <table:table-cell office:value-type="float" office:value="30.763037">
            <text:p>30,763037</text:p>
          </table:table-cell>
          <table:table-cell office:value-type="float" office:value="4596.880859">
            <text:p>4596,880859</text:p>
          </table:table-cell>
          <table:table-cell office:value-type="float" office:value="99.97477">
            <text:p>99,97477</text:p>
          </table:table-cell>
          <table:table-cell office:value-type="float" office:value="12567.0625">
            <text:p>12567,0625</text:p>
          </table:table-cell>
          <table:table-cell office:value-type="float" office:value="222.010971">
            <text:p>222,010971</text:p>
          </table:table-cell>
          <table:table-cell office:value-type="float" office:value="21468.263672">
            <text:p>21468,263672</text:p>
          </table:table-cell>
          <table:table-cell office:value-type="float" office:value="303.423859">
            <text:p>303,423859</text:p>
          </table:table-cell>
          <table:table-cell office:value-type="float" office:value="4184.853027">
            <text:p>4184,853027</text:p>
          </table:table-cell>
          <table:table-cell office:value-type="float" office:value="59.89579">
            <text:p>59,89579</text:p>
          </table:table-cell>
          <table:table-cell office:value-type="float" office:value="136.062485">
            <text:p>136,062485</text:p>
          </table:table-cell>
          <table:table-cell office:value-type="float" office:value="6.276175">
            <text:p>6,276175</text:p>
          </table:table-cell>
          <table:table-cell office:value-type="float" office:value="22.533445">
            <text:p>22,533445</text:p>
          </table:table-cell>
          <table:table-cell office:value-type="float" office:value="4.864305">
            <text:p>4,864305</text:p>
          </table:table-cell>
          <table:table-cell office:value-type="float" office:value="25.802956">
            <text:p>25,802956</text:p>
          </table:table-cell>
          <table:table-cell office:value-type="float" office:value="7.266408">
            <text:p>7,266408</text:p>
          </table:table-cell>
          <table:table-cell office:value-type="float" office:value="35.025288">
            <text:p>35,025288</text:p>
          </table:table-cell>
          <table:table-cell office:value-type="float" office:value="4.645665">
            <text:p>4,645665</text:p>
          </table:table-cell>
          <table:table-cell office:value-type="float" office:value="1198.439331">
            <text:p>1198,439331</text:p>
          </table:table-cell>
          <table:table-cell office:value-type="float" office:value="34.011673">
            <text:p>34,011673</text:p>
          </table:table-cell>
          <table:table-cell office:value-type="float" office:value="59.669212">
            <text:p>59,669212</text:p>
          </table:table-cell>
          <table:table-cell office:value-type="float" office:value="7.902158">
            <text:p>7,902158</text:p>
          </table:table-cell>
          <table:table-cell table:number-columns-repeated="2" office:value-type="float" office:value="0">
            <text:p>0</text:p>
          </table:table-cell>
          <table:table-cell office:value-type="float" office:value="332.091736">
            <text:p>332,091736</text:p>
          </table:table-cell>
          <table:table-cell office:value-type="float" office:value="19.785688">
            <text:p>19,785688</text:p>
          </table:table-cell>
          <table:table-cell office:value-type="float" office:value="68.404121">
            <text:p>68,404121</text:p>
          </table:table-cell>
          <table:table-cell office:value-type="float" office:value="9.384329">
            <text:p>9,384329</text:p>
          </table:table-cell>
          <table:table-cell office:value-type="float" office:value="176.281418">
            <text:p>176,281418</text:p>
          </table:table-cell>
          <table:table-cell office:value-type="float" office:value="10.857013">
            <text:p>10,857013</text:p>
          </table:table-cell>
          <table:table-cell office:value-type="float" office:value="35.127075">
            <text:p>35,127075</text:p>
          </table:table-cell>
          <table:table-cell office:value-type="float" office:value="10.397797">
            <text:p>10,397797</text:p>
          </table:table-cell>
          <table:table-cell office:value-type="float" office:value="17.093626">
            <text:p>17,093626</text:p>
          </table:table-cell>
          <table:table-cell office:value-type="float" office:value="10.910883">
            <text:p>10,910883</text:p>
          </table:table-cell>
          <table:table-cell table:number-columns-repeated="8" office:value-type="float" office:value="0">
            <text:p>0</text:p>
          </table:table-cell>
          <table:table-cell office:value-type="float" office:value="140.524338">
            <text:p>140,524338</text:p>
          </table:table-cell>
          <table:table-cell office:value-type="float" office:value="20.690866">
            <text:p>20,690866</text:p>
          </table:table-cell>
        </table:table-row>
        <table:table-row table:style-name="ro1">
          <table:table-cell office:value-type="string">
            <text:p>AFR160 <text:s text:c="5"/></text:p>
          </table:table-cell>
          <table:table-cell office:value-type="float" office:value="1899.362305">
            <text:p>1899,362305</text:p>
          </table:table-cell>
          <table:table-cell office:value-type="float" office:value="660.029907">
            <text:p>660,029907</text:p>
          </table:table-cell>
          <table:table-cell office:value-type="float" office:value="1814.14502">
            <text:p>1814,14502</text:p>
          </table:table-cell>
          <table:table-cell office:value-type="float" office:value="423.385406">
            <text:p>423,385406</text:p>
          </table:table-cell>
          <table:table-cell office:value-type="float" office:value="5023.393555">
            <text:p>5023,393555</text:p>
          </table:table-cell>
          <table:table-cell office:value-type="float" office:value="194.47847">
            <text:p>194,47847</text:p>
          </table:table-cell>
          <table:table-cell office:value-type="float" office:value="11569.581055">
            <text:p>11569,581055</text:p>
          </table:table-cell>
          <table:table-cell office:value-type="float" office:value="285.669495">
            <text:p>285,669495</text:p>
          </table:table-cell>
          <table:table-cell office:value-type="float" office:value="10.249619">
            <text:p>10,249619</text:p>
          </table:table-cell>
          <table:table-cell office:value-type="float" office:value="27.433641">
            <text:p>27,433641</text:p>
          </table:table-cell>
          <table:table-cell office:value-type="float" office:value="2173.157227">
            <text:p>2173,157227</text:p>
          </table:table-cell>
          <table:table-cell office:value-type="float" office:value="54.289356">
            <text:p>54,289356</text:p>
          </table:table-cell>
          <table:table-cell office:value-type="float" office:value="4648.818359">
            <text:p>4648,818359</text:p>
          </table:table-cell>
          <table:table-cell office:value-type="float" office:value="87.493431">
            <text:p>87,493431</text:p>
          </table:table-cell>
          <table:table-cell office:value-type="float" office:value="7380.921387">
            <text:p>7380,921387</text:p>
          </table:table-cell>
          <table:table-cell office:value-type="float" office:value="107.104301">
            <text:p>107,104301</text:p>
          </table:table-cell>
          <table:table-cell office:value-type="float" office:value="7070.36377">
            <text:p>7070,36377</text:p>
          </table:table-cell>
          <table:table-cell office:value-type="float" office:value="96.773521">
            <text:p>96,773521</text:p>
          </table:table-cell>
          <table:table-cell office:value-type="float" office:value="295.772278">
            <text:p>295,772278</text:p>
          </table:table-cell>
          <table:table-cell office:value-type="float" office:value="9.621256">
            <text:p>9,621256</text:p>
          </table:table-cell>
          <table:table-cell office:value-type="float" office:value="15.66031">
            <text:p>15,66031</text:p>
          </table:table-cell>
          <table:table-cell office:value-type="float" office:value="4.766537">
            <text:p>4,766537</text:p>
          </table:table-cell>
          <table:table-cell office:value-type="float" office:value="31.800627">
            <text:p>31,800627</text:p>
          </table:table-cell>
          <table:table-cell office:value-type="float" office:value="7.238972">
            <text:p>7,238972</text:p>
          </table:table-cell>
          <table:table-cell office:value-type="float" office:value="48.608273">
            <text:p>48,608273</text:p>
          </table:table-cell>
          <table:table-cell office:value-type="float" office:value="4.631541">
            <text:p>4,631541</text:p>
          </table:table-cell>
          <table:table-cell office:value-type="float" office:value="2486.740479">
            <text:p>2486,740479</text:p>
          </table:table-cell>
          <table:table-cell office:value-type="float" office:value="66.865921">
            <text:p>66,865921</text:p>
          </table:table-cell>
          <table:table-cell office:value-type="float" office:value="51.610699">
            <text:p>51,610699</text:p>
          </table:table-cell>
          <table:table-cell office:value-type="float" office:value="7.533158">
            <text:p>7,533158</text:p>
          </table:table-cell>
          <table:table-cell table:number-columns-repeated="2" office:value-type="float" office:value="0">
            <text:p>0</text:p>
          </table:table-cell>
          <table:table-cell office:value-type="float" office:value="40.529503">
            <text:p>40,529503</text:p>
          </table:table-cell>
          <table:table-cell office:value-type="float" office:value="18.103979">
            <text:p>18,103979</text:p>
          </table:table-cell>
          <table:table-cell office:value-type="float" office:value="59.249664">
            <text:p>59,249664</text:p>
          </table:table-cell>
          <table:table-cell office:value-type="float" office:value="8.795862">
            <text:p>8,795862</text:p>
          </table:table-cell>
          <table:table-cell office:value-type="float" office:value="31.803961">
            <text:p>31,803961</text:p>
          </table:table-cell>
          <table:table-cell office:value-type="float" office:value="9.501101">
            <text:p>9,501101</text:p>
          </table:table-cell>
          <table:table-cell office:value-type="float" office:value="109.056442">
            <text:p>109,056442</text:p>
          </table:table-cell>
          <table:table-cell office:value-type="float" office:value="10.024625">
            <text:p>10,024625</text:p>
          </table:table-cell>
          <table:table-cell office:value-type="float" office:value="23.149338">
            <text:p>23,149338</text:p>
          </table:table-cell>
          <table:table-cell office:value-type="float" office:value="10.260343">
            <text:p>10,260343</text:p>
          </table:table-cell>
          <table:table-cell table:number-columns-repeated="8" office:value-type="float" office:value="0">
            <text:p>0</text:p>
          </table:table-cell>
          <table:table-cell office:value-type="float" office:value="33.406055">
            <text:p>33,406055</text:p>
          </table:table-cell>
          <table:table-cell office:value-type="float" office:value="19.238951">
            <text:p>19,238951</text:p>
          </table:table-cell>
        </table:table-row>
        <table:table-row table:style-name="ro1">
          <table:table-cell office:value-type="string">
            <text:p>AFR161 <text:s text:c="5"/></text:p>
          </table:table-cell>
          <table:table-cell office:value-type="float" office:value="2218.881348">
            <text:p>2218,881348</text:p>
          </table:table-cell>
          <table:table-cell office:value-type="float" office:value="890.899231">
            <text:p>890,899231</text:p>
          </table:table-cell>
          <table:table-cell office:value-type="float" office:value="2744.145996">
            <text:p>2744,145996</text:p>
          </table:table-cell>
          <table:table-cell office:value-type="float" office:value="522.039246">
            <text:p>522,039246</text:p>
          </table:table-cell>
          <table:table-cell office:value-type="float" office:value="7647.445801">
            <text:p>7647,445801</text:p>
          </table:table-cell>
          <table:table-cell office:value-type="float" office:value="262.024597">
            <text:p>262,024597</text:p>
          </table:table-cell>
          <table:table-cell office:value-type="float" office:value="13835.087891">
            <text:p>13835,087891</text:p>
          </table:table-cell>
          <table:table-cell office:value-type="float" office:value="340.824432">
            <text:p>340,824432</text:p>
          </table:table-cell>
          <table:table-cell office:value-type="float" office:value="90.13636">
            <text:p>90,13636</text:p>
          </table:table-cell>
          <table:table-cell office:value-type="float" office:value="37.127476">
            <text:p>37,127476</text:p>
          </table:table-cell>
          <table:table-cell office:value-type="float" office:value="4063.619385">
            <text:p>4063,619385</text:p>
          </table:table-cell>
          <table:table-cell office:value-type="float" office:value="91.679916">
            <text:p>91,679916</text:p>
          </table:table-cell>
          <table:table-cell office:value-type="float" office:value="7378.21582">
            <text:p>7378,21582</text:p>
          </table:table-cell>
          <table:table-cell office:value-type="float" office:value="134.820862">
            <text:p>134,820862</text:p>
          </table:table-cell>
          <table:table-cell office:value-type="float" office:value="17197.652344">
            <text:p>17197,652344</text:p>
          </table:table-cell>
          <table:table-cell office:value-type="float" office:value="244.135117">
            <text:p>244,135117</text:p>
          </table:table-cell>
          <table:table-cell office:value-type="float" office:value="7798.263672">
            <text:p>7798,263672</text:p>
          </table:table-cell>
          <table:table-cell office:value-type="float" office:value="106.769463">
            <text:p>106,769463</text:p>
          </table:table-cell>
          <table:table-cell office:value-type="float" office:value="545.117798">
            <text:p>545,117798</text:p>
          </table:table-cell>
          <table:table-cell office:value-type="float" office:value="16.366806">
            <text:p>16,366806</text:p>
          </table:table-cell>
          <table:table-cell office:value-type="float" office:value="16.24032">
            <text:p>16,24032</text:p>
          </table:table-cell>
          <table:table-cell office:value-type="float" office:value="6.591249">
            <text:p>6,591249</text:p>
          </table:table-cell>
          <table:table-cell office:value-type="float" office:value="25.949837">
            <text:p>25,949837</text:p>
          </table:table-cell>
          <table:table-cell office:value-type="float" office:value="8.284044">
            <text:p>8,284044</text:p>
          </table:table-cell>
          <table:table-cell office:value-type="float" office:value="106.314568">
            <text:p>106,314568</text:p>
          </table:table-cell>
          <table:table-cell office:value-type="float" office:value="6.808542">
            <text:p>6,808542</text:p>
          </table:table-cell>
          <table:table-cell office:value-type="float" office:value="3102.35083">
            <text:p>3102,35083</text:p>
          </table:table-cell>
          <table:table-cell office:value-type="float" office:value="82.988365">
            <text:p>82,988365</text:p>
          </table:table-cell>
          <table:table-cell office:value-type="float" office:value="83.609337">
            <text:p>83,609337</text:p>
          </table:table-cell>
          <table:table-cell office:value-type="float" office:value="10.70659">
            <text:p>10,70659</text:p>
          </table:table-cell>
          <table:table-cell office:value-type="float" office:value="7.94521">
            <text:p>7,94521</text:p>
          </table:table-cell>
          <table:table-cell office:value-type="float" office:value="16.585142">
            <text:p>16,585142</text:p>
          </table:table-cell>
          <table:table-cell office:value-type="float" office:value="186.714127">
            <text:p>186,714127</text:p>
          </table:table-cell>
          <table:table-cell office:value-type="float" office:value="20.127909">
            <text:p>20,127909</text:p>
          </table:table-cell>
          <table:table-cell office:value-type="float" office:value="239.477997">
            <text:p>239,477997</text:p>
          </table:table-cell>
          <table:table-cell office:value-type="float" office:value="13.469001">
            <text:p>13,469001</text:p>
          </table:table-cell>
          <table:table-cell office:value-type="float" office:value="79.900063">
            <text:p>79,900063</text:p>
          </table:table-cell>
          <table:table-cell office:value-type="float" office:value="13.868094">
            <text:p>13,868094</text:p>
          </table:table-cell>
          <table:table-cell office:value-type="float" office:value="109.381454">
            <text:p>109,381454</text:p>
          </table:table-cell>
          <table:table-cell office:value-type="float" office:value="14.332572">
            <text:p>14,332572</text:p>
          </table:table-cell>
          <table:table-cell office:value-type="float" office:value="17.864353">
            <text:p>17,864353</text:p>
          </table:table-cell>
          <table:table-cell office:value-type="float" office:value="14.872514">
            <text:p>14,872514</text:p>
          </table:table-cell>
          <table:table-cell office:value-type="float" office:value="46.707031">
            <text:p>46,707031</text:p>
          </table:table-cell>
          <table:table-cell office:value-type="float" office:value="49.627499">
            <text:p>49,627499</text:p>
          </table:table-cell>
          <table:table-cell table:number-columns-repeated="6" office:value-type="float" office:value="0">
            <text:p>0</text:p>
          </table:table-cell>
          <table:table-cell office:value-type="float" office:value="183.876068">
            <text:p>183,876068</text:p>
          </table:table-cell>
          <table:table-cell office:value-type="float" office:value="28.031834">
            <text:p>28,031834</text:p>
          </table:table-cell>
        </table:table-row>
        <table:table-row table:style-name="ro1">
          <table:table-cell office:value-type="string">
            <text:p>AFR16 <text:s text:c="6"/></text:p>
          </table:table-cell>
          <table:table-cell office:value-type="float" office:value="2618.279785">
            <text:p>2618,279785</text:p>
          </table:table-cell>
          <table:table-cell office:value-type="float" office:value="722.322327">
            <text:p>722,322327</text:p>
          </table:table-cell>
          <table:table-cell office:value-type="float" office:value="1011.489014">
            <text:p>1011,489014</text:p>
          </table:table-cell>
          <table:table-cell office:value-type="float" office:value="427.167267">
            <text:p>427,167267</text:p>
          </table:table-cell>
          <table:table-cell office:value-type="float" office:value="2922.228271">
            <text:p>2922,228271</text:p>
          </table:table-cell>
          <table:table-cell office:value-type="float" office:value="160.338699">
            <text:p>160,338699</text:p>
          </table:table-cell>
          <table:table-cell office:value-type="float" office:value="6473.001953">
            <text:p>6473,001953</text:p>
          </table:table-cell>
          <table:table-cell office:value-type="float" office:value="179.811432">
            <text:p>179,811432</text:p>
          </table:table-cell>
          <table:table-cell office:value-type="float" office:value="57.880203">
            <text:p>57,880203</text:p>
          </table:table-cell>
          <table:table-cell office:value-type="float" office:value="27.158382">
            <text:p>27,158382</text:p>
          </table:table-cell>
          <table:table-cell office:value-type="float" office:value="1360.813599">
            <text:p>1360,813599</text:p>
          </table:table-cell>
          <table:table-cell office:value-type="float" office:value="40.951523">
            <text:p>40,951523</text:p>
          </table:table-cell>
          <table:table-cell office:value-type="float" office:value="1915.389648">
            <text:p>1915,389648</text:p>
          </table:table-cell>
          <table:table-cell office:value-type="float" office:value="42.716137">
            <text:p>42,716137</text:p>
          </table:table-cell>
          <table:table-cell office:value-type="float" office:value="2814.299316">
            <text:p>2814,299316</text:p>
          </table:table-cell>
          <table:table-cell office:value-type="float" office:value="44.410038">
            <text:p>44,410038</text:p>
          </table:table-cell>
          <table:table-cell office:value-type="float" office:value="4294.473145">
            <text:p>4294,473145</text:p>
          </table:table-cell>
          <table:table-cell office:value-type="float" office:value="61.168457">
            <text:p>61,168457</text:p>
          </table:table-cell>
          <table:table-cell office:value-type="float" office:value="223.347855">
            <text:p>223,347855</text:p>
          </table:table-cell>
          <table:table-cell office:value-type="float" office:value="8.382622">
            <text:p>8,382622</text:p>
          </table:table-cell>
          <table:table-cell office:value-type="float" office:value="21.576427">
            <text:p>21,576427</text:p>
          </table:table-cell>
          <table:table-cell office:value-type="float" office:value="5.498302">
            <text:p>5,498302</text:p>
          </table:table-cell>
          <table:table-cell office:value-type="float" office:value="18.826077">
            <text:p>18,826077</text:p>
          </table:table-cell>
          <table:table-cell office:value-type="float" office:value="7.570449">
            <text:p>7,570449</text:p>
          </table:table-cell>
          <table:table-cell office:value-type="float" office:value="40.150944">
            <text:p>40,150944</text:p>
          </table:table-cell>
          <table:table-cell office:value-type="float" office:value="5.234839">
            <text:p>5,234839</text:p>
          </table:table-cell>
          <table:table-cell office:value-type="float" office:value="1448.926025">
            <text:p>1448,926025</text:p>
          </table:table-cell>
          <table:table-cell office:value-type="float" office:value="40.546108">
            <text:p>40,546108</text:p>
          </table:table-cell>
          <table:table-cell office:value-type="float" office:value="86.506783">
            <text:p>86,506783</text:p>
          </table:table-cell>
          <table:table-cell office:value-type="float" office:value="8.925984">
            <text:p>8,925984</text:p>
          </table:table-cell>
          <table:table-cell table:number-columns-repeated="2" office:value-type="float" office:value="0">
            <text:p>0</text:p>
          </table:table-cell>
          <table:table-cell office:value-type="float" office:value="67.467216">
            <text:p>67,467216</text:p>
          </table:table-cell>
          <table:table-cell office:value-type="float" office:value="18.716537">
            <text:p>18,716537</text:p>
          </table:table-cell>
          <table:table-cell office:value-type="float" office:value="79.995522">
            <text:p>79,995522</text:p>
          </table:table-cell>
          <table:table-cell office:value-type="float" office:value="10.336487">
            <text:p>10,336487</text:p>
          </table:table-cell>
          <table:table-cell office:value-type="float" office:value="28.706324">
            <text:p>28,706324</text:p>
          </table:table-cell>
          <table:table-cell office:value-type="float" office:value="11.079646">
            <text:p>11,079646</text:p>
          </table:table-cell>
          <table:table-cell office:value-type="float" office:value="63.303741">
            <text:p>63,303741</text:p>
          </table:table-cell>
          <table:table-cell office:value-type="float" office:value="11.739607">
            <text:p>11,739607</text:p>
          </table:table-cell>
          <table:table-cell office:value-type="float" office:value="25.268839">
            <text:p>25,268839</text:p>
          </table:table-cell>
          <table:table-cell office:value-type="float" office:value="12.26966">
            <text:p>12,26966</text:p>
          </table:table-cell>
          <table:table-cell office:value-type="float" office:value="18.455355">
            <text:p>18,455355</text:p>
          </table:table-cell>
          <table:table-cell office:value-type="float" office:value="37.474972">
            <text:p>37,474972</text:p>
          </table:table-cell>
          <table:table-cell table:number-columns-repeated="6" office:value-type="float" office:value="0">
            <text:p>0</text:p>
          </table:table-cell>
          <table:table-cell office:value-type="float" office:value="70.952179">
            <text:p>70,952179</text:p>
          </table:table-cell>
          <table:table-cell office:value-type="float" office:value="22.561821">
            <text:p>22,561821</text:p>
          </table:table-cell>
        </table:table-row>
        <table:table-row table:style-name="ro1">
          <table:table-cell office:value-type="string">
            <text:p>AFR162 <text:s text:c="5"/></text:p>
          </table:table-cell>
          <table:table-cell office:value-type="float" office:value="2854.942139">
            <text:p>2854,942139</text:p>
          </table:table-cell>
          <table:table-cell office:value-type="float" office:value="598.160217">
            <text:p>598,160217</text:p>
          </table:table-cell>
          <table:table-cell office:value-type="float" office:value="644.027039">
            <text:p>644,027039</text:p>
          </table:table-cell>
          <table:table-cell office:value-type="float" office:value="382.65799">
            <text:p>382,65799</text:p>
          </table:table-cell>
          <table:table-cell office:value-type="float" office:value="2195.039307">
            <text:p>2195,039307</text:p>
          </table:table-cell>
          <table:table-cell office:value-type="float" office:value="138.602051">
            <text:p>138,602051</text:p>
          </table:table-cell>
          <table:table-cell office:value-type="float" office:value="4324.320801">
            <text:p>4324,320801</text:p>
          </table:table-cell>
          <table:table-cell office:value-type="float" office:value="130.482758">
            <text:p>130,482758</text:p>
          </table:table-cell>
          <table:table-cell office:value-type="float" office:value="46.677536">
            <text:p>46,677536</text:p>
          </table:table-cell>
          <table:table-cell office:value-type="float" office:value="22.306166">
            <text:p>22,306166</text:p>
          </table:table-cell>
          <table:table-cell office:value-type="float" office:value="2232.805176">
            <text:p>2232,805176</text:p>
          </table:table-cell>
          <table:table-cell office:value-type="float" office:value="53.972919">
            <text:p>53,972919</text:p>
          </table:table-cell>
          <table:table-cell office:value-type="float" office:value="3075.979492">
            <text:p>3075,979492</text:p>
          </table:table-cell>
          <table:table-cell office:value-type="float" office:value="61.107391">
            <text:p>61,107391</text:p>
          </table:table-cell>
          <table:table-cell office:value-type="float" office:value="1337.47998">
            <text:p>1337,47998</text:p>
          </table:table-cell>
          <table:table-cell office:value-type="float" office:value="23.868168">
            <text:p>23,868168</text:p>
          </table:table-cell>
          <table:table-cell office:value-type="float" office:value="2238.263184">
            <text:p>2238,263184</text:p>
          </table:table-cell>
          <table:table-cell office:value-type="float" office:value="34.314754">
            <text:p>34,314754</text:p>
          </table:table-cell>
          <table:table-cell office:value-type="float" office:value="176.628357">
            <text:p>176,628357</text:p>
          </table:table-cell>
          <table:table-cell office:value-type="float" office:value="6.582566">
            <text:p>6,582566</text:p>
          </table:table-cell>
          <table:table-cell office:value-type="float" office:value="23.06041">
            <text:p>23,06041</text:p>
          </table:table-cell>
          <table:table-cell office:value-type="float" office:value="4.226291">
            <text:p>4,226291</text:p>
          </table:table-cell>
          <table:table-cell office:value-type="float" office:value="32.388821">
            <text:p>32,388821</text:p>
          </table:table-cell>
          <table:table-cell office:value-type="float" office:value="6.97341">
            <text:p>6,97341</text:p>
          </table:table-cell>
          <table:table-cell office:value-type="float" office:value="30.465862">
            <text:p>30,465862</text:p>
          </table:table-cell>
          <table:table-cell office:value-type="float" office:value="4.012865">
            <text:p>4,012865</text:p>
          </table:table-cell>
          <table:table-cell office:value-type="float" office:value="1029.409912">
            <text:p>1029,409912</text:p>
          </table:table-cell>
          <table:table-cell office:value-type="float" office:value="29.670908">
            <text:p>29,670908</text:p>
          </table:table-cell>
          <table:table-cell office:value-type="float" office:value="42.982204">
            <text:p>42,982204</text:p>
          </table:table-cell>
          <table:table-cell office:value-type="float" office:value="6.709393">
            <text:p>6,709393</text:p>
          </table:table-cell>
          <table:table-cell table:number-columns-repeated="2" office:value-type="float" office:value="0">
            <text:p>0</text:p>
          </table:table-cell>
          <table:table-cell office:value-type="float" office:value="43.434902">
            <text:p>43,434902</text:p>
          </table:table-cell>
          <table:table-cell office:value-type="float" office:value="17.796764">
            <text:p>17,796764</text:p>
          </table:table-cell>
          <table:table-cell office:value-type="float" office:value="43.33252">
            <text:p>43,33252</text:p>
          </table:table-cell>
          <table:table-cell office:value-type="float" office:value="7.787139">
            <text:p>7,787139</text:p>
          </table:table-cell>
          <table:table-cell office:value-type="float" office:value="16.29879">
            <text:p>16,29879</text:p>
          </table:table-cell>
          <table:table-cell office:value-type="float" office:value="8.438475">
            <text:p>8,438475</text:p>
          </table:table-cell>
          <table:table-cell office:value-type="float" office:value="32.41811">
            <text:p>32,41811</text:p>
          </table:table-cell>
          <table:table-cell office:value-type="float" office:value="8.68909">
            <text:p>8,68909</text:p>
          </table:table-cell>
          <table:table-cell office:value-type="float" office:value="13.913631">
            <text:p>13,913631</text:p>
          </table:table-cell>
          <table:table-cell office:value-type="float" office:value="9.082543">
            <text:p>9,082543</text:p>
          </table:table-cell>
          <table:table-cell office:value-type="float" office:value="11.553123">
            <text:p>11,553123</text:p>
          </table:table-cell>
          <table:table-cell office:value-type="float" office:value="36.383392">
            <text:p>36,383392</text:p>
          </table:table-cell>
          <table:table-cell table:number-columns-repeated="6" office:value-type="float" office:value="0">
            <text:p>0</text:p>
          </table:table-cell>
          <table:table-cell office:value-type="float" office:value="50.104424">
            <text:p>50,104424</text:p>
          </table:table-cell>
          <table:table-cell office:value-type="float" office:value="17.148354">
            <text:p>17,148354</text:p>
          </table:table-cell>
        </table:table-row>
        <table:table-row table:style-name="ro1">
          <table:table-cell office:value-type="string">
            <text:p>AFR163 <text:s text:c="5"/></text:p>
          </table:table-cell>
          <table:table-cell office:value-type="float" office:value="294.00174">
            <text:p>294,00174</text:p>
          </table:table-cell>
          <table:table-cell office:value-type="float" office:value="361.867676">
            <text:p>361,867676</text:p>
          </table:table-cell>
          <table:table-cell office:value-type="float" office:value="528.379944">
            <text:p>528,379944</text:p>
          </table:table-cell>
          <table:table-cell office:value-type="float" office:value="367.560699">
            <text:p>367,560699</text:p>
          </table:table-cell>
          <table:table-cell office:value-type="float" office:value="301.920868">
            <text:p>301,920868</text:p>
          </table:table-cell>
          <table:table-cell office:value-type="float" office:value="47.15411">
            <text:p>47,15411</text:p>
          </table:table-cell>
          <table:table-cell office:value-type="float" office:value="107.571426">
            <text:p>107,571426</text:p>
          </table:table-cell>
          <table:table-cell office:value-type="float" office:value="55.996464">
            <text:p>55,996464</text:p>
          </table:table-cell>
          <table:table-cell office:value-type="float" office:value="6.625198">
            <text:p>6,625198</text:p>
          </table:table-cell>
          <table:table-cell office:value-type="float" office:value="16.86471">
            <text:p>16,86471</text:p>
          </table:table-cell>
          <table:table-cell office:value-type="float" office:value="5.507472">
            <text:p>5,507472</text:p>
          </table:table-cell>
          <table:table-cell office:value-type="float" office:value="14.813575">
            <text:p>14,813575</text:p>
          </table:table-cell>
          <table:table-cell office:value-type="float" office:value="6.884583">
            <text:p>6,884583</text:p>
          </table:table-cell>
          <table:table-cell office:value-type="float" office:value="10.782155">
            <text:p>10,782155</text:p>
          </table:table-cell>
          <table:table-cell office:value-type="float" office:value="18.156189">
            <text:p>18,156189</text:p>
          </table:table-cell>
          <table:table-cell office:value-type="float" office:value="8.362541">
            <text:p>8,362541</text:p>
          </table:table-cell>
          <table:table-cell office:value-type="float" office:value="68.845612">
            <text:p>68,845612</text:p>
          </table:table-cell>
          <table:table-cell office:value-type="float" office:value="10.186285">
            <text:p>10,186285</text:p>
          </table:table-cell>
          <table:table-cell table:number-columns-repeated="4" office:value-type="float" office:value="0">
            <text:p>0</text:p>
          </table:table-cell>
          <table:table-cell office:value-type="float" office:value="12.996176">
            <text:p>12,996176</text:p>
          </table:table-cell>
          <table:table-cell office:value-type="float" office:value="6.939727">
            <text:p>6,939727</text:p>
          </table:table-cell>
          <table:table-cell table:number-columns-repeated="2" office:value-type="float" office:value="0">
            <text:p>0</text:p>
          </table:table-cell>
          <table:table-cell office:value-type="float" office:value="21.481979">
            <text:p>21,481979</text:p>
          </table:table-cell>
          <table:table-cell office:value-type="float" office:value="7.798857">
            <text:p>7,798857</text:p>
          </table:table-cell>
          <table:table-cell table:number-columns-repeated="4" office:value-type="float" office:value="0">
            <text:p>0</text:p>
          </table:table-cell>
          <table:table-cell office:value-type="float" office:value="3.930382">
            <text:p>3,930382</text:p>
          </table:table-cell>
          <table:table-cell office:value-type="float" office:value="17.767725">
            <text:p>17,767725</text:p>
          </table:table-cell>
          <table:table-cell table:number-columns-repeated="14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FR164 <text:s text:c="5"/></text:p>
          </table:table-cell>
          <table:table-cell office:value-type="float" office:value="2937.798828">
            <text:p>2937,798828</text:p>
          </table:table-cell>
          <table:table-cell office:value-type="float" office:value="651.084473">
            <text:p>651,084473</text:p>
          </table:table-cell>
          <table:table-cell office:value-type="float" office:value="1393.522461">
            <text:p>1393,522461</text:p>
          </table:table-cell>
          <table:table-cell office:value-type="float" office:value="407.102081">
            <text:p>407,102081</text:p>
          </table:table-cell>
          <table:table-cell office:value-type="float" office:value="3696.341797">
            <text:p>3696,341797</text:p>
          </table:table-cell>
          <table:table-cell office:value-type="float" office:value="168.36467">
            <text:p>168,36467</text:p>
          </table:table-cell>
          <table:table-cell office:value-type="float" office:value="11669.799805">
            <text:p>11669,799805</text:p>
          </table:table-cell>
          <table:table-cell office:value-type="float" office:value="286.937683">
            <text:p>286,937683</text:p>
          </table:table-cell>
          <table:table-cell office:value-type="float" office:value="72.048798">
            <text:p>72,048798</text:p>
          </table:table-cell>
          <table:table-cell office:value-type="float" office:value="28.678324">
            <text:p>28,678324</text:p>
          </table:table-cell>
          <table:table-cell office:value-type="float" office:value="3118.008057">
            <text:p>3118,008057</text:p>
          </table:table-cell>
          <table:table-cell office:value-type="float" office:value="71.376488">
            <text:p>71,376488</text:p>
          </table:table-cell>
          <table:table-cell office:value-type="float" office:value="7007.750977">
            <text:p>7007,750977</text:p>
          </table:table-cell>
          <table:table-cell office:value-type="float" office:value="127.305977">
            <text:p>127,305977</text:p>
          </table:table-cell>
          <table:table-cell office:value-type="float" office:value="5596.062012">
            <text:p>5596,062012</text:p>
          </table:table-cell>
          <table:table-cell office:value-type="float" office:value="82.230797">
            <text:p>82,230797</text:p>
          </table:table-cell>
          <table:table-cell office:value-type="float" office:value="11351.462891">
            <text:p>11351,462891</text:p>
          </table:table-cell>
          <table:table-cell office:value-type="float" office:value="152.070419">
            <text:p>152,070419</text:p>
          </table:table-cell>
          <table:table-cell office:value-type="float" office:value="406.054138">
            <text:p>406,054138</text:p>
          </table:table-cell>
          <table:table-cell office:value-type="float" office:value="12.159199">
            <text:p>12,159199</text:p>
          </table:table-cell>
          <table:table-cell office:value-type="float" office:value="25.114498">
            <text:p>25,114498</text:p>
          </table:table-cell>
          <table:table-cell office:value-type="float" office:value="4.552268">
            <text:p>4,552268</text:p>
          </table:table-cell>
          <table:table-cell office:value-type="float" office:value="20.83346">
            <text:p>20,83346</text:p>
          </table:table-cell>
          <table:table-cell office:value-type="float" office:value="6.985166">
            <text:p>6,985166</text:p>
          </table:table-cell>
          <table:table-cell office:value-type="float" office:value="96.191399">
            <text:p>96,191399</text:p>
          </table:table-cell>
          <table:table-cell office:value-type="float" office:value="4.826622">
            <text:p>4,826622</text:p>
          </table:table-cell>
          <table:table-cell office:value-type="float" office:value="2269.701904">
            <text:p>2269,701904</text:p>
          </table:table-cell>
          <table:table-cell office:value-type="float" office:value="61.210644">
            <text:p>61,210644</text:p>
          </table:table-cell>
          <table:table-cell office:value-type="float" office:value="40.962597">
            <text:p>40,962597</text:p>
          </table:table-cell>
          <table:table-cell office:value-type="float" office:value="6.853353">
            <text:p>6,853353</text:p>
          </table:table-cell>
          <table:table-cell table:number-columns-repeated="2" office:value-type="float" office:value="0">
            <text:p>0</text:p>
          </table:table-cell>
          <table:table-cell office:value-type="float" office:value="165.963852">
            <text:p>165,963852</text:p>
          </table:table-cell>
          <table:table-cell office:value-type="float" office:value="18.321999">
            <text:p>18,321999</text:p>
          </table:table-cell>
          <table:table-cell office:value-type="float" office:value="131.976715">
            <text:p>131,976715</text:p>
          </table:table-cell>
          <table:table-cell office:value-type="float" office:value="8.47865">
            <text:p>8,47865</text:p>
          </table:table-cell>
          <table:table-cell office:value-type="float" office:value="35.27993">
            <text:p>35,27993</text:p>
          </table:table-cell>
          <table:table-cell office:value-type="float" office:value="8.703677">
            <text:p>8,703677</text:p>
          </table:table-cell>
          <table:table-cell office:value-type="float" office:value="74.679413">
            <text:p>74,679413</text:p>
          </table:table-cell>
          <table:table-cell office:value-type="float" office:value="9.066134">
            <text:p>9,066134</text:p>
          </table:table-cell>
          <table:table-cell office:value-type="float" office:value="40.435646">
            <text:p>40,435646</text:p>
          </table:table-cell>
          <table:table-cell office:value-type="float" office:value="9.509669">
            <text:p>9,509669</text:p>
          </table:table-cell>
          <table:table-cell table:number-columns-repeated="8" office:value-type="float" office:value="0">
            <text:p>0</text:p>
          </table:table-cell>
          <table:table-cell office:value-type="float" office:value="109.592804">
            <text:p>109,592804</text:p>
          </table:table-cell>
          <table:table-cell office:value-type="float" office:value="17.768833">
            <text:p>17,768833</text:p>
          </table:table-cell>
        </table:table-row>
        <table:table-row table:style-name="ro1">
          <table:table-cell office:value-type="string">
            <text:p>AFR165 <text:s text:c="5"/></text:p>
          </table:table-cell>
          <table:table-cell office:value-type="float" office:value="3053.180664">
            <text:p>3053,180664</text:p>
          </table:table-cell>
          <table:table-cell office:value-type="float" office:value="704.240356">
            <text:p>704,240356</text:p>
          </table:table-cell>
          <table:table-cell office:value-type="float" office:value="5233.151855">
            <text:p>5233,151855</text:p>
          </table:table-cell>
          <table:table-cell office:value-type="float" office:value="487.053009">
            <text:p>487,053009</text:p>
          </table:table-cell>
          <table:table-cell office:value-type="float" office:value="11843.765625">
            <text:p>11843,765625</text:p>
          </table:table-cell>
          <table:table-cell office:value-type="float" office:value="336.178955">
            <text:p>336,178955</text:p>
          </table:table-cell>
          <table:table-cell office:value-type="float" office:value="27042.421875">
            <text:p>27042,421875</text:p>
          </table:table-cell>
          <table:table-cell office:value-type="float" office:value="622.735046">
            <text:p>622,735046</text:p>
          </table:table-cell>
          <table:table-cell office:value-type="float" office:value="51.549561">
            <text:p>51,549561</text:p>
          </table:table-cell>
          <table:table-cell office:value-type="float" office:value="30.466513">
            <text:p>30,466513</text:p>
          </table:table-cell>
          <table:table-cell office:value-type="float" office:value="4064">
            <text:p>4064</text:p>
          </table:table-cell>
          <table:table-cell office:value-type="float" office:value="89.089653">
            <text:p>89,089653</text:p>
          </table:table-cell>
          <table:table-cell office:value-type="float" office:value="6503.872559">
            <text:p>6503,872559</text:p>
          </table:table-cell>
          <table:table-cell office:value-type="float" office:value="118.817757">
            <text:p>118,817757</text:p>
          </table:table-cell>
          <table:table-cell office:value-type="float" office:value="3081.310303">
            <text:p>3081,310303</text:p>
          </table:table-cell>
          <table:table-cell office:value-type="float" office:value="47.689213">
            <text:p>47,689213</text:p>
          </table:table-cell>
          <table:table-cell office:value-type="float" office:value="13412.858398">
            <text:p>13412,858398</text:p>
          </table:table-cell>
          <table:table-cell office:value-type="float" office:value="178.694107">
            <text:p>178,694107</text:p>
          </table:table-cell>
          <table:table-cell office:value-type="float" office:value="687.833252">
            <text:p>687,833252</text:p>
          </table:table-cell>
          <table:table-cell office:value-type="float" office:value="19.471741">
            <text:p>19,471741</text:p>
          </table:table-cell>
          <table:table-cell office:value-type="float" office:value="84.159668">
            <text:p>84,159668</text:p>
          </table:table-cell>
          <table:table-cell office:value-type="float" office:value="5.488306">
            <text:p>5,488306</text:p>
          </table:table-cell>
          <table:table-cell office:value-type="float" office:value="22.032995">
            <text:p>22,032995</text:p>
          </table:table-cell>
          <table:table-cell office:value-type="float" office:value="7.18451">
            <text:p>7,18451</text:p>
          </table:table-cell>
          <table:table-cell office:value-type="float" office:value="122.588516">
            <text:p>122,588516</text:p>
          </table:table-cell>
          <table:table-cell office:value-type="float" office:value="5.457174">
            <text:p>5,457174</text:p>
          </table:table-cell>
          <table:table-cell office:value-type="float" office:value="6584.348145">
            <text:p>6584,348145</text:p>
          </table:table-cell>
          <table:table-cell office:value-type="float" office:value="172.856079">
            <text:p>172,856079</text:p>
          </table:table-cell>
          <table:table-cell office:value-type="float" office:value="120.642273">
            <text:p>120,642273</text:p>
          </table:table-cell>
          <table:table-cell office:value-type="float" office:value="7.838959">
            <text:p>7,838959</text:p>
          </table:table-cell>
          <table:table-cell table:number-columns-repeated="2" office:value-type="float" office:value="0">
            <text:p>0</text:p>
          </table:table-cell>
          <table:table-cell office:value-type="float" office:value="72.166077">
            <text:p>72,166077</text:p>
          </table:table-cell>
          <table:table-cell office:value-type="float" office:value="18.082502">
            <text:p>18,082502</text:p>
          </table:table-cell>
          <table:table-cell office:value-type="float" office:value="67.93792">
            <text:p>67,93792</text:p>
          </table:table-cell>
          <table:table-cell office:value-type="float" office:value="8.375839">
            <text:p>8,375839</text:p>
          </table:table-cell>
          <table:table-cell office:value-type="float" office:value="27.122038">
            <text:p>27,122038</text:p>
          </table:table-cell>
          <table:table-cell office:value-type="float" office:value="8.929288">
            <text:p>8,929288</text:p>
          </table:table-cell>
          <table:table-cell office:value-type="float" office:value="264.865662">
            <text:p>264,865662</text:p>
          </table:table-cell>
          <table:table-cell office:value-type="float" office:value="10.813711">
            <text:p>10,813711</text:p>
          </table:table-cell>
          <table:table-cell office:value-type="float" office:value="28.654531">
            <text:p>28,654531</text:p>
          </table:table-cell>
          <table:table-cell office:value-type="float" office:value="9.777471">
            <text:p>9,777471</text:p>
          </table:table-cell>
          <table:table-cell table:number-columns-repeated="8" office:value-type="float" office:value="0">
            <text:p>0</text:p>
          </table:table-cell>
          <table:table-cell office:value-type="float" office:value="62.196178">
            <text:p>62,196178</text:p>
          </table:table-cell>
          <table:table-cell office:value-type="float" office:value="18.323725">
            <text:p>18,323725</text:p>
          </table:table-cell>
        </table:table-row>
        <table:table-row table:style-name="ro1">
          <table:table-cell office:value-type="string">
            <text:p>AFR166 <text:s text:c="5"/></text:p>
          </table:table-cell>
          <table:table-cell office:value-type="float" office:value="2784.011963">
            <text:p>2784,011963</text:p>
          </table:table-cell>
          <table:table-cell office:value-type="float" office:value="613.577576">
            <text:p>613,577576</text:p>
          </table:table-cell>
          <table:table-cell office:value-type="float" office:value="3115.020508">
            <text:p>3115,020508</text:p>
          </table:table-cell>
          <table:table-cell office:value-type="float" office:value="424.825989">
            <text:p>424,825989</text:p>
          </table:table-cell>
          <table:table-cell office:value-type="float" office:value="8501.575195">
            <text:p>8501,575195</text:p>
          </table:table-cell>
          <table:table-cell office:value-type="float" office:value="262.413574">
            <text:p>262,413574</text:p>
          </table:table-cell>
          <table:table-cell office:value-type="float" office:value="15794.830078">
            <text:p>15794,830078</text:p>
          </table:table-cell>
          <table:table-cell office:value-type="float" office:value="376.689178">
            <text:p>376,689178</text:p>
          </table:table-cell>
          <table:table-cell office:value-type="float" office:value="241.217438">
            <text:p>241,217438</text:p>
          </table:table-cell>
          <table:table-cell office:value-type="float" office:value="29.050959">
            <text:p>29,050959</text:p>
          </table:table-cell>
          <table:table-cell office:value-type="float" office:value="3999.943848">
            <text:p>3999,943848</text:p>
          </table:table-cell>
          <table:table-cell office:value-type="float" office:value="87.260628">
            <text:p>87,260628</text:p>
          </table:table-cell>
          <table:table-cell office:value-type="float" office:value="5119.271973">
            <text:p>5119,271973</text:p>
          </table:table-cell>
          <table:table-cell office:value-type="float" office:value="95.468414">
            <text:p>95,468414</text:p>
          </table:table-cell>
          <table:table-cell office:value-type="float" office:value="7906.835449">
            <text:p>7906,835449</text:p>
          </table:table-cell>
          <table:table-cell office:value-type="float" office:value="114.276627">
            <text:p>114,276627</text:p>
          </table:table-cell>
          <table:table-cell office:value-type="float" office:value="6778.071289">
            <text:p>6778,071289</text:p>
          </table:table-cell>
          <table:table-cell office:value-type="float" office:value="92.836479">
            <text:p>92,836479</text:p>
          </table:table-cell>
          <table:table-cell office:value-type="float" office:value="612.636719">
            <text:p>612,636719</text:p>
          </table:table-cell>
          <table:table-cell office:value-type="float" office:value="17.398855">
            <text:p>17,398855</text:p>
          </table:table-cell>
          <table:table-cell office:value-type="float" office:value="22.509974">
            <text:p>22,509974</text:p>
          </table:table-cell>
          <table:table-cell office:value-type="float" office:value="4.455583">
            <text:p>4,455583</text:p>
          </table:table-cell>
          <table:table-cell office:value-type="float" office:value="25.908298">
            <text:p>25,908298</text:p>
          </table:table-cell>
          <table:table-cell office:value-type="float" office:value="6.941517">
            <text:p>6,941517</text:p>
          </table:table-cell>
          <table:table-cell office:value-type="float" office:value="96.79525">
            <text:p>96,79525</text:p>
          </table:table-cell>
          <table:table-cell office:value-type="float" office:value="4.698807">
            <text:p>4,698807</text:p>
          </table:table-cell>
          <table:table-cell office:value-type="float" office:value="3431.199219">
            <text:p>3431,199219</text:p>
          </table:table-cell>
          <table:table-cell office:value-type="float" office:value="91.153831">
            <text:p>91,153831</text:p>
          </table:table-cell>
          <table:table-cell office:value-type="float" office:value="38.206406">
            <text:p>38,206406</text:p>
          </table:table-cell>
          <table:table-cell office:value-type="float" office:value="6.497411">
            <text:p>6,497411</text:p>
          </table:table-cell>
          <table:table-cell table:number-columns-repeated="2" office:value-type="float" office:value="0">
            <text:p>0</text:p>
          </table:table-cell>
          <table:table-cell office:value-type="float" office:value="89.783287">
            <text:p>89,783287</text:p>
          </table:table-cell>
          <table:table-cell office:value-type="float" office:value="17.858391">
            <text:p>17,858391</text:p>
          </table:table-cell>
          <table:table-cell office:value-type="float" office:value="53.239517">
            <text:p>53,239517</text:p>
          </table:table-cell>
          <table:table-cell office:value-type="float" office:value="7.576085">
            <text:p>7,576085</text:p>
          </table:table-cell>
          <table:table-cell office:value-type="float" office:value="52.439587">
            <text:p>52,439587</text:p>
          </table:table-cell>
          <table:table-cell office:value-type="float" office:value="8.256323">
            <text:p>8,256323</text:p>
          </table:table-cell>
          <table:table-cell office:value-type="float" office:value="63.987057">
            <text:p>63,987057</text:p>
          </table:table-cell>
          <table:table-cell office:value-type="float" office:value="8.507072">
            <text:p>8,507072</text:p>
          </table:table-cell>
          <table:table-cell office:value-type="float" office:value="26.342407">
            <text:p>26,342407</text:p>
          </table:table-cell>
          <table:table-cell office:value-type="float" office:value="8.885079">
            <text:p>8,885079</text:p>
          </table:table-cell>
          <table:table-cell table:number-columns-repeated="8" office:value-type="float" office:value="0">
            <text:p>0</text:p>
          </table:table-cell>
          <table:table-cell office:value-type="float" office:value="64.603333">
            <text:p>64,603333</text:p>
          </table:table-cell>
          <table:table-cell office:value-type="float" office:value="16.650335">
            <text:p>16,650335</text:p>
          </table:table-cell>
        </table:table-row>
        <table:table-row table:style-name="ro1">
          <table:table-cell office:value-type="string">
            <text:p>AFR167 <text:s text:c="5"/></text:p>
          </table:table-cell>
          <table:table-cell office:value-type="float" office:value="2041.370728">
            <text:p>2041,370728</text:p>
          </table:table-cell>
          <table:table-cell office:value-type="float" office:value="575.294617">
            <text:p>575,294617</text:p>
          </table:table-cell>
          <table:table-cell office:value-type="float" office:value="1227.588745">
            <text:p>1227,588745</text:p>
          </table:table-cell>
          <table:table-cell office:value-type="float" office:value="393.041626">
            <text:p>393,041626</text:p>
          </table:table-cell>
          <table:table-cell office:value-type="float" office:value="4450.020508">
            <text:p>4450,020508</text:p>
          </table:table-cell>
          <table:table-cell office:value-type="float" office:value="177.632278">
            <text:p>177,632278</text:p>
          </table:table-cell>
          <table:table-cell office:value-type="float" office:value="8627.99707">
            <text:p>8627,99707</text:p>
          </table:table-cell>
          <table:table-cell office:value-type="float" office:value="221.160522">
            <text:p>221,160522</text:p>
          </table:table-cell>
          <table:table-cell office:value-type="float" office:value="20.197781">
            <text:p>20,197781</text:p>
          </table:table-cell>
          <table:table-cell office:value-type="float" office:value="23.216223">
            <text:p>23,216223</text:p>
          </table:table-cell>
          <table:table-cell office:value-type="float" office:value="2094.071045">
            <text:p>2094,071045</text:p>
          </table:table-cell>
          <table:table-cell office:value-type="float" office:value="51.668934">
            <text:p>51,668934</text:p>
          </table:table-cell>
          <table:table-cell office:value-type="float" office:value="2993.234863">
            <text:p>2993,234863</text:p>
          </table:table-cell>
          <table:table-cell office:value-type="float" office:value="59.648682">
            <text:p>59,648682</text:p>
          </table:table-cell>
          <table:table-cell office:value-type="float" office:value="4484.45166">
            <text:p>4484,45166</text:p>
          </table:table-cell>
          <table:table-cell office:value-type="float" office:value="66.83522">
            <text:p>66,83522</text:p>
          </table:table-cell>
          <table:table-cell office:value-type="float" office:value="2702.409912">
            <text:p>2702,409912</text:p>
          </table:table-cell>
          <table:table-cell office:value-type="float" office:value="40.518703">
            <text:p>40,518703</text:p>
          </table:table-cell>
          <table:table-cell office:value-type="float" office:value="238.42572">
            <text:p>238,42572</text:p>
          </table:table-cell>
          <table:table-cell office:value-type="float" office:value="8.078645">
            <text:p>8,078645</text:p>
          </table:table-cell>
          <table:table-cell office:value-type="float" office:value="11.861236">
            <text:p>11,861236</text:p>
          </table:table-cell>
          <table:table-cell office:value-type="float" office:value="4.240815">
            <text:p>4,240815</text:p>
          </table:table-cell>
          <table:table-cell office:value-type="float" office:value="25.313353">
            <text:p>25,313353</text:p>
          </table:table-cell>
          <table:table-cell office:value-type="float" office:value="6.955523">
            <text:p>6,955523</text:p>
          </table:table-cell>
          <table:table-cell office:value-type="float" office:value="36.328056">
            <text:p>36,328056</text:p>
          </table:table-cell>
          <table:table-cell office:value-type="float" office:value="4.065252">
            <text:p>4,065252</text:p>
          </table:table-cell>
          <table:table-cell office:value-type="float" office:value="2077.076904">
            <text:p>2077,076904</text:p>
          </table:table-cell>
          <table:table-cell office:value-type="float" office:value="56.278217">
            <text:p>56,278217</text:p>
          </table:table-cell>
          <table:table-cell office:value-type="float" office:value="33.266266">
            <text:p>33,266266</text:p>
          </table:table-cell>
          <table:table-cell office:value-type="float" office:value="6.616194">
            <text:p>6,616194</text:p>
          </table:table-cell>
          <table:table-cell table:number-columns-repeated="2" office:value-type="float" office:value="0">
            <text:p>0</text:p>
          </table:table-cell>
          <table:table-cell office:value-type="float" office:value="38.341492">
            <text:p>38,341492</text:p>
          </table:table-cell>
          <table:table-cell office:value-type="float" office:value="17.763563">
            <text:p>17,763563</text:p>
          </table:table-cell>
          <table:table-cell office:value-type="float" office:value="36.744961">
            <text:p>36,744961</text:p>
          </table:table-cell>
          <table:table-cell office:value-type="float" office:value="7.657475">
            <text:p>7,657475</text:p>
          </table:table-cell>
          <table:table-cell office:value-type="float" office:value="34.286797">
            <text:p>34,286797</text:p>
          </table:table-cell>
          <table:table-cell office:value-type="float" office:value="8.325021">
            <text:p>8,325021</text:p>
          </table:table-cell>
          <table:table-cell office:value-type="float" office:value="42.427509">
            <text:p>42,427509</text:p>
          </table:table-cell>
          <table:table-cell office:value-type="float" office:value="8.56484">
            <text:p>8,56484</text:p>
          </table:table-cell>
          <table:table-cell office:value-type="float" office:value="11.588432">
            <text:p>11,588432</text:p>
          </table:table-cell>
          <table:table-cell office:value-type="float" office:value="9.006892">
            <text:p>9,006892</text:p>
          </table:table-cell>
          <table:table-cell office:value-type="float" office:value="2.704441">
            <text:p>2,704441</text:p>
          </table:table-cell>
          <table:table-cell office:value-type="float" office:value="36.922962">
            <text:p>36,922962</text:p>
          </table:table-cell>
          <table:table-cell table:number-columns-repeated="6" office:value-type="float" office:value="0">
            <text:p>0</text:p>
          </table:table-cell>
          <table:table-cell office:value-type="float" office:value="48.443539">
            <text:p>48,443539</text:p>
          </table:table-cell>
          <table:table-cell office:value-type="float" office:value="16.831427">
            <text:p>16,831427</text:p>
          </table:table-cell>
        </table:table-row>
        <table:table-row table:style-name="ro1">
          <table:table-cell office:value-type="string">
            <text:p>AFR168 <text:s text:c="5"/></text:p>
          </table:table-cell>
          <table:table-cell office:value-type="float" office:value="1313.577759">
            <text:p>1313,577759</text:p>
          </table:table-cell>
          <table:table-cell office:value-type="float" office:value="609.782959">
            <text:p>609,782959</text:p>
          </table:table-cell>
          <table:table-cell office:value-type="float" office:value="1825.721802">
            <text:p>1825,721802</text:p>
          </table:table-cell>
          <table:table-cell office:value-type="float" office:value="412.639832">
            <text:p>412,639832</text:p>
          </table:table-cell>
          <table:table-cell office:value-type="float" office:value="5283.03418">
            <text:p>5283,03418</text:p>
          </table:table-cell>
          <table:table-cell office:value-type="float" office:value="194.522705">
            <text:p>194,522705</text:p>
          </table:table-cell>
          <table:table-cell office:value-type="float" office:value="11115.071289">
            <text:p>11115,071289</text:p>
          </table:table-cell>
          <table:table-cell office:value-type="float" office:value="275.339294">
            <text:p>275,339294</text:p>
          </table:table-cell>
          <table:table-cell office:value-type="float" office:value="28.940102">
            <text:p>28,940102</text:p>
          </table:table-cell>
          <table:table-cell office:value-type="float" office:value="24.727093">
            <text:p>24,727093</text:p>
          </table:table-cell>
          <table:table-cell office:value-type="float" office:value="2064.793945">
            <text:p>2064,793945</text:p>
          </table:table-cell>
          <table:table-cell office:value-type="float" office:value="51.47583">
            <text:p>51,47583</text:p>
          </table:table-cell>
          <table:table-cell office:value-type="float" office:value="2400.933594">
            <text:p>2400,933594</text:p>
          </table:table-cell>
          <table:table-cell office:value-type="float" office:value="49.987892">
            <text:p>49,987892</text:p>
          </table:table-cell>
          <table:table-cell office:value-type="float" office:value="1418.407471">
            <text:p>1418,407471</text:p>
          </table:table-cell>
          <table:table-cell office:value-type="float" office:value="25.21052">
            <text:p>25,21052</text:p>
          </table:table-cell>
          <table:table-cell office:value-type="float" office:value="5081.143066">
            <text:p>5081,143066</text:p>
          </table:table-cell>
          <table:table-cell office:value-type="float" office:value="70.578209">
            <text:p>70,578209</text:p>
          </table:table-cell>
          <table:table-cell office:value-type="float" office:value="292.951996">
            <text:p>292,951996</text:p>
          </table:table-cell>
          <table:table-cell office:value-type="float" office:value="9.47683">
            <text:p>9,47683</text:p>
          </table:table-cell>
          <table:table-cell office:value-type="float" office:value="34.510685">
            <text:p>34,510685</text:p>
          </table:table-cell>
          <table:table-cell office:value-type="float" office:value="4.749212">
            <text:p>4,749212</text:p>
          </table:table-cell>
          <table:table-cell office:value-type="float" office:value="31.727186">
            <text:p>31,727186</text:p>
          </table:table-cell>
          <table:table-cell office:value-type="float" office:value="7.152811">
            <text:p>7,152811</text:p>
          </table:table-cell>
          <table:table-cell office:value-type="float" office:value="51.6623">
            <text:p>51,6623</text:p>
          </table:table-cell>
          <table:table-cell office:value-type="float" office:value="4.506191">
            <text:p>4,506191</text:p>
          </table:table-cell>
          <table:table-cell office:value-type="float" office:value="2730.366211">
            <text:p>2730,366211</text:p>
          </table:table-cell>
          <table:table-cell office:value-type="float" office:value="73.122787">
            <text:p>73,122787</text:p>
          </table:table-cell>
          <table:table-cell office:value-type="float" office:value="72.019562">
            <text:p>72,019562</text:p>
          </table:table-cell>
          <table:table-cell office:value-type="float" office:value="7.352586">
            <text:p>7,352586</text:p>
          </table:table-cell>
          <table:table-cell table:number-columns-repeated="2" office:value-type="float" office:value="0">
            <text:p>0</text:p>
          </table:table-cell>
          <table:table-cell office:value-type="float" office:value="53.890755">
            <text:p>53,890755</text:p>
          </table:table-cell>
          <table:table-cell office:value-type="float" office:value="17.999033">
            <text:p>17,999033</text:p>
          </table:table-cell>
          <table:table-cell office:value-type="float" office:value="49.968063">
            <text:p>49,968063</text:p>
          </table:table-cell>
          <table:table-cell office:value-type="float" office:value="8.313483">
            <text:p>8,313483</text:p>
          </table:table-cell>
          <table:table-cell office:value-type="float" office:value="11.279174">
            <text:p>11,279174</text:p>
          </table:table-cell>
          <table:table-cell office:value-type="float" office:value="8.964393">
            <text:p>8,964393</text:p>
          </table:table-cell>
          <table:table-cell office:value-type="float" office:value="89.305275">
            <text:p>89,305275</text:p>
          </table:table-cell>
          <table:table-cell office:value-type="float" office:value="9.459322">
            <text:p>9,459322</text:p>
          </table:table-cell>
          <table:table-cell office:value-type="float" office:value="24.167799">
            <text:p>24,167799</text:p>
          </table:table-cell>
          <table:table-cell office:value-type="float" office:value="9.685501">
            <text:p>9,685501</text:p>
          </table:table-cell>
          <table:table-cell table:number-columns-repeated="8" office:value-type="float" office:value="0">
            <text:p>0</text:p>
          </table:table-cell>
          <table:table-cell office:value-type="float" office:value="51.203587">
            <text:p>51,203587</text:p>
          </table:table-cell>
          <table:table-cell office:value-type="float" office:value="18.165031">
            <text:p>18,165031</text:p>
          </table:table-cell>
        </table:table-row>
        <table:table-row table:style-name="ro1">
          <table:table-cell office:value-type="string">
            <text:p>AFR169 <text:s text:c="5"/></text:p>
          </table:table-cell>
          <table:table-cell office:value-type="float" office:value="3488.081299">
            <text:p>3488,081299</text:p>
          </table:table-cell>
          <table:table-cell office:value-type="float" office:value="772.093201">
            <text:p>772,093201</text:p>
          </table:table-cell>
          <table:table-cell office:value-type="float" office:value="1204.435181">
            <text:p>1204,435181</text:p>
          </table:table-cell>
          <table:table-cell office:value-type="float" office:value="439.449249">
            <text:p>439,449249</text:p>
          </table:table-cell>
          <table:table-cell office:value-type="float" office:value="2541.181641">
            <text:p>2541,181641</text:p>
          </table:table-cell>
          <table:table-cell office:value-type="float" office:value="158.381348">
            <text:p>158,381348</text:p>
          </table:table-cell>
          <table:table-cell office:value-type="float" office:value="6283.938965">
            <text:p>6283,938965</text:p>
          </table:table-cell>
          <table:table-cell office:value-type="float" office:value="176.52919">
            <text:p>176,52919</text:p>
          </table:table-cell>
          <table:table-cell office:value-type="float" office:value="60.291882">
            <text:p>60,291882</text:p>
          </table:table-cell>
          <table:table-cell office:value-type="float" office:value="29.569963">
            <text:p>29,569963</text:p>
          </table:table-cell>
          <table:table-cell office:value-type="float" office:value="2602.427246">
            <text:p>2602,427246</text:p>
          </table:table-cell>
          <table:table-cell office:value-type="float" office:value="63.32328">
            <text:p>63,32328</text:p>
          </table:table-cell>
          <table:table-cell office:value-type="float" office:value="5227.59668">
            <text:p>5227,59668</text:p>
          </table:table-cell>
          <table:table-cell office:value-type="float" office:value="98.078682">
            <text:p>98,078682</text:p>
          </table:table-cell>
          <table:table-cell office:value-type="float" office:value="4548.557129">
            <text:p>4548,557129</text:p>
          </table:table-cell>
          <table:table-cell office:value-type="float" office:value="68.060493">
            <text:p>68,060493</text:p>
          </table:table-cell>
          <table:table-cell office:value-type="float" office:value="4826.674805">
            <text:p>4826,674805</text:p>
          </table:table-cell>
          <table:table-cell office:value-type="float" office:value="67.937805">
            <text:p>67,937805</text:p>
          </table:table-cell>
          <table:table-cell office:value-type="float" office:value="234.2314">
            <text:p>234,2314</text:p>
          </table:table-cell>
          <table:table-cell office:value-type="float" office:value="8.689601">
            <text:p>8,689601</text:p>
          </table:table-cell>
          <table:table-cell office:value-type="float" office:value="23.78047">
            <text:p>23,78047</text:p>
          </table:table-cell>
          <table:table-cell office:value-type="float" office:value="5.55977">
            <text:p>5,55977</text:p>
          </table:table-cell>
          <table:table-cell office:value-type="float" office:value="24.627903">
            <text:p>24,627903</text:p>
          </table:table-cell>
          <table:table-cell office:value-type="float" office:value="7.646332">
            <text:p>7,646332</text:p>
          </table:table-cell>
          <table:table-cell office:value-type="float" office:value="55.015331">
            <text:p>55,015331</text:p>
          </table:table-cell>
          <table:table-cell office:value-type="float" office:value="5.393548">
            <text:p>5,393548</text:p>
          </table:table-cell>
          <table:table-cell office:value-type="float" office:value="1306.501343">
            <text:p>1306,501343</text:p>
          </table:table-cell>
          <table:table-cell office:value-type="float" office:value="36.904129">
            <text:p>36,904129</text:p>
          </table:table-cell>
          <table:table-cell office:value-type="float" office:value="71.204659">
            <text:p>71,204659</text:p>
          </table:table-cell>
          <table:table-cell office:value-type="float" office:value="8.946107">
            <text:p>8,946107</text:p>
          </table:table-cell>
          <table:table-cell table:number-columns-repeated="2" office:value-type="float" office:value="0">
            <text:p>0</text:p>
          </table:table-cell>
          <table:table-cell office:value-type="float" office:value="139.223419">
            <text:p>139,223419</text:p>
          </table:table-cell>
          <table:table-cell office:value-type="float" office:value="19.036575">
            <text:p>19,036575</text:p>
          </table:table-cell>
          <table:table-cell office:value-type="float" office:value="138.736618">
            <text:p>138,736618</text:p>
          </table:table-cell>
          <table:table-cell office:value-type="float" office:value="10.763501">
            <text:p>10,763501</text:p>
          </table:table-cell>
          <table:table-cell office:value-type="float" office:value="34.286797">
            <text:p>34,286797</text:p>
          </table:table-cell>
          <table:table-cell office:value-type="float" office:value="11.297768">
            <text:p>11,297768</text:p>
          </table:table-cell>
          <table:table-cell office:value-type="float" office:value="51.82806">
            <text:p>51,82806</text:p>
          </table:table-cell>
          <table:table-cell office:value-type="float" office:value="11.892951">
            <text:p>11,892951</text:p>
          </table:table-cell>
          <table:table-cell office:value-type="float" office:value="472.180389">
            <text:p>472,180389</text:p>
          </table:table-cell>
          <table:table-cell office:value-type="float" office:value="18.656757">
            <text:p>18,656757</text:p>
          </table:table-cell>
          <table:table-cell office:value-type="float" office:value="110.960823">
            <text:p>110,960823</text:p>
          </table:table-cell>
          <table:table-cell office:value-type="float" office:value="42.901211">
            <text:p>42,901211</text:p>
          </table:table-cell>
          <table:table-cell table:number-columns-repeated="6" office:value-type="float" office:value="0">
            <text:p>0</text:p>
          </table:table-cell>
          <table:table-cell office:value-type="float" office:value="113.970802">
            <text:p>113,970802</text:p>
          </table:table-cell>
          <table:table-cell office:value-type="float" office:value="22.976728">
            <text:p>22,976728</text:p>
          </table:table-cell>
        </table:table-row>
        <table:table-row table:style-name="ro1">
          <table:table-cell office:value-type="string">
            <text:p>AFR170 <text:s text:c="5"/></text:p>
          </table:table-cell>
          <table:table-cell office:value-type="float" office:value="10332.040039">
            <text:p>10332,040039</text:p>
          </table:table-cell>
          <table:table-cell office:value-type="float" office:value="592.296143">
            <text:p>592,296143</text:p>
          </table:table-cell>
          <table:table-cell office:value-type="float" office:value="4505.928223">
            <text:p>4505,928223</text:p>
          </table:table-cell>
          <table:table-cell office:value-type="float" office:value="608.677734">
            <text:p>608,677734</text:p>
          </table:table-cell>
          <table:table-cell office:value-type="float" office:value="81991.960938">
            <text:p>81991,960938</text:p>
          </table:table-cell>
          <table:table-cell office:value-type="float" office:value="833.333252">
            <text:p>833,333252</text:p>
          </table:table-cell>
          <table:table-cell office:value-type="float" office:value="39319.640625">
            <text:p>39319,640625</text:p>
          </table:table-cell>
          <table:table-cell office:value-type="float" office:value="900.353577">
            <text:p>900,353577</text:p>
          </table:table-cell>
          <table:table-cell office:value-type="float" office:value="1377.339355">
            <text:p>1377,339355</text:p>
          </table:table-cell>
          <table:table-cell office:value-type="float" office:value="66.574318">
            <text:p>66,574318</text:p>
          </table:table-cell>
          <table:table-cell office:value-type="float" office:value="4020.766113">
            <text:p>4020,766113</text:p>
          </table:table-cell>
          <table:table-cell office:value-type="float" office:value="98.124878">
            <text:p>98,124878</text:p>
          </table:table-cell>
          <table:table-cell office:value-type="float" office:value="43563.433594">
            <text:p>43563,433594</text:p>
          </table:table-cell>
          <table:table-cell office:value-type="float" office:value="750.511719">
            <text:p>750,511719</text:p>
          </table:table-cell>
          <table:table-cell office:value-type="float" office:value="41978.390625">
            <text:p>41978,390625</text:p>
          </table:table-cell>
          <table:table-cell office:value-type="float" office:value="590.510864">
            <text:p>590,510864</text:p>
          </table:table-cell>
          <table:table-cell office:value-type="float" office:value="49455.925781">
            <text:p>49455,925781</text:p>
          </table:table-cell>
          <table:table-cell office:value-type="float" office:value="650.367676">
            <text:p>650,367676</text:p>
          </table:table-cell>
          <table:table-cell office:value-type="float" office:value="2330.251953">
            <text:p>2330,251953</text:p>
          </table:table-cell>
          <table:table-cell office:value-type="float" office:value="62.972149">
            <text:p>62,972149</text:p>
          </table:table-cell>
          <table:table-cell office:value-type="float" office:value="20.290154">
            <text:p>20,290154</text:p>
          </table:table-cell>
          <table:table-cell office:value-type="float" office:value="7.525971">
            <text:p>7,525971</text:p>
          </table:table-cell>
          <table:table-cell office:value-type="float" office:value="39.184151">
            <text:p>39,184151</text:p>
          </table:table-cell>
          <table:table-cell office:value-type="float" office:value="8.449971">
            <text:p>8,449971</text:p>
          </table:table-cell>
          <table:table-cell office:value-type="float" office:value="1040.248779">
            <text:p>1040,248779</text:p>
          </table:table-cell>
          <table:table-cell office:value-type="float" office:value="26.079704">
            <text:p>26,079704</text:p>
          </table:table-cell>
          <table:table-cell office:value-type="float" office:value="10279.223633">
            <text:p>10279,223633</text:p>
          </table:table-cell>
          <table:table-cell office:value-type="float" office:value="268.876892">
            <text:p>268,876892</text:p>
          </table:table-cell>
          <table:table-cell office:value-type="float" office:value="65.418556">
            <text:p>65,418556</text:p>
          </table:table-cell>
          <table:table-cell office:value-type="float" office:value="10.533981">
            <text:p>10,533981</text:p>
          </table:table-cell>
          <table:table-cell office:value-type="float" office:value="35.95118">
            <text:p>35,95118</text:p>
          </table:table-cell>
          <table:table-cell office:value-type="float" office:value="16.621262">
            <text:p>16,621262</text:p>
          </table:table-cell>
          <table:table-cell office:value-type="float" office:value="410.703613">
            <text:p>410,703613</text:p>
          </table:table-cell>
          <table:table-cell office:value-type="float" office:value="21.592194">
            <text:p>21,592194</text:p>
          </table:table-cell>
          <table:table-cell office:value-type="float" office:value="223.639771">
            <text:p>223,639771</text:p>
          </table:table-cell>
          <table:table-cell office:value-type="float" office:value="13.211232">
            <text:p>13,211232</text:p>
          </table:table-cell>
          <table:table-cell office:value-type="float" office:value="272.417145">
            <text:p>272,417145</text:p>
          </table:table-cell>
          <table:table-cell office:value-type="float" office:value="14.716337">
            <text:p>14,716337</text:p>
          </table:table-cell>
          <table:table-cell office:value-type="float" office:value="417.398041">
            <text:p>417,398041</text:p>
          </table:table-cell>
          <table:table-cell office:value-type="float" office:value="16.428425">
            <text:p>16,428425</text:p>
          </table:table-cell>
          <table:table-cell office:value-type="float" office:value="225.557297">
            <text:p>225,557297</text:p>
          </table:table-cell>
          <table:table-cell office:value-type="float" office:value="16.207388">
            <text:p>16,207388</text:p>
          </table:table-cell>
          <table:table-cell table:number-columns-repeated="8" office:value-type="float" office:value="0">
            <text:p>0</text:p>
          </table:table-cell>
          <table:table-cell office:value-type="float" office:value="115.352165">
            <text:p>115,352165</text:p>
          </table:table-cell>
          <table:table-cell office:value-type="float" office:value="27.635717">
            <text:p>27,635717</text:p>
          </table:table-cell>
        </table:table-row>
        <table:table-row table:style-name="ro1">
          <table:table-cell office:value-type="string">
            <text:p>AFR171 <text:s text:c="5"/></text:p>
          </table:table-cell>
          <table:table-cell office:value-type="float" office:value="142.008408">
            <text:p>142,008408</text:p>
          </table:table-cell>
          <table:table-cell office:value-type="float" office:value="576.985901">
            <text:p>576,985901</text:p>
          </table:table-cell>
          <table:table-cell office:value-type="float" office:value="413.355865">
            <text:p>413,355865</text:p>
          </table:table-cell>
          <table:table-cell office:value-type="float" office:value="389.873016">
            <text:p>389,873016</text:p>
          </table:table-cell>
          <table:table-cell office:value-type="float" office:value="2292.359375">
            <text:p>2292,359375</text:p>
          </table:table-cell>
          <table:table-cell office:value-type="float" office:value="145.498657">
            <text:p>145,498657</text:p>
          </table:table-cell>
          <table:table-cell office:value-type="float" office:value="3638.138672">
            <text:p>3638,138672</text:p>
          </table:table-cell>
          <table:table-cell office:value-type="float" office:value="120.694138">
            <text:p>120,694138</text:p>
          </table:table-cell>
          <table:table-cell office:value-type="float" office:value="91.342201">
            <text:p>91,342201</text:p>
          </table:table-cell>
          <table:table-cell office:value-type="float" office:value="25.394667">
            <text:p>25,394667</text:p>
          </table:table-cell>
          <table:table-cell office:value-type="float" office:value="2007.570679">
            <text:p>2007,570679</text:p>
          </table:table-cell>
          <table:table-cell office:value-type="float" office:value="51.133656">
            <text:p>51,133656</text:p>
          </table:table-cell>
          <table:table-cell office:value-type="float" office:value="6336.910156">
            <text:p>6336,910156</text:p>
          </table:table-cell>
          <table:table-cell office:value-type="float" office:value="115.836792">
            <text:p>115,836792</text:p>
          </table:table-cell>
          <table:table-cell office:value-type="float" office:value="12684.685547">
            <text:p>12684,685547</text:p>
          </table:table-cell>
          <table:table-cell office:value-type="float" office:value="180.838211">
            <text:p>180,838211</text:p>
          </table:table-cell>
          <table:table-cell office:value-type="float" office:value="1446.130249">
            <text:p>1446,130249</text:p>
          </table:table-cell>
          <table:table-cell office:value-type="float" office:value="25.486032">
            <text:p>25,486032</text:p>
          </table:table-cell>
          <table:table-cell office:value-type="float" office:value="223.781754">
            <text:p>223,781754</text:p>
          </table:table-cell>
          <table:table-cell office:value-type="float" office:value="7.77826">
            <text:p>7,77826</text:p>
          </table:table-cell>
          <table:table-cell table:number-columns-repeated="2" office:value-type="float" office:value="0">
            <text:p>0</text:p>
          </table:table-cell>
          <table:table-cell office:value-type="float" office:value="23.746614">
            <text:p>23,746614</text:p>
          </table:table-cell>
          <table:table-cell office:value-type="float" office:value="7.047117">
            <text:p>7,047117</text:p>
          </table:table-cell>
          <table:table-cell office:value-type="float" office:value="126.560905">
            <text:p>126,560905</text:p>
          </table:table-cell>
          <table:table-cell office:value-type="float" office:value="5.330642">
            <text:p>5,330642</text:p>
          </table:table-cell>
          <table:table-cell office:value-type="float" office:value="616.638794">
            <text:p>616,638794</text:p>
          </table:table-cell>
          <table:table-cell office:value-type="float" office:value="19.639446">
            <text:p>19,639446</text:p>
          </table:table-cell>
          <table:table-cell office:value-type="float" office:value="32.541908">
            <text:p>32,541908</text:p>
          </table:table-cell>
          <table:table-cell office:value-type="float" office:value="6.902396">
            <text:p>6,902396</text:p>
          </table:table-cell>
          <table:table-cell table:number-columns-repeated="2" office:value-type="float" office:value="0">
            <text:p>0</text:p>
          </table:table-cell>
          <table:table-cell office:value-type="float" office:value="123.692085">
            <text:p>123,692085</text:p>
          </table:table-cell>
          <table:table-cell office:value-type="float" office:value="18.191736">
            <text:p>18,191736</text:p>
          </table:table-cell>
          <table:table-cell office:value-type="float" office:value="89.319504">
            <text:p>89,319504</text:p>
          </table:table-cell>
          <table:table-cell office:value-type="float" office:value="8.586601">
            <text:p>8,586601</text:p>
          </table:table-cell>
          <table:table-cell office:value-type="float" office:value="111.1838">
            <text:p>111,1838</text:p>
          </table:table-cell>
          <table:table-cell office:value-type="float" office:value="9.458282">
            <text:p>9,458282</text:p>
          </table:table-cell>
          <table:table-cell office:value-type="float" office:value="34.577042">
            <text:p>34,577042</text:p>
          </table:table-cell>
          <table:table-cell office:value-type="float" office:value="9.374397">
            <text:p>9,374397</text:p>
          </table:table-cell>
          <table:table-cell office:value-type="float" office:value="17.699196">
            <text:p>17,699196</text:p>
          </table:table-cell>
          <table:table-cell office:value-type="float" office:value="9.839374">
            <text:p>9,839374</text:p>
          </table:table-cell>
          <table:table-cell office:value-type="float" office:value="20.205467">
            <text:p>20,205467</text:p>
          </table:table-cell>
          <table:table-cell office:value-type="float" office:value="43.394993">
            <text:p>43,394993</text:p>
          </table:table-cell>
          <table:table-cell table:number-columns-repeated="6" office:value-type="float" office:value="0">
            <text:p>0</text:p>
          </table:table-cell>
          <table:table-cell office:value-type="float" office:value="62.909981">
            <text:p>62,909981</text:p>
          </table:table-cell>
          <table:table-cell office:value-type="float" office:value="18.514706">
            <text:p>18,514706</text:p>
          </table:table-cell>
        </table:table-row>
        <table:table-row table:style-name="ro1">
          <table:table-cell office:value-type="string">
            <text:p>AFR17 <text:s text:c="6"/></text:p>
          </table:table-cell>
          <table:table-cell office:value-type="float" office:value="3067.732666">
            <text:p>3067,732666</text:p>
          </table:table-cell>
          <table:table-cell office:value-type="float" office:value="653.096558">
            <text:p>653,096558</text:p>
          </table:table-cell>
          <table:table-cell office:value-type="float" office:value="3812.758301">
            <text:p>3812,758301</text:p>
          </table:table-cell>
          <table:table-cell office:value-type="float" office:value="452.013763">
            <text:p>452,013763</text:p>
          </table:table-cell>
          <table:table-cell office:value-type="float" office:value="9545.058594">
            <text:p>9545,058594</text:p>
          </table:table-cell>
          <table:table-cell office:value-type="float" office:value="287.538513">
            <text:p>287,538513</text:p>
          </table:table-cell>
          <table:table-cell office:value-type="float" office:value="23864.128906">
            <text:p>23864,128906</text:p>
          </table:table-cell>
          <table:table-cell office:value-type="float" office:value="555.521057">
            <text:p>555,521057</text:p>
          </table:table-cell>
          <table:table-cell office:value-type="float" office:value="358.061859">
            <text:p>358,061859</text:p>
          </table:table-cell>
          <table:table-cell office:value-type="float" office:value="34.845039">
            <text:p>34,845039</text:p>
          </table:table-cell>
          <table:table-cell office:value-type="float" office:value="3774.327393">
            <text:p>3774,327393</text:p>
          </table:table-cell>
          <table:table-cell office:value-type="float" office:value="84.249527">
            <text:p>84,249527</text:p>
          </table:table-cell>
          <table:table-cell office:value-type="float" office:value="4549.540039">
            <text:p>4549,540039</text:p>
          </table:table-cell>
          <table:table-cell office:value-type="float" office:value="86.288536">
            <text:p>86,288536</text:p>
          </table:table-cell>
          <table:table-cell office:value-type="float" office:value="6529.294922">
            <text:p>6529,294922</text:p>
          </table:table-cell>
          <table:table-cell office:value-type="float" office:value="95.405472">
            <text:p>95,405472</text:p>
          </table:table-cell>
          <table:table-cell office:value-type="float" office:value="18700.517578">
            <text:p>18700,517578</text:p>
          </table:table-cell>
          <table:table-cell office:value-type="float" office:value="247.984894">
            <text:p>247,984894</text:p>
          </table:table-cell>
          <table:table-cell office:value-type="float" office:value="910.990479">
            <text:p>910,990479</text:p>
          </table:table-cell>
          <table:table-cell office:value-type="float" office:value="25.233501">
            <text:p>25,233501</text:p>
          </table:table-cell>
          <table:table-cell office:value-type="float" office:value="33.779446">
            <text:p>33,779446</text:p>
          </table:table-cell>
          <table:table-cell office:value-type="float" office:value="4.943017">
            <text:p>4,943017</text:p>
          </table:table-cell>
          <table:table-cell office:value-type="float" office:value="22.80254">
            <text:p>22,80254</text:p>
          </table:table-cell>
          <table:table-cell office:value-type="float" office:value="7.098287">
            <text:p>7,098287</text:p>
          </table:table-cell>
          <table:table-cell office:value-type="float" office:value="131.976059">
            <text:p>131,976059</text:p>
          </table:table-cell>
          <table:table-cell office:value-type="float" office:value="5.435459">
            <text:p>5,435459</text:p>
          </table:table-cell>
          <table:table-cell office:value-type="float" office:value="5680.088867">
            <text:p>5680,088867</text:p>
          </table:table-cell>
          <table:table-cell office:value-type="float" office:value="149.401886">
            <text:p>149,401886</text:p>
          </table:table-cell>
          <table:table-cell office:value-type="float" office:value="47.378113">
            <text:p>47,378113</text:p>
          </table:table-cell>
          <table:table-cell office:value-type="float" office:value="6.90308">
            <text:p>6,90308</text:p>
          </table:table-cell>
          <table:table-cell table:number-columns-repeated="2" office:value-type="float" office:value="0">
            <text:p>0</text:p>
          </table:table-cell>
          <table:table-cell office:value-type="float" office:value="179.273117">
            <text:p>179,273117</text:p>
          </table:table-cell>
          <table:table-cell office:value-type="float" office:value="18.371712">
            <text:p>18,371712</text:p>
          </table:table-cell>
          <table:table-cell office:value-type="float" office:value="31.520332">
            <text:p>31,520332</text:p>
          </table:table-cell>
          <table:table-cell office:value-type="float" office:value="7.874193">
            <text:p>7,874193</text:p>
          </table:table-cell>
          <table:table-cell office:value-type="float" office:value="56.478851">
            <text:p>56,478851</text:p>
          </table:table-cell>
          <table:table-cell office:value-type="float" office:value="8.640748">
            <text:p>8,640748</text:p>
          </table:table-cell>
          <table:table-cell office:value-type="float" office:value="148.97847">
            <text:p>148,97847</text:p>
          </table:table-cell>
          <table:table-cell office:value-type="float" office:value="9.53605">
            <text:p>9,53605</text:p>
          </table:table-cell>
          <table:table-cell office:value-type="float" office:value="69.293182">
            <text:p>69,293182</text:p>
          </table:table-cell>
          <table:table-cell office:value-type="float" office:value="9.684728">
            <text:p>9,684728</text:p>
          </table:table-cell>
          <table:table-cell table:number-columns-repeated="8" office:value-type="float" office:value="0">
            <text:p>0</text:p>
          </table:table-cell>
          <table:table-cell office:value-type="float" office:value="66.267143">
            <text:p>66,267143</text:p>
          </table:table-cell>
          <table:table-cell office:value-type="float" office:value="17.411301">
            <text:p>17,411301</text:p>
          </table:table-cell>
        </table:table-row>
        <table:table-row table:style-name="ro1">
          <table:table-cell office:value-type="string">
            <text:p>AFR172 <text:s text:c="5"/></text:p>
          </table:table-cell>
          <table:table-cell office:value-type="float" office:value="7779.0625">
            <text:p>7779,0625</text:p>
          </table:table-cell>
          <table:table-cell office:value-type="float" office:value="694.667664">
            <text:p>694,667664</text:p>
          </table:table-cell>
          <table:table-cell office:value-type="float" office:value="3289.419922">
            <text:p>3289,419922</text:p>
          </table:table-cell>
          <table:table-cell office:value-type="float" office:value="705.144592">
            <text:p>705,144592</text:p>
          </table:table-cell>
          <table:table-cell office:value-type="float" office:value="167244.515625">
            <text:p>167244,515625</text:p>
          </table:table-cell>
          <table:table-cell office:value-type="float" office:value="1682.351563">
            <text:p>1682,351563</text:p>
          </table:table-cell>
          <table:table-cell office:value-type="float" office:value="78908.179688">
            <text:p>78908,179688</text:p>
          </table:table-cell>
          <table:table-cell office:value-type="float" office:value="1775.290039">
            <text:p>1775,290039</text:p>
          </table:table-cell>
          <table:table-cell office:value-type="float" office:value="1848.374146">
            <text:p>1848,374146</text:p>
          </table:table-cell>
          <table:table-cell office:value-type="float" office:value="89.406761">
            <text:p>89,406761</text:p>
          </table:table-cell>
          <table:table-cell office:value-type="float" office:value="7796.842285">
            <text:p>7796,842285</text:p>
          </table:table-cell>
          <table:table-cell office:value-type="float" office:value="175.209854">
            <text:p>175,209854</text:p>
          </table:table-cell>
          <table:table-cell office:value-type="float" office:value="104162.90625">
            <text:p>104162,90625</text:p>
          </table:table-cell>
          <table:table-cell office:value-type="float" office:value="1784.653564">
            <text:p>1784,653564</text:p>
          </table:table-cell>
          <table:table-cell office:value-type="float" office:value="73289.96875">
            <text:p>73289,96875</text:p>
          </table:table-cell>
          <table:table-cell office:value-type="float" office:value="1028.725342">
            <text:p>1028,725342</text:p>
          </table:table-cell>
          <table:table-cell office:value-type="float" office:value="56263.417969">
            <text:p>56263,417969</text:p>
          </table:table-cell>
          <table:table-cell office:value-type="float" office:value="740.292969">
            <text:p>740,292969</text:p>
          </table:table-cell>
          <table:table-cell office:value-type="float" office:value="3840.010498">
            <text:p>3840,010498</text:p>
          </table:table-cell>
          <table:table-cell office:value-type="float" office:value="103.228699">
            <text:p>103,228699</text:p>
          </table:table-cell>
          <table:table-cell office:value-type="float" office:value="18.881039">
            <text:p>18,881039</text:p>
          </table:table-cell>
          <table:table-cell office:value-type="float" office:value="9.732697">
            <text:p>9,732697</text:p>
          </table:table-cell>
          <table:table-cell office:value-type="float" office:value="22.606985">
            <text:p>22,606985</text:p>
          </table:table-cell>
          <table:table-cell office:value-type="float" office:value="9.460366">
            <text:p>9,460366</text:p>
          </table:table-cell>
          <table:table-cell office:value-type="float" office:value="2050.647949">
            <text:p>2050,647949</text:p>
          </table:table-cell>
          <table:table-cell office:value-type="float" office:value="50.074936">
            <text:p>50,074936</text:p>
          </table:table-cell>
          <table:table-cell office:value-type="float" office:value="10071.882813">
            <text:p>10071,882813</text:p>
          </table:table-cell>
          <table:table-cell office:value-type="float" office:value="263.702301">
            <text:p>263,702301</text:p>
          </table:table-cell>
          <table:table-cell office:value-type="float" office:value="66.007637">
            <text:p>66,007637</text:p>
          </table:table-cell>
          <table:table-cell office:value-type="float" office:value="13.051345">
            <text:p>13,051345</text:p>
          </table:table-cell>
          <table:table-cell office:value-type="float" office:value="84.136871">
            <text:p>84,136871</text:p>
          </table:table-cell>
          <table:table-cell office:value-type="float" office:value="18.86101">
            <text:p>18,86101</text:p>
          </table:table-cell>
          <table:table-cell office:value-type="float" office:value="635.619812">
            <text:p>635,619812</text:p>
          </table:table-cell>
          <table:table-cell office:value-type="float" office:value="25.033506">
            <text:p>25,033506</text:p>
          </table:table-cell>
          <table:table-cell office:value-type="float" office:value="471.192688">
            <text:p>471,192688</text:p>
          </table:table-cell>
          <table:table-cell office:value-type="float" office:value="18.321806">
            <text:p>18,321806</text:p>
          </table:table-cell>
          <table:table-cell office:value-type="float" office:value="432.844482">
            <text:p>432,844482</text:p>
          </table:table-cell>
          <table:table-cell office:value-type="float" office:value="19.060867">
            <text:p>19,060867</text:p>
          </table:table-cell>
          <table:table-cell office:value-type="float" office:value="586.666077">
            <text:p>586,666077</text:p>
          </table:table-cell>
          <table:table-cell office:value-type="float" office:value="21.381327">
            <text:p>21,381327</text:p>
          </table:table-cell>
          <table:table-cell office:value-type="float" office:value="261.330383">
            <text:p>261,330383</text:p>
          </table:table-cell>
          <table:table-cell office:value-type="float" office:value="20.219286">
            <text:p>20,219286</text:p>
          </table:table-cell>
          <table:table-cell office:value-type="float" office:value="703.231567">
            <text:p>703,231567</text:p>
          </table:table-cell>
          <table:table-cell office:value-type="float" office:value="132.015762">
            <text:p>132,015762</text:p>
          </table:table-cell>
          <table:table-cell table:number-columns-repeated="6" office:value-type="float" office:value="0">
            <text:p>0</text:p>
          </table:table-cell>
          <table:table-cell office:value-type="float" office:value="221.042221">
            <text:p>221,042221</text:p>
          </table:table-cell>
          <table:table-cell office:value-type="float" office:value="35.409252">
            <text:p>35,409252</text:p>
          </table:table-cell>
        </table:table-row>
        <table:table-row table:style-name="ro1">
          <table:table-cell office:value-type="string">
            <text:p>AFR173 <text:s text:c="5"/></text:p>
          </table:table-cell>
          <table:table-cell office:value-type="float" office:value="9011.198242">
            <text:p>9011,198242</text:p>
          </table:table-cell>
          <table:table-cell office:value-type="float" office:value="564.456116">
            <text:p>564,456116</text:p>
          </table:table-cell>
          <table:table-cell office:value-type="float" office:value="3847.249268">
            <text:p>3847,249268</text:p>
          </table:table-cell>
          <table:table-cell office:value-type="float" office:value="578.662842">
            <text:p>578,662842</text:p>
          </table:table-cell>
          <table:table-cell office:value-type="float" office:value="95933.367188">
            <text:p>95933,367188</text:p>
          </table:table-cell>
          <table:table-cell office:value-type="float" office:value="969.517212">
            <text:p>969,517212</text:p>
          </table:table-cell>
          <table:table-cell office:value-type="float" office:value="46155.734375">
            <text:p>46155,734375</text:p>
          </table:table-cell>
          <table:table-cell office:value-type="float" office:value="1046.640137">
            <text:p>1046,640137</text:p>
          </table:table-cell>
          <table:table-cell office:value-type="float" office:value="1312.37085">
            <text:p>1312,37085</text:p>
          </table:table-cell>
          <table:table-cell office:value-type="float" office:value="64.220955">
            <text:p>64,220955</text:p>
          </table:table-cell>
          <table:table-cell office:value-type="float" office:value="4000.231445">
            <text:p>4000,231445</text:p>
          </table:table-cell>
          <table:table-cell office:value-type="float" office:value="97.590569">
            <text:p>97,590569</text:p>
          </table:table-cell>
          <table:table-cell office:value-type="float" office:value="55680.121094">
            <text:p>55680,121094</text:p>
          </table:table-cell>
          <table:table-cell office:value-type="float" office:value="956.177307">
            <text:p>956,177307</text:p>
          </table:table-cell>
          <table:table-cell office:value-type="float" office:value="49578.058594">
            <text:p>49578,058594</text:p>
          </table:table-cell>
          <table:table-cell office:value-type="float" office:value="696.282593">
            <text:p>696,282593</text:p>
          </table:table-cell>
          <table:table-cell office:value-type="float" office:value="42523.625">
            <text:p>42523,625</text:p>
          </table:table-cell>
          <table:table-cell office:value-type="float" office:value="559.510864">
            <text:p>559,510864</text:p>
          </table:table-cell>
          <table:table-cell office:value-type="float" office:value="2477.256836">
            <text:p>2477,256836</text:p>
          </table:table-cell>
          <table:table-cell office:value-type="float" office:value="66.758026">
            <text:p>66,758026</text:p>
          </table:table-cell>
          <table:table-cell office:value-type="float" office:value="2.157592">
            <text:p>2,157592</text:p>
          </table:table-cell>
          <table:table-cell office:value-type="float" office:value="7.297867">
            <text:p>7,297867</text:p>
          </table:table-cell>
          <table:table-cell office:value-type="float" office:value="20.22065">
            <text:p>20,22065</text:p>
          </table:table-cell>
          <table:table-cell office:value-type="float" office:value="8.115651">
            <text:p>8,115651</text:p>
          </table:table-cell>
          <table:table-cell office:value-type="float" office:value="2287.219482">
            <text:p>2287,219482</text:p>
          </table:table-cell>
          <table:table-cell office:value-type="float" office:value="55.241955">
            <text:p>55,241955</text:p>
          </table:table-cell>
          <table:table-cell office:value-type="float" office:value="6102.091309">
            <text:p>6102,091309</text:p>
          </table:table-cell>
          <table:table-cell office:value-type="float" office:value="160.513016">
            <text:p>160,513016</text:p>
          </table:table-cell>
          <table:table-cell office:value-type="float" office:value="58.368889">
            <text:p>58,368889</text:p>
          </table:table-cell>
          <table:table-cell office:value-type="float" office:value="9.934515">
            <text:p>9,934515</text:p>
          </table:table-cell>
          <table:table-cell office:value-type="float" office:value="39.177326">
            <text:p>39,177326</text:p>
          </table:table-cell>
          <table:table-cell office:value-type="float" office:value="16.246605">
            <text:p>16,246605</text:p>
          </table:table-cell>
          <table:table-cell office:value-type="float" office:value="212.348862">
            <text:p>212,348862</text:p>
          </table:table-cell>
          <table:table-cell office:value-type="float" office:value="19.913908">
            <text:p>19,913908</text:p>
          </table:table-cell>
          <table:table-cell office:value-type="float" office:value="128.489914">
            <text:p>128,489914</text:p>
          </table:table-cell>
          <table:table-cell office:value-type="float" office:value="12.14044">
            <text:p>12,14044</text:p>
          </table:table-cell>
          <table:table-cell office:value-type="float" office:value="270.765564">
            <text:p>270,765564</text:p>
          </table:table-cell>
          <table:table-cell office:value-type="float" office:value="14.055151">
            <text:p>14,055151</text:p>
          </table:table-cell>
          <table:table-cell office:value-type="float" office:value="510.2052">
            <text:p>510,2052</text:p>
          </table:table-cell>
          <table:table-cell office:value-type="float" office:value="16.882673">
            <text:p>16,882673</text:p>
          </table:table-cell>
          <table:table-cell office:value-type="float" office:value="130.944092">
            <text:p>130,944092</text:p>
          </table:table-cell>
          <table:table-cell office:value-type="float" office:value="14.596721">
            <text:p>14,596721</text:p>
          </table:table-cell>
          <table:table-cell office:value-type="float" office:value="274.066803">
            <text:p>274,066803</text:p>
          </table:table-cell>
          <table:table-cell office:value-type="float" office:value="88.889061">
            <text:p>88,889061</text:p>
          </table:table-cell>
          <table:table-cell table:number-columns-repeated="6" office:value-type="float" office:value="0">
            <text:p>0</text:p>
          </table:table-cell>
          <table:table-cell office:value-type="float" office:value="231.635056">
            <text:p>231,635056</text:p>
          </table:table-cell>
          <table:table-cell office:value-type="float" office:value="26.927395">
            <text:p>26,927395</text:p>
          </table:table-cell>
        </table:table-row>
        <table:table-row table:style-name="ro1">
          <table:table-cell office:value-type="string">
            <text:p>AFR174 <text:s text:c="5"/></text:p>
          </table:table-cell>
          <table:table-cell office:value-type="float" office:value="355.021027">
            <text:p>355,021027</text:p>
          </table:table-cell>
          <table:table-cell office:value-type="float" office:value="666.080139">
            <text:p>666,080139</text:p>
          </table:table-cell>
          <table:table-cell office:value-type="float" office:value="1420.534912">
            <text:p>1420,534912</text:p>
          </table:table-cell>
          <table:table-cell office:value-type="float" office:value="437.698151">
            <text:p>437,698151</text:p>
          </table:table-cell>
          <table:table-cell office:value-type="float" office:value="5316.690918">
            <text:p>5316,690918</text:p>
          </table:table-cell>
          <table:table-cell office:value-type="float" office:value="205.13208">
            <text:p>205,13208</text:p>
          </table:table-cell>
          <table:table-cell office:value-type="float" office:value="13208.850586">
            <text:p>13208,850586</text:p>
          </table:table-cell>
          <table:table-cell office:value-type="float" office:value="322.880066">
            <text:p>322,880066</text:p>
          </table:table-cell>
          <table:table-cell office:value-type="float" office:value="588.750244">
            <text:p>588,750244</text:p>
          </table:table-cell>
          <table:table-cell office:value-type="float" office:value="36.22559">
            <text:p>36,22559</text:p>
          </table:table-cell>
          <table:table-cell office:value-type="float" office:value="2018.216797">
            <text:p>2018,216797</text:p>
          </table:table-cell>
          <table:table-cell office:value-type="float" office:value="53.071823">
            <text:p>53,071823</text:p>
          </table:table-cell>
          <table:table-cell office:value-type="float" office:value="8095.479492">
            <text:p>8095,479492</text:p>
          </table:table-cell>
          <table:table-cell office:value-type="float" office:value="145.6828">
            <text:p>145,6828</text:p>
          </table:table-cell>
          <table:table-cell office:value-type="float" office:value="15029.366211">
            <text:p>15029,366211</text:p>
          </table:table-cell>
          <table:table-cell office:value-type="float" office:value="213.66452">
            <text:p>213,66452</text:p>
          </table:table-cell>
          <table:table-cell office:value-type="float" office:value="10047.491211">
            <text:p>10047,491211</text:p>
          </table:table-cell>
          <table:table-cell office:value-type="float" office:value="135.585739">
            <text:p>135,585739</text:p>
          </table:table-cell>
          <table:table-cell office:value-type="float" office:value="756.858826">
            <text:p>756,858826</text:p>
          </table:table-cell>
          <table:table-cell office:value-type="float" office:value="21.279785">
            <text:p>21,279785</text:p>
          </table:table-cell>
          <table:table-cell office:value-type="float" office:value="10.817214">
            <text:p>10,817214</text:p>
          </table:table-cell>
          <table:table-cell office:value-type="float" office:value="5.050799">
            <text:p>5,050799</text:p>
          </table:table-cell>
          <table:table-cell office:value-type="float" office:value="63.25779">
            <text:p>63,25779</text:p>
          </table:table-cell>
          <table:table-cell office:value-type="float" office:value="7.462284">
            <text:p>7,462284</text:p>
          </table:table-cell>
          <table:table-cell office:value-type="float" office:value="353.605927">
            <text:p>353,605927</text:p>
          </table:table-cell>
          <table:table-cell office:value-type="float" office:value="9.961496">
            <text:p>9,961496</text:p>
          </table:table-cell>
          <table:table-cell office:value-type="float" office:value="1935.414673">
            <text:p>1935,414673</text:p>
          </table:table-cell>
          <table:table-cell office:value-type="float" office:value="52.72224">
            <text:p>52,72224</text:p>
          </table:table-cell>
          <table:table-cell office:value-type="float" office:value="68.144226">
            <text:p>68,144226</text:p>
          </table:table-cell>
          <table:table-cell office:value-type="float" office:value="7.759311">
            <text:p>7,759311</text:p>
          </table:table-cell>
          <table:table-cell table:number-columns-repeated="2" office:value-type="float" office:value="0">
            <text:p>0</text:p>
          </table:table-cell>
          <table:table-cell office:value-type="float" office:value="174.751785">
            <text:p>174,751785</text:p>
          </table:table-cell>
          <table:table-cell office:value-type="float" office:value="18.654722">
            <text:p>18,654722</text:p>
          </table:table-cell>
          <table:table-cell office:value-type="float" office:value="82.517242">
            <text:p>82,517242</text:p>
          </table:table-cell>
          <table:table-cell office:value-type="float" office:value="9.086577">
            <text:p>9,086577</text:p>
          </table:table-cell>
          <table:table-cell office:value-type="float" office:value="78.623169">
            <text:p>78,623169</text:p>
          </table:table-cell>
          <table:table-cell office:value-type="float" office:value="9.854821">
            <text:p>9,854821</text:p>
          </table:table-cell>
          <table:table-cell office:value-type="float" office:value="112.256622">
            <text:p>112,256622</text:p>
          </table:table-cell>
          <table:table-cell office:value-type="float" office:value="10.282056">
            <text:p>10,282056</text:p>
          </table:table-cell>
          <table:table-cell office:value-type="float" office:value="73.053917">
            <text:p>73,053917</text:p>
          </table:table-cell>
          <table:table-cell office:value-type="float" office:value="10.794884">
            <text:p>10,794884</text:p>
          </table:table-cell>
          <table:table-cell table:number-columns-repeated="8" office:value-type="float" office:value="0">
            <text:p>0</text:p>
          </table:table-cell>
          <table:table-cell office:value-type="float" office:value="66.859695">
            <text:p>66,859695</text:p>
          </table:table-cell>
          <table:table-cell office:value-type="float" office:value="19.707495">
            <text:p>19,707495</text:p>
          </table:table-cell>
        </table:table-row>
        <table:table-row table:style-name="ro1">
          <table:table-cell office:value-type="string">
            <text:p>AFR175 <text:s text:c="5"/></text:p>
          </table:table-cell>
          <table:table-cell office:value-type="float" office:value="13089.667969">
            <text:p>13089,667969</text:p>
          </table:table-cell>
          <table:table-cell office:value-type="float" office:value="603.936401">
            <text:p>603,936401</text:p>
          </table:table-cell>
          <table:table-cell office:value-type="float" office:value="5797.820801">
            <text:p>5797,820801</text:p>
          </table:table-cell>
          <table:table-cell office:value-type="float" office:value="620.516968">
            <text:p>620,516968</text:p>
          </table:table-cell>
          <table:table-cell office:value-type="float" office:value="59659.125">
            <text:p>59659,125</text:p>
          </table:table-cell>
          <table:table-cell office:value-type="float" office:value="612.798828">
            <text:p>612,798828</text:p>
          </table:table-cell>
          <table:table-cell office:value-type="float" office:value="29683.994141">
            <text:p>29683,994141</text:p>
          </table:table-cell>
          <table:table-cell office:value-type="float" office:value="688.883972">
            <text:p>688,883972</text:p>
          </table:table-cell>
          <table:table-cell office:value-type="float" office:value="1952.889648">
            <text:p>1952,889648</text:p>
          </table:table-cell>
          <table:table-cell office:value-type="float" office:value="72.352516">
            <text:p>72,352516</text:p>
          </table:table-cell>
          <table:table-cell office:value-type="float" office:value="5460.383301">
            <text:p>5460,383301</text:p>
          </table:table-cell>
          <table:table-cell office:value-type="float" office:value="122.76136">
            <text:p>122,76136</text:p>
          </table:table-cell>
          <table:table-cell office:value-type="float" office:value="47111.722656">
            <text:p>47111,722656</text:p>
          </table:table-cell>
          <table:table-cell office:value-type="float" office:value="810.495178">
            <text:p>810,495178</text:p>
          </table:table-cell>
          <table:table-cell office:value-type="float" office:value="47687.925781">
            <text:p>47687,925781</text:p>
          </table:table-cell>
          <table:table-cell office:value-type="float" office:value="669.924927">
            <text:p>669,924927</text:p>
          </table:table-cell>
          <table:table-cell office:value-type="float" office:value="35595.5625">
            <text:p>35595,5625</text:p>
          </table:table-cell>
          <table:table-cell office:value-type="float" office:value="469.230835">
            <text:p>469,230835</text:p>
          </table:table-cell>
          <table:table-cell office:value-type="float" office:value="2328.550293">
            <text:p>2328,550293</text:p>
          </table:table-cell>
          <table:table-cell office:value-type="float" office:value="62.856529">
            <text:p>62,856529</text:p>
          </table:table-cell>
          <table:table-cell office:value-type="float" office:value="4.124808">
            <text:p>4,124808</text:p>
          </table:table-cell>
          <table:table-cell office:value-type="float" office:value="7.361665">
            <text:p>7,361665</text:p>
          </table:table-cell>
          <table:table-cell office:value-type="float" office:value="16.899473">
            <text:p>16,899473</text:p>
          </table:table-cell>
          <table:table-cell office:value-type="float" office:value="8.280081">
            <text:p>8,280081</text:p>
          </table:table-cell>
          <table:table-cell office:value-type="float" office:value="1121.656982">
            <text:p>1121,656982</text:p>
          </table:table-cell>
          <table:table-cell office:value-type="float" office:value="27.894855">
            <text:p>27,894855</text:p>
          </table:table-cell>
          <table:table-cell office:value-type="float" office:value="6932.702637">
            <text:p>6932,702637</text:p>
          </table:table-cell>
          <table:table-cell office:value-type="float" office:value="182.05748">
            <text:p>182,05748</text:p>
          </table:table-cell>
          <table:table-cell office:value-type="float" office:value="64.154266">
            <text:p>64,154266</text:p>
          </table:table-cell>
          <table:table-cell office:value-type="float" office:value="10.403695">
            <text:p>10,403695</text:p>
          </table:table-cell>
          <table:table-cell office:value-type="float" office:value="57.85289">
            <text:p>57,85289</text:p>
          </table:table-cell>
          <table:table-cell office:value-type="float" office:value="16.666525">
            <text:p>16,666525</text:p>
          </table:table-cell>
          <table:table-cell office:value-type="float" office:value="226.30014">
            <text:p>226,30014</text:p>
          </table:table-cell>
          <table:table-cell office:value-type="float" office:value="20.215534">
            <text:p>20,215534</text:p>
          </table:table-cell>
          <table:table-cell office:value-type="float" office:value="357.949463">
            <text:p>357,949463</text:p>
          </table:table-cell>
          <table:table-cell office:value-type="float" office:value="14.170358">
            <text:p>14,170358</text:p>
          </table:table-cell>
          <table:table-cell office:value-type="float" office:value="279.742798">
            <text:p>279,742798</text:p>
          </table:table-cell>
          <table:table-cell office:value-type="float" office:value="14.671229">
            <text:p>14,671229</text:p>
          </table:table-cell>
          <table:table-cell office:value-type="float" office:value="328.657257">
            <text:p>328,657257</text:p>
          </table:table-cell>
          <table:table-cell office:value-type="float" office:value="15.452868">
            <text:p>15,452868</text:p>
          </table:table-cell>
          <table:table-cell office:value-type="float" office:value="149.465393">
            <text:p>149,465393</text:p>
          </table:table-cell>
          <table:table-cell office:value-type="float" office:value="15.315057">
            <text:p>15,315057</text:p>
          </table:table-cell>
          <table:table-cell office:value-type="float" office:value="69.733017">
            <text:p>69,733017</text:p>
          </table:table-cell>
          <table:table-cell office:value-type="float" office:value="85.322472">
            <text:p>85,322472</text:p>
          </table:table-cell>
          <table:table-cell table:number-columns-repeated="6" office:value-type="float" office:value="0">
            <text:p>0</text:p>
          </table:table-cell>
          <table:table-cell office:value-type="float" office:value="99.443237">
            <text:p>99,443237</text:p>
          </table:table-cell>
          <table:table-cell office:value-type="float" office:value="27.367968">
            <text:p>27,367968</text:p>
          </table:table-cell>
        </table:table-row>
        <table:table-row table:style-name="ro1">
          <table:table-cell office:value-type="string">
            <text:p>AFR176 <text:s text:c="5"/></text:p>
          </table:table-cell>
          <table:table-cell office:value-type="float" office:value="6039.350586">
            <text:p>6039,350586</text:p>
          </table:table-cell>
          <table:table-cell office:value-type="float" office:value="471.408234">
            <text:p>471,408234</text:p>
          </table:table-cell>
          <table:table-cell office:value-type="float" office:value="2571.479004">
            <text:p>2571,479004</text:p>
          </table:table-cell>
          <table:table-cell office:value-type="float" office:value="480.693573">
            <text:p>480,693573</text:p>
          </table:table-cell>
          <table:table-cell office:value-type="float" office:value="33219.105469">
            <text:p>33219,105469</text:p>
          </table:table-cell>
          <table:table-cell office:value-type="float" office:value="349.335358">
            <text:p>349,335358</text:p>
          </table:table-cell>
          <table:table-cell office:value-type="float" office:value="16197.999023">
            <text:p>16197,999023</text:p>
          </table:table-cell>
          <table:table-cell office:value-type="float" office:value="389.191528">
            <text:p>389,191528</text:p>
          </table:table-cell>
          <table:table-cell office:value-type="float" office:value="644.149963">
            <text:p>644,149963</text:p>
          </table:table-cell>
          <table:table-cell office:value-type="float" office:value="42.546509">
            <text:p>42,546509</text:p>
          </table:table-cell>
          <table:table-cell office:value-type="float" office:value="3338.66748">
            <text:p>3338,66748</text:p>
          </table:table-cell>
          <table:table-cell office:value-type="float" office:value="78.926895">
            <text:p>78,926895</text:p>
          </table:table-cell>
          <table:table-cell office:value-type="float" office:value="20020.365234">
            <text:p>20020,365234</text:p>
          </table:table-cell>
          <table:table-cell office:value-type="float" office:value="348.571808">
            <text:p>348,571808</text:p>
          </table:table-cell>
          <table:table-cell office:value-type="float" office:value="25567.160156">
            <text:p>25567,160156</text:p>
          </table:table-cell>
          <table:table-cell office:value-type="float" office:value="360.720154">
            <text:p>360,720154</text:p>
          </table:table-cell>
          <table:table-cell office:value-type="float" office:value="15272.753906">
            <text:p>15272,753906</text:p>
          </table:table-cell>
          <table:table-cell office:value-type="float" office:value="203.748138">
            <text:p>203,748138</text:p>
          </table:table-cell>
          <table:table-cell office:value-type="float" office:value="692.029175">
            <text:p>692,029175</text:p>
          </table:table-cell>
          <table:table-cell office:value-type="float" office:value="19.728188">
            <text:p>19,728188</text:p>
          </table:table-cell>
          <table:table-cell office:value-type="float" office:value="21.119396">
            <text:p>21,119396</text:p>
          </table:table-cell>
          <table:table-cell office:value-type="float" office:value="5.636318">
            <text:p>5,636318</text:p>
          </table:table-cell>
          <table:table-cell office:value-type="float" office:value="37.817776">
            <text:p>37,817776</text:p>
          </table:table-cell>
          <table:table-cell office:value-type="float" office:value="7.647335">
            <text:p>7,647335</text:p>
          </table:table-cell>
          <table:table-cell office:value-type="float" office:value="428.250183">
            <text:p>428,250183</text:p>
          </table:table-cell>
          <table:table-cell office:value-type="float" office:value="11.807611">
            <text:p>11,807611</text:p>
          </table:table-cell>
          <table:table-cell office:value-type="float" office:value="3405.116211">
            <text:p>3405,116211</text:p>
          </table:table-cell>
          <table:table-cell office:value-type="float" office:value="90.616821">
            <text:p>90,616821</text:p>
          </table:table-cell>
          <table:table-cell office:value-type="float" office:value="56.947807">
            <text:p>56,947807</text:p>
          </table:table-cell>
          <table:table-cell office:value-type="float" office:value="8.652373">
            <text:p>8,652373</text:p>
          </table:table-cell>
          <table:table-cell office:value-type="float" office:value="1.874551">
            <text:p>1,874551</text:p>
          </table:table-cell>
          <table:table-cell office:value-type="float" office:value="15.171631">
            <text:p>15,171631</text:p>
          </table:table-cell>
          <table:table-cell office:value-type="float" office:value="236.048569">
            <text:p>236,048569</text:p>
          </table:table-cell>
          <table:table-cell office:value-type="float" office:value="19.415245">
            <text:p>19,415245</text:p>
          </table:table-cell>
          <table:table-cell office:value-type="float" office:value="200.616653">
            <text:p>200,616653</text:p>
          </table:table-cell>
          <table:table-cell office:value-type="float" office:value="10.886441">
            <text:p>10,886441</text:p>
          </table:table-cell>
          <table:table-cell office:value-type="float" office:value="182.239365">
            <text:p>182,239365</text:p>
          </table:table-cell>
          <table:table-cell office:value-type="float" office:value="11.669064">
            <text:p>11,669064</text:p>
          </table:table-cell>
          <table:table-cell office:value-type="float" office:value="133.293884">
            <text:p>133,293884</text:p>
          </table:table-cell>
          <table:table-cell office:value-type="float" office:value="11.676479">
            <text:p>11,676479</text:p>
          </table:table-cell>
          <table:table-cell office:value-type="float" office:value="39.486111">
            <text:p>39,486111</text:p>
          </table:table-cell>
          <table:table-cell office:value-type="float" office:value="11.9854">
            <text:p>11,9854</text:p>
          </table:table-cell>
          <table:table-cell office:value-type="float" office:value="84.4814">
            <text:p>84,4814</text:p>
          </table:table-cell>
          <table:table-cell office:value-type="float" office:value="60.380119">
            <text:p>60,380119</text:p>
          </table:table-cell>
          <table:table-cell table:number-columns-repeated="6" office:value-type="float" office:value="0">
            <text:p>0</text:p>
          </table:table-cell>
          <table:table-cell office:value-type="float" office:value="61.370789">
            <text:p>61,370789</text:p>
          </table:table-cell>
          <table:table-cell office:value-type="float" office:value="22.240318">
            <text:p>22,240318</text:p>
          </table:table-cell>
        </table:table-row>
        <table:table-row table:style-name="ro1">
          <table:table-cell office:value-type="string">
            <text:p>AFR177 <text:s text:c="5"/></text:p>
          </table:table-cell>
          <table:table-cell office:value-type="float" office:value="567.441895">
            <text:p>567,441895</text:p>
          </table:table-cell>
          <table:table-cell office:value-type="float" office:value="568.68689">
            <text:p>568,68689</text:p>
          </table:table-cell>
          <table:table-cell office:value-type="float" office:value="11.822775">
            <text:p>11,822775</text:p>
          </table:table-cell>
          <table:table-cell office:value-type="float" office:value="386.481384">
            <text:p>386,481384</text:p>
          </table:table-cell>
          <table:table-cell office:value-type="float" office:value="2975.55127">
            <text:p>2975,55127</text:p>
          </table:table-cell>
          <table:table-cell office:value-type="float" office:value="153.163086">
            <text:p>153,163086</text:p>
          </table:table-cell>
          <table:table-cell office:value-type="float" office:value="5577.115234">
            <text:p>5577,115234</text:p>
          </table:table-cell>
          <table:table-cell office:value-type="float" office:value="157.611816">
            <text:p>157,611816</text:p>
          </table:table-cell>
          <table:table-cell office:value-type="float" office:value="53.302734">
            <text:p>53,302734</text:p>
          </table:table-cell>
          <table:table-cell office:value-type="float" office:value="22.312672">
            <text:p>22,312672</text:p>
          </table:table-cell>
          <table:table-cell office:value-type="float" office:value="773.325012">
            <text:p>773,325012</text:p>
          </table:table-cell>
          <table:table-cell office:value-type="float" office:value="28.963751">
            <text:p>28,963751</text:p>
          </table:table-cell>
          <table:table-cell office:value-type="float" office:value="2147.080566">
            <text:p>2147,080566</text:p>
          </table:table-cell>
          <table:table-cell office:value-type="float" office:value="45.474194">
            <text:p>45,474194</text:p>
          </table:table-cell>
          <table:table-cell office:value-type="float" office:value="4430.148438">
            <text:p>4430,148438</text:p>
          </table:table-cell>
          <table:table-cell office:value-type="float" office:value="66.237244">
            <text:p>66,237244</text:p>
          </table:table-cell>
          <table:table-cell office:value-type="float" office:value="1738.322266">
            <text:p>1738,322266</text:p>
          </table:table-cell>
          <table:table-cell office:value-type="float" office:value="28.707121">
            <text:p>28,707121</text:p>
          </table:table-cell>
          <table:table-cell office:value-type="float" office:value="259.849579">
            <text:p>259,849579</text:p>
          </table:table-cell>
          <table:table-cell office:value-type="float" office:value="8.679108">
            <text:p>8,679108</text:p>
          </table:table-cell>
          <table:table-cell office:value-type="float" office:value="4.809081">
            <text:p>4,809081</text:p>
          </table:table-cell>
          <table:table-cell office:value-type="float" office:value="4.433524">
            <text:p>4,433524</text:p>
          </table:table-cell>
          <table:table-cell office:value-type="float" office:value="24.441011">
            <text:p>24,441011</text:p>
          </table:table-cell>
          <table:table-cell office:value-type="float" office:value="7.046494">
            <text:p>7,046494</text:p>
          </table:table-cell>
          <table:table-cell office:value-type="float" office:value="61.721107">
            <text:p>61,721107</text:p>
          </table:table-cell>
          <table:table-cell office:value-type="float" office:value="4.512362">
            <text:p>4,512362</text:p>
          </table:table-cell>
          <table:table-cell office:value-type="float" office:value="994.892761">
            <text:p>994,892761</text:p>
          </table:table-cell>
          <table:table-cell office:value-type="float" office:value="28.877476">
            <text:p>28,877476</text:p>
          </table:table-cell>
          <table:table-cell office:value-type="float" office:value="40.521942">
            <text:p>40,521942</text:p>
          </table:table-cell>
          <table:table-cell office:value-type="float" office:value="7.042273">
            <text:p>7,042273</text:p>
          </table:table-cell>
          <table:table-cell table:number-columns-repeated="2" office:value-type="float" office:value="0">
            <text:p>0</text:p>
          </table:table-cell>
          <table:table-cell office:value-type="float" office:value="37.916817">
            <text:p>37,916817</text:p>
          </table:table-cell>
          <table:table-cell office:value-type="float" office:value="17.923927">
            <text:p>17,923927</text:p>
          </table:table-cell>
          <table:table-cell office:value-type="float" office:value="40.474731">
            <text:p>40,474731</text:p>
          </table:table-cell>
          <table:table-cell office:value-type="float" office:value="8.161564">
            <text:p>8,161564</text:p>
          </table:table-cell>
          <table:table-cell office:value-type="float" office:value="44.47916">
            <text:p>44,47916</text:p>
          </table:table-cell>
          <table:table-cell office:value-type="float" office:value="8.874311">
            <text:p>8,874311</text:p>
          </table:table-cell>
          <table:table-cell office:value-type="float" office:value="32.243282">
            <text:p>32,243282</text:p>
          </table:table-cell>
          <table:table-cell office:value-type="float" office:value="9.08747">
            <text:p>9,08747</text:p>
          </table:table-cell>
          <table:table-cell office:value-type="float" office:value="18.313198">
            <text:p>18,313198</text:p>
          </table:table-cell>
          <table:table-cell office:value-type="float" office:value="9.555456">
            <text:p>9,555456</text:p>
          </table:table-cell>
          <table:table-cell table:number-columns-repeated="8" office:value-type="float" office:value="0">
            <text:p>0</text:p>
          </table:table-cell>
          <table:table-cell office:value-type="float" office:value="49.011063">
            <text:p>49,011063</text:p>
          </table:table-cell>
          <table:table-cell office:value-type="float" office:value="17.906031">
            <text:p>17,906031</text:p>
          </table:table-cell>
        </table:table-row>
        <table:table-row table:style-name="ro1">
          <table:table-cell office:value-type="string">
            <text:p>AFR178 <text:s text:c="5"/></text:p>
          </table:table-cell>
          <table:table-cell office:value-type="float" office:value="17495.267578">
            <text:p>17495,267578</text:p>
          </table:table-cell>
          <table:table-cell office:value-type="float" office:value="601.907837">
            <text:p>601,907837</text:p>
          </table:table-cell>
          <table:table-cell office:value-type="float" office:value="10817.014648">
            <text:p>10817,014648</text:p>
          </table:table-cell>
          <table:table-cell office:value-type="float" office:value="677.903015">
            <text:p>677,903015</text:p>
          </table:table-cell>
          <table:table-cell office:value-type="float" office:value="86281.742188">
            <text:p>86281,742188</text:p>
          </table:table-cell>
          <table:table-cell office:value-type="float" office:value="872.212769">
            <text:p>872,212769</text:p>
          </table:table-cell>
          <table:table-cell office:value-type="float" office:value="41397.136719">
            <text:p>41397,136719</text:p>
          </table:table-cell>
          <table:table-cell office:value-type="float" office:value="941.24231">
            <text:p>941,24231</text:p>
          </table:table-cell>
          <table:table-cell office:value-type="float" office:value="2011.940186">
            <text:p>2011,940186</text:p>
          </table:table-cell>
          <table:table-cell office:value-type="float" office:value="66.099579">
            <text:p>66,099579</text:p>
          </table:table-cell>
          <table:table-cell office:value-type="float" office:value="3170.858643">
            <text:p>3170,858643</text:p>
          </table:table-cell>
          <table:table-cell office:value-type="float" office:value="78.3657">
            <text:p>78,3657</text:p>
          </table:table-cell>
          <table:table-cell office:value-type="float" office:value="31129.566406">
            <text:p>31129,566406</text:p>
          </table:table-cell>
          <table:table-cell office:value-type="float" office:value="537.446106">
            <text:p>537,446106</text:p>
          </table:table-cell>
          <table:table-cell office:value-type="float" office:value="30601.011719">
            <text:p>30601,011719</text:p>
          </table:table-cell>
          <table:table-cell office:value-type="float" office:value="430.986542">
            <text:p>430,986542</text:p>
          </table:table-cell>
          <table:table-cell office:value-type="float" office:value="23836.544922">
            <text:p>23836,544922</text:p>
          </table:table-cell>
          <table:table-cell office:value-type="float" office:value="315.285065">
            <text:p>315,285065</text:p>
          </table:table-cell>
          <table:table-cell office:value-type="float" office:value="3036.185791">
            <text:p>3036,185791</text:p>
          </table:table-cell>
          <table:table-cell office:value-type="float" office:value="81.401039">
            <text:p>81,401039</text:p>
          </table:table-cell>
          <table:table-cell office:value-type="float" office:value="13.10826">
            <text:p>13,10826</text:p>
          </table:table-cell>
          <table:table-cell office:value-type="float" office:value="6.298658">
            <text:p>6,298658</text:p>
          </table:table-cell>
          <table:table-cell office:value-type="float" office:value="38.483738">
            <text:p>38,483738</text:p>
          </table:table-cell>
          <table:table-cell office:value-type="float" office:value="7.528295">
            <text:p>7,528295</text:p>
          </table:table-cell>
          <table:table-cell office:value-type="float" office:value="944.550903">
            <text:p>944,550903</text:p>
          </table:table-cell>
          <table:table-cell office:value-type="float" office:value="23.44985">
            <text:p>23,44985</text:p>
          </table:table-cell>
          <table:table-cell office:value-type="float" office:value="8262.931641">
            <text:p>8262,931641</text:p>
          </table:table-cell>
          <table:table-cell office:value-type="float" office:value="216.423492">
            <text:p>216,423492</text:p>
          </table:table-cell>
          <table:table-cell office:value-type="float" office:value="35.258259">
            <text:p>35,258259</text:p>
          </table:table-cell>
          <table:table-cell office:value-type="float" office:value="7.917404">
            <text:p>7,917404</text:p>
          </table:table-cell>
          <table:table-cell office:value-type="float" office:value="18.233402">
            <text:p>18,233402</text:p>
          </table:table-cell>
          <table:table-cell office:value-type="float" office:value="14.836528">
            <text:p>14,836528</text:p>
          </table:table-cell>
          <table:table-cell office:value-type="float" office:value="151.992813">
            <text:p>151,992813</text:p>
          </table:table-cell>
          <table:table-cell office:value-type="float" office:value="18.673088">
            <text:p>18,673088</text:p>
          </table:table-cell>
          <table:table-cell office:value-type="float" office:value="201.991348">
            <text:p>201,991348</text:p>
          </table:table-cell>
          <table:table-cell office:value-type="float" office:value="10.070376">
            <text:p>10,070376</text:p>
          </table:table-cell>
          <table:table-cell office:value-type="float" office:value="161.644516">
            <text:p>161,644516</text:p>
          </table:table-cell>
          <table:table-cell office:value-type="float" office:value="10.616734">
            <text:p>10,616734</text:p>
          </table:table-cell>
          <table:table-cell office:value-type="float" office:value="214.487671">
            <text:p>214,487671</text:p>
          </table:table-cell>
          <table:table-cell office:value-type="float" office:value="11.289123">
            <text:p>11,289123</text:p>
          </table:table-cell>
          <table:table-cell office:value-type="float" office:value="98.900795">
            <text:p>98,900795</text:p>
          </table:table-cell>
          <table:table-cell office:value-type="float" office:value="11.276351">
            <text:p>11,276351</text:p>
          </table:table-cell>
          <table:table-cell office:value-type="float" office:value="69.708405">
            <text:p>69,708405</text:p>
          </table:table-cell>
          <table:table-cell office:value-type="float" office:value="67.954613">
            <text:p>67,954613</text:p>
          </table:table-cell>
          <table:table-cell table:number-columns-repeated="6" office:value-type="float" office:value="0">
            <text:p>0</text:p>
          </table:table-cell>
          <table:table-cell office:value-type="float" office:value="69.810089">
            <text:p>69,810089</text:p>
          </table:table-cell>
          <table:table-cell office:value-type="float" office:value="20.28175">
            <text:p>20,28175</text:p>
          </table:table-cell>
        </table:table-row>
        <table:table-row table:style-name="ro1">
          <table:table-cell office:value-type="string">
            <text:p>AFR179 <text:s text:c="5"/></text:p>
          </table:table-cell>
          <table:table-cell office:value-type="float" office:value="2644.906494">
            <text:p>2644,906494</text:p>
          </table:table-cell>
          <table:table-cell office:value-type="float" office:value="560.643005">
            <text:p>560,643005</text:p>
          </table:table-cell>
          <table:table-cell office:value-type="float" office:value="216.550735">
            <text:p>216,550735</text:p>
          </table:table-cell>
          <table:table-cell office:value-type="float" office:value="366.990662">
            <text:p>366,990662</text:p>
          </table:table-cell>
          <table:table-cell office:value-type="float" office:value="1327.121948">
            <text:p>1327,121948</text:p>
          </table:table-cell>
          <table:table-cell office:value-type="float" office:value="125.307121">
            <text:p>125,307121</text:p>
          </table:table-cell>
          <table:table-cell office:value-type="float" office:value="2438.751953">
            <text:p>2438,751953</text:p>
          </table:table-cell>
          <table:table-cell office:value-type="float" office:value="93.406799">
            <text:p>93,406799</text:p>
          </table:table-cell>
          <table:table-cell office:value-type="float" office:value="38.5868">
            <text:p>38,5868</text:p>
          </table:table-cell>
          <table:table-cell office:value-type="float" office:value="21.418852">
            <text:p>21,418852</text:p>
          </table:table-cell>
          <table:table-cell office:value-type="float" office:value="1870.310547">
            <text:p>1870,310547</text:p>
          </table:table-cell>
          <table:table-cell office:value-type="float" office:value="47.153183">
            <text:p>47,153183</text:p>
          </table:table-cell>
          <table:table-cell office:value-type="float" office:value="3557.709473">
            <text:p>3557,709473</text:p>
          </table:table-cell>
          <table:table-cell office:value-type="float" office:value="68.899467">
            <text:p>68,899467</text:p>
          </table:table-cell>
          <table:table-cell office:value-type="float" office:value="4205.927246">
            <text:p>4205,927246</text:p>
          </table:table-cell>
          <table:table-cell office:value-type="float" office:value="62.903107">
            <text:p>62,903107</text:p>
          </table:table-cell>
          <table:table-cell office:value-type="float" office:value="2040.868896">
            <text:p>2040,868896</text:p>
          </table:table-cell>
          <table:table-cell office:value-type="float" office:value="32.140602">
            <text:p>32,140602</text:p>
          </table:table-cell>
          <table:table-cell office:value-type="float" office:value="92.709061">
            <text:p>92,709061</text:p>
          </table:table-cell>
          <table:table-cell office:value-type="float" office:value="4.737982">
            <text:p>4,737982</text:p>
          </table:table-cell>
          <table:table-cell office:value-type="float" office:value="33.727665">
            <text:p>33,727665</text:p>
          </table:table-cell>
          <table:table-cell office:value-type="float" office:value="3.887857">
            <text:p>3,887857</text:p>
          </table:table-cell>
          <table:table-cell office:value-type="float" office:value="32.216785">
            <text:p>32,216785</text:p>
          </table:table-cell>
          <table:table-cell office:value-type="float" office:value="6.780978">
            <text:p>6,780978</text:p>
          </table:table-cell>
          <table:table-cell office:value-type="float" office:value="22.616938">
            <text:p>22,616938</text:p>
          </table:table-cell>
          <table:table-cell office:value-type="float" office:value="3.585816">
            <text:p>3,585816</text:p>
          </table:table-cell>
          <table:table-cell office:value-type="float" office:value="770.76532">
            <text:p>770,76532</text:p>
          </table:table-cell>
          <table:table-cell office:value-type="float" office:value="23.185629">
            <text:p>23,185629</text:p>
          </table:table-cell>
          <table:table-cell office:value-type="float" office:value="43.823826">
            <text:p>43,823826</text:p>
          </table:table-cell>
          <table:table-cell office:value-type="float" office:value="6.110659">
            <text:p>6,110659</text:p>
          </table:table-cell>
          <table:table-cell table:number-columns-repeated="2" office:value-type="float" office:value="0">
            <text:p>0</text:p>
          </table:table-cell>
          <table:table-cell office:value-type="float" office:value="57.979836">
            <text:p>57,979836</text:p>
          </table:table-cell>
          <table:table-cell office:value-type="float" office:value="17.634581">
            <text:p>17,634581</text:p>
          </table:table-cell>
          <table:table-cell office:value-type="float" office:value="125.026115">
            <text:p>125,026115</text:p>
          </table:table-cell>
          <table:table-cell office:value-type="float" office:value="7.570111">
            <text:p>7,570111</text:p>
          </table:table-cell>
          <table:table-cell office:value-type="float" office:value="32.820736">
            <text:p>32,820736</text:p>
          </table:table-cell>
          <table:table-cell office:value-type="float" office:value="7.686389">
            <text:p>7,686389</text:p>
          </table:table-cell>
          <table:table-cell office:value-type="float" office:value="37.852238">
            <text:p>37,852238</text:p>
          </table:table-cell>
          <table:table-cell office:value-type="float" office:value="8.008947">
            <text:p>8,008947</text:p>
          </table:table-cell>
          <table:table-cell office:value-type="float" office:value="3.826109">
            <text:p>3,826109</text:p>
          </table:table-cell>
          <table:table-cell office:value-type="float" office:value="8.258492">
            <text:p>8,258492</text:p>
          </table:table-cell>
          <table:table-cell table:number-columns-repeated="8" office:value-type="float" office:value="0">
            <text:p>0</text:p>
          </table:table-cell>
          <table:table-cell office:value-type="float" office:value="63.385849">
            <text:p>63,385849</text:p>
          </table:table-cell>
          <table:table-cell office:value-type="float" office:value="15.574888">
            <text:p>15,574888</text:p>
          </table:table-cell>
        </table:table-row>
        <table:table-row table:style-name="ro1">
          <table:table-cell office:value-type="string">
            <text:p>AFR180 <text:s text:c="5"/></text:p>
          </table:table-cell>
          <table:table-cell office:value-type="float" office:value="479.27832">
            <text:p>479,27832</text:p>
          </table:table-cell>
          <table:table-cell office:value-type="float" office:value="515.759644">
            <text:p>515,759644</text:p>
          </table:table-cell>
          <table:table-cell office:value-type="float" office:value="976.758728">
            <text:p>976,758728</text:p>
          </table:table-cell>
          <table:table-cell office:value-type="float" office:value="371.826111">
            <text:p>371,826111</text:p>
          </table:table-cell>
          <table:table-cell office:value-type="float" office:value="1899.292725">
            <text:p>1899,292725</text:p>
          </table:table-cell>
          <table:table-cell office:value-type="float" office:value="131.136673">
            <text:p>131,136673</text:p>
          </table:table-cell>
          <table:table-cell office:value-type="float" office:value="2840.7146">
            <text:p>2840,7146</text:p>
          </table:table-cell>
          <table:table-cell office:value-type="float" office:value="100.284912">
            <text:p>100,284912</text:p>
          </table:table-cell>
          <table:table-cell office:value-type="float" office:value="5.426269">
            <text:p>5,426269</text:p>
          </table:table-cell>
          <table:table-cell office:value-type="float" office:value="19.293736">
            <text:p>19,293736</text:p>
          </table:table-cell>
          <table:table-cell office:value-type="float" office:value="731.736633">
            <text:p>731,736633</text:p>
          </table:table-cell>
          <table:table-cell office:value-type="float" office:value="26.783957">
            <text:p>26,783957</text:p>
          </table:table-cell>
          <table:table-cell office:value-type="float" office:value="867.711792">
            <text:p>867,711792</text:p>
          </table:table-cell>
          <table:table-cell office:value-type="float" office:value="23.95863">
            <text:p>23,95863</text:p>
          </table:table-cell>
          <table:table-cell office:value-type="float" office:value="915.229675">
            <text:p>915,229675</text:p>
          </table:table-cell>
          <table:table-cell office:value-type="float" office:value="18.447449">
            <text:p>18,447449</text:p>
          </table:table-cell>
          <table:table-cell office:value-type="float" office:value="2232.246826">
            <text:p>2232,246826</text:p>
          </table:table-cell>
          <table:table-cell office:value-type="float" office:value="34.30574">
            <text:p>34,30574</text:p>
          </table:table-cell>
          <table:table-cell office:value-type="float" office:value="123.443344">
            <text:p>123,443344</text:p>
          </table:table-cell>
          <table:table-cell office:value-type="float" office:value="5.435993">
            <text:p>5,435993</text:p>
          </table:table-cell>
          <table:table-cell office:value-type="float" office:value="3.219064">
            <text:p>3,219064</text:p>
          </table:table-cell>
          <table:table-cell office:value-type="float" office:value="3.944611">
            <text:p>3,944611</text:p>
          </table:table-cell>
          <table:table-cell office:value-type="float" office:value="21.372025">
            <text:p>21,372025</text:p>
          </table:table-cell>
          <table:table-cell office:value-type="float" office:value="6.853041">
            <text:p>6,853041</text:p>
          </table:table-cell>
          <table:table-cell office:value-type="float" office:value="14.971175">
            <text:p>14,971175</text:p>
          </table:table-cell>
          <table:table-cell office:value-type="float" office:value="3.6906">
            <text:p>3,6906</text:p>
          </table:table-cell>
          <table:table-cell office:value-type="float" office:value="591.176575">
            <text:p>591,176575</text:p>
          </table:table-cell>
          <table:table-cell office:value-type="float" office:value="18.927467">
            <text:p>18,927467</text:p>
          </table:table-cell>
          <table:table-cell office:value-type="float" office:value="36.924286">
            <text:p>36,924286</text:p>
          </table:table-cell>
          <table:table-cell office:value-type="float" office:value="6.428471">
            <text:p>6,428471</text:p>
          </table:table-cell>
          <table:table-cell table:number-columns-repeated="2" office:value-type="float" office:value="0">
            <text:p>0</text:p>
          </table:table-cell>
          <table:table-cell office:value-type="float" office:value="22.487333">
            <text:p>22,487333</text:p>
          </table:table-cell>
          <table:table-cell office:value-type="float" office:value="17.608833">
            <text:p>17,608833</text:p>
          </table:table-cell>
          <table:table-cell office:value-type="float" office:value="26.382629">
            <text:p>26,382629</text:p>
          </table:table-cell>
          <table:table-cell office:value-type="float" office:value="7.220607">
            <text:p>7,220607</text:p>
          </table:table-cell>
          <table:table-cell office:value-type="float" office:value="18.325701">
            <text:p>18,325701</text:p>
          </table:table-cell>
          <table:table-cell office:value-type="float" office:value="7.834505">
            <text:p>7,834505</text:p>
          </table:table-cell>
          <table:table-cell office:value-type="float" office:value="33.952007">
            <text:p>33,952007</text:p>
          </table:table-cell>
          <table:table-cell office:value-type="float" office:value="8.276536">
            <text:p>8,276536</text:p>
          </table:table-cell>
          <table:table-cell office:value-type="float" office:value="5.092304">
            <text:p>5,092304</text:p>
          </table:table-cell>
          <table:table-cell office:value-type="float" office:value="8.644341">
            <text:p>8,644341</text:p>
          </table:table-cell>
          <table:table-cell table:number-columns-repeated="8" office:value-type="float" office:value="0">
            <text:p>0</text:p>
          </table:table-cell>
          <table:table-cell office:value-type="float" office:value="43.018627">
            <text:p>43,018627</text:p>
          </table:table-cell>
          <table:table-cell office:value-type="float" office:value="16.301794">
            <text:p>16,301794</text:p>
          </table:table-cell>
        </table:table-row>
        <table:table-row table:style-name="ro1">
          <table:table-cell office:value-type="string">
            <text:p>AFR181 <text:s text:c="5"/></text:p>
          </table:table-cell>
          <table:table-cell office:value-type="float" office:value="611.773254">
            <text:p>611,773254</text:p>
          </table:table-cell>
          <table:table-cell office:value-type="float" office:value="639.658569">
            <text:p>639,658569</text:p>
          </table:table-cell>
          <table:table-cell office:value-type="float" office:value="1476.686279">
            <text:p>1476,686279</text:p>
          </table:table-cell>
          <table:table-cell office:value-type="float" office:value="412.763611">
            <text:p>412,763611</text:p>
          </table:table-cell>
          <table:table-cell office:value-type="float" office:value="2372.755859">
            <text:p>2372,755859</text:p>
          </table:table-cell>
          <table:table-cell office:value-type="float" office:value="154.068802">
            <text:p>154,068802</text:p>
          </table:table-cell>
          <table:table-cell office:value-type="float" office:value="4571.091797">
            <text:p>4571,091797</text:p>
          </table:table-cell>
          <table:table-cell office:value-type="float" office:value="140.318222">
            <text:p>140,318222</text:p>
          </table:table-cell>
          <table:table-cell office:value-type="float" office:value="368.601959">
            <text:p>368,601959</text:p>
          </table:table-cell>
          <table:table-cell office:value-type="float" office:value="31.963186">
            <text:p>31,963186</text:p>
          </table:table-cell>
          <table:table-cell office:value-type="float" office:value="1781.572144">
            <text:p>1781,572144</text:p>
          </table:table-cell>
          <table:table-cell office:value-type="float" office:value="48.872005">
            <text:p>48,872005</text:p>
          </table:table-cell>
          <table:table-cell office:value-type="float" office:value="15105.293945">
            <text:p>15105,293945</text:p>
          </table:table-cell>
          <table:table-cell office:value-type="float" office:value="264.684937">
            <text:p>264,684937</text:p>
          </table:table-cell>
          <table:table-cell office:value-type="float" office:value="11017.893555">
            <text:p>11017,893555</text:p>
          </table:table-cell>
          <table:table-cell office:value-type="float" office:value="157.634277">
            <text:p>157,634277</text:p>
          </table:table-cell>
          <table:table-cell office:value-type="float" office:value="8589.589844">
            <text:p>8589,589844</text:p>
          </table:table-cell>
          <table:table-cell office:value-type="float" office:value="116.480133">
            <text:p>116,480133</text:p>
          </table:table-cell>
          <table:table-cell office:value-type="float" office:value="176.267151">
            <text:p>176,267151</text:p>
          </table:table-cell>
          <table:table-cell office:value-type="float" office:value="6.755915">
            <text:p>6,755915</text:p>
          </table:table-cell>
          <table:table-cell office:value-type="float" office:value="16.049582">
            <text:p>16,049582</text:p>
          </table:table-cell>
          <table:table-cell office:value-type="float" office:value="4.357556">
            <text:p>4,357556</text:p>
          </table:table-cell>
          <table:table-cell office:value-type="float" office:value="19.35442">
            <text:p>19,35442</text:p>
          </table:table-cell>
          <table:table-cell office:value-type="float" office:value="6.979579">
            <text:p>6,979579</text:p>
          </table:table-cell>
          <table:table-cell office:value-type="float" office:value="102.534264">
            <text:p>102,534264</text:p>
          </table:table-cell>
          <table:table-cell office:value-type="float" office:value="4.877594">
            <text:p>4,877594</text:p>
          </table:table-cell>
          <table:table-cell office:value-type="float" office:value="995.787598">
            <text:p>995,787598</text:p>
          </table:table-cell>
          <table:table-cell office:value-type="float" office:value="28.814602">
            <text:p>28,814602</text:p>
          </table:table-cell>
          <table:table-cell office:value-type="float" office:value="43.868622">
            <text:p>43,868622</text:p>
          </table:table-cell>
          <table:table-cell office:value-type="float" office:value="6.980814">
            <text:p>6,980814</text:p>
          </table:table-cell>
          <table:table-cell table:number-columns-repeated="2" office:value-type="float" office:value="0">
            <text:p>0</text:p>
          </table:table-cell>
          <table:table-cell office:value-type="float" office:value="154.871689">
            <text:p>154,871689</text:p>
          </table:table-cell>
          <table:table-cell office:value-type="float" office:value="18.258646">
            <text:p>18,258646</text:p>
          </table:table-cell>
          <table:table-cell office:value-type="float" office:value="81.98674">
            <text:p>81,98674</text:p>
          </table:table-cell>
          <table:table-cell office:value-type="float" office:value="8.158248">
            <text:p>8,158248</text:p>
          </table:table-cell>
          <table:table-cell office:value-type="float" office:value="60.494495">
            <text:p>60,494495</text:p>
          </table:table-cell>
          <table:table-cell office:value-type="float" office:value="8.814377">
            <text:p>8,814377</text:p>
          </table:table-cell>
          <table:table-cell office:value-type="float" office:value="60.490505">
            <text:p>60,490505</text:p>
          </table:table-cell>
          <table:table-cell office:value-type="float" office:value="9.215453">
            <text:p>9,215453</text:p>
          </table:table-cell>
          <table:table-cell office:value-type="float" office:value="17.240803">
            <text:p>17,240803</text:p>
          </table:table-cell>
          <table:table-cell office:value-type="float" office:value="9.526415">
            <text:p>9,526415</text:p>
          </table:table-cell>
          <table:table-cell office:value-type="float" office:value="140.176636">
            <text:p>140,176636</text:p>
          </table:table-cell>
          <table:table-cell office:value-type="float" office:value="52.481525">
            <text:p>52,481525</text:p>
          </table:table-cell>
          <table:table-cell table:number-columns-repeated="6" office:value-type="float" office:value="0">
            <text:p>0</text:p>
          </table:table-cell>
          <table:table-cell office:value-type="float" office:value="83.998596">
            <text:p>83,998596</text:p>
          </table:table-cell>
          <table:table-cell office:value-type="float" office:value="18.156963">
            <text:p>18,156963</text:p>
          </table:table-cell>
        </table:table-row>
        <table:table-row table:style-name="ro1">
          <table:table-cell office:value-type="string">
            <text:p>AFR18 <text:s text:c="6"/></text:p>
          </table:table-cell>
          <table:table-cell office:value-type="float" office:value="534.140198">
            <text:p>534,140198</text:p>
          </table:table-cell>
          <table:table-cell office:value-type="float" office:value="340.065308">
            <text:p>340,065308</text:p>
          </table:table-cell>
          <table:table-cell office:value-type="float" office:value="301.447021">
            <text:p>301,447021</text:p>
          </table:table-cell>
          <table:table-cell office:value-type="float" office:value="353.255402">
            <text:p>353,255402</text:p>
          </table:table-cell>
          <table:table-cell office:value-type="float" office:value="52.223457">
            <text:p>52,223457</text:p>
          </table:table-cell>
          <table:table-cell office:value-type="float" office:value="42.201221">
            <text:p>42,201221</text:p>
          </table:table-cell>
          <table:table-cell office:value-type="float" office:value="41.604725">
            <text:p>41,604725</text:p>
          </table:table-cell>
          <table:table-cell office:value-type="float" office:value="44.20937">
            <text:p>44,20937</text:p>
          </table:table-cell>
          <table:table-cell table:number-columns-repeated="2" office:value-type="float" office:value="0">
            <text:p>0</text:p>
          </table:table-cell>
          <table:table-cell office:value-type="float" office:value="9.12532">
            <text:p>9,12532</text:p>
          </table:table-cell>
          <table:table-cell office:value-type="float" office:value="9.697233">
            <text:p>9,697233</text:p>
          </table:table-cell>
          <table:table-cell office:value-type="float" office:value="28.477278">
            <text:p>28,477278</text:p>
          </table:table-cell>
          <table:table-cell office:value-type="float" office:value="7.168263">
            <text:p>7,168263</text:p>
          </table:table-cell>
          <table:table-cell office:value-type="float" office:value="11.712924">
            <text:p>11,712924</text:p>
          </table:table-cell>
          <table:table-cell office:value-type="float" office:value="7.245689">
            <text:p>7,245689</text:p>
          </table:table-cell>
          <table:table-cell office:value-type="float" office:value="12.320766">
            <text:p>12,320766</text:p>
          </table:table-cell>
          <table:table-cell office:value-type="float" office:value="9.118114">
            <text:p>9,118114</text:p>
          </table:table-cell>
          <table:table-cell table:number-columns-repeated="4" office:value-type="float" office:value="0">
            <text:p>0</text:p>
          </table:table-cell>
          <table:table-cell office:value-type="float" office:value="17.724463">
            <text:p>17,724463</text:p>
          </table:table-cell>
          <table:table-cell office:value-type="float" office:value="6.644353">
            <text:p>6,644353</text:p>
          </table:table-cell>
          <table:table-cell table:number-columns-repeated="24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FR182 <text:s text:c="5"/></text:p>
          </table:table-cell>
          <table:table-cell office:value-type="float" office:value="257.122131">
            <text:p>257,122131</text:p>
          </table:table-cell>
          <table:table-cell office:value-type="float" office:value="594.285156">
            <text:p>594,285156</text:p>
          </table:table-cell>
          <table:table-cell office:value-type="float" office:value="520.670105">
            <text:p>520,670105</text:p>
          </table:table-cell>
          <table:table-cell office:value-type="float" office:value="395.184784">
            <text:p>395,184784</text:p>
          </table:table-cell>
          <table:table-cell office:value-type="float" office:value="1574.232422">
            <text:p>1574,232422</text:p>
          </table:table-cell>
          <table:table-cell office:value-type="float" office:value="135.371323">
            <text:p>135,371323</text:p>
          </table:table-cell>
          <table:table-cell office:value-type="float" office:value="3608.9021">
            <text:p>3608,9021</text:p>
          </table:table-cell>
          <table:table-cell office:value-type="float" office:value="119.087059">
            <text:p>119,087059</text:p>
          </table:table-cell>
          <table:table-cell office:value-type="float" office:value="125.878777">
            <text:p>125,878777</text:p>
          </table:table-cell>
          <table:table-cell office:value-type="float" office:value="24.834097">
            <text:p>24,834097</text:p>
          </table:table-cell>
          <table:table-cell office:value-type="float" office:value="1303.181763">
            <text:p>1303,181763</text:p>
          </table:table-cell>
          <table:table-cell office:value-type="float" office:value="38.326435">
            <text:p>38,326435</text:p>
          </table:table-cell>
          <table:table-cell office:value-type="float" office:value="3454.112061">
            <text:p>3454,112061</text:p>
          </table:table-cell>
          <table:table-cell office:value-type="float" office:value="67.462296">
            <text:p>67,462296</text:p>
          </table:table-cell>
          <table:table-cell office:value-type="float" office:value="5341.527832">
            <text:p>5341,527832</text:p>
          </table:table-cell>
          <table:table-cell office:value-type="float" office:value="78.804268">
            <text:p>78,804268</text:p>
          </table:table-cell>
          <table:table-cell office:value-type="float" office:value="3656.192383">
            <text:p>3656,192383</text:p>
          </table:table-cell>
          <table:table-cell office:value-type="float" office:value="52.7402">
            <text:p>52,7402</text:p>
          </table:table-cell>
          <table:table-cell office:value-type="float" office:value="130.647186">
            <text:p>130,647186</text:p>
          </table:table-cell>
          <table:table-cell office:value-type="float" office:value="5.865249">
            <text:p>5,865249</text:p>
          </table:table-cell>
          <table:table-cell office:value-type="float" office:value="5.127755">
            <text:p>5,127755</text:p>
          </table:table-cell>
          <table:table-cell office:value-type="float" office:value="4.433669">
            <text:p>4,433669</text:p>
          </table:table-cell>
          <table:table-cell office:value-type="float" office:value="29.7477">
            <text:p>29,7477</text:p>
          </table:table-cell>
          <table:table-cell office:value-type="float" office:value="7.116426">
            <text:p>7,116426</text:p>
          </table:table-cell>
          <table:table-cell office:value-type="float" office:value="34.114082">
            <text:p>34,114082</text:p>
          </table:table-cell>
          <table:table-cell office:value-type="float" office:value="4.32242">
            <text:p>4,32242</text:p>
          </table:table-cell>
          <table:table-cell office:value-type="float" office:value="670.75885">
            <text:p>670,75885</text:p>
          </table:table-cell>
          <table:table-cell office:value-type="float" office:value="20.971773">
            <text:p>20,971773</text:p>
          </table:table-cell>
          <table:table-cell office:value-type="float" office:value="44.320877">
            <text:p>44,320877</text:p>
          </table:table-cell>
          <table:table-cell office:value-type="float" office:value="7.268847">
            <text:p>7,268847</text:p>
          </table:table-cell>
          <table:table-cell table:number-columns-repeated="2" office:value-type="float" office:value="0">
            <text:p>0</text:p>
          </table:table-cell>
          <table:table-cell office:value-type="float" office:value="106.606293">
            <text:p>106,606293</text:p>
          </table:table-cell>
          <table:table-cell office:value-type="float" office:value="18.246752">
            <text:p>18,246752</text:p>
          </table:table-cell>
          <table:table-cell office:value-type="float" office:value="45.068363">
            <text:p>45,068363</text:p>
          </table:table-cell>
          <table:table-cell office:value-type="float" office:value="8.675075">
            <text:p>8,675075</text:p>
          </table:table-cell>
          <table:table-cell office:value-type="float" office:value="46.46336">
            <text:p>46,46336</text:p>
          </table:table-cell>
          <table:table-cell office:value-type="float" office:value="9.465762">
            <text:p>9,465762</text:p>
          </table:table-cell>
          <table:table-cell office:value-type="float" office:value="48.527267">
            <text:p>48,527267</text:p>
          </table:table-cell>
          <table:table-cell office:value-type="float" office:value="9.661165">
            <text:p>9,661165</text:p>
          </table:table-cell>
          <table:table-cell office:value-type="float" office:value="10.806437">
            <text:p>10,806437</text:p>
          </table:table-cell>
          <table:table-cell office:value-type="float" office:value="10.151054">
            <text:p>10,151054</text:p>
          </table:table-cell>
          <table:table-cell table:number-columns-repeated="8" office:value-type="float" office:value="0">
            <text:p>0</text:p>
          </table:table-cell>
          <table:table-cell office:value-type="float" office:value="113.899628">
            <text:p>113,899628</text:p>
          </table:table-cell>
          <table:table-cell office:value-type="float" office:value="19.318113">
            <text:p>19,318113</text:p>
          </table:table-cell>
        </table:table-row>
        <table:table-row table:style-name="ro1">
          <table:table-cell office:value-type="string">
            <text:p>AFR183 <text:s text:c="5"/></text:p>
          </table:table-cell>
          <table:table-cell office:value-type="float" office:value="346.145477">
            <text:p>346,145477</text:p>
          </table:table-cell>
          <table:table-cell office:value-type="float" office:value="674.929932">
            <text:p>674,929932</text:p>
          </table:table-cell>
          <table:table-cell office:value-type="float" office:value="833.978577">
            <text:p>833,978577</text:p>
          </table:table-cell>
          <table:table-cell office:value-type="float" office:value="429.305603">
            <text:p>429,305603</text:p>
          </table:table-cell>
          <table:table-cell office:value-type="float" office:value="533.775635">
            <text:p>533,775635</text:p>
          </table:table-cell>
          <table:table-cell office:value-type="float" office:value="131.46138">
            <text:p>131,46138</text:p>
          </table:table-cell>
          <table:table-cell office:value-type="float" office:value="1323.333618">
            <text:p>1323,333618</text:p>
          </table:table-cell>
          <table:table-cell office:value-type="float" office:value="84.930664">
            <text:p>84,930664</text:p>
          </table:table-cell>
          <table:table-cell office:value-type="float" office:value="147.112198">
            <text:p>147,112198</text:p>
          </table:table-cell>
          <table:table-cell office:value-type="float" office:value="27.605095">
            <text:p>27,605095</text:p>
          </table:table-cell>
          <table:table-cell office:value-type="float" office:value="1043.328369">
            <text:p>1043,328369</text:p>
          </table:table-cell>
          <table:table-cell office:value-type="float" office:value="35.461365">
            <text:p>35,461365</text:p>
          </table:table-cell>
          <table:table-cell office:value-type="float" office:value="1943.996948">
            <text:p>1943,996948</text:p>
          </table:table-cell>
          <table:table-cell office:value-type="float" office:value="43.172867">
            <text:p>43,172867</text:p>
          </table:table-cell>
          <table:table-cell office:value-type="float" office:value="4389.501465">
            <text:p>4389,501465</text:p>
          </table:table-cell>
          <table:table-cell office:value-type="float" office:value="65.91378">
            <text:p>65,91378</text:p>
          </table:table-cell>
          <table:table-cell office:value-type="float" office:value="4487.124512">
            <text:p>4487,124512</text:p>
          </table:table-cell>
          <table:table-cell office:value-type="float" office:value="63.750145">
            <text:p>63,750145</text:p>
          </table:table-cell>
          <table:table-cell office:value-type="float" office:value="92.166702">
            <text:p>92,166702</text:p>
          </table:table-cell>
          <table:table-cell office:value-type="float" office:value="5.817768">
            <text:p>5,817768</text:p>
          </table:table-cell>
          <table:table-cell office:value-type="float" office:value="12.61525">
            <text:p>12,61525</text:p>
          </table:table-cell>
          <table:table-cell office:value-type="float" office:value="5.226281">
            <text:p>5,226281</text:p>
          </table:table-cell>
          <table:table-cell office:value-type="float" office:value="34.983059">
            <text:p>34,983059</text:p>
          </table:table-cell>
          <table:table-cell office:value-type="float" office:value="7.579336">
            <text:p>7,579336</text:p>
          </table:table-cell>
          <table:table-cell office:value-type="float" office:value="69.153587">
            <text:p>69,153587</text:p>
          </table:table-cell>
          <table:table-cell office:value-type="float" office:value="5.36272">
            <text:p>5,36272</text:p>
          </table:table-cell>
          <table:table-cell office:value-type="float" office:value="230.836502">
            <text:p>230,836502</text:p>
          </table:table-cell>
          <table:table-cell office:value-type="float" office:value="11.80879">
            <text:p>11,80879</text:p>
          </table:table-cell>
          <table:table-cell office:value-type="float" office:value="61.87851">
            <text:p>61,87851</text:p>
          </table:table-cell>
          <table:table-cell office:value-type="float" office:value="8.678361">
            <text:p>8,678361</text:p>
          </table:table-cell>
          <table:table-cell table:number-columns-repeated="2" office:value-type="float" office:value="0">
            <text:p>0</text:p>
          </table:table-cell>
          <table:table-cell office:value-type="float" office:value="47.577789">
            <text:p>47,577789</text:p>
          </table:table-cell>
          <table:table-cell office:value-type="float" office:value="18.626066">
            <text:p>18,626066</text:p>
          </table:table-cell>
          <table:table-cell office:value-type="float" office:value="52.93478">
            <text:p>52,93478</text:p>
          </table:table-cell>
          <table:table-cell office:value-type="float" office:value="10.195274">
            <text:p>10,195274</text:p>
          </table:table-cell>
          <table:table-cell office:value-type="float" office:value="30.716238">
            <text:p>30,716238</text:p>
          </table:table-cell>
          <table:table-cell office:value-type="float" office:value="11.057958">
            <text:p>11,057958</text:p>
          </table:table-cell>
          <table:table-cell office:value-type="float" office:value="41.727467">
            <text:p>41,727467</text:p>
          </table:table-cell>
          <table:table-cell office:value-type="float" office:value="11.379279">
            <text:p>11,379279</text:p>
          </table:table-cell>
          <table:table-cell office:value-type="float" office:value="9.111094">
            <text:p>9,111094</text:p>
          </table:table-cell>
          <table:table-cell office:value-type="float" office:value="11.949018">
            <text:p>11,949018</text:p>
          </table:table-cell>
          <table:table-cell office:value-type="float" office:value="43.956875">
            <text:p>43,956875</text:p>
          </table:table-cell>
          <table:table-cell office:value-type="float" office:value="38.046345">
            <text:p>38,046345</text:p>
          </table:table-cell>
          <table:table-cell table:number-columns-repeated="6" office:value-type="float" office:value="0">
            <text:p>0</text:p>
          </table:table-cell>
          <table:table-cell office:value-type="float" office:value="71.237701">
            <text:p>71,237701</text:p>
          </table:table-cell>
          <table:table-cell office:value-type="float" office:value="22.419832">
            <text:p>22,419832</text:p>
          </table:table-cell>
        </table:table-row>
        <table:table-row table:style-name="ro1">
          <table:table-cell office:value-type="string">
            <text:p>AFR184 <text:s text:c="5"/></text:p>
          </table:table-cell>
          <table:table-cell office:value-type="float" office:value="1029.560913">
            <text:p>1029,560913</text:p>
          </table:table-cell>
          <table:table-cell office:value-type="float" office:value="660.324219">
            <text:p>660,324219</text:p>
          </table:table-cell>
          <table:table-cell office:value-type="float" office:value="1061.655029">
            <text:p>1061,655029</text:p>
          </table:table-cell>
          <table:table-cell office:value-type="float" office:value="410.754578">
            <text:p>410,754578</text:p>
          </table:table-cell>
          <table:table-cell office:value-type="float" office:value="924.438477">
            <text:p>924,438477</text:p>
          </table:table-cell>
          <table:table-cell office:value-type="float" office:value="130.97847">
            <text:p>130,97847</text:p>
          </table:table-cell>
          <table:table-cell office:value-type="float" office:value="1287.037964">
            <text:p>1287,037964</text:p>
          </table:table-cell>
          <table:table-cell office:value-type="float" office:value="80.549095">
            <text:p>80,549095</text:p>
          </table:table-cell>
          <table:table-cell office:value-type="float" office:value="18.087564">
            <text:p>18,087564</text:p>
          </table:table-cell>
          <table:table-cell office:value-type="float" office:value="23.21546">
            <text:p>23,21546</text:p>
          </table:table-cell>
          <table:table-cell office:value-type="float" office:value="401.704254">
            <text:p>401,704254</text:p>
          </table:table-cell>
          <table:table-cell office:value-type="float" office:value="24.259169">
            <text:p>24,259169</text:p>
          </table:table-cell>
          <table:table-cell office:value-type="float" office:value="409.864777">
            <text:p>409,864777</text:p>
          </table:table-cell>
          <table:table-cell office:value-type="float" office:value="19.134047">
            <text:p>19,134047</text:p>
          </table:table-cell>
          <table:table-cell office:value-type="float" office:value="1243.361328">
            <text:p>1243,361328</text:p>
          </table:table-cell>
          <table:table-cell office:value-type="float" office:value="23.73011">
            <text:p>23,73011</text:p>
          </table:table-cell>
          <table:table-cell office:value-type="float" office:value="301.963043">
            <text:p>301,963043</text:p>
          </table:table-cell>
          <table:table-cell office:value-type="float" office:value="13.079812">
            <text:p>13,079812</text:p>
          </table:table-cell>
          <table:table-cell office:value-type="float" office:value="77.052658">
            <text:p>77,052658</text:p>
          </table:table-cell>
          <table:table-cell office:value-type="float" office:value="5.627268">
            <text:p>5,627268</text:p>
          </table:table-cell>
          <table:table-cell office:value-type="float" office:value="10.063199">
            <text:p>10,063199</text:p>
          </table:table-cell>
          <table:table-cell office:value-type="float" office:value="5.310973">
            <text:p>5,310973</text:p>
          </table:table-cell>
          <table:table-cell office:value-type="float" office:value="33.685608">
            <text:p>33,685608</text:p>
          </table:table-cell>
          <table:table-cell office:value-type="float" office:value="7.591128">
            <text:p>7,591128</text:p>
          </table:table-cell>
          <table:table-cell office:value-type="float" office:value="20.588036">
            <text:p>20,588036</text:p>
          </table:table-cell>
          <table:table-cell office:value-type="float" office:value="5.021441">
            <text:p>5,021441</text:p>
          </table:table-cell>
          <table:table-cell office:value-type="float" office:value="202.953812">
            <text:p>202,953812</text:p>
          </table:table-cell>
          <table:table-cell office:value-type="float" office:value="11.505342">
            <text:p>11,505342</text:p>
          </table:table-cell>
          <table:table-cell office:value-type="float" office:value="63.942936">
            <text:p>63,942936</text:p>
          </table:table-cell>
          <table:table-cell office:value-type="float" office:value="8.668103">
            <text:p>8,668103</text:p>
          </table:table-cell>
          <table:table-cell table:number-columns-repeated="2" office:value-type="float" office:value="0">
            <text:p>0</text:p>
          </table:table-cell>
          <table:table-cell office:value-type="float" office:value="49.837543">
            <text:p>49,837543</text:p>
          </table:table-cell>
          <table:table-cell office:value-type="float" office:value="18.605476">
            <text:p>18,605476</text:p>
          </table:table-cell>
          <table:table-cell office:value-type="float" office:value="61.877331">
            <text:p>61,877331</text:p>
          </table:table-cell>
          <table:table-cell office:value-type="float" office:value="10.106345">
            <text:p>10,106345</text:p>
          </table:table-cell>
          <table:table-cell office:value-type="float" office:value="18.538517">
            <text:p>18,538517</text:p>
          </table:table-cell>
          <table:table-cell office:value-type="float" office:value="10.906464">
            <text:p>10,906464</text:p>
          </table:table-cell>
          <table:table-cell office:value-type="float" office:value="31.551867">
            <text:p>31,551867</text:p>
          </table:table-cell>
          <table:table-cell office:value-type="float" office:value="11.217245">
            <text:p>11,217245</text:p>
          </table:table-cell>
          <table:table-cell office:value-type="float" office:value="13.212464">
            <text:p>13,212464</text:p>
          </table:table-cell>
          <table:table-cell office:value-type="float" office:value="11.814487">
            <text:p>11,814487</text:p>
          </table:table-cell>
          <table:table-cell office:value-type="float" office:value="75.458733">
            <text:p>75,458733</text:p>
          </table:table-cell>
          <table:table-cell office:value-type="float" office:value="33.963314">
            <text:p>33,963314</text:p>
          </table:table-cell>
          <table:table-cell table:number-columns-repeated="6" office:value-type="float" office:value="0">
            <text:p>0</text:p>
          </table:table-cell>
          <table:table-cell office:value-type="float" office:value="58.722324">
            <text:p>58,722324</text:p>
          </table:table-cell>
          <table:table-cell office:value-type="float" office:value="22.02249">
            <text:p>22,02249</text:p>
          </table:table-cell>
        </table:table-row>
        <table:table-row table:style-name="ro1">
          <table:table-cell office:value-type="string">
            <text:p>AFR185 <text:s text:c="5"/></text:p>
          </table:table-cell>
          <table:table-cell office:value-type="float" office:value="1002.934387">
            <text:p>1002,934387</text:p>
          </table:table-cell>
          <table:table-cell office:value-type="float" office:value="563.095459">
            <text:p>563,095459</text:p>
          </table:table-cell>
          <table:table-cell office:value-type="float" office:value="637.173462">
            <text:p>637,173462</text:p>
          </table:table-cell>
          <table:table-cell office:value-type="float" office:value="372.875031">
            <text:p>372,875031</text:p>
          </table:table-cell>
          <table:table-cell office:value-type="float" office:value="302.984039">
            <text:p>302,984039</text:p>
          </table:table-cell>
          <table:table-cell office:value-type="float" office:value="115.359451">
            <text:p>115,359451</text:p>
          </table:table-cell>
          <table:table-cell office:value-type="float" office:value="78.983971">
            <text:p>78,983971</text:p>
          </table:table-cell>
          <table:table-cell office:value-type="float" office:value="56.870426">
            <text:p>56,870426</text:p>
          </table:table-cell>
          <table:table-cell office:value-type="float" office:value="0.602919">
            <text:p>0,602919</text:p>
          </table:table-cell>
          <table:table-cell office:value-type="float" office:value="17.48465">
            <text:p>17,48465</text:p>
          </table:table-cell>
          <table:table-cell office:value-type="float" office:value="29.467182">
            <text:p>29,467182</text:p>
          </table:table-cell>
          <table:table-cell office:value-type="float" office:value="15.789318">
            <text:p>15,789318</text:p>
          </table:table-cell>
          <table:table-cell office:value-type="float" office:value="12.223124">
            <text:p>12,223124</text:p>
          </table:table-cell>
          <table:table-cell office:value-type="float" office:value="11.834856">
            <text:p>11,834856</text:p>
          </table:table-cell>
          <table:table-cell office:value-type="float" office:value="44.689545">
            <text:p>44,689545</text:p>
          </table:table-cell>
          <table:table-cell office:value-type="float" office:value="8.750467">
            <text:p>8,750467</text:p>
          </table:table-cell>
          <table:table-cell office:value-type="float" office:value="112.357834">
            <text:p>112,357834</text:p>
          </table:table-cell>
          <table:table-cell office:value-type="float" office:value="10.628491">
            <text:p>10,628491</text:p>
          </table:table-cell>
          <table:table-cell office:value-type="float" office:value="18.332096">
            <text:p>18,332096</text:p>
          </table:table-cell>
          <table:table-cell office:value-type="float" office:value="4.258344">
            <text:p>4,258344</text:p>
          </table:table-cell>
          <table:table-cell office:value-type="float" office:value="4.292085">
            <text:p>4,292085</text:p>
          </table:table-cell>
          <table:table-cell office:value-type="float" office:value="4.37994">
            <text:p>4,37994</text:p>
          </table:table-cell>
          <table:table-cell office:value-type="float" office:value="29.548441">
            <text:p>29,548441</text:p>
          </table:table-cell>
          <table:table-cell office:value-type="float" office:value="7.076385">
            <text:p>7,076385</text:p>
          </table:table-cell>
          <table:table-cell office:value-type="float" office:value="13.326695">
            <text:p>13,326695</text:p>
          </table:table-cell>
          <table:table-cell office:value-type="float" office:value="4.091459">
            <text:p>4,091459</text:p>
          </table:table-cell>
          <table:table-cell office:value-type="float" office:value="66.837624">
            <text:p>66,837624</text:p>
          </table:table-cell>
          <table:table-cell office:value-type="float" office:value="8.920443">
            <text:p>8,920443</text:p>
          </table:table-cell>
          <table:table-cell office:value-type="float" office:value="40.328785">
            <text:p>40,328785</text:p>
          </table:table-cell>
          <table:table-cell office:value-type="float" office:value="7.048931">
            <text:p>7,048931</text:p>
          </table:table-cell>
          <table:table-cell office:value-type="float" office:value="99.912758">
            <text:p>99,912758</text:p>
          </table:table-cell>
          <table:table-cell office:value-type="float" office:value="15.23775">
            <text:p>15,23775</text:p>
          </table:table-cell>
          <table:table-cell office:value-type="float" office:value="86.657196">
            <text:p>86,657196</text:p>
          </table:table-cell>
          <table:table-cell office:value-type="float" office:value="18.027908">
            <text:p>18,027908</text:p>
          </table:table-cell>
          <table:table-cell office:value-type="float" office:value="26.085957">
            <text:p>26,085957</text:p>
          </table:table-cell>
          <table:table-cell office:value-type="float" office:value="7.939353">
            <text:p>7,939353</text:p>
          </table:table-cell>
          <table:table-cell office:value-type="float" office:value="14.471393">
            <text:p>14,471393</text:p>
          </table:table-cell>
          <table:table-cell office:value-type="float" office:value="8.587877">
            <text:p>8,587877</text:p>
          </table:table-cell>
          <table:table-cell office:value-type="float" office:value="14.825875">
            <text:p>14,825875</text:p>
          </table:table-cell>
          <table:table-cell office:value-type="float" office:value="9.03008">
            <text:p>9,03008</text:p>
          </table:table-cell>
          <table:table-cell office:value-type="float" office:value="6.716336">
            <text:p>6,716336</text:p>
          </table:table-cell>
          <table:table-cell office:value-type="float" office:value="9.333215">
            <text:p>9,333215</text:p>
          </table:table-cell>
          <table:table-cell office:value-type="float" office:value="47.207054">
            <text:p>47,207054</text:p>
          </table:table-cell>
          <table:table-cell office:value-type="float" office:value="30.955696">
            <text:p>30,955696</text:p>
          </table:table-cell>
          <table:table-cell table:number-columns-repeated="6" office:value-type="float" office:value="0">
            <text:p>0</text:p>
          </table:table-cell>
          <table:table-cell office:value-type="float" office:value="52.48843">
            <text:p>52,48843</text:p>
          </table:table-cell>
          <table:table-cell office:value-type="float" office:value="17.929321">
            <text:p>17,929321</text:p>
          </table:table-cell>
        </table:table-row>
        <table:table-row table:style-name="ro1">
          <table:table-cell office:value-type="string">
            <text:p>AFR187 <text:s text:c="5"/></text:p>
          </table:table-cell>
          <table:table-cell office:value-type="float" office:value="1890.486816">
            <text:p>1890,486816</text:p>
          </table:table-cell>
          <table:table-cell office:value-type="float" office:value="677.354492">
            <text:p>677,354492</text:p>
          </table:table-cell>
          <table:table-cell office:value-type="float" office:value="2925.515381">
            <text:p>2925,515381</text:p>
          </table:table-cell>
          <table:table-cell office:value-type="float" office:value="444.286438">
            <text:p>444,286438</text:p>
          </table:table-cell>
          <table:table-cell office:value-type="float" office:value="3739.615234">
            <text:p>3739,615234</text:p>
          </table:table-cell>
          <table:table-cell office:value-type="float" office:value="173.913773">
            <text:p>173,913773</text:p>
          </table:table-cell>
          <table:table-cell office:value-type="float" office:value="7834.906738">
            <text:p>7834,906738</text:p>
          </table:table-cell>
          <table:table-cell office:value-type="float" office:value="207.210052">
            <text:p>207,210052</text:p>
          </table:table-cell>
          <table:table-cell office:value-type="float" office:value="53.659775">
            <text:p>53,659775</text:p>
          </table:table-cell>
          <table:table-cell office:value-type="float" office:value="28.359434">
            <text:p>28,359434</text:p>
          </table:table-cell>
          <table:table-cell office:value-type="float" office:value="2505.660889">
            <text:p>2505,660889</text:p>
          </table:table-cell>
          <table:table-cell office:value-type="float" office:value="60.691589">
            <text:p>60,691589</text:p>
          </table:table-cell>
          <table:table-cell office:value-type="float" office:value="5250.351563">
            <text:p>5250,351563</text:p>
          </table:table-cell>
          <table:table-cell office:value-type="float" office:value="97.895111">
            <text:p>97,895111</text:p>
          </table:table-cell>
          <table:table-cell office:value-type="float" office:value="4890.618652">
            <text:p>4890,618652</text:p>
          </table:table-cell>
          <table:table-cell office:value-type="float" office:value="72.63723">
            <text:p>72,63723</text:p>
          </table:table-cell>
          <table:table-cell office:value-type="float" office:value="6612.109375">
            <text:p>6612,109375</text:p>
          </table:table-cell>
          <table:table-cell office:value-type="float" office:value="90.791115">
            <text:p>90,791115</text:p>
          </table:table-cell>
          <table:table-cell office:value-type="float" office:value="320.432037">
            <text:p>320,432037</text:p>
          </table:table-cell>
          <table:table-cell office:value-type="float" office:value="10.282268">
            <text:p>10,282268</text:p>
          </table:table-cell>
          <table:table-cell office:value-type="float" office:value="9.483188">
            <text:p>9,483188</text:p>
          </table:table-cell>
          <table:table-cell office:value-type="float" office:value="4.933794">
            <text:p>4,933794</text:p>
          </table:table-cell>
          <table:table-cell office:value-type="float" office:value="29.989082">
            <text:p>29,989082</text:p>
          </table:table-cell>
          <table:table-cell office:value-type="float" office:value="7.321735">
            <text:p>7,321735</text:p>
          </table:table-cell>
          <table:table-cell office:value-type="float" office:value="68.705093">
            <text:p>68,705093</text:p>
          </table:table-cell>
          <table:table-cell office:value-type="float" office:value="4.974536">
            <text:p>4,974536</text:p>
          </table:table-cell>
          <table:table-cell office:value-type="float" office:value="1610.790161">
            <text:p>1610,790161</text:p>
          </table:table-cell>
          <table:table-cell office:value-type="float" office:value="44.464794">
            <text:p>44,464794</text:p>
          </table:table-cell>
          <table:table-cell office:value-type="float" office:value="50.614704">
            <text:p>50,614704</text:p>
          </table:table-cell>
          <table:table-cell office:value-type="float" office:value="7.816247">
            <text:p>7,816247</text:p>
          </table:table-cell>
          <table:table-cell table:number-columns-repeated="2" office:value-type="float" office:value="0">
            <text:p>0</text:p>
          </table:table-cell>
          <table:table-cell office:value-type="float" office:value="76.362762">
            <text:p>76,362762</text:p>
          </table:table-cell>
          <table:table-cell office:value-type="float" office:value="18.322001">
            <text:p>18,322001</text:p>
          </table:table-cell>
          <table:table-cell office:value-type="float" office:value="54.693626">
            <text:p>54,693626</text:p>
          </table:table-cell>
          <table:table-cell office:value-type="float" office:value="9.102169">
            <text:p>9,102169</text:p>
          </table:table-cell>
          <table:table-cell office:value-type="float" office:value="56.088467">
            <text:p>56,088467</text:p>
          </table:table-cell>
          <table:table-cell office:value-type="float" office:value="9.870192">
            <text:p>9,870192</text:p>
          </table:table-cell>
          <table:table-cell office:value-type="float" office:value="70.879189">
            <text:p>70,879189</text:p>
          </table:table-cell>
          <table:table-cell office:value-type="float" office:value="10.217826">
            <text:p>10,217826</text:p>
          </table:table-cell>
          <table:table-cell office:value-type="float" office:value="10.487394">
            <text:p>10,487394</text:p>
          </table:table-cell>
          <table:table-cell office:value-type="float" office:value="10.629118">
            <text:p>10,629118</text:p>
          </table:table-cell>
          <table:table-cell table:number-columns-repeated="8" office:value-type="float" office:value="0">
            <text:p>0</text:p>
          </table:table-cell>
          <table:table-cell office:value-type="float" office:value="86.893814">
            <text:p>86,893814</text:p>
          </table:table-cell>
          <table:table-cell office:value-type="float" office:value="19.934145">
            <text:p>19,934145</text:p>
          </table:table-cell>
        </table:table-row>
        <table:table-row table:style-name="ro1">
          <table:table-cell office:value-type="string">
            <text:p>AFR188 <text:s text:c="5"/></text:p>
          </table:table-cell>
          <table:table-cell office:value-type="float" office:value="709.302368">
            <text:p>709,302368</text:p>
          </table:table-cell>
          <table:table-cell office:value-type="float" office:value="755.098694">
            <text:p>755,098694</text:p>
          </table:table-cell>
          <table:table-cell office:value-type="float" office:value="1403.442993">
            <text:p>1403,442993</text:p>
          </table:table-cell>
          <table:table-cell office:value-type="float" office:value="460.65329">
            <text:p>460,65329</text:p>
          </table:table-cell>
          <table:table-cell office:value-type="float" office:value="1956.082764">
            <text:p>1956,082764</text:p>
          </table:table-cell>
          <table:table-cell office:value-type="float" office:value="159.084366">
            <text:p>159,084366</text:p>
          </table:table-cell>
          <table:table-cell office:value-type="float" office:value="5200.464844">
            <text:p>5200,464844</text:p>
          </table:table-cell>
          <table:table-cell office:value-type="float" office:value="156.683762">
            <text:p>156,683762</text:p>
          </table:table-cell>
          <table:table-cell office:value-type="float" office:value="205.381149">
            <text:p>205,381149</text:p>
          </table:table-cell>
          <table:table-cell office:value-type="float" office:value="33.105171">
            <text:p>33,105171</text:p>
          </table:table-cell>
          <table:table-cell office:value-type="float" office:value="1990.66626">
            <text:p>1990,66626</text:p>
          </table:table-cell>
          <table:table-cell office:value-type="float" office:value="53.987339">
            <text:p>53,987339</text:p>
          </table:table-cell>
          <table:table-cell office:value-type="float" office:value="9689.855469">
            <text:p>9689,855469</text:p>
          </table:table-cell>
          <table:table-cell office:value-type="float" office:value="173.294067">
            <text:p>173,294067</text:p>
          </table:table-cell>
          <table:table-cell office:value-type="float" office:value="11649.759766">
            <text:p>11649,759766</text:p>
          </table:table-cell>
          <table:table-cell office:value-type="float" office:value="166.704361">
            <text:p>166,704361</text:p>
          </table:table-cell>
          <table:table-cell office:value-type="float" office:value="6186.054199">
            <text:p>6186,054199</text:p>
          </table:table-cell>
          <table:table-cell office:value-type="float" office:value="85.717613">
            <text:p>85,717613</text:p>
          </table:table-cell>
          <table:table-cell office:value-type="float" office:value="190.426315">
            <text:p>190,426315</text:p>
          </table:table-cell>
          <table:table-cell office:value-type="float" office:value="7.730353">
            <text:p>7,730353</text:p>
          </table:table-cell>
          <table:table-cell office:value-type="float" office:value="5.388488">
            <text:p>5,388488</text:p>
          </table:table-cell>
          <table:table-cell office:value-type="float" office:value="5.534404">
            <text:p>5,534404</text:p>
          </table:table-cell>
          <table:table-cell office:value-type="float" office:value="37.353134">
            <text:p>37,353134</text:p>
          </table:table-cell>
          <table:table-cell office:value-type="float" office:value="7.741035">
            <text:p>7,741035</text:p>
          </table:table-cell>
          <table:table-cell office:value-type="float" office:value="61.998459">
            <text:p>61,998459</text:p>
          </table:table-cell>
          <table:table-cell office:value-type="float" office:value="5.533721">
            <text:p>5,533721</text:p>
          </table:table-cell>
          <table:table-cell office:value-type="float" office:value="894.044739">
            <text:p>894,044739</text:p>
          </table:table-cell>
          <table:table-cell office:value-type="float" office:value="26.681236">
            <text:p>26,681236</text:p>
          </table:table-cell>
          <table:table-cell office:value-type="float" office:value="64.509483">
            <text:p>64,509483</text:p>
          </table:table-cell>
          <table:table-cell office:value-type="float" office:value="9.071897">
            <text:p>9,071897</text:p>
          </table:table-cell>
          <table:table-cell table:number-columns-repeated="2" office:value-type="float" office:value="0">
            <text:p>0</text:p>
          </table:table-cell>
          <table:table-cell office:value-type="float" office:value="84.748924">
            <text:p>84,748924</text:p>
          </table:table-cell>
          <table:table-cell office:value-type="float" office:value="18.922968">
            <text:p>18,922968</text:p>
          </table:table-cell>
          <table:table-cell office:value-type="float" office:value="84.14595">
            <text:p>84,14595</text:p>
          </table:table-cell>
          <table:table-cell office:value-type="float" office:value="10.776586">
            <text:p>10,776586</text:p>
          </table:table-cell>
          <table:table-cell office:value-type="float" office:value="66.116394">
            <text:p>66,116394</text:p>
          </table:table-cell>
          <table:table-cell office:value-type="float" office:value="11.665226">
            <text:p>11,665226</text:p>
          </table:table-cell>
          <table:table-cell office:value-type="float" office:value="55.944969">
            <text:p>55,944969</text:p>
          </table:table-cell>
          <table:table-cell office:value-type="float" office:value="11.962239">
            <text:p>11,962239</text:p>
          </table:table-cell>
          <table:table-cell office:value-type="float" office:value="201.885132">
            <text:p>201,885132</text:p>
          </table:table-cell>
          <table:table-cell office:value-type="float" office:value="14.01569">
            <text:p>14,01569</text:p>
          </table:table-cell>
          <table:table-cell office:value-type="float" office:value="66.4991">
            <text:p>66,4991</text:p>
          </table:table-cell>
          <table:table-cell office:value-type="float" office:value="49.608833">
            <text:p>49,608833</text:p>
          </table:table-cell>
          <table:table-cell table:number-columns-repeated="6" office:value-type="float" office:value="0">
            <text:p>0</text:p>
          </table:table-cell>
          <table:table-cell office:value-type="float" office:value="103.298775">
            <text:p>103,298775</text:p>
          </table:table-cell>
          <table:table-cell office:value-type="float" office:value="23.544085">
            <text:p>23,544085</text:p>
          </table:table-cell>
        </table:table-row>
        <table:table-row table:style-name="ro1">
          <table:table-cell office:value-type="string">
            <text:p>AFR189 <text:s text:c="5"/></text:p>
          </table:table-cell>
          <table:table-cell office:value-type="float" office:value="1048.920532">
            <text:p>1048,920532</text:p>
          </table:table-cell>
          <table:table-cell office:value-type="float" office:value="402.980377">
            <text:p>402,980377</text:p>
          </table:table-cell>
          <table:table-cell office:value-type="float" office:value="938.169495">
            <text:p>938,169495</text:p>
          </table:table-cell>
          <table:table-cell office:value-type="float" office:value="412.946136">
            <text:p>412,946136</text:p>
          </table:table-cell>
          <table:table-cell office:value-type="float" office:value="155.598862">
            <text:p>155,598862</text:p>
          </table:table-cell>
          <table:table-cell office:value-type="float" office:value="52.213085">
            <text:p>52,213085</text:p>
          </table:table-cell>
          <table:table-cell office:value-type="float" office:value="15.601772">
            <text:p>15,601772</text:p>
          </table:table-cell>
          <table:table-cell office:value-type="float" office:value="64.908966">
            <text:p>64,908966</text:p>
          </table:table-cell>
          <table:table-cell office:value-type="float" office:value="3.316053">
            <text:p>3,316053</text:p>
          </table:table-cell>
          <table:table-cell office:value-type="float" office:value="22.60956">
            <text:p>22,60956</text:p>
          </table:table-cell>
          <table:table-cell office:value-type="float" office:value="21.672638">
            <text:p>21,672638</text:p>
          </table:table-cell>
          <table:table-cell office:value-type="float" office:value="19.205694">
            <text:p>19,205694</text:p>
          </table:table-cell>
          <table:table-cell office:value-type="float" office:value="8.322126">
            <text:p>8,322126</text:p>
          </table:table-cell>
          <table:table-cell office:value-type="float" office:value="14.434385">
            <text:p>14,434385</text:p>
          </table:table-cell>
          <table:table-cell office:value-type="float" office:value="16.545704">
            <text:p>16,545704</text:p>
          </table:table-cell>
          <table:table-cell office:value-type="float" office:value="9.488922">
            <text:p>9,488922</text:p>
          </table:table-cell>
          <table:table-cell office:value-type="float" office:value="11.711458">
            <text:p>11,711458</text:p>
          </table:table-cell>
          <table:table-cell office:value-type="float" office:value="10.645906">
            <text:p>10,645906</text:p>
          </table:table-cell>
          <table:table-cell table:number-columns-repeated="4" office:value-type="float" office:value="0">
            <text:p>0</text:p>
          </table:table-cell>
          <table:table-cell office:value-type="float" office:value="19.829769">
            <text:p>19,829769</text:p>
          </table:table-cell>
          <table:table-cell office:value-type="float" office:value="7.635849">
            <text:p>7,635849</text:p>
          </table:table-cell>
          <table:table-cell table:number-columns-repeated="2" office:value-type="float" office:value="0">
            <text:p>0</text:p>
          </table:table-cell>
          <table:table-cell office:value-type="float" office:value="12.749448">
            <text:p>12,749448</text:p>
          </table:table-cell>
          <table:table-cell office:value-type="float" office:value="8.374402">
            <text:p>8,374402</text:p>
          </table:table-cell>
          <table:table-cell table:number-columns-repeated="2" office:value-type="float" office:value="0">
            <text:p>0</text:p>
          </table:table-cell>
          <table:table-cell office:value-type="float" office:value="36.286949">
            <text:p>36,286949</text:p>
          </table:table-cell>
          <table:table-cell office:value-type="float" office:value="15.177113">
            <text:p>15,177113</text:p>
          </table:table-cell>
          <table:table-cell table:number-columns-repeated="10" office:value-type="float" office:value="0">
            <text:p>0</text:p>
          </table:table-cell>
          <table:table-cell office:value-type="float" office:value="48.20713">
            <text:p>48,20713</text:p>
          </table:table-cell>
          <table:table-cell office:value-type="float" office:value="31.509508">
            <text:p>31,509508</text:p>
          </table:table-cell>
          <table:table-cell table:number-columns-repeated="2" office:value-type="float" office:value="0">
            <text:p>0</text:p>
          </table:table-cell>
          <table:table-cell office:value-type="float" office:value="10.155297">
            <text:p>10,155297</text:p>
          </table:table-cell>
          <table:table-cell office:value-type="float" office:value="32.17416">
            <text:p>32,17416</text:p>
          </table:table-cell>
          <table:table-cell table:number-columns-repeated="4"/>
        </table:table-row>
        <table:table-row table:style-name="ro1">
          <table:table-cell office:value-type="string">
            <text:p>AFR190 <text:s text:c="5"/></text:p>
          </table:table-cell>
          <table:table-cell office:value-type="float" office:value="2857.918945">
            <text:p>2857,918945</text:p>
          </table:table-cell>
          <table:table-cell office:value-type="float" office:value="777.83606">
            <text:p>777,83606</text:p>
          </table:table-cell>
          <table:table-cell office:value-type="float" office:value="1347.215332">
            <text:p>1347,215332</text:p>
          </table:table-cell>
          <table:table-cell office:value-type="float" office:value="460.649567">
            <text:p>460,649567</text:p>
          </table:table-cell>
          <table:table-cell office:value-type="float" office:value="4252.88623">
            <text:p>4252,88623</text:p>
          </table:table-cell>
          <table:table-cell office:value-type="float" office:value="189.712418">
            <text:p>189,712418</text:p>
          </table:table-cell>
          <table:table-cell office:value-type="float" office:value="8161.026367">
            <text:p>8161,026367</text:p>
          </table:table-cell>
          <table:table-cell office:value-type="float" office:value="216.923248">
            <text:p>216,923248</text:p>
          </table:table-cell>
          <table:table-cell office:value-type="float" office:value="7.235025">
            <text:p>7,235025</text:p>
          </table:table-cell>
          <table:table-cell office:value-type="float" office:value="31.050684">
            <text:p>31,050684</text:p>
          </table:table-cell>
          <table:table-cell office:value-type="float" office:value="3767.426758">
            <text:p>3767,426758</text:p>
          </table:table-cell>
          <table:table-cell office:value-type="float" office:value="84.551361">
            <text:p>84,551361</text:p>
          </table:table-cell>
          <table:table-cell office:value-type="float" office:value="2972.039551">
            <text:p>2972,039551</text:p>
          </table:table-cell>
          <table:table-cell office:value-type="float" office:value="60.953522">
            <text:p>60,953522</text:p>
          </table:table-cell>
          <table:table-cell office:value-type="float" office:value="10219.967773">
            <text:p>10219,967773</text:p>
          </table:table-cell>
          <table:table-cell office:value-type="float" office:value="146.859207">
            <text:p>146,859207</text:p>
          </table:table-cell>
          <table:table-cell office:value-type="float" office:value="2656.767334">
            <text:p>2656,767334</text:p>
          </table:table-cell>
          <table:table-cell office:value-type="float" office:value="40.737354">
            <text:p>40,737354</text:p>
          </table:table-cell>
          <table:table-cell office:value-type="float" office:value="250.321701">
            <text:p>250,321701</text:p>
          </table:table-cell>
          <table:table-cell office:value-type="float" office:value="9.272871">
            <text:p>9,272871</text:p>
          </table:table-cell>
          <table:table-cell office:value-type="float" office:value="26.390524">
            <text:p>26,390524</text:p>
          </table:table-cell>
          <table:table-cell office:value-type="float" office:value="5.968822">
            <text:p>5,968822</text:p>
          </table:table-cell>
          <table:table-cell office:value-type="float" office:value="49.255062">
            <text:p>49,255062</text:p>
          </table:table-cell>
          <table:table-cell office:value-type="float" office:value="8.012306">
            <text:p>8,012306</text:p>
          </table:table-cell>
          <table:table-cell office:value-type="float" office:value="49.654758">
            <text:p>49,654758</text:p>
          </table:table-cell>
          <table:table-cell office:value-type="float" office:value="5.781469">
            <text:p>5,781469</text:p>
          </table:table-cell>
          <table:table-cell office:value-type="float" office:value="2317.824463">
            <text:p>2317,824463</text:p>
          </table:table-cell>
          <table:table-cell office:value-type="float" office:value="62.773762">
            <text:p>62,773762</text:p>
          </table:table-cell>
          <table:table-cell office:value-type="float" office:value="85.764305">
            <text:p>85,764305</text:p>
          </table:table-cell>
          <table:table-cell office:value-type="float" office:value="9.808252">
            <text:p>9,808252</text:p>
          </table:table-cell>
          <table:table-cell office:value-type="float" office:value="0.788197">
            <text:p>0,788197</text:p>
          </table:table-cell>
          <table:table-cell office:value-type="float" office:value="16.050135">
            <text:p>16,050135</text:p>
          </table:table-cell>
          <table:table-cell office:value-type="float" office:value="74.443771">
            <text:p>74,443771</text:p>
          </table:table-cell>
          <table:table-cell office:value-type="float" office:value="19.211441">
            <text:p>19,211441</text:p>
          </table:table-cell>
          <table:table-cell office:value-type="float" office:value="121.805099">
            <text:p>121,805099</text:p>
          </table:table-cell>
          <table:table-cell office:value-type="float" office:value="11.693884">
            <text:p>11,693884</text:p>
          </table:table-cell>
          <table:table-cell office:value-type="float" office:value="101.8909">
            <text:p>101,8909</text:p>
          </table:table-cell>
          <table:table-cell office:value-type="float" office:value="12.609352">
            <text:p>12,609352</text:p>
          </table:table-cell>
          <table:table-cell office:value-type="float" office:value="50.627995">
            <text:p>50,627995</text:p>
          </table:table-cell>
          <table:table-cell office:value-type="float" office:value="13.062463">
            <text:p>13,062463</text:p>
          </table:table-cell>
          <table:table-cell office:value-type="float" office:value="16.845892">
            <text:p>16,845892</text:p>
          </table:table-cell>
          <table:table-cell office:value-type="float" office:value="13.716119">
            <text:p>13,716119</text:p>
          </table:table-cell>
          <table:table-cell office:value-type="float" office:value="29.206007">
            <text:p>29,206007</text:p>
          </table:table-cell>
          <table:table-cell office:value-type="float" office:value="41.623329">
            <text:p>41,623329</text:p>
          </table:table-cell>
          <table:table-cell table:number-columns-repeated="6" office:value-type="float" office:value="0">
            <text:p>0</text:p>
          </table:table-cell>
          <table:table-cell office:value-type="float" office:value="104.215477">
            <text:p>104,215477</text:p>
          </table:table-cell>
          <table:table-cell office:value-type="float" office:value="25.276014">
            <text:p>25,276014</text:p>
          </table:table-cell>
        </table:table-row>
        <table:table-row table:style-name="ro1">
          <table:table-cell office:value-type="string">
            <text:p>AFR191 <text:s text:c="5"/></text:p>
          </table:table-cell>
          <table:table-cell office:value-type="float" office:value="1215.947021">
            <text:p>1215,947021</text:p>
          </table:table-cell>
          <table:table-cell office:value-type="float" office:value="749.88739">
            <text:p>749,88739</text:p>
          </table:table-cell>
          <table:table-cell office:value-type="float" office:value="39.040249">
            <text:p>39,040249</text:p>
          </table:table-cell>
          <table:table-cell office:value-type="float" office:value="444.966888">
            <text:p>444,966888</text:p>
          </table:table-cell>
          <table:table-cell office:value-type="float" office:value="1375.203369">
            <text:p>1375,203369</text:p>
          </table:table-cell>
          <table:table-cell office:value-type="float" office:value="146.982376">
            <text:p>146,982376</text:p>
          </table:table-cell>
          <table:table-cell office:value-type="float" office:value="3250.26123">
            <text:p>3250,26123</text:p>
          </table:table-cell>
          <table:table-cell office:value-type="float" office:value="121.617271">
            <text:p>121,617271</text:p>
          </table:table-cell>
          <table:table-cell office:value-type="float" office:value="15.977348">
            <text:p>15,977348</text:p>
          </table:table-cell>
          <table:table-cell office:value-type="float" office:value="30.147793">
            <text:p>30,147793</text:p>
          </table:table-cell>
          <table:table-cell office:value-type="float" office:value="2121.827148">
            <text:p>2121,827148</text:p>
          </table:table-cell>
          <table:table-cell office:value-type="float" office:value="55.175369">
            <text:p>55,175369</text:p>
          </table:table-cell>
          <table:table-cell office:value-type="float" office:value="2831.34375">
            <text:p>2831,34375</text:p>
          </table:table-cell>
          <table:table-cell office:value-type="float" office:value="58.754051">
            <text:p>58,754051</text:p>
          </table:table-cell>
          <table:table-cell office:value-type="float" office:value="9480.907227">
            <text:p>9480,907227</text:p>
          </table:table-cell>
          <table:table-cell office:value-type="float" office:value="136.738602">
            <text:p>136,738602</text:p>
          </table:table-cell>
          <table:table-cell office:value-type="float" office:value="3102.11499">
            <text:p>3102,11499</text:p>
          </table:table-cell>
          <table:table-cell office:value-type="float" office:value="46.568592">
            <text:p>46,568592</text:p>
          </table:table-cell>
          <table:table-cell office:value-type="float" office:value="122.539406">
            <text:p>122,539406</text:p>
          </table:table-cell>
          <table:table-cell office:value-type="float" office:value="6.762456">
            <text:p>6,762456</text:p>
          </table:table-cell>
          <table:table-cell office:value-type="float" office:value="5.394107">
            <text:p>5,394107</text:p>
          </table:table-cell>
          <table:table-cell office:value-type="float" office:value="5.714145">
            <text:p>5,714145</text:p>
          </table:table-cell>
          <table:table-cell office:value-type="float" office:value="31.53134">
            <text:p>31,53134</text:p>
          </table:table-cell>
          <table:table-cell office:value-type="float" office:value="7.906876">
            <text:p>7,906876</text:p>
          </table:table-cell>
          <table:table-cell office:value-type="float" office:value="56.083176">
            <text:p>56,083176</text:p>
          </table:table-cell>
          <table:table-cell office:value-type="float" office:value="5.689976">
            <text:p>5,689976</text:p>
          </table:table-cell>
          <table:table-cell office:value-type="float" office:value="658.948853">
            <text:p>658,948853</text:p>
          </table:table-cell>
          <table:table-cell office:value-type="float" office:value="21.235146">
            <text:p>21,235146</text:p>
          </table:table-cell>
          <table:table-cell office:value-type="float" office:value="72.743927">
            <text:p>72,743927</text:p>
          </table:table-cell>
          <table:table-cell office:value-type="float" office:value="9.522676">
            <text:p>9,522676</text:p>
          </table:table-cell>
          <table:table-cell table:number-columns-repeated="2" office:value-type="float" office:value="0">
            <text:p>0</text:p>
          </table:table-cell>
          <table:table-cell office:value-type="float" office:value="131.977844">
            <text:p>131,977844</text:p>
          </table:table-cell>
          <table:table-cell office:value-type="float" office:value="19.305317">
            <text:p>19,305317</text:p>
          </table:table-cell>
          <table:table-cell office:value-type="float" office:value="86.37397">
            <text:p>86,37397</text:p>
          </table:table-cell>
          <table:table-cell office:value-type="float" office:value="11.632728">
            <text:p>11,632728</text:p>
          </table:table-cell>
          <table:table-cell office:value-type="float" office:value="93.614777">
            <text:p>93,614777</text:p>
          </table:table-cell>
          <table:table-cell office:value-type="float" office:value="12.469373">
            <text:p>12,469373</text:p>
          </table:table-cell>
          <table:table-cell office:value-type="float" office:value="45.777706">
            <text:p>45,777706</text:p>
          </table:table-cell>
          <table:table-cell office:value-type="float" office:value="12.856232">
            <text:p>12,856232</text:p>
          </table:table-cell>
          <table:table-cell office:value-type="float" office:value="301.491943">
            <text:p>301,491943</text:p>
          </table:table-cell>
          <table:table-cell office:value-type="float" office:value="16.353844">
            <text:p>16,353844</text:p>
          </table:table-cell>
          <table:table-cell office:value-type="float" office:value="74.208656">
            <text:p>74,208656</text:p>
          </table:table-cell>
          <table:table-cell office:value-type="float" office:value="41.478245">
            <text:p>41,478245</text:p>
          </table:table-cell>
          <table:table-cell table:number-columns-repeated="6" office:value-type="float" office:value="0">
            <text:p>0</text:p>
          </table:table-cell>
          <table:table-cell office:value-type="float" office:value="81.564072">
            <text:p>81,564072</text:p>
          </table:table-cell>
          <table:table-cell office:value-type="float" office:value="25.473694">
            <text:p>25,473694</text:p>
          </table:table-cell>
        </table:table-row>
        <table:table-row table:style-name="ro1">
          <table:table-cell office:value-type="string">
            <text:p>AFR19 <text:s text:c="6"/></text:p>
          </table:table-cell>
          <table:table-cell office:value-type="float" office:value="2185.658203">
            <text:p>2185,658203</text:p>
          </table:table-cell>
          <table:table-cell office:value-type="float" office:value="768.975403">
            <text:p>768,975403</text:p>
          </table:table-cell>
          <table:table-cell office:value-type="float" office:value="5076.562988">
            <text:p>5076,562988</text:p>
          </table:table-cell>
          <table:table-cell office:value-type="float" office:value="517.556946">
            <text:p>517,556946</text:p>
          </table:table-cell>
          <table:table-cell office:value-type="float" office:value="5893.875977">
            <text:p>5893,875977</text:p>
          </table:table-cell>
          <table:table-cell office:value-type="float" office:value="221.852051">
            <text:p>221,852051</text:p>
          </table:table-cell>
          <table:table-cell office:value-type="float" office:value="11961.817383">
            <text:p>11961,817383</text:p>
          </table:table-cell>
          <table:table-cell office:value-type="float" office:value="297.973389">
            <text:p>297,973389</text:p>
          </table:table-cell>
          <table:table-cell office:value-type="float" office:value="803.926147">
            <text:p>803,926147</text:p>
          </table:table-cell>
          <table:table-cell office:value-type="float" office:value="41.58083">
            <text:p>41,58083</text:p>
          </table:table-cell>
          <table:table-cell office:value-type="float" office:value="3120.691895">
            <text:p>3120,691895</text:p>
          </table:table-cell>
          <table:table-cell office:value-type="float" office:value="73.811554">
            <text:p>73,811554</text:p>
          </table:table-cell>
          <table:table-cell office:value-type="float" office:value="10938.229492">
            <text:p>10938,229492</text:p>
          </table:table-cell>
          <table:table-cell office:value-type="float" office:value="194.34288">
            <text:p>194,34288</text:p>
          </table:table-cell>
          <table:table-cell office:value-type="float" office:value="10444.429688">
            <text:p>10444,429688</text:p>
          </table:table-cell>
          <table:table-cell office:value-type="float" office:value="149.8694">
            <text:p>149,8694</text:p>
          </table:table-cell>
          <table:table-cell office:value-type="float" office:value="11600.59375">
            <text:p>11600,59375</text:p>
          </table:table-cell>
          <table:table-cell office:value-type="float" office:value="155.752182">
            <text:p>155,752182</text:p>
          </table:table-cell>
          <table:table-cell office:value-type="float" office:value="526.720215">
            <text:p>526,720215</text:p>
          </table:table-cell>
          <table:table-cell office:value-type="float" office:value="15.525778">
            <text:p>15,525778</text:p>
          </table:table-cell>
          <table:table-cell office:value-type="float" office:value="17.418509">
            <text:p>17,418509</text:p>
          </table:table-cell>
          <table:table-cell office:value-type="float" office:value="5.49803">
            <text:p>5,49803</text:p>
          </table:table-cell>
          <table:table-cell office:value-type="float" office:value="24.545622">
            <text:p>24,545622</text:p>
          </table:table-cell>
          <table:table-cell office:value-type="float" office:value="7.554718">
            <text:p>7,554718</text:p>
          </table:table-cell>
          <table:table-cell office:value-type="float" office:value="273.418304">
            <text:p>273,418304</text:p>
          </table:table-cell>
          <table:table-cell office:value-type="float" office:value="8.582529">
            <text:p>8,582529</text:p>
          </table:table-cell>
          <table:table-cell office:value-type="float" office:value="2152.251221">
            <text:p>2152,251221</text:p>
          </table:table-cell>
          <table:table-cell office:value-type="float" office:value="58.369957">
            <text:p>58,369957</text:p>
          </table:table-cell>
          <table:table-cell office:value-type="float" office:value="69.774361">
            <text:p>69,774361</text:p>
          </table:table-cell>
          <table:table-cell office:value-type="float" office:value="8.610566">
            <text:p>8,610566</text:p>
          </table:table-cell>
          <table:table-cell table:number-columns-repeated="2" office:value-type="float" office:value="0">
            <text:p>0</text:p>
          </table:table-cell>
          <table:table-cell office:value-type="float" office:value="77.761589">
            <text:p>77,761589</text:p>
          </table:table-cell>
          <table:table-cell office:value-type="float" office:value="18.64554">
            <text:p>18,64554</text:p>
          </table:table-cell>
          <table:table-cell office:value-type="float" office:value="112.598541">
            <text:p>112,598541</text:p>
          </table:table-cell>
          <table:table-cell office:value-type="float" office:value="10.154263">
            <text:p>10,154263</text:p>
          </table:table-cell>
          <table:table-cell office:value-type="float" office:value="83.202675">
            <text:p>83,202675</text:p>
          </table:table-cell>
          <table:table-cell office:value-type="float" office:value="10.884353">
            <text:p>10,884353</text:p>
          </table:table-cell>
          <table:table-cell office:value-type="float" office:value="97.857819">
            <text:p>97,857819</text:p>
          </table:table-cell>
          <table:table-cell office:value-type="float" office:value="11.247343">
            <text:p>11,247343</text:p>
          </table:table-cell>
          <table:table-cell office:value-type="float" office:value="25.984083">
            <text:p>25,984083</text:p>
          </table:table-cell>
          <table:table-cell office:value-type="float" office:value="11.623531">
            <text:p>11,623531</text:p>
          </table:table-cell>
          <table:table-cell table:number-columns-repeated="8" office:value-type="float" office:value="0">
            <text:p>0</text:p>
          </table:table-cell>
          <table:table-cell office:value-type="float" office:value="56.735249">
            <text:p>56,735249</text:p>
          </table:table-cell>
          <table:table-cell office:value-type="float" office:value="21.900242">
            <text:p>21,900242</text:p>
          </table:table-cell>
        </table:table-row>
        <table:table-row table:style-name="ro1">
          <table:table-cell office:value-type="string">
            <text:p>AFR192 <text:s text:c="5"/></text:p>
          </table:table-cell>
          <table:table-cell office:value-type="float" office:value="1331.328857">
            <text:p>1331,328857</text:p>
          </table:table-cell>
          <table:table-cell office:value-type="float" office:value="592.393311">
            <text:p>592,393311</text:p>
          </table:table-cell>
          <table:table-cell office:value-type="float" office:value="853.273193">
            <text:p>853,273193</text:p>
          </table:table-cell>
          <table:table-cell office:value-type="float" office:value="393.867798">
            <text:p>393,867798</text:p>
          </table:table-cell>
          <table:table-cell office:value-type="float" office:value="2854.914063">
            <text:p>2854,914063</text:p>
          </table:table-cell>
          <table:table-cell office:value-type="float" office:value="151.923325">
            <text:p>151,923325</text:p>
          </table:table-cell>
          <table:table-cell office:value-type="float" office:value="5058.007813">
            <text:p>5058,007813</text:p>
          </table:table-cell>
          <table:table-cell office:value-type="float" office:value="148.597168">
            <text:p>148,597168</text:p>
          </table:table-cell>
          <table:table-cell office:value-type="float" office:value="68.129829">
            <text:p>68,129829</text:p>
          </table:table-cell>
          <table:table-cell office:value-type="float" office:value="22.955252">
            <text:p>22,955252</text:p>
          </table:table-cell>
          <table:table-cell office:value-type="float" office:value="1026.97876">
            <text:p>1026,97876</text:p>
          </table:table-cell>
          <table:table-cell office:value-type="float" office:value="33.263397">
            <text:p>33,263397</text:p>
          </table:table-cell>
          <table:table-cell office:value-type="float" office:value="1042.996704">
            <text:p>1042,996704</text:p>
          </table:table-cell>
          <table:table-cell office:value-type="float" office:value="28.159199">
            <text:p>28,159199</text:p>
          </table:table-cell>
          <table:table-cell office:value-type="float" office:value="2962.338623">
            <text:p>2962,338623</text:p>
          </table:table-cell>
          <table:table-cell office:value-type="float" office:value="46.344273">
            <text:p>46,344273</text:p>
          </table:table-cell>
          <table:table-cell office:value-type="float" office:value="1502.685059">
            <text:p>1502,685059</text:p>
          </table:table-cell>
          <table:table-cell office:value-type="float" office:value="26.074593">
            <text:p>26,074593</text:p>
          </table:table-cell>
          <table:table-cell office:value-type="float" office:value="147.343781">
            <text:p>147,343781</text:p>
          </table:table-cell>
          <table:table-cell office:value-type="float" office:value="6.310029">
            <text:p>6,310029</text:p>
          </table:table-cell>
          <table:table-cell office:value-type="float" office:value="14.761292">
            <text:p>14,761292</text:p>
          </table:table-cell>
          <table:table-cell office:value-type="float" office:value="4.562782">
            <text:p>4,562782</text:p>
          </table:table-cell>
          <table:table-cell office:value-type="float" office:value="36.965958">
            <text:p>36,965958</text:p>
          </table:table-cell>
          <table:table-cell office:value-type="float" office:value="7.226069">
            <text:p>7,226069</text:p>
          </table:table-cell>
          <table:table-cell office:value-type="float" office:value="33.295383">
            <text:p>33,295383</text:p>
          </table:table-cell>
          <table:table-cell office:value-type="float" office:value="4.386162">
            <text:p>4,386162</text:p>
          </table:table-cell>
          <table:table-cell office:value-type="float" office:value="1246.371582">
            <text:p>1246,371582</text:p>
          </table:table-cell>
          <table:table-cell office:value-type="float" office:value="35.234364">
            <text:p>35,234364</text:p>
          </table:table-cell>
          <table:table-cell office:value-type="float" office:value="42.266449">
            <text:p>42,266449</text:p>
          </table:table-cell>
          <table:table-cell office:value-type="float" office:value="7.288025">
            <text:p>7,288025</text:p>
          </table:table-cell>
          <table:table-cell office:value-type="float" office:value="19.718483">
            <text:p>19,718483</text:p>
          </table:table-cell>
          <table:table-cell office:value-type="float" office:value="14.590469">
            <text:p>14,590469</text:p>
          </table:table-cell>
          <table:table-cell office:value-type="float" office:value="95.194046">
            <text:p>95,194046</text:p>
          </table:table-cell>
          <table:table-cell office:value-type="float" office:value="18.179451">
            <text:p>18,179451</text:p>
          </table:table-cell>
          <table:table-cell office:value-type="float" office:value="30.451275">
            <text:p>30,451275</text:p>
          </table:table-cell>
          <table:table-cell office:value-type="float" office:value="8.472994">
            <text:p>8,472994</text:p>
          </table:table-cell>
          <table:table-cell office:value-type="float" office:value="29.037371">
            <text:p>29,037371</text:p>
          </table:table-cell>
          <table:table-cell office:value-type="float" office:value="9.214672">
            <text:p>9,214672</text:p>
          </table:table-cell>
          <table:table-cell office:value-type="float" office:value="35.177078">
            <text:p>35,177078</text:p>
          </table:table-cell>
          <table:table-cell office:value-type="float" office:value="9.674483">
            <text:p>9,674483</text:p>
          </table:table-cell>
          <table:table-cell office:value-type="float" office:value="9.056043">
            <text:p>9,056043</text:p>
          </table:table-cell>
          <table:table-cell office:value-type="float" office:value="10.187793">
            <text:p>10,187793</text:p>
          </table:table-cell>
          <table:table-cell table:number-columns-repeated="8" office:value-type="float" office:value="0">
            <text:p>0</text:p>
          </table:table-cell>
          <table:table-cell office:value-type="float" office:value="51.964973">
            <text:p>51,964973</text:p>
          </table:table-cell>
          <table:table-cell office:value-type="float" office:value="18.688524">
            <text:p>18,688524</text:p>
          </table:table-cell>
        </table:table-row>
        <table:table-row table:style-name="ro1">
          <table:table-cell office:value-type="string">
            <text:p>AFR193 <text:s text:c="5"/></text:p>
          </table:table-cell>
          <table:table-cell office:value-type="float" office:value="886.627991">
            <text:p>886,627991</text:p>
          </table:table-cell>
          <table:table-cell office:value-type="float" office:value="711.732544">
            <text:p>711,732544</text:p>
          </table:table-cell>
          <table:table-cell office:value-type="float" office:value="852.191833">
            <text:p>852,191833</text:p>
          </table:table-cell>
          <table:table-cell office:value-type="float" office:value="440.610535">
            <text:p>440,610535</text:p>
          </table:table-cell>
          <table:table-cell office:value-type="float" office:value="1372.5">
            <text:p>1372,5</text:p>
          </table:table-cell>
          <table:table-cell office:value-type="float" office:value="145.932663">
            <text:p>145,932663</text:p>
          </table:table-cell>
          <table:table-cell office:value-type="float" office:value="2773.885986">
            <text:p>2773,885986</text:p>
          </table:table-cell>
          <table:table-cell office:value-type="float" office:value="110.99015">
            <text:p>110,99015</text:p>
          </table:table-cell>
          <table:table-cell office:value-type="float" office:value="16.864143">
            <text:p>16,864143</text:p>
          </table:table-cell>
          <table:table-cell office:value-type="float" office:value="28.309866">
            <text:p>28,309866</text:p>
          </table:table-cell>
          <table:table-cell office:value-type="float" office:value="1425.105835">
            <text:p>1425,105835</text:p>
          </table:table-cell>
          <table:table-cell office:value-type="float" office:value="43.029297">
            <text:p>43,029297</text:p>
          </table:table-cell>
          <table:table-cell office:value-type="float" office:value="4101.262695">
            <text:p>4101,262695</text:p>
          </table:table-cell>
          <table:table-cell office:value-type="float" office:value="79.376442">
            <text:p>79,376442</text:p>
          </table:table-cell>
          <table:table-cell office:value-type="float" office:value="6307.005859">
            <text:p>6307,005859</text:p>
          </table:table-cell>
          <table:table-cell office:value-type="float" office:value="92.651489">
            <text:p>92,651489</text:p>
          </table:table-cell>
          <table:table-cell office:value-type="float" office:value="3016.810059">
            <text:p>3016,810059</text:p>
          </table:table-cell>
          <table:table-cell office:value-type="float" office:value="45.410191">
            <text:p>45,410191</text:p>
          </table:table-cell>
          <table:table-cell office:value-type="float" office:value="111.684029">
            <text:p>111,684029</text:p>
          </table:table-cell>
          <table:table-cell office:value-type="float" office:value="6.175189">
            <text:p>6,175189</text:p>
          </table:table-cell>
          <table:table-cell office:value-type="float" office:value="3.824088">
            <text:p>3,824088</text:p>
          </table:table-cell>
          <table:table-cell office:value-type="float" office:value="5.244202">
            <text:p>5,244202</text:p>
          </table:table-cell>
          <table:table-cell office:value-type="float" office:value="22.826996">
            <text:p>22,826996</text:p>
          </table:table-cell>
          <table:table-cell office:value-type="float" office:value="7.591398">
            <text:p>7,591398</text:p>
          </table:table-cell>
          <table:table-cell office:value-type="float" office:value="16.150322">
            <text:p>16,150322</text:p>
          </table:table-cell>
          <table:table-cell office:value-type="float" office:value="5.00706">
            <text:p>5,00706</text:p>
          </table:table-cell>
          <table:table-cell office:value-type="float" office:value="753.672363">
            <text:p>753,672363</text:p>
          </table:table-cell>
          <table:table-cell office:value-type="float" office:value="23.3498">
            <text:p>23,3498</text:p>
          </table:table-cell>
          <table:table-cell office:value-type="float" office:value="53.257416">
            <text:p>53,257416</text:p>
          </table:table-cell>
          <table:table-cell office:value-type="float" office:value="8.604598">
            <text:p>8,604598</text:p>
          </table:table-cell>
          <table:table-cell table:number-columns-repeated="2" office:value-type="float" office:value="0">
            <text:p>0</text:p>
          </table:table-cell>
          <table:table-cell office:value-type="float" office:value="61.744942">
            <text:p>61,744942</text:p>
          </table:table-cell>
          <table:table-cell office:value-type="float" office:value="18.674877">
            <text:p>18,674877</text:p>
          </table:table-cell>
          <table:table-cell office:value-type="float" office:value="91.830223">
            <text:p>91,830223</text:p>
          </table:table-cell>
          <table:table-cell office:value-type="float" office:value="10.441539">
            <text:p>10,441539</text:p>
          </table:table-cell>
          <table:table-cell office:value-type="float" office:value="39.920223">
            <text:p>39,920223</text:p>
          </table:table-cell>
          <table:table-cell office:value-type="float" office:value="11.221945">
            <text:p>11,221945</text:p>
          </table:table-cell>
          <table:table-cell office:value-type="float" office:value="36.289307">
            <text:p>36,289307</text:p>
          </table:table-cell>
          <table:table-cell office:value-type="float" office:value="11.734453">
            <text:p>11,734453</text:p>
          </table:table-cell>
          <table:table-cell office:value-type="float" office:value="12.098809">
            <text:p>12,098809</text:p>
          </table:table-cell>
          <table:table-cell office:value-type="float" office:value="12.296">
            <text:p>12,296</text:p>
          </table:table-cell>
          <table:table-cell office:value-type="float" office:value="69.745895">
            <text:p>69,745895</text:p>
          </table:table-cell>
          <table:table-cell office:value-type="float" office:value="42.031723">
            <text:p>42,031723</text:p>
          </table:table-cell>
          <table:table-cell table:number-columns-repeated="6" office:value-type="float" office:value="0">
            <text:p>0</text:p>
          </table:table-cell>
          <table:table-cell office:value-type="float" office:value="92.50779">
            <text:p>92,50779</text:p>
          </table:table-cell>
          <table:table-cell office:value-type="float" office:value="22.670313">
            <text:p>22,670313</text:p>
          </table:table-cell>
        </table:table-row>
        <table:table-row table:style-name="ro1">
          <table:table-cell office:value-type="string">
            <text:p>AFR194 <text:s text:c="5"/></text:p>
          </table:table-cell>
          <table:table-cell office:value-type="float" office:value="523.656006">
            <text:p>523,656006</text:p>
          </table:table-cell>
          <table:table-cell office:value-type="float" office:value="524.804932">
            <text:p>524,804932</text:p>
          </table:table-cell>
          <table:table-cell office:value-type="float" office:value="888.003479">
            <text:p>888,003479</text:p>
          </table:table-cell>
          <table:table-cell office:value-type="float" office:value="381.235138">
            <text:p>381,235138</text:p>
          </table:table-cell>
          <table:table-cell office:value-type="float" office:value="2848.904053">
            <text:p>2848,904053</text:p>
          </table:table-cell>
          <table:table-cell office:value-type="float" office:value="147.735336">
            <text:p>147,735336</text:p>
          </table:table-cell>
          <table:table-cell office:value-type="float" office:value="5841.88916">
            <text:p>5841,88916</text:p>
          </table:table-cell>
          <table:table-cell office:value-type="float" office:value="162.252396">
            <text:p>162,252396</text:p>
          </table:table-cell>
          <table:table-cell office:value-type="float" office:value="30.748859">
            <text:p>30,748859</text:p>
          </table:table-cell>
          <table:table-cell office:value-type="float" office:value="20.50934">
            <text:p>20,50934</text:p>
          </table:table-cell>
          <table:table-cell office:value-type="float" office:value="1069.943848">
            <text:p>1069,943848</text:p>
          </table:table-cell>
          <table:table-cell office:value-type="float" office:value="33.008083">
            <text:p>33,008083</text:p>
          </table:table-cell>
          <table:table-cell office:value-type="float" office:value="1496.682617">
            <text:p>1496,682617</text:p>
          </table:table-cell>
          <table:table-cell office:value-type="float" office:value="34.876328">
            <text:p>34,876328</text:p>
          </table:table-cell>
          <table:table-cell office:value-type="float" office:value="2211.267822">
            <text:p>2211,267822</text:p>
          </table:table-cell>
          <table:table-cell office:value-type="float" office:value="35.755798">
            <text:p>35,755798</text:p>
          </table:table-cell>
          <table:table-cell office:value-type="float" office:value="1184.626831">
            <text:p>1184,626831</text:p>
          </table:table-cell>
          <table:table-cell office:value-type="float" office:value="21.849808">
            <text:p>21,849808</text:p>
          </table:table-cell>
          <table:table-cell office:value-type="float" office:value="168.387726">
            <text:p>168,387726</text:p>
          </table:table-cell>
          <table:table-cell office:value-type="float" office:value="6.432262">
            <text:p>6,432262</text:p>
          </table:table-cell>
          <table:table-cell office:value-type="float" office:value="7.308144">
            <text:p>7,308144</text:p>
          </table:table-cell>
          <table:table-cell office:value-type="float" office:value="4.12071">
            <text:p>4,12071</text:p>
          </table:table-cell>
          <table:table-cell office:value-type="float" office:value="23.42837">
            <text:p>23,42837</text:p>
          </table:table-cell>
          <table:table-cell office:value-type="float" office:value="6.937309">
            <text:p>6,937309</text:p>
          </table:table-cell>
          <table:table-cell office:value-type="float" office:value="35.665997">
            <text:p>35,665997</text:p>
          </table:table-cell>
          <table:table-cell office:value-type="float" office:value="3.999299">
            <text:p>3,999299</text:p>
          </table:table-cell>
          <table:table-cell office:value-type="float" office:value="1396.876953">
            <text:p>1396,876953</text:p>
          </table:table-cell>
          <table:table-cell office:value-type="float" office:value="38.931759">
            <text:p>38,931759</text:p>
          </table:table-cell>
          <table:table-cell office:value-type="float" office:value="34.914185">
            <text:p>34,914185</text:p>
          </table:table-cell>
          <table:table-cell office:value-type="float" office:value="6.548589">
            <text:p>6,548589</text:p>
          </table:table-cell>
          <table:table-cell table:number-columns-repeated="2" office:value-type="float" office:value="0">
            <text:p>0</text:p>
          </table:table-cell>
          <table:table-cell office:value-type="float" office:value="53.119568">
            <text:p>53,119568</text:p>
          </table:table-cell>
          <table:table-cell office:value-type="float" office:value="17.778238">
            <text:p>17,778238</text:p>
          </table:table-cell>
          <table:table-cell office:value-type="float" office:value="33.799431">
            <text:p>33,799431</text:p>
          </table:table-cell>
          <table:table-cell office:value-type="float" office:value="7.589687">
            <text:p>7,589687</text:p>
          </table:table-cell>
          <table:table-cell office:value-type="float" office:value="23.173143">
            <text:p>23,173143</text:p>
          </table:table-cell>
          <table:table-cell office:value-type="float" office:value="8.216861">
            <text:p>8,216861</text:p>
          </table:table-cell>
          <table:table-cell office:value-type="float" office:value="35.152077">
            <text:p>35,152077</text:p>
          </table:table-cell>
          <table:table-cell office:value-type="float" office:value="8.627295">
            <text:p>8,627295</text:p>
          </table:table-cell>
          <table:table-cell office:value-type="float" office:value="7.982531">
            <text:p>7,982531</text:p>
          </table:table-cell>
          <table:table-cell office:value-type="float" office:value="9.058826">
            <text:p>9,058826</text:p>
          </table:table-cell>
          <table:table-cell office:value-type="float" office:value="3.20445">
            <text:p>3,20445</text:p>
          </table:table-cell>
          <table:table-cell office:value-type="float" office:value="33.872013">
            <text:p>33,872013</text:p>
          </table:table-cell>
          <table:table-cell table:number-columns-repeated="6" office:value-type="float" office:value="0">
            <text:p>0</text:p>
          </table:table-cell>
          <table:table-cell office:value-type="float" office:value="51.060822">
            <text:p>51,060822</text:p>
          </table:table-cell>
          <table:table-cell office:value-type="float" office:value="16.835112">
            <text:p>16,835112</text:p>
          </table:table-cell>
        </table:table-row>
        <table:table-row table:style-name="ro1">
          <table:table-cell office:value-type="string">
            <text:p>AFR195 <text:s text:c="5"/></text:p>
          </table:table-cell>
          <table:table-cell office:value-type="float" office:value="1189.320435">
            <text:p>1189,320435</text:p>
          </table:table-cell>
          <table:table-cell office:value-type="float" office:value="740.874023">
            <text:p>740,874023</text:p>
          </table:table-cell>
          <table:table-cell office:value-type="float" office:value="1293.19043">
            <text:p>1293,19043</text:p>
          </table:table-cell>
          <table:table-cell office:value-type="float" office:value="437.017914">
            <text:p>437,017914</text:p>
          </table:table-cell>
          <table:table-cell office:value-type="float" office:value="1714.178467">
            <text:p>1714,178467</text:p>
          </table:table-cell>
          <table:table-cell office:value-type="float" office:value="146.268082">
            <text:p>146,268082</text:p>
          </table:table-cell>
          <table:table-cell office:value-type="float" office:value="2771.373291">
            <text:p>2771,373291</text:p>
          </table:table-cell>
          <table:table-cell office:value-type="float" office:value="111.029221">
            <text:p>111,029221</text:p>
          </table:table-cell>
          <table:table-cell office:value-type="float" office:value="20.197781">
            <text:p>20,197781</text:p>
          </table:table-cell>
          <table:table-cell office:value-type="float" office:value="24.723284">
            <text:p>24,723284</text:p>
          </table:table-cell>
          <table:table-cell office:value-type="float" office:value="406.457001">
            <text:p>406,457001</text:p>
          </table:table-cell>
          <table:table-cell office:value-type="float" office:value="26.277435">
            <text:p>26,277435</text:p>
          </table:table-cell>
          <table:table-cell office:value-type="float" office:value="554.461731">
            <text:p>554,461731</text:p>
          </table:table-cell>
          <table:table-cell office:value-type="float" office:value="22.612568">
            <text:p>22,612568</text:p>
          </table:table-cell>
          <table:table-cell office:value-type="float" office:value="887.938782">
            <text:p>887,938782</text:p>
          </table:table-cell>
          <table:table-cell office:value-type="float" office:value="19.642122">
            <text:p>19,642122</text:p>
          </table:table-cell>
          <table:table-cell office:value-type="float" office:value="587.007813">
            <text:p>587,007813</text:p>
          </table:table-cell>
          <table:table-cell office:value-type="float" office:value="16.256912">
            <text:p>16,256912</text:p>
          </table:table-cell>
          <table:table-cell office:value-type="float" office:value="82.51252">
            <text:p>82,51252</text:p>
          </table:table-cell>
          <table:table-cell office:value-type="float" office:value="6.185513">
            <text:p>6,185513</text:p>
          </table:table-cell>
          <table:table-cell office:value-type="float" office:value="1.827036">
            <text:p>1,827036</text:p>
          </table:table-cell>
          <table:table-cell office:value-type="float" office:value="5.771232">
            <text:p>5,771232</text:p>
          </table:table-cell>
          <table:table-cell office:value-type="float" office:value="40.197357">
            <text:p>40,197357</text:p>
          </table:table-cell>
          <table:table-cell office:value-type="float" office:value="7.948525">
            <text:p>7,948525</text:p>
          </table:table-cell>
          <table:table-cell office:value-type="float" office:value="22.659655">
            <text:p>22,659655</text:p>
          </table:table-cell>
          <table:table-cell office:value-type="float" office:value="5.493858">
            <text:p>5,493858</text:p>
          </table:table-cell>
          <table:table-cell office:value-type="float" office:value="684.029907">
            <text:p>684,029907</text:p>
          </table:table-cell>
          <table:table-cell office:value-type="float" office:value="22.126457">
            <text:p>22,126457</text:p>
          </table:table-cell>
          <table:table-cell office:value-type="float" office:value="74.844566">
            <text:p>74,844566</text:p>
          </table:table-cell>
          <table:table-cell office:value-type="float" office:value="9.495296">
            <text:p>9,495296</text:p>
          </table:table-cell>
          <table:table-cell table:number-columns-repeated="2" office:value-type="float" office:value="0">
            <text:p>0</text:p>
          </table:table-cell>
          <table:table-cell office:value-type="float" office:value="18.631401">
            <text:p>18,631401</text:p>
          </table:table-cell>
          <table:table-cell office:value-type="float" office:value="18.915499">
            <text:p>18,915499</text:p>
          </table:table-cell>
          <table:table-cell office:value-type="float" office:value="44.882256">
            <text:p>44,882256</text:p>
          </table:table-cell>
          <table:table-cell office:value-type="float" office:value="10.964442">
            <text:p>10,964442</text:p>
          </table:table-cell>
          <table:table-cell office:value-type="float" office:value="23.551481">
            <text:p>23,551481</text:p>
          </table:table-cell>
          <table:table-cell office:value-type="float" office:value="11.925925">
            <text:p>11,925925</text:p>
          </table:table-cell>
          <table:table-cell office:value-type="float" office:value="33.751995">
            <text:p>33,751995</text:p>
          </table:table-cell>
          <table:table-cell office:value-type="float" office:value="12.243109">
            <text:p>12,243109</text:p>
          </table:table-cell>
          <table:table-cell office:value-type="float" office:value="13.542775">
            <text:p>13,542775</text:p>
          </table:table-cell>
          <table:table-cell office:value-type="float" office:value="12.887784">
            <text:p>12,887784</text:p>
          </table:table-cell>
          <table:table-cell office:value-type="float" office:value="100.210213">
            <text:p>100,210213</text:p>
          </table:table-cell>
          <table:table-cell office:value-type="float" office:value="35.48481">
            <text:p>35,48481</text:p>
          </table:table-cell>
          <table:table-cell table:number-columns-repeated="6" office:value-type="float" office:value="0">
            <text:p>0</text:p>
          </table:table-cell>
          <table:table-cell office:value-type="float" office:value="66.812111">
            <text:p>66,812111</text:p>
          </table:table-cell>
          <table:table-cell office:value-type="float" office:value="24.170601">
            <text:p>24,170601</text:p>
          </table:table-cell>
        </table:table-row>
        <table:table-row table:style-name="ro1">
          <table:table-cell office:value-type="string">
            <text:p>AFR196 <text:s text:c="5"/></text:p>
          </table:table-cell>
          <table:table-cell office:value-type="float" office:value="1402.333008">
            <text:p>1402,333008</text:p>
          </table:table-cell>
          <table:table-cell office:value-type="float" office:value="689.706787">
            <text:p>689,706787</text:p>
          </table:table-cell>
          <table:table-cell office:value-type="float" office:value="1080.949585">
            <text:p>1080,949585</text:p>
          </table:table-cell>
          <table:table-cell office:value-type="float" office:value="430.300262">
            <text:p>430,300262</text:p>
          </table:table-cell>
          <table:table-cell office:value-type="float" office:value="1851.21106">
            <text:p>1851,21106</text:p>
          </table:table-cell>
          <table:table-cell office:value-type="float" office:value="144.513">
            <text:p>144,513</text:p>
          </table:table-cell>
          <table:table-cell office:value-type="float" office:value="3310.392578">
            <text:p>3310,392578</text:p>
          </table:table-cell>
          <table:table-cell office:value-type="float" office:value="117.589539">
            <text:p>117,589539</text:p>
          </table:table-cell>
          <table:table-cell office:value-type="float" office:value="12.962754">
            <text:p>12,962754</text:p>
          </table:table-cell>
          <table:table-cell office:value-type="float" office:value="25.625484">
            <text:p>25,625484</text:p>
          </table:table-cell>
          <table:table-cell office:value-type="float" office:value="1795.787109">
            <text:p>1795,787109</text:p>
          </table:table-cell>
          <table:table-cell office:value-type="float" office:value="48.149696">
            <text:p>48,149696</text:p>
          </table:table-cell>
          <table:table-cell office:value-type="float" office:value="2348.270264">
            <text:p>2348,270264</text:p>
          </table:table-cell>
          <table:table-cell office:value-type="float" office:value="50.026295">
            <text:p>50,026295</text:p>
          </table:table-cell>
          <table:table-cell office:value-type="float" office:value="4841.508789">
            <text:p>4841,508789</text:p>
          </table:table-cell>
          <table:table-cell office:value-type="float" office:value="72.351517">
            <text:p>72,351517</text:p>
          </table:table-cell>
          <table:table-cell office:value-type="float" office:value="1117.38147">
            <text:p>1117,38147</text:p>
          </table:table-cell>
          <table:table-cell office:value-type="float" office:value="21.918137">
            <text:p>21,918137</text:p>
          </table:table-cell>
          <table:table-cell office:value-type="float" office:value="104.930473">
            <text:p>104,930473</text:p>
          </table:table-cell>
          <table:table-cell office:value-type="float" office:value="6.128479">
            <text:p>6,128479</text:p>
          </table:table-cell>
          <table:table-cell office:value-type="float" office:value="2.697053">
            <text:p>2,697053</text:p>
          </table:table-cell>
          <table:table-cell office:value-type="float" office:value="5.278384">
            <text:p>5,278384</text:p>
          </table:table-cell>
          <table:table-cell office:value-type="float" office:value="26.317041">
            <text:p>26,317041</text:p>
          </table:table-cell>
          <table:table-cell office:value-type="float" office:value="7.618637">
            <text:p>7,618637</text:p>
          </table:table-cell>
          <table:table-cell office:value-type="float" office:value="17.704857">
            <text:p>17,704857</text:p>
          </table:table-cell>
          <table:table-cell office:value-type="float" office:value="5.0365">
            <text:p>5,0365</text:p>
          </table:table-cell>
          <table:table-cell office:value-type="float" office:value="766.419983">
            <text:p>766,419983</text:p>
          </table:table-cell>
          <table:table-cell office:value-type="float" office:value="23.648548">
            <text:p>23,648548</text:p>
          </table:table-cell>
          <table:table-cell office:value-type="float" office:value="62.041496">
            <text:p>62,041496</text:p>
          </table:table-cell>
          <table:table-cell office:value-type="float" office:value="8.678953">
            <text:p>8,678953</text:p>
          </table:table-cell>
          <table:table-cell table:number-columns-repeated="2" office:value-type="float" office:value="0">
            <text:p>0</text:p>
          </table:table-cell>
          <table:table-cell office:value-type="float" office:value="36.548031">
            <text:p>36,548031</text:p>
          </table:table-cell>
          <table:table-cell office:value-type="float" office:value="18.56568">
            <text:p>18,56568</text:p>
          </table:table-cell>
          <table:table-cell office:value-type="float" office:value="69.336517">
            <text:p>69,336517</text:p>
          </table:table-cell>
          <table:table-cell office:value-type="float" office:value="10.206221">
            <text:p>10,206221</text:p>
          </table:table-cell>
          <table:table-cell office:value-type="float" office:value="39.205177">
            <text:p>39,205177</text:p>
          </table:table-cell>
          <table:table-cell office:value-type="float" office:value="10.925982">
            <text:p>10,925982</text:p>
          </table:table-cell>
          <table:table-cell office:value-type="float" office:value="31.226845">
            <text:p>31,226845</text:p>
          </table:table-cell>
          <table:table-cell office:value-type="float" office:value="11.4416">
            <text:p>11,4416</text:p>
          </table:table-cell>
          <table:table-cell office:value-type="float" office:value="15.056705">
            <text:p>15,056705</text:p>
          </table:table-cell>
          <table:table-cell office:value-type="float" office:value="12.008793">
            <text:p>12,008793</text:p>
          </table:table-cell>
          <table:table-cell office:value-type="float" office:value="37.706509">
            <text:p>37,706509</text:p>
          </table:table-cell>
          <table:table-cell office:value-type="float" office:value="38.405563">
            <text:p>38,405563</text:p>
          </table:table-cell>
          <table:table-cell table:number-columns-repeated="6" office:value-type="float" office:value="0">
            <text:p>0</text:p>
          </table:table-cell>
          <table:table-cell office:value-type="float" office:value="56.818848">
            <text:p>56,818848</text:p>
          </table:table-cell>
          <table:table-cell office:value-type="float" office:value="22.637789">
            <text:p>22,637789</text:p>
          </table:table-cell>
        </table:table-row>
        <table:table-row table:style-name="ro1">
          <table:table-cell office:value-type="string">
            <text:p>AFR197 <text:s text:c="5"/></text:p>
          </table:table-cell>
          <table:table-cell office:value-type="float" office:value="1278.075684">
            <text:p>1278,075684</text:p>
          </table:table-cell>
          <table:table-cell office:value-type="float" office:value="750.341064">
            <text:p>750,341064</text:p>
          </table:table-cell>
          <table:table-cell office:value-type="float" office:value="1358.792114">
            <text:p>1358,792114</text:p>
          </table:table-cell>
          <table:table-cell office:value-type="float" office:value="451.847321">
            <text:p>451,847321</text:p>
          </table:table-cell>
          <table:table-cell office:value-type="float" office:value="2698.648682">
            <text:p>2698,648682</text:p>
          </table:table-cell>
          <table:table-cell office:value-type="float" office:value="165.304062">
            <text:p>165,304062</text:p>
          </table:table-cell>
          <table:table-cell office:value-type="float" office:value="8109.5625">
            <text:p>8109,5625</text:p>
          </table:table-cell>
          <table:table-cell office:value-type="float" office:value="215.985626">
            <text:p>215,985626</text:p>
          </table:table-cell>
          <table:table-cell office:value-type="float" office:value="134.450897">
            <text:p>134,450897</text:p>
          </table:table-cell>
          <table:table-cell office:value-type="float" office:value="31.778103">
            <text:p>31,778103</text:p>
          </table:table-cell>
          <table:table-cell office:value-type="float" office:value="1703.77356">
            <text:p>1703,77356</text:p>
          </table:table-cell>
          <table:table-cell office:value-type="float" office:value="48.566402">
            <text:p>48,566402</text:p>
          </table:table-cell>
          <table:table-cell office:value-type="float" office:value="7028.686523">
            <text:p>7028,686523</text:p>
          </table:table-cell>
          <table:table-cell office:value-type="float" office:value="128.329132">
            <text:p>128,329132</text:p>
          </table:table-cell>
          <table:table-cell office:value-type="float" office:value="6049.703613">
            <text:p>6049,703613</text:p>
          </table:table-cell>
          <table:table-cell office:value-type="float" office:value="88.89888">
            <text:p>88,89888</text:p>
          </table:table-cell>
          <table:table-cell office:value-type="float" office:value="8944.203125">
            <text:p>8944,203125</text:p>
          </table:table-cell>
          <table:table-cell office:value-type="float" office:value="121.266205">
            <text:p>121,266205</text:p>
          </table:table-cell>
          <table:table-cell office:value-type="float" office:value="396.110687">
            <text:p>396,110687</text:p>
          </table:table-cell>
          <table:table-cell office:value-type="float" office:value="12.398487">
            <text:p>12,398487</text:p>
          </table:table-cell>
          <table:table-cell office:value-type="float" office:value="3.654072">
            <text:p>3,654072</text:p>
          </table:table-cell>
          <table:table-cell office:value-type="float" office:value="5.568597">
            <text:p>5,568597</text:p>
          </table:table-cell>
          <table:table-cell office:value-type="float" office:value="12.950809">
            <text:p>12,950809</text:p>
          </table:table-cell>
          <table:table-cell office:value-type="float" office:value="7.623226">
            <text:p>7,623226</text:p>
          </table:table-cell>
          <table:table-cell office:value-type="float" office:value="85.470253">
            <text:p>85,470253</text:p>
          </table:table-cell>
          <table:table-cell office:value-type="float" office:value="5.713078">
            <text:p>5,713078</text:p>
          </table:table-cell>
          <table:table-cell office:value-type="float" office:value="1309.969971">
            <text:p>1309,969971</text:p>
          </table:table-cell>
          <table:table-cell office:value-type="float" office:value="36.98999">
            <text:p>36,98999</text:p>
          </table:table-cell>
          <table:table-cell office:value-type="float" office:value="55.739552">
            <text:p>55,739552</text:p>
          </table:table-cell>
          <table:table-cell office:value-type="float" office:value="8.92605">
            <text:p>8,92605</text:p>
          </table:table-cell>
          <table:table-cell table:number-columns-repeated="2" office:value-type="float" office:value="0">
            <text:p>0</text:p>
          </table:table-cell>
          <table:table-cell office:value-type="float" office:value="128.803421">
            <text:p>128,803421</text:p>
          </table:table-cell>
          <table:table-cell office:value-type="float" office:value="19.016703">
            <text:p>19,016703</text:p>
          </table:table-cell>
          <table:table-cell office:value-type="float" office:value="71.370834">
            <text:p>71,370834</text:p>
          </table:table-cell>
          <table:table-cell office:value-type="float" office:value="10.610318">
            <text:p>10,610318</text:p>
          </table:table-cell>
          <table:table-cell office:value-type="float" office:value="51.122795">
            <text:p>51,122795</text:p>
          </table:table-cell>
          <table:table-cell office:value-type="float" office:value="11.485398">
            <text:p>11,485398</text:p>
          </table:table-cell>
          <table:table-cell office:value-type="float" office:value="88.780243">
            <text:p>88,780243</text:p>
          </table:table-cell>
          <table:table-cell office:value-type="float" office:value="11.924768">
            <text:p>11,924768</text:p>
          </table:table-cell>
          <table:table-cell office:value-type="float" office:value="20.919735">
            <text:p>20,919735</text:p>
          </table:table-cell>
          <table:table-cell office:value-type="float" office:value="12.400655">
            <text:p>12,400655</text:p>
          </table:table-cell>
          <table:table-cell office:value-type="float" office:value="87.95948">
            <text:p>87,95948</text:p>
          </table:table-cell>
          <table:table-cell office:value-type="float" office:value="45.901554">
            <text:p>45,901554</text:p>
          </table:table-cell>
          <table:table-cell table:number-columns-repeated="6" office:value-type="float" office:value="0">
            <text:p>0</text:p>
          </table:table-cell>
          <table:table-cell office:value-type="float" office:value="75.6157">
            <text:p>75,6157</text:p>
          </table:table-cell>
          <table:table-cell office:value-type="float" office:value="23.233519">
            <text:p>23,233519</text:p>
          </table:table-cell>
        </table:table-row>
        <table:table-row table:style-name="ro1">
          <table:table-cell office:value-type="string">
            <text:p>AFR198 <text:s text:c="5"/></text:p>
          </table:table-cell>
          <table:table-cell office:value-type="float" office:value="914.179077">
            <text:p>914,179077</text:p>
          </table:table-cell>
          <table:table-cell office:value-type="float" office:value="748.002197">
            <text:p>748,002197</text:p>
          </table:table-cell>
          <table:table-cell office:value-type="float" office:value="868.708862">
            <text:p>868,708862</text:p>
          </table:table-cell>
          <table:table-cell office:value-type="float" office:value="452.661896">
            <text:p>452,661896</text:p>
          </table:table-cell>
          <table:table-cell office:value-type="float" office:value="974.924194">
            <text:p>974,924194</text:p>
          </table:table-cell>
          <table:table-cell office:value-type="float" office:value="141.28801">
            <text:p>141,28801</text:p>
          </table:table-cell>
          <table:table-cell office:value-type="float" office:value="1923.026855">
            <text:p>1923,026855</text:p>
          </table:table-cell>
          <table:table-cell office:value-type="float" office:value="97.84758">
            <text:p>97,84758</text:p>
          </table:table-cell>
          <table:table-cell office:value-type="float" office:value="39.792641">
            <text:p>39,792641</text:p>
          </table:table-cell>
          <table:table-cell office:value-type="float" office:value="28.048094">
            <text:p>28,048094</text:p>
          </table:table-cell>
          <table:table-cell office:value-type="float" office:value="1376.402588">
            <text:p>1376,402588</text:p>
          </table:table-cell>
          <table:table-cell office:value-type="float" office:value="42.172108">
            <text:p>42,172108</text:p>
          </table:table-cell>
          <table:table-cell office:value-type="float" office:value="1630.876831">
            <text:p>1630,876831</text:p>
          </table:table-cell>
          <table:table-cell office:value-type="float" office:value="39.322475">
            <text:p>39,322475</text:p>
          </table:table-cell>
          <table:table-cell office:value-type="float" office:value="4070.466797">
            <text:p>4070,466797</text:p>
          </table:table-cell>
          <table:table-cell office:value-type="float" office:value="62.030293">
            <text:p>62,030293</text:p>
          </table:table-cell>
          <table:table-cell office:value-type="float" office:value="1868.047241">
            <text:p>1868,047241</text:p>
          </table:table-cell>
          <table:table-cell office:value-type="float" office:value="31.113022">
            <text:p>31,113022</text:p>
          </table:table-cell>
          <table:table-cell office:value-type="float" office:value="74.702393">
            <text:p>74,702393</text:p>
          </table:table-cell>
          <table:table-cell office:value-type="float" office:value="6.149486">
            <text:p>6,149486</text:p>
          </table:table-cell>
          <table:table-cell office:value-type="float" office:value="13.456266">
            <text:p>13,456266</text:p>
          </table:table-cell>
          <table:table-cell office:value-type="float" office:value="5.835411">
            <text:p>5,835411</text:p>
          </table:table-cell>
          <table:table-cell office:value-type="float" office:value="37.920689">
            <text:p>37,920689</text:p>
          </table:table-cell>
          <table:table-cell office:value-type="float" office:value="7.991277">
            <text:p>7,991277</text:p>
          </table:table-cell>
          <table:table-cell office:value-type="float" office:value="39.61702">
            <text:p>39,61702</text:p>
          </table:table-cell>
          <table:table-cell office:value-type="float" office:value="5.653217">
            <text:p>5,653217</text:p>
          </table:table-cell>
          <table:table-cell office:value-type="float" office:value="506.175507">
            <text:p>506,175507</text:p>
          </table:table-cell>
          <table:table-cell office:value-type="float" office:value="17.862272">
            <text:p>17,862272</text:p>
          </table:table-cell>
          <table:table-cell office:value-type="float" office:value="78.70179">
            <text:p>78,70179</text:p>
          </table:table-cell>
          <table:table-cell office:value-type="float" office:value="9.689097">
            <text:p>9,689097</text:p>
          </table:table-cell>
          <table:table-cell table:number-columns-repeated="2" office:value-type="float" office:value="0">
            <text:p>0</text:p>
          </table:table-cell>
          <table:table-cell office:value-type="float" office:value="82.209427">
            <text:p>82,209427</text:p>
          </table:table-cell>
          <table:table-cell office:value-type="float" office:value="19.175949">
            <text:p>19,175949</text:p>
          </table:table-cell>
          <table:table-cell office:value-type="float" office:value="75.142815">
            <text:p>75,142815</text:p>
          </table:table-cell>
          <table:table-cell office:value-type="float" office:value="11.33376">
            <text:p>11,33376</text:p>
          </table:table-cell>
          <table:table-cell office:value-type="float" office:value="49.325695">
            <text:p>49,325695</text:p>
          </table:table-cell>
          <table:table-cell office:value-type="float" office:value="12.236921">
            <text:p>12,236921</text:p>
          </table:table-cell>
          <table:table-cell office:value-type="float" office:value="51.528046">
            <text:p>51,528046</text:p>
          </table:table-cell>
          <table:table-cell office:value-type="float" office:value="12.839431">
            <text:p>12,839431</text:p>
          </table:table-cell>
          <table:table-cell office:value-type="float" office:value="11.80864">
            <text:p>11,80864</text:p>
          </table:table-cell>
          <table:table-cell office:value-type="float" office:value="13.436778">
            <text:p>13,436778</text:p>
          </table:table-cell>
          <table:table-cell office:value-type="float" office:value="70.458435">
            <text:p>70,458435</text:p>
          </table:table-cell>
          <table:table-cell office:value-type="float" office:value="38.629299">
            <text:p>38,629299</text:p>
          </table:table-cell>
          <table:table-cell table:number-columns-repeated="6" office:value-type="float" office:value="0">
            <text:p>0</text:p>
          </table:table-cell>
          <table:table-cell office:value-type="float" office:value="97.93399">
            <text:p>97,93399</text:p>
          </table:table-cell>
          <table:table-cell office:value-type="float" office:value="25.121801">
            <text:p>25,121801</text:p>
          </table:table-cell>
        </table:table-row>
        <table:table-row table:style-name="ro1">
          <table:table-cell office:value-type="string">
            <text:p>AFR199 <text:s text:c="5"/></text:p>
          </table:table-cell>
          <table:table-cell office:value-type="float" office:value="2387.516357">
            <text:p>2387,516357</text:p>
          </table:table-cell>
          <table:table-cell office:value-type="float" office:value="623.935852">
            <text:p>623,935852</text:p>
          </table:table-cell>
          <table:table-cell office:value-type="float" office:value="733.646484">
            <text:p>733,646484</text:p>
          </table:table-cell>
          <table:table-cell office:value-type="float" office:value="393.417297">
            <text:p>393,417297</text:p>
          </table:table-cell>
          <table:table-cell office:value-type="float" office:value="2453.432861">
            <text:p>2453,432861</text:p>
          </table:table-cell>
          <table:table-cell office:value-type="float" office:value="146.998291">
            <text:p>146,998291</text:p>
          </table:table-cell>
          <table:table-cell office:value-type="float" office:value="4940.453125">
            <text:p>4940,453125</text:p>
          </table:table-cell>
          <table:table-cell office:value-type="float" office:value="143.984024">
            <text:p>143,984024</text:p>
          </table:table-cell>
          <table:table-cell office:value-type="float" office:value="19.89632">
            <text:p>19,89632</text:p>
          </table:table-cell>
          <table:table-cell office:value-type="float" office:value="24.421762">
            <text:p>24,421762</text:p>
          </table:table-cell>
          <table:table-cell office:value-type="float" office:value="1829.056396">
            <text:p>1829,056396</text:p>
          </table:table-cell>
          <table:table-cell office:value-type="float" office:value="47.696533">
            <text:p>47,696533</text:p>
          </table:table-cell>
          <table:table-cell office:value-type="float" office:value="8633.037109">
            <text:p>8633,037109</text:p>
          </table:table-cell>
          <table:table-cell office:value-type="float" office:value="154.78064">
            <text:p>154,78064</text:p>
          </table:table-cell>
          <table:table-cell office:value-type="float" office:value="5244.477051">
            <text:p>5244,477051</text:p>
          </table:table-cell>
          <table:table-cell office:value-type="float" office:value="77.329269">
            <text:p>77,329269</text:p>
          </table:table-cell>
          <table:table-cell office:value-type="float" office:value="3061.679199">
            <text:p>3061,679199</text:p>
          </table:table-cell>
          <table:table-cell office:value-type="float" office:value="44.975784">
            <text:p>44,975784</text:p>
          </table:table-cell>
          <table:table-cell office:value-type="float" office:value="178.25885">
            <text:p>178,25885</text:p>
          </table:table-cell>
          <table:table-cell office:value-type="float" office:value="6.74449">
            <text:p>6,74449</text:p>
          </table:table-cell>
          <table:table-cell office:value-type="float" office:value="6.177123">
            <text:p>6,177123</text:p>
          </table:table-cell>
          <table:table-cell office:value-type="float" office:value="4.322875">
            <text:p>4,322875</text:p>
          </table:table-cell>
          <table:table-cell office:value-type="float" office:value="24.309658">
            <text:p>24,309658</text:p>
          </table:table-cell>
          <table:table-cell office:value-type="float" office:value="7.020916">
            <text:p>7,020916</text:p>
          </table:table-cell>
          <table:table-cell office:value-type="float" office:value="28.404655">
            <text:p>28,404655</text:p>
          </table:table-cell>
          <table:table-cell office:value-type="float" office:value="4.134724">
            <text:p>4,134724</text:p>
          </table:table-cell>
          <table:table-cell office:value-type="float" office:value="1430.648682">
            <text:p>1430,648682</text:p>
          </table:table-cell>
          <table:table-cell office:value-type="float" office:value="39.773743">
            <text:p>39,773743</text:p>
          </table:table-cell>
          <table:table-cell office:value-type="float" office:value="38.264355">
            <text:p>38,264355</text:p>
          </table:table-cell>
          <table:table-cell office:value-type="float" office:value="6.91729">
            <text:p>6,91729</text:p>
          </table:table-cell>
          <table:table-cell office:value-type="float" office:value="10.396465">
            <text:p>10,396465</text:p>
          </table:table-cell>
          <table:table-cell office:value-type="float" office:value="14.244611">
            <text:p>14,244611</text:p>
          </table:table-cell>
          <table:table-cell office:value-type="float" office:value="362.490814">
            <text:p>362,490814</text:p>
          </table:table-cell>
          <table:table-cell office:value-type="float" office:value="19.678928">
            <text:p>19,678928</text:p>
          </table:table-cell>
          <table:table-cell office:value-type="float" office:value="92.116692">
            <text:p>92,116692</text:p>
          </table:table-cell>
          <table:table-cell office:value-type="float" office:value="8.367641">
            <text:p>8,367641</text:p>
          </table:table-cell>
          <table:table-cell office:value-type="float" office:value="29.226538">
            <text:p>29,226538</text:p>
          </table:table-cell>
          <table:table-cell office:value-type="float" office:value="8.813659">
            <text:p>8,813659</text:p>
          </table:table-cell>
          <table:table-cell office:value-type="float" office:value="42.952534">
            <text:p>42,952534</text:p>
          </table:table-cell>
          <table:table-cell office:value-type="float" office:value="9.063622">
            <text:p>9,063622</text:p>
          </table:table-cell>
          <table:table-cell office:value-type="float" office:value="18.910339">
            <text:p>18,910339</text:p>
          </table:table-cell>
          <table:table-cell office:value-type="float" office:value="9.511344">
            <text:p>9,511344</text:p>
          </table:table-cell>
          <table:table-cell office:value-type="float" office:value="44.956921">
            <text:p>44,956921</text:p>
          </table:table-cell>
          <table:table-cell office:value-type="float" office:value="44.222988">
            <text:p>44,222988</text:p>
          </table:table-cell>
          <table:table-cell table:number-columns-repeated="6" office:value-type="float" office:value="0">
            <text:p>0</text:p>
          </table:table-cell>
          <table:table-cell office:value-type="float" office:value="71.285286">
            <text:p>71,285286</text:p>
          </table:table-cell>
          <table:table-cell office:value-type="float" office:value="17.960186">
            <text:p>17,960186</text:p>
          </table:table-cell>
        </table:table-row>
        <table:table-row table:style-name="ro1">
          <table:table-cell office:value-type="string">
            <text:p>AFR201 <text:s text:c="5"/></text:p>
          </table:table-cell>
          <table:table-cell office:value-type="float" office:value="1393.45752">
            <text:p>1393,45752</text:p>
          </table:table-cell>
          <table:table-cell office:value-type="float" office:value="584.255005">
            <text:p>584,255005</text:p>
          </table:table-cell>
          <table:table-cell office:value-type="float" office:value="614.019897">
            <text:p>614,019897</text:p>
          </table:table-cell>
          <table:table-cell office:value-type="float" office:value="377.719421">
            <text:p>377,719421</text:p>
          </table:table-cell>
          <table:table-cell office:value-type="float" office:value="548.200134">
            <text:p>548,200134</text:p>
          </table:table-cell>
          <table:table-cell office:value-type="float" office:value="120.074898">
            <text:p>120,074898</text:p>
          </table:table-cell>
          <table:table-cell office:value-type="float" office:value="724.723999">
            <text:p>724,723999</text:p>
          </table:table-cell>
          <table:table-cell office:value-type="float" office:value="66.004707">
            <text:p>66,004707</text:p>
          </table:table-cell>
          <table:table-cell office:value-type="float" office:value="18.389025">
            <text:p>18,389025</text:p>
          </table:table-cell>
          <table:table-cell office:value-type="float" office:value="18.393049">
            <text:p>18,393049</text:p>
          </table:table-cell>
          <table:table-cell office:value-type="float" office:value="44.29583">
            <text:p>44,29583</text:p>
          </table:table-cell>
          <table:table-cell office:value-type="float" office:value="16.371588">
            <text:p>16,371588</text:p>
          </table:table-cell>
          <table:table-cell office:value-type="float" office:value="46.811966">
            <text:p>46,811966</text:p>
          </table:table-cell>
          <table:table-cell office:value-type="float" office:value="12.378873">
            <text:p>12,378873</text:p>
          </table:table-cell>
          <table:table-cell office:value-type="float" office:value="107.657837">
            <text:p>107,657837</text:p>
          </table:table-cell>
          <table:table-cell office:value-type="float" office:value="9.558699">
            <text:p>9,558699</text:p>
          </table:table-cell>
          <table:table-cell office:value-type="float" office:value="149.968689">
            <text:p>149,968689</text:p>
          </table:table-cell>
          <table:table-cell office:value-type="float" office:value="11.061743">
            <text:p>11,061743</text:p>
          </table:table-cell>
          <table:table-cell office:value-type="float" office:value="35.507141">
            <text:p>35,507141</text:p>
          </table:table-cell>
          <table:table-cell office:value-type="float" office:value="4.475361">
            <text:p>4,475361</text:p>
          </table:table-cell>
          <table:table-cell table:number-columns-repeated="2" office:value-type="float" office:value="0">
            <text:p>0</text:p>
          </table:table-cell>
          <table:table-cell office:value-type="float" office:value="20.441774">
            <text:p>20,441774</text:p>
          </table:table-cell>
          <table:table-cell office:value-type="float" office:value="7.109411">
            <text:p>7,109411</text:p>
          </table:table-cell>
          <table:table-cell office:value-type="float" office:value="11.767643">
            <text:p>11,767643</text:p>
          </table:table-cell>
          <table:table-cell office:value-type="float" office:value="4.152677">
            <text:p>4,152677</text:p>
          </table:table-cell>
          <table:table-cell office:value-type="float" office:value="253.173096">
            <text:p>253,173096</text:p>
          </table:table-cell>
          <table:table-cell office:value-type="float" office:value="12.17315">
            <text:p>12,17315</text:p>
          </table:table-cell>
          <table:table-cell office:value-type="float" office:value="46.431522">
            <text:p>46,431522</text:p>
          </table:table-cell>
          <table:table-cell office:value-type="float" office:value="7.282968">
            <text:p>7,282968</text:p>
          </table:table-cell>
          <table:table-cell table:number-columns-repeated="2" office:value-type="float" office:value="0">
            <text:p>0</text:p>
          </table:table-cell>
          <table:table-cell office:value-type="float" office:value="35.651302">
            <text:p>35,651302</text:p>
          </table:table-cell>
          <table:table-cell office:value-type="float" office:value="17.937033">
            <text:p>17,937033</text:p>
          </table:table-cell>
          <table:table-cell office:value-type="float" office:value="23.034472">
            <text:p>23,034472</text:p>
          </table:table-cell>
          <table:table-cell office:value-type="float" office:value="8.147903">
            <text:p>8,147903</text:p>
          </table:table-cell>
          <table:table-cell office:value-type="float" office:value="19.673527">
            <text:p>19,673527</text:p>
          </table:table-cell>
          <table:table-cell office:value-type="float" office:value="8.851439">
            <text:p>8,851439</text:p>
          </table:table-cell>
          <table:table-cell office:value-type="float" office:value="12.750753">
            <text:p>12,750753</text:p>
          </table:table-cell>
          <table:table-cell office:value-type="float" office:value="9.27882">
            <text:p>9,27882</text:p>
          </table:table-cell>
          <table:table-cell office:value-type="float" office:value="12.744522">
            <text:p>12,744522</text:p>
          </table:table-cell>
          <table:table-cell office:value-type="float" office:value="9.613249">
            <text:p>9,613249</text:p>
          </table:table-cell>
          <table:table-cell office:value-type="float" office:value="58.707741">
            <text:p>58,707741</text:p>
          </table:table-cell>
          <table:table-cell office:value-type="float" office:value="31.246126">
            <text:p>31,246126</text:p>
          </table:table-cell>
          <table:table-cell table:number-columns-repeated="6" office:value-type="float" office:value="0">
            <text:p>0</text:p>
          </table:table-cell>
          <table:table-cell office:value-type="float" office:value="57.199543">
            <text:p>57,199543</text:p>
          </table:table-cell>
          <table:table-cell office:value-type="float" office:value="18.173546">
            <text:p>18,173546</text:p>
          </table:table-cell>
        </table:table-row>
        <table:table-row table:style-name="ro1">
          <table:table-cell office:value-type="string">
            <text:p>AFR20 <text:s text:c="6"/></text:p>
          </table:table-cell>
          <table:table-cell office:value-type="float" office:value="1207.071533">
            <text:p>1207,071533</text:p>
          </table:table-cell>
          <table:table-cell office:value-type="float" office:value="468.410126">
            <text:p>468,410126</text:p>
          </table:table-cell>
          <table:table-cell office:value-type="float" office:value="286.011383">
            <text:p>286,011383</text:p>
          </table:table-cell>
          <table:table-cell office:value-type="float" office:value="346.649078">
            <text:p>346,649078</text:p>
          </table:table-cell>
          <table:table-cell office:value-type="float" office:value="549.402222">
            <text:p>549,402222</text:p>
          </table:table-cell>
          <table:table-cell office:value-type="float" office:value="110.45108">
            <text:p>110,45108</text:p>
          </table:table-cell>
          <table:table-cell office:value-type="float" office:value="1069.263184">
            <text:p>1069,263184</text:p>
          </table:table-cell>
          <table:table-cell office:value-type="float" office:value="65.711884">
            <text:p>65,711884</text:p>
          </table:table-cell>
          <table:table-cell office:value-type="float" office:value="0.602919">
            <text:p>0,602919</text:p>
          </table:table-cell>
          <table:table-cell office:value-type="float" office:value="14.771516">
            <text:p>14,771516</text:p>
          </table:table-cell>
          <table:table-cell office:value-type="float" office:value="7.224213">
            <text:p>7,224213</text:p>
          </table:table-cell>
          <table:table-cell office:value-type="float" office:value="12.92828">
            <text:p>12,92828</text:p>
          </table:table-cell>
          <table:table-cell office:value-type="float" office:value="13.913556">
            <text:p>13,913556</text:p>
          </table:table-cell>
          <table:table-cell office:value-type="float" office:value="9.755373">
            <text:p>9,755373</text:p>
          </table:table-cell>
          <table:table-cell office:value-type="float" office:value="46.750587">
            <text:p>46,750587</text:p>
          </table:table-cell>
          <table:table-cell office:value-type="float" office:value="8.094098">
            <text:p>8,094098</text:p>
          </table:table-cell>
          <table:table-cell office:value-type="float" office:value="16.364346">
            <text:p>16,364346</text:p>
          </table:table-cell>
          <table:table-cell office:value-type="float" office:value="9.508066">
            <text:p>9,508066</text:p>
          </table:table-cell>
          <table:table-cell office:value-type="float" office:value="44.365849">
            <text:p>44,365849</text:p>
          </table:table-cell>
          <table:table-cell office:value-type="float" office:value="3.940303">
            <text:p>3,940303</text:p>
          </table:table-cell>
          <table:table-cell office:value-type="float" office:value="1.595032">
            <text:p>1,595032</text:p>
          </table:table-cell>
          <table:table-cell office:value-type="float" office:value="3.91521">
            <text:p>3,91521</text:p>
          </table:table-cell>
          <table:table-cell office:value-type="float" office:value="12.85289">
            <text:p>12,85289</text:p>
          </table:table-cell>
          <table:table-cell office:value-type="float" office:value="6.745311">
            <text:p>6,745311</text:p>
          </table:table-cell>
          <table:table-cell office:value-type="float" office:value="10.101806">
            <text:p>10,101806</text:p>
          </table:table-cell>
          <table:table-cell office:value-type="float" office:value="3.574682">
            <text:p>3,574682</text:p>
          </table:table-cell>
          <table:table-cell office:value-type="float" office:value="112.44474">
            <text:p>112,44474</text:p>
          </table:table-cell>
          <table:table-cell office:value-type="float" office:value="9.506506">
            <text:p>9,506506</text:p>
          </table:table-cell>
          <table:table-cell office:value-type="float" office:value="28.75712">
            <text:p>28,75712</text:p>
          </table:table-cell>
          <table:table-cell office:value-type="float" office:value="6.065034">
            <text:p>6,065034</text:p>
          </table:table-cell>
          <table:table-cell table:number-columns-repeated="2" office:value-type="float" office:value="0">
            <text:p>0</text:p>
          </table:table-cell>
          <table:table-cell office:value-type="float" office:value="10.632586">
            <text:p>10,632586</text:p>
          </table:table-cell>
          <table:table-cell office:value-type="float" office:value="17.524878">
            <text:p>17,524878</text:p>
          </table:table-cell>
          <table:table-cell office:value-type="float" office:value="15.193851">
            <text:p>15,193851</text:p>
          </table:table-cell>
          <table:table-cell office:value-type="float" office:value="6.913661">
            <text:p>6,913661</text:p>
          </table:table-cell>
          <table:table-cell office:value-type="float" office:value="13.241796">
            <text:p>13,241796</text:p>
          </table:table-cell>
          <table:table-cell office:value-type="float" office:value="7.499979">
            <text:p>7,499979</text:p>
          </table:table-cell>
          <table:table-cell office:value-type="float" office:value="25.851528">
            <text:p>25,851528</text:p>
          </table:table-cell>
          <table:table-cell office:value-type="float" office:value="7.866344">
            <text:p>7,866344</text:p>
          </table:table-cell>
          <table:table-cell office:value-type="float" office:value="7.817374">
            <text:p>7,817374</text:p>
          </table:table-cell>
          <table:table-cell office:value-type="float" office:value="8.233201">
            <text:p>8,233201</text:p>
          </table:table-cell>
          <table:table-cell table:number-columns-repeated="8" office:value-type="float" office:value="0">
            <text:p>0</text:p>
          </table:table-cell>
          <table:table-cell office:value-type="float" office:value="28.504595">
            <text:p>28,504595</text:p>
          </table:table-cell>
          <table:table-cell office:value-type="float" office:value="15.335625">
            <text:p>15,335625</text:p>
          </table:table-cell>
        </table:table-row>
        <table:table-row table:style-name="ro1">
          <table:table-cell office:value-type="string">
            <text:p>AFR202 <text:s text:c="5"/></text:p>
          </table:table-cell>
          <table:table-cell office:value-type="float" office:value="4725.727539">
            <text:p>4725,727539</text:p>
          </table:table-cell>
          <table:table-cell office:value-type="float" office:value="865.495117">
            <text:p>865,495117</text:p>
          </table:table-cell>
          <table:table-cell office:value-type="float" office:value="10034.573242">
            <text:p>10034,573242</text:p>
          </table:table-cell>
          <table:table-cell office:value-type="float" office:value="651.119568">
            <text:p>651,119568</text:p>
          </table:table-cell>
          <table:table-cell office:value-type="float" office:value="52169.410156">
            <text:p>52169,410156</text:p>
          </table:table-cell>
          <table:table-cell office:value-type="float" office:value="1272.731079">
            <text:p>1272,731079</text:p>
          </table:table-cell>
          <table:table-cell office:value-type="float" office:value="143922.421875">
            <text:p>143922,421875</text:p>
          </table:table-cell>
          <table:table-cell office:value-type="float" office:value="3191.210449">
            <text:p>3191,210449</text:p>
          </table:table-cell>
          <table:table-cell office:value-type="float" office:value="293.315582">
            <text:p>293,315582</text:p>
          </table:table-cell>
          <table:table-cell office:value-type="float" office:value="43.797413">
            <text:p>43,797413</text:p>
          </table:table-cell>
          <table:table-cell office:value-type="float" office:value="14096.849609">
            <text:p>14096,849609</text:p>
          </table:table-cell>
          <table:table-cell office:value-type="float" office:value="279.865814">
            <text:p>279,865814</text:p>
          </table:table-cell>
          <table:table-cell office:value-type="float" office:value="5364.519043">
            <text:p>5364,519043</text:p>
          </table:table-cell>
          <table:table-cell office:value-type="float" office:value="101.220161">
            <text:p>101,220161</text:p>
          </table:table-cell>
          <table:table-cell office:value-type="float" office:value="19183.957031">
            <text:p>19183,957031</text:p>
          </table:table-cell>
          <table:table-cell office:value-type="float" office:value="271.655823">
            <text:p>271,655823</text:p>
          </table:table-cell>
          <table:table-cell office:value-type="float" office:value="18466.34375">
            <text:p>18466,34375</text:p>
          </table:table-cell>
          <table:table-cell office:value-type="float" office:value="245.224411">
            <text:p>245,224411</text:p>
          </table:table-cell>
          <table:table-cell office:value-type="float" office:value="3041.511475">
            <text:p>3041,511475</text:p>
          </table:table-cell>
          <table:table-cell office:value-type="float" office:value="81.867844">
            <text:p>81,867844</text:p>
          </table:table-cell>
          <table:table-cell office:value-type="float" office:value="59.5341">
            <text:p>59,5341</text:p>
          </table:table-cell>
          <table:table-cell office:value-type="float" office:value="6.656151">
            <text:p>6,656151</text:p>
          </table:table-cell>
          <table:table-cell office:value-type="float" office:value="53.175373">
            <text:p>53,175373</text:p>
          </table:table-cell>
          <table:table-cell office:value-type="float" office:value="7.717871">
            <text:p>7,717871</text:p>
          </table:table-cell>
          <table:table-cell office:value-type="float" office:value="532.5979">
            <text:p>532,5979</text:p>
          </table:table-cell>
          <table:table-cell office:value-type="float" office:value="14.050494">
            <text:p>14,050494</text:p>
          </table:table-cell>
          <table:table-cell office:value-type="float" office:value="27100.132813">
            <text:p>27100,132813</text:p>
          </table:table-cell>
          <table:table-cell office:value-type="float" office:value="705.40448">
            <text:p>705,40448</text:p>
          </table:table-cell>
          <table:table-cell office:value-type="float" office:value="26.049822">
            <text:p>26,049822</text:p>
          </table:table-cell>
          <table:table-cell office:value-type="float" office:value="7.692663">
            <text:p>7,692663</text:p>
          </table:table-cell>
          <table:table-cell office:value-type="float" office:value="81.431206">
            <text:p>81,431206</text:p>
          </table:table-cell>
          <table:table-cell office:value-type="float" office:value="14.825722">
            <text:p>14,825722</text:p>
          </table:table-cell>
          <table:table-cell office:value-type="float" office:value="481.944031">
            <text:p>481,944031</text:p>
          </table:table-cell>
          <table:table-cell office:value-type="float" office:value="20.995527">
            <text:p>20,995527</text:p>
          </table:table-cell>
          <table:table-cell office:value-type="float" office:value="669.251404">
            <text:p>669,251404</text:p>
          </table:table-cell>
          <table:table-cell office:value-type="float" office:value="15.342484">
            <text:p>15,342484</text:p>
          </table:table-cell>
          <table:table-cell table:number-columns-repeated="2" office:value-type="float" office:value="0">
            <text:p>0</text:p>
          </table:table-cell>
          <table:table-cell office:value-type="float" office:value="191.236908">
            <text:p>191,236908</text:p>
          </table:table-cell>
          <table:table-cell office:value-type="float" office:value="10.464681">
            <text:p>10,464681</text:p>
          </table:table-cell>
          <table:table-cell office:value-type="float" office:value="120.933098">
            <text:p>120,933098</text:p>
          </table:table-cell>
          <table:table-cell office:value-type="float" office:value="10.805871">
            <text:p>10,805871</text:p>
          </table:table-cell>
          <table:table-cell table:number-columns-repeated="2" office:value-type="float" office:value="0">
            <text:p>0</text:p>
          </table:table-cell>
          <table:table-cell office:value-type="float" office:value="224.647644">
            <text:p>224,647644</text:p>
          </table:table-cell>
          <table:table-cell office:value-type="float" office:value="26.939529">
            <text:p>26,939529</text:p>
          </table:table-cell>
          <table:table-cell table:number-columns-repeated="2" office:value-type="float" office:value="0">
            <text:p>0</text:p>
          </table:table-cell>
          <table:table-cell office:value-type="float" office:value="32.089569">
            <text:p>32,089569</text:p>
          </table:table-cell>
          <table:table-cell office:value-type="float" office:value="20.928751">
            <text:p>20,928751</text:p>
          </table:table-cell>
          <table:table-cell office:value-type="float" office:value="254.230042">
            <text:p>254,230042</text:p>
          </table:table-cell>
          <table:table-cell office:value-type="float" office:value="20.447378">
            <text:p>20,447378</text:p>
          </table:table-cell>
        </table:table-row>
        <table:table-row table:style-name="ro1">
          <table:table-cell office:value-type="string">
            <text:p>AFR203 <text:s text:c="5"/></text:p>
          </table:table-cell>
          <table:table-cell office:value-type="float" office:value="3114.010498">
            <text:p>3114,010498</text:p>
          </table:table-cell>
          <table:table-cell office:value-type="float" office:value="1299.581543">
            <text:p>1299,581543</text:p>
          </table:table-cell>
          <table:table-cell office:value-type="float" office:value="21885.332031">
            <text:p>21885,332031</text:p>
          </table:table-cell>
          <table:table-cell office:value-type="float" office:value="1157.7323">
            <text:p>1157,7323</text:p>
          </table:table-cell>
          <table:table-cell office:value-type="float" office:value="114608.929688">
            <text:p>114608,929688</text:p>
          </table:table-cell>
          <table:table-cell office:value-type="float" office:value="2765.566162">
            <text:p>2765,566162</text:p>
          </table:table-cell>
          <table:table-cell office:value-type="float" office:value="331694.75">
            <text:p>331694,75</text:p>
          </table:table-cell>
          <table:table-cell office:value-type="float" office:value="7334.890625">
            <text:p>7334,890625</text:p>
          </table:table-cell>
          <table:table-cell office:value-type="float" office:value="140.534515">
            <text:p>140,534515</text:p>
          </table:table-cell>
          <table:table-cell office:value-type="float" office:value="70.573425">
            <text:p>70,573425</text:p>
          </table:table-cell>
          <table:table-cell office:value-type="float" office:value="13468.987305">
            <text:p>13468,987305</text:p>
          </table:table-cell>
          <table:table-cell office:value-type="float" office:value="275.692322">
            <text:p>275,692322</text:p>
          </table:table-cell>
          <table:table-cell office:value-type="float" office:value="20111.134766">
            <text:p>20111,134766</text:p>
          </table:table-cell>
          <table:table-cell office:value-type="float" office:value="355.211792">
            <text:p>355,211792</text:p>
          </table:table-cell>
          <table:table-cell office:value-type="float" office:value="39527.46875">
            <text:p>39527,46875</text:p>
          </table:table-cell>
          <table:table-cell office:value-type="float" office:value="557.810425">
            <text:p>557,810425</text:p>
          </table:table-cell>
          <table:table-cell office:value-type="float" office:value="41304.238281">
            <text:p>41304,238281</text:p>
          </table:table-cell>
          <table:table-cell office:value-type="float" office:value="545.346436">
            <text:p>545,346436</text:p>
          </table:table-cell>
          <table:table-cell office:value-type="float" office:value="7009.925293">
            <text:p>7009,925293</text:p>
          </table:table-cell>
          <table:table-cell office:value-type="float" office:value="187.298798">
            <text:p>187,298798</text:p>
          </table:table-cell>
          <table:table-cell office:value-type="float" office:value="93.317551">
            <text:p>93,317551</text:p>
          </table:table-cell>
          <table:table-cell office:value-type="float" office:value="11.414145">
            <text:p>11,414145</text:p>
          </table:table-cell>
          <table:table-cell office:value-type="float" office:value="121.944603">
            <text:p>121,944603</text:p>
          </table:table-cell>
          <table:table-cell office:value-type="float" office:value="10.086243">
            <text:p>10,086243</text:p>
          </table:table-cell>
          <table:table-cell office:value-type="float" office:value="1223.740967">
            <text:p>1223,740967</text:p>
          </table:table-cell>
          <table:table-cell office:value-type="float" office:value="30.839369">
            <text:p>30,839369</text:p>
          </table:table-cell>
          <table:table-cell office:value-type="float" office:value="60603.792969">
            <text:p>60603,792969</text:p>
          </table:table-cell>
          <table:table-cell office:value-type="float" office:value="1575.610229">
            <text:p>1575,610229</text:p>
          </table:table-cell>
          <table:table-cell office:value-type="float" office:value="28.150043">
            <text:p>28,150043</text:p>
          </table:table-cell>
          <table:table-cell office:value-type="float" office:value="10.990081">
            <text:p>10,990081</text:p>
          </table:table-cell>
          <table:table-cell office:value-type="float" office:value="89.846161">
            <text:p>89,846161</text:p>
          </table:table-cell>
          <table:table-cell office:value-type="float" office:value="17.24025">
            <text:p>17,24025</text:p>
          </table:table-cell>
          <table:table-cell office:value-type="float" office:value="642.641052">
            <text:p>642,641052</text:p>
          </table:table-cell>
          <table:table-cell office:value-type="float" office:value="24.139673">
            <text:p>24,139673</text:p>
          </table:table-cell>
          <table:table-cell office:value-type="float" office:value="277.431641">
            <text:p>277,431641</text:p>
          </table:table-cell>
          <table:table-cell office:value-type="float" office:value="13.492376">
            <text:p>13,492376</text:p>
          </table:table-cell>
          <table:table-cell office:value-type="float" office:value="189.816467">
            <text:p>189,816467</text:p>
          </table:table-cell>
          <table:table-cell office:value-type="float" office:value="13.876311">
            <text:p>13,876311</text:p>
          </table:table-cell>
          <table:table-cell office:value-type="float" office:value="420.074615">
            <text:p>420,074615</text:p>
          </table:table-cell>
          <table:table-cell office:value-type="float" office:value="16.227737">
            <text:p>16,227737</text:p>
          </table:table-cell>
          <table:table-cell office:value-type="float" office:value="285.122345">
            <text:p>285,122345</text:p>
          </table:table-cell>
          <table:table-cell office:value-type="float" office:value="16.675737">
            <text:p>16,675737</text:p>
          </table:table-cell>
          <table:table-cell office:value-type="float" office:value="224.536758">
            <text:p>224,536758</text:p>
          </table:table-cell>
          <table:table-cell office:value-type="float" office:value="80.426643">
            <text:p>80,426643</text:p>
          </table:table-cell>
          <table:table-cell table:number-columns-repeated="6" office:value-type="float" office:value="0">
            <text:p>0</text:p>
          </table:table-cell>
          <table:table-cell office:value-type="float" office:value="380.376526">
            <text:p>380,376526</text:p>
          </table:table-cell>
          <table:table-cell office:value-type="float" office:value="29.112316">
            <text:p>29,112316</text:p>
          </table:table-cell>
        </table:table-row>
        <table:table-row table:style-name="ro1">
          <table:table-cell office:value-type="string">
            <text:p>AFR204 <text:s text:c="5"/></text:p>
          </table:table-cell>
          <table:table-cell office:value-type="float" office:value="3546.511963">
            <text:p>3546,511963</text:p>
          </table:table-cell>
          <table:table-cell office:value-type="float" office:value="1437.947266">
            <text:p>1437,947266</text:p>
          </table:table-cell>
          <table:table-cell office:value-type="float" office:value="16280.69043">
            <text:p>16280,69043</text:p>
          </table:table-cell>
          <table:table-cell office:value-type="float" office:value="1013.631836">
            <text:p>1013,631836</text:p>
          </table:table-cell>
          <table:table-cell office:value-type="float" office:value="89141.867188">
            <text:p>89141,867188</text:p>
          </table:table-cell>
          <table:table-cell office:value-type="float" office:value="2170.166504">
            <text:p>2170,166504</text:p>
          </table:table-cell>
          <table:table-cell office:value-type="float" office:value="260918.015625">
            <text:p>260918,015625</text:p>
          </table:table-cell>
          <table:table-cell office:value-type="float" office:value="5780.552734">
            <text:p>5780,552734</text:p>
          </table:table-cell>
          <table:table-cell office:value-type="float" office:value="171.260071">
            <text:p>171,260071</text:p>
          </table:table-cell>
          <table:table-cell office:value-type="float" office:value="72.886826">
            <text:p>72,886826</text:p>
          </table:table-cell>
          <table:table-cell office:value-type="float" office:value="11186.360352">
            <text:p>11186,360352</text:p>
          </table:table-cell>
          <table:table-cell office:value-type="float" office:value="234.142868">
            <text:p>234,142868</text:p>
          </table:table-cell>
          <table:table-cell office:value-type="float" office:value="21673.050781">
            <text:p>21673,050781</text:p>
          </table:table-cell>
          <table:table-cell office:value-type="float" office:value="382.187683">
            <text:p>382,187683</text:p>
          </table:table-cell>
          <table:table-cell office:value-type="float" office:value="23010.029297">
            <text:p>23010,029297</text:p>
          </table:table-cell>
          <table:table-cell office:value-type="float" office:value="327.816437">
            <text:p>327,816437</text:p>
          </table:table-cell>
          <table:table-cell office:value-type="float" office:value="48880.3125">
            <text:p>48880,3125</text:p>
          </table:table-cell>
          <table:table-cell office:value-type="float" office:value="644.167786">
            <text:p>644,167786</text:p>
          </table:table-cell>
          <table:table-cell office:value-type="float" office:value="6508.692383">
            <text:p>6508,692383</text:p>
          </table:table-cell>
          <table:table-cell office:value-type="float" office:value="174.127258">
            <text:p>174,127258</text:p>
          </table:table-cell>
          <table:table-cell office:value-type="float" office:value="71.644974">
            <text:p>71,644974</text:p>
          </table:table-cell>
          <table:table-cell office:value-type="float" office:value="12.077687">
            <text:p>12,077687</text:p>
          </table:table-cell>
          <table:table-cell office:value-type="float" office:value="106.55909">
            <text:p>106,55909</text:p>
          </table:table-cell>
          <table:table-cell office:value-type="float" office:value="10.830178">
            <text:p>10,830178</text:p>
          </table:table-cell>
          <table:table-cell office:value-type="float" office:value="1097.936157">
            <text:p>1097,936157</text:p>
          </table:table-cell>
          <table:table-cell office:value-type="float" office:value="28.356579">
            <text:p>28,356579</text:p>
          </table:table-cell>
          <table:table-cell office:value-type="float" office:value="55329.328125">
            <text:p>55329,328125</text:p>
          </table:table-cell>
          <table:table-cell office:value-type="float" office:value="1438.716309">
            <text:p>1438,716309</text:p>
          </table:table-cell>
          <table:table-cell office:value-type="float" office:value="29.070091">
            <text:p>29,070091</text:p>
          </table:table-cell>
          <table:table-cell office:value-type="float" office:value="13.732696">
            <text:p>13,732696</text:p>
          </table:table-cell>
          <table:table-cell office:value-type="float" office:value="73.028931">
            <text:p>73,028931</text:p>
          </table:table-cell>
          <table:table-cell office:value-type="float" office:value="19.198614">
            <text:p>19,198614</text:p>
          </table:table-cell>
          <table:table-cell office:value-type="float" office:value="292.792816">
            <text:p>292,792816</text:p>
          </table:table-cell>
          <table:table-cell office:value-type="float" office:value="22.409117">
            <text:p>22,409117</text:p>
          </table:table-cell>
          <table:table-cell office:value-type="float" office:value="189.856461">
            <text:p>189,856461</text:p>
          </table:table-cell>
          <table:table-cell office:value-type="float" office:value="16.017206">
            <text:p>16,017206</text:p>
          </table:table-cell>
          <table:table-cell office:value-type="float" office:value="149.04097">
            <text:p>149,04097</text:p>
          </table:table-cell>
          <table:table-cell office:value-type="float" office:value="17.158007">
            <text:p>17,158007</text:p>
          </table:table-cell>
          <table:table-cell office:value-type="float" office:value="444.866791">
            <text:p>444,866791</text:p>
          </table:table-cell>
          <table:table-cell office:value-type="float" office:value="19.736038">
            <text:p>19,736038</text:p>
          </table:table-cell>
          <table:table-cell office:value-type="float" office:value="270.477722">
            <text:p>270,477722</text:p>
          </table:table-cell>
          <table:table-cell office:value-type="float" office:value="20.009687">
            <text:p>20,009687</text:p>
          </table:table-cell>
          <table:table-cell table:number-columns-repeated="8" office:value-type="float" office:value="0">
            <text:p>0</text:p>
          </table:table-cell>
          <table:table-cell office:value-type="float" office:value="186.18129">
            <text:p>186,18129</text:p>
          </table:table-cell>
          <table:table-cell office:value-type="float" office:value="34.959824">
            <text:p>34,959824</text:p>
          </table:table-cell>
        </table:table-row>
        <table:table-row table:style-name="ro1">
          <table:table-cell office:value-type="string">
            <text:p>AFR205 <text:s text:c="5"/></text:p>
          </table:table-cell>
          <table:table-cell office:value-type="float" office:value="4118.912598">
            <text:p>4118,912598</text:p>
          </table:table-cell>
          <table:table-cell office:value-type="float" office:value="989.718262">
            <text:p>989,718262</text:p>
          </table:table-cell>
          <table:table-cell office:value-type="float" office:value="14787.301758">
            <text:p>14787,301758</text:p>
          </table:table-cell>
          <table:table-cell office:value-type="float" office:value="831.136963">
            <text:p>831,136963</text:p>
          </table:table-cell>
          <table:table-cell office:value-type="float" office:value="71825.765625">
            <text:p>71825,765625</text:p>
          </table:table-cell>
          <table:table-cell office:value-type="float" office:value="1741.565186">
            <text:p>1741,565186</text:p>
          </table:table-cell>
          <table:table-cell office:value-type="float" office:value="202993.03125">
            <text:p>202993,03125</text:p>
          </table:table-cell>
          <table:table-cell office:value-type="float" office:value="4494.871582">
            <text:p>4494,871582</text:p>
          </table:table-cell>
          <table:table-cell office:value-type="float" office:value="310.336304">
            <text:p>310,336304</text:p>
          </table:table-cell>
          <table:table-cell office:value-type="float" office:value="52.246479">
            <text:p>52,246479</text:p>
          </table:table-cell>
          <table:table-cell office:value-type="float" office:value="12811.768555">
            <text:p>12811,768555</text:p>
          </table:table-cell>
          <table:table-cell office:value-type="float" office:value="257.496735">
            <text:p>257,496735</text:p>
          </table:table-cell>
          <table:table-cell office:value-type="float" office:value="9556.600586">
            <text:p>9556,600586</text:p>
          </table:table-cell>
          <table:table-cell office:value-type="float" office:value="172.894547">
            <text:p>172,894547</text:p>
          </table:table-cell>
          <table:table-cell office:value-type="float" office:value="21069.742188">
            <text:p>21069,742188</text:p>
          </table:table-cell>
          <table:table-cell office:value-type="float" office:value="298.637665">
            <text:p>298,637665</text:p>
          </table:table-cell>
          <table:table-cell office:value-type="float" office:value="28728.933594">
            <text:p>28728,933594</text:p>
          </table:table-cell>
          <table:table-cell office:value-type="float" office:value="379.581757">
            <text:p>379,581757</text:p>
          </table:table-cell>
          <table:table-cell office:value-type="float" office:value="4493.768555">
            <text:p>4493,768555</text:p>
          </table:table-cell>
          <table:table-cell office:value-type="float" office:value="120.207672">
            <text:p>120,207672</text:p>
          </table:table-cell>
          <table:table-cell office:value-type="float" office:value="59.948185">
            <text:p>59,948185</text:p>
          </table:table-cell>
          <table:table-cell office:value-type="float" office:value="8.252651">
            <text:p>8,252651</text:p>
          </table:table-cell>
          <table:table-cell office:value-type="float" office:value="70.123306">
            <text:p>70,123306</text:p>
          </table:table-cell>
          <table:table-cell office:value-type="float" office:value="8.42296">
            <text:p>8,42296</text:p>
          </table:table-cell>
          <table:table-cell office:value-type="float" office:value="755.31427">
            <text:p>755,31427</text:p>
          </table:table-cell>
          <table:table-cell office:value-type="float" office:value="19.435984">
            <text:p>19,435984</text:p>
          </table:table-cell>
          <table:table-cell office:value-type="float" office:value="38478.386719">
            <text:p>38478,386719</text:p>
          </table:table-cell>
          <table:table-cell office:value-type="float" office:value="1000.919983">
            <text:p>1000,919983</text:p>
          </table:table-cell>
          <table:table-cell office:value-type="float" office:value="16.807898">
            <text:p>16,807898</text:p>
          </table:table-cell>
          <table:table-cell office:value-type="float" office:value="8.838668">
            <text:p>8,838668</text:p>
          </table:table-cell>
          <table:table-cell office:value-type="float" office:value="39.133503">
            <text:p>39,133503</text:p>
          </table:table-cell>
          <table:table-cell office:value-type="float" office:value="15.455206">
            <text:p>15,455206</text:p>
          </table:table-cell>
          <table:table-cell office:value-type="float" office:value="279.014496">
            <text:p>279,014496</text:p>
          </table:table-cell>
          <table:table-cell office:value-type="float" office:value="19.72072">
            <text:p>19,72072</text:p>
          </table:table-cell>
          <table:table-cell office:value-type="float" office:value="177.813583">
            <text:p>177,813583</text:p>
          </table:table-cell>
          <table:table-cell office:value-type="float" office:value="10.534416">
            <text:p>10,534416</text:p>
          </table:table-cell>
          <table:table-cell office:value-type="float" office:value="120.096397">
            <text:p>120,096397</text:p>
          </table:table-cell>
          <table:table-cell office:value-type="float" office:value="10.987676">
            <text:p>10,987676</text:p>
          </table:table-cell>
          <table:table-cell office:value-type="float" office:value="277.813812">
            <text:p>277,813812</text:p>
          </table:table-cell>
          <table:table-cell office:value-type="float" office:value="12.438124">
            <text:p>12,438124</text:p>
          </table:table-cell>
          <table:table-cell office:value-type="float" office:value="169.759674">
            <text:p>169,759674</text:p>
          </table:table-cell>
          <table:table-cell office:value-type="float" office:value="12.700861">
            <text:p>12,700861</text:p>
          </table:table-cell>
          <table:table-cell office:value-type="float" office:value="39.984909">
            <text:p>39,984909</text:p>
          </table:table-cell>
          <table:table-cell office:value-type="float" office:value="55.898048">
            <text:p>55,898048</text:p>
          </table:table-cell>
          <table:table-cell table:number-columns-repeated="6" office:value-type="float" office:value="0">
            <text:p>0</text:p>
          </table:table-cell>
          <table:table-cell office:value-type="float" office:value="155.148117">
            <text:p>155,148117</text:p>
          </table:table-cell>
          <table:table-cell office:value-type="float" office:value="22.397327">
            <text:p>22,397327</text:p>
          </table:table-cell>
        </table:table-row>
        <table:table-row table:style-name="ro1">
          <table:table-cell office:value-type="string">
            <text:p>AFR206 <text:s text:c="5"/></text:p>
          </table:table-cell>
          <table:table-cell office:value-type="float" office:value="5547.203125">
            <text:p>5547,203125</text:p>
          </table:table-cell>
          <table:table-cell office:value-type="float" office:value="2545.422852">
            <text:p>2545,422852</text:p>
          </table:table-cell>
          <table:table-cell office:value-type="float" office:value="38430.535156">
            <text:p>38430,535156</text:p>
          </table:table-cell>
          <table:table-cell office:value-type="float" office:value="2044.647705">
            <text:p>2044,647705</text:p>
          </table:table-cell>
          <table:table-cell office:value-type="float" office:value="208336.375">
            <text:p>208336,375</text:p>
          </table:table-cell>
          <table:table-cell office:value-type="float" office:value="5036.434082">
            <text:p>5036,434082</text:p>
          </table:table-cell>
          <table:table-cell office:value-type="float" office:value="644116.1875">
            <text:p>644116,1875</text:p>
          </table:table-cell>
          <table:table-cell office:value-type="float" office:value="14240.393555">
            <text:p>14240,393555</text:p>
          </table:table-cell>
          <table:table-cell office:value-type="float" office:value="27.497988">
            <text:p>27,497988</text:p>
          </table:table-cell>
          <table:table-cell office:value-type="float" office:value="135.454239">
            <text:p>135,454239</text:p>
          </table:table-cell>
          <table:table-cell office:value-type="float" office:value="16056.65918">
            <text:p>16056,65918</text:p>
          </table:table-cell>
          <table:table-cell office:value-type="float" office:value="346.397308">
            <text:p>346,397308</text:p>
          </table:table-cell>
          <table:table-cell office:value-type="float" office:value="39049.066406">
            <text:p>39049,066406</text:p>
          </table:table-cell>
          <table:table-cell office:value-type="float" office:value="688.839905">
            <text:p>688,839905</text:p>
          </table:table-cell>
          <table:table-cell office:value-type="float" office:value="47754.015625">
            <text:p>47754,015625</text:p>
          </table:table-cell>
          <table:table-cell office:value-type="float" office:value="679.035645">
            <text:p>679,035645</text:p>
          </table:table-cell>
          <table:table-cell office:value-type="float" office:value="125656.007813">
            <text:p>125656,007813</text:p>
          </table:table-cell>
          <table:table-cell office:value-type="float" office:value="1651.158081">
            <text:p>1651,158081</text:p>
          </table:table-cell>
          <table:table-cell office:value-type="float" office:value="16097.754883">
            <text:p>16097,754883</text:p>
          </table:table-cell>
          <table:table-cell office:value-type="float" office:value="429.740204">
            <text:p>429,740204</text:p>
          </table:table-cell>
          <table:table-cell office:value-type="float" office:value="225.734192">
            <text:p>225,734192</text:p>
          </table:table-cell>
          <table:table-cell office:value-type="float" office:value="24.141726">
            <text:p>24,141726</text:p>
          </table:table-cell>
          <table:table-cell office:value-type="float" office:value="249.151749">
            <text:p>249,151749</text:p>
          </table:table-cell>
          <table:table-cell office:value-type="float" office:value="18.179413">
            <text:p>18,179413</text:p>
          </table:table-cell>
          <table:table-cell office:value-type="float" office:value="2977.553711">
            <text:p>2977,553711</text:p>
          </table:table-cell>
          <table:table-cell office:value-type="float" office:value="74.133911">
            <text:p>74,133911</text:p>
          </table:table-cell>
          <table:table-cell office:value-type="float" office:value="144403.09375">
            <text:p>144403,09375</text:p>
          </table:table-cell>
          <table:table-cell office:value-type="float" office:value="3752.308105">
            <text:p>3752,308105</text:p>
          </table:table-cell>
          <table:table-cell office:value-type="float" office:value="61.423828">
            <text:p>61,423828</text:p>
          </table:table-cell>
          <table:table-cell office:value-type="float" office:value="23.04497">
            <text:p>23,04497</text:p>
          </table:table-cell>
          <table:table-cell office:value-type="float" office:value="272.702332">
            <text:p>272,702332</text:p>
          </table:table-cell>
          <table:table-cell office:value-type="float" office:value="28.530697">
            <text:p>28,530697</text:p>
          </table:table-cell>
          <table:table-cell office:value-type="float" office:value="707.236694">
            <text:p>707,236694</text:p>
          </table:table-cell>
          <table:table-cell office:value-type="float" office:value="31.925743">
            <text:p>31,925743</text:p>
          </table:table-cell>
          <table:table-cell office:value-type="float" office:value="539.651184">
            <text:p>539,651184</text:p>
          </table:table-cell>
          <table:table-cell office:value-type="float" office:value="27.752148">
            <text:p>27,752148</text:p>
          </table:table-cell>
          <table:table-cell office:value-type="float" office:value="383.449707">
            <text:p>383,449707</text:p>
          </table:table-cell>
          <table:table-cell office:value-type="float" office:value="28.728937">
            <text:p>28,728937</text:p>
          </table:table-cell>
          <table:table-cell office:value-type="float" office:value="1206.912598">
            <text:p>1206,912598</text:p>
          </table:table-cell>
          <table:table-cell office:value-type="float" office:value="38.255356">
            <text:p>38,255356</text:p>
          </table:table-cell>
          <table:table-cell office:value-type="float" office:value="644.5354">
            <text:p>644,5354</text:p>
          </table:table-cell>
          <table:table-cell office:value-type="float" office:value="36.527431">
            <text:p>36,527431</text:p>
          </table:table-cell>
          <table:table-cell office:value-type="float" office:value="85.553925">
            <text:p>85,553925</text:p>
          </table:table-cell>
          <table:table-cell office:value-type="float" office:value="146.774323">
            <text:p>146,774323</text:p>
          </table:table-cell>
          <table:table-cell table:number-columns-repeated="6" office:value-type="float" office:value="0">
            <text:p>0</text:p>
          </table:table-cell>
          <table:table-cell office:value-type="float" office:value="532.620422">
            <text:p>532,620422</text:p>
          </table:table-cell>
          <table:table-cell office:value-type="float" office:value="60.135166">
            <text:p>60,135166</text:p>
          </table:table-cell>
        </table:table-row>
        <table:table-row table:style-name="ro1">
          <table:table-cell office:value-type="string">
            <text:p>AFR207 <text:s text:c="5"/></text:p>
          </table:table-cell>
          <table:table-cell office:value-type="float" office:value="4026.195801">
            <text:p>4026,195801</text:p>
          </table:table-cell>
          <table:table-cell office:value-type="float" office:value="1579.500854">
            <text:p>1579,500854</text:p>
          </table:table-cell>
          <table:table-cell office:value-type="float" office:value="24485.880859">
            <text:p>24485,880859</text:p>
          </table:table-cell>
          <table:table-cell office:value-type="float" office:value="1308.036377">
            <text:p>1308,036377</text:p>
          </table:table-cell>
          <table:table-cell office:value-type="float" office:value="129808.757813">
            <text:p>129808,757813</text:p>
          </table:table-cell>
          <table:table-cell office:value-type="float" office:value="3136.568115">
            <text:p>3136,568115</text:p>
          </table:table-cell>
          <table:table-cell office:value-type="float" office:value="362537.9375">
            <text:p>362537,9375</text:p>
          </table:table-cell>
          <table:table-cell office:value-type="float" office:value="8019.070801">
            <text:p>8019,070801</text:p>
          </table:table-cell>
          <table:table-cell office:value-type="float" office:value="199.352173">
            <text:p>199,352173</text:p>
          </table:table-cell>
          <table:table-cell office:value-type="float" office:value="81.549484">
            <text:p>81,549484</text:p>
          </table:table-cell>
          <table:table-cell office:value-type="float" office:value="12874.260742">
            <text:p>12874,260742</text:p>
          </table:table-cell>
          <table:table-cell office:value-type="float" office:value="268.161163">
            <text:p>268,161163</text:p>
          </table:table-cell>
          <table:table-cell office:value-type="float" office:value="15847.539063">
            <text:p>15847,539063</text:p>
          </table:table-cell>
          <table:table-cell office:value-type="float" office:value="285.566498">
            <text:p>285,566498</text:p>
          </table:table-cell>
          <table:table-cell office:value-type="float" office:value="33493.910156">
            <text:p>33493,910156</text:p>
          </table:table-cell>
          <table:table-cell office:value-type="float" office:value="474.923889">
            <text:p>474,923889</text:p>
          </table:table-cell>
          <table:table-cell office:value-type="float" office:value="49720.269531">
            <text:p>49720,269531</text:p>
          </table:table-cell>
          <table:table-cell office:value-type="float" office:value="656.062927">
            <text:p>656,062927</text:p>
          </table:table-cell>
          <table:table-cell office:value-type="float" office:value="8069.717773">
            <text:p>8069,717773</text:p>
          </table:table-cell>
          <table:table-cell office:value-type="float" office:value="215.745544">
            <text:p>215,745544</text:p>
          </table:table-cell>
          <table:table-cell office:value-type="float" office:value="109.629189">
            <text:p>109,629189</text:p>
          </table:table-cell>
          <table:table-cell office:value-type="float" office:value="14.031872">
            <text:p>14,031872</text:p>
          </table:table-cell>
          <table:table-cell office:value-type="float" office:value="132.953125">
            <text:p>132,953125</text:p>
          </table:table-cell>
          <table:table-cell office:value-type="float" office:value="11.89373">
            <text:p>11,89373</text:p>
          </table:table-cell>
          <table:table-cell office:value-type="float" office:value="1357.58313">
            <text:p>1357,58313</text:p>
          </table:table-cell>
          <table:table-cell office:value-type="float" office:value="34.648888">
            <text:p>34,648888</text:p>
          </table:table-cell>
          <table:table-cell office:value-type="float" office:value="69429.429688">
            <text:p>69429,429688</text:p>
          </table:table-cell>
          <table:table-cell office:value-type="float" office:value="1804.948975">
            <text:p>1804,948975</text:p>
          </table:table-cell>
          <table:table-cell office:value-type="float" office:value="44.067707">
            <text:p>44,067707</text:p>
          </table:table-cell>
          <table:table-cell office:value-type="float" office:value="14.965632">
            <text:p>14,965632</text:p>
          </table:table-cell>
          <table:table-cell office:value-type="float" office:value="173.131271">
            <text:p>173,131271</text:p>
          </table:table-cell>
          <table:table-cell office:value-type="float" office:value="20.826403">
            <text:p>20,826403</text:p>
          </table:table-cell>
          <table:table-cell office:value-type="float" office:value="518.544617">
            <text:p>518,544617</text:p>
          </table:table-cell>
          <table:table-cell office:value-type="float" office:value="24.770174">
            <text:p>24,770174</text:p>
          </table:table-cell>
          <table:table-cell office:value-type="float" office:value="1902.734741">
            <text:p>1902,734741</text:p>
          </table:table-cell>
          <table:table-cell office:value-type="float" office:value="39.393742">
            <text:p>39,393742</text:p>
          </table:table-cell>
          <table:table-cell office:value-type="float" office:value="182.541916">
            <text:p>182,541916</text:p>
          </table:table-cell>
          <table:table-cell office:value-type="float" office:value="18.7225">
            <text:p>18,7225</text:p>
          </table:table-cell>
          <table:table-cell office:value-type="float" office:value="498.214905">
            <text:p>498,214905</text:p>
          </table:table-cell>
          <table:table-cell office:value-type="float" office:value="21.528179">
            <text:p>21,528179</text:p>
          </table:table-cell>
          <table:table-cell office:value-type="float" office:value="323.929596">
            <text:p>323,929596</text:p>
          </table:table-cell>
          <table:table-cell office:value-type="float" office:value="22.059242">
            <text:p>22,059242</text:p>
          </table:table-cell>
          <table:table-cell office:value-type="float" office:value="130.578949">
            <text:p>130,578949</text:p>
          </table:table-cell>
          <table:table-cell office:value-type="float" office:value="85.760635">
            <text:p>85,760635</text:p>
          </table:table-cell>
          <table:table-cell table:number-columns-repeated="6" office:value-type="float" office:value="0">
            <text:p>0</text:p>
          </table:table-cell>
          <table:table-cell office:value-type="float" office:value="330.710266">
            <text:p>330,710266</text:p>
          </table:table-cell>
          <table:table-cell office:value-type="float" office:value="38.766331">
            <text:p>38,766331</text:p>
          </table:table-cell>
        </table:table-row>
        <table:table-row table:style-name="ro1">
          <table:table-cell office:value-type="string">
            <text:p>AFR208 <text:s text:c="5"/></text:p>
          </table:table-cell>
          <table:table-cell office:value-type="float" office:value="4131.111328">
            <text:p>4131,111328</text:p>
          </table:table-cell>
          <table:table-cell office:value-type="float" office:value="1132.900757">
            <text:p>1132,900757</text:p>
          </table:table-cell>
          <table:table-cell office:value-type="float" office:value="13213.285156">
            <text:p>13213,285156</text:p>
          </table:table-cell>
          <table:table-cell office:value-type="float" office:value="816.400085">
            <text:p>816,400085</text:p>
          </table:table-cell>
          <table:table-cell office:value-type="float" office:value="69478.65625">
            <text:p>69478,65625</text:p>
          </table:table-cell>
          <table:table-cell office:value-type="float" office:value="1691.728516">
            <text:p>1691,728516</text:p>
          </table:table-cell>
          <table:table-cell office:value-type="float" office:value="193720.265625">
            <text:p>193720,265625</text:p>
          </table:table-cell>
          <table:table-cell office:value-type="float" office:value="4293.57959">
            <text:p>4293,57959</text:p>
          </table:table-cell>
          <table:table-cell office:value-type="float" office:value="159.573044">
            <text:p>159,573044</text:p>
          </table:table-cell>
          <table:table-cell office:value-type="float" office:value="56.695805">
            <text:p>56,695805</text:p>
          </table:table-cell>
          <table:table-cell office:value-type="float" office:value="8008.698242">
            <text:p>8008,698242</text:p>
          </table:table-cell>
          <table:table-cell office:value-type="float" office:value="168.851074">
            <text:p>168,851074</text:p>
          </table:table-cell>
          <table:table-cell office:value-type="float" office:value="18601.705078">
            <text:p>18601,705078</text:p>
          </table:table-cell>
          <table:table-cell office:value-type="float" office:value="326.634949">
            <text:p>326,634949</text:p>
          </table:table-cell>
          <table:table-cell office:value-type="float" office:value="17671.595703">
            <text:p>17671,595703</text:p>
          </table:table-cell>
          <table:table-cell office:value-type="float" office:value="251.784821">
            <text:p>251,784821</text:p>
          </table:table-cell>
          <table:table-cell office:value-type="float" office:value="39522.953125">
            <text:p>39522,953125</text:p>
          </table:table-cell>
          <table:table-cell office:value-type="float" office:value="520.645447">
            <text:p>520,645447</text:p>
          </table:table-cell>
          <table:table-cell office:value-type="float" office:value="4809.388672">
            <text:p>4809,388672</text:p>
          </table:table-cell>
          <table:table-cell office:value-type="float" office:value="128.705887">
            <text:p>128,705887</text:p>
          </table:table-cell>
          <table:table-cell office:value-type="float" office:value="72.595955">
            <text:p>72,595955</text:p>
          </table:table-cell>
          <table:table-cell office:value-type="float" office:value="9.303493">
            <text:p>9,303493</text:p>
          </table:table-cell>
          <table:table-cell office:value-type="float" office:value="105.31308">
            <text:p>105,31308</text:p>
          </table:table-cell>
          <table:table-cell office:value-type="float" office:value="9.336881">
            <text:p>9,336881</text:p>
          </table:table-cell>
          <table:table-cell office:value-type="float" office:value="788.227722">
            <text:p>788,227722</text:p>
          </table:table-cell>
          <table:table-cell office:value-type="float" office:value="20.56884">
            <text:p>20,56884</text:p>
          </table:table-cell>
          <table:table-cell office:value-type="float" office:value="41641.394531">
            <text:p>41641,394531</text:p>
          </table:table-cell>
          <table:table-cell office:value-type="float" office:value="1083.112793">
            <text:p>1083,112793</text:p>
          </table:table-cell>
          <table:table-cell office:value-type="float" office:value="29.064146">
            <text:p>29,064146</text:p>
          </table:table-cell>
          <table:table-cell office:value-type="float" office:value="10.715459">
            <text:p>10,715459</text:p>
          </table:table-cell>
          <table:table-cell office:value-type="float" office:value="88.617203">
            <text:p>88,617203</text:p>
          </table:table-cell>
          <table:table-cell office:value-type="float" office:value="16.991392">
            <text:p>16,991392</text:p>
          </table:table-cell>
          <table:table-cell office:value-type="float" office:value="420.440399">
            <text:p>420,440399</text:p>
          </table:table-cell>
          <table:table-cell office:value-type="float" office:value="21.66758">
            <text:p>21,66758</text:p>
          </table:table-cell>
          <table:table-cell office:value-type="float" office:value="317.117035">
            <text:p>317,117035</text:p>
          </table:table-cell>
          <table:table-cell office:value-type="float" office:value="13.611236">
            <text:p>13,611236</text:p>
          </table:table-cell>
          <table:table-cell office:value-type="float" office:value="123.224678">
            <text:p>123,224678</text:p>
          </table:table-cell>
          <table:table-cell office:value-type="float" office:value="13.368472">
            <text:p>13,368472</text:p>
          </table:table-cell>
          <table:table-cell office:value-type="float" office:value="340.665497">
            <text:p>340,665497</text:p>
          </table:table-cell>
          <table:table-cell office:value-type="float" office:value="15.191175">
            <text:p>15,191175</text:p>
          </table:table-cell>
          <table:table-cell office:value-type="float" office:value="213.568497">
            <text:p>213,568497</text:p>
          </table:table-cell>
          <table:table-cell office:value-type="float" office:value="15.528325">
            <text:p>15,528325</text:p>
          </table:table-cell>
          <table:table-cell table:number-columns-repeated="8" office:value-type="float" office:value="0">
            <text:p>0</text:p>
          </table:table-cell>
          <table:table-cell office:value-type="float" office:value="173.348114">
            <text:p>173,348114</text:p>
          </table:table-cell>
          <table:table-cell office:value-type="float" office:value="27.252478">
            <text:p>27,252478</text:p>
          </table:table-cell>
        </table:table-row>
        <table:table-row table:style-name="ro1">
          <table:table-cell office:value-type="string">
            <text:p>AFR209 <text:s text:c="5"/></text:p>
          </table:table-cell>
          <table:table-cell office:value-type="float" office:value="3138.663086">
            <text:p>3138,663086</text:p>
          </table:table-cell>
          <table:table-cell office:value-type="float" office:value="850.400635">
            <text:p>850,400635</text:p>
          </table:table-cell>
          <table:table-cell office:value-type="float" office:value="9784.004883">
            <text:p>9784,004883</text:p>
          </table:table-cell>
          <table:table-cell office:value-type="float" office:value="647.769043">
            <text:p>647,769043</text:p>
          </table:table-cell>
          <table:table-cell office:value-type="float" office:value="49557.699219">
            <text:p>49557,699219</text:p>
          </table:table-cell>
          <table:table-cell office:value-type="float" office:value="1211.832153">
            <text:p>1211,832153</text:p>
          </table:table-cell>
          <table:table-cell office:value-type="float" office:value="135171.8125">
            <text:p>135171,8125</text:p>
          </table:table-cell>
          <table:table-cell office:value-type="float" office:value="2998.856201">
            <text:p>2998,856201</text:p>
          </table:table-cell>
          <table:table-cell office:value-type="float" office:value="308.674011">
            <text:p>308,674011</text:p>
          </table:table-cell>
          <table:table-cell office:value-type="float" office:value="44.141514">
            <text:p>44,141514</text:p>
          </table:table-cell>
          <table:table-cell office:value-type="float" office:value="12725.677734">
            <text:p>12725,677734</text:p>
          </table:table-cell>
          <table:table-cell office:value-type="float" office:value="253.81134">
            <text:p>253,81134</text:p>
          </table:table-cell>
          <table:table-cell office:value-type="float" office:value="6912.899902">
            <text:p>6912,899902</text:p>
          </table:table-cell>
          <table:table-cell office:value-type="float" office:value="127.001068">
            <text:p>127,001068</text:p>
          </table:table-cell>
          <table:table-cell office:value-type="float" office:value="21090.845703">
            <text:p>21090,845703</text:p>
          </table:table-cell>
          <table:table-cell office:value-type="float" office:value="298.240204">
            <text:p>298,240204</text:p>
          </table:table-cell>
          <table:table-cell office:value-type="float" office:value="17544.261719">
            <text:p>17544,261719</text:p>
          </table:table-cell>
          <table:table-cell office:value-type="float" office:value="233.218704">
            <text:p>233,218704</text:p>
          </table:table-cell>
          <table:table-cell office:value-type="float" office:value="2962.768799">
            <text:p>2962,768799</text:p>
          </table:table-cell>
          <table:table-cell office:value-type="float" office:value="79.494202">
            <text:p>79,494202</text:p>
          </table:table-cell>
          <table:table-cell office:value-type="float" office:value="43.600399">
            <text:p>43,600399</text:p>
          </table:table-cell>
          <table:table-cell office:value-type="float" office:value="6.778226">
            <text:p>6,778226</text:p>
          </table:table-cell>
          <table:table-cell office:value-type="float" office:value="58.261967">
            <text:p>58,261967</text:p>
          </table:table-cell>
          <table:table-cell office:value-type="float" office:value="7.833508">
            <text:p>7,833508</text:p>
          </table:table-cell>
          <table:table-cell office:value-type="float" office:value="489.501923">
            <text:p>489,501923</text:p>
          </table:table-cell>
          <table:table-cell office:value-type="float" office:value="13.153791">
            <text:p>13,153791</text:p>
          </table:table-cell>
          <table:table-cell office:value-type="float" office:value="25218.212891">
            <text:p>25218,212891</text:p>
          </table:table-cell>
          <table:table-cell office:value-type="float" office:value="656.545349">
            <text:p>656,545349</text:p>
          </table:table-cell>
          <table:table-cell office:value-type="float" office:value="20.13434">
            <text:p>20,13434</text:p>
          </table:table-cell>
          <table:table-cell office:value-type="float" office:value="8.080961">
            <text:p>8,080961</text:p>
          </table:table-cell>
          <table:table-cell office:value-type="float" office:value="48.47176">
            <text:p>48,47176</text:p>
          </table:table-cell>
          <table:table-cell office:value-type="float" office:value="15.059797">
            <text:p>15,059797</text:p>
          </table:table-cell>
          <table:table-cell office:value-type="float" office:value="415.511932">
            <text:p>415,511932</text:p>
          </table:table-cell>
          <table:table-cell office:value-type="float" office:value="20.48995">
            <text:p>20,48995</text:p>
          </table:table-cell>
          <table:table-cell office:value-type="float" office:value="670.309875">
            <text:p>670,309875</text:p>
          </table:table-cell>
          <table:table-cell office:value-type="float" office:value="15.648768">
            <text:p>15,648768</text:p>
          </table:table-cell>
          <table:table-cell office:value-type="float" office:value="89.052811">
            <text:p>89,052811</text:p>
          </table:table-cell>
          <table:table-cell office:value-type="float" office:value="10.249074">
            <text:p>10,249074</text:p>
          </table:table-cell>
          <table:table-cell office:value-type="float" office:value="174.703156">
            <text:p>174,703156</text:p>
          </table:table-cell>
          <table:table-cell office:value-type="float" office:value="10.853333">
            <text:p>10,853333</text:p>
          </table:table-cell>
          <table:table-cell office:value-type="float" office:value="104.242241">
            <text:p>104,242241</text:p>
          </table:table-cell>
          <table:table-cell office:value-type="float" office:value="11.170636">
            <text:p>11,170636</text:p>
          </table:table-cell>
          <table:table-cell table:number-columns-repeated="8" office:value-type="float" office:value="0">
            <text:p>0</text:p>
          </table:table-cell>
          <table:table-cell office:value-type="float" office:value="223.093033">
            <text:p>223,093033</text:p>
          </table:table-cell>
          <table:table-cell office:value-type="float" office:value="21.058989">
            <text:p>21,058989</text:p>
          </table:table-cell>
        </table:table-row>
        <table:table-row table:style-name="ro1">
          <table:table-cell office:value-type="string">
            <text:p>AFR210 <text:s text:c="5"/></text:p>
          </table:table-cell>
          <table:table-cell office:value-type="float" office:value="6399.720703">
            <text:p>6399,720703</text:p>
          </table:table-cell>
          <table:table-cell office:value-type="float" office:value="1538.866821">
            <text:p>1538,866821</text:p>
          </table:table-cell>
          <table:table-cell office:value-type="float" office:value="16814.796875">
            <text:p>16814,796875</text:p>
          </table:table-cell>
          <table:table-cell office:value-type="float" office:value="1041.751343">
            <text:p>1041,751343</text:p>
          </table:table-cell>
          <table:table-cell office:value-type="float" office:value="94368.78125">
            <text:p>94368,78125</text:p>
          </table:table-cell>
          <table:table-cell office:value-type="float" office:value="2294.751953">
            <text:p>2294,751953</text:p>
          </table:table-cell>
          <table:table-cell office:value-type="float" office:value="271221.4375">
            <text:p>271221,4375</text:p>
          </table:table-cell>
          <table:table-cell office:value-type="float" office:value="6007.251953">
            <text:p>6007,251953</text:p>
          </table:table-cell>
          <table:table-cell office:value-type="float" office:value="296.699524">
            <text:p>296,699524</text:p>
          </table:table-cell>
          <table:table-cell office:value-type="float" office:value="76.938103">
            <text:p>76,938103</text:p>
          </table:table-cell>
          <table:table-cell office:value-type="float" office:value="12669.720703">
            <text:p>12669,720703</text:p>
          </table:table-cell>
          <table:table-cell office:value-type="float" office:value="262.649506">
            <text:p>262,649506</text:p>
          </table:table-cell>
          <table:table-cell office:value-type="float" office:value="29446.367188">
            <text:p>29446,367188</text:p>
          </table:table-cell>
          <table:table-cell office:value-type="float" office:value="514.345398">
            <text:p>514,345398</text:p>
          </table:table-cell>
          <table:table-cell office:value-type="float" office:value="27390.246094">
            <text:p>27390,246094</text:p>
          </table:table-cell>
          <table:table-cell office:value-type="float" office:value="388.977875">
            <text:p>388,977875</text:p>
          </table:table-cell>
          <table:table-cell office:value-type="float" office:value="54642.0625">
            <text:p>54642,0625</text:p>
          </table:table-cell>
          <table:table-cell office:value-type="float" office:value="719.464966">
            <text:p>719,464966</text:p>
          </table:table-cell>
          <table:table-cell office:value-type="float" office:value="6931.73877">
            <text:p>6931,73877</text:p>
          </table:table-cell>
          <table:table-cell office:value-type="float" office:value="185.36702">
            <text:p>185,36702</text:p>
          </table:table-cell>
          <table:table-cell office:value-type="float" office:value="93.361504">
            <text:p>93,361504</text:p>
          </table:table-cell>
          <table:table-cell office:value-type="float" office:value="12.555826">
            <text:p>12,555826</text:p>
          </table:table-cell>
          <table:table-cell office:value-type="float" office:value="108.730545">
            <text:p>108,730545</text:p>
          </table:table-cell>
          <table:table-cell office:value-type="float" office:value="11.017002">
            <text:p>11,017002</text:p>
          </table:table-cell>
          <table:table-cell office:value-type="float" office:value="1137.122925">
            <text:p>1137,122925</text:p>
          </table:table-cell>
          <table:table-cell office:value-type="float" office:value="29.315847">
            <text:p>29,315847</text:p>
          </table:table-cell>
          <table:table-cell office:value-type="float" office:value="60043.121094">
            <text:p>60043,121094</text:p>
          </table:table-cell>
          <table:table-cell office:value-type="float" office:value="1561.121338">
            <text:p>1561,121338</text:p>
          </table:table-cell>
          <table:table-cell office:value-type="float" office:value="38.060707">
            <text:p>38,060707</text:p>
          </table:table-cell>
          <table:table-cell office:value-type="float" office:value="14.036898">
            <text:p>14,036898</text:p>
          </table:table-cell>
          <table:table-cell office:value-type="float" office:value="149.739349">
            <text:p>149,739349</text:p>
          </table:table-cell>
          <table:table-cell office:value-type="float" office:value="19.888416">
            <text:p>19,888416</text:p>
          </table:table-cell>
          <table:table-cell office:value-type="float" office:value="587.445313">
            <text:p>587,445313</text:p>
          </table:table-cell>
          <table:table-cell office:value-type="float" office:value="25.030798">
            <text:p>25,030798</text:p>
          </table:table-cell>
          <table:table-cell office:value-type="float" office:value="649.109741">
            <text:p>649,109741</text:p>
          </table:table-cell>
          <table:table-cell office:value-type="float" office:value="20.270725">
            <text:p>20,270725</text:p>
          </table:table-cell>
          <table:table-cell office:value-type="float" office:value="179.959015">
            <text:p>179,959015</text:p>
          </table:table-cell>
          <table:table-cell office:value-type="float" office:value="17.63006">
            <text:p>17,63006</text:p>
          </table:table-cell>
          <table:table-cell office:value-type="float" office:value="502.48584">
            <text:p>502,48584</text:p>
          </table:table-cell>
          <table:table-cell office:value-type="float" office:value="20.476414">
            <text:p>20,476414</text:p>
          </table:table-cell>
          <table:table-cell office:value-type="float" office:value="247.68541">
            <text:p>247,68541</text:p>
          </table:table-cell>
          <table:table-cell office:value-type="float" office:value="19.990328">
            <text:p>19,990328</text:p>
          </table:table-cell>
          <table:table-cell table:number-columns-repeated="8" office:value-type="float" office:value="0">
            <text:p>0</text:p>
          </table:table-cell>
          <table:table-cell office:value-type="float" office:value="301.050232">
            <text:p>301,050232</text:p>
          </table:table-cell>
          <table:table-cell office:value-type="float" office:value="35.920319">
            <text:p>35,920319</text:p>
          </table:table-cell>
        </table:table-row>
        <table:table-row table:style-name="ro1">
          <table:table-cell office:value-type="string">
            <text:p>AFR211 <text:s text:c="5"/></text:p>
          </table:table-cell>
          <table:table-cell office:value-type="float" office:value="4836.92627">
            <text:p>4836,92627</text:p>
          </table:table-cell>
          <table:table-cell office:value-type="float" office:value="1905.578613">
            <text:p>1905,578613</text:p>
          </table:table-cell>
          <table:table-cell office:value-type="float" office:value="32401.689453">
            <text:p>32401,689453</text:p>
          </table:table-cell>
          <table:table-cell office:value-type="float" office:value="1672.555298">
            <text:p>1672,555298</text:p>
          </table:table-cell>
          <table:table-cell office:value-type="float" office:value="165648.859375">
            <text:p>165648,859375</text:p>
          </table:table-cell>
          <table:table-cell office:value-type="float" office:value="4002.464111">
            <text:p>4002,464111</text:p>
          </table:table-cell>
          <table:table-cell office:value-type="float" office:value="487274.46875">
            <text:p>487274,46875</text:p>
          </table:table-cell>
          <table:table-cell office:value-type="float" office:value="10774.638672">
            <text:p>10774,638672</text:p>
          </table:table-cell>
          <table:table-cell office:value-type="float" office:value="66.193466">
            <text:p>66,193466</text:p>
          </table:table-cell>
          <table:table-cell office:value-type="float" office:value="101.293457">
            <text:p>101,293457</text:p>
          </table:table-cell>
          <table:table-cell office:value-type="float" office:value="13482.782227">
            <text:p>13482,782227</text:p>
          </table:table-cell>
          <table:table-cell office:value-type="float" office:value="286.649261">
            <text:p>286,649261</text:p>
          </table:table-cell>
          <table:table-cell office:value-type="float" office:value="19028.541016">
            <text:p>19028,541016</text:p>
          </table:table-cell>
          <table:table-cell office:value-type="float" office:value="343.92569">
            <text:p>343,92569</text:p>
          </table:table-cell>
          <table:table-cell office:value-type="float" office:value="37846.902344">
            <text:p>37846,902344</text:p>
          </table:table-cell>
          <table:table-cell office:value-type="float" office:value="537.860413">
            <text:p>537,860413</text:p>
          </table:table-cell>
          <table:table-cell office:value-type="float" office:value="72873.507813">
            <text:p>72873,507813</text:p>
          </table:table-cell>
          <table:table-cell office:value-type="float" office:value="959.901001">
            <text:p>959,901001</text:p>
          </table:table-cell>
          <table:table-cell office:value-type="float" office:value="11070.560547">
            <text:p>11070,560547</text:p>
          </table:table-cell>
          <table:table-cell office:value-type="float" office:value="295.824585">
            <text:p>295,824585</text:p>
          </table:table-cell>
          <table:table-cell office:value-type="float" office:value="129.96553">
            <text:p>129,96553</text:p>
          </table:table-cell>
          <table:table-cell office:value-type="float" office:value="17.990665">
            <text:p>17,990665</text:p>
          </table:table-cell>
          <table:table-cell office:value-type="float" office:value="181.848938">
            <text:p>181,848938</text:p>
          </table:table-cell>
          <table:table-cell office:value-type="float" office:value="14.387903">
            <text:p>14,387903</text:p>
          </table:table-cell>
          <table:table-cell office:value-type="float" office:value="1931.498535">
            <text:p>1931,498535</text:p>
          </table:table-cell>
          <table:table-cell office:value-type="float" office:value="48.733402">
            <text:p>48,733402</text:p>
          </table:table-cell>
          <table:table-cell office:value-type="float" office:value="96931.898438">
            <text:p>96931,898438</text:p>
          </table:table-cell>
          <table:table-cell office:value-type="float" office:value="2519.338135">
            <text:p>2519,338135</text:p>
          </table:table-cell>
          <table:table-cell office:value-type="float" office:value="38.086426">
            <text:p>38,086426</text:p>
          </table:table-cell>
          <table:table-cell office:value-type="float" office:value="18.081499">
            <text:p>18,081499</text:p>
          </table:table-cell>
          <table:table-cell office:value-type="float" office:value="146.761261">
            <text:p>146,761261</text:p>
          </table:table-cell>
          <table:table-cell office:value-type="float" office:value="23.15929">
            <text:p>23,15929</text:p>
          </table:table-cell>
          <table:table-cell office:value-type="float" office:value="414.864929">
            <text:p>414,864929</text:p>
          </table:table-cell>
          <table:table-cell office:value-type="float" office:value="25.7066">
            <text:p>25,7066</text:p>
          </table:table-cell>
          <table:table-cell office:value-type="float" office:value="180.907211">
            <text:p>180,907211</text:p>
          </table:table-cell>
          <table:table-cell office:value-type="float" office:value="20.444109">
            <text:p>20,444109</text:p>
          </table:table-cell>
          <table:table-cell office:value-type="float" office:value="264.673279">
            <text:p>264,673279</text:p>
          </table:table-cell>
          <table:table-cell office:value-type="float" office:value="22.214647">
            <text:p>22,214647</text:p>
          </table:table-cell>
          <table:table-cell office:value-type="float" office:value="763.338684">
            <text:p>763,338684</text:p>
          </table:table-cell>
          <table:table-cell office:value-type="float" office:value="27.617737">
            <text:p>27,617737</text:p>
          </table:table-cell>
          <table:table-cell office:value-type="float" office:value="451.265656">
            <text:p>451,265656</text:p>
          </table:table-cell>
          <table:table-cell office:value-type="float" office:value="27.370401">
            <text:p>27,370401</text:p>
          </table:table-cell>
          <table:table-cell office:value-type="float" office:value="137.126419">
            <text:p>137,126419</text:p>
          </table:table-cell>
          <table:table-cell office:value-type="float" office:value="103.259178">
            <text:p>103,259178</text:p>
          </table:table-cell>
          <table:table-cell table:number-columns-repeated="6" office:value-type="float" office:value="0">
            <text:p>0</text:p>
          </table:table-cell>
          <table:table-cell office:value-type="float" office:value="246.117813">
            <text:p>246,117813</text:p>
          </table:table-cell>
          <table:table-cell office:value-type="float" office:value="46.013081">
            <text:p>46,013081</text:p>
          </table:table-cell>
        </table:table-row>
        <table:table-row table:style-name="ro1">
          <table:table-cell office:value-type="string">
            <text:p>AFR21 <text:s text:c="6"/></text:p>
          </table:table-cell>
          <table:table-cell office:value-type="float" office:value="4271.27002">
            <text:p>4271,27002</text:p>
          </table:table-cell>
          <table:table-cell office:value-type="float" office:value="1061.866455">
            <text:p>1061,866455</text:p>
          </table:table-cell>
          <table:table-cell office:value-type="float" office:value="6367.197754">
            <text:p>6367,197754</text:p>
          </table:table-cell>
          <table:table-cell office:value-type="float" office:value="633.773926">
            <text:p>633,773926</text:p>
          </table:table-cell>
          <table:table-cell office:value-type="float" office:value="31699.169922">
            <text:p>31699,169922</text:p>
          </table:table-cell>
          <table:table-cell office:value-type="float" office:value="806.364868">
            <text:p>806,364868</text:p>
          </table:table-cell>
          <table:table-cell office:value-type="float" office:value="104454.1875">
            <text:p>104454,1875</text:p>
          </table:table-cell>
          <table:table-cell office:value-type="float" office:value="2328.693604">
            <text:p>2328,693604</text:p>
          </table:table-cell>
          <table:table-cell office:value-type="float" office:value="1151.375732">
            <text:p>1151,375732</text:p>
          </table:table-cell>
          <table:table-cell office:value-type="float" office:value="62.311848">
            <text:p>62,311848</text:p>
          </table:table-cell>
          <table:table-cell office:value-type="float" office:value="5567.868164">
            <text:p>5567,868164</text:p>
          </table:table-cell>
          <table:table-cell office:value-type="float" office:value="124.021545">
            <text:p>124,021545</text:p>
          </table:table-cell>
          <table:table-cell office:value-type="float" office:value="26393.425781">
            <text:p>26393,425781</text:p>
          </table:table-cell>
          <table:table-cell office:value-type="float" office:value="458.217133">
            <text:p>458,217133</text:p>
          </table:table-cell>
          <table:table-cell office:value-type="float" office:value="25591.71875">
            <text:p>25591,71875</text:p>
          </table:table-cell>
          <table:table-cell office:value-type="float" office:value="361.804016">
            <text:p>361,804016</text:p>
          </table:table-cell>
          <table:table-cell office:value-type="float" office:value="41222.945313">
            <text:p>41222,945313</text:p>
          </table:table-cell>
          <table:table-cell office:value-type="float" office:value="542.630981">
            <text:p>542,630981</text:p>
          </table:table-cell>
          <table:table-cell office:value-type="float" office:value="5660.083984">
            <text:p>5660,083984</text:p>
          </table:table-cell>
          <table:table-cell office:value-type="float" office:value="151.124817">
            <text:p>151,124817</text:p>
          </table:table-cell>
          <table:table-cell office:value-type="float" office:value="117.144012">
            <text:p>117,144012</text:p>
          </table:table-cell>
          <table:table-cell office:value-type="float" office:value="9.213183">
            <text:p>9,213183</text:p>
          </table:table-cell>
          <table:table-cell office:value-type="float" office:value="29.796263">
            <text:p>29,796263</text:p>
          </table:table-cell>
          <table:table-cell office:value-type="float" office:value="8.588322">
            <text:p>8,588322</text:p>
          </table:table-cell>
          <table:table-cell office:value-type="float" office:value="750.230408">
            <text:p>750,230408</text:p>
          </table:table-cell>
          <table:table-cell office:value-type="float" office:value="19.519669">
            <text:p>19,519669</text:p>
          </table:table-cell>
          <table:table-cell office:value-type="float" office:value="25334.333984">
            <text:p>25334,333984</text:p>
          </table:table-cell>
          <table:table-cell office:value-type="float" office:value="659.65918">
            <text:p>659,65918</text:p>
          </table:table-cell>
          <table:table-cell office:value-type="float" office:value="127.121162">
            <text:p>127,121162</text:p>
          </table:table-cell>
          <table:table-cell office:value-type="float" office:value="11.01176">
            <text:p>11,01176</text:p>
          </table:table-cell>
          <table:table-cell office:value-type="float" office:value="53.115185">
            <text:p>53,115185</text:p>
          </table:table-cell>
          <table:table-cell office:value-type="float" office:value="16.740681">
            <text:p>16,740681</text:p>
          </table:table-cell>
          <table:table-cell office:value-type="float" office:value="416.182343">
            <text:p>416,182343</text:p>
          </table:table-cell>
          <table:table-cell office:value-type="float" office:value="21.662334">
            <text:p>21,662334</text:p>
          </table:table-cell>
          <table:table-cell office:value-type="float" office:value="173.589081">
            <text:p>173,589081</text:p>
          </table:table-cell>
          <table:table-cell office:value-type="float" office:value="12.878606">
            <text:p>12,878606</text:p>
          </table:table-cell>
          <table:table-cell office:value-type="float" office:value="323.466187">
            <text:p>323,466187</text:p>
          </table:table-cell>
          <table:table-cell office:value-type="float" office:value="14.940722">
            <text:p>14,940722</text:p>
          </table:table-cell>
          <table:table-cell office:value-type="float" office:value="330.799469">
            <text:p>330,799469</text:p>
          </table:table-cell>
          <table:table-cell office:value-type="float" office:value="15.339476">
            <text:p>15,339476</text:p>
          </table:table-cell>
          <table:table-cell office:value-type="float" office:value="831.979431">
            <text:p>831,979431</text:p>
          </table:table-cell>
          <table:table-cell office:value-type="float" office:value="28.095337">
            <text:p>28,095337</text:p>
          </table:table-cell>
          <table:table-cell office:value-type="float" office:value="108.640503">
            <text:p>108,640503</text:p>
          </table:table-cell>
          <table:table-cell office:value-type="float" office:value="70.622833">
            <text:p>70,622833</text:p>
          </table:table-cell>
          <table:table-cell table:number-columns-repeated="6" office:value-type="float" office:value="0">
            <text:p>0</text:p>
          </table:table-cell>
          <table:table-cell office:value-type="float" office:value="128.950119">
            <text:p>128,950119</text:p>
          </table:table-cell>
          <table:table-cell office:value-type="float" office:value="27.691504">
            <text:p>27,691504</text:p>
          </table:table-cell>
        </table:table-row>
        <table:table-row table:style-name="ro1">
          <table:table-cell office:value-type="string">
            <text:p>AFR212 <text:s text:c="5"/></text:p>
          </table:table-cell>
          <table:table-cell office:value-type="float" office:value="4623.372559">
            <text:p>4623,372559</text:p>
          </table:table-cell>
          <table:table-cell office:value-type="float" office:value="2650.061523">
            <text:p>2650,061523</text:p>
          </table:table-cell>
          <table:table-cell office:value-type="float" office:value="38859.3125">
            <text:p>38859,3125</text:p>
          </table:table-cell>
          <table:table-cell office:value-type="float" office:value="2121.978027">
            <text:p>2121,978027</text:p>
          </table:table-cell>
          <table:table-cell office:value-type="float" office:value="217671.03125">
            <text:p>217671,03125</text:p>
          </table:table-cell>
          <table:table-cell office:value-type="float" office:value="5270.482422">
            <text:p>5270,482422</text:p>
          </table:table-cell>
          <table:table-cell office:value-type="float" office:value="654006.9375">
            <text:p>654006,9375</text:p>
          </table:table-cell>
          <table:table-cell office:value-type="float" office:value="14466.018555">
            <text:p>14466,018555</text:p>
          </table:table-cell>
          <table:table-cell office:value-type="float" office:value="69.920242">
            <text:p>69,920242</text:p>
          </table:table-cell>
          <table:table-cell office:value-type="float" office:value="146.725174">
            <text:p>146,725174</text:p>
          </table:table-cell>
          <table:table-cell office:value-type="float" office:value="16472.419922">
            <text:p>16472,419922</text:p>
          </table:table-cell>
          <table:table-cell office:value-type="float" office:value="359.027771">
            <text:p>359,027771</text:p>
          </table:table-cell>
          <table:table-cell office:value-type="float" office:value="37141.054688">
            <text:p>37141,054688</text:p>
          </table:table-cell>
          <table:table-cell office:value-type="float" office:value="659.332397">
            <text:p>659,332397</text:p>
          </table:table-cell>
          <table:table-cell office:value-type="float" office:value="52202.5">
            <text:p>52202,5</text:p>
          </table:table-cell>
          <table:table-cell office:value-type="float" office:value="742.594543">
            <text:p>742,594543</text:p>
          </table:table-cell>
          <table:table-cell office:value-type="float" office:value="136719.875">
            <text:p>136719,875</text:p>
          </table:table-cell>
          <table:table-cell office:value-type="float" office:value="1796.855835">
            <text:p>1796,855835</text:p>
          </table:table-cell>
          <table:table-cell office:value-type="float" office:value="17556.28125">
            <text:p>17556,28125</text:p>
          </table:table-cell>
          <table:table-cell office:value-type="float" office:value="468.741699">
            <text:p>468,741699</text:p>
          </table:table-cell>
          <table:table-cell office:value-type="float" office:value="215.35408">
            <text:p>215,35408</text:p>
          </table:table-cell>
          <table:table-cell office:value-type="float" office:value="25.947205">
            <text:p>25,947205</text:p>
          </table:table-cell>
          <table:table-cell office:value-type="float" office:value="257.960785">
            <text:p>257,960785</text:p>
          </table:table-cell>
          <table:table-cell office:value-type="float" office:value="19.072098">
            <text:p>19,072098</text:p>
          </table:table-cell>
          <table:table-cell office:value-type="float" office:value="3120.378662">
            <text:p>3120,378662</text:p>
          </table:table-cell>
          <table:table-cell office:value-type="float" office:value="77.833885">
            <text:p>77,833885</text:p>
          </table:table-cell>
          <table:table-cell office:value-type="float" office:value="153776.78125">
            <text:p>153776,78125</text:p>
          </table:table-cell>
          <table:table-cell office:value-type="float" office:value="3995.866699">
            <text:p>3995,866699</text:p>
          </table:table-cell>
          <table:table-cell office:value-type="float" office:value="63.69141">
            <text:p>63,69141</text:p>
          </table:table-cell>
          <table:table-cell office:value-type="float" office:value="23.93597">
            <text:p>23,93597</text:p>
          </table:table-cell>
          <table:table-cell office:value-type="float" office:value="302.954651">
            <text:p>302,954651</text:p>
          </table:table-cell>
          <table:table-cell office:value-type="float" office:value="29.682688">
            <text:p>29,682688</text:p>
          </table:table-cell>
          <table:table-cell office:value-type="float" office:value="887.921997">
            <text:p>887,921997</text:p>
          </table:table-cell>
          <table:table-cell office:value-type="float" office:value="34.520679">
            <text:p>34,520679</text:p>
          </table:table-cell>
          <table:table-cell office:value-type="float" office:value="1951.49353">
            <text:p>1951,49353</text:p>
          </table:table-cell>
          <table:table-cell office:value-type="float" office:value="45.777798">
            <text:p>45,777798</text:p>
          </table:table-cell>
          <table:table-cell office:value-type="float" office:value="398.02713">
            <text:p>398,02713</text:p>
          </table:table-cell>
          <table:table-cell office:value-type="float" office:value="30.34713">
            <text:p>30,34713</text:p>
          </table:table-cell>
          <table:table-cell office:value-type="float" office:value="1294.753418">
            <text:p>1294,753418</text:p>
          </table:table-cell>
          <table:table-cell office:value-type="float" office:value="40.350536">
            <text:p>40,350536</text:p>
          </table:table-cell>
          <table:table-cell office:value-type="float" office:value="714.419189">
            <text:p>714,419189</text:p>
          </table:table-cell>
          <table:table-cell office:value-type="float" office:value="38.610107">
            <text:p>38,610107</text:p>
          </table:table-cell>
          <table:table-cell office:value-type="float" office:value="292.77771">
            <text:p>292,77771</text:p>
          </table:table-cell>
          <table:table-cell office:value-type="float" office:value="155.367767">
            <text:p>155,367767</text:p>
          </table:table-cell>
          <table:table-cell table:number-columns-repeated="6" office:value-type="float" office:value="0">
            <text:p>0</text:p>
          </table:table-cell>
          <table:table-cell office:value-type="float" office:value="616.097534">
            <text:p>616,097534</text:p>
          </table:table-cell>
          <table:table-cell office:value-type="float" office:value="62.794273">
            <text:p>62,794273</text:p>
          </table:table-cell>
        </table:table-row>
        <table:table-row table:style-name="ro1">
          <table:table-cell office:value-type="string">
            <text:p>AFR213 <text:s text:c="5"/></text:p>
          </table:table-cell>
          <table:table-cell office:value-type="float" office:value="2104.69043">
            <text:p>2104,69043</text:p>
          </table:table-cell>
          <table:table-cell office:value-type="float" office:value="871.031372">
            <text:p>871,031372</text:p>
          </table:table-cell>
          <table:table-cell office:value-type="float" office:value="7128.097656">
            <text:p>7128,097656</text:p>
          </table:table-cell>
          <table:table-cell office:value-type="float" office:value="592.001526">
            <text:p>592,001526</text:p>
          </table:table-cell>
          <table:table-cell office:value-type="float" office:value="38347.074219">
            <text:p>38347,074219</text:p>
          </table:table-cell>
          <table:table-cell office:value-type="float" office:value="949.949768">
            <text:p>949,949768</text:p>
          </table:table-cell>
          <table:table-cell office:value-type="float" office:value="103277.664063">
            <text:p>103277,664063</text:p>
          </table:table-cell>
          <table:table-cell office:value-type="float" office:value="2298.055908">
            <text:p>2298,055908</text:p>
          </table:table-cell>
          <table:table-cell office:value-type="float" office:value="114.378143">
            <text:p>114,378143</text:p>
          </table:table-cell>
          <table:table-cell office:value-type="float" office:value="40.832672">
            <text:p>40,832672</text:p>
          </table:table-cell>
          <table:table-cell office:value-type="float" office:value="7355.8125">
            <text:p>7355,8125</text:p>
          </table:table-cell>
          <table:table-cell office:value-type="float" office:value="152.285736">
            <text:p>152,285736</text:p>
          </table:table-cell>
          <table:table-cell office:value-type="float" office:value="7101.966797">
            <text:p>7101,966797</text:p>
          </table:table-cell>
          <table:table-cell office:value-type="float" office:value="129.881943">
            <text:p>129,881943</text:p>
          </table:table-cell>
          <table:table-cell office:value-type="float" office:value="13371.71875">
            <text:p>13371,71875</text:p>
          </table:table-cell>
          <table:table-cell office:value-type="float" office:value="190.69986">
            <text:p>190,69986</text:p>
          </table:table-cell>
          <table:table-cell office:value-type="float" office:value="15197.149414">
            <text:p>15197,149414</text:p>
          </table:table-cell>
          <table:table-cell office:value-type="float" office:value="202.598572">
            <text:p>202,598572</text:p>
          </table:table-cell>
          <table:table-cell office:value-type="float" office:value="2282.805664">
            <text:p>2282,805664</text:p>
          </table:table-cell>
          <table:table-cell office:value-type="float" office:value="61.57822">
            <text:p>61,57822</text:p>
          </table:table-cell>
          <table:table-cell office:value-type="float" office:value="29.702909">
            <text:p>29,702909</text:p>
          </table:table-cell>
          <table:table-cell office:value-type="float" office:value="7.019613">
            <text:p>7,019613</text:p>
          </table:table-cell>
          <table:table-cell office:value-type="float" office:value="59.067657">
            <text:p>59,067657</text:p>
          </table:table-cell>
          <table:table-cell office:value-type="float" office:value="8.235593">
            <text:p>8,235593</text:p>
          </table:table-cell>
          <table:table-cell office:value-type="float" office:value="376.557861">
            <text:p>376,557861</text:p>
          </table:table-cell>
          <table:table-cell office:value-type="float" office:value="11.083452">
            <text:p>11,083452</text:p>
          </table:table-cell>
          <table:table-cell office:value-type="float" office:value="20105.113281">
            <text:p>20105,113281</text:p>
          </table:table-cell>
          <table:table-cell office:value-type="float" office:value="523.822632">
            <text:p>523,822632</text:p>
          </table:table-cell>
          <table:table-cell office:value-type="float" office:value="42.156914">
            <text:p>42,156914</text:p>
          </table:table-cell>
          <table:table-cell office:value-type="float" office:value="9.531413">
            <text:p>9,531413</text:p>
          </table:table-cell>
          <table:table-cell office:value-type="float" office:value="57.805149">
            <text:p>57,805149</text:p>
          </table:table-cell>
          <table:table-cell office:value-type="float" office:value="16.029655">
            <text:p>16,029655</text:p>
          </table:table-cell>
          <table:table-cell office:value-type="float" office:value="324.454773">
            <text:p>324,454773</text:p>
          </table:table-cell>
          <table:table-cell office:value-type="float" office:value="20.347145">
            <text:p>20,347145</text:p>
          </table:table-cell>
          <table:table-cell office:value-type="float" office:value="356.630951">
            <text:p>356,630951</text:p>
          </table:table-cell>
          <table:table-cell office:value-type="float" office:value="12.940069">
            <text:p>12,940069</text:p>
          </table:table-cell>
          <table:table-cell office:value-type="float" office:value="67.884018">
            <text:p>67,884018</text:p>
          </table:table-cell>
          <table:table-cell office:value-type="float" office:value="11.951728">
            <text:p>11,951728</text:p>
          </table:table-cell>
          <table:table-cell office:value-type="float" office:value="159.368652">
            <text:p>159,368652</text:p>
          </table:table-cell>
          <table:table-cell office:value-type="float" office:value="12.617495">
            <text:p>12,617495</text:p>
          </table:table-cell>
          <table:table-cell office:value-type="float" office:value="86.327652">
            <text:p>86,327652</text:p>
          </table:table-cell>
          <table:table-cell office:value-type="float" office:value="13.169398">
            <text:p>13,169398</text:p>
          </table:table-cell>
          <table:table-cell table:number-columns-repeated="8" office:value-type="float" office:value="0">
            <text:p>0</text:p>
          </table:table-cell>
          <table:table-cell office:value-type="float" office:value="149.387558">
            <text:p>149,387558</text:p>
          </table:table-cell>
          <table:table-cell office:value-type="float" office:value="24.420185">
            <text:p>24,420185</text:p>
          </table:table-cell>
        </table:table-row>
        <table:table-row table:style-name="ro1">
          <table:table-cell office:value-type="string">
            <text:p>AFR214 <text:s text:c="5"/></text:p>
          </table:table-cell>
          <table:table-cell office:value-type="float" office:value="8295.231445">
            <text:p>8295,231445</text:p>
          </table:table-cell>
          <table:table-cell office:value-type="float" office:value="2525.106689">
            <text:p>2525,106689</text:p>
          </table:table-cell>
          <table:table-cell office:value-type="float" office:value="34378.683594">
            <text:p>34378,683594</text:p>
          </table:table-cell>
          <table:table-cell office:value-type="float" office:value="1906.532227">
            <text:p>1906,532227</text:p>
          </table:table-cell>
          <table:table-cell office:value-type="float" office:value="186356.03125">
            <text:p>186356,03125</text:p>
          </table:table-cell>
          <table:table-cell office:value-type="float" office:value="4518.709473">
            <text:p>4518,709473</text:p>
          </table:table-cell>
          <table:table-cell office:value-type="float" office:value="577659.9375">
            <text:p>577659,9375</text:p>
          </table:table-cell>
          <table:table-cell office:value-type="float" office:value="12778.270508">
            <text:p>12778,270508</text:p>
          </table:table-cell>
          <table:table-cell office:value-type="float" office:value="18.374973">
            <text:p>18,374973</text:p>
          </table:table-cell>
          <table:table-cell office:value-type="float" office:value="133.729507">
            <text:p>133,729507</text:p>
          </table:table-cell>
          <table:table-cell office:value-type="float" office:value="16610.611328">
            <text:p>16610,611328</text:p>
          </table:table-cell>
          <table:table-cell office:value-type="float" office:value="356.90741">
            <text:p>356,90741</text:p>
          </table:table-cell>
          <table:table-cell office:value-type="float" office:value="49701.097656">
            <text:p>49701,097656</text:p>
          </table:table-cell>
          <table:table-cell office:value-type="float" office:value="869.473328">
            <text:p>869,473328</text:p>
          </table:table-cell>
          <table:table-cell office:value-type="float" office:value="52734.65625">
            <text:p>52734,65625</text:p>
          </table:table-cell>
          <table:table-cell office:value-type="float" office:value="748.366211">
            <text:p>748,366211</text:p>
          </table:table-cell>
          <table:table-cell office:value-type="float" office:value="112134.273438">
            <text:p>112134,273438</text:p>
          </table:table-cell>
          <table:table-cell office:value-type="float" office:value="1474.759888">
            <text:p>1474,759888</text:p>
          </table:table-cell>
          <table:table-cell office:value-type="float" office:value="14232.996094">
            <text:p>14232,996094</text:p>
          </table:table-cell>
          <table:table-cell office:value-type="float" office:value="380.291656">
            <text:p>380,291656</text:p>
          </table:table-cell>
          <table:table-cell office:value-type="float" office:value="169.795807">
            <text:p>169,795807</text:p>
          </table:table-cell>
          <table:table-cell office:value-type="float" office:value="22.553135">
            <text:p>22,553135</text:p>
          </table:table-cell>
          <table:table-cell office:value-type="float" office:value="217.189835">
            <text:p>217,189835</text:p>
          </table:table-cell>
          <table:table-cell office:value-type="float" office:value="17.189882">
            <text:p>17,189882</text:p>
          </table:table-cell>
          <table:table-cell office:value-type="float" office:value="2579.466309">
            <text:p>2579,466309</text:p>
          </table:table-cell>
          <table:table-cell office:value-type="float" office:value="64.763283">
            <text:p>64,763283</text:p>
          </table:table-cell>
          <table:table-cell office:value-type="float" office:value="125103.328125">
            <text:p>125103,328125</text:p>
          </table:table-cell>
          <table:table-cell office:value-type="float" office:value="3251.150146">
            <text:p>3251,150146</text:p>
          </table:table-cell>
          <table:table-cell office:value-type="float" office:value="52.798721">
            <text:p>52,798721</text:p>
          </table:table-cell>
          <table:table-cell office:value-type="float" office:value="22.291874">
            <text:p>22,291874</text:p>
          </table:table-cell>
          <table:table-cell office:value-type="float" office:value="222.472504">
            <text:p>222,472504</text:p>
          </table:table-cell>
          <table:table-cell office:value-type="float" office:value="27.540379">
            <text:p>27,540379</text:p>
          </table:table-cell>
          <table:table-cell office:value-type="float" office:value="870.48053">
            <text:p>870,48053</text:p>
          </table:table-cell>
          <table:table-cell office:value-type="float" office:value="33.206913">
            <text:p>33,206913</text:p>
          </table:table-cell>
          <table:table-cell office:value-type="float" office:value="408.593567">
            <text:p>408,593567</text:p>
          </table:table-cell>
          <table:table-cell office:value-type="float" office:value="26.106613">
            <text:p>26,106613</text:p>
          </table:table-cell>
          <table:table-cell office:value-type="float" office:value="365.291473">
            <text:p>365,291473</text:p>
          </table:table-cell>
          <table:table-cell office:value-type="float" office:value="27.77586">
            <text:p>27,77586</text:p>
          </table:table-cell>
          <table:table-cell office:value-type="float" office:value="1136.763306">
            <text:p>1136,763306</text:p>
          </table:table-cell>
          <table:table-cell office:value-type="float" office:value="36.61552">
            <text:p>36,61552</text:p>
          </table:table-cell>
          <table:table-cell office:value-type="float" office:value="541.836548">
            <text:p>541,836548</text:p>
          </table:table-cell>
          <table:table-cell office:value-type="float" office:value="34.078159">
            <text:p>34,078159</text:p>
          </table:table-cell>
          <table:table-cell table:number-columns-repeated="8" office:value-type="float" office:value="0">
            <text:p>0</text:p>
          </table:table-cell>
          <table:table-cell office:value-type="float" office:value="504.863342">
            <text:p>504,863342</text:p>
          </table:table-cell>
          <table:table-cell office:value-type="float" office:value="58.257099">
            <text:p>58,257099</text:p>
          </table:table-cell>
        </table:table-row>
        <table:table-row table:style-name="ro1">
          <table:table-cell office:value-type="string">
            <text:p>AFR215 <text:s text:c="5"/></text:p>
          </table:table-cell>
          <table:table-cell office:value-type="float" office:value="5648.061523">
            <text:p>5648,061523</text:p>
          </table:table-cell>
          <table:table-cell office:value-type="float" office:value="1486.243164">
            <text:p>1486,243164</text:p>
          </table:table-cell>
          <table:table-cell office:value-type="float" office:value="24410.142578">
            <text:p>24410,142578</text:p>
          </table:table-cell>
          <table:table-cell office:value-type="float" office:value="1271.343628">
            <text:p>1271,343628</text:p>
          </table:table-cell>
          <table:table-cell office:value-type="float" office:value="128629.375">
            <text:p>128629,375</text:p>
          </table:table-cell>
          <table:table-cell office:value-type="float" office:value="3105.720947">
            <text:p>3105,720947</text:p>
          </table:table-cell>
          <table:table-cell office:value-type="float" office:value="366811.34375">
            <text:p>366811,34375</text:p>
          </table:table-cell>
          <table:table-cell office:value-type="float" office:value="8111.60498">
            <text:p>8111,60498</text:p>
          </table:table-cell>
          <table:table-cell office:value-type="float" office:value="136.431229">
            <text:p>136,431229</text:p>
          </table:table-cell>
          <table:table-cell office:value-type="float" office:value="76.90731">
            <text:p>76,90731</text:p>
          </table:table-cell>
          <table:table-cell office:value-type="float" office:value="13277.703125">
            <text:p>13277,703125</text:p>
          </table:table-cell>
          <table:table-cell office:value-type="float" office:value="274.522278">
            <text:p>274,522278</text:p>
          </table:table-cell>
          <table:table-cell office:value-type="float" office:value="18331.603516">
            <text:p>18331,603516</text:p>
          </table:table-cell>
          <table:table-cell office:value-type="float" office:value="326.899719">
            <text:p>326,899719</text:p>
          </table:table-cell>
          <table:table-cell office:value-type="float" office:value="30747.947266">
            <text:p>30747,947266</text:p>
          </table:table-cell>
          <table:table-cell office:value-type="float" office:value="436.391571">
            <text:p>436,391571</text:p>
          </table:table-cell>
          <table:table-cell office:value-type="float" office:value="47220.589844">
            <text:p>47220,589844</text:p>
          </table:table-cell>
          <table:table-cell office:value-type="float" office:value="623.160828">
            <text:p>623,160828</text:p>
          </table:table-cell>
          <table:table-cell office:value-type="float" office:value="7920.599121">
            <text:p>7920,599121</text:p>
          </table:table-cell>
          <table:table-cell office:value-type="float" office:value="211.719223">
            <text:p>211,719223</text:p>
          </table:table-cell>
          <table:table-cell office:value-type="float" office:value="84.995758">
            <text:p>84,995758</text:p>
          </table:table-cell>
          <table:table-cell office:value-type="float" office:value="13.065415">
            <text:p>13,065415</text:p>
          </table:table-cell>
          <table:table-cell office:value-type="float" office:value="121.922485">
            <text:p>121,922485</text:p>
          </table:table-cell>
          <table:table-cell office:value-type="float" office:value="11.111031">
            <text:p>11,111031</text:p>
          </table:table-cell>
          <table:table-cell office:value-type="float" office:value="1370.428101">
            <text:p>1370,428101</text:p>
          </table:table-cell>
          <table:table-cell office:value-type="float" office:value="34.66917">
            <text:p>34,66917</text:p>
          </table:table-cell>
          <table:table-cell office:value-type="float" office:value="68960.960938">
            <text:p>68960,960938</text:p>
          </table:table-cell>
          <table:table-cell office:value-type="float" office:value="1792.752197">
            <text:p>1792,752197</text:p>
          </table:table-cell>
          <table:table-cell office:value-type="float" office:value="41.979996">
            <text:p>41,979996</text:p>
          </table:table-cell>
          <table:table-cell office:value-type="float" office:value="12.954274">
            <text:p>12,954274</text:p>
          </table:table-cell>
          <table:table-cell office:value-type="float" office:value="117.008118">
            <text:p>117,008118</text:p>
          </table:table-cell>
          <table:table-cell office:value-type="float" office:value="18.827204">
            <text:p>18,827204</text:p>
          </table:table-cell>
          <table:table-cell office:value-type="float" office:value="472.047211">
            <text:p>472,047211</text:p>
          </table:table-cell>
          <table:table-cell office:value-type="float" office:value="23.250343">
            <text:p>23,250343</text:p>
          </table:table-cell>
          <table:table-cell office:value-type="float" office:value="466.78537">
            <text:p>466,78537</text:p>
          </table:table-cell>
          <table:table-cell office:value-type="float" office:value="17.2335">
            <text:p>17,2335</text:p>
          </table:table-cell>
          <table:table-cell office:value-type="float" office:value="203.001022">
            <text:p>203,001022</text:p>
          </table:table-cell>
          <table:table-cell office:value-type="float" office:value="15.891315">
            <text:p>15,891315</text:p>
          </table:table-cell>
          <table:table-cell office:value-type="float" office:value="496.422638">
            <text:p>496,422638</text:p>
          </table:table-cell>
          <table:table-cell office:value-type="float" office:value="19.088804">
            <text:p>19,088804</text:p>
          </table:table-cell>
          <table:table-cell office:value-type="float" office:value="323.783722">
            <text:p>323,783722</text:p>
          </table:table-cell>
          <table:table-cell office:value-type="float" office:value="19.50181">
            <text:p>19,50181</text:p>
          </table:table-cell>
          <table:table-cell office:value-type="float" office:value="47.281174">
            <text:p>47,281174</text:p>
          </table:table-cell>
          <table:table-cell office:value-type="float" office:value="84.170952">
            <text:p>84,170952</text:p>
          </table:table-cell>
          <table:table-cell table:number-columns-repeated="6" office:value-type="float" office:value="0">
            <text:p>0</text:p>
          </table:table-cell>
          <table:table-cell office:value-type="float" office:value="349.378693">
            <text:p>349,378693</text:p>
          </table:table-cell>
          <table:table-cell office:value-type="float" office:value="33.695587">
            <text:p>33,695587</text:p>
          </table:table-cell>
        </table:table-row>
        <table:table-row table:style-name="ro1">
          <table:table-cell office:value-type="string">
            <text:p>AFR216 <text:s text:c="5"/></text:p>
          </table:table-cell>
          <table:table-cell office:value-type="float" office:value="1304.702148">
            <text:p>1304,702148</text:p>
          </table:table-cell>
          <table:table-cell office:value-type="float" office:value="627.27594">
            <text:p>627,27594</text:p>
          </table:table-cell>
          <table:table-cell office:value-type="float" office:value="3052.859619">
            <text:p>3052,859619</text:p>
          </table:table-cell>
          <table:table-cell office:value-type="float" office:value="440.216614">
            <text:p>440,216614</text:p>
          </table:table-cell>
          <table:table-cell office:value-type="float" office:value="22106.777344">
            <text:p>22106,777344</text:p>
          </table:table-cell>
          <table:table-cell office:value-type="float" office:value="567.261353">
            <text:p>567,261353</text:p>
          </table:table-cell>
          <table:table-cell office:value-type="float" office:value="55856.945313">
            <text:p>55856,945313</text:p>
          </table:table-cell>
          <table:table-cell office:value-type="float" office:value="1253.798706">
            <text:p>1253,798706</text:p>
          </table:table-cell>
          <table:table-cell office:value-type="float" office:value="85.313011">
            <text:p>85,313011</text:p>
          </table:table-cell>
          <table:table-cell office:value-type="float" office:value="30.198786">
            <text:p>30,198786</text:p>
          </table:table-cell>
          <table:table-cell office:value-type="float" office:value="3778.643311">
            <text:p>3778,643311</text:p>
          </table:table-cell>
          <table:table-cell office:value-type="float" office:value="83.293037">
            <text:p>83,293037</text:p>
          </table:table-cell>
          <table:table-cell office:value-type="float" office:value="3450.561768">
            <text:p>3450,561768</text:p>
          </table:table-cell>
          <table:table-cell office:value-type="float" office:value="67.61834">
            <text:p>67,61834</text:p>
          </table:table-cell>
          <table:table-cell office:value-type="float" office:value="10665.578125">
            <text:p>10665,578125</text:p>
          </table:table-cell>
          <table:table-cell office:value-type="float" office:value="152.701401">
            <text:p>152,701401</text:p>
          </table:table-cell>
          <table:table-cell office:value-type="float" office:value="7240.027344">
            <text:p>7240,027344</text:p>
          </table:table-cell>
          <table:table-cell office:value-type="float" office:value="98.909805">
            <text:p>98,909805</text:p>
          </table:table-cell>
          <table:table-cell office:value-type="float" office:value="1359.648682">
            <text:p>1359,648682</text:p>
          </table:table-cell>
          <table:table-cell office:value-type="float" office:value="37.031017">
            <text:p>37,031017</text:p>
          </table:table-cell>
          <table:table-cell office:value-type="float" office:value="25.462503">
            <text:p>25,462503</text:p>
          </table:table-cell>
          <table:table-cell office:value-type="float" office:value="5.100935">
            <text:p>5,100935</text:p>
          </table:table-cell>
          <table:table-cell office:value-type="float" office:value="41.568256">
            <text:p>41,568256</text:p>
          </table:table-cell>
          <table:table-cell office:value-type="float" office:value="7.1708">
            <text:p>7,1708</text:p>
          </table:table-cell>
          <table:table-cell office:value-type="float" office:value="202.804962">
            <text:p>202,804962</text:p>
          </table:table-cell>
          <table:table-cell office:value-type="float" office:value="6.703772">
            <text:p>6,703772</text:p>
          </table:table-cell>
          <table:table-cell office:value-type="float" office:value="10674.696289">
            <text:p>10674,696289</text:p>
          </table:table-cell>
          <table:table-cell office:value-type="float" office:value="278.961853">
            <text:p>278,961853</text:p>
          </table:table-cell>
          <table:table-cell office:value-type="float" office:value="16.805168">
            <text:p>16,805168</text:p>
          </table:table-cell>
          <table:table-cell office:value-type="float" office:value="6.674874">
            <text:p>6,674874</text:p>
          </table:table-cell>
          <table:table-cell table:number-columns-repeated="2" office:value-type="float" office:value="0">
            <text:p>0</text:p>
          </table:table-cell>
          <table:table-cell office:value-type="float" office:value="204.415543">
            <text:p>204,415543</text:p>
          </table:table-cell>
          <table:table-cell office:value-type="float" office:value="18.442165">
            <text:p>18,442165</text:p>
          </table:table-cell>
          <table:table-cell office:value-type="float" office:value="65.098343">
            <text:p>65,098343</text:p>
          </table:table-cell>
          <table:table-cell office:value-type="float" office:value="7.781468">
            <text:p>7,781468</text:p>
          </table:table-cell>
          <table:table-cell office:value-type="float" office:value="35.729206">
            <text:p>35,729206</text:p>
          </table:table-cell>
          <table:table-cell office:value-type="float" office:value="8.327187">
            <text:p>8,327187</text:p>
          </table:table-cell>
          <table:table-cell office:value-type="float" office:value="82.75489">
            <text:p>82,75489</text:p>
          </table:table-cell>
          <table:table-cell office:value-type="float" office:value="8.674206">
            <text:p>8,674206</text:p>
          </table:table-cell>
          <table:table-cell office:value-type="float" office:value="55.987816">
            <text:p>55,987816</text:p>
          </table:table-cell>
          <table:table-cell office:value-type="float" office:value="9.137723">
            <text:p>9,137723</text:p>
          </table:table-cell>
          <table:table-cell table:number-columns-repeated="8" office:value-type="float" office:value="0">
            <text:p>0</text:p>
          </table:table-cell>
          <table:table-cell office:value-type="float" office:value="149.803802">
            <text:p>149,803802</text:p>
          </table:table-cell>
          <table:table-cell office:value-type="float" office:value="17.346899">
            <text:p>17,346899</text:p>
          </table:table-cell>
        </table:table-row>
        <table:table-row table:style-name="ro1">
          <table:table-cell office:value-type="string">
            <text:p>AFR217 <text:s text:c="5"/></text:p>
          </table:table-cell>
          <table:table-cell office:value-type="float" office:value="7777.904297">
            <text:p>7777,904297</text:p>
          </table:table-cell>
          <table:table-cell office:value-type="float" office:value="2236.961914">
            <text:p>2236,961914</text:p>
          </table:table-cell>
          <table:table-cell office:value-type="float" office:value="40834.171875">
            <text:p>40834,171875</text:p>
          </table:table-cell>
          <table:table-cell office:value-type="float" office:value="2025.088989">
            <text:p>2025,088989</text:p>
          </table:table-cell>
          <table:table-cell office:value-type="float" office:value="205680.859375">
            <text:p>205680,859375</text:p>
          </table:table-cell>
          <table:table-cell office:value-type="float" office:value="4959.021484">
            <text:p>4959,021484</text:p>
          </table:table-cell>
          <table:table-cell office:value-type="float" office:value="621700.0625">
            <text:p>621700,0625</text:p>
          </table:table-cell>
          <table:table-cell office:value-type="float" office:value="13739.547852">
            <text:p>13739,547852</text:p>
          </table:table-cell>
          <table:table-cell office:value-type="float" office:value="1.803266">
            <text:p>1,803266</text:p>
          </table:table-cell>
          <table:table-cell office:value-type="float" office:value="120.818802">
            <text:p>120,818802</text:p>
          </table:table-cell>
          <table:table-cell office:value-type="float" office:value="13963.141602">
            <text:p>13963,141602</text:p>
          </table:table-cell>
          <table:table-cell office:value-type="float" office:value="301.854248">
            <text:p>301,854248</text:p>
          </table:table-cell>
          <table:table-cell office:value-type="float" office:value="27686.507813">
            <text:p>27686,507813</text:p>
          </table:table-cell>
          <table:table-cell office:value-type="float" office:value="493.465485">
            <text:p>493,465485</text:p>
          </table:table-cell>
          <table:table-cell office:value-type="float" office:value="45477.265625">
            <text:p>45477,265625</text:p>
          </table:table-cell>
          <table:table-cell office:value-type="float" office:value="645.807129">
            <text:p>645,807129</text:p>
          </table:table-cell>
          <table:table-cell office:value-type="float" office:value="117353.734375">
            <text:p>117353,734375</text:p>
          </table:table-cell>
          <table:table-cell office:value-type="float" office:value="1541.668945">
            <text:p>1541,668945</text:p>
          </table:table-cell>
          <table:table-cell office:value-type="float" office:value="15323.232422">
            <text:p>15323,232422</text:p>
          </table:table-cell>
          <table:table-cell office:value-type="float" office:value="408.854706">
            <text:p>408,854706</text:p>
          </table:table-cell>
          <table:table-cell office:value-type="float" office:value="220.140091">
            <text:p>220,140091</text:p>
          </table:table-cell>
          <table:table-cell office:value-type="float" office:value="21.793064">
            <text:p>21,793064</text:p>
          </table:table-cell>
          <table:table-cell office:value-type="float" office:value="226.445816">
            <text:p>226,445816</text:p>
          </table:table-cell>
          <table:table-cell office:value-type="float" office:value="16.236073">
            <text:p>16,236073</text:p>
          </table:table-cell>
          <table:table-cell office:value-type="float" office:value="2779.060059">
            <text:p>2779,060059</text:p>
          </table:table-cell>
          <table:table-cell office:value-type="float" office:value="68.92366">
            <text:p>68,92366</text:p>
          </table:table-cell>
          <table:table-cell office:value-type="float" office:value="135281.765625">
            <text:p>135281,765625</text:p>
          </table:table-cell>
          <table:table-cell office:value-type="float" office:value="3515.296143">
            <text:p>3515,296143</text:p>
          </table:table-cell>
          <table:table-cell office:value-type="float" office:value="57.520191">
            <text:p>57,520191</text:p>
          </table:table-cell>
          <table:table-cell office:value-type="float" office:value="19.541422">
            <text:p>19,541422</text:p>
          </table:table-cell>
          <table:table-cell office:value-type="float" office:value="178.242584">
            <text:p>178,242584</text:p>
          </table:table-cell>
          <table:table-cell office:value-type="float" office:value="24.695318">
            <text:p>24,695318</text:p>
          </table:table-cell>
          <table:table-cell office:value-type="float" office:value="470.669708">
            <text:p>470,669708</text:p>
          </table:table-cell>
          <table:table-cell office:value-type="float" office:value="27.254511">
            <text:p>27,254511</text:p>
          </table:table-cell>
          <table:table-cell office:value-type="float" office:value="199.075378">
            <text:p>199,075378</text:p>
          </table:table-cell>
          <table:table-cell office:value-type="float" office:value="21.971508">
            <text:p>21,971508</text:p>
          </table:table-cell>
          <table:table-cell office:value-type="float" office:value="348.239349">
            <text:p>348,239349</text:p>
          </table:table-cell>
          <table:table-cell office:value-type="float" office:value="24.316654">
            <text:p>24,316654</text:p>
          </table:table-cell>
          <table:table-cell office:value-type="float" office:value="1161.881104">
            <text:p>1161,881104</text:p>
          </table:table-cell>
          <table:table-cell office:value-type="float" office:value="34.032013">
            <text:p>34,032013</text:p>
          </table:table-cell>
          <table:table-cell office:value-type="float" office:value="656.394958">
            <text:p>656,394958</text:p>
          </table:table-cell>
          <table:table-cell office:value-type="float" office:value="32.305431">
            <text:p>32,305431</text:p>
          </table:table-cell>
          <table:table-cell office:value-type="float" office:value="301.147034">
            <text:p>301,147034</text:p>
          </table:table-cell>
          <table:table-cell office:value-type="float" office:value="126.251266">
            <text:p>126,251266</text:p>
          </table:table-cell>
          <table:table-cell table:number-columns-repeated="6" office:value-type="float" office:value="0">
            <text:p>0</text:p>
          </table:table-cell>
          <table:table-cell office:value-type="float" office:value="379.302917">
            <text:p>379,302917</text:p>
          </table:table-cell>
          <table:table-cell office:value-type="float" office:value="50.357128">
            <text:p>50,357128</text:p>
          </table:table-cell>
        </table:table-row>
        <table:table-row table:style-name="ro1">
          <table:table-cell office:value-type="string">
            <text:p>AFR218 <text:s text:c="5"/></text:p>
          </table:table-cell>
          <table:table-cell office:value-type="float" office:value="4587.687012">
            <text:p>4587,687012</text:p>
          </table:table-cell>
          <table:table-cell office:value-type="float" office:value="2417.985596">
            <text:p>2417,985596</text:p>
          </table:table-cell>
          <table:table-cell office:value-type="float" office:value="38743.421875">
            <text:p>38743,421875</text:p>
          </table:table-cell>
          <table:table-cell office:value-type="float" office:value="2028.01001">
            <text:p>2028,01001</text:p>
          </table:table-cell>
          <table:table-cell office:value-type="float" office:value="201469.3125">
            <text:p>201469,3125</text:p>
          </table:table-cell>
          <table:table-cell office:value-type="float" office:value="4873.625">
            <text:p>4873,625</text:p>
          </table:table-cell>
          <table:table-cell office:value-type="float" office:value="610241.6875">
            <text:p>610241,6875</text:p>
          </table:table-cell>
          <table:table-cell office:value-type="float" office:value="13495.34668">
            <text:p>13495,34668</text:p>
          </table:table-cell>
          <table:table-cell office:value-type="float" office:value="170.080139">
            <text:p>170,080139</text:p>
          </table:table-cell>
          <table:table-cell office:value-type="float" office:value="132.445557">
            <text:p>132,445557</text:p>
          </table:table-cell>
          <table:table-cell office:value-type="float" office:value="14829.289063">
            <text:p>14829,289063</text:p>
          </table:table-cell>
          <table:table-cell office:value-type="float" office:value="322.874298">
            <text:p>322,874298</text:p>
          </table:table-cell>
          <table:table-cell office:value-type="float" office:value="34435.964844">
            <text:p>34435,964844</text:p>
          </table:table-cell>
          <table:table-cell office:value-type="float" office:value="610.173462">
            <text:p>610,173462</text:p>
          </table:table-cell>
          <table:table-cell office:value-type="float" office:value="46815.695313">
            <text:p>46815,695313</text:p>
          </table:table-cell>
          <table:table-cell office:value-type="float" office:value="665.893799">
            <text:p>665,893799</text:p>
          </table:table-cell>
          <table:table-cell office:value-type="float" office:value="121801.625">
            <text:p>121801,625</text:p>
          </table:table-cell>
          <table:table-cell office:value-type="float" office:value="1600.865112">
            <text:p>1600,865112</text:p>
          </table:table-cell>
          <table:table-cell office:value-type="float" office:value="15449.841797">
            <text:p>15449,841797</text:p>
          </table:table-cell>
          <table:table-cell office:value-type="float" office:value="412.552368">
            <text:p>412,552368</text:p>
          </table:table-cell>
          <table:table-cell office:value-type="float" office:value="195.166031">
            <text:p>195,166031</text:p>
          </table:table-cell>
          <table:table-cell office:value-type="float" office:value="23.357107">
            <text:p>23,357107</text:p>
          </table:table-cell>
          <table:table-cell office:value-type="float" office:value="246.83606">
            <text:p>246,83606</text:p>
          </table:table-cell>
          <table:table-cell office:value-type="float" office:value="17.646576">
            <text:p>17,646576</text:p>
          </table:table-cell>
          <table:table-cell office:value-type="float" office:value="2772.426514">
            <text:p>2772,426514</text:p>
          </table:table-cell>
          <table:table-cell office:value-type="float" office:value="69.242393">
            <text:p>69,242393</text:p>
          </table:table-cell>
          <table:table-cell office:value-type="float" office:value="136297.546875">
            <text:p>136297,546875</text:p>
          </table:table-cell>
          <table:table-cell office:value-type="float" office:value="3541.82373">
            <text:p>3541,82373</text:p>
          </table:table-cell>
          <table:table-cell office:value-type="float" office:value="66.868774">
            <text:p>66,868774</text:p>
          </table:table-cell>
          <table:table-cell office:value-type="float" office:value="22.075985">
            <text:p>22,075985</text:p>
          </table:table-cell>
          <table:table-cell office:value-type="float" office:value="237.279938">
            <text:p>237,279938</text:p>
          </table:table-cell>
          <table:table-cell office:value-type="float" office:value="27.373623">
            <text:p>27,373623</text:p>
          </table:table-cell>
          <table:table-cell office:value-type="float" office:value="719.960571">
            <text:p>719,960571</text:p>
          </table:table-cell>
          <table:table-cell office:value-type="float" office:value="31.347017">
            <text:p>31,347017</text:p>
          </table:table-cell>
          <table:table-cell office:value-type="float" office:value="1180.38855">
            <text:p>1180,38855</text:p>
          </table:table-cell>
          <table:table-cell office:value-type="float" office:value="33.601616">
            <text:p>33,601616</text:p>
          </table:table-cell>
          <table:table-cell office:value-type="float" office:value="365.795044">
            <text:p>365,795044</text:p>
          </table:table-cell>
          <table:table-cell office:value-type="float" office:value="27.485258">
            <text:p>27,485258</text:p>
          </table:table-cell>
          <table:table-cell office:value-type="float" office:value="1177.096558">
            <text:p>1177,096558</text:p>
          </table:table-cell>
          <table:table-cell office:value-type="float" office:value="36.768284">
            <text:p>36,768284</text:p>
          </table:table-cell>
          <table:table-cell office:value-type="float" office:value="644.90741">
            <text:p>644,90741</text:p>
          </table:table-cell>
          <table:table-cell office:value-type="float" office:value="35.00996">
            <text:p>35,00996</text:p>
          </table:table-cell>
          <table:table-cell office:value-type="float" office:value="106.670044">
            <text:p>106,670044</text:p>
          </table:table-cell>
          <table:table-cell office:value-type="float" office:value="140.138626">
            <text:p>140,138626</text:p>
          </table:table-cell>
          <table:table-cell table:number-columns-repeated="6" office:value-type="float" office:value="0">
            <text:p>0</text:p>
          </table:table-cell>
          <table:table-cell office:value-type="float" office:value="429.729675">
            <text:p>429,729675</text:p>
          </table:table-cell>
          <table:table-cell office:value-type="float" office:value="57.044338">
            <text:p>57,044338</text:p>
          </table:table-cell>
        </table:table-row>
        <table:table-row table:style-name="ro1">
          <table:table-cell office:value-type="string">
            <text:p>AFR219 <text:s text:c="5"/></text:p>
          </table:table-cell>
          <table:table-cell office:value-type="float" office:value="4927.097656">
            <text:p>4927,097656</text:p>
          </table:table-cell>
          <table:table-cell office:value-type="float" office:value="2652.4646">
            <text:p>2652,4646</text:p>
          </table:table-cell>
          <table:table-cell office:value-type="float" office:value="39578.28125">
            <text:p>39578,28125</text:p>
          </table:table-cell>
          <table:table-cell office:value-type="float" office:value="2142.114014">
            <text:p>2142,114014</text:p>
          </table:table-cell>
          <table:table-cell office:value-type="float" office:value="223141.890625">
            <text:p>223141,890625</text:p>
          </table:table-cell>
          <table:table-cell office:value-type="float" office:value="5399.605469">
            <text:p>5399,605469</text:p>
          </table:table-cell>
          <table:table-cell office:value-type="float" office:value="663471.6875">
            <text:p>663471,6875</text:p>
          </table:table-cell>
          <table:table-cell office:value-type="float" office:value="14676.546875">
            <text:p>14676,546875</text:p>
          </table:table-cell>
          <table:table-cell office:value-type="float" office:value="85.967506">
            <text:p>85,967506</text:p>
          </table:table-cell>
          <table:table-cell office:value-type="float" office:value="149.02121">
            <text:p>149,02121</text:p>
          </table:table-cell>
          <table:table-cell office:value-type="float" office:value="16534.583984">
            <text:p>16534,583984</text:p>
          </table:table-cell>
          <table:table-cell office:value-type="float" office:value="360.764435">
            <text:p>360,764435</text:p>
          </table:table-cell>
          <table:table-cell office:value-type="float" office:value="38448.800781">
            <text:p>38448,800781</text:p>
          </table:table-cell>
          <table:table-cell office:value-type="float" office:value="681.966187">
            <text:p>681,966187</text:p>
          </table:table-cell>
          <table:table-cell office:value-type="float" office:value="53229.640625">
            <text:p>53229,640625</text:p>
          </table:table-cell>
          <table:table-cell office:value-type="float" office:value="757.038879">
            <text:p>757,038879</text:p>
          </table:table-cell>
          <table:table-cell office:value-type="float" office:value="142651.390625">
            <text:p>142651,390625</text:p>
          </table:table-cell>
          <table:table-cell office:value-type="float" office:value="1874.494385">
            <text:p>1874,494385</text:p>
          </table:table-cell>
          <table:table-cell office:value-type="float" office:value="18099.201172">
            <text:p>18099,201172</text:p>
          </table:table-cell>
          <table:table-cell office:value-type="float" office:value="483.13028">
            <text:p>483,13028</text:p>
          </table:table-cell>
          <table:table-cell office:value-type="float" office:value="263.320831">
            <text:p>263,320831</text:p>
          </table:table-cell>
          <table:table-cell office:value-type="float" office:value="26.666098">
            <text:p>26,666098</text:p>
          </table:table-cell>
          <table:table-cell office:value-type="float" office:value="315.019379">
            <text:p>315,019379</text:p>
          </table:table-cell>
          <table:table-cell office:value-type="float" office:value="19.647411">
            <text:p>19,647411</text:p>
          </table:table-cell>
          <table:table-cell office:value-type="float" office:value="3226.432129">
            <text:p>3226,432129</text:p>
          </table:table-cell>
          <table:table-cell office:value-type="float" office:value="80.313957">
            <text:p>80,313957</text:p>
          </table:table-cell>
          <table:table-cell office:value-type="float" office:value="158698.109375">
            <text:p>158698,109375</text:p>
          </table:table-cell>
          <table:table-cell office:value-type="float" office:value="4123.658691">
            <text:p>4123,658691</text:p>
          </table:table-cell>
          <table:table-cell office:value-type="float" office:value="91.233643">
            <text:p>91,233643</text:p>
          </table:table-cell>
          <table:table-cell office:value-type="float" office:value="23.912603">
            <text:p>23,912603</text:p>
          </table:table-cell>
          <table:table-cell office:value-type="float" office:value="306.696442">
            <text:p>306,696442</text:p>
          </table:table-cell>
          <table:table-cell office:value-type="float" office:value="29.473026">
            <text:p>29,473026</text:p>
          </table:table-cell>
          <table:table-cell office:value-type="float" office:value="942.748535">
            <text:p>942,748535</text:p>
          </table:table-cell>
          <table:table-cell office:value-type="float" office:value="35.000046">
            <text:p>35,000046</text:p>
          </table:table-cell>
          <table:table-cell office:value-type="float" office:value="1950.204346">
            <text:p>1950,204346</text:p>
          </table:table-cell>
          <table:table-cell office:value-type="float" office:value="46.122444">
            <text:p>46,122444</text:p>
          </table:table-cell>
          <table:table-cell office:value-type="float" office:value="429.944794">
            <text:p>429,944794</text:p>
          </table:table-cell>
          <table:table-cell office:value-type="float" office:value="30.242321">
            <text:p>30,242321</text:p>
          </table:table-cell>
          <table:table-cell office:value-type="float" office:value="1299.60144">
            <text:p>1299,60144</text:p>
          </table:table-cell>
          <table:table-cell office:value-type="float" office:value="40.111515">
            <text:p>40,111515</text:p>
          </table:table-cell>
          <table:table-cell office:value-type="float" office:value="803.486145">
            <text:p>803,486145</text:p>
          </table:table-cell>
          <table:table-cell office:value-type="float" office:value="39.540817">
            <text:p>39,540817</text:p>
          </table:table-cell>
          <table:table-cell office:value-type="float" office:value="160.64061">
            <text:p>160,64061</text:p>
          </table:table-cell>
          <table:table-cell office:value-type="float" office:value="161.854187">
            <text:p>161,854187</text:p>
          </table:table-cell>
          <table:table-cell table:number-columns-repeated="6" office:value-type="float" office:value="0">
            <text:p>0</text:p>
          </table:table-cell>
          <table:table-cell office:value-type="float" office:value="579.547791">
            <text:p>579,547791</text:p>
          </table:table-cell>
          <table:table-cell office:value-type="float" office:value="62.273994">
            <text:p>62,273994</text:p>
          </table:table-cell>
        </table:table-row>
        <table:table-row table:style-name="ro1">
          <table:table-cell office:value-type="string">
            <text:p>AFR2 <text:s text:c="7"/></text:p>
          </table:table-cell>
          <table:table-cell table:number-columns-repeated="2" office:value-type="float" office:value="0">
            <text:p>0</text:p>
          </table:table-cell>
          <table:table-cell office:value-type="float" office:value="301.447021">
            <text:p>301,447021</text:p>
          </table:table-cell>
          <table:table-cell office:value-type="float" office:value="379.41333">
            <text:p>379,41333</text:p>
          </table:table-cell>
          <table:table-cell office:value-type="float" office:value="117.86998">
            <text:p>117,86998</text:p>
          </table:table-cell>
          <table:table-cell office:value-type="float" office:value="115.92981">
            <text:p>115,92981</text:p>
          </table:table-cell>
          <table:table-cell office:value-type="float" office:value="95.235817">
            <text:p>95,235817</text:p>
          </table:table-cell>
          <table:table-cell office:value-type="float" office:value="49.040642">
            <text:p>49,040642</text:p>
          </table:table-cell>
          <table:table-cell table:number-columns-repeated="6" office:value-type="float" office:value="0">
            <text:p>0</text:p>
          </table:table-cell>
          <table:table-cell office:value-type="float" office:value="27.988026">
            <text:p>27,988026</text:p>
          </table:table-cell>
          <table:table-cell office:value-type="float" office:value="7.882473">
            <text:p>7,882473</text:p>
          </table:table-cell>
          <table:table-cell office:value-type="float" office:value="8.443359">
            <text:p>8,443359</text:p>
          </table:table-cell>
          <table:table-cell office:value-type="float" office:value="9.39537">
            <text:p>9,39537</text:p>
          </table:table-cell>
          <table:table-cell table:number-columns-repeated="4" office:value-type="float" office:value="0">
            <text:p>0</text:p>
          </table:table-cell>
          <table:table-cell office:value-type="float" office:value="8.397478">
            <text:p>8,397478</text:p>
          </table:table-cell>
          <table:table-cell office:value-type="float" office:value="7.291428">
            <text:p>7,291428</text:p>
          </table:table-cell>
          <table:table-cell table:number-columns-repeated="2" office:value-type="float" office:value="0">
            <text:p>0</text:p>
          </table:table-cell>
          <table:table-cell office:value-type="float" office:value="14.14072">
            <text:p>14,14072</text:p>
          </table:table-cell>
          <table:table-cell office:value-type="float" office:value="8.085354">
            <text:p>8,085354</text:p>
          </table:table-cell>
          <table:table-cell table:number-columns-repeated="4" office:value-type="float" office:value="0">
            <text:p>0</text:p>
          </table:table-cell>
          <table:table-cell office:value-type="float" office:value="10.632586">
            <text:p>10,632586</text:p>
          </table:table-cell>
          <table:table-cell office:value-type="float" office:value="18.219566">
            <text:p>18,219566</text:p>
          </table:table-cell>
          <table:table-cell table:number-columns-repeated="8" office:value-type="float" office:value="0">
            <text:p>0</text:p>
          </table:table-cell>
          <table:table-cell office:value-type="float" office:value="6.954685">
            <text:p>6,954685</text:p>
          </table:table-cell>
          <table:table-cell office:value-type="float" office:value="30.373421">
            <text:p>30,373421</text:p>
          </table:table-cell>
          <table:table-cell table:number-columns-repeated="2" office:value-type="float" office:value="0">
            <text:p>0</text:p>
          </table:table-cell>
          <table:table-cell office:value-type="float" office:value="10.865706">
            <text:p>10,865706</text:p>
          </table:table-cell>
          <table:table-cell office:value-type="float" office:value="30.88591">
            <text:p>30,88591</text:p>
          </table:table-cell>
          <table:table-cell table:number-columns-repeated="4"/>
        </table:table-row>
        <table:table-row table:style-name="ro1">
          <table:table-cell office:value-type="string">
            <text:p>AFR220 <text:s text:c="5"/></text:p>
          </table:table-cell>
          <table:table-cell office:value-type="float" office:value="2281.01001">
            <text:p>2281,01001</text:p>
          </table:table-cell>
          <table:table-cell office:value-type="float" office:value="682.616638">
            <text:p>682,616638</text:p>
          </table:table-cell>
          <table:table-cell office:value-type="float" office:value="5028.628418">
            <text:p>5028,628418</text:p>
          </table:table-cell>
          <table:table-cell office:value-type="float" office:value="488.986481">
            <text:p>488,986481</text:p>
          </table:table-cell>
          <table:table-cell office:value-type="float" office:value="28278.050781">
            <text:p>28278,050781</text:p>
          </table:table-cell>
          <table:table-cell office:value-type="float" office:value="711.7052">
            <text:p>711,7052</text:p>
          </table:table-cell>
          <table:table-cell office:value-type="float" office:value="74147.320313">
            <text:p>74147,320313</text:p>
          </table:table-cell>
          <table:table-cell office:value-type="float" office:value="1657.300659">
            <text:p>1657,300659</text:p>
          </table:table-cell>
          <table:table-cell office:value-type="float" office:value="211.925964">
            <text:p>211,925964</text:p>
          </table:table-cell>
          <table:table-cell office:value-type="float" office:value="34.651489">
            <text:p>34,651489</text:p>
          </table:table-cell>
          <table:table-cell office:value-type="float" office:value="3885.865723">
            <text:p>3885,865723</text:p>
          </table:table-cell>
          <table:table-cell office:value-type="float" office:value="86.308014">
            <text:p>86,308014</text:p>
          </table:table-cell>
          <table:table-cell office:value-type="float" office:value="7749.721191">
            <text:p>7749,721191</text:p>
          </table:table-cell>
          <table:table-cell office:value-type="float" office:value="139.903076">
            <text:p>139,903076</text:p>
          </table:table-cell>
          <table:table-cell office:value-type="float" office:value="10581.999023">
            <text:p>10581,999023</text:p>
          </table:table-cell>
          <table:table-cell office:value-type="float" office:value="151.624084">
            <text:p>151,624084</text:p>
          </table:table-cell>
          <table:table-cell office:value-type="float" office:value="13611.382813">
            <text:p>13611,382813</text:p>
          </table:table-cell>
          <table:table-cell office:value-type="float" office:value="181.703247">
            <text:p>181,703247</text:p>
          </table:table-cell>
          <table:table-cell office:value-type="float" office:value="1874.032104">
            <text:p>1874,032104</text:p>
          </table:table-cell>
          <table:table-cell office:value-type="float" office:value="50.621937">
            <text:p>50,621937</text:p>
          </table:table-cell>
          <table:table-cell office:value-type="float" office:value="13.137259">
            <text:p>13,137259</text:p>
          </table:table-cell>
          <table:table-cell office:value-type="float" office:value="5.458522">
            <text:p>5,458522</text:p>
          </table:table-cell>
          <table:table-cell office:value-type="float" office:value="33.220474">
            <text:p>33,220474</text:p>
          </table:table-cell>
          <table:table-cell office:value-type="float" office:value="7.199983">
            <text:p>7,199983</text:p>
          </table:table-cell>
          <table:table-cell office:value-type="float" office:value="277.062836">
            <text:p>277,062836</text:p>
          </table:table-cell>
          <table:table-cell office:value-type="float" office:value="8.244365">
            <text:p>8,244365</text:p>
          </table:table-cell>
          <table:table-cell office:value-type="float" office:value="15219.647461">
            <text:p>15219,647461</text:p>
          </table:table-cell>
          <table:table-cell office:value-type="float" office:value="396.937592">
            <text:p>396,937592</text:p>
          </table:table-cell>
          <table:table-cell office:value-type="float" office:value="18.253887">
            <text:p>18,253887</text:p>
          </table:table-cell>
          <table:table-cell office:value-type="float" office:value="6.785256">
            <text:p>6,785256</text:p>
          </table:table-cell>
          <table:table-cell table:number-columns-repeated="2" office:value-type="float" office:value="0">
            <text:p>0</text:p>
          </table:table-cell>
          <table:table-cell office:value-type="float" office:value="232.267929">
            <text:p>232,267929</text:p>
          </table:table-cell>
          <table:table-cell office:value-type="float" office:value="18.638168">
            <text:p>18,638168</text:p>
          </table:table-cell>
          <table:table-cell office:value-type="float" office:value="74.295181">
            <text:p>74,295181</text:p>
          </table:table-cell>
          <table:table-cell office:value-type="float" office:value="7.787371">
            <text:p>7,787371</text:p>
          </table:table-cell>
          <table:table-cell office:value-type="float" office:value="49.112877">
            <text:p>49,112877</text:p>
          </table:table-cell>
          <table:table-cell office:value-type="float" office:value="8.351498">
            <text:p>8,351498</text:p>
          </table:table-cell>
          <table:table-cell office:value-type="float" office:value="123.93232">
            <text:p>123,93232</text:p>
          </table:table-cell>
          <table:table-cell office:value-type="float" office:value="8.975939">
            <text:p>8,975939</text:p>
          </table:table-cell>
          <table:table-cell office:value-type="float" office:value="63.199623">
            <text:p>63,199623</text:p>
          </table:table-cell>
          <table:table-cell office:value-type="float" office:value="9.228875">
            <text:p>9,228875</text:p>
          </table:table-cell>
          <table:table-cell table:number-columns-repeated="8" office:value-type="float" office:value="0">
            <text:p>0</text:p>
          </table:table-cell>
          <table:table-cell office:value-type="float" office:value="161.700546">
            <text:p>161,700546</text:p>
          </table:table-cell>
          <table:table-cell office:value-type="float" office:value="17.490891">
            <text:p>17,490891</text:p>
          </table:table-cell>
        </table:table-row>
        <table:table-row table:style-name="ro1">
          <table:table-cell office:value-type="string">
            <text:p>AFR221 <text:s text:c="5"/></text:p>
          </table:table-cell>
          <table:table-cell office:value-type="float" office:value="1919.706299">
            <text:p>1919,706299</text:p>
          </table:table-cell>
          <table:table-cell office:value-type="float" office:value="1091.947754">
            <text:p>1091,947754</text:p>
          </table:table-cell>
          <table:table-cell office:value-type="float" office:value="13050.462891">
            <text:p>13050,462891</text:p>
          </table:table-cell>
          <table:table-cell office:value-type="float" office:value="827.265137">
            <text:p>827,265137</text:p>
          </table:table-cell>
          <table:table-cell office:value-type="float" office:value="83187.492188">
            <text:p>83187,492188</text:p>
          </table:table-cell>
          <table:table-cell office:value-type="float" office:value="2016.805298">
            <text:p>2016,805298</text:p>
          </table:table-cell>
          <table:table-cell office:value-type="float" office:value="204952">
            <text:p>204952</text:p>
          </table:table-cell>
          <table:table-cell office:value-type="float" office:value="4542.859375">
            <text:p>4542,859375</text:p>
          </table:table-cell>
          <table:table-cell office:value-type="float" office:value="416.200256">
            <text:p>416,200256</text:p>
          </table:table-cell>
          <table:table-cell office:value-type="float" office:value="59.074841">
            <text:p>59,074841</text:p>
          </table:table-cell>
          <table:table-cell office:value-type="float" office:value="11042.983398">
            <text:p>11042,983398</text:p>
          </table:table-cell>
          <table:table-cell office:value-type="float" office:value="226.615173">
            <text:p>226,615173</text:p>
          </table:table-cell>
          <table:table-cell office:value-type="float" office:value="8623.833008">
            <text:p>8623,833008</text:p>
          </table:table-cell>
          <table:table-cell office:value-type="float" office:value="159.355362">
            <text:p>159,355362</text:p>
          </table:table-cell>
          <table:table-cell office:value-type="float" office:value="23938.617188">
            <text:p>23938,617188</text:p>
          </table:table-cell>
          <table:table-cell office:value-type="float" office:value="339.484039">
            <text:p>339,484039</text:p>
          </table:table-cell>
          <table:table-cell office:value-type="float" office:value="26269.404297">
            <text:p>26269,404297</text:p>
          </table:table-cell>
          <table:table-cell office:value-type="float" office:value="348.343719">
            <text:p>348,343719</text:p>
          </table:table-cell>
          <table:table-cell office:value-type="float" office:value="5314.918457">
            <text:p>5314,918457</text:p>
          </table:table-cell>
          <table:table-cell office:value-type="float" office:value="142.199234">
            <text:p>142,199234</text:p>
          </table:table-cell>
          <table:table-cell office:value-type="float" office:value="50.180767">
            <text:p>50,180767</text:p>
          </table:table-cell>
          <table:table-cell office:value-type="float" office:value="9.868078">
            <text:p>9,868078</text:p>
          </table:table-cell>
          <table:table-cell office:value-type="float" office:value="88.771744">
            <text:p>88,771744</text:p>
          </table:table-cell>
          <table:table-cell office:value-type="float" office:value="9.491419">
            <text:p>9,491419</text:p>
          </table:table-cell>
          <table:table-cell office:value-type="float" office:value="763.62854">
            <text:p>763,62854</text:p>
          </table:table-cell>
          <table:table-cell office:value-type="float" office:value="20.163019">
            <text:p>20,163019</text:p>
          </table:table-cell>
          <table:table-cell office:value-type="float" office:value="44761.566406">
            <text:p>44761,566406</text:p>
          </table:table-cell>
          <table:table-cell office:value-type="float" office:value="1164.172119">
            <text:p>1164,172119</text:p>
          </table:table-cell>
          <table:table-cell office:value-type="float" office:value="22.916046">
            <text:p>22,916046</text:p>
          </table:table-cell>
          <table:table-cell office:value-type="float" office:value="11.152065">
            <text:p>11,152065</text:p>
          </table:table-cell>
          <table:table-cell office:value-type="float" office:value="106.298592">
            <text:p>106,298592</text:p>
          </table:table-cell>
          <table:table-cell office:value-type="float" office:value="17.473938">
            <text:p>17,473938</text:p>
          </table:table-cell>
          <table:table-cell office:value-type="float" office:value="492.755188">
            <text:p>492,755188</text:p>
          </table:table-cell>
          <table:table-cell office:value-type="float" office:value="22.584808">
            <text:p>22,584808</text:p>
          </table:table-cell>
          <table:table-cell office:value-type="float" office:value="378.489136">
            <text:p>378,489136</text:p>
          </table:table-cell>
          <table:table-cell office:value-type="float" office:value="14.716845">
            <text:p>14,716845</text:p>
          </table:table-cell>
          <table:table-cell office:value-type="float" office:value="128.127136">
            <text:p>128,127136</text:p>
          </table:table-cell>
          <table:table-cell office:value-type="float" office:value="14.058951">
            <text:p>14,058951</text:p>
          </table:table-cell>
          <table:table-cell office:value-type="float" office:value="234.248383">
            <text:p>234,248383</text:p>
          </table:table-cell>
          <table:table-cell office:value-type="float" office:value="14.924462">
            <text:p>14,924462</text:p>
          </table:table-cell>
          <table:table-cell office:value-type="float" office:value="215.104614">
            <text:p>215,104614</text:p>
          </table:table-cell>
          <table:table-cell office:value-type="float" office:value="16.138586">
            <text:p>16,138586</text:p>
          </table:table-cell>
          <table:table-cell office:value-type="float" office:value="45.381111">
            <text:p>45,381111</text:p>
          </table:table-cell>
          <table:table-cell office:value-type="float" office:value="60.648026">
            <text:p>60,648026</text:p>
          </table:table-cell>
          <table:table-cell table:number-columns-repeated="6" office:value-type="float" office:value="0">
            <text:p>0</text:p>
          </table:table-cell>
          <table:table-cell office:value-type="float" office:value="306.441376">
            <text:p>306,441376</text:p>
          </table:table-cell>
          <table:table-cell office:value-type="float" office:value="28.921408">
            <text:p>28,921408</text:p>
          </table:table-cell>
        </table:table-row>
        <table:table-row table:style-name="ro1">
          <table:table-cell office:value-type="string">
            <text:p>AFR22 <text:s text:c="6"/></text:p>
          </table:table-cell>
          <table:table-cell office:value-type="float" office:value="2952.471191">
            <text:p>2952,471191</text:p>
          </table:table-cell>
          <table:table-cell office:value-type="float" office:value="667.691833">
            <text:p>667,691833</text:p>
          </table:table-cell>
          <table:table-cell office:value-type="float" office:value="1731.109741">
            <text:p>1731,109741</text:p>
          </table:table-cell>
          <table:table-cell office:value-type="float" office:value="419.845917">
            <text:p>419,845917</text:p>
          </table:table-cell>
          <table:table-cell office:value-type="float" office:value="3890.551025">
            <text:p>3890,551025</text:p>
          </table:table-cell>
          <table:table-cell office:value-type="float" office:value="172.380814">
            <text:p>172,380814</text:p>
          </table:table-cell>
          <table:table-cell office:value-type="float" office:value="10164.561523">
            <text:p>10164,561523</text:p>
          </table:table-cell>
          <table:table-cell office:value-type="float" office:value="255.099106">
            <text:p>255,099106</text:p>
          </table:table-cell>
          <table:table-cell office:value-type="float" office:value="110.520355">
            <text:p>110,520355</text:p>
          </table:table-cell>
          <table:table-cell office:value-type="float" office:value="27.201637">
            <text:p>27,201637</text:p>
          </table:table-cell>
          <table:table-cell office:value-type="float" office:value="2592.689941">
            <text:p>2592,689941</text:p>
          </table:table-cell>
          <table:table-cell office:value-type="float" office:value="61.998394">
            <text:p>61,998394</text:p>
          </table:table-cell>
          <table:table-cell office:value-type="float" office:value="6000.888184">
            <text:p>6000,888184</text:p>
          </table:table-cell>
          <table:table-cell office:value-type="float" office:value="110.504814">
            <text:p>110,504814</text:p>
          </table:table-cell>
          <table:table-cell office:value-type="float" office:value="4960.703613">
            <text:p>4960,703613</text:p>
          </table:table-cell>
          <table:table-cell office:value-type="float" office:value="73.505554">
            <text:p>73,505554</text:p>
          </table:table-cell>
          <table:table-cell office:value-type="float" office:value="5756.609375">
            <text:p>5756,609375</text:p>
          </table:table-cell>
          <table:table-cell office:value-type="float" office:value="79.70974">
            <text:p>79,70974</text:p>
          </table:table-cell>
          <table:table-cell office:value-type="float" office:value="293.044128">
            <text:p>293,044128</text:p>
          </table:table-cell>
          <table:table-cell office:value-type="float" office:value="9.496303">
            <text:p>9,496303</text:p>
          </table:table-cell>
          <table:table-cell office:value-type="float" office:value="16.397228">
            <text:p>16,397228</text:p>
          </table:table-cell>
          <table:table-cell office:value-type="float" office:value="4.618107">
            <text:p>4,618107</text:p>
          </table:table-cell>
          <table:table-cell office:value-type="float" office:value="15.808475">
            <text:p>15,808475</text:p>
          </table:table-cell>
          <table:table-cell office:value-type="float" office:value="7.069078">
            <text:p>7,069078</text:p>
          </table:table-cell>
          <table:table-cell office:value-type="float" office:value="79.599525">
            <text:p>79,599525</text:p>
          </table:table-cell>
          <table:table-cell office:value-type="float" office:value="4.804924">
            <text:p>4,804924</text:p>
          </table:table-cell>
          <table:table-cell office:value-type="float" office:value="1971.67334">
            <text:p>1971,67334</text:p>
          </table:table-cell>
          <table:table-cell office:value-type="float" office:value="53.624443">
            <text:p>53,624443</text:p>
          </table:table-cell>
          <table:table-cell office:value-type="float" office:value="43.434456">
            <text:p>43,434456</text:p>
          </table:table-cell>
          <table:table-cell office:value-type="float" office:value="7.194435">
            <text:p>7,194435</text:p>
          </table:table-cell>
          <table:table-cell table:number-columns-repeated="2" office:value-type="float" office:value="0">
            <text:p>0</text:p>
          </table:table-cell>
          <table:table-cell office:value-type="float" office:value="31.717916">
            <text:p>31,717916</text:p>
          </table:table-cell>
          <table:table-cell office:value-type="float" office:value="17.963158">
            <text:p>17,963158</text:p>
          </table:table-cell>
          <table:table-cell office:value-type="float" office:value="111.580704">
            <text:p>111,580704</text:p>
          </table:table-cell>
          <table:table-cell office:value-type="float" office:value="8.683037">
            <text:p>8,683037</text:p>
          </table:table-cell>
          <table:table-cell office:value-type="float" office:value="44.172085">
            <text:p>44,172085</text:p>
          </table:table-cell>
          <table:table-cell office:value-type="float" office:value="9.085436">
            <text:p>9,085436</text:p>
          </table:table-cell>
          <table:table-cell office:value-type="float" office:value="66.859238">
            <text:p>66,859238</text:p>
          </table:table-cell>
          <table:table-cell office:value-type="float" office:value="9.503977">
            <text:p>9,503977</text:p>
          </table:table-cell>
          <table:table-cell office:value-type="float" office:value="16.745853">
            <text:p>16,745853</text:p>
          </table:table-cell>
          <table:table-cell office:value-type="float" office:value="9.772897">
            <text:p>9,772897</text:p>
          </table:table-cell>
          <table:table-cell office:value-type="float" office:value="23.541346">
            <text:p>23,541346</text:p>
          </table:table-cell>
          <table:table-cell office:value-type="float" office:value="41.39682">
            <text:p>41,39682</text:p>
          </table:table-cell>
          <table:table-cell table:number-columns-repeated="6" office:value-type="float" office:value="0">
            <text:p>0</text:p>
          </table:table-cell>
          <table:table-cell office:value-type="float" office:value="64.936089">
            <text:p>64,936089</text:p>
          </table:table-cell>
          <table:table-cell office:value-type="float" office:value="18.404064">
            <text:p>18,404064</text:p>
          </table:table-cell>
        </table:table-row>
        <table:table-row table:style-name="ro1">
          <table:table-cell office:value-type="string">
            <text:p>AFR222 <text:s text:c="5"/></text:p>
          </table:table-cell>
          <table:table-cell office:value-type="float" office:value="951.289917">
            <text:p>951,289917</text:p>
          </table:table-cell>
          <table:table-cell office:value-type="float" office:value="389.651825">
            <text:p>389,651825</text:p>
          </table:table-cell>
          <table:table-cell office:value-type="float" office:value="803.107117">
            <text:p>803,107117</text:p>
          </table:table-cell>
          <table:table-cell office:value-type="float" office:value="393.672241">
            <text:p>393,672241</text:p>
          </table:table-cell>
          <table:table-cell office:value-type="float" office:value="347.925171">
            <text:p>347,925171</text:p>
          </table:table-cell>
          <table:table-cell office:value-type="float" office:value="51.090736">
            <text:p>51,090736</text:p>
          </table:table-cell>
          <table:table-cell office:value-type="float" office:value="74.650154">
            <text:p>74,650154</text:p>
          </table:table-cell>
          <table:table-cell office:value-type="float" office:value="62.191391">
            <text:p>62,191391</text:p>
          </table:table-cell>
          <table:table-cell office:value-type="float" office:value="11.153998">
            <text:p>11,153998</text:p>
          </table:table-cell>
          <table:table-cell office:value-type="float" office:value="20.199129">
            <text:p>20,199129</text:p>
          </table:table-cell>
          <table:table-cell office:value-type="float" office:value="36.881504">
            <text:p>36,881504</text:p>
          </table:table-cell>
          <table:table-cell office:value-type="float" office:value="17.694452">
            <text:p>17,694452</text:p>
          </table:table-cell>
          <table:table-cell office:value-type="float" office:value="26.266714">
            <text:p>26,266714</text:p>
          </table:table-cell>
          <table:table-cell office:value-type="float" office:value="13.270936">
            <text:p>13,270936</text:p>
          </table:table-cell>
          <table:table-cell office:value-type="float" office:value="50.730522">
            <text:p>50,730522</text:p>
          </table:table-cell>
          <table:table-cell office:value-type="float" office:value="9.460398">
            <text:p>9,460398</text:p>
          </table:table-cell>
          <table:table-cell office:value-type="float" office:value="17.693743">
            <text:p>17,693743</text:p>
          </table:table-cell>
          <table:table-cell office:value-type="float" office:value="10.406804">
            <text:p>10,406804</text:p>
          </table:table-cell>
          <table:table-cell table:number-columns-repeated="4" office:value-type="float" office:value="0">
            <text:p>0</text:p>
          </table:table-cell>
          <table:table-cell office:value-type="float" office:value="20.270416">
            <text:p>20,270416</text:p>
          </table:table-cell>
          <table:table-cell office:value-type="float" office:value="7.403054">
            <text:p>7,403054</text:p>
          </table:table-cell>
          <table:table-cell table:number-columns-repeated="2" office:value-type="float" office:value="0">
            <text:p>0</text:p>
          </table:table-cell>
          <table:table-cell office:value-type="float" office:value="36.725105">
            <text:p>36,725105</text:p>
          </table:table-cell>
          <table:table-cell office:value-type="float" office:value="8.321228">
            <text:p>8,321228</text:p>
          </table:table-cell>
          <table:table-cell table:number-columns-repeated="2" office:value-type="float" office:value="0">
            <text:p>0</text:p>
          </table:table-cell>
          <table:table-cell office:value-type="float" office:value="6.764292">
            <text:p>6,764292</text:p>
          </table:table-cell>
          <table:table-cell office:value-type="float" office:value="14.620119">
            <text:p>14,620119</text:p>
          </table:table-cell>
          <table:table-cell office:value-type="float" office:value="3.028333">
            <text:p>3,028333</text:p>
          </table:table-cell>
          <table:table-cell office:value-type="float" office:value="18.313042">
            <text:p>18,313042</text:p>
          </table:table-cell>
          <table:table-cell table:number-columns-repeated="8" office:value-type="float" office:value="0">
            <text:p>0</text:p>
          </table:table-cell>
          <table:table-cell office:value-type="float" office:value="46.207008">
            <text:p>46,207008</text:p>
          </table:table-cell>
          <table:table-cell office:value-type="float" office:value="30.819674">
            <text:p>30,819674</text:p>
          </table:table-cell>
          <table:table-cell table:number-columns-repeated="2" office:value-type="float" office:value="0">
            <text:p>0</text:p>
          </table:table-cell>
          <table:table-cell office:value-type="float" office:value="5.103498">
            <text:p>5,103498</text:p>
          </table:table-cell>
          <table:table-cell office:value-type="float" office:value="31.209049">
            <text:p>31,209049</text:p>
          </table:table-cell>
          <table:table-cell table:number-columns-repeated="4"/>
        </table:table-row>
        <table:table-row table:style-name="ro1">
          <table:table-cell office:value-type="string">
            <text:p>AFR223 <text:s text:c="5"/></text:p>
          </table:table-cell>
          <table:table-cell office:value-type="float" office:value="2033.041626">
            <text:p>2033,041626</text:p>
          </table:table-cell>
          <table:table-cell office:value-type="float" office:value="790.74884">
            <text:p>790,74884</text:p>
          </table:table-cell>
          <table:table-cell office:value-type="float" office:value="10508.0625">
            <text:p>10508,0625</text:p>
          </table:table-cell>
          <table:table-cell office:value-type="float" office:value="655.33905">
            <text:p>655,33905</text:p>
          </table:table-cell>
          <table:table-cell office:value-type="float" office:value="65659.210938">
            <text:p>65659,210938</text:p>
          </table:table-cell>
          <table:table-cell office:value-type="float" office:value="1589.252563">
            <text:p>1589,252563</text:p>
          </table:table-cell>
          <table:table-cell office:value-type="float" office:value="160345">
            <text:p>160345</text:p>
          </table:table-cell>
          <table:table-cell office:value-type="float" office:value="3551.974609">
            <text:p>3551,974609</text:p>
          </table:table-cell>
          <table:table-cell office:value-type="float" office:value="357.73587">
            <text:p>357,73587</text:p>
          </table:table-cell>
          <table:table-cell office:value-type="float" office:value="42.641838">
            <text:p>42,641838</text:p>
          </table:table-cell>
          <table:table-cell office:value-type="float" office:value="9802.124023">
            <text:p>9802,124023</text:p>
          </table:table-cell>
          <table:table-cell office:value-type="float" office:value="197.874786">
            <text:p>197,874786</text:p>
          </table:table-cell>
          <table:table-cell office:value-type="float" office:value="2113.466553">
            <text:p>2113,466553</text:p>
          </table:table-cell>
          <table:table-cell office:value-type="float" office:value="48.093475">
            <text:p>48,093475</text:p>
          </table:table-cell>
          <table:table-cell office:value-type="float" office:value="17713.464844">
            <text:p>17713,464844</text:p>
          </table:table-cell>
          <table:table-cell office:value-type="float" office:value="251.136002">
            <text:p>251,136002</text:p>
          </table:table-cell>
          <table:table-cell office:value-type="float" office:value="15711.43457">
            <text:p>15711,43457</text:p>
          </table:table-cell>
          <table:table-cell office:value-type="float" office:value="209.200974">
            <text:p>209,200974</text:p>
          </table:table-cell>
          <table:table-cell office:value-type="float" office:value="3967.563232">
            <text:p>3967,563232</text:p>
          </table:table-cell>
          <table:table-cell office:value-type="float" office:value="106.117271">
            <text:p>106,117271</text:p>
          </table:table-cell>
          <table:table-cell office:value-type="float" office:value="62.302952">
            <text:p>62,302952</text:p>
          </table:table-cell>
          <table:table-cell office:value-type="float" office:value="7.336265">
            <text:p>7,336265</text:p>
          </table:table-cell>
          <table:table-cell office:value-type="float" office:value="77.569908">
            <text:p>77,569908</text:p>
          </table:table-cell>
          <table:table-cell office:value-type="float" office:value="8.071995">
            <text:p>8,071995</text:p>
          </table:table-cell>
          <table:table-cell office:value-type="float" office:value="568.791382">
            <text:p>568,791382</text:p>
          </table:table-cell>
          <table:table-cell office:value-type="float" office:value="14.974546">
            <text:p>14,974546</text:p>
          </table:table-cell>
          <table:table-cell office:value-type="float" office:value="32998.164063">
            <text:p>32998,164063</text:p>
          </table:table-cell>
          <table:table-cell office:value-type="float" office:value="858.555054">
            <text:p>858,555054</text:p>
          </table:table-cell>
          <table:table-cell office:value-type="float" office:value="18.127289">
            <text:p>18,127289</text:p>
          </table:table-cell>
          <table:table-cell office:value-type="float" office:value="8.196708">
            <text:p>8,196708</text:p>
          </table:table-cell>
          <table:table-cell office:value-type="float" office:value="64.828545">
            <text:p>64,828545</text:p>
          </table:table-cell>
          <table:table-cell office:value-type="float" office:value="15.225943">
            <text:p>15,225943</text:p>
          </table:table-cell>
          <table:table-cell office:value-type="float" office:value="274.831604">
            <text:p>274,831604</text:p>
          </table:table-cell>
          <table:table-cell office:value-type="float" office:value="19.417702">
            <text:p>19,417702</text:p>
          </table:table-cell>
          <table:table-cell office:value-type="float" office:value="94.364571">
            <text:p>94,364571</text:p>
          </table:table-cell>
          <table:table-cell office:value-type="float" office:value="9.393234">
            <text:p>9,393234</text:p>
          </table:table-cell>
          <table:table-cell office:value-type="float" office:value="96.564705">
            <text:p>96,564705</text:p>
          </table:table-cell>
          <table:table-cell office:value-type="float" office:value="10.186322">
            <text:p>10,186322</text:p>
          </table:table-cell>
          <table:table-cell office:value-type="float" office:value="166.609238">
            <text:p>166,609238</text:p>
          </table:table-cell>
          <table:table-cell office:value-type="float" office:value="10.857327">
            <text:p>10,857327</text:p>
          </table:table-cell>
          <table:table-cell office:value-type="float" office:value="147.406967">
            <text:p>147,406967</text:p>
          </table:table-cell>
          <table:table-cell office:value-type="float" office:value="11.650934">
            <text:p>11,650934</text:p>
          </table:table-cell>
          <table:table-cell table:number-columns-repeated="8" office:value-type="float" office:value="0">
            <text:p>0</text:p>
          </table:table-cell>
          <table:table-cell office:value-type="float" office:value="163.409149">
            <text:p>163,409149</text:p>
          </table:table-cell>
          <table:table-cell office:value-type="float" office:value="20.906525">
            <text:p>20,906525</text:p>
          </table:table-cell>
        </table:table-row>
        <table:table-row table:style-name="ro1">
          <table:table-cell office:value-type="string">
            <text:p>AFR224 <text:s text:c="5"/></text:p>
          </table:table-cell>
          <table:table-cell office:value-type="float" office:value="1152.616333">
            <text:p>1152,616333</text:p>
          </table:table-cell>
          <table:table-cell office:value-type="float" office:value="590.140015">
            <text:p>590,140015</text:p>
          </table:table-cell>
          <table:table-cell office:value-type="float" office:value="432.007294">
            <text:p>432,007294</text:p>
          </table:table-cell>
          <table:table-cell office:value-type="float" office:value="387.150848">
            <text:p>387,150848</text:p>
          </table:table-cell>
          <table:table-cell office:value-type="float" office:value="1816.791382">
            <text:p>1816,791382</text:p>
          </table:table-cell>
          <table:table-cell office:value-type="float" office:value="135.408249">
            <text:p>135,408249</text:p>
          </table:table-cell>
          <table:table-cell office:value-type="float" office:value="3141.336182">
            <text:p>3141,336182</text:p>
          </table:table-cell>
          <table:table-cell office:value-type="float" office:value="110.516281">
            <text:p>110,516281</text:p>
          </table:table-cell>
          <table:table-cell office:value-type="float" office:value="12.949252">
            <text:p>12,949252</text:p>
          </table:table-cell>
          <table:table-cell office:value-type="float" office:value="21.081919">
            <text:p>21,081919</text:p>
          </table:table-cell>
          <table:table-cell office:value-type="float" office:value="587.780212">
            <text:p>587,780212</text:p>
          </table:table-cell>
          <table:table-cell office:value-type="float" office:value="25.766037">
            <text:p>25,766037</text:p>
          </table:table-cell>
          <table:table-cell office:value-type="float" office:value="126.520432">
            <text:p>126,520432</text:p>
          </table:table-cell>
          <table:table-cell office:value-type="float" office:value="14.450405">
            <text:p>14,450405</text:p>
          </table:table-cell>
          <table:table-cell office:value-type="float" office:value="595.000854">
            <text:p>595,000854</text:p>
          </table:table-cell>
          <table:table-cell office:value-type="float" office:value="15.071397">
            <text:p>15,071397</text:p>
          </table:table-cell>
          <table:table-cell office:value-type="float" office:value="1139.610352">
            <text:p>1139,610352</text:p>
          </table:table-cell>
          <table:table-cell office:value-type="float" office:value="21.524603">
            <text:p>21,524603</text:p>
          </table:table-cell>
          <table:table-cell office:value-type="float" office:value="102.545586">
            <text:p>102,545586</text:p>
          </table:table-cell>
          <table:table-cell office:value-type="float" office:value="5.583706">
            <text:p>5,583706</text:p>
          </table:table-cell>
          <table:table-cell office:value-type="float" office:value="4.693199">
            <text:p>4,693199</text:p>
          </table:table-cell>
          <table:table-cell office:value-type="float" office:value="4.665186">
            <text:p>4,665186</text:p>
          </table:table-cell>
          <table:table-cell office:value-type="float" office:value="24.000824">
            <text:p>24,000824</text:p>
          </table:table-cell>
          <table:table-cell office:value-type="float" office:value="7.215484">
            <text:p>7,215484</text:p>
          </table:table-cell>
          <table:table-cell office:value-type="float" office:value="22.998739">
            <text:p>22,998739</text:p>
          </table:table-cell>
          <table:table-cell office:value-type="float" office:value="4.450014">
            <text:p>4,450014</text:p>
          </table:table-cell>
          <table:table-cell office:value-type="float" office:value="749.959839">
            <text:p>749,959839</text:p>
          </table:table-cell>
          <table:table-cell office:value-type="float" office:value="23.076406">
            <text:p>23,076406</text:p>
          </table:table-cell>
          <table:table-cell office:value-type="float" office:value="46.744957">
            <text:p>46,744957</text:p>
          </table:table-cell>
          <table:table-cell office:value-type="float" office:value="7.52724">
            <text:p>7,52724</text:p>
          </table:table-cell>
          <table:table-cell table:number-columns-repeated="2" office:value-type="float" office:value="0">
            <text:p>0</text:p>
          </table:table-cell>
          <table:table-cell office:value-type="float" office:value="18.782652">
            <text:p>18,782652</text:p>
          </table:table-cell>
          <table:table-cell office:value-type="float" office:value="18.075144">
            <text:p>18,075144</text:p>
          </table:table-cell>
          <table:table-cell office:value-type="float" office:value="30.038517">
            <text:p>30,038517</text:p>
          </table:table-cell>
          <table:table-cell office:value-type="float" office:value="8.696116">
            <text:p>8,696116</text:p>
          </table:table-cell>
          <table:table-cell office:value-type="float" office:value="14.196483">
            <text:p>14,196483</text:p>
          </table:table-cell>
          <table:table-cell office:value-type="float" office:value="9.310711">
            <text:p>9,310711</text:p>
          </table:table-cell>
          <table:table-cell office:value-type="float" office:value="30.47003">
            <text:p>30,47003</text:p>
          </table:table-cell>
          <table:table-cell office:value-type="float" office:value="9.658484">
            <text:p>9,658484</text:p>
          </table:table-cell>
          <table:table-cell office:value-type="float" office:value="11.713847">
            <text:p>11,713847</text:p>
          </table:table-cell>
          <table:table-cell office:value-type="float" office:value="10.151851">
            <text:p>10,151851</text:p>
          </table:table-cell>
          <table:table-cell office:value-type="float" office:value="19.545271">
            <text:p>19,545271</text:p>
          </table:table-cell>
          <table:table-cell office:value-type="float" office:value="31.889614">
            <text:p>31,889614</text:p>
          </table:table-cell>
          <table:table-cell table:number-columns-repeated="6" office:value-type="float" office:value="0">
            <text:p>0</text:p>
          </table:table-cell>
          <table:table-cell office:value-type="float" office:value="49.153671">
            <text:p>49,153671</text:p>
          </table:table-cell>
          <table:table-cell office:value-type="float" office:value="19.187574">
            <text:p>19,187574</text:p>
          </table:table-cell>
        </table:table-row>
        <table:table-row table:style-name="ro1">
          <table:table-cell office:value-type="string">
            <text:p>AFR225 <text:s text:c="5"/></text:p>
          </table:table-cell>
          <table:table-cell office:value-type="float" office:value="754.419617">
            <text:p>754,419617</text:p>
          </table:table-cell>
          <table:table-cell office:value-type="float" office:value="552.549622">
            <text:p>552,549622</text:p>
          </table:table-cell>
          <table:table-cell office:value-type="float" office:value="532.982483">
            <text:p>532,982483</text:p>
          </table:table-cell>
          <table:table-cell office:value-type="float" office:value="379.969635">
            <text:p>379,969635</text:p>
          </table:table-cell>
          <table:table-cell office:value-type="float" office:value="1587.964355">
            <text:p>1587,964355</text:p>
          </table:table-cell>
          <table:table-cell office:value-type="float" office:value="130.388351">
            <text:p>130,388351</text:p>
          </table:table-cell>
          <table:table-cell office:value-type="float" office:value="3364.565674">
            <text:p>3364,565674</text:p>
          </table:table-cell>
          <table:table-cell office:value-type="float" office:value="113.344444">
            <text:p>113,344444</text:p>
          </table:table-cell>
          <table:table-cell office:value-type="float" office:value="16.580269">
            <text:p>16,580269</text:p>
          </table:table-cell>
          <table:table-cell office:value-type="float" office:value="19.597931">
            <text:p>19,597931</text:p>
          </table:table-cell>
          <table:table-cell office:value-type="float" office:value="724.322327">
            <text:p>724,322327</text:p>
          </table:table-cell>
          <table:table-cell office:value-type="float" office:value="27.035208">
            <text:p>27,035208</text:p>
          </table:table-cell>
          <table:table-cell office:value-type="float" office:value="74.899139">
            <text:p>74,899139</text:p>
          </table:table-cell>
          <table:table-cell office:value-type="float" office:value="13.065776">
            <text:p>13,065776</text:p>
          </table:table-cell>
          <table:table-cell office:value-type="float" office:value="680.342346">
            <text:p>680,342346</text:p>
          </table:table-cell>
          <table:table-cell office:value-type="float" office:value="15.873613">
            <text:p>15,873613</text:p>
          </table:table-cell>
          <table:table-cell office:value-type="float" office:value="792.84259">
            <text:p>792,84259</text:p>
          </table:table-cell>
          <table:table-cell office:value-type="float" office:value="17.387011">
            <text:p>17,387011</text:p>
          </table:table-cell>
          <table:table-cell office:value-type="float" office:value="98.205078">
            <text:p>98,205078</text:p>
          </table:table-cell>
          <table:table-cell office:value-type="float" office:value="5.311052">
            <text:p>5,311052</text:p>
          </table:table-cell>
          <table:table-cell office:value-type="float" office:value="2.842057">
            <text:p>2,842057</text:p>
          </table:table-cell>
          <table:table-cell office:value-type="float" office:value="4.379461">
            <text:p>4,379461</text:p>
          </table:table-cell>
          <table:table-cell office:value-type="float" office:value="19.511526">
            <text:p>19,511526</text:p>
          </table:table-cell>
          <table:table-cell office:value-type="float" office:value="7.051153">
            <text:p>7,051153</text:p>
          </table:table-cell>
          <table:table-cell office:value-type="float" office:value="21.399597">
            <text:p>21,399597</text:p>
          </table:table-cell>
          <table:table-cell office:value-type="float" office:value="4.174377">
            <text:p>4,174377</text:p>
          </table:table-cell>
          <table:table-cell office:value-type="float" office:value="695.693787">
            <text:p>695,693787</text:p>
          </table:table-cell>
          <table:table-cell office:value-type="float" office:value="21.681257">
            <text:p>21,681257</text:p>
          </table:table-cell>
          <table:table-cell office:value-type="float" office:value="38.11948">
            <text:p>38,11948</text:p>
          </table:table-cell>
          <table:table-cell office:value-type="float" office:value="7.042682">
            <text:p>7,042682</text:p>
          </table:table-cell>
          <table:table-cell table:number-columns-repeated="2" office:value-type="float" office:value="0">
            <text:p>0</text:p>
          </table:table-cell>
          <table:table-cell office:value-type="float" office:value="27.45521">
            <text:p>27,45521</text:p>
          </table:table-cell>
          <table:table-cell office:value-type="float" office:value="17.903059">
            <text:p>17,903059</text:p>
          </table:table-cell>
          <table:table-cell office:value-type="float" office:value="26.59454">
            <text:p>26,59454</text:p>
          </table:table-cell>
          <table:table-cell office:value-type="float" office:value="8.130278">
            <text:p>8,130278</text:p>
          </table:table-cell>
          <table:table-cell office:value-type="float" office:value="11.610219">
            <text:p>11,610219</text:p>
          </table:table-cell>
          <table:table-cell office:value-type="float" office:value="8.822711">
            <text:p>8,822711</text:p>
          </table:table-cell>
          <table:table-cell office:value-type="float" office:value="27.876648">
            <text:p>27,876648</text:p>
          </table:table-cell>
          <table:table-cell office:value-type="float" office:value="9.091511">
            <text:p>9,091511</text:p>
          </table:table-cell>
          <table:table-cell office:value-type="float" office:value="5.642823">
            <text:p>5,642823</text:p>
          </table:table-cell>
          <table:table-cell office:value-type="float" office:value="9.580352">
            <text:p>9,580352</text:p>
          </table:table-cell>
          <table:table-cell office:value-type="float" office:value="10.454892">
            <text:p>10,454892</text:p>
          </table:table-cell>
          <table:table-cell office:value-type="float" office:value="31.181686">
            <text:p>31,181686</text:p>
          </table:table-cell>
          <table:table-cell table:number-columns-repeated="6" office:value-type="float" office:value="0">
            <text:p>0</text:p>
          </table:table-cell>
          <table:table-cell office:value-type="float" office:value="52.821545">
            <text:p>52,821545</text:p>
          </table:table-cell>
          <table:table-cell office:value-type="float" office:value="17.977276">
            <text:p>17,977276</text:p>
          </table:table-cell>
        </table:table-row>
        <table:table-row table:style-name="ro1">
          <table:table-cell office:value-type="string">
            <text:p>AFR226 <text:s text:c="5"/></text:p>
          </table:table-cell>
          <table:table-cell office:value-type="float" office:value="523.110474">
            <text:p>523,110474</text:p>
          </table:table-cell>
          <table:table-cell office:value-type="float" office:value="506.565857">
            <text:p>506,565857</text:p>
          </table:table-cell>
          <table:table-cell office:value-type="float" office:value="393.458282">
            <text:p>393,458282</text:p>
          </table:table-cell>
          <table:table-cell office:value-type="float" office:value="367.201324">
            <text:p>367,201324</text:p>
          </table:table-cell>
          <table:table-cell office:value-type="float" office:value="1206.791382">
            <text:p>1206,791382</text:p>
          </table:table-cell>
          <table:table-cell office:value-type="float" office:value="122.054039">
            <text:p>122,054039</text:p>
          </table:table-cell>
          <table:table-cell office:value-type="float" office:value="1998.939453">
            <text:p>1998,939453</text:p>
          </table:table-cell>
          <table:table-cell office:value-type="float" office:value="85.224495">
            <text:p>85,224495</text:p>
          </table:table-cell>
          <table:table-cell office:value-type="float" office:value="10.540088">
            <text:p>10,540088</text:p>
          </table:table-cell>
          <table:table-cell office:value-type="float" office:value="17.768946">
            <text:p>17,768946</text:p>
          </table:table-cell>
          <table:table-cell office:value-type="float" office:value="440.028015">
            <text:p>440,028015</text:p>
          </table:table-cell>
          <table:table-cell office:value-type="float" office:value="21.303719">
            <text:p>21,303719</text:p>
          </table:table-cell>
          <table:table-cell office:value-type="float" office:value="46.763206">
            <text:p>46,763206</text:p>
          </table:table-cell>
          <table:table-cell office:value-type="float" office:value="11.588318">
            <text:p>11,588318</text:p>
          </table:table-cell>
          <table:table-cell office:value-type="float" office:value="364.192017">
            <text:p>364,192017</text:p>
          </table:table-cell>
          <table:table-cell office:value-type="float" office:value="11.81547">
            <text:p>11,81547</text:p>
          </table:table-cell>
          <table:table-cell office:value-type="float" office:value="468.355774">
            <text:p>468,355774</text:p>
          </table:table-cell>
          <table:table-cell office:value-type="float" office:value="13.654835">
            <text:p>13,654835</text:p>
          </table:table-cell>
          <table:table-cell office:value-type="float" office:value="57.106224">
            <text:p>57,106224</text:p>
          </table:table-cell>
          <table:table-cell office:value-type="float" office:value="4.353658">
            <text:p>4,353658</text:p>
          </table:table-cell>
          <table:table-cell table:number-columns-repeated="2" office:value-type="float" office:value="0">
            <text:p>0</text:p>
          </table:table-cell>
          <table:table-cell office:value-type="float" office:value="27.204403">
            <text:p>27,204403</text:p>
          </table:table-cell>
          <table:table-cell office:value-type="float" office:value="6.879035">
            <text:p>6,879035</text:p>
          </table:table-cell>
          <table:table-cell office:value-type="float" office:value="11.222019">
            <text:p>11,222019</text:p>
          </table:table-cell>
          <table:table-cell office:value-type="float" office:value="3.764369">
            <text:p>3,764369</text:p>
          </table:table-cell>
          <table:table-cell office:value-type="float" office:value="421.865875">
            <text:p>421,865875</text:p>
          </table:table-cell>
          <table:table-cell office:value-type="float" office:value="15.20802">
            <text:p>15,20802</text:p>
          </table:table-cell>
          <table:table-cell office:value-type="float" office:value="28.437723">
            <text:p>28,437723</text:p>
          </table:table-cell>
          <table:table-cell office:value-type="float" office:value="6.39991">
            <text:p>6,39991</text:p>
          </table:table-cell>
          <table:table-cell table:number-columns-repeated="2" office:value-type="float" office:value="0">
            <text:p>0</text:p>
          </table:table-cell>
          <table:table-cell office:value-type="float" office:value="9.394727">
            <text:p>9,394727</text:p>
          </table:table-cell>
          <table:table-cell office:value-type="float" office:value="17.647623">
            <text:p>17,647623</text:p>
          </table:table-cell>
          <table:table-cell office:value-type="float" office:value="17.294905">
            <text:p>17,294905</text:p>
          </table:table-cell>
          <table:table-cell office:value-type="float" office:value="7.436798">
            <text:p>7,436798</text:p>
          </table:table-cell>
          <table:table-cell office:value-type="float" office:value="15.117718">
            <text:p>15,117718</text:p>
          </table:table-cell>
          <table:table-cell office:value-type="float" office:value="7.89473">
            <text:p>7,89473</text:p>
          </table:table-cell>
          <table:table-cell office:value-type="float" office:value="18.581722">
            <text:p>18,581722</text:p>
          </table:table-cell>
          <table:table-cell office:value-type="float" office:value="8.299616">
            <text:p>8,299616</text:p>
          </table:table-cell>
          <table:table-cell office:value-type="float" office:value="9.211594">
            <text:p>9,211594</text:p>
          </table:table-cell>
          <table:table-cell office:value-type="float" office:value="8.747977">
            <text:p>8,747977</text:p>
          </table:table-cell>
          <table:table-cell table:number-columns-repeated="8" office:value-type="float" office:value="0">
            <text:p>0</text:p>
          </table:table-cell>
          <table:table-cell office:value-type="float" office:value="39.265896">
            <text:p>39,265896</text:p>
          </table:table-cell>
          <table:table-cell office:value-type="float" office:value="16.42277">
            <text:p>16,42277</text:p>
          </table:table-cell>
        </table:table-row>
        <table:table-row table:style-name="ro1">
          <table:table-cell office:value-type="string">
            <text:p>AFR227 <text:s text:c="5"/></text:p>
          </table:table-cell>
          <table:table-cell office:value-type="float" office:value="4522.846191">
            <text:p>4522,846191</text:p>
          </table:table-cell>
          <table:table-cell office:value-type="float" office:value="876.800232">
            <text:p>876,800232</text:p>
          </table:table-cell>
          <table:table-cell office:value-type="float" office:value="11473.767578">
            <text:p>11473,767578</text:p>
          </table:table-cell>
          <table:table-cell office:value-type="float" office:value="696.876038">
            <text:p>696,876038</text:p>
          </table:table-cell>
          <table:table-cell office:value-type="float" office:value="71021.6875">
            <text:p>71021,6875</text:p>
          </table:table-cell>
          <table:table-cell office:value-type="float" office:value="1715.826904">
            <text:p>1715,826904</text:p>
          </table:table-cell>
          <table:table-cell office:value-type="float" office:value="176940.125">
            <text:p>176940,125</text:p>
          </table:table-cell>
          <table:table-cell office:value-type="float" office:value="3918.494873">
            <text:p>3918,494873</text:p>
          </table:table-cell>
          <table:table-cell office:value-type="float" office:value="501.012787">
            <text:p>501,012787</text:p>
          </table:table-cell>
          <table:table-cell office:value-type="float" office:value="46.522812">
            <text:p>46,522812</text:p>
          </table:table-cell>
          <table:table-cell office:value-type="float" office:value="11743.132813">
            <text:p>11743,132813</text:p>
          </table:table-cell>
          <table:table-cell office:value-type="float" office:value="235.282379">
            <text:p>235,282379</text:p>
          </table:table-cell>
          <table:table-cell office:value-type="float" office:value="3229.968018">
            <text:p>3229,968018</text:p>
          </table:table-cell>
          <table:table-cell office:value-type="float" office:value="66.677666">
            <text:p>66,677666</text:p>
          </table:table-cell>
          <table:table-cell office:value-type="float" office:value="19777.587891">
            <text:p>19777,587891</text:p>
          </table:table-cell>
          <table:table-cell office:value-type="float" office:value="280.023834">
            <text:p>280,023834</text:p>
          </table:table-cell>
          <table:table-cell office:value-type="float" office:value="18961.816406">
            <text:p>18961,816406</text:p>
          </table:table-cell>
          <table:table-cell office:value-type="float" office:value="251.747147">
            <text:p>251,747147</text:p>
          </table:table-cell>
          <table:table-cell office:value-type="float" office:value="4360.995605">
            <text:p>4360,995605</text:p>
          </table:table-cell>
          <table:table-cell office:value-type="float" office:value="116.550194">
            <text:p>116,550194</text:p>
          </table:table-cell>
          <table:table-cell office:value-type="float" office:value="61.483559">
            <text:p>61,483559</text:p>
          </table:table-cell>
          <table:table-cell office:value-type="float" office:value="7.593187">
            <text:p>7,593187</text:p>
          </table:table-cell>
          <table:table-cell office:value-type="float" office:value="76.828827">
            <text:p>76,828827</text:p>
          </table:table-cell>
          <table:table-cell office:value-type="float" office:value="8.117105">
            <text:p>8,117105</text:p>
          </table:table-cell>
          <table:table-cell office:value-type="float" office:value="655.727478">
            <text:p>655,727478</text:p>
          </table:table-cell>
          <table:table-cell office:value-type="float" office:value="16.948896">
            <text:p>16,948896</text:p>
          </table:table-cell>
          <table:table-cell office:value-type="float" office:value="37028.011719">
            <text:p>37028,011719</text:p>
          </table:table-cell>
          <table:table-cell office:value-type="float" office:value="963.194641">
            <text:p>963,194641</text:p>
          </table:table-cell>
          <table:table-cell office:value-type="float" office:value="21.873354">
            <text:p>21,873354</text:p>
          </table:table-cell>
          <table:table-cell office:value-type="float" office:value="8.201349">
            <text:p>8,201349</text:p>
          </table:table-cell>
          <table:table-cell office:value-type="float" office:value="106.10231">
            <text:p>106,10231</text:p>
          </table:table-cell>
          <table:table-cell office:value-type="float" office:value="15.506163">
            <text:p>15,506163</text:p>
          </table:table-cell>
          <table:table-cell office:value-type="float" office:value="1057.853638">
            <text:p>1057,853638</text:p>
          </table:table-cell>
          <table:table-cell office:value-type="float" office:value="28.527107">
            <text:p>28,527107</text:p>
          </table:table-cell>
          <table:table-cell office:value-type="float" office:value="549.743713">
            <text:p>549,743713</text:p>
          </table:table-cell>
          <table:table-cell office:value-type="float" office:value="13.955205">
            <text:p>13,955205</text:p>
          </table:table-cell>
          <table:table-cell office:value-type="float" office:value="106.920303">
            <text:p>106,920303</text:p>
          </table:table-cell>
          <table:table-cell office:value-type="float" office:value="10.246584">
            <text:p>10,246584</text:p>
          </table:table-cell>
          <table:table-cell office:value-type="float" office:value="195.470688">
            <text:p>195,470688</text:p>
          </table:table-cell>
          <table:table-cell office:value-type="float" office:value="10.964511">
            <text:p>10,964511</text:p>
          </table:table-cell>
          <table:table-cell office:value-type="float" office:value="156.656357">
            <text:p>156,656357</text:p>
          </table:table-cell>
          <table:table-cell office:value-type="float" office:value="11.720298">
            <text:p>11,720298</text:p>
          </table:table-cell>
          <table:table-cell table:number-columns-repeated="8" office:value-type="float" office:value="0">
            <text:p>0</text:p>
          </table:table-cell>
          <table:table-cell office:value-type="float" office:value="307.418579">
            <text:p>307,418579</text:p>
          </table:table-cell>
          <table:table-cell office:value-type="float" office:value="21.710526">
            <text:p>21,710526</text:p>
          </table:table-cell>
        </table:table-row>
        <table:table-row table:style-name="ro1">
          <table:table-cell office:value-type="string">
            <text:p>AFR228 <text:s text:c="5"/></text:p>
          </table:table-cell>
          <table:table-cell office:value-type="float" office:value="2218.806641">
            <text:p>2218,806641</text:p>
          </table:table-cell>
          <table:table-cell office:value-type="float" office:value="818.531189">
            <text:p>818,531189</text:p>
          </table:table-cell>
          <table:table-cell office:value-type="float" office:value="8804.8125">
            <text:p>8804,8125</text:p>
          </table:table-cell>
          <table:table-cell office:value-type="float" office:value="620.356384">
            <text:p>620,356384</text:p>
          </table:table-cell>
          <table:table-cell office:value-type="float" office:value="65304.785156">
            <text:p>65304,785156</text:p>
          </table:table-cell>
          <table:table-cell office:value-type="float" office:value="1581.255493">
            <text:p>1581,255493</text:p>
          </table:table-cell>
          <table:table-cell office:value-type="float" office:value="157261.328125">
            <text:p>157261,328125</text:p>
          </table:table-cell>
          <table:table-cell office:value-type="float" office:value="3485.126221">
            <text:p>3485,126221</text:p>
          </table:table-cell>
          <table:table-cell office:value-type="float" office:value="382.88916">
            <text:p>382,88916</text:p>
          </table:table-cell>
          <table:table-cell office:value-type="float" office:value="45.084625">
            <text:p>45,084625</text:p>
          </table:table-cell>
          <table:table-cell office:value-type="float" office:value="10266.21582">
            <text:p>10266,21582</text:p>
          </table:table-cell>
          <table:table-cell office:value-type="float" office:value="207.207703">
            <text:p>207,207703</text:p>
          </table:table-cell>
          <table:table-cell office:value-type="float" office:value="6056.041992">
            <text:p>6056,041992</text:p>
          </table:table-cell>
          <table:table-cell office:value-type="float" office:value="112.750618">
            <text:p>112,750618</text:p>
          </table:table-cell>
          <table:table-cell office:value-type="float" office:value="20776.072266">
            <text:p>20776,072266</text:p>
          </table:table-cell>
          <table:table-cell office:value-type="float" office:value="293.895844">
            <text:p>293,895844</text:p>
          </table:table-cell>
          <table:table-cell office:value-type="float" office:value="20261.742188">
            <text:p>20261,742188</text:p>
          </table:table-cell>
          <table:table-cell office:value-type="float" office:value="268.628693">
            <text:p>268,628693</text:p>
          </table:table-cell>
          <table:table-cell office:value-type="float" office:value="4209.966797">
            <text:p>4209,966797</text:p>
          </table:table-cell>
          <table:table-cell office:value-type="float" office:value="112.54084">
            <text:p>112,54084</text:p>
          </table:table-cell>
          <table:table-cell office:value-type="float" office:value="55.543587">
            <text:p>55,543587</text:p>
          </table:table-cell>
          <table:table-cell office:value-type="float" office:value="7.422355">
            <text:p>7,422355</text:p>
          </table:table-cell>
          <table:table-cell office:value-type="float" office:value="71.650848">
            <text:p>71,650848</text:p>
          </table:table-cell>
          <table:table-cell office:value-type="float" office:value="8.054617">
            <text:p>8,054617</text:p>
          </table:table-cell>
          <table:table-cell office:value-type="float" office:value="580.427002">
            <text:p>580,427002</text:p>
          </table:table-cell>
          <table:table-cell office:value-type="float" office:value="15.231262">
            <text:p>15,231262</text:p>
          </table:table-cell>
          <table:table-cell office:value-type="float" office:value="34155.109375">
            <text:p>34155,109375</text:p>
          </table:table-cell>
          <table:table-cell office:value-type="float" office:value="888.595459">
            <text:p>888,595459</text:p>
          </table:table-cell>
          <table:table-cell office:value-type="float" office:value="22.179148">
            <text:p>22,179148</text:p>
          </table:table-cell>
          <table:table-cell office:value-type="float" office:value="8.138594">
            <text:p>8,138594</text:p>
          </table:table-cell>
          <table:table-cell office:value-type="float" office:value="83.210228">
            <text:p>83,210228</text:p>
          </table:table-cell>
          <table:table-cell office:value-type="float" office:value="15.304483">
            <text:p>15,304483</text:p>
          </table:table-cell>
          <table:table-cell office:value-type="float" office:value="522.466858">
            <text:p>522,466858</text:p>
          </table:table-cell>
          <table:table-cell office:value-type="float" office:value="21.53989">
            <text:p>21,53989</text:p>
          </table:table-cell>
          <table:table-cell office:value-type="float" office:value="423.461304">
            <text:p>423,461304</text:p>
          </table:table-cell>
          <table:table-cell office:value-type="float" office:value="12.330022">
            <text:p>12,330022</text:p>
          </table:table-cell>
          <table:table-cell office:value-type="float" office:value="92.745712">
            <text:p>92,745712</text:p>
          </table:table-cell>
          <table:table-cell office:value-type="float" office:value="10.186838">
            <text:p>10,186838</text:p>
          </table:table-cell>
          <table:table-cell office:value-type="float" office:value="181.355423">
            <text:p>181,355423</text:p>
          </table:table-cell>
          <table:table-cell office:value-type="float" office:value="10.887256">
            <text:p>10,887256</text:p>
          </table:table-cell>
          <table:table-cell office:value-type="float" office:value="149.69516">
            <text:p>149,69516</text:p>
          </table:table-cell>
          <table:table-cell office:value-type="float" office:value="11.663418">
            <text:p>11,663418</text:p>
          </table:table-cell>
          <table:table-cell table:number-columns-repeated="8" office:value-type="float" office:value="0">
            <text:p>0</text:p>
          </table:table-cell>
          <table:table-cell office:value-type="float" office:value="271.984955">
            <text:p>271,984955</text:p>
          </table:table-cell>
          <table:table-cell office:value-type="float" office:value="21.509653">
            <text:p>21,509653</text:p>
          </table:table-cell>
        </table:table-row>
        <table:table-row table:style-name="ro1">
          <table:table-cell office:value-type="string">
            <text:p>AFR229 <text:s text:c="5"/></text:p>
          </table:table-cell>
          <table:table-cell office:value-type="float" office:value="1503.581299">
            <text:p>1503,581299</text:p>
          </table:table-cell>
          <table:table-cell office:value-type="float" office:value="869.079285">
            <text:p>869,079285</text:p>
          </table:table-cell>
          <table:table-cell office:value-type="float" office:value="11156.401367">
            <text:p>11156,401367</text:p>
          </table:table-cell>
          <table:table-cell office:value-type="float" office:value="707.56842">
            <text:p>707,56842</text:p>
          </table:table-cell>
          <table:table-cell office:value-type="float" office:value="72008.898438">
            <text:p>72008,898438</text:p>
          </table:table-cell>
          <table:table-cell office:value-type="float" office:value="1742.27063">
            <text:p>1742,27063</text:p>
          </table:table-cell>
          <table:table-cell office:value-type="float" office:value="176106">
            <text:p>176106</text:p>
          </table:table-cell>
          <table:table-cell office:value-type="float" office:value="3901.297119">
            <text:p>3901,297119</text:p>
          </table:table-cell>
          <table:table-cell office:value-type="float" office:value="430.960785">
            <text:p>430,960785</text:p>
          </table:table-cell>
          <table:table-cell office:value-type="float" office:value="48.942711">
            <text:p>48,942711</text:p>
          </table:table-cell>
          <table:table-cell office:value-type="float" office:value="11413.469727">
            <text:p>11413,469727</text:p>
          </table:table-cell>
          <table:table-cell office:value-type="float" office:value="229.942764">
            <text:p>229,942764</text:p>
          </table:table-cell>
          <table:table-cell office:value-type="float" office:value="6089.5625">
            <text:p>6089,5625</text:p>
          </table:table-cell>
          <table:table-cell office:value-type="float" office:value="114.203156">
            <text:p>114,203156</text:p>
          </table:table-cell>
          <table:table-cell office:value-type="float" office:value="23201.783203">
            <text:p>23201,783203</text:p>
          </table:table-cell>
          <table:table-cell office:value-type="float" office:value="328.05423">
            <text:p>328,05423</text:p>
          </table:table-cell>
          <table:table-cell office:value-type="float" office:value="21742.335938">
            <text:p>21742,335938</text:p>
          </table:table-cell>
          <table:table-cell office:value-type="float" office:value="288.239929">
            <text:p>288,239929</text:p>
          </table:table-cell>
          <table:table-cell office:value-type="float" office:value="4650.668945">
            <text:p>4650,668945</text:p>
          </table:table-cell>
          <table:table-cell office:value-type="float" office:value="124.301407">
            <text:p>124,301407</text:p>
          </table:table-cell>
          <table:table-cell office:value-type="float" office:value="71.760292">
            <text:p>71,760292</text:p>
          </table:table-cell>
          <table:table-cell office:value-type="float" office:value="8.117111">
            <text:p>8,117111</text:p>
          </table:table-cell>
          <table:table-cell office:value-type="float" office:value="93.38887">
            <text:p>93,38887</text:p>
          </table:table-cell>
          <table:table-cell office:value-type="float" office:value="8.455359">
            <text:p>8,455359</text:p>
          </table:table-cell>
          <table:table-cell office:value-type="float" office:value="651.873535">
            <text:p>651,873535</text:p>
          </table:table-cell>
          <table:table-cell office:value-type="float" office:value="17.011551">
            <text:p>17,011551</text:p>
          </table:table-cell>
          <table:table-cell office:value-type="float" office:value="37693.308594">
            <text:p>37693,308594</text:p>
          </table:table-cell>
          <table:table-cell office:value-type="float" office:value="980.503418">
            <text:p>980,503418</text:p>
          </table:table-cell>
          <table:table-cell office:value-type="float" office:value="22.167366">
            <text:p>22,167366</text:p>
          </table:table-cell>
          <table:table-cell office:value-type="float" office:value="8.801969">
            <text:p>8,801969</text:p>
          </table:table-cell>
          <table:table-cell office:value-type="float" office:value="119.285995">
            <text:p>119,285995</text:p>
          </table:table-cell>
          <table:table-cell office:value-type="float" office:value="15.980113">
            <text:p>15,980113</text:p>
          </table:table-cell>
          <table:table-cell office:value-type="float" office:value="567.245117">
            <text:p>567,245117</text:p>
          </table:table-cell>
          <table:table-cell office:value-type="float" office:value="22.271862">
            <text:p>22,271862</text:p>
          </table:table-cell>
          <table:table-cell office:value-type="float" office:value="497.883545">
            <text:p>497,883545</text:p>
          </table:table-cell>
          <table:table-cell office:value-type="float" office:value="13.795434">
            <text:p>13,795434</text:p>
          </table:table-cell>
          <table:table-cell office:value-type="float" office:value="117.331848">
            <text:p>117,331848</text:p>
          </table:table-cell>
          <table:table-cell office:value-type="float" office:value="11.07863">
            <text:p>11,07863</text:p>
          </table:table-cell>
          <table:table-cell office:value-type="float" office:value="217.728958">
            <text:p>217,728958</text:p>
          </table:table-cell>
          <table:table-cell office:value-type="float" office:value="11.890796">
            <text:p>11,890796</text:p>
          </table:table-cell>
          <table:table-cell office:value-type="float" office:value="159.779144">
            <text:p>159,779144</text:p>
          </table:table-cell>
          <table:table-cell office:value-type="float" office:value="12.536218">
            <text:p>12,536218</text:p>
          </table:table-cell>
          <table:table-cell table:number-columns-repeated="8" office:value-type="float" office:value="0">
            <text:p>0</text:p>
          </table:table-cell>
          <table:table-cell office:value-type="float" office:value="321.267548">
            <text:p>321,267548</text:p>
          </table:table-cell>
          <table:table-cell office:value-type="float" office:value="23.288532">
            <text:p>23,288532</text:p>
          </table:table-cell>
        </table:table-row>
        <table:table-row table:style-name="ro1">
          <table:table-cell office:value-type="string">
            <text:p>AFR230 <text:s text:c="5"/></text:p>
          </table:table-cell>
          <table:table-cell office:value-type="float" office:value="4619.331543">
            <text:p>4619,331543</text:p>
          </table:table-cell>
          <table:table-cell office:value-type="float" office:value="846.412415">
            <text:p>846,412415</text:p>
          </table:table-cell>
          <table:table-cell office:value-type="float" office:value="1364.893921">
            <text:p>1364,893921</text:p>
          </table:table-cell>
          <table:table-cell office:value-type="float" office:value="469.419617">
            <text:p>469,419617</text:p>
          </table:table-cell>
          <table:table-cell office:value-type="float" office:value="13237.479492">
            <text:p>13237,479492</text:p>
          </table:table-cell>
          <table:table-cell office:value-type="float" office:value="373.115265">
            <text:p>373,115265</text:p>
          </table:table-cell>
          <table:table-cell office:value-type="float" office:value="32018.923828">
            <text:p>32018,923828</text:p>
          </table:table-cell>
          <table:table-cell office:value-type="float" office:value="733.251587">
            <text:p>733,251587</text:p>
          </table:table-cell>
          <table:table-cell office:value-type="float" office:value="229.472778">
            <text:p>229,472778</text:p>
          </table:table-cell>
          <table:table-cell office:value-type="float" office:value="37.649689">
            <text:p>37,649689</text:p>
          </table:table-cell>
          <table:table-cell office:value-type="float" office:value="8332.424805">
            <text:p>8332,424805</text:p>
          </table:table-cell>
          <table:table-cell office:value-type="float" office:value="170.431519">
            <text:p>170,431519</text:p>
          </table:table-cell>
          <table:table-cell office:value-type="float" office:value="8529.088867">
            <text:p>8529,088867</text:p>
          </table:table-cell>
          <table:table-cell office:value-type="float" office:value="154.136322">
            <text:p>154,136322</text:p>
          </table:table-cell>
          <table:table-cell office:value-type="float" office:value="21907.871094">
            <text:p>21907,871094</text:p>
          </table:table-cell>
          <table:table-cell office:value-type="float" office:value="309.656372">
            <text:p>309,656372</text:p>
          </table:table-cell>
          <table:table-cell office:value-type="float" office:value="8512.399414">
            <text:p>8512,399414</text:p>
          </table:table-cell>
          <table:table-cell office:value-type="float" office:value="115.869316">
            <text:p>115,869316</text:p>
          </table:table-cell>
          <table:table-cell office:value-type="float" office:value="1029.46521">
            <text:p>1029,46521</text:p>
          </table:table-cell>
          <table:table-cell office:value-type="float" office:value="28.513674">
            <text:p>28,513674</text:p>
          </table:table-cell>
          <table:table-cell office:value-type="float" office:value="27.232145">
            <text:p>27,232145</text:p>
          </table:table-cell>
          <table:table-cell office:value-type="float" office:value="5.791124">
            <text:p>5,791124</text:p>
          </table:table-cell>
          <table:table-cell office:value-type="float" office:value="43.222282">
            <text:p>43,222282</text:p>
          </table:table-cell>
          <table:table-cell office:value-type="float" office:value="7.665082">
            <text:p>7,665082</text:p>
          </table:table-cell>
          <table:table-cell office:value-type="float" office:value="154.356094">
            <text:p>154,356094</text:p>
          </table:table-cell>
          <table:table-cell office:value-type="float" office:value="6.510098">
            <text:p>6,510098</text:p>
          </table:table-cell>
          <table:table-cell office:value-type="float" office:value="8386.001953">
            <text:p>8386,001953</text:p>
          </table:table-cell>
          <table:table-cell office:value-type="float" office:value="219.631622">
            <text:p>219,631622</text:p>
          </table:table-cell>
          <table:table-cell office:value-type="float" office:value="41.878704">
            <text:p>41,878704</text:p>
          </table:table-cell>
          <table:table-cell office:value-type="float" office:value="8.48269">
            <text:p>8,48269</text:p>
          </table:table-cell>
          <table:table-cell office:value-type="float" office:value="40.589375">
            <text:p>40,589375</text:p>
          </table:table-cell>
          <table:table-cell office:value-type="float" office:value="15.30035">
            <text:p>15,30035</text:p>
          </table:table-cell>
          <table:table-cell office:value-type="float" office:value="494.413513">
            <text:p>494,413513</text:p>
          </table:table-cell>
          <table:table-cell office:value-type="float" office:value="21.416819">
            <text:p>21,416819</text:p>
          </table:table-cell>
          <table:table-cell office:value-type="float" office:value="313.996704">
            <text:p>313,996704</text:p>
          </table:table-cell>
          <table:table-cell office:value-type="float" office:value="11.61563">
            <text:p>11,61563</text:p>
          </table:table-cell>
          <table:table-cell office:value-type="float" office:value="63.872356">
            <text:p>63,872356</text:p>
          </table:table-cell>
          <table:table-cell office:value-type="float" office:value="10.791842">
            <text:p>10,791842</text:p>
          </table:table-cell>
          <table:table-cell office:value-type="float" office:value="85.091301">
            <text:p>85,091301</text:p>
          </table:table-cell>
          <table:table-cell office:value-type="float" office:value="11.086844">
            <text:p>11,086844</text:p>
          </table:table-cell>
          <table:table-cell office:value-type="float" office:value="53.564724">
            <text:p>53,564724</text:p>
          </table:table-cell>
          <table:table-cell office:value-type="float" office:value="11.619467">
            <text:p>11,619467</text:p>
          </table:table-cell>
          <table:table-cell table:number-columns-repeated="8" office:value-type="float" office:value="0">
            <text:p>0</text:p>
          </table:table-cell>
          <table:table-cell office:value-type="float" office:value="268.0159">
            <text:p>268,0159</text:p>
          </table:table-cell>
          <table:table-cell office:value-type="float" office:value="22.635733">
            <text:p>22,635733</text:p>
          </table:table-cell>
        </table:table-row>
        <table:table-row table:style-name="ro1">
          <table:table-cell office:value-type="string">
            <text:p>AFR231 <text:s text:c="5"/></text:p>
          </table:table-cell>
          <table:table-cell office:value-type="float" office:value="5351.941895">
            <text:p>5351,941895</text:p>
          </table:table-cell>
          <table:table-cell office:value-type="float" office:value="777.878052">
            <text:p>777,878052</text:p>
          </table:table-cell>
          <table:table-cell office:value-type="float" office:value="1702.236328">
            <text:p>1702,236328</text:p>
          </table:table-cell>
          <table:table-cell office:value-type="float" office:value="436.558899">
            <text:p>436,558899</text:p>
          </table:table-cell>
          <table:table-cell office:value-type="float" office:value="14199.763672">
            <text:p>14199,763672</text:p>
          </table:table-cell>
          <table:table-cell office:value-type="float" office:value="390.876648">
            <text:p>390,876648</text:p>
          </table:table-cell>
          <table:table-cell office:value-type="float" office:value="33521.492188">
            <text:p>33521,492188</text:p>
          </table:table-cell>
          <table:table-cell office:value-type="float" office:value="765.27417">
            <text:p>765,27417</text:p>
          </table:table-cell>
          <table:table-cell office:value-type="float" office:value="243.579193">
            <text:p>243,579193</text:p>
          </table:table-cell>
          <table:table-cell office:value-type="float" office:value="33.848202">
            <text:p>33,848202</text:p>
          </table:table-cell>
          <table:table-cell office:value-type="float" office:value="9728.542969">
            <text:p>9728,542969</text:p>
          </table:table-cell>
          <table:table-cell office:value-type="float" office:value="196.479507">
            <text:p>196,479507</text:p>
          </table:table-cell>
          <table:table-cell office:value-type="float" office:value="3108.054443">
            <text:p>3108,054443</text:p>
          </table:table-cell>
          <table:table-cell office:value-type="float" office:value="64.480217">
            <text:p>64,480217</text:p>
          </table:table-cell>
          <table:table-cell office:value-type="float" office:value="11086.100586">
            <text:p>11086,100586</text:p>
          </table:table-cell>
          <table:table-cell office:value-type="float" office:value="158.723343">
            <text:p>158,723343</text:p>
          </table:table-cell>
          <table:table-cell office:value-type="float" office:value="6732.198242">
            <text:p>6732,198242</text:p>
          </table:table-cell>
          <table:table-cell office:value-type="float" office:value="92.706665">
            <text:p>92,706665</text:p>
          </table:table-cell>
          <table:table-cell office:value-type="float" office:value="982.990906">
            <text:p>982,990906</text:p>
          </table:table-cell>
          <table:table-cell office:value-type="float" office:value="27.179838">
            <text:p>27,179838</text:p>
          </table:table-cell>
          <table:table-cell office:value-type="float" office:value="30.450603">
            <text:p>30,450603</text:p>
          </table:table-cell>
          <table:table-cell office:value-type="float" office:value="5.198392">
            <text:p>5,198392</text:p>
          </table:table-cell>
          <table:table-cell office:value-type="float" office:value="39.291588">
            <text:p>39,291588</text:p>
          </table:table-cell>
          <table:table-cell office:value-type="float" office:value="7.24816">
            <text:p>7,24816</text:p>
          </table:table-cell>
          <table:table-cell office:value-type="float" office:value="175.532227">
            <text:p>175,532227</text:p>
          </table:table-cell>
          <table:table-cell office:value-type="float" office:value="6.333246">
            <text:p>6,333246</text:p>
          </table:table-cell>
          <table:table-cell office:value-type="float" office:value="9355.043945">
            <text:p>9355,043945</text:p>
          </table:table-cell>
          <table:table-cell office:value-type="float" office:value="244.724243">
            <text:p>244,724243</text:p>
          </table:table-cell>
          <table:table-cell office:value-type="float" office:value="38.427338">
            <text:p>38,427338</text:p>
          </table:table-cell>
          <table:table-cell office:value-type="float" office:value="7.187327">
            <text:p>7,187327</text:p>
          </table:table-cell>
          <table:table-cell office:value-type="float" office:value="471.325775">
            <text:p>471,325775</text:p>
          </table:table-cell>
          <table:table-cell office:value-type="float" office:value="19.313183">
            <text:p>19,313183</text:p>
          </table:table-cell>
          <table:table-cell office:value-type="float" office:value="1044.093872">
            <text:p>1044,093872</text:p>
          </table:table-cell>
          <table:table-cell office:value-type="float" office:value="28.099388">
            <text:p>28,099388</text:p>
          </table:table-cell>
          <table:table-cell office:value-type="float" office:value="669.038086">
            <text:p>669,038086</text:p>
          </table:table-cell>
          <table:table-cell office:value-type="float" office:value="15.202763">
            <text:p>15,202763</text:p>
          </table:table-cell>
          <table:table-cell office:value-type="float" office:value="43.39053">
            <text:p>43,39053</text:p>
          </table:table-cell>
          <table:table-cell office:value-type="float" office:value="9.140586">
            <text:p>9,140586</text:p>
          </table:table-cell>
          <table:table-cell office:value-type="float" office:value="65.928894">
            <text:p>65,928894</text:p>
          </table:table-cell>
          <table:table-cell office:value-type="float" office:value="9.263578">
            <text:p>9,263578</text:p>
          </table:table-cell>
          <table:table-cell office:value-type="float" office:value="38.398727">
            <text:p>38,398727</text:p>
          </table:table-cell>
          <table:table-cell office:value-type="float" office:value="9.66709">
            <text:p>9,66709</text:p>
          </table:table-cell>
          <table:table-cell table:number-columns-repeated="8" office:value-type="float" office:value="0">
            <text:p>0</text:p>
          </table:table-cell>
          <table:table-cell office:value-type="float" office:value="1131.190063">
            <text:p>1131,190063</text:p>
          </table:table-cell>
          <table:table-cell office:value-type="float" office:value="31.404062">
            <text:p>31,404062</text:p>
          </table:table-cell>
        </table:table-row>
        <table:table-row table:style-name="ro1">
          <table:table-cell office:value-type="string">
            <text:p>AFR23 <text:s text:c="6"/></text:p>
          </table:table-cell>
          <table:table-cell office:value-type="float" office:value="2402.761719">
            <text:p>2402,761719</text:p>
          </table:table-cell>
          <table:table-cell office:value-type="float" office:value="649.337463">
            <text:p>649,337463</text:p>
          </table:table-cell>
          <table:table-cell office:value-type="float" office:value="3103.455811">
            <text:p>3103,455811</text:p>
          </table:table-cell>
          <table:table-cell office:value-type="float" office:value="443.266388">
            <text:p>443,266388</text:p>
          </table:table-cell>
          <table:table-cell office:value-type="float" office:value="9990.550781">
            <text:p>9990,550781</text:p>
          </table:table-cell>
          <table:table-cell office:value-type="float" office:value="296.549408">
            <text:p>296,549408</text:p>
          </table:table-cell>
          <table:table-cell office:value-type="float" office:value="25066.59375">
            <text:p>25066,59375</text:p>
          </table:table-cell>
          <table:table-cell office:value-type="float" office:value="579.943359">
            <text:p>579,943359</text:p>
          </table:table-cell>
          <table:table-cell office:value-type="float" office:value="372.817963">
            <text:p>372,817963</text:p>
          </table:table-cell>
          <table:table-cell office:value-type="float" office:value="33.739746">
            <text:p>33,739746</text:p>
          </table:table-cell>
          <table:table-cell office:value-type="float" office:value="4147.505859">
            <text:p>4147,505859</text:p>
          </table:table-cell>
          <table:table-cell office:value-type="float" office:value="91.113556">
            <text:p>91,113556</text:p>
          </table:table-cell>
          <table:table-cell office:value-type="float" office:value="8234.219727">
            <text:p>8234,219727</text:p>
          </table:table-cell>
          <table:table-cell office:value-type="float" office:value="148.281555">
            <text:p>148,281555</text:p>
          </table:table-cell>
          <table:table-cell office:value-type="float" office:value="9606.130859">
            <text:p>9606,130859</text:p>
          </table:table-cell>
          <table:table-cell office:value-type="float" office:value="138.058075">
            <text:p>138,058075</text:p>
          </table:table-cell>
          <table:table-cell office:value-type="float" office:value="12785.166016">
            <text:p>12785,166016</text:p>
          </table:table-cell>
          <table:table-cell office:value-type="float" office:value="171.001678">
            <text:p>171,001678</text:p>
          </table:table-cell>
          <table:table-cell office:value-type="float" office:value="965.71283">
            <text:p>965,71283</text:p>
          </table:table-cell>
          <table:table-cell office:value-type="float" office:value="26.646839">
            <text:p>26,646839</text:p>
          </table:table-cell>
          <table:table-cell office:value-type="float" office:value="37.082066">
            <text:p>37,082066</text:p>
          </table:table-cell>
          <table:table-cell office:value-type="float" office:value="4.895337">
            <text:p>4,895337</text:p>
          </table:table-cell>
          <table:table-cell office:value-type="float" office:value="1.698069">
            <text:p>1,698069</text:p>
          </table:table-cell>
          <table:table-cell office:value-type="float" office:value="6.937305">
            <text:p>6,937305</text:p>
          </table:table-cell>
          <table:table-cell office:value-type="float" office:value="185.97403">
            <text:p>185,97403</text:p>
          </table:table-cell>
          <table:table-cell office:value-type="float" office:value="6.295693">
            <text:p>6,295693</text:p>
          </table:table-cell>
          <table:table-cell office:value-type="float" office:value="4177.420898">
            <text:p>4177,420898</text:p>
          </table:table-cell>
          <table:table-cell office:value-type="float" office:value="110.463409">
            <text:p>110,463409</text:p>
          </table:table-cell>
          <table:table-cell office:value-type="float" office:value="43.470642">
            <text:p>43,470642</text:p>
          </table:table-cell>
          <table:table-cell office:value-type="float" office:value="6.675201">
            <text:p>6,675201</text:p>
          </table:table-cell>
          <table:table-cell table:number-columns-repeated="2" office:value-type="float" office:value="0">
            <text:p>0</text:p>
          </table:table-cell>
          <table:table-cell office:value-type="float" office:value="121.601898">
            <text:p>121,601898</text:p>
          </table:table-cell>
          <table:table-cell office:value-type="float" office:value="18.024403">
            <text:p>18,024403</text:p>
          </table:table-cell>
          <table:table-cell office:value-type="float" office:value="93.820091">
            <text:p>93,820091</text:p>
          </table:table-cell>
          <table:table-cell office:value-type="float" office:value="7.909922">
            <text:p>7,909922</text:p>
          </table:table-cell>
          <table:table-cell office:value-type="float" office:value="57.376465">
            <text:p>57,376465</text:p>
          </table:table-cell>
          <table:table-cell office:value-type="float" office:value="8.408565">
            <text:p>8,408565</text:p>
          </table:table-cell>
          <table:table-cell office:value-type="float" office:value="113.638222">
            <text:p>113,638222</text:p>
          </table:table-cell>
          <table:table-cell office:value-type="float" office:value="8.86778">
            <text:p>8,86778</text:p>
          </table:table-cell>
          <table:table-cell office:value-type="float" office:value="56.231964">
            <text:p>56,231964</text:p>
          </table:table-cell>
          <table:table-cell office:value-type="float" office:value="9.075518">
            <text:p>9,075518</text:p>
          </table:table-cell>
          <table:table-cell table:number-columns-repeated="8" office:value-type="float" office:value="0">
            <text:p>0</text:p>
          </table:table-cell>
          <table:table-cell office:value-type="float" office:value="53.859875">
            <text:p>53,859875</text:p>
          </table:table-cell>
          <table:table-cell office:value-type="float" office:value="16.916653">
            <text:p>16,916653</text:p>
          </table:table-cell>
        </table:table-row>
        <table:table-row table:style-name="ro1">
          <table:table-cell office:value-type="string">
            <text:p>AFR232 <text:s text:c="5"/></text:p>
          </table:table-cell>
          <table:table-cell office:value-type="float" office:value="2770.712402">
            <text:p>2770,712402</text:p>
          </table:table-cell>
          <table:table-cell office:value-type="float" office:value="1530.480347">
            <text:p>1530,480347</text:p>
          </table:table-cell>
          <table:table-cell office:value-type="float" office:value="18786.632813">
            <text:p>18786,632813</text:p>
          </table:table-cell>
          <table:table-cell office:value-type="float" office:value="1126.428467">
            <text:p>1126,428467</text:p>
          </table:table-cell>
          <table:table-cell office:value-type="float" office:value="121100.914063">
            <text:p>121100,914063</text:p>
          </table:table-cell>
          <table:table-cell office:value-type="float" office:value="2930.814453">
            <text:p>2930,814453</text:p>
          </table:table-cell>
          <table:table-cell office:value-type="float" office:value="314493.15625">
            <text:p>314493,15625</text:p>
          </table:table-cell>
          <table:table-cell office:value-type="float" office:value="6964.944824">
            <text:p>6964,944824</text:p>
          </table:table-cell>
          <table:table-cell office:value-type="float" office:value="270.180847">
            <text:p>270,180847</text:p>
          </table:table-cell>
          <table:table-cell office:value-type="float" office:value="80.342819">
            <text:p>80,342819</text:p>
          </table:table-cell>
          <table:table-cell office:value-type="float" office:value="11088.075195">
            <text:p>11088,075195</text:p>
          </table:table-cell>
          <table:table-cell office:value-type="float" office:value="235.286209">
            <text:p>235,286209</text:p>
          </table:table-cell>
          <table:table-cell office:value-type="float" office:value="16840.621094">
            <text:p>16840,621094</text:p>
          </table:table-cell>
          <table:table-cell office:value-type="float" office:value="302.564819">
            <text:p>302,564819</text:p>
          </table:table-cell>
          <table:table-cell office:value-type="float" office:value="26111.90625">
            <text:p>26111,90625</text:p>
          </table:table-cell>
          <table:table-cell office:value-type="float" office:value="372.096527">
            <text:p>372,096527</text:p>
          </table:table-cell>
          <table:table-cell office:value-type="float" office:value="46296.335938">
            <text:p>46296,335938</text:p>
          </table:table-cell>
          <table:table-cell office:value-type="float" office:value="611.368591">
            <text:p>611,368591</text:p>
          </table:table-cell>
          <table:table-cell office:value-type="float" office:value="8813.285156">
            <text:p>8813,285156</text:p>
          </table:table-cell>
          <table:table-cell office:value-type="float" office:value="235.454071">
            <text:p>235,454071</text:p>
          </table:table-cell>
          <table:table-cell office:value-type="float" office:value="110.040657">
            <text:p>110,040657</text:p>
          </table:table-cell>
          <table:table-cell office:value-type="float" office:value="14.538226">
            <text:p>14,538226</text:p>
          </table:table-cell>
          <table:table-cell office:value-type="float" office:value="153.014771">
            <text:p>153,014771</text:p>
          </table:table-cell>
          <table:table-cell office:value-type="float" office:value="12.334351">
            <text:p>12,334351</text:p>
          </table:table-cell>
          <table:table-cell office:value-type="float" office:value="1247.258911">
            <text:p>1247,258911</text:p>
          </table:table-cell>
          <table:table-cell office:value-type="float" office:value="32.297325">
            <text:p>32,297325</text:p>
          </table:table-cell>
          <table:table-cell office:value-type="float" office:value="75956.390625">
            <text:p>75956,390625</text:p>
          </table:table-cell>
          <table:table-cell office:value-type="float" office:value="1974.437256">
            <text:p>1974,437256</text:p>
          </table:table-cell>
          <table:table-cell office:value-type="float" office:value="15.610052">
            <text:p>15,610052</text:p>
          </table:table-cell>
          <table:table-cell office:value-type="float" office:value="15.468165">
            <text:p>15,468165</text:p>
          </table:table-cell>
          <table:table-cell office:value-type="float" office:value="134.67865">
            <text:p>134,67865</text:p>
          </table:table-cell>
          <table:table-cell office:value-type="float" office:value="20.991703">
            <text:p>20,991703</text:p>
          </table:table-cell>
          <table:table-cell office:value-type="float" office:value="458.649933">
            <text:p>458,649933</text:p>
          </table:table-cell>
          <table:table-cell office:value-type="float" office:value="24.718895">
            <text:p>24,718895</text:p>
          </table:table-cell>
          <table:table-cell office:value-type="float" office:value="139.688431">
            <text:p>139,688431</text:p>
          </table:table-cell>
          <table:table-cell office:value-type="float" office:value="17.679031">
            <text:p>17,679031</text:p>
          </table:table-cell>
          <table:table-cell office:value-type="float" office:value="212.688171">
            <text:p>212,688171</text:p>
          </table:table-cell>
          <table:table-cell office:value-type="float" office:value="19.329153">
            <text:p>19,329153</text:p>
          </table:table-cell>
          <table:table-cell office:value-type="float" office:value="450.867004">
            <text:p>450,867004</text:p>
          </table:table-cell>
          <table:table-cell office:value-type="float" office:value="21.530149">
            <text:p>21,530149</text:p>
          </table:table-cell>
          <table:table-cell office:value-type="float" office:value="358.518127">
            <text:p>358,518127</text:p>
          </table:table-cell>
          <table:table-cell office:value-type="float" office:value="23.156">
            <text:p>23,156</text:p>
          </table:table-cell>
          <table:table-cell table:number-columns-repeated="8" office:value-type="float" office:value="0">
            <text:p>0</text:p>
          </table:table-cell>
          <table:table-cell office:value-type="float" office:value="263.56424">
            <text:p>263,56424</text:p>
          </table:table-cell>
          <table:table-cell office:value-type="float" office:value="39.524002">
            <text:p>39,524002</text:p>
          </table:table-cell>
        </table:table-row>
        <table:table-row table:style-name="ro1">
          <table:table-cell office:value-type="string">
            <text:p>AFR233 <text:s text:c="5"/></text:p>
          </table:table-cell>
          <table:table-cell office:value-type="float" office:value="3535.778076">
            <text:p>3535,778076</text:p>
          </table:table-cell>
          <table:table-cell office:value-type="float" office:value="1305.629395">
            <text:p>1305,629395</text:p>
          </table:table-cell>
          <table:table-cell office:value-type="float" office:value="13167.726563">
            <text:p>13167,726563</text:p>
          </table:table-cell>
          <table:table-cell office:value-type="float" office:value="877.766846">
            <text:p>877,766846</text:p>
          </table:table-cell>
          <table:table-cell office:value-type="float" office:value="91950.34375">
            <text:p>91950,34375</text:p>
          </table:table-cell>
          <table:table-cell office:value-type="float" office:value="2230.780518">
            <text:p>2230,780518</text:p>
          </table:table-cell>
          <table:table-cell office:value-type="float" office:value="233544.734375">
            <text:p>233544,734375</text:p>
          </table:table-cell>
          <table:table-cell office:value-type="float" office:value="5175.962402">
            <text:p>5175,962402</text:p>
          </table:table-cell>
          <table:table-cell office:value-type="float" office:value="548.509033">
            <text:p>548,509033</text:p>
          </table:table-cell>
          <table:table-cell office:value-type="float" office:value="69.578743">
            <text:p>69,578743</text:p>
          </table:table-cell>
          <table:table-cell office:value-type="float" office:value="9509.870117">
            <text:p>9509,870117</text:p>
          </table:table-cell>
          <table:table-cell office:value-type="float" office:value="200.829666">
            <text:p>200,829666</text:p>
          </table:table-cell>
          <table:table-cell office:value-type="float" office:value="18794.349609">
            <text:p>18794,349609</text:p>
          </table:table-cell>
          <table:table-cell office:value-type="float" office:value="332.376495">
            <text:p>332,376495</text:p>
          </table:table-cell>
          <table:table-cell office:value-type="float" office:value="22635.699219">
            <text:p>22635,699219</text:p>
          </table:table-cell>
          <table:table-cell office:value-type="float" office:value="322.162872">
            <text:p>322,162872</text:p>
          </table:table-cell>
          <table:table-cell office:value-type="float" office:value="42058.675781">
            <text:p>42058,675781</text:p>
          </table:table-cell>
          <table:table-cell office:value-type="float" office:value="554.776306">
            <text:p>554,776306</text:p>
          </table:table-cell>
          <table:table-cell office:value-type="float" office:value="6685.228516">
            <text:p>6685,228516</text:p>
          </table:table-cell>
          <table:table-cell office:value-type="float" office:value="178.701813">
            <text:p>178,701813</text:p>
          </table:table-cell>
          <table:table-cell office:value-type="float" office:value="103.411804">
            <text:p>103,411804</text:p>
          </table:table-cell>
          <table:table-cell office:value-type="float" office:value="11.600048">
            <text:p>11,600048</text:p>
          </table:table-cell>
          <table:table-cell office:value-type="float" office:value="122.76297">
            <text:p>122,76297</text:p>
          </table:table-cell>
          <table:table-cell office:value-type="float" office:value="10.50056">
            <text:p>10,50056</text:p>
          </table:table-cell>
          <table:table-cell office:value-type="float" office:value="940.675232">
            <text:p>940,675232</text:p>
          </table:table-cell>
          <table:table-cell office:value-type="float" office:value="24.591484">
            <text:p>24,591484</text:p>
          </table:table-cell>
          <table:table-cell office:value-type="float" office:value="57638.585938">
            <text:p>57638,585938</text:p>
          </table:table-cell>
          <table:table-cell office:value-type="float" office:value="1498.62854">
            <text:p>1498,62854</text:p>
          </table:table-cell>
          <table:table-cell office:value-type="float" office:value="26.118208">
            <text:p>26,118208</text:p>
          </table:table-cell>
          <table:table-cell office:value-type="float" office:value="12.70468">
            <text:p>12,70468</text:p>
          </table:table-cell>
          <table:table-cell office:value-type="float" office:value="117.754066">
            <text:p>117,754066</text:p>
          </table:table-cell>
          <table:table-cell office:value-type="float" office:value="18.687803">
            <text:p>18,687803</text:p>
          </table:table-cell>
          <table:table-cell office:value-type="float" office:value="560.827393">
            <text:p>560,827393</text:p>
          </table:table-cell>
          <table:table-cell office:value-type="float" office:value="24.091677">
            <text:p>24,091677</text:p>
          </table:table-cell>
          <table:table-cell office:value-type="float" office:value="300.944763">
            <text:p>300,944763</text:p>
          </table:table-cell>
          <table:table-cell office:value-type="float" office:value="15.554051">
            <text:p>15,554051</text:p>
          </table:table-cell>
          <table:table-cell office:value-type="float" office:value="143.029861">
            <text:p>143,029861</text:p>
          </table:table-cell>
          <table:table-cell office:value-type="float" office:value="15.804631">
            <text:p>15,804631</text:p>
          </table:table-cell>
          <table:table-cell office:value-type="float" office:value="358.069946">
            <text:p>358,069946</text:p>
          </table:table-cell>
          <table:table-cell office:value-type="float" office:value="17.597443">
            <text:p>17,597443</text:p>
          </table:table-cell>
          <table:table-cell office:value-type="float" office:value="243.392212">
            <text:p>243,392212</text:p>
          </table:table-cell>
          <table:table-cell office:value-type="float" office:value="18.334122">
            <text:p>18,334122</text:p>
          </table:table-cell>
          <table:table-cell table:number-columns-repeated="8" office:value-type="float" office:value="0">
            <text:p>0</text:p>
          </table:table-cell>
          <table:table-cell office:value-type="float" office:value="296.354675">
            <text:p>296,354675</text:p>
          </table:table-cell>
          <table:table-cell office:value-type="float" office:value="32.756184">
            <text:p>32,756184</text:p>
          </table:table-cell>
        </table:table-row>
        <table:table-row table:style-name="ro1">
          <table:table-cell office:value-type="string">
            <text:p>AFR234 <text:s text:c="5"/></text:p>
          </table:table-cell>
          <table:table-cell office:value-type="float" office:value="3167.27417">
            <text:p>3167,27417</text:p>
          </table:table-cell>
          <table:table-cell office:value-type="float" office:value="1499.981079">
            <text:p>1499,981079</text:p>
          </table:table-cell>
          <table:table-cell office:value-type="float" office:value="17584.943359">
            <text:p>17584,943359</text:p>
          </table:table-cell>
          <table:table-cell office:value-type="float" office:value="1080.003784">
            <text:p>1080,003784</text:p>
          </table:table-cell>
          <table:table-cell office:value-type="float" office:value="122720.117188">
            <text:p>122720,117188</text:p>
          </table:table-cell>
          <table:table-cell office:value-type="float" office:value="2968.828613">
            <text:p>2968,828613</text:p>
          </table:table-cell>
          <table:table-cell office:value-type="float" office:value="306098.84375">
            <text:p>306098,84375</text:p>
          </table:table-cell>
          <table:table-cell office:value-type="float" office:value="6778.571777">
            <text:p>6778,571777</text:p>
          </table:table-cell>
          <table:table-cell office:value-type="float" office:value="781.606445">
            <text:p>781,606445</text:p>
          </table:table-cell>
          <table:table-cell office:value-type="float" office:value="85.454567">
            <text:p>85,454567</text:p>
          </table:table-cell>
          <table:table-cell office:value-type="float" office:value="12454.560547">
            <text:p>12454,560547</text:p>
          </table:table-cell>
          <table:table-cell office:value-type="float" office:value="260.923126">
            <text:p>260,923126</text:p>
          </table:table-cell>
          <table:table-cell office:value-type="float" office:value="25894.441406">
            <text:p>25894,441406</text:p>
          </table:table-cell>
          <table:table-cell office:value-type="float" office:value="455.503479">
            <text:p>455,503479</text:p>
          </table:table-cell>
          <table:table-cell office:value-type="float" office:value="29774.759766">
            <text:p>29774,759766</text:p>
          </table:table-cell>
          <table:table-cell office:value-type="float" office:value="423.068481">
            <text:p>423,068481</text:p>
          </table:table-cell>
          <table:table-cell office:value-type="float" office:value="61482.25">
            <text:p>61482,25</text:p>
          </table:table-cell>
          <table:table-cell office:value-type="float" office:value="809.333618">
            <text:p>809,333618</text:p>
          </table:table-cell>
          <table:table-cell office:value-type="float" office:value="9735.317383">
            <text:p>9735,317383</text:p>
          </table:table-cell>
          <table:table-cell office:value-type="float" office:value="259.872253">
            <text:p>259,872253</text:p>
          </table:table-cell>
          <table:table-cell office:value-type="float" office:value="125.942017">
            <text:p>125,942017</text:p>
          </table:table-cell>
          <table:table-cell office:value-type="float" office:value="14.432508">
            <text:p>14,432508</text:p>
          </table:table-cell>
          <table:table-cell office:value-type="float" office:value="168.538376">
            <text:p>168,538376</text:p>
          </table:table-cell>
          <table:table-cell office:value-type="float" office:value="11.998188">
            <text:p>11,998188</text:p>
          </table:table-cell>
          <table:table-cell office:value-type="float" office:value="1304.104614">
            <text:p>1304,104614</text:p>
          </table:table-cell>
          <table:table-cell office:value-type="float" office:value="33.339008">
            <text:p>33,339008</text:p>
          </table:table-cell>
          <table:table-cell office:value-type="float" office:value="80494.929688">
            <text:p>80494,929688</text:p>
          </table:table-cell>
          <table:table-cell office:value-type="float" office:value="2092.271484">
            <text:p>2092,271484</text:p>
          </table:table-cell>
          <table:table-cell office:value-type="float" office:value="40.927837">
            <text:p>40,927837</text:p>
          </table:table-cell>
          <table:table-cell office:value-type="float" office:value="14.050198">
            <text:p>14,050198</text:p>
          </table:table-cell>
          <table:table-cell office:value-type="float" office:value="192.250305">
            <text:p>192,250305</text:p>
          </table:table-cell>
          <table:table-cell office:value-type="float" office:value="20.30706">
            <text:p>20,30706</text:p>
          </table:table-cell>
          <table:table-cell office:value-type="float" office:value="932.124329">
            <text:p>932,124329</text:p>
          </table:table-cell>
          <table:table-cell office:value-type="float" office:value="29.095627">
            <text:p>29,095627</text:p>
          </table:table-cell>
          <table:table-cell office:value-type="float" office:value="500.805115">
            <text:p>500,805115</text:p>
          </table:table-cell>
          <table:table-cell office:value-type="float" office:value="18.805187">
            <text:p>18,805187</text:p>
          </table:table-cell>
          <table:table-cell office:value-type="float" office:value="183.06633">
            <text:p>183,06633</text:p>
          </table:table-cell>
          <table:table-cell office:value-type="float" office:value="17.367474">
            <text:p>17,367474</text:p>
          </table:table-cell>
          <table:table-cell office:value-type="float" office:value="475.532135">
            <text:p>475,532135</text:p>
          </table:table-cell>
          <table:table-cell office:value-type="float" office:value="20.340546">
            <text:p>20,340546</text:p>
          </table:table-cell>
          <table:table-cell office:value-type="float" office:value="421.824341">
            <text:p>421,824341</text:p>
          </table:table-cell>
          <table:table-cell office:value-type="float" office:value="22.383228">
            <text:p>22,383228</text:p>
          </table:table-cell>
          <table:table-cell table:number-columns-repeated="8" office:value-type="float" office:value="0">
            <text:p>0</text:p>
          </table:table-cell>
          <table:table-cell office:value-type="float" office:value="409.957947">
            <text:p>409,957947</text:p>
          </table:table-cell>
          <table:table-cell office:value-type="float" office:value="36.88728">
            <text:p>36,88728</text:p>
          </table:table-cell>
        </table:table-row>
        <table:table-row table:style-name="ro1">
          <table:table-cell office:value-type="string">
            <text:p>AFR235 <text:s text:c="5"/></text:p>
          </table:table-cell>
          <table:table-cell office:value-type="float" office:value="2451.719238">
            <text:p>2451,719238</text:p>
          </table:table-cell>
          <table:table-cell office:value-type="float" office:value="1320.702393">
            <text:p>1320,702393</text:p>
          </table:table-cell>
          <table:table-cell office:value-type="float" office:value="17205.867188">
            <text:p>17205,867188</text:p>
          </table:table-cell>
          <table:table-cell office:value-type="float" office:value="1008.833496">
            <text:p>1008,833496</text:p>
          </table:table-cell>
          <table:table-cell office:value-type="float" office:value="110881.335938">
            <text:p>110881,335938</text:p>
          </table:table-cell>
          <table:table-cell office:value-type="float" office:value="2679.953125">
            <text:p>2679,953125</text:p>
          </table:table-cell>
          <table:table-cell office:value-type="float" office:value="293970.40625">
            <text:p>293970,40625</text:p>
          </table:table-cell>
          <table:table-cell office:value-type="float" office:value="6505.193359">
            <text:p>6505,193359</text:p>
          </table:table-cell>
          <table:table-cell office:value-type="float" office:value="515.351379">
            <text:p>515,351379</text:p>
          </table:table-cell>
          <table:table-cell office:value-type="float" office:value="73.075485">
            <text:p>73,075485</text:p>
          </table:table-cell>
          <table:table-cell office:value-type="float" office:value="11866.083008">
            <text:p>11866,083008</text:p>
          </table:table-cell>
          <table:table-cell office:value-type="float" office:value="245.891312">
            <text:p>245,891312</text:p>
          </table:table-cell>
          <table:table-cell office:value-type="float" office:value="22440.464844">
            <text:p>22440,464844</text:p>
          </table:table-cell>
          <table:table-cell office:value-type="float" office:value="394.719208">
            <text:p>394,719208</text:p>
          </table:table-cell>
          <table:table-cell office:value-type="float" office:value="25108.0625">
            <text:p>25108,0625</text:p>
          </table:table-cell>
          <table:table-cell office:value-type="float" office:value="356.932373">
            <text:p>356,932373</text:p>
          </table:table-cell>
          <table:table-cell office:value-type="float" office:value="48859.234375">
            <text:p>48859,234375</text:p>
          </table:table-cell>
          <table:table-cell office:value-type="float" office:value="643.696716">
            <text:p>643,696716</text:p>
          </table:table-cell>
          <table:table-cell office:value-type="float" office:value="8162.877441">
            <text:p>8162,877441</text:p>
          </table:table-cell>
          <table:table-cell office:value-type="float" office:value="217.93808">
            <text:p>217,93808</text:p>
          </table:table-cell>
          <table:table-cell office:value-type="float" office:value="106.308647">
            <text:p>106,308647</text:p>
          </table:table-cell>
          <table:table-cell office:value-type="float" office:value="12.329623">
            <text:p>12,329623</text:p>
          </table:table-cell>
          <table:table-cell office:value-type="float" office:value="144.453369">
            <text:p>144,453369</text:p>
          </table:table-cell>
          <table:table-cell office:value-type="float" office:value="10.750773">
            <text:p>10,750773</text:p>
          </table:table-cell>
          <table:table-cell office:value-type="float" office:value="1176.966919">
            <text:p>1176,966919</text:p>
          </table:table-cell>
          <table:table-cell office:value-type="float" office:value="29.9356">
            <text:p>29,9356</text:p>
          </table:table-cell>
          <table:table-cell office:value-type="float" office:value="71048.96875">
            <text:p>71048,96875</text:p>
          </table:table-cell>
          <table:table-cell office:value-type="float" office:value="1846.878174">
            <text:p>1846,878174</text:p>
          </table:table-cell>
          <table:table-cell office:value-type="float" office:value="42.598381">
            <text:p>42,598381</text:p>
          </table:table-cell>
          <table:table-cell office:value-type="float" office:value="11.742858">
            <text:p>11,742858</text:p>
          </table:table-cell>
          <table:table-cell office:value-type="float" office:value="144.151443">
            <text:p>144,151443</text:p>
          </table:table-cell>
          <table:table-cell office:value-type="float" office:value="18.238689">
            <text:p>18,238689</text:p>
          </table:table-cell>
          <table:table-cell office:value-type="float" office:value="731.155457">
            <text:p>731,155457</text:p>
          </table:table-cell>
          <table:table-cell office:value-type="float" office:value="25.533594">
            <text:p>25,533594</text:p>
          </table:table-cell>
          <table:table-cell office:value-type="float" office:value="502.491913">
            <text:p>502,491913</text:p>
          </table:table-cell>
          <table:table-cell office:value-type="float" office:value="16.609753">
            <text:p>16,609753</text:p>
          </table:table-cell>
          <table:table-cell office:value-type="float" office:value="183.220184">
            <text:p>183,220184</text:p>
          </table:table-cell>
          <table:table-cell office:value-type="float" office:value="14.749326">
            <text:p>14,749326</text:p>
          </table:table-cell>
          <table:table-cell office:value-type="float" office:value="420.846924">
            <text:p>420,846924</text:p>
          </table:table-cell>
          <table:table-cell office:value-type="float" office:value="17.164661">
            <text:p>17,164661</text:p>
          </table:table-cell>
          <table:table-cell office:value-type="float" office:value="328.054657">
            <text:p>328,054657</text:p>
          </table:table-cell>
          <table:table-cell office:value-type="float" office:value="18.363523">
            <text:p>18,363523</text:p>
          </table:table-cell>
          <table:table-cell table:number-columns-repeated="8" office:value-type="float" office:value="0">
            <text:p>0</text:p>
          </table:table-cell>
          <table:table-cell office:value-type="float" office:value="389.393341">
            <text:p>389,393341</text:p>
          </table:table-cell>
          <table:table-cell office:value-type="float" office:value="31.269758">
            <text:p>31,269758</text:p>
          </table:table-cell>
        </table:table-row>
        <table:table-row table:style-name="ro1">
          <table:table-cell office:value-type="string">
            <text:p>AFR236 <text:s text:c="5"/></text:p>
          </table:table-cell>
          <table:table-cell office:value-type="float" office:value="17191.892578">
            <text:p>17191,892578</text:p>
          </table:table-cell>
          <table:table-cell office:value-type="float" office:value="1494.757568">
            <text:p>1494,757568</text:p>
          </table:table-cell>
          <table:table-cell office:value-type="float" office:value="4063.897949">
            <text:p>4063,897949</text:p>
          </table:table-cell>
          <table:table-cell office:value-type="float" office:value="547.816895">
            <text:p>547,816895</text:p>
          </table:table-cell>
          <table:table-cell office:value-type="float" office:value="25923.255859">
            <text:p>25923,255859</text:p>
          </table:table-cell>
          <table:table-cell office:value-type="float" office:value="665.157959">
            <text:p>665,157959</text:p>
          </table:table-cell>
          <table:table-cell office:value-type="float" office:value="62109.570313">
            <text:p>62109,570313</text:p>
          </table:table-cell>
          <table:table-cell office:value-type="float" office:value="1393.643677">
            <text:p>1393,643677</text:p>
          </table:table-cell>
          <table:table-cell office:value-type="float" office:value="639.093994">
            <text:p>639,093994</text:p>
          </table:table-cell>
          <table:table-cell office:value-type="float" office:value="49.473541">
            <text:p>49,473541</text:p>
          </table:table-cell>
          <table:table-cell office:value-type="float" office:value="10401.344727">
            <text:p>10401,344727</text:p>
          </table:table-cell>
          <table:table-cell office:value-type="float" office:value="211.706909">
            <text:p>211,706909</text:p>
          </table:table-cell>
          <table:table-cell office:value-type="float" office:value="44098.5625">
            <text:p>44098,5625</text:p>
          </table:table-cell>
          <table:table-cell office:value-type="float" office:value="758.654968">
            <text:p>758,654968</text:p>
          </table:table-cell>
          <table:table-cell office:value-type="float" office:value="23773.003906">
            <text:p>23773,003906</text:p>
          </table:table-cell>
          <table:table-cell office:value-type="float" office:value="335.705536">
            <text:p>335,705536</text:p>
          </table:table-cell>
          <table:table-cell office:value-type="float" office:value="23120.167969">
            <text:p>23120,167969</text:p>
          </table:table-cell>
          <table:table-cell office:value-type="float" office:value="305.956207">
            <text:p>305,956207</text:p>
          </table:table-cell>
          <table:table-cell office:value-type="float" office:value="2178.91626">
            <text:p>2178,91626</text:p>
          </table:table-cell>
          <table:table-cell office:value-type="float" office:value="58.745075">
            <text:p>58,745075</text:p>
          </table:table-cell>
          <table:table-cell office:value-type="float" office:value="31.465622">
            <text:p>31,465622</text:p>
          </table:table-cell>
          <table:table-cell office:value-type="float" office:value="6.209534">
            <text:p>6,209534</text:p>
          </table:table-cell>
          <table:table-cell office:value-type="float" office:value="56.892906">
            <text:p>56,892906</text:p>
          </table:table-cell>
          <table:table-cell office:value-type="float" office:value="7.643435">
            <text:p>7,643435</text:p>
          </table:table-cell>
          <table:table-cell office:value-type="float" office:value="329.963837">
            <text:p>329,963837</text:p>
          </table:table-cell>
          <table:table-cell office:value-type="float" office:value="9.625705">
            <text:p>9,625705</text:p>
          </table:table-cell>
          <table:table-cell office:value-type="float" office:value="17651.328125">
            <text:p>17651,328125</text:p>
          </table:table-cell>
          <table:table-cell office:value-type="float" office:value="460.084717">
            <text:p>460,084717</text:p>
          </table:table-cell>
          <table:table-cell office:value-type="float" office:value="18.253887">
            <text:p>18,253887</text:p>
          </table:table-cell>
          <table:table-cell office:value-type="float" office:value="7.797739">
            <text:p>7,797739</text:p>
          </table:table-cell>
          <table:table-cell office:value-type="float" office:value="60.459759">
            <text:p>60,459759</text:p>
          </table:table-cell>
          <table:table-cell office:value-type="float" office:value="15.072516">
            <text:p>15,072516</text:p>
          </table:table-cell>
          <table:table-cell office:value-type="float" office:value="729.575439">
            <text:p>729,575439</text:p>
          </table:table-cell>
          <table:table-cell office:value-type="float" office:value="23.880507">
            <text:p>23,880507</text:p>
          </table:table-cell>
          <table:table-cell office:value-type="float" office:value="397.646606">
            <text:p>397,646606</text:p>
          </table:table-cell>
          <table:table-cell office:value-type="float" office:value="11.815984">
            <text:p>11,815984</text:p>
          </table:table-cell>
          <table:table-cell office:value-type="float" office:value="79.119736">
            <text:p>79,119736</text:p>
          </table:table-cell>
          <table:table-cell office:value-type="float" office:value="9.879614">
            <text:p>9,879614</text:p>
          </table:table-cell>
          <table:table-cell office:value-type="float" office:value="193.36142">
            <text:p>193,36142</text:p>
          </table:table-cell>
          <table:table-cell office:value-type="float" office:value="10.769652">
            <text:p>10,769652</text:p>
          </table:table-cell>
          <table:table-cell office:value-type="float" office:value="102.919586">
            <text:p>102,919586</text:p>
          </table:table-cell>
          <table:table-cell office:value-type="float" office:value="10.90616">
            <text:p>10,90616</text:p>
          </table:table-cell>
          <table:table-cell office:value-type="float" office:value="39.706631">
            <text:p>39,706631</text:p>
          </table:table-cell>
          <table:table-cell office:value-type="float" office:value="73.045288">
            <text:p>73,045288</text:p>
          </table:table-cell>
          <table:table-cell table:number-columns-repeated="6" office:value-type="float" office:value="0">
            <text:p>0</text:p>
          </table:table-cell>
          <table:table-cell office:value-type="float" office:value="295.229614">
            <text:p>295,229614</text:p>
          </table:table-cell>
          <table:table-cell office:value-type="float" office:value="21.044376">
            <text:p>21,044376</text:p>
          </table:table-cell>
        </table:table-row>
        <table:table-row table:style-name="ro1">
          <table:table-cell office:value-type="string">
            <text:p>AFR237 <text:s text:c="5"/></text:p>
          </table:table-cell>
          <table:table-cell office:value-type="float" office:value="2511.773682">
            <text:p>2511,773682</text:p>
          </table:table-cell>
          <table:table-cell office:value-type="float" office:value="789.912964">
            <text:p>789,912964</text:p>
          </table:table-cell>
          <table:table-cell office:value-type="float" office:value="2859.91333">
            <text:p>2859,91333</text:p>
          </table:table-cell>
          <table:table-cell office:value-type="float" office:value="486.581604">
            <text:p>486,581604</text:p>
          </table:table-cell>
          <table:table-cell office:value-type="float" office:value="19140.146484">
            <text:p>19140,146484</text:p>
          </table:table-cell>
          <table:table-cell office:value-type="float" office:value="503.272583">
            <text:p>503,272583</text:p>
          </table:table-cell>
          <table:table-cell office:value-type="float" office:value="43798.074219">
            <text:p>43798,074219</text:p>
          </table:table-cell>
          <table:table-cell office:value-type="float" office:value="991.573242">
            <text:p>991,573242</text:p>
          </table:table-cell>
          <table:table-cell office:value-type="float" office:value="252.02005">
            <text:p>252,02005</text:p>
          </table:table-cell>
          <table:table-cell office:value-type="float" office:value="36.259468">
            <text:p>36,259468</text:p>
          </table:table-cell>
          <table:table-cell office:value-type="float" office:value="7010.908203">
            <text:p>7010,908203</text:p>
          </table:table-cell>
          <table:table-cell office:value-type="float" office:value="144.962036">
            <text:p>144,962036</text:p>
          </table:table-cell>
          <table:table-cell office:value-type="float" office:value="2825.752197">
            <text:p>2825,752197</text:p>
          </table:table-cell>
          <table:table-cell office:value-type="float" office:value="58.75032">
            <text:p>58,75032</text:p>
          </table:table-cell>
          <table:table-cell office:value-type="float" office:value="10730.607422">
            <text:p>10730,607422</text:p>
          </table:table-cell>
          <table:table-cell office:value-type="float" office:value="153.850189">
            <text:p>153,850189</text:p>
          </table:table-cell>
          <table:table-cell office:value-type="float" office:value="7755.501465">
            <text:p>7755,501465</text:p>
          </table:table-cell>
          <table:table-cell office:value-type="float" office:value="105.878807">
            <text:p>105,878807</text:p>
          </table:table-cell>
          <table:table-cell office:value-type="float" office:value="1367.386353">
            <text:p>1367,386353</text:p>
          </table:table-cell>
          <table:table-cell office:value-type="float" office:value="37.400555">
            <text:p>37,400555</text:p>
          </table:table-cell>
          <table:table-cell office:value-type="float" office:value="35.090698">
            <text:p>35,090698</text:p>
          </table:table-cell>
          <table:table-cell office:value-type="float" office:value="6.24622">
            <text:p>6,24622</text:p>
          </table:table-cell>
          <table:table-cell office:value-type="float" office:value="35.301304">
            <text:p>35,301304</text:p>
          </table:table-cell>
          <table:table-cell office:value-type="float" office:value="7.802811">
            <text:p>7,802811</text:p>
          </table:table-cell>
          <table:table-cell office:value-type="float" office:value="192.767242">
            <text:p>192,767242</text:p>
          </table:table-cell>
          <table:table-cell office:value-type="float" office:value="7.316711">
            <text:p>7,316711</text:p>
          </table:table-cell>
          <table:table-cell office:value-type="float" office:value="11438.944336">
            <text:p>11438,944336</text:p>
          </table:table-cell>
          <table:table-cell office:value-type="float" office:value="298.856171">
            <text:p>298,856171</text:p>
          </table:table-cell>
          <table:table-cell office:value-type="float" office:value="52.081535">
            <text:p>52,081535</text:p>
          </table:table-cell>
          <table:table-cell office:value-type="float" office:value="8.860969">
            <text:p>8,860969</text:p>
          </table:table-cell>
          <table:table-cell office:value-type="float" office:value="26.052429">
            <text:p>26,052429</text:p>
          </table:table-cell>
          <table:table-cell office:value-type="float" office:value="15.417348">
            <text:p>15,417348</text:p>
          </table:table-cell>
          <table:table-cell office:value-type="float" office:value="227.210388">
            <text:p>227,210388</text:p>
          </table:table-cell>
          <table:table-cell office:value-type="float" office:value="19.421152">
            <text:p>19,421152</text:p>
          </table:table-cell>
          <table:table-cell office:value-type="float" office:value="150.561111">
            <text:p>150,561111</text:p>
          </table:table-cell>
          <table:table-cell office:value-type="float" office:value="10.610144">
            <text:p>10,610144</text:p>
          </table:table-cell>
          <table:table-cell office:value-type="float" office:value="51.028214">
            <text:p>51,028214</text:p>
          </table:table-cell>
          <table:table-cell office:value-type="float" office:value="11.108292">
            <text:p>11,108292</text:p>
          </table:table-cell>
          <table:table-cell office:value-type="float" office:value="83.654945">
            <text:p>83,654945</text:p>
          </table:table-cell>
          <table:table-cell office:value-type="float" office:value="11.465221">
            <text:p>11,465221</text:p>
          </table:table-cell>
          <table:table-cell office:value-type="float" office:value="55.299667">
            <text:p>55,299667</text:p>
          </table:table-cell>
          <table:table-cell office:value-type="float" office:value="12.074409">
            <text:p>12,074409</text:p>
          </table:table-cell>
          <table:table-cell table:number-columns-repeated="8" office:value-type="float" office:value="0">
            <text:p>0</text:p>
          </table:table-cell>
          <table:table-cell office:value-type="float" office:value="120.10952">
            <text:p>120,10952</text:p>
          </table:table-cell>
          <table:table-cell office:value-type="float" office:value="22.566174">
            <text:p>22,566174</text:p>
          </table:table-cell>
        </table:table-row>
        <table:table-row table:style-name="ro1">
          <table:table-cell office:value-type="string">
            <text:p>AFR238 <text:s text:c="5"/></text:p>
          </table:table-cell>
          <table:table-cell office:value-type="float" office:value="718.168701">
            <text:p>718,168701</text:p>
          </table:table-cell>
          <table:table-cell office:value-type="float" office:value="595.944763">
            <text:p>595,944763</text:p>
          </table:table-cell>
          <table:table-cell office:value-type="float" office:value="447.426941">
            <text:p>447,426941</text:p>
          </table:table-cell>
          <table:table-cell office:value-type="float" office:value="387.188568">
            <text:p>387,188568</text:p>
          </table:table-cell>
          <table:table-cell office:value-type="float" office:value="812.933044">
            <text:p>812,933044</text:p>
          </table:table-cell>
          <table:table-cell office:value-type="float" office:value="123.46151">
            <text:p>123,46151</text:p>
          </table:table-cell>
          <table:table-cell office:value-type="float" office:value="1006.444763">
            <text:p>1006,444763</text:p>
          </table:table-cell>
          <table:table-cell office:value-type="float" office:value="72.59095">
            <text:p>72,59095</text:p>
          </table:table-cell>
          <table:table-cell office:value-type="float" office:value="2.108018">
            <text:p>2,108018</text:p>
          </table:table-cell>
          <table:table-cell office:value-type="float" office:value="19.875643">
            <text:p>19,875643</text:p>
          </table:table-cell>
          <table:table-cell office:value-type="float" office:value="259.420929">
            <text:p>259,420929</text:p>
          </table:table-cell>
          <table:table-cell office:value-type="float" office:value="20.552126">
            <text:p>20,552126</text:p>
          </table:table-cell>
          <table:table-cell office:value-type="float" office:value="10.911414">
            <text:p>10,911414</text:p>
          </table:table-cell>
          <table:table-cell office:value-type="float" office:value="12.601456">
            <text:p>12,601456</text:p>
          </table:table-cell>
          <table:table-cell office:value-type="float" office:value="428.088654">
            <text:p>428,088654</text:p>
          </table:table-cell>
          <table:table-cell office:value-type="float" office:value="13.187864">
            <text:p>13,187864</text:p>
          </table:table-cell>
          <table:table-cell office:value-type="float" office:value="408.595276">
            <text:p>408,595276</text:p>
          </table:table-cell>
          <table:table-cell office:value-type="float" office:value="13.537886">
            <text:p>13,537886</text:p>
          </table:table-cell>
          <table:table-cell office:value-type="float" office:value="42.29689">
            <text:p>42,29689</text:p>
          </table:table-cell>
          <table:table-cell office:value-type="float" office:value="4.617325">
            <text:p>4,617325</text:p>
          </table:table-cell>
          <table:table-cell office:value-type="float" office:value="3.853059">
            <text:p>3,853059</text:p>
          </table:table-cell>
          <table:table-cell office:value-type="float" office:value="4.491076">
            <text:p>4,491076</text:p>
          </table:table-cell>
          <table:table-cell office:value-type="float" office:value="34.002831">
            <text:p>34,002831</text:p>
          </table:table-cell>
          <table:table-cell office:value-type="float" office:value="7.199804">
            <text:p>7,199804</text:p>
          </table:table-cell>
          <table:table-cell office:value-type="float" office:value="14.422215">
            <text:p>14,422215</text:p>
          </table:table-cell>
          <table:table-cell office:value-type="float" office:value="4.301958">
            <text:p>4,301958</text:p>
          </table:table-cell>
          <table:table-cell office:value-type="float" office:value="350.584991">
            <text:p>350,584991</text:p>
          </table:table-cell>
          <table:table-cell office:value-type="float" office:value="13.986578">
            <text:p>13,986578</text:p>
          </table:table-cell>
          <table:table-cell office:value-type="float" office:value="44.664589">
            <text:p>44,664589</text:p>
          </table:table-cell>
          <table:table-cell office:value-type="float" office:value="7.395349">
            <text:p>7,395349</text:p>
          </table:table-cell>
          <table:table-cell table:number-columns-repeated="2" office:value-type="float" office:value="0">
            <text:p>0</text:p>
          </table:table-cell>
          <table:table-cell office:value-type="float" office:value="26.002748">
            <text:p>26,002748</text:p>
          </table:table-cell>
          <table:table-cell office:value-type="float" office:value="18.033688">
            <text:p>18,033688</text:p>
          </table:table-cell>
          <table:table-cell office:value-type="float" office:value="40.178368">
            <text:p>40,178368</text:p>
          </table:table-cell>
          <table:table-cell office:value-type="float" office:value="8.498502">
            <text:p>8,498502</text:p>
          </table:table-cell>
          <table:table-cell office:value-type="float" office:value="15.424796">
            <text:p>15,424796</text:p>
          </table:table-cell>
          <table:table-cell office:value-type="float" office:value="9.075313">
            <text:p>9,075313</text:p>
          </table:table-cell>
          <table:table-cell office:value-type="float" office:value="25.649771">
            <text:p>25,649771</text:p>
          </table:table-cell>
          <table:table-cell office:value-type="float" office:value="9.528543">
            <text:p>9,528543</text:p>
          </table:table-cell>
          <table:table-cell office:value-type="float" office:value="7.616751">
            <text:p>7,616751</text:p>
          </table:table-cell>
          <table:table-cell office:value-type="float" office:value="10.06629">
            <text:p>10,06629</text:p>
          </table:table-cell>
          <table:table-cell office:value-type="float" office:value="46.518742">
            <text:p>46,518742</text:p>
          </table:table-cell>
          <table:table-cell office:value-type="float" office:value="30.546604">
            <text:p>30,546604</text:p>
          </table:table-cell>
          <table:table-cell table:number-columns-repeated="6" office:value-type="float" office:value="0">
            <text:p>0</text:p>
          </table:table-cell>
          <table:table-cell office:value-type="float" office:value="45.30315">
            <text:p>45,30315</text:p>
          </table:table-cell>
          <table:table-cell office:value-type="float" office:value="18.85075">
            <text:p>18,85075</text:p>
          </table:table-cell>
        </table:table-row>
        <table:table-row table:style-name="ro1">
          <table:table-cell office:value-type="string">
            <text:p>AFR239 <text:s text:c="5"/></text:p>
          </table:table-cell>
          <table:table-cell office:value-type="float" office:value="984.157043">
            <text:p>984,157043</text:p>
          </table:table-cell>
          <table:table-cell office:value-type="float" office:value="747.61853">
            <text:p>747,61853</text:p>
          </table:table-cell>
          <table:table-cell office:value-type="float" office:value="832.917358">
            <text:p>832,917358</text:p>
          </table:table-cell>
          <table:table-cell office:value-type="float" office:value="431.906799">
            <text:p>431,906799</text:p>
          </table:table-cell>
          <table:table-cell office:value-type="float" office:value="611.200806">
            <text:p>611,200806</text:p>
          </table:table-cell>
          <table:table-cell office:value-type="float" office:value="135.266876">
            <text:p>135,266876</text:p>
          </table:table-cell>
          <table:table-cell office:value-type="float" office:value="845.177856">
            <text:p>845,177856</text:p>
          </table:table-cell>
          <table:table-cell office:value-type="float" office:value="78.512558">
            <text:p>78,512558</text:p>
          </table:table-cell>
          <table:table-cell office:value-type="float" office:value="31.620266">
            <text:p>31,620266</text:p>
          </table:table-cell>
          <table:table-cell office:value-type="float" office:value="24.702789">
            <text:p>24,702789</text:p>
          </table:table-cell>
          <table:table-cell office:value-type="float" office:value="165.98381">
            <text:p>165,98381</text:p>
          </table:table-cell>
          <table:table-cell office:value-type="float" office:value="23.198885">
            <text:p>23,198885</text:p>
          </table:table-cell>
          <table:table-cell office:value-type="float" office:value="5.066014">
            <text:p>5,066014</text:p>
          </table:table-cell>
          <table:table-cell office:value-type="float" office:value="15.587974">
            <text:p>15,587974</text:p>
          </table:table-cell>
          <table:table-cell office:value-type="float" office:value="438.028137">
            <text:p>438,028137</text:p>
          </table:table-cell>
          <table:table-cell office:value-type="float" office:value="14.31181">
            <text:p>14,31181</text:p>
          </table:table-cell>
          <table:table-cell office:value-type="float" office:value="277.232788">
            <text:p>277,232788</text:p>
          </table:table-cell>
          <table:table-cell office:value-type="float" office:value="13.174536">
            <text:p>13,174536</text:p>
          </table:table-cell>
          <table:table-cell office:value-type="float" office:value="29.257458">
            <text:p>29,257458</text:p>
          </table:table-cell>
          <table:table-cell office:value-type="float" office:value="5.652191">
            <text:p>5,652191</text:p>
          </table:table-cell>
          <table:table-cell office:value-type="float" office:value="8.66214">
            <text:p>8,66214</text:p>
          </table:table-cell>
          <table:table-cell office:value-type="float" office:value="5.767741">
            <text:p>5,767741</text:p>
          </table:table-cell>
          <table:table-cell office:value-type="float" office:value="33.953918">
            <text:p>33,953918</text:p>
          </table:table-cell>
          <table:table-cell office:value-type="float" office:value="7.876845">
            <text:p>7,876845</text:p>
          </table:table-cell>
          <table:table-cell office:value-type="float" office:value="17.515738">
            <text:p>17,515738</text:p>
          </table:table-cell>
          <table:table-cell office:value-type="float" office:value="5.434986">
            <text:p>5,434986</text:p>
          </table:table-cell>
          <table:table-cell office:value-type="float" office:value="242.825912">
            <text:p>242,825912</text:p>
          </table:table-cell>
          <table:table-cell office:value-type="float" office:value="12.774342">
            <text:p>12,774342</text:p>
          </table:table-cell>
          <table:table-cell office:value-type="float" office:value="74.513344">
            <text:p>74,513344</text:p>
          </table:table-cell>
          <table:table-cell office:value-type="float" office:value="9.484393">
            <text:p>9,484393</text:p>
          </table:table-cell>
          <table:table-cell table:number-columns-repeated="2" office:value-type="float" office:value="0">
            <text:p>0</text:p>
          </table:table-cell>
          <table:table-cell office:value-type="float" office:value="17.52854">
            <text:p>17,52854</text:p>
          </table:table-cell>
          <table:table-cell office:value-type="float" office:value="18.909384">
            <text:p>18,909384</text:p>
          </table:table-cell>
          <table:table-cell office:value-type="float" office:value="51.757702">
            <text:p>51,757702</text:p>
          </table:table-cell>
          <table:table-cell office:value-type="float" office:value="10.962956">
            <text:p>10,962956</text:p>
          </table:table-cell>
          <table:table-cell office:value-type="float" office:value="21.684479">
            <text:p>21,684479</text:p>
          </table:table-cell>
          <table:table-cell office:value-type="float" office:value="11.581755">
            <text:p>11,581755</text:p>
          </table:table-cell>
          <table:table-cell office:value-type="float" office:value="31.918602">
            <text:p>31,918602</text:p>
          </table:table-cell>
          <table:table-cell office:value-type="float" office:value="12.178667">
            <text:p>12,178667</text:p>
          </table:table-cell>
          <table:table-cell office:value-type="float" office:value="12.263794">
            <text:p>12,263794</text:p>
          </table:table-cell>
          <table:table-cell office:value-type="float" office:value="12.790895">
            <text:p>12,790895</text:p>
          </table:table-cell>
          <table:table-cell office:value-type="float" office:value="109.207077">
            <text:p>109,207077</text:p>
          </table:table-cell>
          <table:table-cell office:value-type="float" office:value="32.763729">
            <text:p>32,763729</text:p>
          </table:table-cell>
          <table:table-cell table:number-columns-repeated="6" office:value-type="float" office:value="0">
            <text:p>0</text:p>
          </table:table-cell>
          <table:table-cell office:value-type="float" office:value="79.007164">
            <text:p>79,007164</text:p>
          </table:table-cell>
          <table:table-cell office:value-type="float" office:value="24.115629">
            <text:p>24,115629</text:p>
          </table:table-cell>
        </table:table-row>
        <table:table-row table:style-name="ro1">
          <table:table-cell office:value-type="string">
            <text:p>AFR240 <text:s text:c="5"/></text:p>
          </table:table-cell>
          <table:table-cell office:value-type="float" office:value="736.66864">
            <text:p>736,66864</text:p>
          </table:table-cell>
          <table:table-cell office:value-type="float" office:value="508.255646">
            <text:p>508,255646</text:p>
          </table:table-cell>
          <table:table-cell office:value-type="float" office:value="733.646484">
            <text:p>733,646484</text:p>
          </table:table-cell>
          <table:table-cell office:value-type="float" office:value="366.024628">
            <text:p>366,024628</text:p>
          </table:table-cell>
          <table:table-cell office:value-type="float" office:value="3240.768799">
            <text:p>3240,768799</text:p>
          </table:table-cell>
          <table:table-cell office:value-type="float" office:value="152.27182">
            <text:p>152,27182</text:p>
          </table:table-cell>
          <table:table-cell office:value-type="float" office:value="8360.924805">
            <text:p>8360,924805</text:p>
          </table:table-cell>
          <table:table-cell office:value-type="float" office:value="214.528427">
            <text:p>214,528427</text:p>
          </table:table-cell>
          <table:table-cell office:value-type="float" office:value="10.551079">
            <text:p>10,551079</text:p>
          </table:table-cell>
          <table:table-cell office:value-type="float" office:value="18.993223">
            <text:p>18,993223</text:p>
          </table:table-cell>
          <table:table-cell office:value-type="float" office:value="510.637726">
            <text:p>510,637726</text:p>
          </table:table-cell>
          <table:table-cell office:value-type="float" office:value="22.747873">
            <text:p>22,747873</text:p>
          </table:table-cell>
          <table:table-cell office:value-type="float" office:value="287.633514">
            <text:p>287,633514</text:p>
          </table:table-cell>
          <table:table-cell office:value-type="float" office:value="14.996738">
            <text:p>14,996738</text:p>
          </table:table-cell>
          <table:table-cell office:value-type="float" office:value="1066.467407">
            <text:p>1066,467407</text:p>
          </table:table-cell>
          <table:table-cell office:value-type="float" office:value="20.319542">
            <text:p>20,319542</text:p>
          </table:table-cell>
          <table:table-cell office:value-type="float" office:value="1098.54834">
            <text:p>1098,54834</text:p>
          </table:table-cell>
          <table:table-cell office:value-type="float" office:value="20.530645">
            <text:p>20,530645</text:p>
          </table:table-cell>
          <table:table-cell office:value-type="float" office:value="177.427216">
            <text:p>177,427216</text:p>
          </table:table-cell>
          <table:table-cell office:value-type="float" office:value="6.575746">
            <text:p>6,575746</text:p>
          </table:table-cell>
          <table:table-cell office:value-type="float" office:value="9.686193">
            <text:p>9,686193</text:p>
          </table:table-cell>
          <table:table-cell office:value-type="float" office:value="4.006829">
            <text:p>4,006829</text:p>
          </table:table-cell>
          <table:table-cell office:value-type="float" office:value="25.337831">
            <text:p>25,337831</text:p>
          </table:table-cell>
          <table:table-cell office:value-type="float" office:value="6.862996">
            <text:p>6,862996</text:p>
          </table:table-cell>
          <table:table-cell office:value-type="float" office:value="31.010197">
            <text:p>31,010197</text:p>
          </table:table-cell>
          <table:table-cell office:value-type="float" office:value="3.872405">
            <text:p>3,872405</text:p>
          </table:table-cell>
          <table:table-cell office:value-type="float" office:value="1499.564575">
            <text:p>1499,564575</text:p>
          </table:table-cell>
          <table:table-cell office:value-type="float" office:value="41.507809">
            <text:p>41,507809</text:p>
          </table:table-cell>
          <table:table-cell office:value-type="float" office:value="29.644463">
            <text:p>29,644463</text:p>
          </table:table-cell>
          <table:table-cell office:value-type="float" office:value="6.31925">
            <text:p>6,31925</text:p>
          </table:table-cell>
          <table:table-cell table:number-columns-repeated="2" office:value-type="float" office:value="0">
            <text:p>0</text:p>
          </table:table-cell>
          <table:table-cell office:value-type="float" office:value="29.912247">
            <text:p>29,912247</text:p>
          </table:table-cell>
          <table:table-cell office:value-type="float" office:value="17.645323">
            <text:p>17,645323</text:p>
          </table:table-cell>
          <table:table-cell office:value-type="float" office:value="21.99612">
            <text:p>21,99612</text:p>
          </table:table-cell>
          <table:table-cell office:value-type="float" office:value="7.300457">
            <text:p>7,300457</text:p>
          </table:table-cell>
          <table:table-cell office:value-type="float" office:value="12.816168">
            <text:p>12,816168</text:p>
          </table:table-cell>
          <table:table-cell office:value-type="float" office:value="7.901499">
            <text:p>7,901499</text:p>
          </table:table-cell>
          <table:table-cell office:value-type="float" office:value="27.801643">
            <text:p>27,801643</text:p>
          </table:table-cell>
          <table:table-cell office:value-type="float" office:value="8.168171">
            <text:p>8,168171</text:p>
          </table:table-cell>
          <table:table-cell office:value-type="float" office:value="15.414541">
            <text:p>15,414541</text:p>
          </table:table-cell>
          <table:table-cell office:value-type="float" office:value="8.626531">
            <text:p>8,626531</text:p>
          </table:table-cell>
          <table:table-cell table:number-columns-repeated="8" office:value-type="float" office:value="0">
            <text:p>0</text:p>
          </table:table-cell>
          <table:table-cell office:value-type="float" office:value="38.926144">
            <text:p>38,926144</text:p>
          </table:table-cell>
          <table:table-cell office:value-type="float" office:value="16.10681">
            <text:p>16,10681</text:p>
          </table:table-cell>
        </table:table-row>
        <table:table-row table:style-name="ro1">
          <table:table-cell office:value-type="string">
            <text:p>AFR241 <text:s text:c="5"/></text:p>
          </table:table-cell>
          <table:table-cell office:value-type="float" office:value="443.313995">
            <text:p>443,313995</text:p>
          </table:table-cell>
          <table:table-cell office:value-type="float" office:value="577.056702">
            <text:p>577,056702</text:p>
          </table:table-cell>
          <table:table-cell office:value-type="float" office:value="1017.952637">
            <text:p>1017,952637</text:p>
          </table:table-cell>
          <table:table-cell office:value-type="float" office:value="389.231812">
            <text:p>389,231812</text:p>
          </table:table-cell>
          <table:table-cell office:value-type="float" office:value="2506.043457">
            <text:p>2506,043457</text:p>
          </table:table-cell>
          <table:table-cell office:value-type="float" office:value="144.898499">
            <text:p>144,898499</text:p>
          </table:table-cell>
          <table:table-cell office:value-type="float" office:value="5688.595215">
            <text:p>5688,595215</text:p>
          </table:table-cell>
          <table:table-cell office:value-type="float" office:value="161.75943">
            <text:p>161,75943</text:p>
          </table:table-cell>
          <table:table-cell office:value-type="float" office:value="3.312599">
            <text:p>3,312599</text:p>
          </table:table-cell>
          <table:table-cell office:value-type="float" office:value="20.176859">
            <text:p>20,176859</text:p>
          </table:table-cell>
          <table:table-cell office:value-type="float" office:value="265.118317">
            <text:p>265,118317</text:p>
          </table:table-cell>
          <table:table-cell office:value-type="float" office:value="20.211018">
            <text:p>20,211018</text:p>
          </table:table-cell>
          <table:table-cell office:value-type="float" office:value="197.054947">
            <text:p>197,054947</text:p>
          </table:table-cell>
          <table:table-cell office:value-type="float" office:value="14.930831">
            <text:p>14,930831</text:p>
          </table:table-cell>
          <table:table-cell office:value-type="float" office:value="675.368713">
            <text:p>675,368713</text:p>
          </table:table-cell>
          <table:table-cell office:value-type="float" office:value="15.924504">
            <text:p>15,924504</text:p>
          </table:table-cell>
          <table:table-cell office:value-type="float" office:value="654.720093">
            <text:p>654,720093</text:p>
          </table:table-cell>
          <table:table-cell office:value-type="float" office:value="16.015471">
            <text:p>16,015471</text:p>
          </table:table-cell>
          <table:table-cell office:value-type="float" office:value="122.267281">
            <text:p>122,267281</text:p>
          </table:table-cell>
          <table:table-cell office:value-type="float" office:value="5.916722">
            <text:p>5,916722</text:p>
          </table:table-cell>
          <table:table-cell office:value-type="float" office:value="3.505414">
            <text:p>3,505414</text:p>
          </table:table-cell>
          <table:table-cell office:value-type="float" office:value="4.664763">
            <text:p>4,664763</text:p>
          </table:table-cell>
          <table:table-cell office:value-type="float" office:value="18.376228">
            <text:p>18,376228</text:p>
          </table:table-cell>
          <table:table-cell office:value-type="float" office:value="7.173881">
            <text:p>7,173881</text:p>
          </table:table-cell>
          <table:table-cell office:value-type="float" office:value="19.158504">
            <text:p>19,158504</text:p>
          </table:table-cell>
          <table:table-cell office:value-type="float" office:value="4.418492">
            <text:p>4,418492</text:p>
          </table:table-cell>
          <table:table-cell office:value-type="float" office:value="1005.744751">
            <text:p>1005,744751</text:p>
          </table:table-cell>
          <table:table-cell office:value-type="float" office:value="29.325283">
            <text:p>29,325283</text:p>
          </table:table-cell>
          <table:table-cell office:value-type="float" office:value="41.263641">
            <text:p>41,263641</text:p>
          </table:table-cell>
          <table:table-cell office:value-type="float" office:value="7.475044">
            <text:p>7,475044</text:p>
          </table:table-cell>
          <table:table-cell office:value-type="float" office:value="0.569761">
            <text:p>0,569761</text:p>
          </table:table-cell>
          <table:table-cell office:value-type="float" office:value="14.517615">
            <text:p>14,517615</text:p>
          </table:table-cell>
          <table:table-cell office:value-type="float" office:value="17.797279">
            <text:p>17,797279</text:p>
          </table:table-cell>
          <table:table-cell office:value-type="float" office:value="18.059135">
            <text:p>18,059135</text:p>
          </table:table-cell>
          <table:table-cell office:value-type="float" office:value="51.418999">
            <text:p>51,418999</text:p>
          </table:table-cell>
          <table:table-cell office:value-type="float" office:value="8.623426">
            <text:p>8,623426</text:p>
          </table:table-cell>
          <table:table-cell office:value-type="float" office:value="17.503485">
            <text:p>17,503485</text:p>
          </table:table-cell>
          <table:table-cell office:value-type="float" office:value="9.194689">
            <text:p>9,194689</text:p>
          </table:table-cell>
          <table:table-cell office:value-type="float" office:value="31.693827">
            <text:p>31,693827</text:p>
          </table:table-cell>
          <table:table-cell office:value-type="float" office:value="9.659955">
            <text:p>9,659955</text:p>
          </table:table-cell>
          <table:table-cell office:value-type="float" office:value="19.880543">
            <text:p>19,880543</text:p>
          </table:table-cell>
          <table:table-cell office:value-type="float" office:value="10.161901">
            <text:p>10,161901</text:p>
          </table:table-cell>
          <table:table-cell office:value-type="float" office:value="52.013336">
            <text:p>52,013336</text:p>
          </table:table-cell>
          <table:table-cell office:value-type="float" office:value="32.22401">
            <text:p>32,22401</text:p>
          </table:table-cell>
          <table:table-cell table:number-columns-repeated="6" office:value-type="float" office:value="0">
            <text:p>0</text:p>
          </table:table-cell>
          <table:table-cell office:value-type="float" office:value="57.900558">
            <text:p>57,900558</text:p>
          </table:table-cell>
          <table:table-cell office:value-type="float" office:value="19.104322">
            <text:p>19,104322</text:p>
          </table:table-cell>
        </table:table-row>
        <table:table-row table:style-name="ro1">
          <table:table-cell office:value-type="string">
            <text:p>AFR24 <text:s text:c="6"/></text:p>
          </table:table-cell>
          <table:table-cell office:value-type="float" office:value="3221.815674">
            <text:p>3221,815674</text:p>
          </table:table-cell>
          <table:table-cell office:value-type="float" office:value="766.993774">
            <text:p>766,993774</text:p>
          </table:table-cell>
          <table:table-cell office:value-type="float" office:value="3315.266602">
            <text:p>3315,266602</text:p>
          </table:table-cell>
          <table:table-cell office:value-type="float" office:value="482.436646">
            <text:p>482,436646</text:p>
          </table:table-cell>
          <table:table-cell office:value-type="float" office:value="13328.283203">
            <text:p>13328,283203</text:p>
          </table:table-cell>
          <table:table-cell office:value-type="float" office:value="373.272888">
            <text:p>373,272888</text:p>
          </table:table-cell>
          <table:table-cell office:value-type="float" office:value="30050.640625">
            <text:p>30050,640625</text:p>
          </table:table-cell>
          <table:table-cell office:value-type="float" office:value="690.402405">
            <text:p>690,402405</text:p>
          </table:table-cell>
          <table:table-cell office:value-type="float" office:value="626.131165">
            <text:p>626,131165</text:p>
          </table:table-cell>
          <table:table-cell office:value-type="float" office:value="40.751862">
            <text:p>40,751862</text:p>
          </table:table-cell>
          <table:table-cell office:value-type="float" office:value="3648.797607">
            <text:p>3648,797607</text:p>
          </table:table-cell>
          <table:table-cell office:value-type="float" office:value="83.330704">
            <text:p>83,330704</text:p>
          </table:table-cell>
          <table:table-cell office:value-type="float" office:value="12159.538086">
            <text:p>12159,538086</text:p>
          </table:table-cell>
          <table:table-cell office:value-type="float" office:value="214.938004">
            <text:p>214,938004</text:p>
          </table:table-cell>
          <table:table-cell office:value-type="float" office:value="10890.444336">
            <text:p>10890,444336</text:p>
          </table:table-cell>
          <table:table-cell office:value-type="float" office:value="156.057602">
            <text:p>156,057602</text:p>
          </table:table-cell>
          <table:table-cell office:value-type="float" office:value="16320.193359">
            <text:p>16320,193359</text:p>
          </table:table-cell>
          <table:table-cell office:value-type="float" office:value="217.110229">
            <text:p>217,110229</text:p>
          </table:table-cell>
          <table:table-cell office:value-type="float" office:value="1274.388184">
            <text:p>1274,388184</text:p>
          </table:table-cell>
          <table:table-cell office:value-type="float" office:value="34.858101">
            <text:p>34,858101</text:p>
          </table:table-cell>
          <table:table-cell office:value-type="float" office:value="54.115074">
            <text:p>54,115074</text:p>
          </table:table-cell>
          <table:table-cell office:value-type="float" office:value="5.787624">
            <text:p>5,787624</text:p>
          </table:table-cell>
          <table:table-cell office:value-type="float" office:value="18.336472">
            <text:p>18,336472</text:p>
          </table:table-cell>
          <table:table-cell office:value-type="float" office:value="7.383842">
            <text:p>7,383842</text:p>
          </table:table-cell>
          <table:table-cell office:value-type="float" office:value="228.048813">
            <text:p>228,048813</text:p>
          </table:table-cell>
          <table:table-cell office:value-type="float" office:value="7.565927">
            <text:p>7,565927</text:p>
          </table:table-cell>
          <table:table-cell office:value-type="float" office:value="5968.089844">
            <text:p>5968,089844</text:p>
          </table:table-cell>
          <table:table-cell office:value-type="float" office:value="156.917496">
            <text:p>156,917496</text:p>
          </table:table-cell>
          <table:table-cell office:value-type="float" office:value="98.350075">
            <text:p>98,350075</text:p>
          </table:table-cell>
          <table:table-cell office:value-type="float" office:value="8.340365">
            <text:p>8,340365</text:p>
          </table:table-cell>
          <table:table-cell table:number-columns-repeated="2" office:value-type="float" office:value="0">
            <text:p>0</text:p>
          </table:table-cell>
          <table:table-cell office:value-type="float" office:value="203.465042">
            <text:p>203,465042</text:p>
          </table:table-cell>
          <table:table-cell office:value-type="float" office:value="18.94861">
            <text:p>18,94861</text:p>
          </table:table-cell>
          <table:table-cell office:value-type="float" office:value="112.904938">
            <text:p>112,904938</text:p>
          </table:table-cell>
          <table:table-cell office:value-type="float" office:value="9.52329">
            <text:p>9,52329</text:p>
          </table:table-cell>
          <table:table-cell office:value-type="float" office:value="57.010662">
            <text:p>57,010662</text:p>
          </table:table-cell>
          <table:table-cell office:value-type="float" office:value="10.060138">
            <text:p>10,060138</text:p>
          </table:table-cell>
          <table:table-cell office:value-type="float" office:value="130.907745">
            <text:p>130,907745</text:p>
          </table:table-cell>
          <table:table-cell office:value-type="float" office:value="10.679577">
            <text:p>10,679577</text:p>
          </table:table-cell>
          <table:table-cell office:value-type="float" office:value="45.858261">
            <text:p>45,858261</text:p>
          </table:table-cell>
          <table:table-cell office:value-type="float" office:value="10.894339">
            <text:p>10,894339</text:p>
          </table:table-cell>
          <table:table-cell table:number-columns-repeated="8" office:value-type="float" office:value="0">
            <text:p>0</text:p>
          </table:table-cell>
          <table:table-cell office:value-type="float" office:value="63.52861">
            <text:p>63,52861</text:p>
          </table:table-cell>
          <table:table-cell office:value-type="float" office:value="20.414345">
            <text:p>20,414345</text:p>
          </table:table-cell>
        </table:table-row>
        <table:table-row table:style-name="ro1">
          <table:table-cell office:value-type="string">
            <text:p>AFR242 <text:s text:c="5"/></text:p>
          </table:table-cell>
          <table:table-cell office:value-type="float" office:value="523.656006">
            <text:p>523,656006</text:p>
          </table:table-cell>
          <table:table-cell office:value-type="float" office:value="542.518433">
            <text:p>542,518433</text:p>
          </table:table-cell>
          <table:table-cell office:value-type="float" office:value="1285.472534">
            <text:p>1285,472534</text:p>
          </table:table-cell>
          <table:table-cell office:value-type="float" office:value="390.7995">
            <text:p>390,7995</text:p>
          </table:table-cell>
          <table:table-cell office:value-type="float" office:value="4591.86084">
            <text:p>4591,86084</text:p>
          </table:table-cell>
          <table:table-cell office:value-type="float" office:value="178.903381">
            <text:p>178,903381</text:p>
          </table:table-cell>
          <table:table-cell office:value-type="float" office:value="11431.981445">
            <text:p>11431,981445</text:p>
          </table:table-cell>
          <table:table-cell office:value-type="float" office:value="281.790405">
            <text:p>281,790405</text:p>
          </table:table-cell>
          <table:table-cell office:value-type="float" office:value="0.301459">
            <text:p>0,301459</text:p>
          </table:table-cell>
          <table:table-cell office:value-type="float" office:value="20.499239">
            <text:p>20,499239</text:p>
          </table:table-cell>
          <table:table-cell office:value-type="float" office:value="490.105774">
            <text:p>490,105774</text:p>
          </table:table-cell>
          <table:table-cell office:value-type="float" office:value="23.448784">
            <text:p>23,448784</text:p>
          </table:table-cell>
          <table:table-cell office:value-type="float" office:value="445.363861">
            <text:p>445,363861</text:p>
          </table:table-cell>
          <table:table-cell office:value-type="float" office:value="17.937723">
            <text:p>17,937723</text:p>
          </table:table-cell>
          <table:table-cell office:value-type="float" office:value="1122.470825">
            <text:p>1122,470825</text:p>
          </table:table-cell>
          <table:table-cell office:value-type="float" office:value="21.202066">
            <text:p>21,202066</text:p>
          </table:table-cell>
          <table:table-cell office:value-type="float" office:value="1404.088013">
            <text:p>1404,088013</text:p>
          </table:table-cell>
          <table:table-cell office:value-type="float" office:value="24.256571">
            <text:p>24,256571</text:p>
          </table:table-cell>
          <table:table-cell office:value-type="float" office:value="257.408661">
            <text:p>257,408661</text:p>
          </table:table-cell>
          <table:table-cell office:value-type="float" office:value="8.587091">
            <text:p>8,587091</text:p>
          </table:table-cell>
          <table:table-cell office:value-type="float" office:value="5.56811">
            <text:p>5,56811</text:p>
          </table:table-cell>
          <table:table-cell office:value-type="float" office:value="4.409513">
            <text:p>4,409513</text:p>
          </table:table-cell>
          <table:table-cell office:value-type="float" office:value="22.351236">
            <text:p>22,351236</text:p>
          </table:table-cell>
          <table:table-cell office:value-type="float" office:value="7.043735">
            <text:p>7,043735</text:p>
          </table:table-cell>
          <table:table-cell office:value-type="float" office:value="41.047932">
            <text:p>41,047932</text:p>
          </table:table-cell>
          <table:table-cell office:value-type="float" office:value="4.29828">
            <text:p>4,29828</text:p>
          </table:table-cell>
          <table:table-cell office:value-type="float" office:value="1974.38916">
            <text:p>1974,38916</text:p>
          </table:table-cell>
          <table:table-cell office:value-type="float" office:value="53.695053">
            <text:p>53,695053</text:p>
          </table:table-cell>
          <table:table-cell office:value-type="float" office:value="28.195742">
            <text:p>28,195742</text:p>
          </table:table-cell>
          <table:table-cell office:value-type="float" office:value="6.874644">
            <text:p>6,874644</text:p>
          </table:table-cell>
          <table:table-cell table:number-columns-repeated="2" office:value-type="float" office:value="0">
            <text:p>0</text:p>
          </table:table-cell>
          <table:table-cell office:value-type="float" office:value="44.995216">
            <text:p>44,995216</text:p>
          </table:table-cell>
          <table:table-cell office:value-type="float" office:value="17.897606">
            <text:p>17,897606</text:p>
          </table:table-cell>
          <table:table-cell office:value-type="float" office:value="44.564396">
            <text:p>44,564396</text:p>
          </table:table-cell>
          <table:table-cell office:value-type="float" office:value="8.050415">
            <text:p>8,050415</text:p>
          </table:table-cell>
          <table:table-cell office:value-type="float" office:value="20.61937">
            <text:p>20,61937</text:p>
          </table:table-cell>
          <table:table-cell office:value-type="float" office:value="8.686849">
            <text:p>8,686849</text:p>
          </table:table-cell>
          <table:table-cell office:value-type="float" office:value="34.402035">
            <text:p>34,402035</text:p>
          </table:table-cell>
          <table:table-cell office:value-type="float" office:value="8.975186">
            <text:p>8,975186</text:p>
          </table:table-cell>
          <table:table-cell office:value-type="float" office:value="12.882153">
            <text:p>12,882153</text:p>
          </table:table-cell>
          <table:table-cell office:value-type="float" office:value="9.420852">
            <text:p>9,420852</text:p>
          </table:table-cell>
          <table:table-cell office:value-type="float" office:value="3.454476">
            <text:p>3,454476</text:p>
          </table:table-cell>
          <table:table-cell office:value-type="float" office:value="32.028362">
            <text:p>32,028362</text:p>
          </table:table-cell>
          <table:table-cell table:number-columns-repeated="6" office:value-type="float" office:value="0">
            <text:p>0</text:p>
          </table:table-cell>
          <table:table-cell office:value-type="float" office:value="57.818172">
            <text:p>57,818172</text:p>
          </table:table-cell>
          <table:table-cell office:value-type="float" office:value="17.652323">
            <text:p>17,652323</text:p>
          </table:table-cell>
        </table:table-row>
        <table:table-row table:style-name="ro1">
          <table:table-cell office:value-type="string">
            <text:p>AFR243 <text:s text:c="5"/></text:p>
          </table:table-cell>
          <table:table-cell office:value-type="float" office:value="966.4245">
            <text:p>966,4245</text:p>
          </table:table-cell>
          <table:table-cell office:value-type="float" office:value="606.300049">
            <text:p>606,300049</text:p>
          </table:table-cell>
          <table:table-cell office:value-type="float" office:value="1064.211548">
            <text:p>1064,211548</text:p>
          </table:table-cell>
          <table:table-cell office:value-type="float" office:value="394.607758">
            <text:p>394,607758</text:p>
          </table:table-cell>
          <table:table-cell office:value-type="float" office:value="3780.078613">
            <text:p>3780,078613</text:p>
          </table:table-cell>
          <table:table-cell office:value-type="float" office:value="167.709976">
            <text:p>167,709976</text:p>
          </table:table-cell>
          <table:table-cell office:value-type="float" office:value="10018.988281">
            <text:p>10018,988281</text:p>
          </table:table-cell>
          <table:table-cell office:value-type="float" office:value="253.052597">
            <text:p>253,052597</text:p>
          </table:table-cell>
          <table:table-cell office:value-type="float" office:value="19.57445">
            <text:p>19,57445</text:p>
          </table:table-cell>
          <table:table-cell office:value-type="float" office:value="21.686338">
            <text:p>21,686338</text:p>
          </table:table-cell>
          <table:table-cell office:value-type="float" office:value="465.286377">
            <text:p>465,286377</text:p>
          </table:table-cell>
          <table:table-cell office:value-type="float" office:value="23.592577">
            <text:p>23,592577</text:p>
          </table:table-cell>
          <table:table-cell office:value-type="float" office:value="326.303253">
            <text:p>326,303253</text:p>
          </table:table-cell>
          <table:table-cell office:value-type="float" office:value="16.916821">
            <text:p>16,916821</text:p>
          </table:table-cell>
          <table:table-cell office:value-type="float" office:value="989.243225">
            <text:p>989,243225</text:p>
          </table:table-cell>
          <table:table-cell office:value-type="float" office:value="19.758341">
            <text:p>19,758341</text:p>
          </table:table-cell>
          <table:table-cell office:value-type="float" office:value="1213.259644">
            <text:p>1213,259644</text:p>
          </table:table-cell>
          <table:table-cell office:value-type="float" office:value="22.208134">
            <text:p>22,208134</text:p>
          </table:table-cell>
          <table:table-cell office:value-type="float" office:value="225.463028">
            <text:p>225,463028</text:p>
          </table:table-cell>
          <table:table-cell office:value-type="float" office:value="8.070181">
            <text:p>8,070181</text:p>
          </table:table-cell>
          <table:table-cell office:value-type="float" office:value="3.18674">
            <text:p>3,18674</text:p>
          </table:table-cell>
          <table:table-cell office:value-type="float" office:value="4.722606">
            <text:p>4,722606</text:p>
          </table:table-cell>
          <table:table-cell office:value-type="float" office:value="32.364361">
            <text:p>32,364361</text:p>
          </table:table-cell>
          <table:table-cell office:value-type="float" office:value="7.267013">
            <text:p>7,267013</text:p>
          </table:table-cell>
          <table:table-cell office:value-type="float" office:value="39.362408">
            <text:p>39,362408</text:p>
          </table:table-cell>
          <table:table-cell office:value-type="float" office:value="4.618808">
            <text:p>4,618808</text:p>
          </table:table-cell>
          <table:table-cell office:value-type="float" office:value="1711.414307">
            <text:p>1711,414307</text:p>
          </table:table-cell>
          <table:table-cell office:value-type="float" office:value="47.054169">
            <text:p>47,054169</text:p>
          </table:table-cell>
          <table:table-cell office:value-type="float" office:value="44.574139">
            <text:p>44,574139</text:p>
          </table:table-cell>
          <table:table-cell office:value-type="float" office:value="7.592266">
            <text:p>7,592266</text:p>
          </table:table-cell>
          <table:table-cell table:number-columns-repeated="2" office:value-type="float" office:value="0">
            <text:p>0</text:p>
          </table:table-cell>
          <table:table-cell office:value-type="float" office:value="56.710567">
            <text:p>56,710567</text:p>
          </table:table-cell>
          <table:table-cell office:value-type="float" office:value="18.176111">
            <text:p>18,176111</text:p>
          </table:table-cell>
          <table:table-cell office:value-type="float" office:value="47.354591">
            <text:p>47,354591</text:p>
          </table:table-cell>
          <table:table-cell office:value-type="float" office:value="8.847583">
            <text:p>8,847583</text:p>
          </table:table-cell>
          <table:table-cell office:value-type="float" office:value="13.416975">
            <text:p>13,416975</text:p>
          </table:table-cell>
          <table:table-cell office:value-type="float" office:value="9.333911">
            <text:p>9,333911</text:p>
          </table:table-cell>
          <table:table-cell office:value-type="float" office:value="30.345152">
            <text:p>30,345152</text:p>
          </table:table-cell>
          <table:table-cell office:value-type="float" office:value="9.832849">
            <text:p>9,832849</text:p>
          </table:table-cell>
          <table:table-cell office:value-type="float" office:value="20.705462">
            <text:p>20,705462</text:p>
          </table:table-cell>
          <table:table-cell office:value-type="float" office:value="10.355374">
            <text:p>10,355374</text:p>
          </table:table-cell>
          <table:table-cell office:value-type="float" office:value="8.306324">
            <text:p>8,306324</text:p>
          </table:table-cell>
          <table:table-cell office:value-type="float" office:value="32.466145">
            <text:p>32,466145</text:p>
          </table:table-cell>
          <table:table-cell table:number-columns-repeated="6" office:value-type="float" office:value="0">
            <text:p>0</text:p>
          </table:table-cell>
          <table:table-cell office:value-type="float" office:value="42.403366">
            <text:p>42,403366</text:p>
          </table:table-cell>
          <table:table-cell office:value-type="float" office:value="19.322351">
            <text:p>19,322351</text:p>
          </table:table-cell>
        </table:table-row>
        <table:table-row table:style-name="ro1">
          <table:table-cell office:value-type="string">
            <text:p>AFR244 <text:s text:c="5"/></text:p>
          </table:table-cell>
          <table:table-cell office:value-type="float" office:value="540.843018">
            <text:p>540,843018</text:p>
          </table:table-cell>
          <table:table-cell office:value-type="float" office:value="568.573059">
            <text:p>568,573059</text:p>
          </table:table-cell>
          <table:table-cell office:value-type="float" office:value="1164.439087">
            <text:p>1164,439087</text:p>
          </table:table-cell>
          <table:table-cell office:value-type="float" office:value="389.958862">
            <text:p>389,958862</text:p>
          </table:table-cell>
          <table:table-cell office:value-type="float" office:value="5180.197266">
            <text:p>5180,197266</text:p>
          </table:table-cell>
          <table:table-cell office:value-type="float" office:value="190.629105">
            <text:p>190,629105</text:p>
          </table:table-cell>
          <table:table-cell office:value-type="float" office:value="12988.355469">
            <text:p>12988,355469</text:p>
          </table:table-cell>
          <table:table-cell office:value-type="float" office:value="317.085022">
            <text:p>317,085022</text:p>
          </table:table-cell>
          <table:table-cell office:value-type="float" office:value="48.484406">
            <text:p>48,484406</text:p>
          </table:table-cell>
          <table:table-cell office:value-type="float" office:value="22.007025">
            <text:p>22,007025</text:p>
          </table:table-cell>
          <table:table-cell office:value-type="float" office:value="593.477539">
            <text:p>593,477539</text:p>
          </table:table-cell>
          <table:table-cell office:value-type="float" office:value="25.473661">
            <text:p>25,473661</text:p>
          </table:table-cell>
          <table:table-cell office:value-type="float" office:value="412.16568">
            <text:p>412,16568</text:p>
          </table:table-cell>
          <table:table-cell office:value-type="float" office:value="17.929136">
            <text:p>17,929136</text:p>
          </table:table-cell>
          <table:table-cell office:value-type="float" office:value="1611.809692">
            <text:p>1611,809692</text:p>
          </table:table-cell>
          <table:table-cell office:value-type="float" office:value="27.800068">
            <text:p>27,800068</text:p>
          </table:table-cell>
          <table:table-cell office:value-type="float" office:value="1573.095337">
            <text:p>1573,095337</text:p>
          </table:table-cell>
          <table:table-cell office:value-type="float" office:value="26.528389">
            <text:p>26,528389</text:p>
          </table:table-cell>
          <table:table-cell office:value-type="float" office:value="289.251495">
            <text:p>289,251495</text:p>
          </table:table-cell>
          <table:table-cell office:value-type="float" office:value="9.372451">
            <text:p>9,372451</text:p>
          </table:table-cell>
          <table:table-cell office:value-type="float" office:value="13.326367">
            <text:p>13,326367</text:p>
          </table:table-cell>
          <table:table-cell office:value-type="float" office:value="4.527337">
            <text:p>4,527337</text:p>
          </table:table-cell>
          <table:table-cell office:value-type="float" office:value="33.367008">
            <text:p>33,367008</text:p>
          </table:table-cell>
          <table:table-cell office:value-type="float" office:value="7.155239">
            <text:p>7,155239</text:p>
          </table:table-cell>
          <table:table-cell office:value-type="float" office:value="47.256222">
            <text:p>47,256222</text:p>
          </table:table-cell>
          <table:table-cell office:value-type="float" office:value="4.391831">
            <text:p>4,391831</text:p>
          </table:table-cell>
          <table:table-cell office:value-type="float" office:value="2406.289063">
            <text:p>2406,289063</text:p>
          </table:table-cell>
          <table:table-cell office:value-type="float" office:value="64.788719">
            <text:p>64,788719</text:p>
          </table:table-cell>
          <table:table-cell office:value-type="float" office:value="33.303974">
            <text:p>33,303974</text:p>
          </table:table-cell>
          <table:table-cell office:value-type="float" office:value="6.987056">
            <text:p>6,987056</text:p>
          </table:table-cell>
          <table:table-cell table:number-columns-repeated="2" office:value-type="float" office:value="0">
            <text:p>0</text:p>
          </table:table-cell>
          <table:table-cell office:value-type="float" office:value="18.639322">
            <text:p>18,639322</text:p>
          </table:table-cell>
          <table:table-cell office:value-type="float" office:value="17.873955">
            <text:p>17,873955</text:p>
          </table:table-cell>
          <table:table-cell office:value-type="float" office:value="32.197735">
            <text:p>32,197735</text:p>
          </table:table-cell>
          <table:table-cell office:value-type="float" office:value="8.086212">
            <text:p>8,086212</text:p>
          </table:table-cell>
          <table:table-cell office:value-type="float" office:value="27.991402">
            <text:p>27,991402</text:p>
          </table:table-cell>
          <table:table-cell office:value-type="float" office:value="8.779501">
            <text:p>8,779501</text:p>
          </table:table-cell>
          <table:table-cell office:value-type="float" office:value="34.790779">
            <text:p>34,790779</text:p>
          </table:table-cell>
          <table:table-cell office:value-type="float" office:value="9.041165">
            <text:p>9,041165</text:p>
          </table:table-cell>
          <table:table-cell office:value-type="float" office:value="21.970339">
            <text:p>21,970339</text:p>
          </table:table-cell>
          <table:table-cell office:value-type="float" office:value="9.451797">
            <text:p>9,451797</text:p>
          </table:table-cell>
          <table:table-cell table:number-columns-repeated="8" office:value-type="float" office:value="0">
            <text:p>0</text:p>
          </table:table-cell>
          <table:table-cell office:value-type="float" office:value="48.915989">
            <text:p>48,915989</text:p>
          </table:table-cell>
          <table:table-cell office:value-type="float" office:value="17.763548">
            <text:p>17,763548</text:p>
          </table:table-cell>
        </table:table-row>
        <table:table-row table:style-name="ro1">
          <table:table-cell office:value-type="string">
            <text:p>AFR245 <text:s text:c="5"/></text:p>
          </table:table-cell>
          <table:table-cell office:value-type="float" office:value="124.257347">
            <text:p>124,257347</text:p>
          </table:table-cell>
          <table:table-cell office:value-type="float" office:value="523.720703">
            <text:p>523,720703</text:p>
          </table:table-cell>
          <table:table-cell office:value-type="float" office:value="641.032349">
            <text:p>641,032349</text:p>
          </table:table-cell>
          <table:table-cell office:value-type="float" office:value="377.807465">
            <text:p>377,807465</text:p>
          </table:table-cell>
          <table:table-cell office:value-type="float" office:value="2896.985596">
            <text:p>2896,985596</text:p>
          </table:table-cell>
          <table:table-cell office:value-type="float" office:value="149.079819">
            <text:p>149,079819</text:p>
          </table:table-cell>
          <table:table-cell office:value-type="float" office:value="6073.206543">
            <text:p>6073,206543</text:p>
          </table:table-cell>
          <table:table-cell office:value-type="float" office:value="166.926559">
            <text:p>166,926559</text:p>
          </table:table-cell>
          <table:table-cell office:value-type="float" office:value="28.337183">
            <text:p>28,337183</text:p>
          </table:table-cell>
          <table:table-cell office:value-type="float" office:value="20.206486">
            <text:p>20,206486</text:p>
          </table:table-cell>
          <table:table-cell office:value-type="float" office:value="487.824463">
            <text:p>487,824463</text:p>
          </table:table-cell>
          <table:table-cell office:value-type="float" office:value="23.431282">
            <text:p>23,431282</text:p>
          </table:table-cell>
          <table:table-cell office:value-type="float" office:value="878.634583">
            <text:p>878,634583</text:p>
          </table:table-cell>
          <table:table-cell office:value-type="float" office:value="24.586422">
            <text:p>24,586422</text:p>
          </table:table-cell>
          <table:table-cell office:value-type="float" office:value="2175.945801">
            <text:p>2175,945801</text:p>
          </table:table-cell>
          <table:table-cell office:value-type="float" office:value="35.329597">
            <text:p>35,329597</text:p>
          </table:table-cell>
          <table:table-cell office:value-type="float" office:value="930.49054">
            <text:p>930,49054</text:p>
          </table:table-cell>
          <table:table-cell office:value-type="float" office:value="19.006844">
            <text:p>19,006844</text:p>
          </table:table-cell>
          <table:table-cell office:value-type="float" office:value="156.021698">
            <text:p>156,021698</text:p>
          </table:table-cell>
          <table:table-cell office:value-type="float" office:value="6.26303">
            <text:p>6,26303</text:p>
          </table:table-cell>
          <table:table-cell office:value-type="float" office:value="3.248064">
            <text:p>3,248064</text:p>
          </table:table-cell>
          <table:table-cell office:value-type="float" office:value="4.205592">
            <text:p>4,205592</text:p>
          </table:table-cell>
          <table:table-cell office:value-type="float" office:value="25.802956">
            <text:p>25,802956</text:p>
          </table:table-cell>
          <table:table-cell office:value-type="float" office:value="6.970274">
            <text:p>6,970274</text:p>
          </table:table-cell>
          <table:table-cell office:value-type="float" office:value="26.055399">
            <text:p>26,055399</text:p>
          </table:table-cell>
          <table:table-cell office:value-type="float" office:value="4.020422">
            <text:p>4,020422</text:p>
          </table:table-cell>
          <table:table-cell office:value-type="float" office:value="1335.622803">
            <text:p>1335,622803</text:p>
          </table:table-cell>
          <table:table-cell office:value-type="float" office:value="37.396996">
            <text:p>37,396996</text:p>
          </table:table-cell>
          <table:table-cell office:value-type="float" office:value="33.248158">
            <text:p>33,248158</text:p>
          </table:table-cell>
          <table:table-cell office:value-type="float" office:value="6.670128">
            <text:p>6,670128</text:p>
          </table:table-cell>
          <table:table-cell table:number-columns-repeated="2" office:value-type="float" office:value="0">
            <text:p>0</text:p>
          </table:table-cell>
          <table:table-cell office:value-type="float" office:value="35.185009">
            <text:p>35,185009</text:p>
          </table:table-cell>
          <table:table-cell office:value-type="float" office:value="17.791634">
            <text:p>17,791634</text:p>
          </table:table-cell>
          <table:table-cell office:value-type="float" office:value="52.574539">
            <text:p>52,574539</text:p>
          </table:table-cell>
          <table:table-cell office:value-type="float" office:value="7.813669">
            <text:p>7,813669</text:p>
          </table:table-cell>
          <table:table-cell office:value-type="float" office:value="16.221201">
            <text:p>16,221201</text:p>
          </table:table-cell>
          <table:table-cell office:value-type="float" office:value="8.399948">
            <text:p>8,399948</text:p>
          </table:table-cell>
          <table:table-cell office:value-type="float" office:value="30.426798">
            <text:p>30,426798</text:p>
          </table:table-cell>
          <table:table-cell office:value-type="float" office:value="8.620584">
            <text:p>8,620584</text:p>
          </table:table-cell>
          <table:table-cell office:value-type="float" office:value="10.514919">
            <text:p>10,514919</text:p>
          </table:table-cell>
          <table:table-cell office:value-type="float" office:value="9.060871">
            <text:p>9,060871</text:p>
          </table:table-cell>
          <table:table-cell table:number-columns-repeated="8" office:value-type="float" office:value="0">
            <text:p>0</text:p>
          </table:table-cell>
          <table:table-cell office:value-type="float" office:value="36.832317">
            <text:p>36,832317</text:p>
          </table:table-cell>
          <table:table-cell office:value-type="float" office:value="17.007549">
            <text:p>17,007549</text:p>
          </table:table-cell>
        </table:table-row>
        <table:table-row table:style-name="ro1">
          <table:table-cell office:value-type="string">
            <text:p>AFR246 <text:s text:c="5"/></text:p>
          </table:table-cell>
          <table:table-cell office:value-type="float" office:value="1304.702148">
            <text:p>1304,702148</text:p>
          </table:table-cell>
          <table:table-cell office:value-type="float" office:value="662.457092">
            <text:p>662,457092</text:p>
          </table:table-cell>
          <table:table-cell office:value-type="float" office:value="1462.983032">
            <text:p>1462,983032</text:p>
          </table:table-cell>
          <table:table-cell office:value-type="float" office:value="415.605682">
            <text:p>415,605682</text:p>
          </table:table-cell>
          <table:table-cell office:value-type="float" office:value="2353.663574">
            <text:p>2353,663574</text:p>
          </table:table-cell>
          <table:table-cell office:value-type="float" office:value="149.539825">
            <text:p>149,539825</text:p>
          </table:table-cell>
          <table:table-cell office:value-type="float" office:value="4862.444336">
            <text:p>4862,444336</text:p>
          </table:table-cell>
          <table:table-cell office:value-type="float" office:value="146.777496">
            <text:p>146,777496</text:p>
          </table:table-cell>
          <table:table-cell office:value-type="float" office:value="14.470051">
            <text:p>14,470051</text:p>
          </table:table-cell>
          <table:table-cell office:value-type="float" office:value="23.214348">
            <text:p>23,214348</text:p>
          </table:table-cell>
          <table:table-cell office:value-type="float" office:value="342.959991">
            <text:p>342,959991</text:p>
          </table:table-cell>
          <table:table-cell office:value-type="float" office:value="23.742531">
            <text:p>23,742531</text:p>
          </table:table-cell>
          <table:table-cell office:value-type="float" office:value="510.640472">
            <text:p>510,640472</text:p>
          </table:table-cell>
          <table:table-cell office:value-type="float" office:value="20.529009">
            <text:p>20,529009</text:p>
          </table:table-cell>
          <table:table-cell office:value-type="float" office:value="1356.576416">
            <text:p>1356,576416</text:p>
          </table:table-cell>
          <table:table-cell office:value-type="float" office:value="25.043873">
            <text:p>25,043873</text:p>
          </table:table-cell>
          <table:table-cell office:value-type="float" office:value="744.984375">
            <text:p>744,984375</text:p>
          </table:table-cell>
          <table:table-cell office:value-type="float" office:value="17.383331">
            <text:p>17,383331</text:p>
          </table:table-cell>
          <table:table-cell office:value-type="float" office:value="134.00148">
            <text:p>134,00148</text:p>
          </table:table-cell>
          <table:table-cell office:value-type="float" office:value="6.515082">
            <text:p>6,515082</text:p>
          </table:table-cell>
          <table:table-cell office:value-type="float" office:value="2.436048">
            <text:p>2,436048</text:p>
          </table:table-cell>
          <table:table-cell office:value-type="float" office:value="5.191335">
            <text:p>5,191335</text:p>
          </table:table-cell>
          <table:table-cell office:value-type="float" office:value="42.89019">
            <text:p>42,89019</text:p>
          </table:table-cell>
          <table:table-cell office:value-type="float" office:value="7.635901">
            <text:p>7,635901</text:p>
          </table:table-cell>
          <table:table-cell office:value-type="float" office:value="33.551666">
            <text:p>33,551666</text:p>
          </table:table-cell>
          <table:table-cell office:value-type="float" office:value="5.01864">
            <text:p>5,01864</text:p>
          </table:table-cell>
          <table:table-cell office:value-type="float" office:value="1034.154663">
            <text:p>1034,154663</text:p>
          </table:table-cell>
          <table:table-cell office:value-type="float" office:value="30.227631">
            <text:p>30,227631</text:p>
          </table:table-cell>
          <table:table-cell office:value-type="float" office:value="61.407681">
            <text:p>61,407681</text:p>
          </table:table-cell>
          <table:table-cell office:value-type="float" office:value="8.480074">
            <text:p>8,480074</text:p>
          </table:table-cell>
          <table:table-cell table:number-columns-repeated="2" office:value-type="float" office:value="0">
            <text:p>0</text:p>
          </table:table-cell>
          <table:table-cell office:value-type="float" office:value="28.997583">
            <text:p>28,997583</text:p>
          </table:table-cell>
          <table:table-cell office:value-type="float" office:value="18.472366">
            <text:p>18,472366</text:p>
          </table:table-cell>
          <table:table-cell office:value-type="float" office:value="34.964928">
            <text:p>34,964928</text:p>
          </table:table-cell>
          <table:table-cell office:value-type="float" office:value="9.768199">
            <text:p>9,768199</text:p>
          </table:table-cell>
          <table:table-cell office:value-type="float" office:value="27.003807">
            <text:p>27,003807</text:p>
          </table:table-cell>
          <table:table-cell office:value-type="float" office:value="10.582103">
            <text:p>10,582103</text:p>
          </table:table-cell>
          <table:table-cell office:value-type="float" office:value="43.32756">
            <text:p>43,32756</text:p>
          </table:table-cell>
          <table:table-cell office:value-type="float" office:value="11.132191">
            <text:p>11,132191</text:p>
          </table:table-cell>
          <table:table-cell office:value-type="float" office:value="8.285316">
            <text:p>8,285316</text:p>
          </table:table-cell>
          <table:table-cell office:value-type="float" office:value="11.535734">
            <text:p>11,535734</text:p>
          </table:table-cell>
          <table:table-cell office:value-type="float" office:value="53.207424">
            <text:p>53,207424</text:p>
          </table:table-cell>
          <table:table-cell office:value-type="float" office:value="34.091984">
            <text:p>34,091984</text:p>
          </table:table-cell>
          <table:table-cell table:number-columns-repeated="6" office:value-type="float" office:value="0">
            <text:p>0</text:p>
          </table:table-cell>
          <table:table-cell office:value-type="float" office:value="66.431412">
            <text:p>66,431412</text:p>
          </table:table-cell>
          <table:table-cell office:value-type="float" office:value="21.510622">
            <text:p>21,510622</text:p>
          </table:table-cell>
        </table:table-row>
        <table:table-row table:style-name="ro1">
          <table:table-cell office:value-type="string">
            <text:p>AFR247 <text:s text:c="5"/></text:p>
          </table:table-cell>
          <table:table-cell office:value-type="float" office:value="931.930115">
            <text:p>931,930115</text:p>
          </table:table-cell>
          <table:table-cell office:value-type="float" office:value="695.040955">
            <text:p>695,040955</text:p>
          </table:table-cell>
          <table:table-cell office:value-type="float" office:value="1300.908325">
            <text:p>1300,908325</text:p>
          </table:table-cell>
          <table:table-cell office:value-type="float" office:value="428.54187">
            <text:p>428,54187</text:p>
          </table:table-cell>
          <table:table-cell office:value-type="float" office:value="2535.171631">
            <text:p>2535,171631</text:p>
          </table:table-cell>
          <table:table-cell office:value-type="float" office:value="154.744736">
            <text:p>154,744736</text:p>
          </table:table-cell>
          <table:table-cell office:value-type="float" office:value="5449.135742">
            <text:p>5449,135742</text:p>
          </table:table-cell>
          <table:table-cell office:value-type="float" office:value="162.517609">
            <text:p>162,517609</text:p>
          </table:table-cell>
          <table:table-cell office:value-type="float" office:value="6.029188">
            <text:p>6,029188</text:p>
          </table:table-cell>
          <table:table-cell office:value-type="float" office:value="24.117081">
            <text:p>24,117081</text:p>
          </table:table-cell>
          <table:table-cell office:value-type="float" office:value="378.510712">
            <text:p>378,510712</text:p>
          </table:table-cell>
          <table:table-cell office:value-type="float" office:value="25.029728">
            <text:p>25,029728</text:p>
          </table:table-cell>
          <table:table-cell office:value-type="float" office:value="127.302536">
            <text:p>127,302536</text:p>
          </table:table-cell>
          <table:table-cell office:value-type="float" office:value="16.269312">
            <text:p>16,269312</text:p>
          </table:table-cell>
          <table:table-cell office:value-type="float" office:value="736.559021">
            <text:p>736,559021</text:p>
          </table:table-cell>
          <table:table-cell office:value-type="float" office:value="17.469332">
            <text:p>17,469332</text:p>
          </table:table-cell>
          <table:table-cell office:value-type="float" office:value="738.226624">
            <text:p>738,226624</text:p>
          </table:table-cell>
          <table:table-cell office:value-type="float" office:value="17.596989">
            <text:p>17,596989</text:p>
          </table:table-cell>
          <table:table-cell office:value-type="float" office:value="204.5457">
            <text:p>204,5457</text:p>
          </table:table-cell>
          <table:table-cell office:value-type="float" office:value="8.064542">
            <text:p>8,064542</text:p>
          </table:table-cell>
          <table:table-cell office:value-type="float" office:value="6.380126">
            <text:p>6,380126</text:p>
          </table:table-cell>
          <table:table-cell office:value-type="float" office:value="5.569592">
            <text:p>5,569592</text:p>
          </table:table-cell>
          <table:table-cell office:value-type="float" office:value="39.193665">
            <text:p>39,193665</text:p>
          </table:table-cell>
          <table:table-cell office:value-type="float" office:value="7.79843">
            <text:p>7,79843</text:p>
          </table:table-cell>
          <table:table-cell office:value-type="float" office:value="29.408428">
            <text:p>29,408428</text:p>
          </table:table-cell>
          <table:table-cell office:value-type="float" office:value="5.321315">
            <text:p>5,321315</text:p>
          </table:table-cell>
          <table:table-cell office:value-type="float" office:value="1084.469116">
            <text:p>1084,469116</text:p>
          </table:table-cell>
          <table:table-cell office:value-type="float" office:value="31.616383">
            <text:p>31,616383</text:p>
          </table:table-cell>
          <table:table-cell office:value-type="float" office:value="64.757843">
            <text:p>64,757843</text:p>
          </table:table-cell>
          <table:table-cell office:value-type="float" office:value="9.010524">
            <text:p>9,010524</text:p>
          </table:table-cell>
          <table:table-cell table:number-columns-repeated="2" office:value-type="float" office:value="0">
            <text:p>0</text:p>
          </table:table-cell>
          <table:table-cell office:value-type="float" office:value="30.898643">
            <text:p>30,898643</text:p>
          </table:table-cell>
          <table:table-cell office:value-type="float" office:value="18.715731">
            <text:p>18,715731</text:p>
          </table:table-cell>
          <table:table-cell office:value-type="float" office:value="53.125507">
            <text:p>53,125507</text:p>
          </table:table-cell>
          <table:table-cell office:value-type="float" office:value="10.46989">
            <text:p>10,46989</text:p>
          </table:table-cell>
          <table:table-cell office:value-type="float" office:value="22.581993">
            <text:p>22,581993</text:p>
          </table:table-cell>
          <table:table-cell office:value-type="float" office:value="11.310872">
            <text:p>11,310872</text:p>
          </table:table-cell>
          <table:table-cell office:value-type="float" office:value="37.927238">
            <text:p>37,927238</text:p>
          </table:table-cell>
          <table:table-cell office:value-type="float" office:value="11.648768">
            <text:p>11,648768</text:p>
          </table:table-cell>
          <table:table-cell office:value-type="float" office:value="2.862701">
            <text:p>2,862701</text:p>
          </table:table-cell>
          <table:table-cell office:value-type="float" office:value="12.24932">
            <text:p>12,24932</text:p>
          </table:table-cell>
          <table:table-cell office:value-type="float" office:value="64.458084">
            <text:p>64,458084</text:p>
          </table:table-cell>
          <table:table-cell office:value-type="float" office:value="33.787327">
            <text:p>33,787327</text:p>
          </table:table-cell>
          <table:table-cell table:number-columns-repeated="6" office:value-type="float" office:value="0">
            <text:p>0</text:p>
          </table:table-cell>
          <table:table-cell office:value-type="float" office:value="76.186745">
            <text:p>76,186745</text:p>
          </table:table-cell>
          <table:table-cell office:value-type="float" office:value="22.997087">
            <text:p>22,997087</text:p>
          </table:table-cell>
        </table:table-row>
        <table:table-row table:style-name="ro1">
          <table:table-cell office:value-type="string">
            <text:p>AFR248 <text:s text:c="5"/></text:p>
          </table:table-cell>
          <table:table-cell office:value-type="float" office:value="1402.333008">
            <text:p>1402,333008</text:p>
          </table:table-cell>
          <table:table-cell office:value-type="float" office:value="584.348267">
            <text:p>584,348267</text:p>
          </table:table-cell>
          <table:table-cell office:value-type="float" office:value="729.787659">
            <text:p>729,787659</text:p>
          </table:table-cell>
          <table:table-cell office:value-type="float" office:value="380.60968">
            <text:p>380,60968</text:p>
          </table:table-cell>
          <table:table-cell office:value-type="float" office:value="699.657104">
            <text:p>699,657104</text:p>
          </table:table-cell>
          <table:table-cell office:value-type="float" office:value="120.560387">
            <text:p>120,560387</text:p>
          </table:table-cell>
          <table:table-cell office:value-type="float" office:value="762.64502">
            <text:p>762,64502</text:p>
          </table:table-cell>
          <table:table-cell office:value-type="float" office:value="67.550484">
            <text:p>67,550484</text:p>
          </table:table-cell>
          <table:table-cell office:value-type="float" office:value="2.411675">
            <text:p>2,411675</text:p>
          </table:table-cell>
          <table:table-cell office:value-type="float" office:value="18.992008">
            <text:p>18,992008</text:p>
          </table:table-cell>
          <table:table-cell office:value-type="float" office:value="236.30777">
            <text:p>236,30777</text:p>
          </table:table-cell>
          <table:table-cell office:value-type="float" office:value="19.913841">
            <text:p>19,913841</text:p>
          </table:table-cell>
          <table:table-cell office:value-type="float" office:value="199.470993">
            <text:p>199,470993</text:p>
          </table:table-cell>
          <table:table-cell office:value-type="float" office:value="14.701768">
            <text:p>14,701768</text:p>
          </table:table-cell>
          <table:table-cell office:value-type="float" office:value="760.7229">
            <text:p>760,7229</text:p>
          </table:table-cell>
          <table:table-cell office:value-type="float" office:value="17.214121">
            <text:p>17,214121</text:p>
          </table:table-cell>
          <table:table-cell office:value-type="float" office:value="258.148315">
            <text:p>258,148315</text:p>
          </table:table-cell>
          <table:table-cell office:value-type="float" office:value="12.137113">
            <text:p>12,137113</text:p>
          </table:table-cell>
          <table:table-cell office:value-type="float" office:value="32.506023">
            <text:p>32,506023</text:p>
          </table:table-cell>
          <table:table-cell office:value-type="float" office:value="4.494766">
            <text:p>4,494766</text:p>
          </table:table-cell>
          <table:table-cell table:number-columns-repeated="2" office:value-type="float" office:value="0">
            <text:p>0</text:p>
          </table:table-cell>
          <table:table-cell office:value-type="float" office:value="23.526293">
            <text:p>23,526293</text:p>
          </table:table-cell>
          <table:table-cell office:value-type="float" office:value="7.08842">
            <text:p>7,08842</text:p>
          </table:table-cell>
          <table:table-cell office:value-type="float" office:value="13.476194">
            <text:p>13,476194</text:p>
          </table:table-cell>
          <table:table-cell office:value-type="float" office:value="4.198201">
            <text:p>4,198201</text:p>
          </table:table-cell>
          <table:table-cell office:value-type="float" office:value="220.868881">
            <text:p>220,868881</text:p>
          </table:table-cell>
          <table:table-cell office:value-type="float" office:value="11.33891">
            <text:p>11,33891</text:p>
          </table:table-cell>
          <table:table-cell office:value-type="float" office:value="47.300755">
            <text:p>47,300755</text:p>
          </table:table-cell>
          <table:table-cell office:value-type="float" office:value="7.267895">
            <text:p>7,267895</text:p>
          </table:table-cell>
          <table:table-cell table:number-columns-repeated="2" office:value-type="float" office:value="0">
            <text:p>0</text:p>
          </table:table-cell>
          <table:table-cell office:value-type="float" office:value="36.027935">
            <text:p>36,027935</text:p>
          </table:table-cell>
          <table:table-cell office:value-type="float" office:value="17.98736">
            <text:p>17,98736</text:p>
          </table:table-cell>
          <table:table-cell office:value-type="float" office:value="38.291897">
            <text:p>38,291897</text:p>
          </table:table-cell>
          <table:table-cell office:value-type="float" office:value="8.377748">
            <text:p>8,377748</text:p>
          </table:table-cell>
          <table:table-cell office:value-type="float" office:value="16.055677">
            <text:p>16,055677</text:p>
          </table:table-cell>
          <table:table-cell office:value-type="float" office:value="8.872464">
            <text:p>8,872464</text:p>
          </table:table-cell>
          <table:table-cell office:value-type="float" office:value="21.076246">
            <text:p>21,076246</text:p>
          </table:table-cell>
          <table:table-cell office:value-type="float" office:value="9.309464">
            <text:p>9,309464</text:p>
          </table:table-cell>
          <table:table-cell office:value-type="float" office:value="8.918413">
            <text:p>8,918413</text:p>
          </table:table-cell>
          <table:table-cell office:value-type="float" office:value="9.829971">
            <text:p>9,829971</text:p>
          </table:table-cell>
          <table:table-cell office:value-type="float" office:value="70.458435">
            <text:p>70,458435</text:p>
          </table:table-cell>
          <table:table-cell office:value-type="float" office:value="31.684616">
            <text:p>31,684616</text:p>
          </table:table-cell>
          <table:table-cell table:number-columns-repeated="6" office:value-type="float" office:value="0">
            <text:p>0</text:p>
          </table:table-cell>
          <table:table-cell office:value-type="float" office:value="47.920082">
            <text:p>47,920082</text:p>
          </table:table-cell>
          <table:table-cell office:value-type="float" office:value="18.44582">
            <text:p>18,44582</text:p>
          </table:table-cell>
        </table:table-row>
        <table:table-row table:style-name="ro1">
          <table:table-cell office:value-type="string">
            <text:p>AFR249 <text:s text:c="5"/></text:p>
          </table:table-cell>
          <table:table-cell office:value-type="float" office:value="630.162292">
            <text:p>630,162292</text:p>
          </table:table-cell>
          <table:table-cell office:value-type="float" office:value="702.409363">
            <text:p>702,409363</text:p>
          </table:table-cell>
          <table:table-cell office:value-type="float" office:value="660.326904">
            <text:p>660,326904</text:p>
          </table:table-cell>
          <table:table-cell office:value-type="float" office:value="417.471466">
            <text:p>417,471466</text:p>
          </table:table-cell>
          <table:table-cell office:value-type="float" office:value="759.759094">
            <text:p>759,759094</text:p>
          </table:table-cell>
          <table:table-cell office:value-type="float" office:value="132.144485">
            <text:p>132,144485</text:p>
          </table:table-cell>
          <table:table-cell office:value-type="float" office:value="1004.255737">
            <text:p>1004,255737</text:p>
          </table:table-cell>
          <table:table-cell office:value-type="float" office:value="78.095352">
            <text:p>78,095352</text:p>
          </table:table-cell>
          <table:table-cell office:value-type="float" office:value="23.815292">
            <text:p>23,815292</text:p>
          </table:table-cell>
          <table:table-cell office:value-type="float" office:value="23.519114">
            <text:p>23,519114</text:p>
          </table:table-cell>
          <table:table-cell office:value-type="float" office:value="260.261749">
            <text:p>260,261749</text:p>
          </table:table-cell>
          <table:table-cell office:value-type="float" office:value="23.167263">
            <text:p>23,167263</text:p>
          </table:table-cell>
          <table:table-cell office:value-type="float" office:value="158.770584">
            <text:p>158,770584</text:p>
          </table:table-cell>
          <table:table-cell office:value-type="float" office:value="16.22118">
            <text:p>16,22118</text:p>
          </table:table-cell>
          <table:table-cell office:value-type="float" office:value="731.299805">
            <text:p>731,299805</text:p>
          </table:table-cell>
          <table:table-cell office:value-type="float" office:value="17.530499">
            <text:p>17,530499</text:p>
          </table:table-cell>
          <table:table-cell office:value-type="float" office:value="350.762939">
            <text:p>350,762939</text:p>
          </table:table-cell>
          <table:table-cell office:value-type="float" office:value="13.607925">
            <text:p>13,607925</text:p>
          </table:table-cell>
          <table:table-cell office:value-type="float" office:value="45.486744">
            <text:p>45,486744</text:p>
          </table:table-cell>
          <table:table-cell office:value-type="float" office:value="5.379973">
            <text:p>5,379973</text:p>
          </table:table-cell>
          <table:table-cell office:value-type="float" office:value="4.901097">
            <text:p>4,901097</text:p>
          </table:table-cell>
          <table:table-cell office:value-type="float" office:value="5.308022">
            <text:p>5,308022</text:p>
          </table:table-cell>
          <table:table-cell office:value-type="float" office:value="40.931767">
            <text:p>40,931767</text:p>
          </table:table-cell>
          <table:table-cell office:value-type="float" office:value="7.64494">
            <text:p>7,64494</text:p>
          </table:table-cell>
          <table:table-cell office:value-type="float" office:value="21.826736">
            <text:p>21,826736</text:p>
          </table:table-cell>
          <table:table-cell office:value-type="float" office:value="5.066885">
            <text:p>5,066885</text:p>
          </table:table-cell>
          <table:table-cell office:value-type="float" office:value="253.782974">
            <text:p>253,782974</text:p>
          </table:table-cell>
          <table:table-cell office:value-type="float" office:value="12.544464">
            <text:p>12,544464</text:p>
          </table:table-cell>
          <table:table-cell office:value-type="float" office:value="54.598686">
            <text:p>54,598686</text:p>
          </table:table-cell>
          <table:table-cell office:value-type="float" office:value="8.671434">
            <text:p>8,671434</text:p>
          </table:table-cell>
          <table:table-cell table:number-columns-repeated="2" office:value-type="float" office:value="0">
            <text:p>0</text:p>
          </table:table-cell>
          <table:table-cell office:value-type="float" office:value="48.115826">
            <text:p>48,115826</text:p>
          </table:table-cell>
          <table:table-cell office:value-type="float" office:value="18.536711">
            <text:p>18,536711</text:p>
          </table:table-cell>
          <table:table-cell office:value-type="float" office:value="38.419041">
            <text:p>38,419041</text:p>
          </table:table-cell>
          <table:table-cell office:value-type="float" office:value="9.856975">
            <text:p>9,856975</text:p>
          </table:table-cell>
          <table:table-cell office:value-type="float" office:value="6.833713">
            <text:p>6,833713</text:p>
          </table:table-cell>
          <table:table-cell office:value-type="float" office:value="10.712445">
            <text:p>10,712445</text:p>
          </table:table-cell>
          <table:table-cell office:value-type="float" office:value="23.101366">
            <text:p>23,101366</text:p>
          </table:table-cell>
          <table:table-cell office:value-type="float" office:value="11.259519">
            <text:p>11,259519</text:p>
          </table:table-cell>
          <table:table-cell office:value-type="float" office:value="10.046978">
            <text:p>10,046978</text:p>
          </table:table-cell>
          <table:table-cell office:value-type="float" office:value="11.591877">
            <text:p>11,591877</text:p>
          </table:table-cell>
          <table:table-cell office:value-type="float" office:value="97.960068">
            <text:p>97,960068</text:p>
          </table:table-cell>
          <table:table-cell office:value-type="float" office:value="33.524563">
            <text:p>33,524563</text:p>
          </table:table-cell>
          <table:table-cell table:number-columns-repeated="6" office:value-type="float" office:value="0">
            <text:p>0</text:p>
          </table:table-cell>
          <table:table-cell office:value-type="float" office:value="57.056786">
            <text:p>57,056786</text:p>
          </table:table-cell>
          <table:table-cell office:value-type="float" office:value="22.210451">
            <text:p>22,210451</text:p>
          </table:table-cell>
        </table:table-row>
        <table:table-row table:style-name="ro1">
          <table:table-cell office:value-type="string">
            <text:p>AFR250 <text:s text:c="5"/></text:p>
          </table:table-cell>
          <table:table-cell office:value-type="float" office:value="1712.976196">
            <text:p>1712,976196</text:p>
          </table:table-cell>
          <table:table-cell office:value-type="float" office:value="544.499695">
            <text:p>544,499695</text:p>
          </table:table-cell>
          <table:table-cell office:value-type="float" office:value="251.281067">
            <text:p>251,281067</text:p>
          </table:table-cell>
          <table:table-cell office:value-type="float" office:value="364.669617">
            <text:p>364,669617</text:p>
          </table:table-cell>
          <table:table-cell office:value-type="float" office:value="693.646912">
            <text:p>693,646912</text:p>
          </table:table-cell>
          <table:table-cell office:value-type="float" office:value="116.423264">
            <text:p>116,423264</text:p>
          </table:table-cell>
          <table:table-cell office:value-type="float" office:value="1022.6745">
            <text:p>1022,6745</text:p>
          </table:table-cell>
          <table:table-cell office:value-type="float" office:value="68.778755">
            <text:p>68,778755</text:p>
          </table:table-cell>
          <table:table-cell office:value-type="float" office:value="2.411675">
            <text:p>2,411675</text:p>
          </table:table-cell>
          <table:table-cell office:value-type="float" office:value="17.484718">
            <text:p>17,484718</text:p>
          </table:table-cell>
          <table:table-cell office:value-type="float" office:value="278.51239">
            <text:p>278,51239</text:p>
          </table:table-cell>
          <table:table-cell office:value-type="float" office:value="19.198729">
            <text:p>19,198729</text:p>
          </table:table-cell>
          <table:table-cell office:value-type="float" office:value="90.893234">
            <text:p>90,893234</text:p>
          </table:table-cell>
          <table:table-cell office:value-type="float" office:value="12.19182">
            <text:p>12,19182</text:p>
          </table:table-cell>
          <table:table-cell office:value-type="float" office:value="764.489563">
            <text:p>764,489563</text:p>
          </table:table-cell>
          <table:table-cell office:value-type="float" office:value="16.851042">
            <text:p>16,851042</text:p>
          </table:table-cell>
          <table:table-cell office:value-type="float" office:value="272.937866">
            <text:p>272,937866</text:p>
          </table:table-cell>
          <table:table-cell office:value-type="float" office:value="12.010442">
            <text:p>12,010442</text:p>
          </table:table-cell>
          <table:table-cell office:value-type="float" office:value="43.606529">
            <text:p>43,606529</text:p>
          </table:table-cell>
          <table:table-cell office:value-type="float" office:value="4.176915">
            <text:p>4,176915</text:p>
          </table:table-cell>
          <table:table-cell office:value-type="float" office:value="3.364067">
            <text:p>3,364067</text:p>
          </table:table-cell>
          <table:table-cell office:value-type="float" office:value="3.973656">
            <text:p>3,973656</text:p>
          </table:table-cell>
          <table:table-cell office:value-type="float" office:value="28.250986">
            <text:p>28,250986</text:p>
          </table:table-cell>
          <table:table-cell office:value-type="float" office:value="6.923453">
            <text:p>6,923453</text:p>
          </table:table-cell>
          <table:table-cell office:value-type="float" office:value="14.373183">
            <text:p>14,373183</text:p>
          </table:table-cell>
          <table:table-cell office:value-type="float" office:value="3.774323">
            <text:p>3,774323</text:p>
          </table:table-cell>
          <table:table-cell office:value-type="float" office:value="327.329956">
            <text:p>327,329956</text:p>
          </table:table-cell>
          <table:table-cell office:value-type="float" office:value="13.186427">
            <text:p>13,186427</text:p>
          </table:table-cell>
          <table:table-cell office:value-type="float" office:value="32.179722">
            <text:p>32,179722</text:p>
          </table:table-cell>
          <table:table-cell office:value-type="float" office:value="6.415503">
            <text:p>6,415503</text:p>
          </table:table-cell>
          <table:table-cell table:number-columns-repeated="2" office:value-type="float" office:value="0">
            <text:p>0</text:p>
          </table:table-cell>
          <table:table-cell office:value-type="float" office:value="49.694065">
            <text:p>49,694065</text:p>
          </table:table-cell>
          <table:table-cell office:value-type="float" office:value="17.738516">
            <text:p>17,738516</text:p>
          </table:table-cell>
          <table:table-cell office:value-type="float" office:value="23.966869">
            <text:p>23,966869</text:p>
          </table:table-cell>
          <table:table-cell office:value-type="float" office:value="7.429402">
            <text:p>7,429402</text:p>
          </table:table-cell>
          <table:table-cell office:value-type="float" office:value="16.859644">
            <text:p>16,859644</text:p>
          </table:table-cell>
          <table:table-cell office:value-type="float" office:value="8.0696">
            <text:p>8,0696</text:p>
          </table:table-cell>
          <table:table-cell office:value-type="float" office:value="20.226196">
            <text:p>20,226196</text:p>
          </table:table-cell>
          <table:table-cell office:value-type="float" office:value="8.309689">
            <text:p>8,309689</text:p>
          </table:table-cell>
          <table:table-cell office:value-type="float" office:value="8.25779">
            <text:p>8,25779</text:p>
          </table:table-cell>
          <table:table-cell office:value-type="float" office:value="8.701306">
            <text:p>8,701306</text:p>
          </table:table-cell>
          <table:table-cell office:value-type="float" office:value="15.705197">
            <text:p>15,705197</text:p>
          </table:table-cell>
          <table:table-cell office:value-type="float" office:value="30.51413">
            <text:p>30,51413</text:p>
          </table:table-cell>
          <table:table-cell table:number-columns-repeated="6" office:value-type="float" office:value="0">
            <text:p>0</text:p>
          </table:table-cell>
          <table:table-cell office:value-type="float" office:value="45.588322">
            <text:p>45,588322</text:p>
          </table:table-cell>
          <table:table-cell office:value-type="float" office:value="16.352617">
            <text:p>16,352617</text:p>
          </table:table-cell>
        </table:table-row>
        <table:table-row table:style-name="ro1">
          <table:table-cell office:value-type="string">
            <text:p>AFR25 <text:s text:c="6"/></text:p>
          </table:table-cell>
          <table:table-cell office:value-type="float" office:value="2996.80249">
            <text:p>2996,80249</text:p>
          </table:table-cell>
          <table:table-cell office:value-type="float" office:value="745.129639">
            <text:p>745,129639</text:p>
          </table:table-cell>
          <table:table-cell office:value-type="float" office:value="2964.679443">
            <text:p>2964,679443</text:p>
          </table:table-cell>
          <table:table-cell office:value-type="float" office:value="464.048737">
            <text:p>464,048737</text:p>
          </table:table-cell>
          <table:table-cell office:value-type="float" office:value="7865.157715">
            <text:p>7865,157715</text:p>
          </table:table-cell>
          <table:table-cell office:value-type="float" office:value="257.356232">
            <text:p>257,356232</text:p>
          </table:table-cell>
          <table:table-cell office:value-type="float" office:value="21183.201172">
            <text:p>21183,201172</text:p>
          </table:table-cell>
          <table:table-cell office:value-type="float" office:value="496.923553">
            <text:p>496,923553</text:p>
          </table:table-cell>
          <table:table-cell office:value-type="float" office:value="414.978333">
            <text:p>414,978333</text:p>
          </table:table-cell>
          <table:table-cell office:value-type="float" office:value="36.581413">
            <text:p>36,581413</text:p>
          </table:table-cell>
          <table:table-cell office:value-type="float" office:value="3226.998535">
            <text:p>3226,998535</text:p>
          </table:table-cell>
          <table:table-cell office:value-type="float" office:value="75.531319">
            <text:p>75,531319</text:p>
          </table:table-cell>
          <table:table-cell office:value-type="float" office:value="11516.608398">
            <text:p>11516,608398</text:p>
          </table:table-cell>
          <table:table-cell office:value-type="float" office:value="204.205246">
            <text:p>204,205246</text:p>
          </table:table-cell>
          <table:table-cell office:value-type="float" office:value="10076.766602">
            <text:p>10076,766602</text:p>
          </table:table-cell>
          <table:table-cell office:value-type="float" office:value="144.759567">
            <text:p>144,759567</text:p>
          </table:table-cell>
          <table:table-cell office:value-type="float" office:value="11665.099609">
            <text:p>11665,099609</text:p>
          </table:table-cell>
          <table:table-cell office:value-type="float" office:value="156.65477">
            <text:p>156,65477</text:p>
          </table:table-cell>
          <table:table-cell office:value-type="float" office:value="787.964722">
            <text:p>787,964722</text:p>
          </table:table-cell>
          <table:table-cell office:value-type="float" office:value="22.127846">
            <text:p>22,127846</text:p>
          </table:table-cell>
          <table:table-cell office:value-type="float" office:value="48.061836">
            <text:p>48,061836</text:p>
          </table:table-cell>
          <table:table-cell office:value-type="float" office:value="5.417692">
            <text:p>5,417692</text:p>
          </table:table-cell>
          <table:table-cell office:value-type="float" office:value="14.072186">
            <text:p>14,072186</text:p>
          </table:table-cell>
          <table:table-cell office:value-type="float" office:value="7.327565">
            <text:p>7,327565</text:p>
          </table:table-cell>
          <table:table-cell office:value-type="float" office:value="163.722015">
            <text:p>163,722015</text:p>
          </table:table-cell>
          <table:table-cell office:value-type="float" office:value="6.297651">
            <text:p>6,297651</text:p>
          </table:table-cell>
          <table:table-cell office:value-type="float" office:value="4035.354492">
            <text:p>4035,354492</text:p>
          </table:table-cell>
          <table:table-cell office:value-type="float" office:value="106.860245">
            <text:p>106,860245</text:p>
          </table:table-cell>
          <table:table-cell office:value-type="float" office:value="89.347267">
            <text:p>89,347267</text:p>
          </table:table-cell>
          <table:table-cell office:value-type="float" office:value="8.017688">
            <text:p>8,017688</text:p>
          </table:table-cell>
          <table:table-cell table:number-columns-repeated="2" office:value-type="float" office:value="0">
            <text:p>0</text:p>
          </table:table-cell>
          <table:table-cell office:value-type="float" office:value="186.529068">
            <text:p>186,529068</text:p>
          </table:table-cell>
          <table:table-cell office:value-type="float" office:value="18.757242">
            <text:p>18,757242</text:p>
          </table:table-cell>
          <table:table-cell office:value-type="float" office:value="113.972786">
            <text:p>113,972786</text:p>
          </table:table-cell>
          <table:table-cell office:value-type="float" office:value="9.208194">
            <text:p>9,208194</text:p>
          </table:table-cell>
          <table:table-cell office:value-type="float" office:value="51.967155">
            <text:p>51,967155</text:p>
          </table:table-cell>
          <table:table-cell office:value-type="float" office:value="9.757951">
            <text:p>9,757951</text:p>
          </table:table-cell>
          <table:table-cell office:value-type="float" office:value="106.894859">
            <text:p>106,894859</text:p>
          </table:table-cell>
          <table:table-cell office:value-type="float" office:value="10.250439">
            <text:p>10,250439</text:p>
          </table:table-cell>
          <table:table-cell office:value-type="float" office:value="55.819504">
            <text:p>55,819504</text:p>
          </table:table-cell>
          <table:table-cell office:value-type="float" office:value="10.702259">
            <text:p>10,702259</text:p>
          </table:table-cell>
          <table:table-cell office:value-type="float" office:value="28.036921">
            <text:p>28,036921</text:p>
          </table:table-cell>
          <table:table-cell office:value-type="float" office:value="49.361599">
            <text:p>49,361599</text:p>
          </table:table-cell>
          <table:table-cell table:number-columns-repeated="6" office:value-type="float" office:value="0">
            <text:p>0</text:p>
          </table:table-cell>
          <table:table-cell office:value-type="float" office:value="56.331825">
            <text:p>56,331825</text:p>
          </table:table-cell>
          <table:table-cell office:value-type="float" office:value="19.766277">
            <text:p>19,766277</text:p>
          </table:table-cell>
        </table:table-row>
        <table:table-row table:style-name="ro1">
          <table:table-cell office:value-type="string">
            <text:p>AFR26 <text:s text:c="6"/></text:p>
          </table:table-cell>
          <table:table-cell office:value-type="float" office:value="505.904877">
            <text:p>505,904877</text:p>
          </table:table-cell>
          <table:table-cell office:value-type="float" office:value="631.053711">
            <text:p>631,053711</text:p>
          </table:table-cell>
          <table:table-cell office:value-type="float" office:value="1790.991455">
            <text:p>1790,991455</text:p>
          </table:table-cell>
          <table:table-cell office:value-type="float" office:value="425.973785">
            <text:p>425,973785</text:p>
          </table:table-cell>
          <table:table-cell office:value-type="float" office:value="8218.414063">
            <text:p>8218,414063</text:p>
          </table:table-cell>
          <table:table-cell office:value-type="float" office:value="257.373535">
            <text:p>257,373535</text:p>
          </table:table-cell>
          <table:table-cell office:value-type="float" office:value="14354.605469">
            <text:p>14354,605469</text:p>
          </table:table-cell>
          <table:table-cell office:value-type="float" office:value="347.928162">
            <text:p>347,928162</text:p>
          </table:table-cell>
          <table:table-cell office:value-type="float" office:value="119.076462">
            <text:p>119,076462</text:p>
          </table:table-cell>
          <table:table-cell office:value-type="float" office:value="26.645264">
            <text:p>26,645264</text:p>
          </table:table-cell>
          <table:table-cell office:value-type="float" office:value="920.706848">
            <text:p>920,706848</text:p>
          </table:table-cell>
          <table:table-cell office:value-type="float" office:value="33.379257">
            <text:p>33,379257</text:p>
          </table:table-cell>
          <table:table-cell office:value-type="float" office:value="1622.944824">
            <text:p>1622,944824</text:p>
          </table:table-cell>
          <table:table-cell office:value-type="float" office:value="37.77969">
            <text:p>37,77969</text:p>
          </table:table-cell>
          <table:table-cell office:value-type="float" office:value="3954.764404">
            <text:p>3954,764404</text:p>
          </table:table-cell>
          <table:table-cell office:value-type="float" office:value="59.870335">
            <text:p>59,870335</text:p>
          </table:table-cell>
          <table:table-cell office:value-type="float" office:value="4057.72998">
            <text:p>4057,72998</text:p>
          </table:table-cell>
          <table:table-cell office:value-type="float" office:value="58.082886">
            <text:p>58,082886</text:p>
          </table:table-cell>
          <table:table-cell office:value-type="float" office:value="580.661072">
            <text:p>580,661072</text:p>
          </table:table-cell>
          <table:table-cell office:value-type="float" office:value="16.822294">
            <text:p>16,822294</text:p>
          </table:table-cell>
          <table:table-cell office:value-type="float" office:value="8.700173">
            <text:p>8,700173</text:p>
          </table:table-cell>
          <table:table-cell office:value-type="float" office:value="5.223042">
            <text:p>5,223042</text:p>
          </table:table-cell>
          <table:table-cell office:value-type="float" office:value="15.888444">
            <text:p>15,888444</text:p>
          </table:table-cell>
          <table:table-cell office:value-type="float" office:value="7.379088">
            <text:p>7,379088</text:p>
          </table:table-cell>
          <table:table-cell office:value-type="float" office:value="102.107262">
            <text:p>102,107262</text:p>
          </table:table-cell>
          <table:table-cell office:value-type="float" office:value="5.53708">
            <text:p>5,53708</text:p>
          </table:table-cell>
          <table:table-cell office:value-type="float" office:value="3301.569824">
            <text:p>3301,569824</text:p>
          </table:table-cell>
          <table:table-cell office:value-type="float" office:value="87.93882">
            <text:p>87,93882</text:p>
          </table:table-cell>
          <table:table-cell office:value-type="float" office:value="54.90654">
            <text:p>54,90654</text:p>
          </table:table-cell>
          <table:table-cell office:value-type="float" office:value="8.117183">
            <text:p>8,117183</text:p>
          </table:table-cell>
          <table:table-cell table:number-columns-repeated="2" office:value-type="float" office:value="0">
            <text:p>0</text:p>
          </table:table-cell>
          <table:table-cell office:value-type="float" office:value="86.62133">
            <text:p>86,62133</text:p>
          </table:table-cell>
          <table:table-cell office:value-type="float" office:value="18.464125">
            <text:p>18,464125</text:p>
          </table:table-cell>
          <table:table-cell office:value-type="float" office:value="50.116398">
            <text:p>50,116398</text:p>
          </table:table-cell>
          <table:table-cell office:value-type="float" office:value="9.346646">
            <text:p>9,346646</text:p>
          </table:table-cell>
          <table:table-cell office:value-type="float" office:value="34.073982">
            <text:p>34,073982</text:p>
          </table:table-cell>
          <table:table-cell office:value-type="float" office:value="10.140979">
            <text:p>10,140979</text:p>
          </table:table-cell>
          <table:table-cell office:value-type="float" office:value="55.353271">
            <text:p>55,353271</text:p>
          </table:table-cell>
          <table:table-cell office:value-type="float" office:value="10.455481">
            <text:p>10,455481</text:p>
          </table:table-cell>
          <table:table-cell office:value-type="float" office:value="30.884136">
            <text:p>30,884136</text:p>
          </table:table-cell>
          <table:table-cell office:value-type="float" office:value="10.962285">
            <text:p>10,962285</text:p>
          </table:table-cell>
          <table:table-cell table:number-columns-repeated="8" office:value-type="float" office:value="0">
            <text:p>0</text:p>
          </table:table-cell>
          <table:table-cell office:value-type="float" office:value="91.224228">
            <text:p>91,224228</text:p>
          </table:table-cell>
          <table:table-cell office:value-type="float" office:value="20.55899">
            <text:p>20,55899</text:p>
          </table:table-cell>
        </table:table-row>
        <table:table-row table:style-name="ro1">
          <table:table-cell office:value-type="string">
            <text:p>AFR27 <text:s text:c="6"/></text:p>
          </table:table-cell>
          <table:table-cell office:value-type="float" office:value="292.892334">
            <text:p>292,892334</text:p>
          </table:table-cell>
          <table:table-cell office:value-type="float" office:value="674.819214">
            <text:p>674,819214</text:p>
          </table:table-cell>
          <table:table-cell office:value-type="float" office:value="10160.99707">
            <text:p>10160,99707</text:p>
          </table:table-cell>
          <table:table-cell office:value-type="float" office:value="622.75116">
            <text:p>622,75116</text:p>
          </table:table-cell>
          <table:table-cell office:value-type="float" office:value="21271.363281">
            <text:p>21271,363281</text:p>
          </table:table-cell>
          <table:table-cell office:value-type="float" office:value="551.769043">
            <text:p>551,769043</text:p>
          </table:table-cell>
          <table:table-cell office:value-type="float" office:value="45996.40625">
            <text:p>45996,40625</text:p>
          </table:table-cell>
          <table:table-cell office:value-type="float" office:value="1040.481934">
            <text:p>1040,481934</text:p>
          </table:table-cell>
          <table:table-cell office:value-type="float" office:value="589.956055">
            <text:p>589,956055</text:p>
          </table:table-cell>
          <table:table-cell office:value-type="float" office:value="39.081802">
            <text:p>39,081802</text:p>
          </table:table-cell>
          <table:table-cell office:value-type="float" office:value="1805.102661">
            <text:p>1805,102661</text:p>
          </table:table-cell>
          <table:table-cell office:value-type="float" office:value="50.306828">
            <text:p>50,306828</text:p>
          </table:table-cell>
          <table:table-cell office:value-type="float" office:value="5520.430664">
            <text:p>5520,430664</text:p>
          </table:table-cell>
          <table:table-cell office:value-type="float" office:value="102.371132">
            <text:p>102,371132</text:p>
          </table:table-cell>
          <table:table-cell office:value-type="float" office:value="9947.697266">
            <text:p>9947,697266</text:p>
          </table:table-cell>
          <table:table-cell office:value-type="float" office:value="142.949203">
            <text:p>142,949203</text:p>
          </table:table-cell>
          <table:table-cell office:value-type="float" office:value="20163.3125">
            <text:p>20163,3125</text:p>
          </table:table-cell>
          <table:table-cell office:value-type="float" office:value="267.105865">
            <text:p>267,105865</text:p>
          </table:table-cell>
          <table:table-cell office:value-type="float" office:value="2102.297363">
            <text:p>2102,297363</text:p>
          </table:table-cell>
          <table:table-cell office:value-type="float" office:value="56.693619">
            <text:p>56,693619</text:p>
          </table:table-cell>
          <table:table-cell office:value-type="float" office:value="22.707451">
            <text:p>22,707451</text:p>
          </table:table-cell>
          <table:table-cell office:value-type="float" office:value="6.049426">
            <text:p>6,049426</text:p>
          </table:table-cell>
          <table:table-cell office:value-type="float" office:value="34.028336">
            <text:p>34,028336</text:p>
          </table:table-cell>
          <table:table-cell office:value-type="float" office:value="7.483882">
            <text:p>7,483882</text:p>
          </table:table-cell>
          <table:table-cell office:value-type="float" office:value="227.429459">
            <text:p>227,429459</text:p>
          </table:table-cell>
          <table:table-cell office:value-type="float" office:value="7.570302">
            <text:p>7,570302</text:p>
          </table:table-cell>
          <table:table-cell office:value-type="float" office:value="11641.898438">
            <text:p>11641,898438</text:p>
          </table:table-cell>
          <table:table-cell office:value-type="float" office:value="304.094147">
            <text:p>304,094147</text:p>
          </table:table-cell>
          <table:table-cell office:value-type="float" office:value="43.226227">
            <text:p>43,226227</text:p>
          </table:table-cell>
          <table:table-cell office:value-type="float" office:value="7.919469">
            <text:p>7,919469</text:p>
          </table:table-cell>
          <table:table-cell office:value-type="float" office:value="1.342863">
            <text:p>1,342863</text:p>
          </table:table-cell>
          <table:table-cell office:value-type="float" office:value="14.688076">
            <text:p>14,688076</text:p>
          </table:table-cell>
          <table:table-cell office:value-type="float" office:value="333.329224">
            <text:p>333,329224</text:p>
          </table:table-cell>
          <table:table-cell office:value-type="float" office:value="19.742506">
            <text:p>19,742506</text:p>
          </table:table-cell>
          <table:table-cell office:value-type="float" office:value="60.499928">
            <text:p>60,499928</text:p>
          </table:table-cell>
          <table:table-cell office:value-type="float" office:value="9.008944">
            <text:p>9,008944</text:p>
          </table:table-cell>
          <table:table-cell office:value-type="float" office:value="58.500366">
            <text:p>58,500366</text:p>
          </table:table-cell>
          <table:table-cell office:value-type="float" office:value="9.828197">
            <text:p>9,828197</text:p>
          </table:table-cell>
          <table:table-cell office:value-type="float" office:value="148.583771">
            <text:p>148,583771</text:p>
          </table:table-cell>
          <table:table-cell office:value-type="float" office:value="10.54892">
            <text:p>10,54892</text:p>
          </table:table-cell>
          <table:table-cell office:value-type="float" office:value="77.760857">
            <text:p>77,760857</text:p>
          </table:table-cell>
          <table:table-cell office:value-type="float" office:value="10.847827">
            <text:p>10,847827</text:p>
          </table:table-cell>
          <table:table-cell table:number-columns-repeated="8" office:value-type="float" office:value="0">
            <text:p>0</text:p>
          </table:table-cell>
          <table:table-cell office:value-type="float" office:value="85.894493">
            <text:p>85,894493</text:p>
          </table:table-cell>
          <table:table-cell office:value-type="float" office:value="20.02684">
            <text:p>20,02684</text:p>
          </table:table-cell>
        </table:table-row>
        <table:table-row table:style-name="ro1">
          <table:table-cell office:value-type="string">
            <text:p>AFR28 <text:s text:c="6"/></text:p>
          </table:table-cell>
          <table:table-cell office:value-type="float" office:value="816.548279">
            <text:p>816,548279</text:p>
          </table:table-cell>
          <table:table-cell office:value-type="float" office:value="667.860779">
            <text:p>667,860779</text:p>
          </table:table-cell>
          <table:table-cell office:value-type="float" office:value="2913.938477">
            <text:p>2913,938477</text:p>
          </table:table-cell>
          <table:table-cell office:value-type="float" office:value="449.694824">
            <text:p>449,694824</text:p>
          </table:table-cell>
          <table:table-cell office:value-type="float" office:value="19387.765625">
            <text:p>19387,765625</text:p>
          </table:table-cell>
          <table:table-cell office:value-type="float" office:value="504.83371">
            <text:p>504,83371</text:p>
          </table:table-cell>
          <table:table-cell office:value-type="float" office:value="32426.65625">
            <text:p>32426,65625</text:p>
          </table:table-cell>
          <table:table-cell office:value-type="float" office:value="741.642151">
            <text:p>741,642151</text:p>
          </table:table-cell>
          <table:table-cell office:value-type="float" office:value="157.663269">
            <text:p>157,663269</text:p>
          </table:table-cell>
          <table:table-cell office:value-type="float" office:value="28.828169">
            <text:p>28,828169</text:p>
          </table:table-cell>
          <table:table-cell office:value-type="float" office:value="1124.125488">
            <text:p>1124,125488</text:p>
          </table:table-cell>
          <table:table-cell office:value-type="float" office:value="36.665062">
            <text:p>36,665062</text:p>
          </table:table-cell>
          <table:table-cell office:value-type="float" office:value="1679.119141">
            <text:p>1679,119141</text:p>
          </table:table-cell>
          <table:table-cell office:value-type="float" office:value="38.747616">
            <text:p>38,747616</text:p>
          </table:table-cell>
          <table:table-cell office:value-type="float" office:value="3805.943359">
            <text:p>3805,943359</text:p>
          </table:table-cell>
          <table:table-cell office:value-type="float" office:value="57.767315">
            <text:p>57,767315</text:p>
          </table:table-cell>
          <table:table-cell office:value-type="float" office:value="6747.929688">
            <text:p>6747,929688</text:p>
          </table:table-cell>
          <table:table-cell office:value-type="float" office:value="92.436775">
            <text:p>92,436775</text:p>
          </table:table-cell>
          <table:table-cell office:value-type="float" office:value="1355.201172">
            <text:p>1355,201172</text:p>
          </table:table-cell>
          <table:table-cell office:value-type="float" office:value="37.025761">
            <text:p>37,025761</text:p>
          </table:table-cell>
          <table:table-cell office:value-type="float" office:value="25.375504">
            <text:p>25,375504</text:p>
          </table:table-cell>
          <table:table-cell office:value-type="float" office:value="5.90925">
            <text:p>5,90925</text:p>
          </table:table-cell>
          <table:table-cell office:value-type="float" office:value="19.97665">
            <text:p>19,97665</text:p>
          </table:table-cell>
          <table:table-cell office:value-type="float" office:value="7.58856">
            <text:p>7,58856</text:p>
          </table:table-cell>
          <table:table-cell office:value-type="float" office:value="174.806091">
            <text:p>174,806091</text:p>
          </table:table-cell>
          <table:table-cell office:value-type="float" office:value="6.851487">
            <text:p>6,851487</text:p>
          </table:table-cell>
          <table:table-cell office:value-type="float" office:value="9761.982422">
            <text:p>9761,982422</text:p>
          </table:table-cell>
          <table:table-cell office:value-type="float" office:value="255.331589">
            <text:p>255,331589</text:p>
          </table:table-cell>
          <table:table-cell office:value-type="float" office:value="47.35508">
            <text:p>47,35508</text:p>
          </table:table-cell>
          <table:table-cell office:value-type="float" office:value="8.488064">
            <text:p>8,488064</text:p>
          </table:table-cell>
          <table:table-cell table:number-columns-repeated="2" office:value-type="float" office:value="0">
            <text:p>0</text:p>
          </table:table-cell>
          <table:table-cell office:value-type="float" office:value="142.810303">
            <text:p>142,810303</text:p>
          </table:table-cell>
          <table:table-cell office:value-type="float" office:value="18.827093">
            <text:p>18,827093</text:p>
          </table:table-cell>
          <table:table-cell office:value-type="float" office:value="63.848083">
            <text:p>63,848083</text:p>
          </table:table-cell>
          <table:table-cell office:value-type="float" office:value="9.794611">
            <text:p>9,794611</text:p>
          </table:table-cell>
          <table:table-cell office:value-type="float" office:value="34.026688">
            <text:p>34,026688</text:p>
          </table:table-cell>
          <table:table-cell office:value-type="float" office:value="10.518526">
            <text:p>10,518526</text:p>
          </table:table-cell>
          <table:table-cell office:value-type="float" office:value="73.954369">
            <text:p>73,954369</text:p>
          </table:table-cell>
          <table:table-cell office:value-type="float" office:value="10.944359">
            <text:p>10,944359</text:p>
          </table:table-cell>
          <table:table-cell office:value-type="float" office:value="33.58168">
            <text:p>33,58168</text:p>
          </table:table-cell>
          <table:table-cell office:value-type="float" office:value="11.489697">
            <text:p>11,489697</text:p>
          </table:table-cell>
          <table:table-cell office:value-type="float" office:value="35.706383">
            <text:p>35,706383</text:p>
          </table:table-cell>
          <table:table-cell office:value-type="float" office:value="37.313652">
            <text:p>37,313652</text:p>
          </table:table-cell>
          <table:table-cell table:number-columns-repeated="6" office:value-type="float" office:value="0">
            <text:p>0</text:p>
          </table:table-cell>
          <table:table-cell office:value-type="float" office:value="93.080124">
            <text:p>93,080124</text:p>
          </table:table-cell>
          <table:table-cell office:value-type="float" office:value="21.510241">
            <text:p>21,510241</text:p>
          </table:table-cell>
        </table:table-row>
        <table:table-row table:style-name="ro1">
          <table:table-cell office:value-type="string">
            <text:p>AFR29 <text:s text:c="6"/></text:p>
          </table:table-cell>
          <table:table-cell office:value-type="float" office:value="168.634995">
            <text:p>168,634995</text:p>
          </table:table-cell>
          <table:table-cell office:value-type="float" office:value="710.130005">
            <text:p>710,130005</text:p>
          </table:table-cell>
          <table:table-cell office:value-type="float" office:value="2825.18335">
            <text:p>2825,18335</text:p>
          </table:table-cell>
          <table:table-cell office:value-type="float" office:value="468.663666">
            <text:p>468,663666</text:p>
          </table:table-cell>
          <table:table-cell office:value-type="float" office:value="18164.089844">
            <text:p>18164,089844</text:p>
          </table:table-cell>
          <table:table-cell office:value-type="float" office:value="481.100708">
            <text:p>481,100708</text:p>
          </table:table-cell>
          <table:table-cell office:value-type="float" office:value="44543.496094">
            <text:p>44543,496094</text:p>
          </table:table-cell>
          <table:table-cell office:value-type="float" office:value="1007.522705">
            <text:p>1007,522705</text:p>
          </table:table-cell>
          <table:table-cell office:value-type="float" office:value="251.115662">
            <text:p>251,115662</text:p>
          </table:table-cell>
          <table:table-cell office:value-type="float" office:value="35.958466">
            <text:p>35,958466</text:p>
          </table:table-cell>
          <table:table-cell office:value-type="float" office:value="1941.792114">
            <text:p>1941,792114</text:p>
          </table:table-cell>
          <table:table-cell office:value-type="float" office:value="53.085503">
            <text:p>53,085503</text:p>
          </table:table-cell>
          <table:table-cell office:value-type="float" office:value="10611.492188">
            <text:p>10611,492188</text:p>
          </table:table-cell>
          <table:table-cell office:value-type="float" office:value="188.362671">
            <text:p>188,362671</text:p>
          </table:table-cell>
          <table:table-cell office:value-type="float" office:value="11469.59668">
            <text:p>11469,59668</text:p>
          </table:table-cell>
          <table:table-cell office:value-type="float" office:value="164.104019">
            <text:p>164,104019</text:p>
          </table:table-cell>
          <table:table-cell office:value-type="float" office:value="18234.912109">
            <text:p>18234,912109</text:p>
          </table:table-cell>
          <table:table-cell office:value-type="float" office:value="242.027435">
            <text:p>242,027435</text:p>
          </table:table-cell>
          <table:table-cell office:value-type="float" office:value="1993.968018">
            <text:p>1993,968018</text:p>
          </table:table-cell>
          <table:table-cell office:value-type="float" office:value="53.835304">
            <text:p>53,835304</text:p>
          </table:table-cell>
          <table:table-cell office:value-type="float" office:value="24.447485">
            <text:p>24,447485</text:p>
          </table:table-cell>
          <table:table-cell office:value-type="float" office:value="5.907664">
            <text:p>5,907664</text:p>
          </table:table-cell>
          <table:table-cell office:value-type="float" office:value="27.10041">
            <text:p>27,10041</text:p>
          </table:table-cell>
          <table:table-cell office:value-type="float" office:value="7.41906">
            <text:p>7,41906</text:p>
          </table:table-cell>
          <table:table-cell office:value-type="float" office:value="213.248474">
            <text:p>213,248474</text:p>
          </table:table-cell>
          <table:table-cell office:value-type="float" office:value="7.286984">
            <text:p>7,286984</text:p>
          </table:table-cell>
          <table:table-cell office:value-type="float" office:value="11366.291992">
            <text:p>11366,291992</text:p>
          </table:table-cell>
          <table:table-cell office:value-type="float" office:value="296.94162">
            <text:p>296,94162</text:p>
          </table:table-cell>
          <table:table-cell office:value-type="float" office:value="40.473652">
            <text:p>40,473652</text:p>
          </table:table-cell>
          <table:table-cell office:value-type="float" office:value="7.984034">
            <text:p>7,984034</text:p>
          </table:table-cell>
          <table:table-cell table:number-columns-repeated="2" office:value-type="float" office:value="0">
            <text:p>0</text:p>
          </table:table-cell>
          <table:table-cell office:value-type="float" office:value="253.251389">
            <text:p>253,251389</text:p>
          </table:table-cell>
          <table:table-cell office:value-type="float" office:value="19.255592">
            <text:p>19,255592</text:p>
          </table:table-cell>
          <table:table-cell office:value-type="float" office:value="74.189224">
            <text:p>74,189224</text:p>
          </table:table-cell>
          <table:table-cell office:value-type="float" office:value="9.461559">
            <text:p>9,461559</text:p>
          </table:table-cell>
          <table:table-cell office:value-type="float" office:value="88.720039">
            <text:p>88,720039</text:p>
          </table:table-cell>
          <table:table-cell office:value-type="float" office:value="10.328435">
            <text:p>10,328435</text:p>
          </table:table-cell>
          <table:table-cell office:value-type="float" office:value="134.357941">
            <text:p>134,357941</text:p>
          </table:table-cell>
          <table:table-cell office:value-type="float" office:value="10.792609">
            <text:p>10,792609</text:p>
          </table:table-cell>
          <table:table-cell office:value-type="float" office:value="89.074036">
            <text:p>89,074036</text:p>
          </table:table-cell>
          <table:table-cell office:value-type="float" office:value="11.372398">
            <text:p>11,372398</text:p>
          </table:table-cell>
          <table:table-cell office:value-type="float" office:value="14.705135">
            <text:p>14,705135</text:p>
          </table:table-cell>
          <table:table-cell office:value-type="float" office:value="48.752148">
            <text:p>48,752148</text:p>
          </table:table-cell>
          <table:table-cell table:number-columns-repeated="6" office:value-type="float" office:value="0">
            <text:p>0</text:p>
          </table:table-cell>
          <table:table-cell office:value-type="float" office:value="119.205376">
            <text:p>119,205376</text:p>
          </table:table-cell>
          <table:table-cell office:value-type="float" office:value="20.910334">
            <text:p>20,910334</text:p>
          </table:table-cell>
        </table:table-row>
        <table:table-row table:style-name="ro1">
          <table:table-cell office:value-type="string">
            <text:p>AFR30 <text:s text:c="6"/></text:p>
          </table:table-cell>
          <table:table-cell office:value-type="float" office:value="8948.137695">
            <text:p>8948,137695</text:p>
          </table:table-cell>
          <table:table-cell office:value-type="float" office:value="479.385498">
            <text:p>479,385498</text:p>
          </table:table-cell>
          <table:table-cell office:value-type="float" office:value="5757.965332">
            <text:p>5757,965332</text:p>
          </table:table-cell>
          <table:table-cell office:value-type="float" office:value="512.015381">
            <text:p>512,015381</text:p>
          </table:table-cell>
          <table:table-cell office:value-type="float" office:value="80962.710938">
            <text:p>80962,710938</text:p>
          </table:table-cell>
          <table:table-cell office:value-type="float" office:value="818.315735">
            <text:p>818,315735</text:p>
          </table:table-cell>
          <table:table-cell office:value-type="float" office:value="37316.839844">
            <text:p>37316,839844</text:p>
          </table:table-cell>
          <table:table-cell office:value-type="float" office:value="849.514343">
            <text:p>849,514343</text:p>
          </table:table-cell>
          <table:table-cell office:value-type="float" office:value="572.471375">
            <text:p>572,471375</text:p>
          </table:table-cell>
          <table:table-cell office:value-type="float" office:value="39.254665">
            <text:p>39,254665</text:p>
          </table:table-cell>
          <table:table-cell office:value-type="float" office:value="2164.221924">
            <text:p>2164,221924</text:p>
          </table:table-cell>
          <table:table-cell office:value-type="float" office:value="56.934959">
            <text:p>56,934959</text:p>
          </table:table-cell>
          <table:table-cell office:value-type="float" office:value="11658.129883">
            <text:p>11658,129883</text:p>
          </table:table-cell>
          <table:table-cell office:value-type="float" office:value="206.150848">
            <text:p>206,150848</text:p>
          </table:table-cell>
          <table:table-cell office:value-type="float" office:value="16637.759766">
            <text:p>16637,759766</text:p>
          </table:table-cell>
          <table:table-cell office:value-type="float" office:value="236.139877">
            <text:p>236,139877</text:p>
          </table:table-cell>
          <table:table-cell office:value-type="float" office:value="19460.505859">
            <text:p>19460,505859</text:p>
          </table:table-cell>
          <table:table-cell office:value-type="float" office:value="258.097931">
            <text:p>258,097931</text:p>
          </table:table-cell>
          <table:table-cell office:value-type="float" office:value="1834.330566">
            <text:p>1834,330566</text:p>
          </table:table-cell>
          <table:table-cell office:value-type="float" office:value="49.581093">
            <text:p>49,581093</text:p>
          </table:table-cell>
          <table:table-cell office:value-type="float" office:value="12.760253">
            <text:p>12,760253</text:p>
          </table:table-cell>
          <table:table-cell office:value-type="float" office:value="5.516097">
            <text:p>5,516097</text:p>
          </table:table-cell>
          <table:table-cell office:value-type="float" office:value="33.416321">
            <text:p>33,416321</text:p>
          </table:table-cell>
          <table:table-cell office:value-type="float" office:value="7.258272">
            <text:p>7,258272</text:p>
          </table:table-cell>
          <table:table-cell office:value-type="float" office:value="265.337921">
            <text:p>265,337921</text:p>
          </table:table-cell>
          <table:table-cell office:value-type="float" office:value="8.076276">
            <text:p>8,076276</text:p>
          </table:table-cell>
          <table:table-cell office:value-type="float" office:value="10426.496094">
            <text:p>10426,496094</text:p>
          </table:table-cell>
          <table:table-cell office:value-type="float" office:value="272.533386">
            <text:p>272,533386</text:p>
          </table:table-cell>
          <table:table-cell office:value-type="float" office:value="30.115297">
            <text:p>30,115297</text:p>
          </table:table-cell>
          <table:table-cell office:value-type="float" office:value="7.221251">
            <text:p>7,221251</text:p>
          </table:table-cell>
          <table:table-cell table:number-columns-repeated="2" office:value-type="float" office:value="0">
            <text:p>0</text:p>
          </table:table-cell>
          <table:table-cell office:value-type="float" office:value="248.409027">
            <text:p>248,409027</text:p>
          </table:table-cell>
          <table:table-cell office:value-type="float" office:value="18.910187">
            <text:p>18,910187</text:p>
          </table:table-cell>
          <table:table-cell office:value-type="float" office:value="158.995071">
            <text:p>158,995071</text:p>
          </table:table-cell>
          <table:table-cell office:value-type="float" office:value="9.069294">
            <text:p>9,069294</text:p>
          </table:table-cell>
          <table:table-cell office:value-type="float" office:value="106.832932">
            <text:p>106,832932</text:p>
          </table:table-cell>
          <table:table-cell office:value-type="float" office:value="9.532775">
            <text:p>9,532775</text:p>
          </table:table-cell>
          <table:table-cell office:value-type="float" office:value="148.633774">
            <text:p>148,633774</text:p>
          </table:table-cell>
          <table:table-cell office:value-type="float" office:value="10.021051">
            <text:p>10,021051</text:p>
          </table:table-cell>
          <table:table-cell office:value-type="float" office:value="53.015011">
            <text:p>53,015011</text:p>
          </table:table-cell>
          <table:table-cell office:value-type="float" office:value="10.129816">
            <text:p>10,129816</text:p>
          </table:table-cell>
          <table:table-cell table:number-columns-repeated="8" office:value-type="float" office:value="0">
            <text:p>0</text:p>
          </table:table-cell>
          <table:table-cell office:value-type="float" office:value="107.165863">
            <text:p>107,165863</text:p>
          </table:table-cell>
          <table:table-cell office:value-type="float" office:value="18.894527">
            <text:p>18,894527</text:p>
          </table:table-cell>
        </table:table-row>
        <table:table-row table:style-name="ro1">
          <table:table-cell office:value-type="string">
            <text:p>AFR31 <text:s text:c="6"/></text:p>
          </table:table-cell>
          <table:table-cell office:value-type="float" office:value="115.381821">
            <text:p>115,381821</text:p>
          </table:table-cell>
          <table:table-cell office:value-type="float" office:value="612.459045">
            <text:p>612,459045</text:p>
          </table:table-cell>
          <table:table-cell office:value-type="float" office:value="4789.375488">
            <text:p>4789,375488</text:p>
          </table:table-cell>
          <table:table-cell office:value-type="float" office:value="471.891998">
            <text:p>471,891998</text:p>
          </table:table-cell>
          <table:table-cell office:value-type="float" office:value="20886.708984">
            <text:p>20886,708984</text:p>
          </table:table-cell>
          <table:table-cell office:value-type="float" office:value="539.874512">
            <text:p>539,874512</text:p>
          </table:table-cell>
          <table:table-cell office:value-type="float" office:value="35069.210938">
            <text:p>35069,210938</text:p>
          </table:table-cell>
          <table:table-cell office:value-type="float" office:value="799.951294">
            <text:p>799,951294</text:p>
          </table:table-cell>
          <table:table-cell office:value-type="float" office:value="336.428711">
            <text:p>336,428711</text:p>
          </table:table-cell>
          <table:table-cell office:value-type="float" office:value="31.544956">
            <text:p>31,544956</text:p>
          </table:table-cell>
          <table:table-cell office:value-type="float" office:value="1380.96521">
            <text:p>1380,96521</text:p>
          </table:table-cell>
          <table:table-cell office:value-type="float" office:value="41.198891">
            <text:p>41,198891</text:p>
          </table:table-cell>
          <table:table-cell office:value-type="float" office:value="3860.036621">
            <text:p>3860,036621</text:p>
          </table:table-cell>
          <table:table-cell office:value-type="float" office:value="74.30072">
            <text:p>74,30072</text:p>
          </table:table-cell>
          <table:table-cell office:value-type="float" office:value="6268.956055">
            <text:p>6268,956055</text:p>
          </table:table-cell>
          <table:table-cell office:value-type="float" office:value="91.713493">
            <text:p>91,713493</text:p>
          </table:table-cell>
          <table:table-cell office:value-type="float" office:value="10893.320313">
            <text:p>10893,320313</text:p>
          </table:table-cell>
          <table:table-cell office:value-type="float" office:value="146.270752">
            <text:p>146,270752</text:p>
          </table:table-cell>
          <table:table-cell office:value-type="float" office:value="1547.995605">
            <text:p>1547,995605</text:p>
          </table:table-cell>
          <table:table-cell office:value-type="float" office:value="42.024746">
            <text:p>42,024746</text:p>
          </table:table-cell>
          <table:table-cell office:value-type="float" office:value="26.448523">
            <text:p>26,448523</text:p>
          </table:table-cell>
          <table:table-cell office:value-type="float" office:value="5.478059">
            <text:p>5,478059</text:p>
          </table:table-cell>
          <table:table-cell office:value-type="float" office:value="28.177546">
            <text:p>28,177546</text:p>
          </table:table-cell>
          <table:table-cell office:value-type="float" office:value="7.27258">
            <text:p>7,27258</text:p>
          </table:table-cell>
          <table:table-cell office:value-type="float" office:value="226.361603">
            <text:p>226,361603</text:p>
          </table:table-cell>
          <table:table-cell office:value-type="float" office:value="7.331064">
            <text:p>7,331064</text:p>
          </table:table-cell>
          <table:table-cell office:value-type="float" office:value="9819.385742">
            <text:p>9819,385742</text:p>
          </table:table-cell>
          <table:table-cell office:value-type="float" office:value="256.784729">
            <text:p>256,784729</text:p>
          </table:table-cell>
          <table:table-cell office:value-type="float" office:value="40.799614">
            <text:p>40,799614</text:p>
          </table:table-cell>
          <table:table-cell office:value-type="float" office:value="7.373607">
            <text:p>7,373607</text:p>
          </table:table-cell>
          <table:table-cell table:number-columns-repeated="2" office:value-type="float" office:value="0">
            <text:p>0</text:p>
          </table:table-cell>
          <table:table-cell office:value-type="float" office:value="166.609482">
            <text:p>166,609482</text:p>
          </table:table-cell>
          <table:table-cell office:value-type="float" office:value="18.479765">
            <text:p>18,479765</text:p>
          </table:table-cell>
          <table:table-cell office:value-type="float" office:value="57.872257">
            <text:p>57,872257</text:p>
          </table:table-cell>
          <table:table-cell office:value-type="float" office:value="8.43529">
            <text:p>8,43529</text:p>
          </table:table-cell>
          <table:table-cell office:value-type="float" office:value="42.231873">
            <text:p>42,231873</text:p>
          </table:table-cell>
          <table:table-cell office:value-type="float" office:value="9.138648">
            <text:p>9,138648</text:p>
          </table:table-cell>
          <table:table-cell office:value-type="float" office:value="94.605583">
            <text:p>94,605583</text:p>
          </table:table-cell>
          <table:table-cell office:value-type="float" office:value="9.552152">
            <text:p>9,552152</text:p>
          </table:table-cell>
          <table:table-cell office:value-type="float" office:value="54.473892">
            <text:p>54,473892</text:p>
          </table:table-cell>
          <table:table-cell office:value-type="float" office:value="9.972712">
            <text:p>9,972712</text:p>
          </table:table-cell>
          <table:table-cell table:number-columns-repeated="8" office:value-type="float" office:value="0">
            <text:p>0</text:p>
          </table:table-cell>
          <table:table-cell office:value-type="float" office:value="106.499641">
            <text:p>106,499641</text:p>
          </table:table-cell>
          <table:table-cell office:value-type="float" office:value="18.609415">
            <text:p>18,609415</text:p>
          </table:table-cell>
        </table:table-row>
        <table:table-row table:style-name="ro1">
          <table:table-cell office:value-type="string">
            <text:p>AFR3 <text:s text:c="7"/></text:p>
          </table:table-cell>
          <table:table-cell office:value-type="float" office:value="1411.208618">
            <text:p>1411,208618</text:p>
          </table:table-cell>
          <table:table-cell office:value-type="float" office:value="549.427063">
            <text:p>549,427063</text:p>
          </table:table-cell>
          <table:table-cell office:value-type="float" office:value="2555.058594">
            <text:p>2555,058594</text:p>
          </table:table-cell>
          <table:table-cell office:value-type="float" office:value="408.58844">
            <text:p>408,58844</text:p>
          </table:table-cell>
          <table:table-cell office:value-type="float" office:value="7344.531738">
            <text:p>7344,531738</text:p>
          </table:table-cell>
          <table:table-cell office:value-type="float" office:value="235.759811">
            <text:p>235,759811</text:p>
          </table:table-cell>
          <table:table-cell office:value-type="float" office:value="14237.051758">
            <text:p>14237,051758</text:p>
          </table:table-cell>
          <table:table-cell office:value-type="float" office:value="343.185242">
            <text:p>343,185242</text:p>
          </table:table-cell>
          <table:table-cell office:value-type="float" office:value="97.371384">
            <text:p>97,371384</text:p>
          </table:table-cell>
          <table:table-cell office:value-type="float" office:value="25.704981">
            <text:p>25,704981</text:p>
          </table:table-cell>
          <table:table-cell office:value-type="float" office:value="1833.239014">
            <text:p>1833,239014</text:p>
          </table:table-cell>
          <table:table-cell office:value-type="float" office:value="47.499058">
            <text:p>47,499058</text:p>
          </table:table-cell>
          <table:table-cell office:value-type="float" office:value="3447.831299">
            <text:p>3447,831299</text:p>
          </table:table-cell>
          <table:table-cell office:value-type="float" office:value="67.195496">
            <text:p>67,195496</text:p>
          </table:table-cell>
          <table:table-cell office:value-type="float" office:value="4898.364746">
            <text:p>4898,364746</text:p>
          </table:table-cell>
          <table:table-cell office:value-type="float" office:value="72.62355">
            <text:p>72,62355</text:p>
          </table:table-cell>
          <table:table-cell office:value-type="float" office:value="5908.138672">
            <text:p>5908,138672</text:p>
          </table:table-cell>
          <table:table-cell office:value-type="float" office:value="81.64183">
            <text:p>81,64183</text:p>
          </table:table-cell>
          <table:table-cell office:value-type="float" office:value="475.83902">
            <text:p>475,83902</text:p>
          </table:table-cell>
          <table:table-cell office:value-type="float" office:value="13.87049">
            <text:p>13,87049</text:p>
          </table:table-cell>
          <table:table-cell office:value-type="float" office:value="16.414326">
            <text:p>16,414326</text:p>
          </table:table-cell>
          <table:table-cell office:value-type="float" office:value="4.275879">
            <text:p>4,275879</text:p>
          </table:table-cell>
          <table:table-cell office:value-type="float" office:value="12.85289">
            <text:p>12,85289</text:p>
          </table:table-cell>
          <table:table-cell office:value-type="float" office:value="6.861453">
            <text:p>6,861453</text:p>
          </table:table-cell>
          <table:table-cell office:value-type="float" office:value="109.304527">
            <text:p>109,304527</text:p>
          </table:table-cell>
          <table:table-cell office:value-type="float" office:value="4.819087">
            <text:p>4,819087</text:p>
          </table:table-cell>
          <table:table-cell office:value-type="float" office:value="3662.424561">
            <text:p>3662,424561</text:p>
          </table:table-cell>
          <table:table-cell office:value-type="float" office:value="97.129852">
            <text:p>97,129852</text:p>
          </table:table-cell>
          <table:table-cell office:value-type="float" office:value="33.411137">
            <text:p>33,411137</text:p>
          </table:table-cell>
          <table:table-cell office:value-type="float" office:value="6.29283">
            <text:p>6,29283</text:p>
          </table:table-cell>
          <table:table-cell table:number-columns-repeated="2" office:value-type="float" office:value="0">
            <text:p>0</text:p>
          </table:table-cell>
          <table:table-cell office:value-type="float" office:value="48.38485">
            <text:p>48,38485</text:p>
          </table:table-cell>
          <table:table-cell office:value-type="float" office:value="17.671446">
            <text:p>17,671446</text:p>
          </table:table-cell>
          <table:table-cell office:value-type="float" office:value="68.276978">
            <text:p>68,276978</text:p>
          </table:table-cell>
          <table:table-cell office:value-type="float" office:value="7.413944">
            <text:p>7,413944</text:p>
          </table:table-cell>
          <table:table-cell office:value-type="float" office:value="39.370697">
            <text:p>39,370697</text:p>
          </table:table-cell>
          <table:table-cell office:value-type="float" office:value="7.956293">
            <text:p>7,956293</text:p>
          </table:table-cell>
          <table:table-cell office:value-type="float" office:value="56.20332">
            <text:p>56,20332</text:p>
          </table:table-cell>
          <table:table-cell office:value-type="float" office:value="8.371252">
            <text:p>8,371252</text:p>
          </table:table-cell>
          <table:table-cell office:value-type="float" office:value="17.809301">
            <text:p>17,809301</text:p>
          </table:table-cell>
          <table:table-cell office:value-type="float" office:value="8.630179">
            <text:p>8,630179</text:p>
          </table:table-cell>
          <table:table-cell table:number-columns-repeated="8" office:value-type="float" office:value="0">
            <text:p>0</text:p>
          </table:table-cell>
          <table:table-cell office:value-type="float" office:value="53.440174">
            <text:p>53,440174</text:p>
          </table:table-cell>
          <table:table-cell office:value-type="float" office:value="16.031687">
            <text:p>16,031687</text:p>
          </table:table-cell>
        </table:table-row>
        <table:table-row table:style-name="ro1">
          <table:table-cell office:value-type="string">
            <text:p>AFR32 <text:s text:c="6"/></text:p>
          </table:table-cell>
          <table:table-cell office:value-type="float" office:value="99.239479">
            <text:p>99,239479</text:p>
          </table:table-cell>
          <table:table-cell office:value-type="float" office:value="348.363098">
            <text:p>348,363098</text:p>
          </table:table-cell>
          <table:table-cell office:value-type="float" office:value="301.447021">
            <text:p>301,447021</text:p>
          </table:table-cell>
          <table:table-cell office:value-type="float" office:value="369.551605">
            <text:p>369,551605</text:p>
          </table:table-cell>
          <table:table-cell office:value-type="float" office:value="196.468216">
            <text:p>196,468216</text:p>
          </table:table-cell>
          <table:table-cell office:value-type="float" office:value="43.899071">
            <text:p>43,899071</text:p>
          </table:table-cell>
          <table:table-cell office:value-type="float" office:value="133.156799">
            <text:p>133,156799</text:p>
          </table:table-cell>
          <table:table-cell office:value-type="float" office:value="47.93523">
            <text:p>47,93523</text:p>
          </table:table-cell>
          <table:table-cell table:number-columns-repeated="2" office:value-type="float" office:value="0">
            <text:p>0</text:p>
          </table:table-cell>
          <table:table-cell office:value-type="float" office:value="38.022171">
            <text:p>38,022171</text:p>
          </table:table-cell>
          <table:table-cell office:value-type="float" office:value="11.429935">
            <text:p>11,429935</text:p>
          </table:table-cell>
          <table:table-cell office:value-type="float" office:value="52.013294">
            <text:p>52,013294</text:p>
          </table:table-cell>
          <table:table-cell office:value-type="float" office:value="8.369166">
            <text:p>8,369166</text:p>
          </table:table-cell>
          <table:table-cell office:value-type="float" office:value="10.433661">
            <text:p>10,433661</text:p>
          </table:table-cell>
          <table:table-cell office:value-type="float" office:value="7.777709">
            <text:p>7,777709</text:p>
          </table:table-cell>
          <table:table-cell table:number-columns-repeated="6" office:value-type="float" office:value="0">
            <text:p>0</text:p>
          </table:table-cell>
          <table:table-cell office:value-type="float" office:value="0.221067">
            <text:p>0,221067</text:p>
          </table:table-cell>
          <table:table-cell office:value-type="float" office:value="6.75302">
            <text:p>6,75302</text:p>
          </table:table-cell>
          <table:table-cell table:number-columns-repeated="8" office:value-type="float" office:value="0">
            <text:p>0</text:p>
          </table:table-cell>
          <table:table-cell office:value-type="float" office:value="6.364163">
            <text:p>6,364163</text:p>
          </table:table-cell>
          <table:table-cell office:value-type="float" office:value="17.563723">
            <text:p>17,563723</text:p>
          </table:table-cell>
          <table:table-cell table:number-columns-repeated="14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FR33 <text:s text:c="6"/></text:p>
          </table:table-cell>
          <table:table-cell office:value-type="float" office:value="487.645355">
            <text:p>487,645355</text:p>
          </table:table-cell>
          <table:table-cell office:value-type="float" office:value="603.772705">
            <text:p>603,772705</text:p>
          </table:table-cell>
          <table:table-cell office:value-type="float" office:value="3627.7229">
            <text:p>3627,7229</text:p>
          </table:table-cell>
          <table:table-cell office:value-type="float" office:value="444.264771">
            <text:p>444,264771</text:p>
          </table:table-cell>
          <table:table-cell office:value-type="float" office:value="19797.382813">
            <text:p>19797,382813</text:p>
          </table:table-cell>
          <table:table-cell office:value-type="float" office:value="513.583679">
            <text:p>513,583679</text:p>
          </table:table-cell>
          <table:table-cell office:value-type="float" office:value="33508.207031">
            <text:p>33508,207031</text:p>
          </table:table-cell>
          <table:table-cell office:value-type="float" office:value="766.227051">
            <text:p>766,227051</text:p>
          </table:table-cell>
          <table:table-cell office:value-type="float" office:value="212.90979">
            <text:p>212,90979</text:p>
          </table:table-cell>
          <table:table-cell office:value-type="float" office:value="28.953852">
            <text:p>28,953852</text:p>
          </table:table-cell>
          <table:table-cell office:value-type="float" office:value="1320.083984">
            <text:p>1320,083984</text:p>
          </table:table-cell>
          <table:table-cell office:value-type="float" office:value="39.404835">
            <text:p>39,404835</text:p>
          </table:table-cell>
          <table:table-cell office:value-type="float" office:value="1211.037109">
            <text:p>1211,037109</text:p>
          </table:table-cell>
          <table:table-cell office:value-type="float" office:value="31.182295">
            <text:p>31,182295</text:p>
          </table:table-cell>
          <table:table-cell office:value-type="float" office:value="5790.791992">
            <text:p>5790,791992</text:p>
          </table:table-cell>
          <table:table-cell office:value-type="float" office:value="85.108765">
            <text:p>85,108765</text:p>
          </table:table-cell>
          <table:table-cell office:value-type="float" office:value="6595.192871">
            <text:p>6595,192871</text:p>
          </table:table-cell>
          <table:table-cell office:value-type="float" office:value="90.68531">
            <text:p>90,68531</text:p>
          </table:table-cell>
          <table:table-cell office:value-type="float" office:value="1269.773682">
            <text:p>1269,773682</text:p>
          </table:table-cell>
          <table:table-cell office:value-type="float" office:value="34.702209">
            <text:p>34,702209</text:p>
          </table:table-cell>
          <table:table-cell office:value-type="float" office:value="12.486227">
            <text:p>12,486227</text:p>
          </table:table-cell>
          <table:table-cell office:value-type="float" office:value="5.307536">
            <text:p>5,307536</text:p>
          </table:table-cell>
          <table:table-cell office:value-type="float" office:value="25.003471">
            <text:p>25,003471</text:p>
          </table:table-cell>
          <table:table-cell office:value-type="float" office:value="7.291111">
            <text:p>7,291111</text:p>
          </table:table-cell>
          <table:table-cell office:value-type="float" office:value="194.80658">
            <text:p>194,80658</text:p>
          </table:table-cell>
          <table:table-cell office:value-type="float" office:value="6.748597">
            <text:p>6,748597</text:p>
          </table:table-cell>
          <table:table-cell office:value-type="float" office:value="8154.568359">
            <text:p>8154,568359</text:p>
          </table:table-cell>
          <table:table-cell office:value-type="float" office:value="213.595505">
            <text:p>213,595505</text:p>
          </table:table-cell>
          <table:table-cell office:value-type="float" office:value="36.994362">
            <text:p>36,994362</text:p>
          </table:table-cell>
          <table:table-cell office:value-type="float" office:value="7.283942">
            <text:p>7,283942</text:p>
          </table:table-cell>
          <table:table-cell table:number-columns-repeated="2" office:value-type="float" office:value="0">
            <text:p>0</text:p>
          </table:table-cell>
          <table:table-cell office:value-type="float" office:value="125.919632">
            <text:p>125,919632</text:p>
          </table:table-cell>
          <table:table-cell office:value-type="float" office:value="18.281734">
            <text:p>18,281734</text:p>
          </table:table-cell>
          <table:table-cell office:value-type="float" office:value="67.634293">
            <text:p>67,634293</text:p>
          </table:table-cell>
          <table:table-cell office:value-type="float" office:value="8.408387">
            <text:p>8,408387</text:p>
          </table:table-cell>
          <table:table-cell office:value-type="float" office:value="44.80986">
            <text:p>44,80986</text:p>
          </table:table-cell>
          <table:table-cell office:value-type="float" office:value="9.063033">
            <text:p>9,063033</text:p>
          </table:table-cell>
          <table:table-cell office:value-type="float" office:value="72.653534">
            <text:p>72,653534</text:p>
          </table:table-cell>
          <table:table-cell office:value-type="float" office:value="9.421049">
            <text:p>9,421049</text:p>
          </table:table-cell>
          <table:table-cell office:value-type="float" office:value="49.165161">
            <text:p>49,165161</text:p>
          </table:table-cell>
          <table:table-cell office:value-type="float" office:value="9.913468">
            <text:p>9,913468</text:p>
          </table:table-cell>
          <table:table-cell table:number-columns-repeated="8" office:value-type="float" office:value="0">
            <text:p>0</text:p>
          </table:table-cell>
          <table:table-cell office:value-type="float" office:value="74.443573">
            <text:p>74,443573</text:p>
          </table:table-cell>
          <table:table-cell office:value-type="float" office:value="18.515905">
            <text:p>18,515905</text:p>
          </table:table-cell>
        </table:table-row>
        <table:table-row table:style-name="ro1">
          <table:table-cell office:value-type="string">
            <text:p>AFR34 <text:s text:c="6"/></text:p>
          </table:table-cell>
          <table:table-cell office:value-type="float" office:value="568.03363">
            <text:p>568,03363</text:p>
          </table:table-cell>
          <table:table-cell office:value-type="float" office:value="516.155334">
            <text:p>516,155334</text:p>
          </table:table-cell>
          <table:table-cell office:value-type="float" office:value="1926.054077">
            <text:p>1926,054077</text:p>
          </table:table-cell>
          <table:table-cell office:value-type="float" office:value="387.747711">
            <text:p>387,747711</text:p>
          </table:table-cell>
          <table:table-cell office:value-type="float" office:value="11941.129883">
            <text:p>11941,129883</text:p>
          </table:table-cell>
          <table:table-cell office:value-type="float" office:value="331.914917">
            <text:p>331,914917</text:p>
          </table:table-cell>
          <table:table-cell office:value-type="float" office:value="21191.21875">
            <text:p>21191,21875</text:p>
          </table:table-cell>
          <table:table-cell office:value-type="float" office:value="493.929169">
            <text:p>493,929169</text:p>
          </table:table-cell>
          <table:table-cell office:value-type="float" office:value="51.851017">
            <text:p>51,851017</text:p>
          </table:table-cell>
          <table:table-cell office:value-type="float" office:value="21.431118">
            <text:p>21,431118</text:p>
          </table:table-cell>
          <table:table-cell office:value-type="float" office:value="782.496216">
            <text:p>782,496216</text:p>
          </table:table-cell>
          <table:table-cell office:value-type="float" office:value="27.94503">
            <text:p>27,94503</text:p>
          </table:table-cell>
          <table:table-cell office:value-type="float" office:value="449.134796">
            <text:p>449,134796</text:p>
          </table:table-cell>
          <table:table-cell office:value-type="float" office:value="18.200626">
            <text:p>18,200626</text:p>
          </table:table-cell>
          <table:table-cell office:value-type="float" office:value="4274.794434">
            <text:p>4274,794434</text:p>
          </table:table-cell>
          <table:table-cell office:value-type="float" office:value="63.924091">
            <text:p>63,924091</text:p>
          </table:table-cell>
          <table:table-cell office:value-type="float" office:value="2504.38501">
            <text:p>2504,38501</text:p>
          </table:table-cell>
          <table:table-cell office:value-type="float" office:value="37.995605">
            <text:p>37,995605</text:p>
          </table:table-cell>
          <table:table-cell office:value-type="float" office:value="711.552917">
            <text:p>711,552917</text:p>
          </table:table-cell>
          <table:table-cell office:value-type="float" office:value="19.990118">
            <text:p>19,990118</text:p>
          </table:table-cell>
          <table:table-cell office:value-type="float" office:value="13.65927">
            <text:p>13,65927</text:p>
          </table:table-cell>
          <table:table-cell office:value-type="float" office:value="4.532443">
            <text:p>4,532443</text:p>
          </table:table-cell>
          <table:table-cell office:value-type="float" office:value="3.574865">
            <text:p>3,574865</text:p>
          </table:table-cell>
          <table:table-cell office:value-type="float" office:value="6.900966">
            <text:p>6,900966</text:p>
          </table:table-cell>
          <table:table-cell office:value-type="float" office:value="101.872337">
            <text:p>101,872337</text:p>
          </table:table-cell>
          <table:table-cell office:value-type="float" office:value="4.799629">
            <text:p>4,799629</text:p>
          </table:table-cell>
          <table:table-cell office:value-type="float" office:value="4809.234375">
            <text:p>4809,234375</text:p>
          </table:table-cell>
          <table:table-cell office:value-type="float" office:value="126.826653">
            <text:p>126,826653</text:p>
          </table:table-cell>
          <table:table-cell office:value-type="float" office:value="32.976521">
            <text:p>32,976521</text:p>
          </table:table-cell>
          <table:table-cell office:value-type="float" office:value="6.417558">
            <text:p>6,417558</text:p>
          </table:table-cell>
          <table:table-cell table:number-columns-repeated="2" office:value-type="float" office:value="0">
            <text:p>0</text:p>
          </table:table-cell>
          <table:table-cell office:value-type="float" office:value="37.911057">
            <text:p>37,911057</text:p>
          </table:table-cell>
          <table:table-cell office:value-type="float" office:value="17.690666">
            <text:p>17,690666</text:p>
          </table:table-cell>
          <table:table-cell office:value-type="float" office:value="27.505745">
            <text:p>27,505745</text:p>
          </table:table-cell>
          <table:table-cell office:value-type="float" office:value="7.348822">
            <text:p>7,348822</text:p>
          </table:table-cell>
          <table:table-cell office:value-type="float" office:value="35.161697">
            <text:p>35,161697</text:p>
          </table:table-cell>
          <table:table-cell office:value-type="float" office:value="7.972814">
            <text:p>7,972814</text:p>
          </table:table-cell>
          <table:table-cell office:value-type="float" office:value="36.327145">
            <text:p>36,327145</text:p>
          </table:table-cell>
          <table:table-cell office:value-type="float" office:value="8.18066">
            <text:p>8,18066</text:p>
          </table:table-cell>
          <table:table-cell office:value-type="float" office:value="38.618931">
            <text:p>38,618931</text:p>
          </table:table-cell>
          <table:table-cell office:value-type="float" office:value="8.629223">
            <text:p>8,629223</text:p>
          </table:table-cell>
          <table:table-cell table:number-columns-repeated="8" office:value-type="float" office:value="0">
            <text:p>0</text:p>
          </table:table-cell>
          <table:table-cell office:value-type="float" office:value="41.448257">
            <text:p>41,448257</text:p>
          </table:table-cell>
          <table:table-cell office:value-type="float" office:value="16.20483">
            <text:p>16,20483</text:p>
          </table:table-cell>
        </table:table-row>
        <table:table-row table:style-name="ro1">
          <table:table-cell office:value-type="string">
            <text:p>AFR35 <text:s text:c="6"/></text:p>
          </table:table-cell>
          <table:table-cell office:value-type="float" office:value="17734.90625">
            <text:p>17734,90625</text:p>
          </table:table-cell>
          <table:table-cell office:value-type="float" office:value="595.629639">
            <text:p>595,629639</text:p>
          </table:table-cell>
          <table:table-cell office:value-type="float" office:value="11685.271484">
            <text:p>11685,271484</text:p>
          </table:table-cell>
          <table:table-cell office:value-type="float" office:value="687.780945">
            <text:p>687,780945</text:p>
          </table:table-cell>
          <table:table-cell office:value-type="float" office:value="109571.25">
            <text:p>109571,25</text:p>
          </table:table-cell>
          <table:table-cell office:value-type="float" office:value="1101.963867">
            <text:p>1101,963867</text:p>
          </table:table-cell>
          <table:table-cell office:value-type="float" office:value="50662.859375">
            <text:p>50662,859375</text:p>
          </table:table-cell>
          <table:table-cell office:value-type="float" office:value="1144.967529">
            <text:p>1144,967529</text:p>
          </table:table-cell>
          <table:table-cell office:value-type="float" office:value="621.609253">
            <text:p>621,609253</text:p>
          </table:table-cell>
          <table:table-cell office:value-type="float" office:value="46.47459">
            <text:p>46,47459</text:p>
          </table:table-cell>
          <table:table-cell office:value-type="float" office:value="3634.729492">
            <text:p>3634,729492</text:p>
          </table:table-cell>
          <table:table-cell office:value-type="float" office:value="84.690651">
            <text:p>84,690651</text:p>
          </table:table-cell>
          <table:table-cell office:value-type="float" office:value="14912.601563">
            <text:p>14912,601563</text:p>
          </table:table-cell>
          <table:table-cell office:value-type="float" office:value="261.790009">
            <text:p>261,790009</text:p>
          </table:table-cell>
          <table:table-cell office:value-type="float" office:value="22479.595703">
            <text:p>22479,595703</text:p>
          </table:table-cell>
          <table:table-cell office:value-type="float" office:value="317.759735">
            <text:p>317,759735</text:p>
          </table:table-cell>
          <table:table-cell office:value-type="float" office:value="39531.34375">
            <text:p>39531,34375</text:p>
          </table:table-cell>
          <table:table-cell office:value-type="float" office:value="520.067566">
            <text:p>520,067566</text:p>
          </table:table-cell>
          <table:table-cell office:value-type="float" office:value="2541.978516">
            <text:p>2541,978516</text:p>
          </table:table-cell>
          <table:table-cell office:value-type="float" office:value="68.334557">
            <text:p>68,334557</text:p>
          </table:table-cell>
          <table:table-cell office:value-type="float" office:value="10.58521">
            <text:p>10,58521</text:p>
          </table:table-cell>
          <table:table-cell office:value-type="float" office:value="6.26775">
            <text:p>6,26775</text:p>
          </table:table-cell>
          <table:table-cell office:value-type="float" office:value="25.166471">
            <text:p>25,166471</text:p>
          </table:table-cell>
          <table:table-cell office:value-type="float" office:value="7.521807">
            <text:p>7,521807</text:p>
          </table:table-cell>
          <table:table-cell office:value-type="float" office:value="286.502594">
            <text:p>286,502594</text:p>
          </table:table-cell>
          <table:table-cell office:value-type="float" office:value="8.73617">
            <text:p>8,73617</text:p>
          </table:table-cell>
          <table:table-cell office:value-type="float" office:value="10885.807617">
            <text:p>10885,807617</text:p>
          </table:table-cell>
          <table:table-cell office:value-type="float" office:value="284.471588">
            <text:p>284,471588</text:p>
          </table:table-cell>
          <table:table-cell office:value-type="float" office:value="43.588406">
            <text:p>43,588406</text:p>
          </table:table-cell>
          <table:table-cell office:value-type="float" office:value="8.064251">
            <text:p>8,064251</text:p>
          </table:table-cell>
          <table:table-cell office:value-type="float" office:value="10.736435">
            <text:p>10,736435</text:p>
          </table:table-cell>
          <table:table-cell office:value-type="float" office:value="14.853553">
            <text:p>14,853553</text:p>
          </table:table-cell>
          <table:table-cell office:value-type="float" office:value="353.523499">
            <text:p>353,523499</text:p>
          </table:table-cell>
          <table:table-cell office:value-type="float" office:value="19.996185">
            <text:p>19,996185</text:p>
          </table:table-cell>
          <table:table-cell office:value-type="float" office:value="134.901062">
            <text:p>134,901062</text:p>
          </table:table-cell>
          <table:table-cell office:value-type="float" office:value="9.800654">
            <text:p>9,800654</text:p>
          </table:table-cell>
          <table:table-cell office:value-type="float" office:value="123.668915">
            <text:p>123,668915</text:p>
          </table:table-cell>
          <table:table-cell office:value-type="float" office:value="10.594302">
            <text:p>10,594302</text:p>
          </table:table-cell>
          <table:table-cell office:value-type="float" office:value="299.817688">
            <text:p>299,817688</text:p>
          </table:table-cell>
          <table:table-cell office:value-type="float" office:value="12.256623">
            <text:p>12,256623</text:p>
          </table:table-cell>
          <table:table-cell office:value-type="float" office:value="78.972">
            <text:p>78,972</text:p>
          </table:table-cell>
          <table:table-cell office:value-type="float" office:value="11.421171">
            <text:p>11,421171</text:p>
          </table:table-cell>
          <table:table-cell office:value-type="float" office:value="11.954978">
            <text:p>11,954978</text:p>
          </table:table-cell>
          <table:table-cell office:value-type="float" office:value="56.348053">
            <text:p>56,348053</text:p>
          </table:table-cell>
          <table:table-cell table:number-columns-repeated="6" office:value-type="float" office:value="0">
            <text:p>0</text:p>
          </table:table-cell>
          <table:table-cell office:value-type="float" office:value="122.250931">
            <text:p>122,250931</text:p>
          </table:table-cell>
          <table:table-cell office:value-type="float" office:value="21.154718">
            <text:p>21,154718</text:p>
          </table:table-cell>
        </table:table-row>
        <table:table-row table:style-name="ro1">
          <table:table-cell office:value-type="string">
            <text:p>AFR36 <text:s text:c="6"/></text:p>
          </table:table-cell>
          <table:table-cell office:value-type="float" office:value="301.767883">
            <text:p>301,767883</text:p>
          </table:table-cell>
          <table:table-cell office:value-type="float" office:value="577.255737">
            <text:p>577,255737</text:p>
          </table:table-cell>
          <table:table-cell office:value-type="float" office:value="1563.315063">
            <text:p>1563,315063</text:p>
          </table:table-cell>
          <table:table-cell office:value-type="float" office:value="408.151917">
            <text:p>408,151917</text:p>
          </table:table-cell>
          <table:table-cell office:value-type="float" office:value="7322.89502">
            <text:p>7322,89502</text:p>
          </table:table-cell>
          <table:table-cell office:value-type="float" office:value="237.443222">
            <text:p>237,443222</text:p>
          </table:table-cell>
          <table:table-cell office:value-type="float" office:value="13157.928711">
            <text:p>13157,928711</text:p>
          </table:table-cell>
          <table:table-cell office:value-type="float" office:value="320.736267">
            <text:p>320,736267</text:p>
          </table:table-cell>
          <table:table-cell office:value-type="float" office:value="165.802673">
            <text:p>165,802673</text:p>
          </table:table-cell>
          <table:table-cell office:value-type="float" office:value="27.352419">
            <text:p>27,352419</text:p>
          </table:table-cell>
          <table:table-cell office:value-type="float" office:value="1531.343018">
            <text:p>1531,343018</text:p>
          </table:table-cell>
          <table:table-cell office:value-type="float" office:value="42.970478">
            <text:p>42,970478</text:p>
          </table:table-cell>
          <table:table-cell office:value-type="float" office:value="3499.844727">
            <text:p>3499,844727</text:p>
          </table:table-cell>
          <table:table-cell office:value-type="float" office:value="68.222687">
            <text:p>68,222687</text:p>
          </table:table-cell>
          <table:table-cell office:value-type="float" office:value="9603.004883">
            <text:p>9603,004883</text:p>
          </table:table-cell>
          <table:table-cell office:value-type="float" office:value="138.039612">
            <text:p>138,039612</text:p>
          </table:table-cell>
          <table:table-cell office:value-type="float" office:value="7718.38916">
            <text:p>7718,38916</text:p>
          </table:table-cell>
          <table:table-cell office:value-type="float" office:value="105.323082">
            <text:p>105,323082</text:p>
          </table:table-cell>
          <table:table-cell office:value-type="float" office:value="564.498413">
            <text:p>564,498413</text:p>
          </table:table-cell>
          <table:table-cell office:value-type="float" office:value="16.214939">
            <text:p>16,214939</text:p>
          </table:table-cell>
          <table:table-cell office:value-type="float" office:value="25.462503">
            <text:p>25,462503</text:p>
          </table:table-cell>
          <table:table-cell office:value-type="float" office:value="4.610689">
            <text:p>4,610689</text:p>
          </table:table-cell>
          <table:table-cell office:value-type="float" office:value="11.726798">
            <text:p>11,726798</text:p>
          </table:table-cell>
          <table:table-cell office:value-type="float" office:value="6.966957">
            <text:p>6,966957</text:p>
          </table:table-cell>
          <table:table-cell office:value-type="float" office:value="80.729019">
            <text:p>80,729019</text:p>
          </table:table-cell>
          <table:table-cell office:value-type="float" office:value="4.644122">
            <text:p>4,644122</text:p>
          </table:table-cell>
          <table:table-cell office:value-type="float" office:value="3430.634277">
            <text:p>3430,634277</text:p>
          </table:table-cell>
          <table:table-cell office:value-type="float" office:value="91.168762">
            <text:p>91,168762</text:p>
          </table:table-cell>
          <table:table-cell office:value-type="float" office:value="48.550274">
            <text:p>48,550274</text:p>
          </table:table-cell>
          <table:table-cell office:value-type="float" office:value="6.914237">
            <text:p>6,914237</text:p>
          </table:table-cell>
          <table:table-cell table:number-columns-repeated="2" office:value-type="float" office:value="0">
            <text:p>0</text:p>
          </table:table-cell>
          <table:table-cell office:value-type="float" office:value="98.027725">
            <text:p>98,027725</text:p>
          </table:table-cell>
          <table:table-cell office:value-type="float" office:value="18.046379">
            <text:p>18,046379</text:p>
          </table:table-cell>
          <table:table-cell office:value-type="float" office:value="85.272049">
            <text:p>85,272049</text:p>
          </table:table-cell>
          <table:table-cell office:value-type="float" office:value="8.239868">
            <text:p>8,239868</text:p>
          </table:table-cell>
          <table:table-cell office:value-type="float" office:value="57.128895">
            <text:p>57,128895</text:p>
          </table:table-cell>
          <table:table-cell office:value-type="float" office:value="8.838866">
            <text:p>8,838866</text:p>
          </table:table-cell>
          <table:table-cell office:value-type="float" office:value="70.004135">
            <text:p>70,004135</text:p>
          </table:table-cell>
          <table:table-cell office:value-type="float" office:value="9.175814">
            <text:p>9,175814</text:p>
          </table:table-cell>
          <table:table-cell office:value-type="float" office:value="30.25104">
            <text:p>30,25104</text:p>
          </table:table-cell>
          <table:table-cell office:value-type="float" office:value="9.45226">
            <text:p>9,45226</text:p>
          </table:table-cell>
          <table:table-cell table:number-columns-repeated="8" office:value-type="float" office:value="0">
            <text:p>0</text:p>
          </table:table-cell>
          <table:table-cell office:value-type="float" office:value="85.037918">
            <text:p>85,037918</text:p>
          </table:table-cell>
          <table:table-cell office:value-type="float" office:value="17.846668">
            <text:p>17,846668</text:p>
          </table:table-cell>
        </table:table-row>
        <table:table-row table:style-name="ro1">
          <table:table-cell office:value-type="string">
            <text:p>AFR37 <text:s text:c="6"/></text:p>
          </table:table-cell>
          <table:table-cell office:value-type="float" office:value="1499.963745">
            <text:p>1499,963745</text:p>
          </table:table-cell>
          <table:table-cell office:value-type="float" office:value="567.927185">
            <text:p>567,927185</text:p>
          </table:table-cell>
          <table:table-cell office:value-type="float" office:value="1563.315063">
            <text:p>1563,315063</text:p>
          </table:table-cell>
          <table:table-cell office:value-type="float" office:value="400.249451">
            <text:p>400,249451</text:p>
          </table:table-cell>
          <table:table-cell office:value-type="float" office:value="6261.494141">
            <text:p>6261,494141</text:p>
          </table:table-cell>
          <table:table-cell office:value-type="float" office:value="213.087326">
            <text:p>213,087326</text:p>
          </table:table-cell>
          <table:table-cell office:value-type="float" office:value="13533.887695">
            <text:p>13533,887695</text:p>
          </table:table-cell>
          <table:table-cell office:value-type="float" office:value="327.57135">
            <text:p>327,57135</text:p>
          </table:table-cell>
          <table:table-cell office:value-type="float" office:value="227.601852">
            <text:p>227,601852</text:p>
          </table:table-cell>
          <table:table-cell office:value-type="float" office:value="27.24959">
            <text:p>27,24959</text:p>
          </table:table-cell>
          <table:table-cell office:value-type="float" office:value="1419.747925">
            <text:p>1419,747925</text:p>
          </table:table-cell>
          <table:table-cell office:value-type="float" office:value="40.541561">
            <text:p>40,541561</text:p>
          </table:table-cell>
          <table:table-cell office:value-type="float" office:value="3265.915039">
            <text:p>3265,915039</text:p>
          </table:table-cell>
          <table:table-cell office:value-type="float" office:value="63.984039">
            <text:p>63,984039</text:p>
          </table:table-cell>
          <table:table-cell office:value-type="float" office:value="4556.375">
            <text:p>4556,375</text:p>
          </table:table-cell>
          <table:table-cell office:value-type="float" office:value="67.872917">
            <text:p>67,872917</text:p>
          </table:table-cell>
          <table:table-cell office:value-type="float" office:value="8666.691406">
            <text:p>8666,691406</text:p>
          </table:table-cell>
          <table:table-cell office:value-type="float" office:value="117.253311">
            <text:p>117,253311</text:p>
          </table:table-cell>
          <table:table-cell office:value-type="float" office:value="616.999756">
            <text:p>616,999756</text:p>
          </table:table-cell>
          <table:table-cell office:value-type="float" office:value="17.535135">
            <text:p>17,535135</text:p>
          </table:table-cell>
          <table:table-cell office:value-type="float" office:value="22.330442">
            <text:p>22,330442</text:p>
          </table:table-cell>
          <table:table-cell office:value-type="float" office:value="4.517524">
            <text:p>4,517524</text:p>
          </table:table-cell>
          <table:table-cell office:value-type="float" office:value="20.270416">
            <text:p>20,270416</text:p>
          </table:table-cell>
          <table:table-cell office:value-type="float" office:value="6.929784">
            <text:p>6,929784</text:p>
          </table:table-cell>
          <table:table-cell office:value-type="float" office:value="93.286865">
            <text:p>93,286865</text:p>
          </table:table-cell>
          <table:table-cell office:value-type="float" office:value="4.699864">
            <text:p>4,699864</text:p>
          </table:table-cell>
          <table:table-cell office:value-type="float" office:value="3247.024414">
            <text:p>3247,024414</text:p>
          </table:table-cell>
          <table:table-cell office:value-type="float" office:value="86.403633">
            <text:p>86,403633</text:p>
          </table:table-cell>
          <table:table-cell office:value-type="float" office:value="52.860226">
            <text:p>52,860226</text:p>
          </table:table-cell>
          <table:table-cell office:value-type="float" office:value="6.680665">
            <text:p>6,680665</text:p>
          </table:table-cell>
          <table:table-cell table:number-columns-repeated="2" office:value-type="float" office:value="0">
            <text:p>0</text:p>
          </table:table-cell>
          <table:table-cell office:value-type="float" office:value="136.120728">
            <text:p>136,120728</text:p>
          </table:table-cell>
          <table:table-cell office:value-type="float" office:value="18.072788">
            <text:p>18,072788</text:p>
          </table:table-cell>
          <table:table-cell office:value-type="float" office:value="37.677361">
            <text:p>37,677361</text:p>
          </table:table-cell>
          <table:table-cell office:value-type="float" office:value="7.532315">
            <text:p>7,532315</text:p>
          </table:table-cell>
          <table:table-cell office:value-type="float" office:value="32.300526">
            <text:p>32,300526</text:p>
          </table:table-cell>
          <table:table-cell office:value-type="float" office:value="8.133536">
            <text:p>8,133536</text:p>
          </table:table-cell>
          <table:table-cell office:value-type="float" office:value="70.654175">
            <text:p>70,654175</text:p>
          </table:table-cell>
          <table:table-cell office:value-type="float" office:value="8.535418">
            <text:p>8,535418</text:p>
          </table:table-cell>
          <table:table-cell office:value-type="float" office:value="18.057034">
            <text:p>18,057034</text:p>
          </table:table-cell>
          <table:table-cell office:value-type="float" office:value="8.850422">
            <text:p>8,850422</text:p>
          </table:table-cell>
          <table:table-cell table:number-columns-repeated="8" office:value-type="float" office:value="0">
            <text:p>0</text:p>
          </table:table-cell>
          <table:table-cell office:value-type="float" office:value="60.435455">
            <text:p>60,435455</text:p>
          </table:table-cell>
          <table:table-cell office:value-type="float" office:value="16.612692">
            <text:p>16,612692</text:p>
          </table:table-cell>
        </table:table-row>
        <table:table-row table:style-name="ro1">
          <table:table-cell office:value-type="string">
            <text:p>AFR38 <text:s text:c="6"/></text:p>
          </table:table-cell>
          <table:table-cell office:value-type="float" office:value="336.91864">
            <text:p>336,91864</text:p>
          </table:table-cell>
          <table:table-cell office:value-type="float" office:value="621.041199">
            <text:p>621,041199</text:p>
          </table:table-cell>
          <table:table-cell office:value-type="float" office:value="6098.716309">
            <text:p>6098,716309</text:p>
          </table:table-cell>
          <table:table-cell office:value-type="float" office:value="507.455627">
            <text:p>507,455627</text:p>
          </table:table-cell>
          <table:table-cell office:value-type="float" office:value="32648.207031">
            <text:p>32648,207031</text:p>
          </table:table-cell>
          <table:table-cell office:value-type="float" office:value="813.653076">
            <text:p>813,653076</text:p>
          </table:table-cell>
          <table:table-cell office:value-type="float" office:value="67168.609375">
            <text:p>67168,609375</text:p>
          </table:table-cell>
          <table:table-cell office:value-type="float" office:value="1505.500488">
            <text:p>1505,500488</text:p>
          </table:table-cell>
          <table:table-cell office:value-type="float" office:value="605.302246">
            <text:p>605,302246</text:p>
          </table:table-cell>
          <table:table-cell office:value-type="float" office:value="39.433002">
            <text:p>39,433002</text:p>
          </table:table-cell>
          <table:table-cell office:value-type="float" office:value="2484.629395">
            <text:p>2484,629395</text:p>
          </table:table-cell>
          <table:table-cell office:value-type="float" office:value="61.054893">
            <text:p>61,054893</text:p>
          </table:table-cell>
          <table:table-cell office:value-type="float" office:value="3346.426758">
            <text:p>3346,426758</text:p>
          </table:table-cell>
          <table:table-cell office:value-type="float" office:value="66.130066">
            <text:p>66,130066</text:p>
          </table:table-cell>
          <table:table-cell office:value-type="float" office:value="13130.386719">
            <text:p>13130,386719</text:p>
          </table:table-cell>
          <table:table-cell office:value-type="float" office:value="187.238281">
            <text:p>187,238281</text:p>
          </table:table-cell>
          <table:table-cell office:value-type="float" office:value="23072.775391">
            <text:p>23072,775391</text:p>
          </table:table-cell>
          <table:table-cell office:value-type="float" office:value="305.076752">
            <text:p>305,076752</text:p>
          </table:table-cell>
          <table:table-cell office:value-type="float" office:value="2917.58252">
            <text:p>2917,58252</text:p>
          </table:table-cell>
          <table:table-cell office:value-type="float" office:value="78.239174">
            <text:p>78,239174</text:p>
          </table:table-cell>
          <table:table-cell office:value-type="float" office:value="45.222744">
            <text:p>45,222744</text:p>
          </table:table-cell>
          <table:table-cell office:value-type="float" office:value="6.151553">
            <text:p>6,151553</text:p>
          </table:table-cell>
          <table:table-cell office:value-type="float" office:value="33.953918">
            <text:p>33,953918</text:p>
          </table:table-cell>
          <table:table-cell office:value-type="float" office:value="7.300986">
            <text:p>7,300986</text:p>
          </table:table-cell>
          <table:table-cell office:value-type="float" office:value="291.431152">
            <text:p>291,431152</text:p>
          </table:table-cell>
          <table:table-cell office:value-type="float" office:value="8.604609">
            <text:p>8,604609</text:p>
          </table:table-cell>
          <table:table-cell office:value-type="float" office:value="15294.367188">
            <text:p>15294,367188</text:p>
          </table:table-cell>
          <table:table-cell office:value-type="float" office:value="398.879974">
            <text:p>398,879974</text:p>
          </table:table-cell>
          <table:table-cell office:value-type="float" office:value="36.668739">
            <text:p>36,668739</text:p>
          </table:table-cell>
          <table:table-cell office:value-type="float" office:value="7.067469">
            <text:p>7,067469</text:p>
          </table:table-cell>
          <table:table-cell table:number-columns-repeated="2" office:value-type="float" office:value="0">
            <text:p>0</text:p>
          </table:table-cell>
          <table:table-cell office:value-type="float" office:value="232.411636">
            <text:p>232,411636</text:p>
          </table:table-cell>
          <table:table-cell office:value-type="float" office:value="18.704151">
            <text:p>18,704151</text:p>
          </table:table-cell>
          <table:table-cell office:value-type="float" office:value="50.254715">
            <text:p>50,254715</text:p>
          </table:table-cell>
          <table:table-cell office:value-type="float" office:value="7.989931">
            <text:p>7,989931</text:p>
          </table:table-cell>
          <table:table-cell office:value-type="float" office:value="92.808617">
            <text:p>92,808617</text:p>
          </table:table-cell>
          <table:table-cell office:value-type="float" office:value="8.867846">
            <text:p>8,867846</text:p>
          </table:table-cell>
          <table:table-cell office:value-type="float" office:value="143.284058">
            <text:p>143,284058</text:p>
          </table:table-cell>
          <table:table-cell office:value-type="float" office:value="9.384016">
            <text:p>9,384016</text:p>
          </table:table-cell>
          <table:table-cell office:value-type="float" office:value="161.381622">
            <text:p>161,381622</text:p>
          </table:table-cell>
          <table:table-cell office:value-type="float" office:value="10.591179">
            <text:p>10,591179</text:p>
          </table:table-cell>
          <table:table-cell table:number-columns-repeated="8" office:value-type="float" office:value="0">
            <text:p>0</text:p>
          </table:table-cell>
          <table:table-cell office:value-type="float" office:value="54.477863">
            <text:p>54,477863</text:p>
          </table:table-cell>
          <table:table-cell office:value-type="float" office:value="17.676394">
            <text:p>17,676394</text:p>
          </table:table-cell>
        </table:table-row>
        <table:table-row table:style-name="ro1">
          <table:table-cell office:value-type="string">
            <text:p>AFR39 <text:s text:c="6"/></text:p>
          </table:table-cell>
          <table:table-cell office:value-type="float" office:value="106.506302">
            <text:p>106,506302</text:p>
          </table:table-cell>
          <table:table-cell office:value-type="float" office:value="594.702087">
            <text:p>594,702087</text:p>
          </table:table-cell>
          <table:table-cell office:value-type="float" office:value="1439.829468">
            <text:p>1439,829468</text:p>
          </table:table-cell>
          <table:table-cell office:value-type="float" office:value="415.467529">
            <text:p>415,467529</text:p>
          </table:table-cell>
          <table:table-cell office:value-type="float" office:value="5656.868652">
            <text:p>5656,868652</text:p>
          </table:table-cell>
          <table:table-cell office:value-type="float" office:value="205.57988">
            <text:p>205,57988</text:p>
          </table:table-cell>
          <table:table-cell office:value-type="float" office:value="11811.192383">
            <text:p>11811,192383</text:p>
          </table:table-cell>
          <table:table-cell office:value-type="float" office:value="291.59314">
            <text:p>291,59314</text:p>
          </table:table-cell>
          <table:table-cell office:value-type="float" office:value="109.731232">
            <text:p>109,731232</text:p>
          </table:table-cell>
          <table:table-cell office:value-type="float" office:value="27.228397">
            <text:p>27,228397</text:p>
          </table:table-cell>
          <table:table-cell office:value-type="float" office:value="1241.233765">
            <text:p>1241,233765</text:p>
          </table:table-cell>
          <table:table-cell office:value-type="float" office:value="38.475479">
            <text:p>38,475479</text:p>
          </table:table-cell>
          <table:table-cell office:value-type="float" office:value="3618.824951">
            <text:p>3618,824951</text:p>
          </table:table-cell>
          <table:table-cell office:value-type="float" office:value="70.373947">
            <text:p>70,373947</text:p>
          </table:table-cell>
          <table:table-cell office:value-type="float" office:value="9838.036133">
            <text:p>9838,036133</text:p>
          </table:table-cell>
          <table:table-cell office:value-type="float" office:value="141.345673">
            <text:p>141,345673</text:p>
          </table:table-cell>
          <table:table-cell office:value-type="float" office:value="7457.329102">
            <text:p>7457,329102</text:p>
          </table:table-cell>
          <table:table-cell office:value-type="float" office:value="101.949364">
            <text:p>101,949364</text:p>
          </table:table-cell>
          <table:table-cell office:value-type="float" office:value="479.165588">
            <text:p>479,165588</text:p>
          </table:table-cell>
          <table:table-cell office:value-type="float" office:value="14.103702">
            <text:p>14,103702</text:p>
          </table:table-cell>
          <table:table-cell office:value-type="float" office:value="12.818254">
            <text:p>12,818254</text:p>
          </table:table-cell>
          <table:table-cell office:value-type="float" office:value="4.792052">
            <text:p>4,792052</text:p>
          </table:table-cell>
          <table:table-cell office:value-type="float" office:value="12.069521">
            <text:p>12,069521</text:p>
          </table:table-cell>
          <table:table-cell office:value-type="float" office:value="7.107202">
            <text:p>7,107202</text:p>
          </table:table-cell>
          <table:table-cell office:value-type="float" office:value="81.177513">
            <text:p>81,177513</text:p>
          </table:table-cell>
          <table:table-cell office:value-type="float" office:value="4.882835">
            <text:p>4,882835</text:p>
          </table:table-cell>
          <table:table-cell office:value-type="float" office:value="2792.210938">
            <text:p>2792,210938</text:p>
          </table:table-cell>
          <table:table-cell office:value-type="float" office:value="74.723259">
            <text:p>74,723259</text:p>
          </table:table-cell>
          <table:table-cell office:value-type="float" office:value="45.091457">
            <text:p>45,091457</text:p>
          </table:table-cell>
          <table:table-cell office:value-type="float" office:value="7.314554">
            <text:p>7,314554</text:p>
          </table:table-cell>
          <table:table-cell office:value-type="float" office:value="22.634953">
            <text:p>22,634953</text:p>
          </table:table-cell>
          <table:table-cell office:value-type="float" office:value="14.594904">
            <text:p>14,594904</text:p>
          </table:table-cell>
          <table:table-cell office:value-type="float" office:value="138.972336">
            <text:p>138,972336</text:p>
          </table:table-cell>
          <table:table-cell office:value-type="float" office:value="18.361073">
            <text:p>18,361073</text:p>
          </table:table-cell>
          <table:table-cell office:value-type="float" office:value="114.684975">
            <text:p>114,684975</text:p>
          </table:table-cell>
          <table:table-cell office:value-type="float" office:value="8.828303">
            <text:p>8,828303</text:p>
          </table:table-cell>
          <table:table-cell office:value-type="float" office:value="60.226528">
            <text:p>60,226528</text:p>
          </table:table-cell>
          <table:table-cell office:value-type="float" office:value="9.338866">
            <text:p>9,338866</text:p>
          </table:table-cell>
          <table:table-cell office:value-type="float" office:value="80.079727">
            <text:p>80,079727</text:p>
          </table:table-cell>
          <table:table-cell office:value-type="float" office:value="9.823241">
            <text:p>9,823241</text:p>
          </table:table-cell>
          <table:table-cell office:value-type="float" office:value="16.955996">
            <text:p>16,955996</text:p>
          </table:table-cell>
          <table:table-cell office:value-type="float" office:value="10.085787">
            <text:p>10,085787</text:p>
          </table:table-cell>
          <table:table-cell table:number-columns-repeated="8" office:value-type="float" office:value="0">
            <text:p>0</text:p>
          </table:table-cell>
          <table:table-cell office:value-type="float" office:value="198.437683">
            <text:p>198,437683</text:p>
          </table:table-cell>
          <table:table-cell office:value-type="float" office:value="19.335508">
            <text:p>19,335508</text:p>
          </table:table-cell>
        </table:table-row>
        <table:table-row table:style-name="ro1">
          <table:table-cell office:value-type="string">
            <text:p>AFR40 <text:s text:c="6"/></text:p>
          </table:table-cell>
          <table:table-cell office:value-type="float" office:value="124.257347">
            <text:p>124,257347</text:p>
          </table:table-cell>
          <table:table-cell office:value-type="float" office:value="701.214844">
            <text:p>701,214844</text:p>
          </table:table-cell>
          <table:table-cell office:value-type="float" office:value="2207.755371">
            <text:p>2207,755371</text:p>
          </table:table-cell>
          <table:table-cell office:value-type="float" office:value="457.416534">
            <text:p>457,416534</text:p>
          </table:table-cell>
          <table:table-cell office:value-type="float" office:value="8039.310059">
            <text:p>8039,310059</text:p>
          </table:table-cell>
          <table:table-cell office:value-type="float" office:value="261.180298">
            <text:p>261,180298</text:p>
          </table:table-cell>
          <table:table-cell office:value-type="float" office:value="22728.640625">
            <text:p>22728,640625</text:p>
          </table:table-cell>
          <table:table-cell office:value-type="float" office:value="530.237183">
            <text:p>530,237183</text:p>
          </table:table-cell>
          <table:table-cell office:value-type="float" office:value="279.452881">
            <text:p>279,452881</text:p>
          </table:table-cell>
          <table:table-cell office:value-type="float" office:value="37.835876">
            <text:p>37,835876</text:p>
          </table:table-cell>
          <table:table-cell office:value-type="float" office:value="2906.794922">
            <text:p>2906,794922</text:p>
          </table:table-cell>
          <table:table-cell office:value-type="float" office:value="70.615234">
            <text:p>70,615234</text:p>
          </table:table-cell>
          <table:table-cell office:value-type="float" office:value="15524.538086">
            <text:p>15524,538086</text:p>
          </table:table-cell>
          <table:table-cell office:value-type="float" office:value="272.131104">
            <text:p>272,131104</text:p>
          </table:table-cell>
          <table:table-cell office:value-type="float" office:value="12071.206055">
            <text:p>12071,206055</text:p>
          </table:table-cell>
          <table:table-cell office:value-type="float" office:value="172.537628">
            <text:p>172,537628</text:p>
          </table:table-cell>
          <table:table-cell office:value-type="float" office:value="26221.205078">
            <text:p>26221,205078</text:p>
          </table:table-cell>
          <table:table-cell office:value-type="float" office:value="346.197052">
            <text:p>346,197052</text:p>
          </table:table-cell>
          <table:table-cell office:value-type="float" office:value="1045.978149">
            <text:p>1045,978149</text:p>
          </table:table-cell>
          <table:table-cell office:value-type="float" office:value="28.815847">
            <text:p>28,815847</text:p>
          </table:table-cell>
          <table:table-cell office:value-type="float" office:value="45.385899">
            <text:p>45,385899</text:p>
          </table:table-cell>
          <table:table-cell office:value-type="float" office:value="5.356646">
            <text:p>5,356646</text:p>
          </table:table-cell>
          <table:table-cell office:value-type="float" office:value="16.280128">
            <text:p>16,280128</text:p>
          </table:table-cell>
          <table:table-cell office:value-type="float" office:value="7.186749">
            <text:p>7,186749</text:p>
          </table:table-cell>
          <table:table-cell office:value-type="float" office:value="142.236847">
            <text:p>142,236847</text:p>
          </table:table-cell>
          <table:table-cell office:value-type="float" office:value="5.82431">
            <text:p>5,82431</text:p>
          </table:table-cell>
          <table:table-cell office:value-type="float" office:value="4846.894531">
            <text:p>4846,894531</text:p>
          </table:table-cell>
          <table:table-cell office:value-type="float" office:value="127.836235">
            <text:p>127,836235</text:p>
          </table:table-cell>
          <table:table-cell office:value-type="float" office:value="67.075798">
            <text:p>67,075798</text:p>
          </table:table-cell>
          <table:table-cell office:value-type="float" office:value="7.648041">
            <text:p>7,648041</text:p>
          </table:table-cell>
          <table:table-cell office:value-type="float" office:value="27.358591">
            <text:p>27,358591</text:p>
          </table:table-cell>
          <table:table-cell office:value-type="float" office:value="14.648457">
            <text:p>14,648457</text:p>
          </table:table-cell>
          <table:table-cell office:value-type="float" office:value="283.47113">
            <text:p>283,47113</text:p>
          </table:table-cell>
          <table:table-cell office:value-type="float" office:value="19.29114">
            <text:p>19,29114</text:p>
          </table:table-cell>
          <table:table-cell office:value-type="float" office:value="214.515137">
            <text:p>214,515137</text:p>
          </table:table-cell>
          <table:table-cell office:value-type="float" office:value="9.900244">
            <text:p>9,900244</text:p>
          </table:table-cell>
          <table:table-cell office:value-type="float" office:value="84.369164">
            <text:p>84,369164</text:p>
          </table:table-cell>
          <table:table-cell office:value-type="float" office:value="9.84844">
            <text:p>9,84844</text:p>
          </table:table-cell>
          <table:table-cell office:value-type="float" office:value="202.286942">
            <text:p>202,286942</text:p>
          </table:table-cell>
          <table:table-cell office:value-type="float" office:value="10.830709">
            <text:p>10,830709</text:p>
          </table:table-cell>
          <table:table-cell office:value-type="float" office:value="47.454765">
            <text:p>47,454765</text:p>
          </table:table-cell>
          <table:table-cell office:value-type="float" office:value="10.517391">
            <text:p>10,517391</text:p>
          </table:table-cell>
          <table:table-cell table:number-columns-repeated="8" office:value-type="float" office:value="0">
            <text:p>0</text:p>
          </table:table-cell>
          <table:table-cell office:value-type="float" office:value="174.834534">
            <text:p>174,834534</text:p>
          </table:table-cell>
          <table:table-cell office:value-type="float" office:value="20.113701">
            <text:p>20,113701</text:p>
          </table:table-cell>
        </table:table-row>
        <table:table-row table:style-name="ro1">
          <table:table-cell office:value-type="string">
            <text:p>AFR41 <text:s text:c="6"/></text:p>
          </table:table-cell>
          <table:table-cell office:value-type="float" office:value="736.66864">
            <text:p>736,66864</text:p>
          </table:table-cell>
          <table:table-cell office:value-type="float" office:value="711.71875">
            <text:p>711,71875</text:p>
          </table:table-cell>
          <table:table-cell office:value-type="float" office:value="4191.242676">
            <text:p>4191,242676</text:p>
          </table:table-cell>
          <table:table-cell office:value-type="float" office:value="490.32193">
            <text:p>490,32193</text:p>
          </table:table-cell>
          <table:table-cell office:value-type="float" office:value="9549.072266">
            <text:p>9549,072266</text:p>
          </table:table-cell>
          <table:table-cell office:value-type="float" office:value="293.672638">
            <text:p>293,672638</text:p>
          </table:table-cell>
          <table:table-cell office:value-type="float" office:value="21974.554688">
            <text:p>21974,554688</text:p>
          </table:table-cell>
          <table:table-cell office:value-type="float" office:value="515.708984">
            <text:p>515,708984</text:p>
          </table:table-cell>
          <table:table-cell office:value-type="float" office:value="733.752197">
            <text:p>733,752197</text:p>
          </table:table-cell>
          <table:table-cell office:value-type="float" office:value="42.372757">
            <text:p>42,372757</text:p>
          </table:table-cell>
          <table:table-cell office:value-type="float" office:value="2322.9646">
            <text:p>2322,9646</text:p>
          </table:table-cell>
          <table:table-cell office:value-type="float" office:value="59.821152">
            <text:p>59,821152</text:p>
          </table:table-cell>
          <table:table-cell office:value-type="float" office:value="9084.902344">
            <text:p>9084,902344</text:p>
          </table:table-cell>
          <table:table-cell office:value-type="float" office:value="162.824661">
            <text:p>162,824661</text:p>
          </table:table-cell>
          <table:table-cell office:value-type="float" office:value="8471.069336">
            <text:p>8471,069336</text:p>
          </table:table-cell>
          <table:table-cell office:value-type="float" office:value="122.508865">
            <text:p>122,508865</text:p>
          </table:table-cell>
          <table:table-cell office:value-type="float" office:value="22380.357422">
            <text:p>22380,357422</text:p>
          </table:table-cell>
          <table:table-cell office:value-type="float" office:value="296.113007">
            <text:p>296,113007</text:p>
          </table:table-cell>
          <table:table-cell office:value-type="float" office:value="785.062073">
            <text:p>785,062073</text:p>
          </table:table-cell>
          <table:table-cell office:value-type="float" office:value="22.081549">
            <text:p>22,081549</text:p>
          </table:table-cell>
          <table:table-cell office:value-type="float" office:value="18.502367">
            <text:p>18,502367</text:p>
          </table:table-cell>
          <table:table-cell office:value-type="float" office:value="5.406959">
            <text:p>5,406959</text:p>
          </table:table-cell>
          <table:table-cell office:value-type="float" office:value="25.215429">
            <text:p>25,215429</text:p>
          </table:table-cell>
          <table:table-cell office:value-type="float" office:value="7.429576">
            <text:p>7,429576</text:p>
          </table:table-cell>
          <table:table-cell office:value-type="float" office:value="159.044724">
            <text:p>159,044724</text:p>
          </table:table-cell>
          <table:table-cell office:value-type="float" office:value="6.318799">
            <text:p>6,318799</text:p>
          </table:table-cell>
          <table:table-cell office:value-type="float" office:value="5992.92334">
            <text:p>5992,92334</text:p>
          </table:table-cell>
          <table:table-cell office:value-type="float" office:value="157.562729">
            <text:p>157,562729</text:p>
          </table:table-cell>
          <table:table-cell office:value-type="float" office:value="45.670944">
            <text:p>45,670944</text:p>
          </table:table-cell>
          <table:table-cell office:value-type="float" office:value="7.926436">
            <text:p>7,926436</text:p>
          </table:table-cell>
          <table:table-cell table:number-columns-repeated="2" office:value-type="float" office:value="0">
            <text:p>0</text:p>
          </table:table-cell>
          <table:table-cell office:value-type="float" office:value="73.080734">
            <text:p>73,080734</text:p>
          </table:table-cell>
          <table:table-cell office:value-type="float" office:value="18.360001">
            <text:p>18,360001</text:p>
          </table:table-cell>
          <table:table-cell office:value-type="float" office:value="104.746452">
            <text:p>104,746452</text:p>
          </table:table-cell>
          <table:table-cell office:value-type="float" office:value="9.389072">
            <text:p>9,389072</text:p>
          </table:table-cell>
          <table:table-cell office:value-type="float" office:value="45.32951">
            <text:p>45,32951</text:p>
          </table:table-cell>
          <table:table-cell office:value-type="float" office:value="9.96822">
            <text:p>9,96822</text:p>
          </table:table-cell>
          <table:table-cell office:value-type="float" office:value="164.484711">
            <text:p>164,484711</text:p>
          </table:table-cell>
          <table:table-cell office:value-type="float" office:value="11.043008">
            <text:p>11,043008</text:p>
          </table:table-cell>
          <table:table-cell office:value-type="float" office:value="27.470917">
            <text:p>27,470917</text:p>
          </table:table-cell>
          <table:table-cell office:value-type="float" office:value="10.982552">
            <text:p>10,982552</text:p>
          </table:table-cell>
          <table:table-cell table:number-columns-repeated="8" office:value-type="float" office:value="0">
            <text:p>0</text:p>
          </table:table-cell>
          <table:table-cell office:value-type="float" office:value="62.76722">
            <text:p>62,76722</text:p>
          </table:table-cell>
          <table:table-cell office:value-type="float" office:value="20.223309">
            <text:p>20,223309</text:p>
          </table:table-cell>
        </table:table-row>
        <table:table-row table:style-name="ro1">
          <table:table-cell office:value-type="string">
            <text:p>AFR4 <text:s text:c="7"/></text:p>
          </table:table-cell>
          <table:table-cell office:value-type="float" office:value="1323.833618">
            <text:p>1323,833618</text:p>
          </table:table-cell>
          <table:table-cell office:value-type="float" office:value="645.694214">
            <text:p>645,694214</text:p>
          </table:table-cell>
          <table:table-cell office:value-type="float" office:value="1283.144287">
            <text:p>1283,144287</text:p>
          </table:table-cell>
          <table:table-cell office:value-type="float" office:value="417.542542">
            <text:p>417,542542</text:p>
          </table:table-cell>
          <table:table-cell office:value-type="float" office:value="3616.039551">
            <text:p>3616,039551</text:p>
          </table:table-cell>
          <table:table-cell office:value-type="float" office:value="169.122986">
            <text:p>169,122986</text:p>
          </table:table-cell>
          <table:table-cell office:value-type="float" office:value="6763.390625">
            <text:p>6763,390625</text:p>
          </table:table-cell>
          <table:table-cell office:value-type="float" office:value="185.288376">
            <text:p>185,288376</text:p>
          </table:table-cell>
          <table:table-cell office:value-type="float" office:value="106.828018">
            <text:p>106,828018</text:p>
          </table:table-cell>
          <table:table-cell office:value-type="float" office:value="26.950819">
            <text:p>26,950819</text:p>
          </table:table-cell>
          <table:table-cell office:value-type="float" office:value="1343.964233">
            <text:p>1343,964233</text:p>
          </table:table-cell>
          <table:table-cell office:value-type="float" office:value="40.184925">
            <text:p>40,184925</text:p>
          </table:table-cell>
          <table:table-cell office:value-type="float" office:value="3540.856445">
            <text:p>3540,856445</text:p>
          </table:table-cell>
          <table:table-cell office:value-type="float" office:value="69.29467">
            <text:p>69,29467</text:p>
          </table:table-cell>
          <table:table-cell office:value-type="float" office:value="2666.060059">
            <text:p>2666,060059</text:p>
          </table:table-cell>
          <table:table-cell office:value-type="float" office:value="42.174698">
            <text:p>42,174698</text:p>
          </table:table-cell>
          <table:table-cell office:value-type="float" office:value="4146.317383">
            <text:p>4146,317383</text:p>
          </table:table-cell>
          <table:table-cell office:value-type="float" office:value="59.070751">
            <text:p>59,070751</text:p>
          </table:table-cell>
          <table:table-cell office:value-type="float" office:value="293.33017">
            <text:p>293,33017</text:p>
          </table:table-cell>
          <table:table-cell office:value-type="float" office:value="9.678391">
            <text:p>9,678391</text:p>
          </table:table-cell>
          <table:table-cell office:value-type="float" office:value="23.050491">
            <text:p>23,050491</text:p>
          </table:table-cell>
          <table:table-cell office:value-type="float" office:value="5.014833">
            <text:p>5,014833</text:p>
          </table:table-cell>
          <table:table-cell office:value-type="float" office:value="18.002563">
            <text:p>18,002563</text:p>
          </table:table-cell>
          <table:table-cell office:value-type="float" office:value="7.325722">
            <text:p>7,325722</text:p>
          </table:table-cell>
          <table:table-cell office:value-type="float" office:value="173.705826">
            <text:p>173,705826</text:p>
          </table:table-cell>
          <table:table-cell office:value-type="float" office:value="6.488011">
            <text:p>6,488011</text:p>
          </table:table-cell>
          <table:table-cell office:value-type="float" office:value="1700.091919">
            <text:p>1700,091919</text:p>
          </table:table-cell>
          <table:table-cell office:value-type="float" office:value="46.783943">
            <text:p>46,783943</text:p>
          </table:table-cell>
          <table:table-cell office:value-type="float" office:value="56.486599">
            <text:p>56,486599</text:p>
          </table:table-cell>
          <table:table-cell office:value-type="float" office:value="7.862509">
            <text:p>7,862509</text:p>
          </table:table-cell>
          <table:table-cell table:number-columns-repeated="2" office:value-type="float" office:value="0">
            <text:p>0</text:p>
          </table:table-cell>
          <table:table-cell office:value-type="float" office:value="52.914238">
            <text:p>52,914238</text:p>
          </table:table-cell>
          <table:table-cell office:value-type="float" office:value="18.257927">
            <text:p>18,257927</text:p>
          </table:table-cell>
          <table:table-cell office:value-type="float" office:value="65.399635">
            <text:p>65,399635</text:p>
          </table:table-cell>
          <table:table-cell office:value-type="float" office:value="9.092437">
            <text:p>9,092437</text:p>
          </table:table-cell>
          <table:table-cell office:value-type="float" office:value="25.682762">
            <text:p>25,682762</text:p>
          </table:table-cell>
          <table:table-cell office:value-type="float" office:value="9.788058">
            <text:p>9,788058</text:p>
          </table:table-cell>
          <table:table-cell office:value-type="float" office:value="46.326042">
            <text:p>46,326042</text:p>
          </table:table-cell>
          <table:table-cell office:value-type="float" office:value="10.325219">
            <text:p>10,325219</text:p>
          </table:table-cell>
          <table:table-cell office:value-type="float" office:value="13.667132">
            <text:p>13,667132</text:p>
          </table:table-cell>
          <table:table-cell office:value-type="float" office:value="10.587986">
            <text:p>10,587986</text:p>
          </table:table-cell>
          <table:table-cell table:number-columns-repeated="8" office:value-type="float" office:value="0">
            <text:p>0</text:p>
          </table:table-cell>
          <table:table-cell office:value-type="float" office:value="48.732288">
            <text:p>48,732288</text:p>
          </table:table-cell>
          <table:table-cell office:value-type="float" office:value="19.892923">
            <text:p>19,892923</text:p>
          </table:table-cell>
        </table:table-row>
        <table:table-row table:style-name="ro1">
          <table:table-cell office:value-type="string">
            <text:p>AFR42 <text:s text:c="6"/></text:p>
          </table:table-cell>
          <table:table-cell office:value-type="float" office:value="1076.862793">
            <text:p>1076,862793</text:p>
          </table:table-cell>
          <table:table-cell office:value-type="float" office:value="377.206116">
            <text:p>377,206116</text:p>
          </table:table-cell>
          <table:table-cell office:value-type="float" office:value="1109.311523">
            <text:p>1109,311523</text:p>
          </table:table-cell>
          <table:table-cell office:value-type="float" office:value="384.94989">
            <text:p>384,94989</text:p>
          </table:table-cell>
          <table:table-cell office:value-type="float" office:value="39.053722">
            <text:p>39,053722</text:p>
          </table:table-cell>
          <table:table-cell office:value-type="float" office:value="48.239269">
            <text:p>48,239269</text:p>
          </table:table-cell>
          <table:table-cell office:value-type="float" office:value="79.078407">
            <text:p>79,078407</text:p>
          </table:table-cell>
          <table:table-cell office:value-type="float" office:value="57.780334">
            <text:p>57,780334</text:p>
          </table:table-cell>
          <table:table-cell office:value-type="float" office:value="16.899349">
            <text:p>16,899349</text:p>
          </table:table-cell>
          <table:table-cell office:value-type="float" office:value="18.411617">
            <text:p>18,411617</text:p>
          </table:table-cell>
          <table:table-cell office:value-type="float" office:value="30.25918">
            <text:p>30,25918</text:p>
          </table:table-cell>
          <table:table-cell office:value-type="float" office:value="16.186697">
            <text:p>16,186697</text:p>
          </table:table-cell>
          <table:table-cell office:value-type="float" office:value="4.816252">
            <text:p>4,816252</text:p>
          </table:table-cell>
          <table:table-cell office:value-type="float" office:value="12.105992">
            <text:p>12,105992</text:p>
          </table:table-cell>
          <table:table-cell office:value-type="float" office:value="0.418385">
            <text:p>0,418385</text:p>
          </table:table-cell>
          <table:table-cell office:value-type="float" office:value="8.72825">
            <text:p>8,72825</text:p>
          </table:table-cell>
          <table:table-cell office:value-type="float" office:value="19.278297">
            <text:p>19,278297</text:p>
          </table:table-cell>
          <table:table-cell office:value-type="float" office:value="10.211318">
            <text:p>10,211318</text:p>
          </table:table-cell>
          <table:table-cell table:number-columns-repeated="4" office:value-type="float" office:value="0">
            <text:p>0</text:p>
          </table:table-cell>
          <table:table-cell office:value-type="float" office:value="0.774966">
            <text:p>0,774966</text:p>
          </table:table-cell>
          <table:table-cell office:value-type="float" office:value="7.152436">
            <text:p>7,152436</text:p>
          </table:table-cell>
          <table:table-cell table:number-columns-repeated="2" office:value-type="float" office:value="0">
            <text:p>0</text:p>
          </table:table-cell>
          <table:table-cell office:value-type="float" office:value="8.997239">
            <text:p>8,997239</text:p>
          </table:table-cell>
          <table:table-cell office:value-type="float" office:value="7.942731">
            <text:p>7,942731</text:p>
          </table:table-cell>
          <table:table-cell table:number-columns-repeated="4" office:value-type="float" office:value="0">
            <text:p>0</text:p>
          </table:table-cell>
          <table:table-cell office:value-type="float" office:value="17.492405">
            <text:p>17,492405</text:p>
          </table:table-cell>
          <table:table-cell office:value-type="float" office:value="18.079918">
            <text:p>18,079918</text:p>
          </table:table-cell>
          <table:table-cell table:number-columns-repeated="8" office:value-type="float" office:value="0">
            <text:p>0</text:p>
          </table:table-cell>
          <table:table-cell office:value-type="float" office:value="29.12615">
            <text:p>29,12615</text:p>
          </table:table-cell>
          <table:table-cell office:value-type="float" office:value="30.026932">
            <text:p>30,026932</text:p>
          </table:table-cell>
          <table:table-cell table:number-columns-repeated="2" office:value-type="float" office:value="0">
            <text:p>0</text:p>
          </table:table-cell>
          <table:table-cell office:value-type="float" office:value="2.469253">
            <text:p>2,469253</text:p>
          </table:table-cell>
          <table:table-cell office:value-type="float" office:value="30.439896">
            <text:p>30,439896</text:p>
          </table:table-cell>
          <table:table-cell table:number-columns-repeated="4"/>
        </table:table-row>
        <table:table-row table:style-name="ro1">
          <table:table-cell office:value-type="string">
            <text:p>AFR43 <text:s text:c="6"/></text:p>
          </table:table-cell>
          <table:table-cell office:value-type="float" office:value="647.91333">
            <text:p>647,91333</text:p>
          </table:table-cell>
          <table:table-cell office:value-type="float" office:value="622.769104">
            <text:p>622,769104</text:p>
          </table:table-cell>
          <table:table-cell office:value-type="float" office:value="2967.963379">
            <text:p>2967,963379</text:p>
          </table:table-cell>
          <table:table-cell office:value-type="float" office:value="439.28186">
            <text:p>439,28186</text:p>
          </table:table-cell>
          <table:table-cell office:value-type="float" office:value="7325.299316">
            <text:p>7325,299316</text:p>
          </table:table-cell>
          <table:table-cell office:value-type="float" office:value="241.718353">
            <text:p>241,718353</text:p>
          </table:table-cell>
          <table:table-cell office:value-type="float" office:value="14255.469727">
            <text:p>14255,469727</text:p>
          </table:table-cell>
          <table:table-cell office:value-type="float" office:value="345.5065">
            <text:p>345,5065</text:p>
          </table:table-cell>
          <table:table-cell office:value-type="float" office:value="216.146393">
            <text:p>216,146393</text:p>
          </table:table-cell>
          <table:table-cell office:value-type="float" office:value="30.483564">
            <text:p>30,483564</text:p>
          </table:table-cell>
          <table:table-cell office:value-type="float" office:value="1657.006104">
            <text:p>1657,006104</text:p>
          </table:table-cell>
          <table:table-cell office:value-type="float" office:value="46.14534">
            <text:p>46,14534</text:p>
          </table:table-cell>
          <table:table-cell office:value-type="float" office:value="5319.659668">
            <text:p>5319,659668</text:p>
          </table:table-cell>
          <table:table-cell office:value-type="float" office:value="99.027405">
            <text:p>99,027405</text:p>
          </table:table-cell>
          <table:table-cell office:value-type="float" office:value="10655.485352">
            <text:p>10655,485352</text:p>
          </table:table-cell>
          <table:table-cell office:value-type="float" office:value="152.780609">
            <text:p>152,780609</text:p>
          </table:table-cell>
          <table:table-cell office:value-type="float" office:value="8865.990234">
            <text:p>8865,990234</text:p>
          </table:table-cell>
          <table:table-cell office:value-type="float" office:value="120.3377">
            <text:p>120,3377</text:p>
          </table:table-cell>
          <table:table-cell office:value-type="float" office:value="618.952393">
            <text:p>618,952393</text:p>
          </table:table-cell>
          <table:table-cell office:value-type="float" office:value="17.702538">
            <text:p>17,702538</text:p>
          </table:table-cell>
          <table:table-cell office:value-type="float" office:value="20.387405">
            <text:p>20,387405</text:p>
          </table:table-cell>
          <table:table-cell office:value-type="float" office:value="4.918261">
            <text:p>4,918261</text:p>
          </table:table-cell>
          <table:table-cell office:value-type="float" office:value="10.306941">
            <text:p>10,306941</text:p>
          </table:table-cell>
          <table:table-cell office:value-type="float" office:value="7.104325">
            <text:p>7,104325</text:p>
          </table:table-cell>
          <table:table-cell office:value-type="float" office:value="99.907509">
            <text:p>99,907509</text:p>
          </table:table-cell>
          <table:table-cell office:value-type="float" office:value="5.132186">
            <text:p>5,132186</text:p>
          </table:table-cell>
          <table:table-cell office:value-type="float" office:value="3461.452393">
            <text:p>3461,452393</text:p>
          </table:table-cell>
          <table:table-cell office:value-type="float" office:value="91.997131">
            <text:p>91,997131</text:p>
          </table:table-cell>
          <table:table-cell office:value-type="float" office:value="53.457821">
            <text:p>53,457821</text:p>
          </table:table-cell>
          <table:table-cell office:value-type="float" office:value="7.378858">
            <text:p>7,378858</text:p>
          </table:table-cell>
          <table:table-cell table:number-columns-repeated="2" office:value-type="float" office:value="0">
            <text:p>0</text:p>
          </table:table-cell>
          <table:table-cell office:value-type="float" office:value="113.343834">
            <text:p>113,343834</text:p>
          </table:table-cell>
          <table:table-cell office:value-type="float" office:value="18.271286">
            <text:p>18,271286</text:p>
          </table:table-cell>
          <table:table-cell office:value-type="float" office:value="107.246979">
            <text:p>107,246979</text:p>
          </table:table-cell>
          <table:table-cell office:value-type="float" office:value="8.880513">
            <text:p>8,880513</text:p>
          </table:table-cell>
          <table:table-cell office:value-type="float" office:value="53.109066">
            <text:p>53,109066</text:p>
          </table:table-cell>
          <table:table-cell office:value-type="float" office:value="9.417471">
            <text:p>9,417471</text:p>
          </table:table-cell>
          <table:table-cell office:value-type="float" office:value="78.729645">
            <text:p>78,729645</text:p>
          </table:table-cell>
          <table:table-cell office:value-type="float" office:value="9.942681">
            <text:p>9,942681</text:p>
          </table:table-cell>
          <table:table-cell office:value-type="float" office:value="41.701839">
            <text:p>41,701839</text:p>
          </table:table-cell>
          <table:table-cell office:value-type="float" office:value="10.142563">
            <text:p>10,142563</text:p>
          </table:table-cell>
          <table:table-cell table:number-columns-repeated="8" office:value-type="float" office:value="0">
            <text:p>0</text:p>
          </table:table-cell>
          <table:table-cell office:value-type="float" office:value="100.265755">
            <text:p>100,265755</text:p>
          </table:table-cell>
          <table:table-cell office:value-type="float" office:value="19.065563">
            <text:p>19,065563</text:p>
          </table:table-cell>
        </table:table-row>
        <table:table-row table:style-name="ro1">
          <table:table-cell office:value-type="string">
            <text:p>AFR44 <text:s text:c="6"/></text:p>
          </table:table-cell>
          <table:table-cell office:value-type="float" office:value="12453.970703">
            <text:p>12453,970703</text:p>
          </table:table-cell>
          <table:table-cell office:value-type="float" office:value="472.932617">
            <text:p>472,932617</text:p>
          </table:table-cell>
          <table:table-cell office:value-type="float" office:value="5993.359375">
            <text:p>5993,359375</text:p>
          </table:table-cell>
          <table:table-cell office:value-type="float" office:value="492.980408">
            <text:p>492,980408</text:p>
          </table:table-cell>
          <table:table-cell office:value-type="float" office:value="12075.022461">
            <text:p>12075,022461</text:p>
          </table:table-cell>
          <table:table-cell office:value-type="float" office:value="145.2957">
            <text:p>145,2957</text:p>
          </table:table-cell>
          <table:table-cell office:value-type="float" office:value="6389.576172">
            <text:p>6389,576172</text:p>
          </table:table-cell>
          <table:table-cell office:value-type="float" office:value="178.043213">
            <text:p>178,043213</text:p>
          </table:table-cell>
          <table:table-cell office:value-type="float" office:value="1692.995972">
            <text:p>1692,995972</text:p>
          </table:table-cell>
          <table:table-cell office:value-type="float" office:value="51.728233">
            <text:p>51,728233</text:p>
          </table:table-cell>
          <table:table-cell office:value-type="float" office:value="2990.063477">
            <text:p>2990,063477</text:p>
          </table:table-cell>
          <table:table-cell office:value-type="float" office:value="70.090431">
            <text:p>70,090431</text:p>
          </table:table-cell>
          <table:table-cell office:value-type="float" office:value="6517.265625">
            <text:p>6517,265625</text:p>
          </table:table-cell>
          <table:table-cell office:value-type="float" office:value="119.124557">
            <text:p>119,124557</text:p>
          </table:table-cell>
          <table:table-cell office:value-type="float" office:value="8779.941406">
            <text:p>8779,941406</text:p>
          </table:table-cell>
          <table:table-cell office:value-type="float" office:value="126.561447">
            <text:p>126,561447</text:p>
          </table:table-cell>
          <table:table-cell office:value-type="float" office:value="10559.807617">
            <text:p>10559,807617</text:p>
          </table:table-cell>
          <table:table-cell office:value-type="float" office:value="142.157471">
            <text:p>142,157471</text:p>
          </table:table-cell>
          <table:table-cell office:value-type="float" office:value="273.426636">
            <text:p>273,426636</text:p>
          </table:table-cell>
          <table:table-cell office:value-type="float" office:value="8.865889">
            <text:p>8,865889</text:p>
          </table:table-cell>
          <table:table-cell office:value-type="float" office:value="7.598151">
            <text:p>7,598151</text:p>
          </table:table-cell>
          <table:table-cell office:value-type="float" office:value="4.178884">
            <text:p>4,178884</text:p>
          </table:table-cell>
          <table:table-cell office:value-type="float" office:value="11.579913">
            <text:p>11,579913</text:p>
          </table:table-cell>
          <table:table-cell office:value-type="float" office:value="6.846051">
            <text:p>6,846051</text:p>
          </table:table-cell>
          <table:table-cell office:value-type="float" office:value="99.160011">
            <text:p>99,160011</text:p>
          </table:table-cell>
          <table:table-cell office:value-type="float" office:value="4.693339">
            <text:p>4,693339</text:p>
          </table:table-cell>
          <table:table-cell office:value-type="float" office:value="1255.538818">
            <text:p>1255,538818</text:p>
          </table:table-cell>
          <table:table-cell office:value-type="float" office:value="35.280388">
            <text:p>35,280388</text:p>
          </table:table-cell>
          <table:table-cell office:value-type="float" office:value="34.877964">
            <text:p>34,877964</text:p>
          </table:table-cell>
          <table:table-cell office:value-type="float" office:value="6.440636">
            <text:p>6,440636</text:p>
          </table:table-cell>
          <table:table-cell table:number-columns-repeated="2" office:value-type="float" office:value="0">
            <text:p>0</text:p>
          </table:table-cell>
          <table:table-cell office:value-type="float" office:value="125.664886">
            <text:p>125,664886</text:p>
          </table:table-cell>
          <table:table-cell office:value-type="float" office:value="18.014694">
            <text:p>18,014694</text:p>
          </table:table-cell>
          <table:table-cell office:value-type="float" office:value="77.198334">
            <text:p>77,198334</text:p>
          </table:table-cell>
          <table:table-cell office:value-type="float" office:value="7.775712">
            <text:p>7,775712</text:p>
          </table:table-cell>
          <table:table-cell office:value-type="float" office:value="45.234928">
            <text:p>45,234928</text:p>
          </table:table-cell>
          <table:table-cell office:value-type="float" office:value="8.27311">
            <text:p>8,27311</text:p>
          </table:table-cell>
          <table:table-cell office:value-type="float" office:value="82.479874">
            <text:p>82,479874</text:p>
          </table:table-cell>
          <table:table-cell office:value-type="float" office:value="8.820724">
            <text:p>8,820724</text:p>
          </table:table-cell>
          <table:table-cell office:value-type="float" office:value="14.038243">
            <text:p>14,038243</text:p>
          </table:table-cell>
          <table:table-cell office:value-type="float" office:value="9.064648">
            <text:p>9,064648</text:p>
          </table:table-cell>
          <table:table-cell table:number-columns-repeated="8" office:value-type="float" office:value="0">
            <text:p>0</text:p>
          </table:table-cell>
          <table:table-cell office:value-type="float" office:value="44.826931">
            <text:p>44,826931</text:p>
          </table:table-cell>
          <table:table-cell office:value-type="float" office:value="16.779148">
            <text:p>16,779148</text:p>
          </table:table-cell>
        </table:table-row>
        <table:table-row table:style-name="ro1">
          <table:table-cell office:value-type="string">
            <text:p>AFR45 <text:s text:c="6"/></text:p>
          </table:table-cell>
          <table:table-cell office:value-type="float" office:value="1801.731567">
            <text:p>1801,731567</text:p>
          </table:table-cell>
          <table:table-cell office:value-type="float" office:value="597.832825">
            <text:p>597,832825</text:p>
          </table:table-cell>
          <table:table-cell office:value-type="float" office:value="2489.456787">
            <text:p>2489,456787</text:p>
          </table:table-cell>
          <table:table-cell office:value-type="float" office:value="418.310486">
            <text:p>418,310486</text:p>
          </table:table-cell>
          <table:table-cell office:value-type="float" office:value="7122.154297">
            <text:p>7122,154297</text:p>
          </table:table-cell>
          <table:table-cell office:value-type="float" office:value="231.885483">
            <text:p>231,885483</text:p>
          </table:table-cell>
          <table:table-cell office:value-type="float" office:value="15541.533203">
            <text:p>15541,533203</text:p>
          </table:table-cell>
          <table:table-cell office:value-type="float" office:value="370.993042">
            <text:p>370,993042</text:p>
          </table:table-cell>
          <table:table-cell office:value-type="float" office:value="75.967766">
            <text:p>75,967766</text:p>
          </table:table-cell>
          <table:table-cell office:value-type="float" office:value="26.275129">
            <text:p>26,275129</text:p>
          </table:table-cell>
          <table:table-cell office:value-type="float" office:value="2935.69165">
            <text:p>2935,69165</text:p>
          </table:table-cell>
          <table:table-cell office:value-type="float" office:value="67.514671">
            <text:p>67,514671</text:p>
          </table:table-cell>
          <table:table-cell office:value-type="float" office:value="4182.90918">
            <text:p>4182,90918</text:p>
          </table:table-cell>
          <table:table-cell office:value-type="float" office:value="79.669899">
            <text:p>79,669899</text:p>
          </table:table-cell>
          <table:table-cell office:value-type="float" office:value="4344.22998">
            <text:p>4344,22998</text:p>
          </table:table-cell>
          <table:table-cell office:value-type="float" office:value="64.928352">
            <text:p>64,928352</text:p>
          </table:table-cell>
          <table:table-cell office:value-type="float" office:value="6473.132324">
            <text:p>6473,132324</text:p>
          </table:table-cell>
          <table:table-cell office:value-type="float" office:value="88.821571">
            <text:p>88,821571</text:p>
          </table:table-cell>
          <table:table-cell office:value-type="float" office:value="414.949005">
            <text:p>414,949005</text:p>
          </table:table-cell>
          <table:table-cell office:value-type="float" office:value="12.401863">
            <text:p>12,401863</text:p>
          </table:table-cell>
          <table:table-cell office:value-type="float" office:value="142.015808">
            <text:p>142,015808</text:p>
          </table:table-cell>
          <table:table-cell office:value-type="float" office:value="5.749717">
            <text:p>5,749717</text:p>
          </table:table-cell>
          <table:table-cell office:value-type="float" office:value="14.370668">
            <text:p>14,370668</text:p>
          </table:table-cell>
          <table:table-cell office:value-type="float" office:value="6.958045">
            <text:p>6,958045</text:p>
          </table:table-cell>
          <table:table-cell office:value-type="float" office:value="74.727737">
            <text:p>74,727737</text:p>
          </table:table-cell>
          <table:table-cell office:value-type="float" office:value="4.488704">
            <text:p>4,488704</text:p>
          </table:table-cell>
          <table:table-cell office:value-type="float" office:value="3763.73999">
            <text:p>3763,73999</text:p>
          </table:table-cell>
          <table:table-cell office:value-type="float" office:value="99.768593">
            <text:p>99,768593</text:p>
          </table:table-cell>
          <table:table-cell office:value-type="float" office:value="210.372452">
            <text:p>210,372452</text:p>
          </table:table-cell>
          <table:table-cell office:value-type="float" office:value="8.401572">
            <text:p>8,401572</text:p>
          </table:table-cell>
          <table:table-cell table:number-columns-repeated="2" office:value-type="float" office:value="0">
            <text:p>0</text:p>
          </table:table-cell>
          <table:table-cell office:value-type="float" office:value="49.227764">
            <text:p>49,227764</text:p>
          </table:table-cell>
          <table:table-cell office:value-type="float" office:value="17.790323">
            <text:p>17,790323</text:p>
          </table:table-cell>
          <table:table-cell office:value-type="float" office:value="61.771374">
            <text:p>61,771374</text:p>
          </table:table-cell>
          <table:table-cell office:value-type="float" office:value="7.667788">
            <text:p>7,667788</text:p>
          </table:table-cell>
          <table:table-cell office:value-type="float" office:value="36.24942">
            <text:p>36,24942</text:p>
          </table:table-cell>
          <table:table-cell office:value-type="float" office:value="8.233729">
            <text:p>8,233729</text:p>
          </table:table-cell>
          <table:table-cell office:value-type="float" office:value="76.954544">
            <text:p>76,954544</text:p>
          </table:table-cell>
          <table:table-cell office:value-type="float" office:value="8.580361">
            <text:p>8,580361</text:p>
          </table:table-cell>
          <table:table-cell office:value-type="float" office:value="13.212464">
            <text:p>13,212464</text:p>
          </table:table-cell>
          <table:table-cell office:value-type="float" office:value="8.843648">
            <text:p>8,843648</text:p>
          </table:table-cell>
          <table:table-cell table:number-columns-repeated="8" office:value-type="float" office:value="0">
            <text:p>0</text:p>
          </table:table-cell>
          <table:table-cell office:value-type="float" office:value="44.969692">
            <text:p>44,969692</text:p>
          </table:table-cell>
          <table:table-cell office:value-type="float" office:value="16.68432">
            <text:p>16,68432</text:p>
          </table:table-cell>
        </table:table-row>
        <table:table-row table:style-name="ro1">
          <table:table-cell office:value-type="string">
            <text:p>AFR46 <text:s text:c="6"/></text:p>
          </table:table-cell>
          <table:table-cell office:value-type="float" office:value="683.415405">
            <text:p>683,415405</text:p>
          </table:table-cell>
          <table:table-cell office:value-type="float" office:value="622.935791">
            <text:p>622,935791</text:p>
          </table:table-cell>
          <table:table-cell office:value-type="float" office:value="3519.789551">
            <text:p>3519,789551</text:p>
          </table:table-cell>
          <table:table-cell office:value-type="float" office:value="451.140411">
            <text:p>451,140411</text:p>
          </table:table-cell>
          <table:table-cell office:value-type="float" office:value="13930.505859">
            <text:p>13930,505859</text:p>
          </table:table-cell>
          <table:table-cell office:value-type="float" office:value="382.10791">
            <text:p>382,10791</text:p>
          </table:table-cell>
          <table:table-cell office:value-type="float" office:value="27760.753906">
            <text:p>27760,753906</text:p>
          </table:table-cell>
          <table:table-cell office:value-type="float" office:value="639.563904">
            <text:p>639,563904</text:p>
          </table:table-cell>
          <table:table-cell office:value-type="float" office:value="233.631027">
            <text:p>233,631027</text:p>
          </table:table-cell>
          <table:table-cell office:value-type="float" office:value="31.135317">
            <text:p>31,135317</text:p>
          </table:table-cell>
          <table:table-cell office:value-type="float" office:value="2255.855469">
            <text:p>2255,855469</text:p>
          </table:table-cell>
          <table:table-cell office:value-type="float" office:value="56.238045">
            <text:p>56,238045</text:p>
          </table:table-cell>
          <table:table-cell office:value-type="float" office:value="2462.959473">
            <text:p>2462,959473</text:p>
          </table:table-cell>
          <table:table-cell office:value-type="float" office:value="51.451096">
            <text:p>51,451096</text:p>
          </table:table-cell>
          <table:table-cell office:value-type="float" office:value="7420.294922">
            <text:p>7420,294922</text:p>
          </table:table-cell>
          <table:table-cell office:value-type="float" office:value="107.74659">
            <text:p>107,74659</text:p>
          </table:table-cell>
          <table:table-cell office:value-type="float" office:value="7591.486328">
            <text:p>7591,486328</text:p>
          </table:table-cell>
          <table:table-cell office:value-type="float" office:value="103.53746">
            <text:p>103,53746</text:p>
          </table:table-cell>
          <table:table-cell office:value-type="float" office:value="1253.091064">
            <text:p>1253,091064</text:p>
          </table:table-cell>
          <table:table-cell office:value-type="float" office:value="34.283756">
            <text:p>34,283756</text:p>
          </table:table-cell>
          <table:table-cell office:value-type="float" office:value="35.032692">
            <text:p>35,032692</text:p>
          </table:table-cell>
          <table:table-cell office:value-type="float" office:value="5.526319">
            <text:p>5,526319</text:p>
          </table:table-cell>
          <table:table-cell office:value-type="float" office:value="9.743895">
            <text:p>9,743895</text:p>
          </table:table-cell>
          <table:table-cell office:value-type="float" office:value="7.27846">
            <text:p>7,27846</text:p>
          </table:table-cell>
          <table:table-cell office:value-type="float" office:value="171.303574">
            <text:p>171,303574</text:p>
          </table:table-cell>
          <table:table-cell office:value-type="float" office:value="6.447738">
            <text:p>6,447738</text:p>
          </table:table-cell>
          <table:table-cell office:value-type="float" office:value="6491.609863">
            <text:p>6491,609863</text:p>
          </table:table-cell>
          <table:table-cell office:value-type="float" office:value="170.474716">
            <text:p>170,474716</text:p>
          </table:table-cell>
          <table:table-cell office:value-type="float" office:value="45.562286">
            <text:p>45,562286</text:p>
          </table:table-cell>
          <table:table-cell office:value-type="float" office:value="7.728641">
            <text:p>7,728641</text:p>
          </table:table-cell>
          <table:table-cell office:value-type="float" office:value="700.511047">
            <text:p>700,511047</text:p>
          </table:table-cell>
          <table:table-cell office:value-type="float" office:value="23.137486">
            <text:p>23,137486</text:p>
          </table:table-cell>
          <table:table-cell office:value-type="float" office:value="81.904541">
            <text:p>81,904541</text:p>
          </table:table-cell>
          <table:table-cell office:value-type="float" office:value="18.290573">
            <text:p>18,290573</text:p>
          </table:table-cell>
          <table:table-cell office:value-type="float" office:value="182.050735">
            <text:p>182,050735</text:p>
          </table:table-cell>
          <table:table-cell office:value-type="float" office:value="9.546787">
            <text:p>9,546787</text:p>
          </table:table-cell>
          <table:table-cell office:value-type="float" office:value="62.212799">
            <text:p>62,212799</text:p>
          </table:table-cell>
          <table:table-cell office:value-type="float" office:value="9.648549">
            <text:p>9,648549</text:p>
          </table:table-cell>
          <table:table-cell office:value-type="float" office:value="80.604759">
            <text:p>80,604759</text:p>
          </table:table-cell>
          <table:table-cell office:value-type="float" office:value="9.948291">
            <text:p>9,948291</text:p>
          </table:table-cell>
          <table:table-cell office:value-type="float" office:value="52.381916">
            <text:p>52,381916</text:p>
          </table:table-cell>
          <table:table-cell office:value-type="float" office:value="10.508622">
            <text:p>10,508622</text:p>
          </table:table-cell>
          <table:table-cell table:number-columns-repeated="8" office:value-type="float" office:value="0">
            <text:p>0</text:p>
          </table:table-cell>
          <table:table-cell office:value-type="float" office:value="53.440174">
            <text:p>53,440174</text:p>
          </table:table-cell>
          <table:table-cell office:value-type="float" office:value="19.450472">
            <text:p>19,450472</text:p>
          </table:table-cell>
        </table:table-row>
        <table:table-row table:style-name="ro1">
          <table:table-cell office:value-type="string">
            <text:p>AFR47 <text:s text:c="6"/></text:p>
          </table:table-cell>
          <table:table-cell office:value-type="float" office:value="842.29657">
            <text:p>842,29657</text:p>
          </table:table-cell>
          <table:table-cell office:value-type="float" office:value="614.315247">
            <text:p>614,315247</text:p>
          </table:table-cell>
          <table:table-cell office:value-type="float" office:value="2405.718262">
            <text:p>2405,718262</text:p>
          </table:table-cell>
          <table:table-cell office:value-type="float" office:value="427.996307">
            <text:p>427,996307</text:p>
          </table:table-cell>
          <table:table-cell office:value-type="float" office:value="10290.748047">
            <text:p>10290,748047</text:p>
          </table:table-cell>
          <table:table-cell office:value-type="float" office:value="300.415863">
            <text:p>300,415863</text:p>
          </table:table-cell>
          <table:table-cell office:value-type="float" office:value="20934.263672">
            <text:p>20934,263672</text:p>
          </table:table-cell>
          <table:table-cell office:value-type="float" office:value="489.603271">
            <text:p>489,603271</text:p>
          </table:table-cell>
          <table:table-cell office:value-type="float" office:value="140.634888">
            <text:p>140,634888</text:p>
          </table:table-cell>
          <table:table-cell office:value-type="float" office:value="26.663794">
            <text:p>26,663794</text:p>
          </table:table-cell>
          <table:table-cell office:value-type="float" office:value="1532.786377">
            <text:p>1532,786377</text:p>
          </table:table-cell>
          <table:table-cell office:value-type="float" office:value="42.55183">
            <text:p>42,55183</text:p>
          </table:table-cell>
          <table:table-cell office:value-type="float" office:value="2330.106689">
            <text:p>2330,106689</text:p>
          </table:table-cell>
          <table:table-cell office:value-type="float" office:value="48.836189">
            <text:p>48,836189</text:p>
          </table:table-cell>
          <table:table-cell office:value-type="float" office:value="4908.095703">
            <text:p>4908,095703</text:p>
          </table:table-cell>
          <table:table-cell office:value-type="float" office:value="72.85894">
            <text:p>72,85894</text:p>
          </table:table-cell>
          <table:table-cell office:value-type="float" office:value="5703.211914">
            <text:p>5703,211914</text:p>
          </table:table-cell>
          <table:table-cell office:value-type="float" office:value="79.067856">
            <text:p>79,067856</text:p>
          </table:table-cell>
          <table:table-cell office:value-type="float" office:value="653.380432">
            <text:p>653,380432</text:p>
          </table:table-cell>
          <table:table-cell office:value-type="float" office:value="18.589209">
            <text:p>18,589209</text:p>
          </table:table-cell>
          <table:table-cell office:value-type="float" office:value="28.709631">
            <text:p>28,709631</text:p>
          </table:table-cell>
          <table:table-cell office:value-type="float" office:value="5.045106">
            <text:p>5,045106</text:p>
          </table:table-cell>
          <table:table-cell office:value-type="float" office:value="5.879836">
            <text:p>5,879836</text:p>
          </table:table-cell>
          <table:table-cell office:value-type="float" office:value="7.138456">
            <text:p>7,138456</text:p>
          </table:table-cell>
          <table:table-cell office:value-type="float" office:value="116.081764">
            <text:p>116,081764</text:p>
          </table:table-cell>
          <table:table-cell office:value-type="float" office:value="5.426973">
            <text:p>5,426973</text:p>
          </table:table-cell>
          <table:table-cell office:value-type="float" office:value="5061.978027">
            <text:p>5061,978027</text:p>
          </table:table-cell>
          <table:table-cell office:value-type="float" office:value="133.415878">
            <text:p>133,415878</text:p>
          </table:table-cell>
          <table:table-cell office:value-type="float" office:value="57.128708">
            <text:p>57,128708</text:p>
          </table:table-cell>
          <table:table-cell office:value-type="float" office:value="7.438797">
            <text:p>7,438797</text:p>
          </table:table-cell>
          <table:table-cell table:number-columns-repeated="2" office:value-type="float" office:value="0">
            <text:p>0</text:p>
          </table:table-cell>
          <table:table-cell office:value-type="float" office:value="58.179672">
            <text:p>58,179672</text:p>
          </table:table-cell>
          <table:table-cell office:value-type="float" office:value="18.076559">
            <text:p>18,076559</text:p>
          </table:table-cell>
          <table:table-cell office:value-type="float" office:value="99.36631">
            <text:p>99,36631</text:p>
          </table:table-cell>
          <table:table-cell office:value-type="float" office:value="8.676005">
            <text:p>8,676005</text:p>
          </table:table-cell>
          <table:table-cell office:value-type="float" office:value="50.97506">
            <text:p>50,97506</text:p>
          </table:table-cell>
          <table:table-cell office:value-type="float" office:value="9.192108">
            <text:p>9,192108</text:p>
          </table:table-cell>
          <table:table-cell office:value-type="float" office:value="78.797493">
            <text:p>78,797493</text:p>
          </table:table-cell>
          <table:table-cell office:value-type="float" office:value="9.538081">
            <text:p>9,538081</text:p>
          </table:table-cell>
          <table:table-cell office:value-type="float" office:value="17.653263">
            <text:p>17,653263</text:p>
          </table:table-cell>
          <table:table-cell office:value-type="float" office:value="9.884009">
            <text:p>9,884009</text:p>
          </table:table-cell>
          <table:table-cell table:number-columns-repeated="8" office:value-type="float" office:value="0">
            <text:p>0</text:p>
          </table:table-cell>
          <table:table-cell office:value-type="float" office:value="51.483009">
            <text:p>51,483009</text:p>
          </table:table-cell>
          <table:table-cell office:value-type="float" office:value="18.573591">
            <text:p>18,573591</text:p>
          </table:table-cell>
        </table:table-row>
        <table:table-row table:style-name="ro1">
          <table:table-cell office:value-type="string">
            <text:p>AFR48 <text:s text:c="6"/></text:p>
          </table:table-cell>
          <table:table-cell office:value-type="float" office:value="852.050415">
            <text:p>852,050415</text:p>
          </table:table-cell>
          <table:table-cell office:value-type="float" office:value="544.344421">
            <text:p>544,344421</text:p>
          </table:table-cell>
          <table:table-cell office:value-type="float" office:value="1165.845825">
            <text:p>1165,845825</text:p>
          </table:table-cell>
          <table:table-cell office:value-type="float" office:value="392.712616">
            <text:p>392,712616</text:p>
          </table:table-cell>
          <table:table-cell office:value-type="float" office:value="2958.289551">
            <text:p>2958,289551</text:p>
          </table:table-cell>
          <table:table-cell office:value-type="float" office:value="154.71962">
            <text:p>154,71962</text:p>
          </table:table-cell>
          <table:table-cell office:value-type="float" office:value="8312.710938">
            <text:p>8312,710938</text:p>
          </table:table-cell>
          <table:table-cell office:value-type="float" office:value="215.227814">
            <text:p>215,227814</text:p>
          </table:table-cell>
          <table:table-cell office:value-type="float" office:value="376.221313">
            <text:p>376,221313</text:p>
          </table:table-cell>
          <table:table-cell office:value-type="float" office:value="28.540773">
            <text:p>28,540773</text:p>
          </table:table-cell>
          <table:table-cell office:value-type="float" office:value="1355.870483">
            <text:p>1355,870483</text:p>
          </table:table-cell>
          <table:table-cell office:value-type="float" office:value="39.442497">
            <text:p>39,442497</text:p>
          </table:table-cell>
          <table:table-cell office:value-type="float" office:value="3981.61792">
            <text:p>3981,61792</text:p>
          </table:table-cell>
          <table:table-cell office:value-type="float" office:value="75.90506">
            <text:p>75,90506</text:p>
          </table:table-cell>
          <table:table-cell office:value-type="float" office:value="7648.501465">
            <text:p>7648,501465</text:p>
          </table:table-cell>
          <table:table-cell office:value-type="float" office:value="110.799316">
            <text:p>110,799316</text:p>
          </table:table-cell>
          <table:table-cell office:value-type="float" office:value="7827.731934">
            <text:p>7827,731934</text:p>
          </table:table-cell>
          <table:table-cell office:value-type="float" office:value="106.604301">
            <text:p>106,604301</text:p>
          </table:table-cell>
          <table:table-cell office:value-type="float" office:value="326.976654">
            <text:p>326,976654</text:p>
          </table:table-cell>
          <table:table-cell office:value-type="float" office:value="10.135351">
            <text:p>10,135351</text:p>
          </table:table-cell>
          <table:table-cell office:value-type="float" office:value="8.874176">
            <text:p>8,874176</text:p>
          </table:table-cell>
          <table:table-cell office:value-type="float" office:value="4.121957">
            <text:p>4,121957</text:p>
          </table:table-cell>
          <table:table-cell office:value-type="float" office:value="11.310631">
            <text:p>11,310631</text:p>
          </table:table-cell>
          <table:table-cell office:value-type="float" office:value="6.819452">
            <text:p>6,819452</text:p>
          </table:table-cell>
          <table:table-cell office:value-type="float" office:value="56.53167">
            <text:p>56,53167</text:p>
          </table:table-cell>
          <table:table-cell office:value-type="float" office:value="4.112912">
            <text:p>4,112912</text:p>
          </table:table-cell>
          <table:table-cell office:value-type="float" office:value="1613.858643">
            <text:p>1613,858643</text:p>
          </table:table-cell>
          <table:table-cell office:value-type="float" office:value="44.377106">
            <text:p>44,377106</text:p>
          </table:table-cell>
          <table:table-cell office:value-type="float" office:value="41.596413">
            <text:p>41,596413</text:p>
          </table:table-cell>
          <table:table-cell office:value-type="float" office:value="6.425034">
            <text:p>6,425034</text:p>
          </table:table-cell>
          <table:table-cell table:number-columns-repeated="2" office:value-type="float" office:value="0">
            <text:p>0</text:p>
          </table:table-cell>
          <table:table-cell office:value-type="float" office:value="128.121902">
            <text:p>128,121902</text:p>
          </table:table-cell>
          <table:table-cell office:value-type="float" office:value="17.971153">
            <text:p>17,971153</text:p>
          </table:table-cell>
          <table:table-cell office:value-type="float" office:value="73.617073">
            <text:p>73,617073</text:p>
          </table:table-cell>
          <table:table-cell office:value-type="float" office:value="7.555698">
            <text:p>7,555698</text:p>
          </table:table-cell>
          <table:table-cell office:value-type="float" office:value="76.258568">
            <text:p>76,258568</text:p>
          </table:table-cell>
          <table:table-cell office:value-type="float" office:value="8.214348">
            <text:p>8,214348</text:p>
          </table:table-cell>
          <table:table-cell office:value-type="float" office:value="59.028488">
            <text:p>59,028488</text:p>
          </table:table-cell>
          <table:table-cell office:value-type="float" office:value="8.403279">
            <text:p>8,403279</text:p>
          </table:table-cell>
          <table:table-cell office:value-type="float" office:value="16.763313">
            <text:p>16,763313</text:p>
          </table:table-cell>
          <table:table-cell office:value-type="float" office:value="8.683491">
            <text:p>8,683491</text:p>
          </table:table-cell>
          <table:table-cell table:number-columns-repeated="8" office:value-type="float" office:value="0">
            <text:p>0</text:p>
          </table:table-cell>
          <table:table-cell office:value-type="float" office:value="47.253868">
            <text:p>47,253868</text:p>
          </table:table-cell>
          <table:table-cell office:value-type="float" office:value="16.259884">
            <text:p>16,259884</text:p>
          </table:table-cell>
        </table:table-row>
        <table:table-row table:style-name="ro1">
          <table:table-cell office:value-type="string">
            <text:p>AFR49 <text:s text:c="6"/></text:p>
          </table:table-cell>
          <table:table-cell office:value-type="float" office:value="620.639526">
            <text:p>620,639526</text:p>
          </table:table-cell>
          <table:table-cell office:value-type="float" office:value="586.61853">
            <text:p>586,61853</text:p>
          </table:table-cell>
          <table:table-cell office:value-type="float" office:value="3234.522461">
            <text:p>3234,522461</text:p>
          </table:table-cell>
          <table:table-cell office:value-type="float" office:value="434.080231">
            <text:p>434,080231</text:p>
          </table:table-cell>
          <table:table-cell office:value-type="float" office:value="10775.866211">
            <text:p>10775,866211</text:p>
          </table:table-cell>
          <table:table-cell office:value-type="float" office:value="311.609467">
            <text:p>311,609467</text:p>
          </table:table-cell>
          <table:table-cell office:value-type="float" office:value="21006.240234">
            <text:p>21006,240234</text:p>
          </table:table-cell>
          <table:table-cell office:value-type="float" office:value="492.355194">
            <text:p>492,355194</text:p>
          </table:table-cell>
          <table:table-cell office:value-type="float" office:value="166.232254">
            <text:p>166,232254</text:p>
          </table:table-cell>
          <table:table-cell office:value-type="float" office:value="28.819637">
            <text:p>28,819637</text:p>
          </table:table-cell>
          <table:table-cell office:value-type="float" office:value="1691.93335">
            <text:p>1691,93335</text:p>
          </table:table-cell>
          <table:table-cell office:value-type="float" office:value="46.177055">
            <text:p>46,177055</text:p>
          </table:table-cell>
          <table:table-cell office:value-type="float" office:value="3432.15918">
            <text:p>3432,15918</text:p>
          </table:table-cell>
          <table:table-cell office:value-type="float" office:value="67.328712">
            <text:p>67,328712</text:p>
          </table:table-cell>
          <table:table-cell office:value-type="float" office:value="6449.140625">
            <text:p>6449,140625</text:p>
          </table:table-cell>
          <table:table-cell office:value-type="float" office:value="94.233475">
            <text:p>94,233475</text:p>
          </table:table-cell>
          <table:table-cell office:value-type="float" office:value="7734.128906">
            <text:p>7734,128906</text:p>
          </table:table-cell>
          <table:table-cell office:value-type="float" office:value="105.527168">
            <text:p>105,527168</text:p>
          </table:table-cell>
          <table:table-cell office:value-type="float" office:value="710.378296">
            <text:p>710,378296</text:p>
          </table:table-cell>
          <table:table-cell office:value-type="float" office:value="20.018652">
            <text:p>20,018652</text:p>
          </table:table-cell>
          <table:table-cell office:value-type="float" office:value="29.433891">
            <text:p>29,433891</text:p>
          </table:table-cell>
          <table:table-cell office:value-type="float" office:value="4.874221">
            <text:p>4,874221</text:p>
          </table:table-cell>
          <table:table-cell office:value-type="float" office:value="10.72188">
            <text:p>10,72188</text:p>
          </table:table-cell>
          <table:table-cell office:value-type="float" office:value="7.046005">
            <text:p>7,046005</text:p>
          </table:table-cell>
          <table:table-cell office:value-type="float" office:value="155.358826">
            <text:p>155,358826</text:p>
          </table:table-cell>
          <table:table-cell office:value-type="float" office:value="5.856842">
            <text:p>5,856842</text:p>
          </table:table-cell>
          <table:table-cell office:value-type="float" office:value="4822.090332">
            <text:p>4822,090332</text:p>
          </table:table-cell>
          <table:table-cell office:value-type="float" office:value="127.183914">
            <text:p>127,183914</text:p>
          </table:table-cell>
          <table:table-cell office:value-type="float" office:value="44.972122">
            <text:p>44,972122</text:p>
          </table:table-cell>
          <table:table-cell office:value-type="float" office:value="6.98438">
            <text:p>6,98438</text:p>
          </table:table-cell>
          <table:table-cell table:number-columns-repeated="2" office:value-type="float" office:value="0">
            <text:p>0</text:p>
          </table:table-cell>
          <table:table-cell office:value-type="float" office:value="84.533936">
            <text:p>84,533936</text:p>
          </table:table-cell>
          <table:table-cell office:value-type="float" office:value="18.012402">
            <text:p>18,012402</text:p>
          </table:table-cell>
          <table:table-cell office:value-type="float" office:value="156.860764">
            <text:p>156,860764</text:p>
          </table:table-cell>
          <table:table-cell office:value-type="float" office:value="8.667563">
            <text:p>8,667563</text:p>
          </table:table-cell>
          <table:table-cell office:value-type="float" office:value="42.022537">
            <text:p>42,022537</text:p>
          </table:table-cell>
          <table:table-cell office:value-type="float" office:value="8.775933">
            <text:p>8,775933</text:p>
          </table:table-cell>
          <table:table-cell office:value-type="float" office:value="88.088348">
            <text:p>88,088348</text:p>
          </table:table-cell>
          <table:table-cell office:value-type="float" office:value="9.175432">
            <text:p>9,175432</text:p>
          </table:table-cell>
          <table:table-cell office:value-type="float" office:value="31.731876">
            <text:p>31,731876</text:p>
          </table:table-cell>
          <table:table-cell office:value-type="float" office:value="9.501088">
            <text:p>9,501088</text:p>
          </table:table-cell>
          <table:table-cell table:number-columns-repeated="8" office:value-type="float" office:value="0">
            <text:p>0</text:p>
          </table:table-cell>
          <table:table-cell office:value-type="float" office:value="51.768234">
            <text:p>51,768234</text:p>
          </table:table-cell>
          <table:table-cell office:value-type="float" office:value="17.719955">
            <text:p>17,719955</text:p>
          </table:table-cell>
        </table:table-row>
        <table:table-row table:style-name="ro1">
          <table:table-cell office:value-type="string">
            <text:p>AFR50 <text:s text:c="6"/></text:p>
          </table:table-cell>
          <table:table-cell office:value-type="float" office:value="409.882874">
            <text:p>409,882874</text:p>
          </table:table-cell>
          <table:table-cell office:value-type="float" office:value="348.475281">
            <text:p>348,475281</text:p>
          </table:table-cell>
          <table:table-cell office:value-type="float" office:value="409.496948">
            <text:p>409,496948</text:p>
          </table:table-cell>
          <table:table-cell office:value-type="float" office:value="351.287231">
            <text:p>351,287231</text:p>
          </table:table-cell>
          <table:table-cell office:value-type="float" office:value="70.254051">
            <text:p>70,254051</text:p>
          </table:table-cell>
          <table:table-cell office:value-type="float" office:value="44.20137">
            <text:p>44,20137</text:p>
          </table:table-cell>
          <table:table-cell table:number-columns-repeated="2" office:value-type="float" office:value="0">
            <text:p>0</text:p>
          </table:table-cell>
          <table:table-cell office:value-type="float" office:value="14.771511">
            <text:p>14,771511</text:p>
          </table:table-cell>
          <table:table-cell office:value-type="float" office:value="15.678936">
            <text:p>15,678936</text:p>
          </table:table-cell>
          <table:table-cell office:value-type="float" office:value="12.357205">
            <text:p>12,357205</text:p>
          </table:table-cell>
          <table:table-cell office:value-type="float" office:value="13.49995">
            <text:p>13,49995</text:p>
          </table:table-cell>
          <table:table-cell office:value-type="float" office:value="30.55781">
            <text:p>30,55781</text:p>
          </table:table-cell>
          <table:table-cell office:value-type="float" office:value="9.766376">
            <text:p>9,766376</text:p>
          </table:table-cell>
          <table:table-cell office:value-type="float" office:value="3.53984">
            <text:p>3,53984</text:p>
          </table:table-cell>
          <table:table-cell office:value-type="float" office:value="7.869907">
            <text:p>7,869907</text:p>
          </table:table-cell>
          <table:table-cell table:number-columns-repeated="6" office:value-type="float" office:value="0">
            <text:p>0</text:p>
          </table:table-cell>
          <table:table-cell office:value-type="float" office:value="3.99103">
            <text:p>3,99103</text:p>
          </table:table-cell>
          <table:table-cell office:value-type="float" office:value="6.731739">
            <text:p>6,731739</text:p>
          </table:table-cell>
          <table:table-cell table:number-columns-repeated="24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FR51 <text:s text:c="6"/></text:p>
          </table:table-cell>
          <table:table-cell office:value-type="float" office:value="9154.950195">
            <text:p>9154,950195</text:p>
          </table:table-cell>
          <table:table-cell office:value-type="float" office:value="3232.820557">
            <text:p>3232,820557</text:p>
          </table:table-cell>
          <table:table-cell office:value-type="float" office:value="41250.960938">
            <text:p>41250,960938</text:p>
          </table:table-cell>
          <table:table-cell office:value-type="float" office:value="2376.376709">
            <text:p>2376,376709</text:p>
          </table:table-cell>
          <table:table-cell office:value-type="float" office:value="268847.71875">
            <text:p>268847,71875</text:p>
          </table:table-cell>
          <table:table-cell office:value-type="float" office:value="6508.128906">
            <text:p>6508,128906</text:p>
          </table:table-cell>
          <table:table-cell office:value-type="float" office:value="797087.75">
            <text:p>797087,75</text:p>
          </table:table-cell>
          <table:table-cell office:value-type="float" office:value="17633.078125">
            <text:p>17633,078125</text:p>
          </table:table-cell>
          <table:table-cell office:value-type="float" office:value="938.453064">
            <text:p>938,453064</text:p>
          </table:table-cell>
          <table:table-cell office:value-type="float" office:value="191.502136">
            <text:p>191,502136</text:p>
          </table:table-cell>
          <table:table-cell office:value-type="float" office:value="17702.523438">
            <text:p>17702,523438</text:p>
          </table:table-cell>
          <table:table-cell office:value-type="float" office:value="397.013">
            <text:p>397,013</text:p>
          </table:table-cell>
          <table:table-cell office:value-type="float" office:value="55292.355469">
            <text:p>55292,355469</text:p>
          </table:table-cell>
          <table:table-cell office:value-type="float" office:value="974.437561">
            <text:p>974,437561</text:p>
          </table:table-cell>
          <table:table-cell office:value-type="float" office:value="94442.171875">
            <text:p>94442,171875</text:p>
          </table:table-cell>
          <table:table-cell office:value-type="float" office:value="1335.155029">
            <text:p>1335,155029</text:p>
          </table:table-cell>
          <table:table-cell office:value-type="float" office:value="188858.875">
            <text:p>188858,875</text:p>
          </table:table-cell>
          <table:table-cell office:value-type="float" office:value="2480.709961">
            <text:p>2480,709961</text:p>
          </table:table-cell>
          <table:table-cell office:value-type="float" office:value="25784.529297">
            <text:p>25784,529297</text:p>
          </table:table-cell>
          <table:table-cell office:value-type="float" office:value="687.634399">
            <text:p>687,634399</text:p>
          </table:table-cell>
          <table:table-cell office:value-type="float" office:value="347.509644">
            <text:p>347,509644</text:p>
          </table:table-cell>
          <table:table-cell office:value-type="float" office:value="34.141804">
            <text:p>34,141804</text:p>
          </table:table-cell>
          <table:table-cell office:value-type="float" office:value="421.139008">
            <text:p>421,139008</text:p>
          </table:table-cell>
          <table:table-cell office:value-type="float" office:value="24.442015">
            <text:p>24,442015</text:p>
          </table:table-cell>
          <table:table-cell office:value-type="float" office:value="4613.342773">
            <text:p>4613,342773</text:p>
          </table:table-cell>
          <table:table-cell office:value-type="float" office:value="113.869247">
            <text:p>113,869247</text:p>
          </table:table-cell>
          <table:table-cell office:value-type="float" office:value="228734.34375">
            <text:p>228734,34375</text:p>
          </table:table-cell>
          <table:table-cell office:value-type="float" office:value="5942.619629">
            <text:p>5942,619629</text:p>
          </table:table-cell>
          <table:table-cell office:value-type="float" office:value="114.094177">
            <text:p>114,094177</text:p>
          </table:table-cell>
          <table:table-cell office:value-type="float" office:value="28.723028">
            <text:p>28,723028</text:p>
          </table:table-cell>
          <table:table-cell office:value-type="float" office:value="458.373962">
            <text:p>458,373962</text:p>
          </table:table-cell>
          <table:table-cell office:value-type="float" office:value="35.306995">
            <text:p>35,306995</text:p>
          </table:table-cell>
          <table:table-cell office:value-type="float" office:value="3503.616699">
            <text:p>3503,616699</text:p>
          </table:table-cell>
          <table:table-cell office:value-type="float" office:value="78.226974">
            <text:p>78,226974</text:p>
          </table:table-cell>
          <table:table-cell office:value-type="float" office:value="860.732971">
            <text:p>860,732971</text:p>
          </table:table-cell>
          <table:table-cell office:value-type="float" office:value="36.725567">
            <text:p>36,725567</text:p>
          </table:table-cell>
          <table:table-cell office:value-type="float" office:value="666.78363">
            <text:p>666,78363</text:p>
          </table:table-cell>
          <table:table-cell office:value-type="float" office:value="37.140465">
            <text:p>37,140465</text:p>
          </table:table-cell>
          <table:table-cell office:value-type="float" office:value="1810.428589">
            <text:p>1810,428589</text:p>
          </table:table-cell>
          <table:table-cell office:value-type="float" office:value="51.643173">
            <text:p>51,643173</text:p>
          </table:table-cell>
          <table:table-cell office:value-type="float" office:value="1050.396606">
            <text:p>1050,396606</text:p>
          </table:table-cell>
          <table:table-cell office:value-type="float" office:value="49.445614">
            <text:p>49,445614</text:p>
          </table:table-cell>
          <table:table-cell office:value-type="float" office:value="407.274414">
            <text:p>407,274414</text:p>
          </table:table-cell>
          <table:table-cell office:value-type="float" office:value="206.256653">
            <text:p>206,256653</text:p>
          </table:table-cell>
          <table:table-cell table:number-columns-repeated="6" office:value-type="float" office:value="0">
            <text:p>0</text:p>
          </table:table-cell>
          <table:table-cell office:value-type="float" office:value="1276.876709">
            <text:p>1276,876709</text:p>
          </table:table-cell>
          <table:table-cell office:value-type="float" office:value="79.965263">
            <text:p>79,965263</text:p>
          </table:table-cell>
        </table:table-row>
        <table:table-row table:style-name="ro1">
          <table:table-cell office:value-type="string">
            <text:p>AFR5 <text:s text:c="7"/></text:p>
          </table:table-cell>
          <table:table-cell office:value-type="float" office:value="3230.691162">
            <text:p>3230,691162</text:p>
          </table:table-cell>
          <table:table-cell office:value-type="float" office:value="673.958313">
            <text:p>673,958313</text:p>
          </table:table-cell>
          <table:table-cell office:value-type="float" office:value="1926.054077">
            <text:p>1926,054077</text:p>
          </table:table-cell>
          <table:table-cell office:value-type="float" office:value="421.478363">
            <text:p>421,478363</text:p>
          </table:table-cell>
          <table:table-cell office:value-type="float" office:value="5831.164063">
            <text:p>5831,164063</text:p>
          </table:table-cell>
          <table:table-cell office:value-type="float" office:value="209.06221">
            <text:p>209,06221</text:p>
          </table:table-cell>
          <table:table-cell office:value-type="float" office:value="11158.950195">
            <text:p>11158,950195</text:p>
          </table:table-cell>
          <table:table-cell office:value-type="float" office:value="278.620575">
            <text:p>278,620575</text:p>
          </table:table-cell>
          <table:table-cell office:value-type="float" office:value="155.251587">
            <text:p>155,251587</text:p>
          </table:table-cell>
          <table:table-cell office:value-type="float" office:value="27.924007">
            <text:p>27,924007</text:p>
          </table:table-cell>
          <table:table-cell office:value-type="float" office:value="1840.082886">
            <text:p>1840,082886</text:p>
          </table:table-cell>
          <table:table-cell office:value-type="float" office:value="48.760929">
            <text:p>48,760929</text:p>
          </table:table-cell>
          <table:table-cell office:value-type="float" office:value="4303.189941">
            <text:p>4303,189941</text:p>
          </table:table-cell>
          <table:table-cell office:value-type="float" office:value="82.201874">
            <text:p>82,201874</text:p>
          </table:table-cell>
          <table:table-cell office:value-type="float" office:value="2327.04126">
            <text:p>2327,04126</text:p>
          </table:table-cell>
          <table:table-cell office:value-type="float" office:value="37.560219">
            <text:p>37,560219</text:p>
          </table:table-cell>
          <table:table-cell office:value-type="float" office:value="4908.543457">
            <text:p>4908,543457</text:p>
          </table:table-cell>
          <table:table-cell office:value-type="float" office:value="68.692009">
            <text:p>68,692009</text:p>
          </table:table-cell>
          <table:table-cell office:value-type="float" office:value="538.717773">
            <text:p>538,717773</text:p>
          </table:table-cell>
          <table:table-cell office:value-type="float" office:value="15.688264">
            <text:p>15,688264</text:p>
          </table:table-cell>
          <table:table-cell office:value-type="float" office:value="25.056496">
            <text:p>25,056496</text:p>
          </table:table-cell>
          <table:table-cell office:value-type="float" office:value="5.071262">
            <text:p>5,071262</text:p>
          </table:table-cell>
          <table:table-cell office:value-type="float" office:value="15.521238">
            <text:p>15,521238</text:p>
          </table:table-cell>
          <table:table-cell office:value-type="float" office:value="7.273331">
            <text:p>7,273331</text:p>
          </table:table-cell>
          <table:table-cell office:value-type="float" office:value="88.332077">
            <text:p>88,332077</text:p>
          </table:table-cell>
          <table:table-cell office:value-type="float" office:value="5.146781">
            <text:p>5,146781</text:p>
          </table:table-cell>
          <table:table-cell office:value-type="float" office:value="2496.384277">
            <text:p>2496,384277</text:p>
          </table:table-cell>
          <table:table-cell office:value-type="float" office:value="67.143608">
            <text:p>67,143608</text:p>
          </table:table-cell>
          <table:table-cell office:value-type="float" office:value="49.600597">
            <text:p>49,600597</text:p>
          </table:table-cell>
          <table:table-cell office:value-type="float" office:value="7.615848">
            <text:p>7,615848</text:p>
          </table:table-cell>
          <table:table-cell table:number-columns-repeated="2" office:value-type="float" office:value="0">
            <text:p>0</text:p>
          </table:table-cell>
          <table:table-cell office:value-type="float" office:value="44.026745">
            <text:p>44,026745</text:p>
          </table:table-cell>
          <table:table-cell office:value-type="float" office:value="18.132389">
            <text:p>18,132389</text:p>
          </table:table-cell>
          <table:table-cell office:value-type="float" office:value="48.272797">
            <text:p>48,272797</text:p>
          </table:table-cell>
          <table:table-cell office:value-type="float" office:value="8.731816">
            <text:p>8,731816</text:p>
          </table:table-cell>
          <table:table-cell office:value-type="float" office:value="27.169331">
            <text:p>27,169331</text:p>
          </table:table-cell>
          <table:table-cell office:value-type="float" office:value="9.425128">
            <text:p>9,425128</text:p>
          </table:table-cell>
          <table:table-cell office:value-type="float" office:value="55.778297">
            <text:p>55,778297</text:p>
          </table:table-cell>
          <table:table-cell office:value-type="float" office:value="9.785129">
            <text:p>9,785129</text:p>
          </table:table-cell>
          <table:table-cell office:value-type="float" office:value="23.011707">
            <text:p>23,011707</text:p>
          </table:table-cell>
          <table:table-cell office:value-type="float" office:value="10.260098">
            <text:p>10,260098</text:p>
          </table:table-cell>
          <table:table-cell table:number-columns-repeated="8" office:value-type="float" office:value="0">
            <text:p>0</text:p>
          </table:table-cell>
          <table:table-cell office:value-type="float" office:value="54.344322">
            <text:p>54,344322</text:p>
          </table:table-cell>
          <table:table-cell office:value-type="float" office:value="19.166681">
            <text:p>19,166681</text:p>
          </table:table-cell>
        </table:table-row>
        <table:table-row table:style-name="ro1">
          <table:table-cell office:value-type="string">
            <text:p>AFR52 <text:s text:c="6"/></text:p>
          </table:table-cell>
          <table:table-cell office:value-type="float" office:value="2092.441895">
            <text:p>2092,441895</text:p>
          </table:table-cell>
          <table:table-cell office:value-type="float" office:value="653.263">
            <text:p>653,263</text:p>
          </table:table-cell>
          <table:table-cell office:value-type="float" office:value="574.638733">
            <text:p>574,638733</text:p>
          </table:table-cell>
          <table:table-cell office:value-type="float" office:value="406.01767">
            <text:p>406,01767</text:p>
          </table:table-cell>
          <table:table-cell office:value-type="float" office:value="862.165405">
            <text:p>862,165405</text:p>
          </table:table-cell>
          <table:table-cell office:value-type="float" office:value="130.647873">
            <text:p>130,647873</text:p>
          </table:table-cell>
          <table:table-cell office:value-type="float" office:value="1355.495483">
            <text:p>1355,495483</text:p>
          </table:table-cell>
          <table:table-cell office:value-type="float" office:value="81.936066">
            <text:p>81,936066</text:p>
          </table:table-cell>
          <table:table-cell office:value-type="float" office:value="3.312599">
            <text:p>3,312599</text:p>
          </table:table-cell>
          <table:table-cell office:value-type="float" office:value="23.188297">
            <text:p>23,188297</text:p>
          </table:table-cell>
          <table:table-cell office:value-type="float" office:value="934.750916">
            <text:p>934,750916</text:p>
          </table:table-cell>
          <table:table-cell office:value-type="float" office:value="32.699394">
            <text:p>32,699394</text:p>
          </table:table-cell>
          <table:table-cell office:value-type="float" office:value="353.192078">
            <text:p>353,192078</text:p>
          </table:table-cell>
          <table:table-cell office:value-type="float" office:value="19.031939">
            <text:p>19,031939</text:p>
          </table:table-cell>
          <table:table-cell office:value-type="float" office:value="2671.854736">
            <text:p>2671,854736</text:p>
          </table:table-cell>
          <table:table-cell office:value-type="float" office:value="42.844688">
            <text:p>42,844688</text:p>
          </table:table-cell>
          <table:table-cell office:value-type="float" office:value="677.240906">
            <text:p>677,240906</text:p>
          </table:table-cell>
          <table:table-cell office:value-type="float" office:value="16.96331">
            <text:p>16,96331</text:p>
          </table:table-cell>
          <table:table-cell office:value-type="float" office:value="62.632633">
            <text:p>62,632633</text:p>
          </table:table-cell>
          <table:table-cell office:value-type="float" office:value="5.425858">
            <text:p>5,425858</text:p>
          </table:table-cell>
          <table:table-cell table:number-columns-repeated="2" office:value-type="float" office:value="0">
            <text:p>0</text:p>
          </table:table-cell>
          <table:table-cell office:value-type="float" office:value="20.968435">
            <text:p>20,968435</text:p>
          </table:table-cell>
          <table:table-cell office:value-type="float" office:value="7.493602">
            <text:p>7,493602</text:p>
          </table:table-cell>
          <table:table-cell office:value-type="float" office:value="16.619682">
            <text:p>16,619682</text:p>
          </table:table-cell>
          <table:table-cell office:value-type="float" office:value="4.88033">
            <text:p>4,88033</text:p>
          </table:table-cell>
          <table:table-cell office:value-type="float" office:value="424.683624">
            <text:p>424,683624</text:p>
          </table:table-cell>
          <table:table-cell office:value-type="float" office:value="15.819029">
            <text:p>15,819029</text:p>
          </table:table-cell>
          <table:table-cell office:value-type="float" office:value="58.214115">
            <text:p>58,214115</text:p>
          </table:table-cell>
          <table:table-cell office:value-type="float" office:value="8.370669">
            <text:p>8,370669</text:p>
          </table:table-cell>
          <table:table-cell table:number-columns-repeated="2" office:value-type="float" office:value="0">
            <text:p>0</text:p>
          </table:table-cell>
          <table:table-cell office:value-type="float" office:value="40.550446">
            <text:p>40,550446</text:p>
          </table:table-cell>
          <table:table-cell office:value-type="float" office:value="18.470716">
            <text:p>18,470716</text:p>
          </table:table-cell>
          <table:table-cell office:value-type="float" office:value="51.016788">
            <text:p>51,016788</text:p>
          </table:table-cell>
          <table:table-cell office:value-type="float" office:value="9.717845">
            <text:p>9,717845</text:p>
          </table:table-cell>
          <table:table-cell office:value-type="float" office:value="18.046778">
            <text:p>18,046778</text:p>
          </table:table-cell>
          <table:table-cell office:value-type="float" office:value="10.51707">
            <text:p>10,51707</text:p>
          </table:table-cell>
          <table:table-cell office:value-type="float" office:value="27.672779">
            <text:p>27,672779</text:p>
          </table:table-cell>
          <table:table-cell office:value-type="float" office:value="10.827578">
            <text:p>10,827578</text:p>
          </table:table-cell>
          <table:table-cell office:value-type="float" office:value="11.576361">
            <text:p>11,576361</text:p>
          </table:table-cell>
          <table:table-cell office:value-type="float" office:value="11.416022">
            <text:p>11,416022</text:p>
          </table:table-cell>
          <table:table-cell office:value-type="float" office:value="39.275867">
            <text:p>39,275867</text:p>
          </table:table-cell>
          <table:table-cell office:value-type="float" office:value="34.058971">
            <text:p>34,058971</text:p>
          </table:table-cell>
          <table:table-cell table:number-columns-repeated="6" office:value-type="float" office:value="0">
            <text:p>0</text:p>
          </table:table-cell>
          <table:table-cell office:value-type="float" office:value="71.353645">
            <text:p>71,353645</text:p>
          </table:table-cell>
          <table:table-cell office:value-type="float" office:value="21.353596">
            <text:p>21,353596</text:p>
          </table:table-cell>
        </table:table-row>
        <table:table-row table:style-name="ro1">
          <table:table-cell office:value-type="string">
            <text:p>AFR53 <text:s text:c="6"/></text:p>
          </table:table-cell>
          <table:table-cell office:value-type="float" office:value="1340.204346">
            <text:p>1340,204346</text:p>
          </table:table-cell>
          <table:table-cell office:value-type="float" office:value="706.77063">
            <text:p>706,77063</text:p>
          </table:table-cell>
          <table:table-cell office:value-type="float" office:value="1023.065735">
            <text:p>1023,065735</text:p>
          </table:table-cell>
          <table:table-cell office:value-type="float" office:value="418.820862">
            <text:p>418,820862</text:p>
          </table:table-cell>
          <table:table-cell office:value-type="float" office:value="607.100098">
            <text:p>607,100098</text:p>
          </table:table-cell>
          <table:table-cell office:value-type="float" office:value="132.572906">
            <text:p>132,572906</text:p>
          </table:table-cell>
          <table:table-cell office:value-type="float" office:value="395.894989">
            <text:p>395,894989</text:p>
          </table:table-cell>
          <table:table-cell office:value-type="float" office:value="71.090263">
            <text:p>71,090263</text:p>
          </table:table-cell>
          <table:table-cell office:value-type="float" office:value="25.925508">
            <text:p>25,925508</text:p>
          </table:table-cell>
          <table:table-cell office:value-type="float" office:value="23.821474">
            <text:p>23,821474</text:p>
          </table:table-cell>
          <table:table-cell office:value-type="float" office:value="265.584869">
            <text:p>265,584869</text:p>
          </table:table-cell>
          <table:table-cell office:value-type="float" office:value="23.560556">
            <text:p>23,560556</text:p>
          </table:table-cell>
          <table:table-cell office:value-type="float" office:value="7.411894">
            <text:p>7,411894</text:p>
          </table:table-cell>
          <table:table-cell office:value-type="float" office:value="14.954354">
            <text:p>14,954354</text:p>
          </table:table-cell>
          <table:table-cell office:value-type="float" office:value="413.189056">
            <text:p>413,189056</text:p>
          </table:table-cell>
          <table:table-cell office:value-type="float" office:value="14.002399">
            <text:p>14,002399</text:p>
          </table:table-cell>
          <table:table-cell office:value-type="float" office:value="155.397049">
            <text:p>155,397049</text:p>
          </table:table-cell>
          <table:table-cell office:value-type="float" office:value="12.04845">
            <text:p>12,04845</text:p>
          </table:table-cell>
          <table:table-cell office:value-type="float" office:value="32.108292">
            <text:p>32,108292</text:p>
          </table:table-cell>
          <table:table-cell office:value-type="float" office:value="5.561624">
            <text:p>5,561624</text:p>
          </table:table-cell>
          <table:table-cell office:value-type="float" office:value="2.639052">
            <text:p>2,639052</text:p>
          </table:table-cell>
          <table:table-cell office:value-type="float" office:value="5.74236">
            <text:p>5,74236</text:p>
          </table:table-cell>
          <table:table-cell office:value-type="float" office:value="12.926331">
            <text:p>12,926331</text:p>
          </table:table-cell>
          <table:table-cell office:value-type="float" office:value="7.719741">
            <text:p>7,719741</text:p>
          </table:table-cell>
          <table:table-cell office:value-type="float" office:value="23.10815">
            <text:p>23,10815</text:p>
          </table:table-cell>
          <table:table-cell office:value-type="float" office:value="5.388676">
            <text:p>5,388676</text:p>
          </table:table-cell>
          <table:table-cell office:value-type="float" office:value="140.079651">
            <text:p>140,079651</text:p>
          </table:table-cell>
          <table:table-cell office:value-type="float" office:value="11.009852">
            <text:p>11,009852</text:p>
          </table:table-cell>
          <table:table-cell office:value-type="float" office:value="70.552734">
            <text:p>70,552734</text:p>
          </table:table-cell>
          <table:table-cell office:value-type="float" office:value="9.353646">
            <text:p>9,353646</text:p>
          </table:table-cell>
          <table:table-cell table:number-columns-repeated="2" office:value-type="float" office:value="0">
            <text:p>0</text:p>
          </table:table-cell>
          <table:table-cell office:value-type="float" office:value="29.428011">
            <text:p>29,428011</text:p>
          </table:table-cell>
          <table:table-cell office:value-type="float" office:value="18.859814">
            <text:p>18,859814</text:p>
          </table:table-cell>
          <table:table-cell office:value-type="float" office:value="55.414116">
            <text:p>55,414116</text:p>
          </table:table-cell>
          <table:table-cell office:value-type="float" office:value="10.748007">
            <text:p>10,748007</text:p>
          </table:table-cell>
          <table:table-cell office:value-type="float" office:value="34.050335">
            <text:p>34,050335</text:p>
          </table:table-cell>
          <table:table-cell office:value-type="float" office:value="11.368337">
            <text:p>11,368337</text:p>
          </table:table-cell>
          <table:table-cell office:value-type="float" office:value="40.952419">
            <text:p>40,952419</text:p>
          </table:table-cell>
          <table:table-cell office:value-type="float" office:value="11.951936">
            <text:p>11,951936</text:p>
          </table:table-cell>
          <table:table-cell office:value-type="float" office:value="6.578706">
            <text:p>6,578706</text:p>
          </table:table-cell>
          <table:table-cell office:value-type="float" office:value="12.525682">
            <text:p>12,525682</text:p>
          </table:table-cell>
          <table:table-cell office:value-type="float" office:value="88.709511">
            <text:p>88,709511</text:p>
          </table:table-cell>
          <table:table-cell office:value-type="float" office:value="32.29314">
            <text:p>32,29314</text:p>
          </table:table-cell>
          <table:table-cell table:number-columns-repeated="6" office:value-type="float" office:value="0">
            <text:p>0</text:p>
          </table:table-cell>
          <table:table-cell office:value-type="float" office:value="70.80941">
            <text:p>70,80941</text:p>
          </table:table-cell>
          <table:table-cell office:value-type="float" office:value="23.701143">
            <text:p>23,701143</text:p>
          </table:table-cell>
        </table:table-row>
        <table:table-row table:style-name="ro1">
          <table:table-cell office:value-type="string">
            <text:p>AFR54 <text:s text:c="6"/></text:p>
          </table:table-cell>
          <table:table-cell office:value-type="float" office:value="930.959412">
            <text:p>930,959412</text:p>
          </table:table-cell>
          <table:table-cell office:value-type="float" office:value="535.543274">
            <text:p>535,543274</text:p>
          </table:table-cell>
          <table:table-cell office:value-type="float" office:value="385.748474">
            <text:p>385,748474</text:p>
          </table:table-cell>
          <table:table-cell office:value-type="float" office:value="374.456512">
            <text:p>374,456512</text:p>
          </table:table-cell>
          <table:table-cell office:value-type="float" office:value="684.448792">
            <text:p>684,448792</text:p>
          </table:table-cell>
          <table:table-cell office:value-type="float" office:value="118.782219">
            <text:p>118,782219</text:p>
          </table:table-cell>
          <table:table-cell office:value-type="float" office:value="976.139587">
            <text:p>976,139587</text:p>
          </table:table-cell>
          <table:table-cell office:value-type="float" office:value="70.158928">
            <text:p>70,158928</text:p>
          </table:table-cell>
          <table:table-cell office:value-type="float" office:value="21.983614">
            <text:p>21,983614</text:p>
          </table:table-cell>
          <table:table-cell office:value-type="float" office:value="19.278795">
            <text:p>19,278795</text:p>
          </table:table-cell>
          <table:table-cell office:value-type="float" office:value="631.080322">
            <text:p>631,080322</text:p>
          </table:table-cell>
          <table:table-cell office:value-type="float" office:value="25.63637">
            <text:p>25,63637</text:p>
          </table:table-cell>
          <table:table-cell office:value-type="float" office:value="151.460815">
            <text:p>151,460815</text:p>
          </table:table-cell>
          <table:table-cell office:value-type="float" office:value="14.136537">
            <text:p>14,136537</text:p>
          </table:table-cell>
          <table:table-cell office:value-type="float" office:value="1726.113647">
            <text:p>1726,113647</text:p>
          </table:table-cell>
          <table:table-cell office:value-type="float" office:value="29.60162">
            <text:p>29,60162</text:p>
          </table:table-cell>
          <table:table-cell office:value-type="float" office:value="377.165649">
            <text:p>377,165649</text:p>
          </table:table-cell>
          <table:table-cell office:value-type="float" office:value="13.337996">
            <text:p>13,337996</text:p>
          </table:table-cell>
          <table:table-cell office:value-type="float" office:value="40.852077">
            <text:p>40,852077</text:p>
          </table:table-cell>
          <table:table-cell office:value-type="float" office:value="4.467862">
            <text:p>4,467862</text:p>
          </table:table-cell>
          <table:table-cell office:value-type="float" office:value="4.113792">
            <text:p>4,113792</text:p>
          </table:table-cell>
          <table:table-cell office:value-type="float" office:value="4.375309">
            <text:p>4,375309</text:p>
          </table:table-cell>
          <table:table-cell office:value-type="float" office:value="8.031856">
            <text:p>8,031856</text:p>
          </table:table-cell>
          <table:table-cell office:value-type="float" office:value="7.000115">
            <text:p>7,000115</text:p>
          </table:table-cell>
          <table:table-cell office:value-type="float" office:value="16.790359">
            <text:p>16,790359</text:p>
          </table:table-cell>
          <table:table-cell office:value-type="float" office:value="4.136902">
            <text:p>4,136902</text:p>
          </table:table-cell>
          <table:table-cell office:value-type="float" office:value="296.952942">
            <text:p>296,952942</text:p>
          </table:table-cell>
          <table:table-cell office:value-type="float" office:value="12.714787">
            <text:p>12,714787</text:p>
          </table:table-cell>
          <table:table-cell office:value-type="float" office:value="38.930012">
            <text:p>38,930012</text:p>
          </table:table-cell>
          <table:table-cell office:value-type="float" office:value="7.037711">
            <text:p>7,037711</text:p>
          </table:table-cell>
          <table:table-cell table:number-columns-repeated="2" office:value-type="float" office:value="0">
            <text:p>0</text:p>
          </table:table-cell>
          <table:table-cell office:value-type="float" office:value="33.849899">
            <text:p>33,849899</text:p>
          </table:table-cell>
          <table:table-cell office:value-type="float" office:value="17.854733">
            <text:p>17,854733</text:p>
          </table:table-cell>
          <table:table-cell office:value-type="float" office:value="50.33939">
            <text:p>50,33939</text:p>
          </table:table-cell>
          <table:table-cell office:value-type="float" office:value="8.053202">
            <text:p>8,053202</text:p>
          </table:table-cell>
          <table:table-cell office:value-type="float" office:value="15.849982">
            <text:p>15,849982</text:p>
          </table:table-cell>
          <table:table-cell office:value-type="float" office:value="8.650632">
            <text:p>8,650632</text:p>
          </table:table-cell>
          <table:table-cell office:value-type="float" office:value="24.575827">
            <text:p>24,575827</text:p>
          </table:table-cell>
          <table:table-cell office:value-type="float" office:value="9.053573">
            <text:p>9,053573</text:p>
          </table:table-cell>
          <table:table-cell office:value-type="float" office:value="20.347998">
            <text:p>20,347998</text:p>
          </table:table-cell>
          <table:table-cell office:value-type="float" office:value="9.448924">
            <text:p>9,448924</text:p>
          </table:table-cell>
          <table:table-cell office:value-type="float" office:value="4.060492">
            <text:p>4,060492</text:p>
          </table:table-cell>
          <table:table-cell office:value-type="float" office:value="31.585072">
            <text:p>31,585072</text:p>
          </table:table-cell>
          <table:table-cell table:number-columns-repeated="6" office:value-type="float" office:value="0">
            <text:p>0</text:p>
          </table:table-cell>
          <table:table-cell office:value-type="float" office:value="66.552368">
            <text:p>66,552368</text:p>
          </table:table-cell>
          <table:table-cell office:value-type="float" office:value="17.980341">
            <text:p>17,980341</text:p>
          </table:table-cell>
        </table:table-row>
        <table:table-row table:style-name="ro1">
          <table:table-cell office:value-type="string">
            <text:p>AFR55 <text:s text:c="6"/></text:p>
          </table:table-cell>
          <table:table-cell office:value-type="float" office:value="6776.224121">
            <text:p>6776,224121</text:p>
          </table:table-cell>
          <table:table-cell office:value-type="float" office:value="2094.864502">
            <text:p>2094,864502</text:p>
          </table:table-cell>
          <table:table-cell office:value-type="float" office:value="34060.28125">
            <text:p>34060,28125</text:p>
          </table:table-cell>
          <table:table-cell office:value-type="float" office:value="1779.905029">
            <text:p>1779,905029</text:p>
          </table:table-cell>
          <table:table-cell office:value-type="float" office:value="209335.96875">
            <text:p>209335,96875</text:p>
          </table:table-cell>
          <table:table-cell office:value-type="float" office:value="5044.572266">
            <text:p>5044,572266</text:p>
          </table:table-cell>
          <table:table-cell office:value-type="float" office:value="580301.125">
            <text:p>580301,125</text:p>
          </table:table-cell>
          <table:table-cell office:value-type="float" office:value="12829.630859">
            <text:p>12829,630859</text:p>
          </table:table-cell>
          <table:table-cell office:value-type="float" office:value="599.308533">
            <text:p>599,308533</text:p>
          </table:table-cell>
          <table:table-cell office:value-type="float" office:value="118.003197">
            <text:p>118,003197</text:p>
          </table:table-cell>
          <table:table-cell office:value-type="float" office:value="13122.202148">
            <text:p>13122,202148</text:p>
          </table:table-cell>
          <table:table-cell office:value-type="float" office:value="285.534241">
            <text:p>285,534241</text:p>
          </table:table-cell>
          <table:table-cell office:value-type="float" office:value="14102.766602">
            <text:p>14102,766602</text:p>
          </table:table-cell>
          <table:table-cell office:value-type="float" office:value="265.623779">
            <text:p>265,623779</text:p>
          </table:table-cell>
          <table:table-cell office:value-type="float" office:value="66464.046875">
            <text:p>66464,046875</text:p>
          </table:table-cell>
          <table:table-cell office:value-type="float" office:value="938.603394">
            <text:p>938,603394</text:p>
          </table:table-cell>
          <table:table-cell office:value-type="float" office:value="90903.945313">
            <text:p>90903,945313</text:p>
          </table:table-cell>
          <table:table-cell office:value-type="float" office:value="1196.923218">
            <text:p>1196,923218</text:p>
          </table:table-cell>
          <table:table-cell office:value-type="float" office:value="15636.378906">
            <text:p>15636,378906</text:p>
          </table:table-cell>
          <table:table-cell office:value-type="float" office:value="417.153809">
            <text:p>417,153809</text:p>
          </table:table-cell>
          <table:table-cell office:value-type="float" office:value="280.281006">
            <text:p>280,281006</text:p>
          </table:table-cell>
          <table:table-cell office:value-type="float" office:value="22.092789">
            <text:p>22,092789</text:p>
          </table:table-cell>
          <table:table-cell office:value-type="float" office:value="244.140488">
            <text:p>244,140488</text:p>
          </table:table-cell>
          <table:table-cell office:value-type="float" office:value="16.246204">
            <text:p>16,246204</text:p>
          </table:table-cell>
          <table:table-cell office:value-type="float" office:value="2670.505615">
            <text:p>2670,505615</text:p>
          </table:table-cell>
          <table:table-cell office:value-type="float" office:value="66.346008">
            <text:p>66,346008</text:p>
          </table:table-cell>
          <table:table-cell office:value-type="float" office:value="141763.890625">
            <text:p>141763,890625</text:p>
          </table:table-cell>
          <table:table-cell office:value-type="float" office:value="3683.615479">
            <text:p>3683,615479</text:p>
          </table:table-cell>
          <table:table-cell office:value-type="float" office:value="60.345318">
            <text:p>60,345318</text:p>
          </table:table-cell>
          <table:table-cell office:value-type="float" office:value="18.971115">
            <text:p>18,971115</text:p>
          </table:table-cell>
          <table:table-cell office:value-type="float" office:value="235.787949">
            <text:p>235,787949</text:p>
          </table:table-cell>
          <table:table-cell office:value-type="float" office:value="24.717562">
            <text:p>24,717562</text:p>
          </table:table-cell>
          <table:table-cell office:value-type="float" office:value="2182.022705">
            <text:p>2182,022705</text:p>
          </table:table-cell>
          <table:table-cell office:value-type="float" office:value="51.051926">
            <text:p>51,051926</text:p>
          </table:table-cell>
          <table:table-cell office:value-type="float" office:value="301.494019">
            <text:p>301,494019</text:p>
          </table:table-cell>
          <table:table-cell office:value-type="float" office:value="22.247061">
            <text:p>22,247061</text:p>
          </table:table-cell>
          <table:table-cell office:value-type="float" office:value="408.991974">
            <text:p>408,991974</text:p>
          </table:table-cell>
          <table:table-cell office:value-type="float" office:value="23.936981">
            <text:p>23,936981</text:p>
          </table:table-cell>
          <table:table-cell office:value-type="float" office:value="907.763184">
            <text:p>907,763184</text:p>
          </table:table-cell>
          <table:table-cell office:value-type="float" office:value="30.114712">
            <text:p>30,114712</text:p>
          </table:table-cell>
          <table:table-cell office:value-type="float" office:value="571.040161">
            <text:p>571,040161</text:p>
          </table:table-cell>
          <table:table-cell office:value-type="float" office:value="30.247688">
            <text:p>30,247688</text:p>
          </table:table-cell>
          <table:table-cell office:value-type="float" office:value="386.935272">
            <text:p>386,935272</text:p>
          </table:table-cell>
          <table:table-cell office:value-type="float" office:value="115.515793">
            <text:p>115,515793</text:p>
          </table:table-cell>
          <table:table-cell table:number-columns-repeated="6" office:value-type="float" office:value="0">
            <text:p>0</text:p>
          </table:table-cell>
          <table:table-cell office:value-type="float" office:value="666.502625">
            <text:p>666,502625</text:p>
          </table:table-cell>
          <table:table-cell office:value-type="float" office:value="50.714348">
            <text:p>50,714348</text:p>
          </table:table-cell>
        </table:table-row>
        <table:table-row table:style-name="ro1">
          <table:table-cell office:value-type="string">
            <text:p>AFR56 <text:s text:c="6"/></text:p>
          </table:table-cell>
          <table:table-cell office:value-type="float" office:value="4167.682617">
            <text:p>4167,682617</text:p>
          </table:table-cell>
          <table:table-cell office:value-type="float" office:value="2088.912842">
            <text:p>2088,912842</text:p>
          </table:table-cell>
          <table:table-cell office:value-type="float" office:value="34140.027344">
            <text:p>34140,027344</text:p>
          </table:table-cell>
          <table:table-cell office:value-type="float" office:value="1796.359497">
            <text:p>1796,359497</text:p>
          </table:table-cell>
          <table:table-cell office:value-type="float" office:value="207755.265625">
            <text:p>207755,265625</text:p>
          </table:table-cell>
          <table:table-cell office:value-type="float" office:value="5008.470215">
            <text:p>5008,470215</text:p>
          </table:table-cell>
          <table:table-cell office:value-type="float" office:value="581600.375">
            <text:p>581600,375</text:p>
          </table:table-cell>
          <table:table-cell office:value-type="float" office:value="12858.268555">
            <text:p>12858,268555</text:p>
          </table:table-cell>
          <table:table-cell office:value-type="float" office:value="348.030304">
            <text:p>348,030304</text:p>
          </table:table-cell>
          <table:table-cell office:value-type="float" office:value="122.838272">
            <text:p>122,838272</text:p>
          </table:table-cell>
          <table:table-cell office:value-type="float" office:value="14726.204102">
            <text:p>14726,204102</text:p>
          </table:table-cell>
          <table:table-cell office:value-type="float" office:value="316.177063">
            <text:p>316,177063</text:p>
          </table:table-cell>
          <table:table-cell office:value-type="float" office:value="19343.101563">
            <text:p>19343,101563</text:p>
          </table:table-cell>
          <table:table-cell office:value-type="float" office:value="353.635742">
            <text:p>353,635742</text:p>
          </table:table-cell>
          <table:table-cell office:value-type="float" office:value="73521">
            <text:p>73521</text:p>
          </table:table-cell>
          <table:table-cell office:value-type="float" office:value="1037.0979">
            <text:p>1037,0979</text:p>
          </table:table-cell>
          <table:table-cell office:value-type="float" office:value="104473.21875">
            <text:p>104473,21875</text:p>
          </table:table-cell>
          <table:table-cell office:value-type="float" office:value="1374.024292">
            <text:p>1374,024292</text:p>
          </table:table-cell>
          <table:table-cell office:value-type="float" office:value="16240.625">
            <text:p>16240,625</text:p>
          </table:table-cell>
          <table:table-cell office:value-type="float" office:value="433.180359">
            <text:p>433,180359</text:p>
          </table:table-cell>
          <table:table-cell office:value-type="float" office:value="211.292831">
            <text:p>211,292831</text:p>
          </table:table-cell>
          <table:table-cell office:value-type="float" office:value="21.842596">
            <text:p>21,842596</text:p>
          </table:table-cell>
          <table:table-cell office:value-type="float" office:value="265.690613">
            <text:p>265,690613</text:p>
          </table:table-cell>
          <table:table-cell office:value-type="float" office:value="16.460482">
            <text:p>16,460482</text:p>
          </table:table-cell>
          <table:table-cell office:value-type="float" office:value="2896.33667">
            <text:p>2896,33667</text:p>
          </table:table-cell>
          <table:table-cell office:value-type="float" office:value="71.620163">
            <text:p>71,620163</text:p>
          </table:table-cell>
          <table:table-cell office:value-type="float" office:value="144028.96875">
            <text:p>144028,96875</text:p>
          </table:table-cell>
          <table:table-cell office:value-type="float" office:value="3742.431885">
            <text:p>3742,431885</text:p>
          </table:table-cell>
          <table:table-cell office:value-type="float" office:value="67.161049">
            <text:p>67,161049</text:p>
          </table:table-cell>
          <table:table-cell office:value-type="float" office:value="19.179062">
            <text:p>19,179062</text:p>
          </table:table-cell>
          <table:table-cell office:value-type="float" office:value="284.629639">
            <text:p>284,629639</text:p>
          </table:table-cell>
          <table:table-cell office:value-type="float" office:value="25.267311">
            <text:p>25,267311</text:p>
          </table:table-cell>
          <table:table-cell office:value-type="float" office:value="2411.485596">
            <text:p>2411,485596</text:p>
          </table:table-cell>
          <table:table-cell office:value-type="float" office:value="55.08585">
            <text:p>55,08585</text:p>
          </table:table-cell>
          <table:table-cell office:value-type="float" office:value="357.080811">
            <text:p>357,080811</text:p>
          </table:table-cell>
          <table:table-cell office:value-type="float" office:value="22.795658">
            <text:p>22,795658</text:p>
          </table:table-cell>
          <table:table-cell office:value-type="float" office:value="450.787537">
            <text:p>450,787537</text:p>
          </table:table-cell>
          <table:table-cell office:value-type="float" office:value="24.579046">
            <text:p>24,579046</text:p>
          </table:table-cell>
          <table:table-cell office:value-type="float" office:value="1002.307495">
            <text:p>1002,307495</text:p>
          </table:table-cell>
          <table:table-cell office:value-type="float" office:value="31.606379">
            <text:p>31,606379</text:p>
          </table:table-cell>
          <table:table-cell office:value-type="float" office:value="621.982178">
            <text:p>621,982178</text:p>
          </table:table-cell>
          <table:table-cell office:value-type="float" office:value="31.419407">
            <text:p>31,419407</text:p>
          </table:table-cell>
          <table:table-cell office:value-type="float" office:value="135.890427">
            <text:p>135,890427</text:p>
          </table:table-cell>
          <table:table-cell office:value-type="float" office:value="121.752129">
            <text:p>121,752129</text:p>
          </table:table-cell>
          <table:table-cell table:number-columns-repeated="6" office:value-type="float" office:value="0">
            <text:p>0</text:p>
          </table:table-cell>
          <table:table-cell office:value-type="float" office:value="772.554016">
            <text:p>772,554016</text:p>
          </table:table-cell>
          <table:table-cell office:value-type="float" office:value="52.320118">
            <text:p>52,320118</text:p>
          </table:table-cell>
        </table:table-row>
        <table:table-row table:style-name="ro1">
          <table:table-cell office:value-type="string">
            <text:p>AFR57 <text:s text:c="6"/></text:p>
          </table:table-cell>
          <table:table-cell office:value-type="float" office:value="11847.793945">
            <text:p>11847,793945</text:p>
          </table:table-cell>
          <table:table-cell office:value-type="float" office:value="3154.14502">
            <text:p>3154,14502</text:p>
          </table:table-cell>
          <table:table-cell office:value-type="float" office:value="44847.964844">
            <text:p>44847,964844</text:p>
          </table:table-cell>
          <table:table-cell office:value-type="float" office:value="2462.34668">
            <text:p>2462,34668</text:p>
          </table:table-cell>
          <table:table-cell office:value-type="float" office:value="266958.875">
            <text:p>266958,875</text:p>
          </table:table-cell>
          <table:table-cell office:value-type="float" office:value="6463.686523">
            <text:p>6463,686523</text:p>
          </table:table-cell>
          <table:table-cell office:value-type="float" office:value="799846.4375">
            <text:p>799846,4375</text:p>
          </table:table-cell>
          <table:table-cell office:value-type="float" office:value="17692.339844">
            <text:p>17692,339844</text:p>
          </table:table-cell>
          <table:table-cell office:value-type="float" office:value="897.367493">
            <text:p>897,367493</text:p>
          </table:table-cell>
          <table:table-cell office:value-type="float" office:value="188.822922">
            <text:p>188,822922</text:p>
          </table:table-cell>
          <table:table-cell office:value-type="float" office:value="17437.144531">
            <text:p>17437,144531</text:p>
          </table:table-cell>
          <table:table-cell office:value-type="float" office:value="391.397247">
            <text:p>391,397247</text:p>
          </table:table-cell>
          <table:table-cell office:value-type="float" office:value="52850.34375">
            <text:p>52850,34375</text:p>
          </table:table-cell>
          <table:table-cell office:value-type="float" office:value="933.071655">
            <text:p>933,071655</text:p>
          </table:table-cell>
          <table:table-cell office:value-type="float" office:value="93169.507813">
            <text:p>93169,507813</text:p>
          </table:table-cell>
          <table:table-cell office:value-type="float" office:value="1317.42395">
            <text:p>1317,42395</text:p>
          </table:table-cell>
          <table:table-cell office:value-type="float" office:value="185052.1875">
            <text:p>185052,1875</text:p>
          </table:table-cell>
          <table:table-cell office:value-type="float" office:value="2430.991455">
            <text:p>2430,991455</text:p>
          </table:table-cell>
          <table:table-cell office:value-type="float" office:value="25784.005859">
            <text:p>25784,005859</text:p>
          </table:table-cell>
          <table:table-cell office:value-type="float" office:value="687.628052">
            <text:p>687,628052</text:p>
          </table:table-cell>
          <table:table-cell office:value-type="float" office:value="346.253387">
            <text:p>346,253387</text:p>
          </table:table-cell>
          <table:table-cell office:value-type="float" office:value="34.170738">
            <text:p>34,170738</text:p>
          </table:table-cell>
          <table:table-cell office:value-type="float" office:value="392.785675">
            <text:p>392,785675</text:p>
          </table:table-cell>
          <table:table-cell office:value-type="float" office:value="24.441671">
            <text:p>24,441671</text:p>
          </table:table-cell>
          <table:table-cell office:value-type="float" office:value="4558.850586">
            <text:p>4558,850586</text:p>
          </table:table-cell>
          <table:table-cell office:value-type="float" office:value="112.65657">
            <text:p>112,65657</text:p>
          </table:table-cell>
          <table:table-cell office:value-type="float" office:value="228886.9375">
            <text:p>228886,9375</text:p>
          </table:table-cell>
          <table:table-cell office:value-type="float" office:value="5946.586426">
            <text:p>5946,586426</text:p>
          </table:table-cell>
          <table:table-cell office:value-type="float" office:value="132.322174">
            <text:p>132,322174</text:p>
          </table:table-cell>
          <table:table-cell office:value-type="float" office:value="29.630268">
            <text:p>29,630268</text:p>
          </table:table-cell>
          <table:table-cell office:value-type="float" office:value="480.219543">
            <text:p>480,219543</text:p>
          </table:table-cell>
          <table:table-cell office:value-type="float" office:value="36.2285">
            <text:p>36,2285</text:p>
          </table:table-cell>
          <table:table-cell office:value-type="float" office:value="3418.392578">
            <text:p>3418,392578</text:p>
          </table:table-cell>
          <table:table-cell office:value-type="float" office:value="76.99057">
            <text:p>76,99057</text:p>
          </table:table-cell>
          <table:table-cell office:value-type="float" office:value="883.117065">
            <text:p>883,117065</text:p>
          </table:table-cell>
          <table:table-cell office:value-type="float" office:value="37.91045">
            <text:p>37,91045</text:p>
          </table:table-cell>
          <table:table-cell office:value-type="float" office:value="709.60199">
            <text:p>709,60199</text:p>
          </table:table-cell>
          <table:table-cell office:value-type="float" office:value="38.073616">
            <text:p>38,073616</text:p>
          </table:table-cell>
          <table:table-cell office:value-type="float" office:value="1810.804565">
            <text:p>1810,804565</text:p>
          </table:table-cell>
          <table:table-cell office:value-type="float" office:value="52.192776">
            <text:p>52,192776</text:p>
          </table:table-cell>
          <table:table-cell office:value-type="float" office:value="1080.554199">
            <text:p>1080,554199</text:p>
          </table:table-cell>
          <table:table-cell office:value-type="float" office:value="50.601974">
            <text:p>50,601974</text:p>
          </table:table-cell>
          <table:table-cell office:value-type="float" office:value="325.275818">
            <text:p>325,275818</text:p>
          </table:table-cell>
          <table:table-cell office:value-type="float" office:value="204.113144">
            <text:p>204,113144</text:p>
          </table:table-cell>
          <table:table-cell table:number-columns-repeated="6" office:value-type="float" office:value="0">
            <text:p>0</text:p>
          </table:table-cell>
          <table:table-cell office:value-type="float" office:value="1269.797485">
            <text:p>1269,797485</text:p>
          </table:table-cell>
          <table:table-cell office:value-type="float" office:value="81.440063">
            <text:p>81,440063</text:p>
          </table:table-cell>
        </table:table-row>
        <table:table-row table:style-name="ro1">
          <table:table-cell office:value-type="string">
            <text:p>AFR58 <text:s text:c="6"/></text:p>
          </table:table-cell>
          <table:table-cell office:value-type="float" office:value="2203.207764">
            <text:p>2203,207764</text:p>
          </table:table-cell>
          <table:table-cell office:value-type="float" office:value="880.931946">
            <text:p>880,931946</text:p>
          </table:table-cell>
          <table:table-cell office:value-type="float" office:value="9304.826172">
            <text:p>9304,826172</text:p>
          </table:table-cell>
          <table:table-cell office:value-type="float" office:value="653.17218">
            <text:p>653,17218</text:p>
          </table:table-cell>
          <table:table-cell office:value-type="float" office:value="56930.777344">
            <text:p>56930,777344</text:p>
          </table:table-cell>
          <table:table-cell office:value-type="float" office:value="1386.537964">
            <text:p>1386,537964</text:p>
          </table:table-cell>
          <table:table-cell office:value-type="float" office:value="151372.3125">
            <text:p>151372,3125</text:p>
          </table:table-cell>
          <table:table-cell office:value-type="float" office:value="3357.597168">
            <text:p>3357,597168</text:p>
          </table:table-cell>
          <table:table-cell office:value-type="float" office:value="477.589569">
            <text:p>477,589569</text:p>
          </table:table-cell>
          <table:table-cell office:value-type="float" office:value="49.687607">
            <text:p>49,687607</text:p>
          </table:table-cell>
          <table:table-cell office:value-type="float" office:value="17705.632813">
            <text:p>17705,632813</text:p>
          </table:table-cell>
          <table:table-cell office:value-type="float" office:value="349.526886">
            <text:p>349,526886</text:p>
          </table:table-cell>
          <table:table-cell office:value-type="float" office:value="1636.503174">
            <text:p>1636,503174</text:p>
          </table:table-cell>
          <table:table-cell office:value-type="float" office:value="43.956661">
            <text:p>43,956661</text:p>
          </table:table-cell>
          <table:table-cell office:value-type="float" office:value="24557.224609">
            <text:p>24557,224609</text:p>
          </table:table-cell>
          <table:table-cell office:value-type="float" office:value="346.83429">
            <text:p>346,83429</text:p>
          </table:table-cell>
          <table:table-cell office:value-type="float" office:value="14644.910156">
            <text:p>14644,910156</text:p>
          </table:table-cell>
          <table:table-cell office:value-type="float" office:value="195.880737">
            <text:p>195,880737</text:p>
          </table:table-cell>
          <table:table-cell office:value-type="float" office:value="3343.865479">
            <text:p>3343,865479</text:p>
          </table:table-cell>
          <table:table-cell office:value-type="float" office:value="89.640511">
            <text:p>89,640511</text:p>
          </table:table-cell>
          <table:table-cell office:value-type="float" office:value="61.161652">
            <text:p>61,161652</text:p>
          </table:table-cell>
          <table:table-cell office:value-type="float" office:value="7.707661">
            <text:p>7,707661</text:p>
          </table:table-cell>
          <table:table-cell office:value-type="float" office:value="42.566311">
            <text:p>42,566311</text:p>
          </table:table-cell>
          <table:table-cell office:value-type="float" office:value="8.331511">
            <text:p>8,331511</text:p>
          </table:table-cell>
          <table:table-cell office:value-type="float" office:value="535.904785">
            <text:p>535,904785</text:p>
          </table:table-cell>
          <table:table-cell office:value-type="float" office:value="14.481223">
            <text:p>14,481223</text:p>
          </table:table-cell>
          <table:table-cell office:value-type="float" office:value="27748.037109">
            <text:p>27748,037109</text:p>
          </table:table-cell>
          <table:table-cell office:value-type="float" office:value="722.256958">
            <text:p>722,256958</text:p>
          </table:table-cell>
          <table:table-cell office:value-type="float" office:value="42.120369">
            <text:p>42,120369</text:p>
          </table:table-cell>
          <table:table-cell office:value-type="float" office:value="9.513148">
            <text:p>9,513148</text:p>
          </table:table-cell>
          <table:table-cell office:value-type="float" office:value="164.636688">
            <text:p>164,636688</text:p>
          </table:table-cell>
          <table:table-cell office:value-type="float" office:value="16.925005">
            <text:p>16,925005</text:p>
          </table:table-cell>
          <table:table-cell office:value-type="float" office:value="682.259216">
            <text:p>682,259216</text:p>
          </table:table-cell>
          <table:table-cell office:value-type="float" office:value="23.838099">
            <text:p>23,838099</text:p>
          </table:table-cell>
          <table:table-cell office:value-type="float" office:value="608.440918">
            <text:p>608,440918</text:p>
          </table:table-cell>
          <table:table-cell office:value-type="float" office:value="15.794874">
            <text:p>15,794874</text:p>
          </table:table-cell>
          <table:table-cell office:value-type="float" office:value="96.421547">
            <text:p>96,421547</text:p>
          </table:table-cell>
          <table:table-cell office:value-type="float" office:value="11.927241">
            <text:p>11,927241</text:p>
          </table:table-cell>
          <table:table-cell office:value-type="float" office:value="160.958038">
            <text:p>160,958038</text:p>
          </table:table-cell>
          <table:table-cell office:value-type="float" office:value="12.42952">
            <text:p>12,42952</text:p>
          </table:table-cell>
          <table:table-cell office:value-type="float" office:value="125.213974">
            <text:p>125,213974</text:p>
          </table:table-cell>
          <table:table-cell office:value-type="float" office:value="13.146419">
            <text:p>13,146419</text:p>
          </table:table-cell>
          <table:table-cell table:number-columns-repeated="8" office:value-type="float" office:value="0">
            <text:p>0</text:p>
          </table:table-cell>
          <table:table-cell office:value-type="float" office:value="353.901123">
            <text:p>353,901123</text:p>
          </table:table-cell>
          <table:table-cell office:value-type="float" office:value="25.17518">
            <text:p>25,17518</text:p>
          </table:table-cell>
        </table:table-row>
        <table:table-row table:style-name="ro1">
          <table:table-cell office:value-type="string">
            <text:p>AFR59 <text:s text:c="6"/></text:p>
          </table:table-cell>
          <table:table-cell office:value-type="float" office:value="5649.67627">
            <text:p>5649,67627</text:p>
          </table:table-cell>
          <table:table-cell office:value-type="float" office:value="3033.610352">
            <text:p>3033,610352</text:p>
          </table:table-cell>
          <table:table-cell office:value-type="float" office:value="41466.117188">
            <text:p>41466,117188</text:p>
          </table:table-cell>
          <table:table-cell office:value-type="float" office:value="2343.497314">
            <text:p>2343,497314</text:p>
          </table:table-cell>
          <table:table-cell office:value-type="float" office:value="272712.5625">
            <text:p>272712,5625</text:p>
          </table:table-cell>
          <table:table-cell office:value-type="float" office:value="6597.268555">
            <text:p>6597,268555</text:p>
          </table:table-cell>
          <table:table-cell office:value-type="float" office:value="777751.875">
            <text:p>777751,875</text:p>
          </table:table-cell>
          <table:table-cell office:value-type="float" office:value="17206.042969">
            <text:p>17206,042969</text:p>
          </table:table-cell>
          <table:table-cell office:value-type="float" office:value="1046.305176">
            <text:p>1046,305176</text:p>
          </table:table-cell>
          <table:table-cell office:value-type="float" office:value="179.22905">
            <text:p>179,22905</text:p>
          </table:table-cell>
          <table:table-cell office:value-type="float" office:value="14293.810547">
            <text:p>14293,810547</text:p>
          </table:table-cell>
          <table:table-cell office:value-type="float" office:value="331.486664">
            <text:p>331,486664</text:p>
          </table:table-cell>
          <table:table-cell office:value-type="float" office:value="28310.466797">
            <text:p>28310,466797</text:p>
          </table:table-cell>
          <table:table-cell office:value-type="float" office:value="518.040344">
            <text:p>518,040344</text:p>
          </table:table-cell>
          <table:table-cell office:value-type="float" office:value="84388.773438">
            <text:p>84388,773438</text:p>
          </table:table-cell>
          <table:table-cell office:value-type="float" office:value="1194.745117">
            <text:p>1194,745117</text:p>
          </table:table-cell>
          <table:table-cell office:value-type="float" office:value="162121.328125">
            <text:p>162121,328125</text:p>
          </table:table-cell>
          <table:table-cell office:value-type="float" office:value="2131.50708">
            <text:p>2131,50708</text:p>
          </table:table-cell>
          <table:table-cell office:value-type="float" office:value="24365.421875">
            <text:p>24365,421875</text:p>
          </table:table-cell>
          <table:table-cell office:value-type="float" office:value="650.000977">
            <text:p>650,000977</text:p>
          </table:table-cell>
          <table:table-cell office:value-type="float" office:value="314.092682">
            <text:p>314,092682</text:p>
          </table:table-cell>
          <table:table-cell office:value-type="float" office:value="33.480827">
            <text:p>33,480827</text:p>
          </table:table-cell>
          <table:table-cell office:value-type="float" office:value="388.835968">
            <text:p>388,835968</text:p>
          </table:table-cell>
          <table:table-cell office:value-type="float" office:value="24.390635">
            <text:p>24,390635</text:p>
          </table:table-cell>
          <table:table-cell office:value-type="float" office:value="4236.562988">
            <text:p>4236,562988</text:p>
          </table:table-cell>
          <table:table-cell office:value-type="float" office:value="105.148094">
            <text:p>105,148094</text:p>
          </table:table-cell>
          <table:table-cell office:value-type="float" office:value="222335.9375">
            <text:p>222335,9375</text:p>
          </table:table-cell>
          <table:table-cell office:value-type="float" office:value="5776.476074">
            <text:p>5776,476074</text:p>
          </table:table-cell>
          <table:table-cell office:value-type="float" office:value="70.593674">
            <text:p>70,593674</text:p>
          </table:table-cell>
          <table:table-cell office:value-type="float" office:value="30.164202">
            <text:p>30,164202</text:p>
          </table:table-cell>
          <table:table-cell office:value-type="float" office:value="463.944031">
            <text:p>463,944031</text:p>
          </table:table-cell>
          <table:table-cell office:value-type="float" office:value="36.515564">
            <text:p>36,515564</text:p>
          </table:table-cell>
          <table:table-cell office:value-type="float" office:value="2636.154541">
            <text:p>2636,154541</text:p>
          </table:table-cell>
          <table:table-cell office:value-type="float" office:value="63.806095">
            <text:p>63,806095</text:p>
          </table:table-cell>
          <table:table-cell office:value-type="float" office:value="317.72879">
            <text:p>317,72879</text:p>
          </table:table-cell>
          <table:table-cell office:value-type="float" office:value="34.740311">
            <text:p>34,740311</text:p>
          </table:table-cell>
          <table:table-cell office:value-type="float" office:value="608.66394">
            <text:p>608,66394</text:p>
          </table:table-cell>
          <table:table-cell office:value-type="float" office:value="38.351192">
            <text:p>38,351192</text:p>
          </table:table-cell>
          <table:table-cell office:value-type="float" office:value="1554.401367">
            <text:p>1554,401367</text:p>
          </table:table-cell>
          <table:table-cell office:value-type="float" office:value="49.806587">
            <text:p>49,806587</text:p>
          </table:table-cell>
          <table:table-cell office:value-type="float" office:value="992.588379">
            <text:p>992,588379</text:p>
          </table:table-cell>
          <table:table-cell office:value-type="float" office:value="49.966099">
            <text:p>49,966099</text:p>
          </table:table-cell>
          <table:table-cell office:value-type="float" office:value="282.978058">
            <text:p>282,978058</text:p>
          </table:table-cell>
          <table:table-cell office:value-type="float" office:value="177.428284">
            <text:p>177,428284</text:p>
          </table:table-cell>
          <table:table-cell table:number-columns-repeated="6" office:value-type="float" office:value="0">
            <text:p>0</text:p>
          </table:table-cell>
          <table:table-cell office:value-type="float" office:value="895.250916">
            <text:p>895,250916</text:p>
          </table:table-cell>
          <table:table-cell office:value-type="float" office:value="80.242821">
            <text:p>80,242821</text:p>
          </table:table-cell>
        </table:table-row>
        <table:table-row table:style-name="ro1">
          <table:table-cell office:value-type="string">
            <text:p>AFR60 <text:s text:c="6"/></text:p>
          </table:table-cell>
          <table:table-cell office:value-type="float" office:value="4282.39209">
            <text:p>4282,39209</text:p>
          </table:table-cell>
          <table:table-cell office:value-type="float" office:value="993.068542">
            <text:p>993,068542</text:p>
          </table:table-cell>
          <table:table-cell office:value-type="float" office:value="10648.918945">
            <text:p>10648,918945</text:p>
          </table:table-cell>
          <table:table-cell office:value-type="float" office:value="710.264343">
            <text:p>710,264343</text:p>
          </table:table-cell>
          <table:table-cell office:value-type="float" office:value="64073.535156">
            <text:p>64073,535156</text:p>
          </table:table-cell>
          <table:table-cell office:value-type="float" office:value="1557.583496">
            <text:p>1557,583496</text:p>
          </table:table-cell>
          <table:table-cell office:value-type="float" office:value="170294.46875">
            <text:p>170294,46875</text:p>
          </table:table-cell>
          <table:table-cell office:value-type="float" office:value="3775.17627">
            <text:p>3775,17627</text:p>
          </table:table-cell>
          <table:table-cell office:value-type="float" office:value="418.217194">
            <text:p>418,217194</text:p>
          </table:table-cell>
          <table:table-cell office:value-type="float" office:value="52.842411">
            <text:p>52,842411</text:p>
          </table:table-cell>
          <table:table-cell office:value-type="float" office:value="17194.423828">
            <text:p>17194,423828</text:p>
          </table:table-cell>
          <table:table-cell office:value-type="float" office:value="340.656921">
            <text:p>340,656921</text:p>
          </table:table-cell>
          <table:table-cell office:value-type="float" office:value="2482.013184">
            <text:p>2482,013184</text:p>
          </table:table-cell>
          <table:table-cell office:value-type="float" office:value="57.703346">
            <text:p>57,703346</text:p>
          </table:table-cell>
          <table:table-cell office:value-type="float" office:value="27752.863281">
            <text:p>27752,863281</text:p>
          </table:table-cell>
          <table:table-cell office:value-type="float" office:value="391.733704">
            <text:p>391,733704</text:p>
          </table:table-cell>
          <table:table-cell office:value-type="float" office:value="17211.642578">
            <text:p>17211,642578</text:p>
          </table:table-cell>
          <table:table-cell office:value-type="float" office:value="229.627045">
            <text:p>229,627045</text:p>
          </table:table-cell>
          <table:table-cell office:value-type="float" office:value="3792.592529">
            <text:p>3792,592529</text:p>
          </table:table-cell>
          <table:table-cell office:value-type="float" office:value="101.611786">
            <text:p>101,611786</text:p>
          </table:table-cell>
          <table:table-cell office:value-type="float" office:value="59.904903">
            <text:p>59,904903</text:p>
          </table:table-cell>
          <table:table-cell office:value-type="float" office:value="8.337344">
            <text:p>8,337344</text:p>
          </table:table-cell>
          <table:table-cell office:value-type="float" office:value="57.2089">
            <text:p>57,2089</text:p>
          </table:table-cell>
          <table:table-cell office:value-type="float" office:value="8.701403">
            <text:p>8,701403</text:p>
          </table:table-cell>
          <table:table-cell office:value-type="float" office:value="596.193542">
            <text:p>596,193542</text:p>
          </table:table-cell>
          <table:table-cell office:value-type="float" office:value="16.019047">
            <text:p>16,019047</text:p>
          </table:table-cell>
          <table:table-cell office:value-type="float" office:value="31173.681641">
            <text:p>31173,681641</text:p>
          </table:table-cell>
          <table:table-cell office:value-type="float" office:value="811.240784">
            <text:p>811,240784</text:p>
          </table:table-cell>
          <table:table-cell office:value-type="float" office:value="41.250519">
            <text:p>41,250519</text:p>
          </table:table-cell>
          <table:table-cell office:value-type="float" office:value="10.167006">
            <text:p>10,167006</text:p>
          </table:table-cell>
          <table:table-cell office:value-type="float" office:value="125.292442">
            <text:p>125,292442</text:p>
          </table:table-cell>
          <table:table-cell office:value-type="float" office:value="16.977077">
            <text:p>16,977077</text:p>
          </table:table-cell>
          <table:table-cell office:value-type="float" office:value="515.843262">
            <text:p>515,843262</text:p>
          </table:table-cell>
          <table:table-cell office:value-type="float" office:value="22.309294">
            <text:p>22,309294</text:p>
          </table:table-cell>
          <table:table-cell office:value-type="float" office:value="768.041382">
            <text:p>768,041382</text:p>
          </table:table-cell>
          <table:table-cell office:value-type="float" office:value="18.537933">
            <text:p>18,537933</text:p>
          </table:table-cell>
          <table:table-cell office:value-type="float" office:value="123.275177">
            <text:p>123,275177</text:p>
          </table:table-cell>
          <table:table-cell office:value-type="float" office:value="12.863598">
            <text:p>12,863598</text:p>
          </table:table-cell>
          <table:table-cell office:value-type="float" office:value="196.83876">
            <text:p>196,83876</text:p>
          </table:table-cell>
          <table:table-cell office:value-type="float" office:value="13.459764">
            <text:p>13,459764</text:p>
          </table:table-cell>
          <table:table-cell office:value-type="float" office:value="131.094666">
            <text:p>131,094666</text:p>
          </table:table-cell>
          <table:table-cell office:value-type="float" office:value="14.073951">
            <text:p>14,073951</text:p>
          </table:table-cell>
          <table:table-cell table:number-columns-repeated="8" office:value-type="float" office:value="0">
            <text:p>0</text:p>
          </table:table-cell>
          <table:table-cell office:value-type="float" office:value="248.035385">
            <text:p>248,035385</text:p>
          </table:table-cell>
          <table:table-cell office:value-type="float" office:value="26.283155">
            <text:p>26,283155</text:p>
          </table:table-cell>
        </table:table-row>
        <table:table-row table:style-name="ro1">
          <table:table-cell office:value-type="string">
            <text:p>AFR61 <text:s text:c="6"/></text:p>
          </table:table-cell>
          <table:table-cell office:value-type="float" office:value="612.411255">
            <text:p>612,411255</text:p>
          </table:table-cell>
          <table:table-cell office:value-type="float" office:value="622.611267">
            <text:p>622,611267</text:p>
          </table:table-cell>
          <table:table-cell office:value-type="float" office:value="502.111115">
            <text:p>502,111115</text:p>
          </table:table-cell>
          <table:table-cell office:value-type="float" office:value="397.974213">
            <text:p>397,974213</text:p>
          </table:table-cell>
          <table:table-cell office:value-type="float" office:value="910.014038">
            <text:p>910,014038</text:p>
          </table:table-cell>
          <table:table-cell office:value-type="float" office:value="127.382637">
            <text:p>127,382637</text:p>
          </table:table-cell>
          <table:table-cell office:value-type="float" office:value="1518.897583">
            <text:p>1518,897583</text:p>
          </table:table-cell>
          <table:table-cell office:value-type="float" office:value="83.381004">
            <text:p>83,381004</text:p>
          </table:table-cell>
          <table:table-cell office:value-type="float" office:value="24.418211">
            <text:p>24,418211</text:p>
          </table:table-cell>
          <table:table-cell office:value-type="float" office:value="21.711094">
            <text:p>21,711094</text:p>
          </table:table-cell>
          <table:table-cell office:value-type="float" office:value="911.391479">
            <text:p>911,391479</text:p>
          </table:table-cell>
          <table:table-cell office:value-type="float" office:value="32.640381">
            <text:p>32,640381</text:p>
          </table:table-cell>
          <table:table-cell office:value-type="float" office:value="777.338684">
            <text:p>777,338684</text:p>
          </table:table-cell>
          <table:table-cell office:value-type="float" office:value="24.772051">
            <text:p>24,772051</text:p>
          </table:table-cell>
          <table:table-cell office:value-type="float" office:value="553.05542">
            <text:p>553,05542</text:p>
          </table:table-cell>
          <table:table-cell office:value-type="float" office:value="14.815833">
            <text:p>14,815833</text:p>
          </table:table-cell>
          <table:table-cell office:value-type="float" office:value="692.307007">
            <text:p>692,307007</text:p>
          </table:table-cell>
          <table:table-cell office:value-type="float" office:value="16.774111">
            <text:p>16,774111</text:p>
          </table:table-cell>
          <table:table-cell office:value-type="float" office:value="48.234753">
            <text:p>48,234753</text:p>
          </table:table-cell>
          <table:table-cell office:value-type="float" office:value="4.906481">
            <text:p>4,906481</text:p>
          </table:table-cell>
          <table:table-cell office:value-type="float" office:value="4.785095">
            <text:p>4,785095</text:p>
          </table:table-cell>
          <table:table-cell office:value-type="float" office:value="4.81506">
            <text:p>4,81506</text:p>
          </table:table-cell>
          <table:table-cell office:value-type="float" office:value="18.165113">
            <text:p>18,165113</text:p>
          </table:table-cell>
          <table:table-cell office:value-type="float" office:value="7.278494">
            <text:p>7,278494</text:p>
          </table:table-cell>
          <table:table-cell office:value-type="float" office:value="24.04785">
            <text:p>24,04785</text:p>
          </table:table-cell>
          <table:table-cell office:value-type="float" office:value="4.584828">
            <text:p>4,584828</text:p>
          </table:table-cell>
          <table:table-cell office:value-type="float" office:value="332.952209">
            <text:p>332,952209</text:p>
          </table:table-cell>
          <table:table-cell office:value-type="float" office:value="13.801434">
            <text:p>13,801434</text:p>
          </table:table-cell>
          <table:table-cell office:value-type="float" office:value="56.989079">
            <text:p>56,989079</text:p>
          </table:table-cell>
          <table:table-cell office:value-type="float" office:value="7.999328">
            <text:p>7,999328</text:p>
          </table:table-cell>
          <table:table-cell table:number-columns-repeated="2" office:value-type="float" office:value="0">
            <text:p>0</text:p>
          </table:table-cell>
          <table:table-cell office:value-type="float" office:value="38.592575">
            <text:p>38,592575</text:p>
          </table:table-cell>
          <table:table-cell office:value-type="float" office:value="18.205318">
            <text:p>18,205318</text:p>
          </table:table-cell>
          <table:table-cell office:value-type="float" office:value="36.999252">
            <text:p>36,999252</text:p>
          </table:table-cell>
          <table:table-cell office:value-type="float" office:value="8.988568">
            <text:p>8,988568</text:p>
          </table:table-cell>
          <table:table-cell office:value-type="float" office:value="15.842865">
            <text:p>15,842865</text:p>
          </table:table-cell>
          <table:table-cell office:value-type="float" office:value="9.746778">
            <text:p>9,746778</text:p>
          </table:table-cell>
          <table:table-cell office:value-type="float" office:value="26.676575">
            <text:p>26,676575</text:p>
          </table:table-cell>
          <table:table-cell office:value-type="float" office:value="10.038839">
            <text:p>10,038839</text:p>
          </table:table-cell>
          <table:table-cell office:value-type="float" office:value="12.909679">
            <text:p>12,909679</text:p>
          </table:table-cell>
          <table:table-cell office:value-type="float" office:value="10.548697">
            <text:p>10,548697</text:p>
          </table:table-cell>
          <table:table-cell office:value-type="float" office:value="40.206638">
            <text:p>40,206638</text:p>
          </table:table-cell>
          <table:table-cell office:value-type="float" office:value="34.07494">
            <text:p>34,07494</text:p>
          </table:table-cell>
          <table:table-cell table:number-columns-repeated="6" office:value-type="float" office:value="0">
            <text:p>0</text:p>
          </table:table-cell>
          <table:table-cell office:value-type="float" office:value="47.44421">
            <text:p>47,44421</text:p>
          </table:table-cell>
          <table:table-cell office:value-type="float" office:value="19.823233">
            <text:p>19,823233</text:p>
          </table:table-cell>
        </table:table-row>
        <table:table-row table:style-name="ro1">
          <table:table-cell office:value-type="string">
            <text:p>AFR6 <text:s text:c="7"/></text:p>
          </table:table-cell>
          <table:table-cell office:value-type="float" office:value="2367.296631">
            <text:p>2367,296631</text:p>
          </table:table-cell>
          <table:table-cell office:value-type="float" office:value="804.546753">
            <text:p>804,546753</text:p>
          </table:table-cell>
          <table:table-cell office:value-type="float" office:value="466.701416">
            <text:p>466,701416</text:p>
          </table:table-cell>
          <table:table-cell office:value-type="float" office:value="460.186096">
            <text:p>460,186096</text:p>
          </table:table-cell>
          <table:table-cell office:value-type="float" office:value="3081.220459">
            <text:p>3081,220459</text:p>
          </table:table-cell>
          <table:table-cell office:value-type="float" office:value="175.342712">
            <text:p>175,342712</text:p>
          </table:table-cell>
          <table:table-cell office:value-type="float" office:value="5132.278809">
            <text:p>5132,278809</text:p>
          </table:table-cell>
          <table:table-cell office:value-type="float" office:value="157.005722">
            <text:p>157,005722</text:p>
          </table:table-cell>
          <table:table-cell office:value-type="float" office:value="28.909956">
            <text:p>28,909956</text:p>
          </table:table-cell>
          <table:table-cell office:value-type="float" office:value="31.626051">
            <text:p>31,626051</text:p>
          </table:table-cell>
          <table:table-cell office:value-type="float" office:value="2620.797119">
            <text:p>2620,797119</text:p>
          </table:table-cell>
          <table:table-cell office:value-type="float" office:value="65.359703">
            <text:p>65,359703</text:p>
          </table:table-cell>
          <table:table-cell office:value-type="float" office:value="9719.861328">
            <text:p>9719,861328</text:p>
          </table:table-cell>
          <table:table-cell office:value-type="float" office:value="174.463913">
            <text:p>174,463913</text:p>
          </table:table-cell>
          <table:table-cell office:value-type="float" office:value="10861.204102">
            <text:p>10861,204102</text:p>
          </table:table-cell>
          <table:table-cell office:value-type="float" office:value="155.888245">
            <text:p>155,888245</text:p>
          </table:table-cell>
          <table:table-cell office:value-type="float" office:value="2173.688721">
            <text:p>2173,688721</text:p>
          </table:table-cell>
          <table:table-cell office:value-type="float" office:value="34.970135">
            <text:p>34,970135</text:p>
          </table:table-cell>
          <table:table-cell office:value-type="float" office:value="194.688522">
            <text:p>194,688522</text:p>
          </table:table-cell>
          <table:table-cell office:value-type="float" office:value="8.079053">
            <text:p>8,079053</text:p>
          </table:table-cell>
          <table:table-cell office:value-type="float" office:value="29.578743">
            <text:p>29,578743</text:p>
          </table:table-cell>
          <table:table-cell office:value-type="float" office:value="5.968718">
            <text:p>5,968718</text:p>
          </table:table-cell>
          <table:table-cell office:value-type="float" office:value="22.435722">
            <text:p>22,435722</text:p>
          </table:table-cell>
          <table:table-cell office:value-type="float" office:value="7.914519">
            <text:p>7,914519</text:p>
          </table:table-cell>
          <table:table-cell office:value-type="float" office:value="37.27161">
            <text:p>37,27161</text:p>
          </table:table-cell>
          <table:table-cell office:value-type="float" office:value="5.617385">
            <text:p>5,617385</text:p>
          </table:table-cell>
          <table:table-cell office:value-type="float" office:value="1265.261475">
            <text:p>1265,261475</text:p>
          </table:table-cell>
          <table:table-cell office:value-type="float" office:value="36.042419">
            <text:p>36,042419</text:p>
          </table:table-cell>
          <table:table-cell office:value-type="float" office:value="89.709068">
            <text:p>89,709068</text:p>
          </table:table-cell>
          <table:table-cell office:value-type="float" office:value="9.657098">
            <text:p>9,657098</text:p>
          </table:table-cell>
          <table:table-cell table:number-columns-repeated="2" office:value-type="float" office:value="0">
            <text:p>0</text:p>
          </table:table-cell>
          <table:table-cell office:value-type="float" office:value="137.260376">
            <text:p>137,260376</text:p>
          </table:table-cell>
          <table:table-cell office:value-type="float" office:value="19.345448">
            <text:p>19,345448</text:p>
          </table:table-cell>
          <table:table-cell office:value-type="float" office:value="332.7099">
            <text:p>332,7099</text:p>
          </table:table-cell>
          <table:table-cell office:value-type="float" office:value="13.06211">
            <text:p>13,06211</text:p>
          </table:table-cell>
          <table:table-cell office:value-type="float" office:value="74.667358">
            <text:p>74,667358</text:p>
          </table:table-cell>
          <table:table-cell office:value-type="float" office:value="12.363923">
            <text:p>12,363923</text:p>
          </table:table-cell>
          <table:table-cell office:value-type="float" office:value="40.759907">
            <text:p>40,759907</text:p>
          </table:table-cell>
          <table:table-cell office:value-type="float" office:value="12.81166">
            <text:p>12,81166</text:p>
          </table:table-cell>
          <table:table-cell office:value-type="float" office:value="16.030922">
            <text:p>16,030922</text:p>
          </table:table-cell>
          <table:table-cell office:value-type="float" office:value="13.453736">
            <text:p>13,453736</text:p>
          </table:table-cell>
          <table:table-cell office:value-type="float" office:value="135.681046">
            <text:p>135,681046</text:p>
          </table:table-cell>
          <table:table-cell office:value-type="float" office:value="50.327835">
            <text:p>50,327835</text:p>
          </table:table-cell>
          <table:table-cell table:number-columns-repeated="6" office:value-type="float" office:value="0">
            <text:p>0</text:p>
          </table:table-cell>
          <table:table-cell office:value-type="float" office:value="159.868286">
            <text:p>159,868286</text:p>
          </table:table-cell>
          <table:table-cell office:value-type="float" office:value="25.341002">
            <text:p>25,341002</text:p>
          </table:table-cell>
        </table:table-row>
        <table:table-row table:style-name="ro1">
          <table:table-cell office:value-type="string">
            <text:p>AFR62 <text:s text:c="6"/></text:p>
          </table:table-cell>
          <table:table-cell office:value-type="float" office:value="772.976746">
            <text:p>772,976746</text:p>
          </table:table-cell>
          <table:table-cell office:value-type="float" office:value="509.017792">
            <text:p>509,017792</text:p>
          </table:table-cell>
          <table:table-cell office:value-type="float" office:value="533.73175">
            <text:p>533,73175</text:p>
          </table:table-cell>
          <table:table-cell office:value-type="float" office:value="370.276154">
            <text:p>370,276154</text:p>
          </table:table-cell>
          <table:table-cell office:value-type="float" office:value="2255.11377">
            <text:p>2255,11377</text:p>
          </table:table-cell>
          <table:table-cell office:value-type="float" office:value="138.465027">
            <text:p>138,465027</text:p>
          </table:table-cell>
          <table:table-cell office:value-type="float" office:value="4998.76709">
            <text:p>4998,76709</text:p>
          </table:table-cell>
          <table:table-cell office:value-type="float" office:value="145.341919">
            <text:p>145,341919</text:p>
          </table:table-cell>
          <table:table-cell office:value-type="float" office:value="31.082729">
            <text:p>31,082729</text:p>
          </table:table-cell>
          <table:table-cell office:value-type="float" office:value="20.832573">
            <text:p>20,832573</text:p>
          </table:table-cell>
          <table:table-cell office:value-type="float" office:value="964.487488">
            <text:p>964,487488</text:p>
          </table:table-cell>
          <table:table-cell office:value-type="float" office:value="31.043041">
            <text:p>31,043041</text:p>
          </table:table-cell>
          <table:table-cell office:value-type="float" office:value="225.452667">
            <text:p>225,452667</text:p>
          </table:table-cell>
          <table:table-cell office:value-type="float" office:value="14.950519">
            <text:p>14,950519</text:p>
          </table:table-cell>
          <table:table-cell office:value-type="float" office:value="755.190247">
            <text:p>755,190247</text:p>
          </table:table-cell>
          <table:table-cell office:value-type="float" office:value="16.630051">
            <text:p>16,630051</text:p>
          </table:table-cell>
          <table:table-cell office:value-type="float" office:value="2152.85791">
            <text:p>2152,85791</text:p>
          </table:table-cell>
          <table:table-cell office:value-type="float" office:value="33.483894">
            <text:p>33,483894</text:p>
          </table:table-cell>
          <table:table-cell office:value-type="float" office:value="170.228485">
            <text:p>170,228485</text:p>
          </table:table-cell>
          <table:table-cell office:value-type="float" office:value="6.521764">
            <text:p>6,521764</text:p>
          </table:table-cell>
          <table:table-cell office:value-type="float" office:value="4.81912">
            <text:p>4,81912</text:p>
          </table:table-cell>
          <table:table-cell office:value-type="float" office:value="4.152545">
            <text:p>4,152545</text:p>
          </table:table-cell>
          <table:table-cell office:value-type="float" office:value="7.808137">
            <text:p>7,808137</text:p>
          </table:table-cell>
          <table:table-cell office:value-type="float" office:value="6.868553">
            <text:p>6,868553</text:p>
          </table:table-cell>
          <table:table-cell office:value-type="float" office:value="20.566771">
            <text:p>20,566771</text:p>
          </table:table-cell>
          <table:table-cell office:value-type="float" office:value="3.921634">
            <text:p>3,921634</text:p>
          </table:table-cell>
          <table:table-cell office:value-type="float" office:value="1114.497925">
            <text:p>1114,497925</text:p>
          </table:table-cell>
          <table:table-cell office:value-type="float" office:value="31.835812">
            <text:p>31,835812</text:p>
          </table:table-cell>
          <table:table-cell office:value-type="float" office:value="24.6721">
            <text:p>24,6721</text:p>
          </table:table-cell>
          <table:table-cell office:value-type="float" office:value="6.513575">
            <text:p>6,513575</text:p>
          </table:table-cell>
          <table:table-cell table:number-columns-repeated="2" office:value-type="float" office:value="0">
            <text:p>0</text:p>
          </table:table-cell>
          <table:table-cell office:value-type="float" office:value="23.416994">
            <text:p>23,416994</text:p>
          </table:table-cell>
          <table:table-cell office:value-type="float" office:value="17.7227">
            <text:p>17,7227</text:p>
          </table:table-cell>
          <table:table-cell office:value-type="float" office:value="19.346245">
            <text:p>19,346245</text:p>
          </table:table-cell>
          <table:table-cell office:value-type="float" office:value="7.517509">
            <text:p>7,517509</text:p>
          </table:table-cell>
          <table:table-cell office:value-type="float" office:value="10.154751">
            <text:p>10,154751</text:p>
          </table:table-cell>
          <table:table-cell office:value-type="float" office:value="8.192327">
            <text:p>8,192327</text:p>
          </table:table-cell>
          <table:table-cell office:value-type="float" office:value="24.476967">
            <text:p>24,476967</text:p>
          </table:table-cell>
          <table:table-cell office:value-type="float" office:value="8.447546">
            <text:p>8,447546</text:p>
          </table:table-cell>
          <table:table-cell office:value-type="float" office:value="7.577543">
            <text:p>7,577543</text:p>
          </table:table-cell>
          <table:table-cell office:value-type="float" office:value="8.847627">
            <text:p>8,847627</text:p>
          </table:table-cell>
          <table:table-cell table:number-columns-repeated="8" office:value-type="float" office:value="0">
            <text:p>0</text:p>
          </table:table-cell>
          <table:table-cell office:value-type="float" office:value="47.017372">
            <text:p>47,017372</text:p>
          </table:table-cell>
          <table:table-cell office:value-type="float" office:value="16.561724">
            <text:p>16,561724</text:p>
          </table:table-cell>
        </table:table-row>
        <table:table-row table:style-name="ro1">
          <table:table-cell office:value-type="string">
            <text:p>AFR63 <text:s text:c="6"/></text:p>
          </table:table-cell>
          <table:table-cell office:value-type="float" office:value="957.558167">
            <text:p>957,558167</text:p>
          </table:table-cell>
          <table:table-cell office:value-type="float" office:value="562.169556">
            <text:p>562,169556</text:p>
          </table:table-cell>
          <table:table-cell office:value-type="float" office:value="115.905174">
            <text:p>115,905174</text:p>
          </table:table-cell>
          <table:table-cell office:value-type="float" office:value="384.018097">
            <text:p>384,018097</text:p>
          </table:table-cell>
          <table:table-cell office:value-type="float" office:value="1358.090576">
            <text:p>1358,090576</text:p>
          </table:table-cell>
          <table:table-cell office:value-type="float" office:value="128.796753">
            <text:p>128,796753</text:p>
          </table:table-cell>
          <table:table-cell office:value-type="float" office:value="2496.810059">
            <text:p>2496,810059</text:p>
          </table:table-cell>
          <table:table-cell office:value-type="float" office:value="97.281174">
            <text:p>97,281174</text:p>
          </table:table-cell>
          <table:table-cell office:value-type="float" office:value="24.091631">
            <text:p>24,091631</text:p>
          </table:table-cell>
          <table:table-cell office:value-type="float" office:value="20.785149">
            <text:p>20,785149</text:p>
          </table:table-cell>
          <table:table-cell office:value-type="float" office:value="743.698608">
            <text:p>743,698608</text:p>
          </table:table-cell>
          <table:table-cell office:value-type="float" office:value="28.184122">
            <text:p>28,184122</text:p>
          </table:table-cell>
          <table:table-cell office:value-type="float" office:value="339.812622">
            <text:p>339,812622</text:p>
          </table:table-cell>
          <table:table-cell office:value-type="float" office:value="17.360727">
            <text:p>17,360727</text:p>
          </table:table-cell>
          <table:table-cell office:value-type="float" office:value="1172.555664">
            <text:p>1172,555664</text:p>
          </table:table-cell>
          <table:table-cell office:value-type="float" office:value="22.368582">
            <text:p>22,368582</text:p>
          </table:table-cell>
          <table:table-cell office:value-type="float" office:value="906.378235">
            <text:p>906,378235</text:p>
          </table:table-cell>
          <table:table-cell office:value-type="float" office:value="18.972628">
            <text:p>18,972628</text:p>
          </table:table-cell>
          <table:table-cell office:value-type="float" office:value="79.211861">
            <text:p>79,211861</text:p>
          </table:table-cell>
          <table:table-cell office:value-type="float" office:value="5.144371">
            <text:p>5,144371</text:p>
          </table:table-cell>
          <table:table-cell office:value-type="float" office:value="9.647131">
            <text:p>9,647131</text:p>
          </table:table-cell>
          <table:table-cell office:value-type="float" office:value="4.581438">
            <text:p>4,581438</text:p>
          </table:table-cell>
          <table:table-cell office:value-type="float" office:value="9.08341">
            <text:p>9,08341</text:p>
          </table:table-cell>
          <table:table-cell office:value-type="float" office:value="7.08573">
            <text:p>7,08573</text:p>
          </table:table-cell>
          <table:table-cell office:value-type="float" office:value="21.654657">
            <text:p>21,654657</text:p>
          </table:table-cell>
          <table:table-cell office:value-type="float" office:value="4.34026">
            <text:p>4,34026</text:p>
          </table:table-cell>
          <table:table-cell office:value-type="float" office:value="552.623718">
            <text:p>552,623718</text:p>
          </table:table-cell>
          <table:table-cell office:value-type="float" office:value="18.399981">
            <text:p>18,399981</text:p>
          </table:table-cell>
          <table:table-cell office:value-type="float" office:value="45.641457">
            <text:p>45,641457</text:p>
          </table:table-cell>
          <table:table-cell office:value-type="float" office:value="7.344638">
            <text:p>7,344638</text:p>
          </table:table-cell>
          <table:table-cell table:number-columns-repeated="2" office:value-type="float" office:value="0">
            <text:p>0</text:p>
          </table:table-cell>
          <table:table-cell office:value-type="float" office:value="25.91317">
            <text:p>25,91317</text:p>
          </table:table-cell>
          <table:table-cell office:value-type="float" office:value="18.01903">
            <text:p>18,01903</text:p>
          </table:table-cell>
          <table:table-cell office:value-type="float" office:value="29.742153">
            <text:p>29,742153</text:p>
          </table:table-cell>
          <table:table-cell office:value-type="float" office:value="8.48451">
            <text:p>8,48451</text:p>
          </table:table-cell>
          <table:table-cell office:value-type="float" office:value="20.975834">
            <text:p>20,975834</text:p>
          </table:table-cell>
          <table:table-cell office:value-type="float" office:value="9.197283">
            <text:p>9,197283</text:p>
          </table:table-cell>
          <table:table-cell office:value-type="float" office:value="18.182116">
            <text:p>18,182116</text:p>
          </table:table-cell>
          <table:table-cell office:value-type="float" office:value="9.447251">
            <text:p>9,447251</text:p>
          </table:table-cell>
          <table:table-cell office:value-type="float" office:value="16.003426">
            <text:p>16,003426</text:p>
          </table:table-cell>
          <table:table-cell office:value-type="float" office:value="9.909256">
            <text:p>9,909256</text:p>
          </table:table-cell>
          <table:table-cell office:value-type="float" office:value="34.530533">
            <text:p>34,530533</text:p>
          </table:table-cell>
          <table:table-cell office:value-type="float" office:value="32.348072">
            <text:p>32,348072</text:p>
          </table:table-cell>
          <table:table-cell table:number-columns-repeated="6" office:value-type="float" office:value="0">
            <text:p>0</text:p>
          </table:table-cell>
          <table:table-cell office:value-type="float" office:value="39.456047">
            <text:p>39,456047</text:p>
          </table:table-cell>
          <table:table-cell office:value-type="float" office:value="18.702028">
            <text:p>18,702028</text:p>
          </table:table-cell>
        </table:table-row>
        <table:table-row table:style-name="ro1">
          <table:table-cell office:value-type="string">
            <text:p>AFR64 <text:s text:c="6"/></text:p>
          </table:table-cell>
          <table:table-cell office:value-type="float" office:value="9816.330078">
            <text:p>9816,330078</text:p>
          </table:table-cell>
          <table:table-cell office:value-type="float" office:value="1079.118286">
            <text:p>1079,118286</text:p>
          </table:table-cell>
          <table:table-cell office:value-type="float" office:value="7980.705078">
            <text:p>7980,705078</text:p>
          </table:table-cell>
          <table:table-cell office:value-type="float" office:value="605.901733">
            <text:p>605,901733</text:p>
          </table:table-cell>
          <table:table-cell office:value-type="float" office:value="51020.636719">
            <text:p>51020,636719</text:p>
          </table:table-cell>
          <table:table-cell office:value-type="float" office:value="1246.80542">
            <text:p>1246,80542</text:p>
          </table:table-cell>
          <table:table-cell office:value-type="float" office:value="134585.21875">
            <text:p>134585,21875</text:p>
          </table:table-cell>
          <table:table-cell office:value-type="float" office:value="2987.301758">
            <text:p>2987,301758</text:p>
          </table:table-cell>
          <table:table-cell office:value-type="float" office:value="578.199158">
            <text:p>578,199158</text:p>
          </table:table-cell>
          <table:table-cell office:value-type="float" office:value="50.313778">
            <text:p>50,313778</text:p>
          </table:table-cell>
          <table:table-cell office:value-type="float" office:value="17354.080078">
            <text:p>17354,080078</text:p>
          </table:table-cell>
          <table:table-cell office:value-type="float" office:value="342.892609">
            <text:p>342,892609</text:p>
          </table:table-cell>
          <table:table-cell office:value-type="float" office:value="15293.989258">
            <text:p>15293,989258</text:p>
          </table:table-cell>
          <table:table-cell office:value-type="float" office:value="269.045898">
            <text:p>269,045898</text:p>
          </table:table-cell>
          <table:table-cell office:value-type="float" office:value="19560.027344">
            <text:p>19560,027344</text:p>
          </table:table-cell>
          <table:table-cell office:value-type="float" office:value="276.983246">
            <text:p>276,983246</text:p>
          </table:table-cell>
          <table:table-cell office:value-type="float" office:value="25373.107422">
            <text:p>25373,107422</text:p>
          </table:table-cell>
          <table:table-cell office:value-type="float" office:value="335.299438">
            <text:p>335,299438</text:p>
          </table:table-cell>
          <table:table-cell office:value-type="float" office:value="3998.132813">
            <text:p>3998,132813</text:p>
          </table:table-cell>
          <table:table-cell office:value-type="float" office:value="106.910828">
            <text:p>106,910828</text:p>
          </table:table-cell>
          <table:table-cell office:value-type="float" office:value="80.215584">
            <text:p>80,215584</text:p>
          </table:table-cell>
          <table:table-cell office:value-type="float" office:value="7.314719">
            <text:p>7,314719</text:p>
          </table:table-cell>
          <table:table-cell office:value-type="float" office:value="72.780617">
            <text:p>72,780617</text:p>
          </table:table-cell>
          <table:table-cell office:value-type="float" office:value="7.95213">
            <text:p>7,95213</text:p>
          </table:table-cell>
          <table:table-cell office:value-type="float" office:value="607.005371">
            <text:p>607,005371</text:p>
          </table:table-cell>
          <table:table-cell office:value-type="float" office:value="15.742698">
            <text:p>15,742698</text:p>
          </table:table-cell>
          <table:table-cell office:value-type="float" office:value="36687.261719">
            <text:p>36687,261719</text:p>
          </table:table-cell>
          <table:table-cell office:value-type="float" office:value="954.336731">
            <text:p>954,336731</text:p>
          </table:table-cell>
          <table:table-cell office:value-type="float" office:value="8.837201">
            <text:p>8,837201</text:p>
          </table:table-cell>
          <table:table-cell office:value-type="float" office:value="7.608395">
            <text:p>7,608395</text:p>
          </table:table-cell>
          <table:table-cell office:value-type="float" office:value="69.907005">
            <text:p>69,907005</text:p>
          </table:table-cell>
          <table:table-cell office:value-type="float" office:value="15.009142">
            <text:p>15,009142</text:p>
          </table:table-cell>
          <table:table-cell office:value-type="float" office:value="726.418945">
            <text:p>726,418945</text:p>
          </table:table-cell>
          <table:table-cell office:value-type="float" office:value="23.733587">
            <text:p>23,733587</text:p>
          </table:table-cell>
          <table:table-cell office:value-type="float" office:value="269.632599">
            <text:p>269,632599</text:p>
          </table:table-cell>
          <table:table-cell office:value-type="float" office:value="10.031977">
            <text:p>10,031977</text:p>
          </table:table-cell>
          <table:table-cell office:value-type="float" office:value="97.540024">
            <text:p>97,540024</text:p>
          </table:table-cell>
          <table:table-cell office:value-type="float" office:value="9.450747">
            <text:p>9,450747</text:p>
          </table:table-cell>
          <table:table-cell office:value-type="float" office:value="207.212234">
            <text:p>207,212234</text:p>
          </table:table-cell>
          <table:table-cell office:value-type="float" office:value="10.425306">
            <text:p>10,425306</text:p>
          </table:table-cell>
          <table:table-cell office:value-type="float" office:value="171.266556">
            <text:p>171,266556</text:p>
          </table:table-cell>
          <table:table-cell office:value-type="float" office:value="11.216762">
            <text:p>11,216762</text:p>
          </table:table-cell>
          <table:table-cell office:value-type="float" office:value="13.455063">
            <text:p>13,455063</text:p>
          </table:table-cell>
          <table:table-cell office:value-type="float" office:value="56.349022">
            <text:p>56,349022</text:p>
          </table:table-cell>
          <table:table-cell table:number-columns-repeated="6" office:value-type="float" office:value="0">
            <text:p>0</text:p>
          </table:table-cell>
          <table:table-cell office:value-type="float" office:value="262.5849">
            <text:p>262,5849</text:p>
          </table:table-cell>
          <table:table-cell office:value-type="float" office:value="20.015198">
            <text:p>20,015198</text:p>
          </table:table-cell>
        </table:table-row>
        <table:table-row table:style-name="ro1">
          <table:table-cell office:value-type="string">
            <text:p>AFR66 <text:s text:c="6"/></text:p>
          </table:table-cell>
          <table:table-cell office:value-type="float" office:value="6162.064453">
            <text:p>6162,064453</text:p>
          </table:table-cell>
          <table:table-cell office:value-type="float" office:value="920.168091">
            <text:p>920,168091</text:p>
          </table:table-cell>
          <table:table-cell office:value-type="float" office:value="7035.45752">
            <text:p>7035,45752</text:p>
          </table:table-cell>
          <table:table-cell office:value-type="float" office:value="578.733704">
            <text:p>578,733704</text:p>
          </table:table-cell>
          <table:table-cell office:value-type="float" office:value="47911.417969">
            <text:p>47911,417969</text:p>
          </table:table-cell>
          <table:table-cell office:value-type="float" office:value="1173.354492">
            <text:p>1173,354492</text:p>
          </table:table-cell>
          <table:table-cell office:value-type="float" office:value="122695.265625">
            <text:p>122695,265625</text:p>
          </table:table-cell>
          <table:table-cell office:value-type="float" office:value="2726.007813">
            <text:p>2726,007813</text:p>
          </table:table-cell>
          <table:table-cell office:value-type="float" office:value="587.233459">
            <text:p>587,233459</text:p>
          </table:table-cell>
          <table:table-cell office:value-type="float" office:value="48.26889">
            <text:p>48,26889</text:p>
          </table:table-cell>
          <table:table-cell office:value-type="float" office:value="15130.354492">
            <text:p>15130,354492</text:p>
          </table:table-cell>
          <table:table-cell office:value-type="float" office:value="300.191864">
            <text:p>300,191864</text:p>
          </table:table-cell>
          <table:table-cell office:value-type="float" office:value="8505.1875">
            <text:p>8505,1875</text:p>
          </table:table-cell>
          <table:table-cell office:value-type="float" office:value="154.103333">
            <text:p>154,103333</text:p>
          </table:table-cell>
          <table:table-cell office:value-type="float" office:value="17148.066406">
            <text:p>17148,066406</text:p>
          </table:table-cell>
          <table:table-cell office:value-type="float" office:value="243.334">
            <text:p>243,334</text:p>
          </table:table-cell>
          <table:table-cell office:value-type="float" office:value="21524.535156">
            <text:p>21524,535156</text:p>
          </table:table-cell>
          <table:table-cell office:value-type="float" office:value="285.111755">
            <text:p>285,111755</text:p>
          </table:table-cell>
          <table:table-cell office:value-type="float" office:value="3632.909424">
            <text:p>3632,909424</text:p>
          </table:table-cell>
          <table:table-cell office:value-type="float" office:value="97.236427">
            <text:p>97,236427</text:p>
          </table:table-cell>
          <table:table-cell office:value-type="float" office:value="75.496773">
            <text:p>75,496773</text:p>
          </table:table-cell>
          <table:table-cell office:value-type="float" office:value="7.173766">
            <text:p>7,173766</text:p>
          </table:table-cell>
          <table:table-cell office:value-type="float" office:value="54.471481">
            <text:p>54,471481</text:p>
          </table:table-cell>
          <table:table-cell office:value-type="float" office:value="7.914039">
            <text:p>7,914039</text:p>
          </table:table-cell>
          <table:table-cell office:value-type="float" office:value="463.238983">
            <text:p>463,238983</text:p>
          </table:table-cell>
          <table:table-cell office:value-type="float" office:value="12.604337">
            <text:p>12,604337</text:p>
          </table:table-cell>
          <table:table-cell office:value-type="float" office:value="31100.544922">
            <text:p>31100,544922</text:p>
          </table:table-cell>
          <table:table-cell office:value-type="float" office:value="809.278564">
            <text:p>809,278564</text:p>
          </table:table-cell>
          <table:table-cell office:value-type="float" office:value="26.737247">
            <text:p>26,737247</text:p>
          </table:table-cell>
          <table:table-cell office:value-type="float" office:value="8.000485">
            <text:p>8,000485</text:p>
          </table:table-cell>
          <table:table-cell office:value-type="float" office:value="46.541374">
            <text:p>46,541374</text:p>
          </table:table-cell>
          <table:table-cell office:value-type="float" office:value="15.080031">
            <text:p>15,080031</text:p>
          </table:table-cell>
          <table:table-cell office:value-type="float" office:value="291.534027">
            <text:p>291,534027</text:p>
          </table:table-cell>
          <table:table-cell office:value-type="float" office:value="19.44355">
            <text:p>19,44355</text:p>
          </table:table-cell>
          <table:table-cell office:value-type="float" office:value="120.323418">
            <text:p>120,323418</text:p>
          </table:table-cell>
          <table:table-cell office:value-type="float" office:value="9.275623">
            <text:p>9,275623</text:p>
          </table:table-cell>
          <table:table-cell office:value-type="float" office:value="89.029182">
            <text:p>89,029182</text:p>
          </table:table-cell>
          <table:table-cell office:value-type="float" office:value="9.899657">
            <text:p>9,899657</text:p>
          </table:table-cell>
          <table:table-cell office:value-type="float" office:value="185.717316">
            <text:p>185,717316</text:p>
          </table:table-cell>
          <table:table-cell office:value-type="float" office:value="10.68585">
            <text:p>10,68585</text:p>
          </table:table-cell>
          <table:table-cell office:value-type="float" office:value="161.711578">
            <text:p>161,711578</text:p>
          </table:table-cell>
          <table:table-cell office:value-type="float" office:value="11.572859">
            <text:p>11,572859</text:p>
          </table:table-cell>
          <table:table-cell table:number-columns-repeated="8" office:value-type="float" office:value="0">
            <text:p>0</text:p>
          </table:table-cell>
          <table:table-cell office:value-type="float" office:value="161.389496">
            <text:p>161,389496</text:p>
          </table:table-cell>
          <table:table-cell office:value-type="float" office:value="20.320721">
            <text:p>20,320721</text:p>
          </table:table-cell>
        </table:table-row>
        <table:table-row table:style-name="ro1">
          <table:table-cell office:value-type="string">
            <text:p>AFR67 <text:s text:c="6"/></text:p>
          </table:table-cell>
          <table:table-cell office:value-type="float" office:value="3142.84375">
            <text:p>3142,84375</text:p>
          </table:table-cell>
          <table:table-cell office:value-type="float" office:value="1314.118896">
            <text:p>1314,118896</text:p>
          </table:table-cell>
          <table:table-cell office:value-type="float" office:value="20161.59375">
            <text:p>20161,59375</text:p>
          </table:table-cell>
          <table:table-cell office:value-type="float" office:value="1104.78418">
            <text:p>1104,78418</text:p>
          </table:table-cell>
          <table:table-cell office:value-type="float" office:value="119521.421875">
            <text:p>119521,421875</text:p>
          </table:table-cell>
          <table:table-cell office:value-type="float" office:value="2881.588867">
            <text:p>2881,588867</text:p>
          </table:table-cell>
          <table:table-cell office:value-type="float" office:value="335428.34375">
            <text:p>335428,34375</text:p>
          </table:table-cell>
          <table:table-cell office:value-type="float" office:value="7417.414551">
            <text:p>7417,414551</text:p>
          </table:table-cell>
          <table:table-cell office:value-type="float" office:value="413.768829">
            <text:p>413,768829</text:p>
          </table:table-cell>
          <table:table-cell office:value-type="float" office:value="74.445297">
            <text:p>74,445297</text:p>
          </table:table-cell>
          <table:table-cell office:value-type="float" office:value="14614.022461">
            <text:p>14614,022461</text:p>
          </table:table-cell>
          <table:table-cell office:value-type="float" office:value="297.59198">
            <text:p>297,59198</text:p>
          </table:table-cell>
          <table:table-cell office:value-type="float" office:value="18022.841797">
            <text:p>18022,841797</text:p>
          </table:table-cell>
          <table:table-cell office:value-type="float" office:value="320.064911">
            <text:p>320,064911</text:p>
          </table:table-cell>
          <table:table-cell office:value-type="float" office:value="30559.080078">
            <text:p>30559,080078</text:p>
          </table:table-cell>
          <table:table-cell office:value-type="float" office:value="432.794647">
            <text:p>432,794647</text:p>
          </table:table-cell>
          <table:table-cell office:value-type="float" office:value="51409.273438">
            <text:p>51409,273438</text:p>
          </table:table-cell>
          <table:table-cell office:value-type="float" office:value="677.085266">
            <text:p>677,085266</text:p>
          </table:table-cell>
          <table:table-cell office:value-type="float" office:value="8368.225586">
            <text:p>8368,225586</text:p>
          </table:table-cell>
          <table:table-cell office:value-type="float" office:value="223.304794">
            <text:p>223,304794</text:p>
          </table:table-cell>
          <table:table-cell office:value-type="float" office:value="136.372696">
            <text:p>136,372696</text:p>
          </table:table-cell>
          <table:table-cell office:value-type="float" office:value="12.367928">
            <text:p>12,367928</text:p>
          </table:table-cell>
          <table:table-cell office:value-type="float" office:value="105.641411">
            <text:p>105,641411</text:p>
          </table:table-cell>
          <table:table-cell office:value-type="float" office:value="10.239326">
            <text:p>10,239326</text:p>
          </table:table-cell>
          <table:table-cell office:value-type="float" office:value="1336.207397">
            <text:p>1336,207397</text:p>
          </table:table-cell>
          <table:table-cell office:value-type="float" office:value="33.538036">
            <text:p>33,538036</text:p>
          </table:table-cell>
          <table:table-cell office:value-type="float" office:value="70202.085938">
            <text:p>70202,085938</text:p>
          </table:table-cell>
          <table:table-cell office:value-type="float" office:value="1824.851074">
            <text:p>1824,851074</text:p>
          </table:table-cell>
          <table:table-cell office:value-type="float" office:value="31.738659">
            <text:p>31,738659</text:p>
          </table:table-cell>
          <table:table-cell office:value-type="float" office:value="11.611521">
            <text:p>11,611521</text:p>
          </table:table-cell>
          <table:table-cell office:value-type="float" office:value="107.284111">
            <text:p>107,284111</text:p>
          </table:table-cell>
          <table:table-cell office:value-type="float" office:value="17.705713">
            <text:p>17,705713</text:p>
          </table:table-cell>
          <table:table-cell office:value-type="float" office:value="386.458496">
            <text:p>386,458496</text:p>
          </table:table-cell>
          <table:table-cell office:value-type="float" office:value="21.85318">
            <text:p>21,85318</text:p>
          </table:table-cell>
          <table:table-cell office:value-type="float" office:value="188.866943">
            <text:p>188,866943</text:p>
          </table:table-cell>
          <table:table-cell office:value-type="float" office:value="13.416747">
            <text:p>13,416747</text:p>
          </table:table-cell>
          <table:table-cell office:value-type="float" office:value="225.152603">
            <text:p>225,152603</text:p>
          </table:table-cell>
          <table:table-cell office:value-type="float" office:value="14.577158">
            <text:p>14,577158</text:p>
          </table:table-cell>
          <table:table-cell office:value-type="float" office:value="480.178131">
            <text:p>480,178131</text:p>
          </table:table-cell>
          <table:table-cell office:value-type="float" office:value="17.384745">
            <text:p>17,384745</text:p>
          </table:table-cell>
          <table:table-cell office:value-type="float" office:value="325.630554">
            <text:p>325,630554</text:p>
          </table:table-cell>
          <table:table-cell office:value-type="float" office:value="17.978245">
            <text:p>17,978245</text:p>
          </table:table-cell>
          <table:table-cell office:value-type="float" office:value="136.818146">
            <text:p>136,818146</text:p>
          </table:table-cell>
          <table:table-cell office:value-type="float" office:value="78.808083">
            <text:p>78,808083</text:p>
          </table:table-cell>
          <table:table-cell table:number-columns-repeated="6" office:value-type="float" office:value="0">
            <text:p>0</text:p>
          </table:table-cell>
          <table:table-cell office:value-type="float" office:value="252.064194">
            <text:p>252,064194</text:p>
          </table:table-cell>
          <table:table-cell office:value-type="float" office:value="29.503435">
            <text:p>29,503435</text:p>
          </table:table-cell>
        </table:table-row>
        <table:table-row table:style-name="ro1">
          <table:table-cell office:value-type="string">
            <text:p>AFR68 <text:s text:c="6"/></text:p>
          </table:table-cell>
          <table:table-cell office:value-type="float" office:value="9577.311523">
            <text:p>9577,311523</text:p>
          </table:table-cell>
          <table:table-cell office:value-type="float" office:value="3039.295898">
            <text:p>3039,295898</text:p>
          </table:table-cell>
          <table:table-cell office:value-type="float" office:value="39983.925781">
            <text:p>39983,925781</text:p>
          </table:table-cell>
          <table:table-cell office:value-type="float" office:value="2292.249268">
            <text:p>2292,249268</text:p>
          </table:table-cell>
          <table:table-cell office:value-type="float" office:value="275909.875">
            <text:p>275909,875</text:p>
          </table:table-cell>
          <table:table-cell office:value-type="float" office:value="6671.368164">
            <text:p>6671,368164</text:p>
          </table:table-cell>
          <table:table-cell office:value-type="float" office:value="782773.1875">
            <text:p>782773,1875</text:p>
          </table:table-cell>
          <table:table-cell office:value-type="float" office:value="17317.427734">
            <text:p>17317,427734</text:p>
          </table:table-cell>
          <table:table-cell office:value-type="float" office:value="1107.687988">
            <text:p>1107,687988</text:p>
          </table:table-cell>
          <table:table-cell office:value-type="float" office:value="182.355682">
            <text:p>182,355682</text:p>
          </table:table-cell>
          <table:table-cell office:value-type="float" office:value="15024.0625">
            <text:p>15024,0625</text:p>
          </table:table-cell>
          <table:table-cell office:value-type="float" office:value="345.19931">
            <text:p>345,19931</text:p>
          </table:table-cell>
          <table:table-cell office:value-type="float" office:value="27984.96875">
            <text:p>27984,96875</text:p>
          </table:table-cell>
          <table:table-cell office:value-type="float" office:value="513.178101">
            <text:p>513,178101</text:p>
          </table:table-cell>
          <table:table-cell office:value-type="float" office:value="84806.007813">
            <text:p>84806,007813</text:p>
          </table:table-cell>
          <table:table-cell office:value-type="float" office:value="1200.635498">
            <text:p>1200,635498</text:p>
          </table:table-cell>
          <table:table-cell office:value-type="float" office:value="173141.71875">
            <text:p>173141,71875</text:p>
          </table:table-cell>
          <table:table-cell office:value-type="float" office:value="2275.314209">
            <text:p>2275,314209</text:p>
          </table:table-cell>
          <table:table-cell office:value-type="float" office:value="25631.636719">
            <text:p>25631,636719</text:p>
          </table:table-cell>
          <table:table-cell office:value-type="float" office:value="683.572937">
            <text:p>683,572937</text:p>
          </table:table-cell>
          <table:table-cell office:value-type="float" office:value="379.030762">
            <text:p>379,030762</text:p>
          </table:table-cell>
          <table:table-cell office:value-type="float" office:value="33.917099">
            <text:p>33,917099</text:p>
          </table:table-cell>
          <table:table-cell office:value-type="float" office:value="406.904541">
            <text:p>406,904541</text:p>
          </table:table-cell>
          <table:table-cell office:value-type="float" office:value="24.142843">
            <text:p>24,142843</text:p>
          </table:table-cell>
          <table:table-cell office:value-type="float" office:value="4483.257324">
            <text:p>4483,257324</text:p>
          </table:table-cell>
          <table:table-cell office:value-type="float" office:value="110.818459">
            <text:p>110,818459</text:p>
          </table:table-cell>
          <table:table-cell office:value-type="float" office:value="231060.9375">
            <text:p>231060,9375</text:p>
          </table:table-cell>
          <table:table-cell office:value-type="float" office:value="6003.03418">
            <text:p>6003,03418</text:p>
          </table:table-cell>
          <table:table-cell office:value-type="float" office:value="102.589691">
            <text:p>102,589691</text:p>
          </table:table-cell>
          <table:table-cell office:value-type="float" office:value="28.394905">
            <text:p>28,394905</text:p>
          </table:table-cell>
          <table:table-cell office:value-type="float" office:value="473.56189">
            <text:p>473,56189</text:p>
          </table:table-cell>
          <table:table-cell office:value-type="float" office:value="35.306019">
            <text:p>35,306019</text:p>
          </table:table-cell>
          <table:table-cell office:value-type="float" office:value="2804.946777">
            <text:p>2804,946777</text:p>
          </table:table-cell>
          <table:table-cell office:value-type="float" office:value="65.977341">
            <text:p>65,977341</text:p>
          </table:table-cell>
          <table:table-cell office:value-type="float" office:value="354.922394">
            <text:p>354,922394</text:p>
          </table:table-cell>
          <table:table-cell office:value-type="float" office:value="32.570087">
            <text:p>32,570087</text:p>
          </table:table-cell>
          <table:table-cell office:value-type="float" office:value="680.346802">
            <text:p>680,346802</text:p>
          </table:table-cell>
          <table:table-cell office:value-type="float" office:value="36.64373">
            <text:p>36,64373</text:p>
          </table:table-cell>
          <table:table-cell office:value-type="float" office:value="1693.472168">
            <text:p>1693,472168</text:p>
          </table:table-cell>
          <table:table-cell office:value-type="float" office:value="49.64278">
            <text:p>49,64278</text:p>
          </table:table-cell>
          <table:table-cell office:value-type="float" office:value="1006.810242">
            <text:p>1006,810242</text:p>
          </table:table-cell>
          <table:table-cell office:value-type="float" office:value="48.236935">
            <text:p>48,236935</text:p>
          </table:table-cell>
          <table:table-cell office:value-type="float" office:value="397.373108">
            <text:p>397,373108</text:p>
          </table:table-cell>
          <table:table-cell office:value-type="float" office:value="176.535538">
            <text:p>176,535538</text:p>
          </table:table-cell>
          <table:table-cell table:number-columns-repeated="6" office:value-type="float" office:value="0">
            <text:p>0</text:p>
          </table:table-cell>
          <table:table-cell office:value-type="float" office:value="988.481079">
            <text:p>988,481079</text:p>
          </table:table-cell>
          <table:table-cell office:value-type="float" office:value="76.795677">
            <text:p>76,795677</text:p>
          </table:table-cell>
        </table:table-row>
        <table:table-row table:style-name="ro1">
          <table:table-cell office:value-type="string">
            <text:p>AFR69 <text:s text:c="6"/></text:p>
          </table:table-cell>
          <table:table-cell office:value-type="float" office:value="5779.411621">
            <text:p>5779,411621</text:p>
          </table:table-cell>
          <table:table-cell office:value-type="float" office:value="2833.157471">
            <text:p>2833,157471</text:p>
          </table:table-cell>
          <table:table-cell office:value-type="float" office:value="42406.972656">
            <text:p>42406,972656</text:p>
          </table:table-cell>
          <table:table-cell office:value-type="float" office:value="2345.067627">
            <text:p>2345,067627</text:p>
          </table:table-cell>
          <table:table-cell office:value-type="float" office:value="288852.75">
            <text:p>288852,75</text:p>
          </table:table-cell>
          <table:table-cell office:value-type="float" office:value="6975.004395">
            <text:p>6975,004395</text:p>
          </table:table-cell>
          <table:table-cell office:value-type="float" office:value="805213.3125">
            <text:p>805213,3125</text:p>
          </table:table-cell>
          <table:table-cell office:value-type="float" office:value="17810.310547">
            <text:p>17810,310547</text:p>
          </table:table-cell>
          <table:table-cell office:value-type="float" office:value="274.818817">
            <text:p>274,818817</text:p>
          </table:table-cell>
          <table:table-cell office:value-type="float" office:value="172.558716">
            <text:p>172,558716</text:p>
          </table:table-cell>
          <table:table-cell office:value-type="float" office:value="13196.345703">
            <text:p>13196,345703</text:p>
          </table:table-cell>
          <table:table-cell office:value-type="float" office:value="311.816254">
            <text:p>311,816254</text:p>
          </table:table-cell>
          <table:table-cell office:value-type="float" office:value="21399.238281">
            <text:p>21399,238281</text:p>
          </table:table-cell>
          <table:table-cell office:value-type="float" office:value="402.220978">
            <text:p>402,220978</text:p>
          </table:table-cell>
          <table:table-cell office:value-type="float" office:value="80359.335938">
            <text:p>80359,335938</text:p>
          </table:table-cell>
          <table:table-cell office:value-type="float" office:value="1138.456787">
            <text:p>1138,456787</text:p>
          </table:table-cell>
          <table:table-cell office:value-type="float" office:value="160663.9375">
            <text:p>160663,9375</text:p>
          </table:table-cell>
          <table:table-cell office:value-type="float" office:value="2112.329346">
            <text:p>2112,329346</text:p>
          </table:table-cell>
          <table:table-cell office:value-type="float" office:value="26674.164063">
            <text:p>26674,164063</text:p>
          </table:table-cell>
          <table:table-cell office:value-type="float" office:value="711.222168">
            <text:p>711,222168</text:p>
          </table:table-cell>
          <table:table-cell office:value-type="float" office:value="446.743774">
            <text:p>446,743774</text:p>
          </table:table-cell>
          <table:table-cell office:value-type="float" office:value="34.770603">
            <text:p>34,770603</text:p>
          </table:table-cell>
          <table:table-cell office:value-type="float" office:value="461.558167">
            <text:p>461,558167</text:p>
          </table:table-cell>
          <table:table-cell office:value-type="float" office:value="24.706997">
            <text:p>24,706997</text:p>
          </table:table-cell>
          <table:table-cell office:value-type="float" office:value="4454.449707">
            <text:p>4454,449707</text:p>
          </table:table-cell>
          <table:table-cell office:value-type="float" office:value="110.132233">
            <text:p>110,132233</text:p>
          </table:table-cell>
          <table:table-cell office:value-type="float" office:value="246964.640625">
            <text:p>246964,640625</text:p>
          </table:table-cell>
          <table:table-cell office:value-type="float" office:value="6416.004883">
            <text:p>6416,004883</text:p>
          </table:table-cell>
          <table:table-cell office:value-type="float" office:value="119.435287">
            <text:p>119,435287</text:p>
          </table:table-cell>
          <table:table-cell office:value-type="float" office:value="28.09296">
            <text:p>28,09296</text:p>
          </table:table-cell>
          <table:table-cell office:value-type="float" office:value="395.667023">
            <text:p>395,667023</text:p>
          </table:table-cell>
          <table:table-cell office:value-type="float" office:value="34.222996">
            <text:p>34,222996</text:p>
          </table:table-cell>
          <table:table-cell office:value-type="float" office:value="2513.98999">
            <text:p>2513,98999</text:p>
          </table:table-cell>
          <table:table-cell office:value-type="float" office:value="60.936512">
            <text:p>60,936512</text:p>
          </table:table-cell>
          <table:table-cell office:value-type="float" office:value="355.119476">
            <text:p>355,119476</text:p>
          </table:table-cell>
          <table:table-cell office:value-type="float" office:value="31.508514">
            <text:p>31,508514</text:p>
          </table:table-cell>
          <table:table-cell office:value-type="float" office:value="694.094482">
            <text:p>694,094482</text:p>
          </table:table-cell>
          <table:table-cell office:value-type="float" office:value="36.017605">
            <text:p>36,017605</text:p>
          </table:table-cell>
          <table:table-cell office:value-type="float" office:value="1559.510742">
            <text:p>1559,510742</text:p>
          </table:table-cell>
          <table:table-cell office:value-type="float" office:value="47.434772">
            <text:p>47,434772</text:p>
          </table:table-cell>
          <table:table-cell office:value-type="float" office:value="1094.637329">
            <text:p>1094,637329</text:p>
          </table:table-cell>
          <table:table-cell office:value-type="float" office:value="49.526741">
            <text:p>49,526741</text:p>
          </table:table-cell>
          <table:table-cell office:value-type="float" office:value="60.143871">
            <text:p>60,143871</text:p>
          </table:table-cell>
          <table:table-cell office:value-type="float" office:value="164.872086">
            <text:p>164,872086</text:p>
          </table:table-cell>
          <table:table-cell table:number-columns-repeated="6" office:value-type="float" office:value="0">
            <text:p>0</text:p>
          </table:table-cell>
          <table:table-cell office:value-type="float" office:value="896.848511">
            <text:p>896,848511</text:p>
          </table:table-cell>
          <table:table-cell office:value-type="float" office:value="75.189171">
            <text:p>75,189171</text:p>
          </table:table-cell>
        </table:table-row>
        <table:table-row table:style-name="ro1">
          <table:table-cell office:value-type="string">
            <text:p>AFR70 <text:s text:c="6"/></text:p>
          </table:table-cell>
          <table:table-cell office:value-type="float" office:value="5988.920898">
            <text:p>5988,920898</text:p>
          </table:table-cell>
          <table:table-cell office:value-type="float" office:value="1524.712769">
            <text:p>1524,712769</text:p>
          </table:table-cell>
          <table:table-cell office:value-type="float" office:value="20144.384766">
            <text:p>20144,384766</text:p>
          </table:table-cell>
          <table:table-cell office:value-type="float" office:value="1141.618164">
            <text:p>1141,618164</text:p>
          </table:table-cell>
          <table:table-cell office:value-type="float" office:value="133840.9375">
            <text:p>133840,9375</text:p>
          </table:table-cell>
          <table:table-cell office:value-type="float" office:value="3227.275146">
            <text:p>3227,275146</text:p>
          </table:table-cell>
          <table:table-cell office:value-type="float" office:value="360546.65625">
            <text:p>360546,65625</text:p>
          </table:table-cell>
          <table:table-cell office:value-type="float" office:value="7974.182617">
            <text:p>7974,182617</text:p>
          </table:table-cell>
          <table:table-cell office:value-type="float" office:value="653.996826">
            <text:p>653,996826</text:p>
          </table:table-cell>
          <table:table-cell office:value-type="float" office:value="87.44442">
            <text:p>87,44442</text:p>
          </table:table-cell>
          <table:table-cell office:value-type="float" office:value="17737.857422">
            <text:p>17737,857422</text:p>
          </table:table-cell>
          <table:table-cell office:value-type="float" office:value="359.675781">
            <text:p>359,675781</text:p>
          </table:table-cell>
          <table:table-cell office:value-type="float" office:value="27730.972656">
            <text:p>27730,972656</text:p>
          </table:table-cell>
          <table:table-cell office:value-type="float" office:value="486.434509">
            <text:p>486,434509</text:p>
          </table:table-cell>
          <table:table-cell office:value-type="float" office:value="36733.570313">
            <text:p>36733,570313</text:p>
          </table:table-cell>
          <table:table-cell office:value-type="float" office:value="519.797974">
            <text:p>519,797974</text:p>
          </table:table-cell>
          <table:table-cell office:value-type="float" office:value="67254.710938">
            <text:p>67254,710938</text:p>
          </table:table-cell>
          <table:table-cell office:value-type="float" office:value="884.532532">
            <text:p>884,532532</text:p>
          </table:table-cell>
          <table:table-cell office:value-type="float" office:value="10113.144531">
            <text:p>10113,144531</text:p>
          </table:table-cell>
          <table:table-cell office:value-type="float" office:value="269.786804">
            <text:p>269,786804</text:p>
          </table:table-cell>
          <table:table-cell office:value-type="float" office:value="118.395874">
            <text:p>118,395874</text:p>
          </table:table-cell>
          <table:table-cell office:value-type="float" office:value="14.033252">
            <text:p>14,033252</text:p>
          </table:table-cell>
          <table:table-cell office:value-type="float" office:value="156.839645">
            <text:p>156,839645</text:p>
          </table:table-cell>
          <table:table-cell office:value-type="float" office:value="11.513599">
            <text:p>11,513599</text:p>
          </table:table-cell>
          <table:table-cell office:value-type="float" office:value="1548.009033">
            <text:p>1548,009033</text:p>
          </table:table-cell>
          <table:table-cell office:value-type="float" office:value="38.796585">
            <text:p>38,796585</text:p>
          </table:table-cell>
          <table:table-cell office:value-type="float" office:value="83792.5625">
            <text:p>83792,5625</text:p>
          </table:table-cell>
          <table:table-cell office:value-type="float" office:value="2177.849609">
            <text:p>2177,849609</text:p>
          </table:table-cell>
          <table:table-cell office:value-type="float" office:value="23.5172">
            <text:p>23,5172</text:p>
          </table:table-cell>
          <table:table-cell office:value-type="float" office:value="13.015228">
            <text:p>13,015228</text:p>
          </table:table-cell>
          <table:table-cell office:value-type="float" office:value="264.55014">
            <text:p>264,55014</text:p>
          </table:table-cell>
          <table:table-cell office:value-type="float" office:value="20.185478">
            <text:p>20,185478</text:p>
          </table:table-cell>
          <table:table-cell office:value-type="float" office:value="961.370239">
            <text:p>961,370239</text:p>
          </table:table-cell>
          <table:table-cell office:value-type="float" office:value="29.16847">
            <text:p>29,16847</text:p>
          </table:table-cell>
          <table:table-cell office:value-type="float" office:value="670.731201">
            <text:p>670,731201</text:p>
          </table:table-cell>
          <table:table-cell office:value-type="float" office:value="19.600811">
            <text:p>19,600811</text:p>
          </table:table-cell>
          <table:table-cell office:value-type="float" office:value="243.835602">
            <text:p>243,835602</text:p>
          </table:table-cell>
          <table:table-cell office:value-type="float" office:value="16.564814">
            <text:p>16,564814</text:p>
          </table:table-cell>
          <table:table-cell office:value-type="float" office:value="586.121582">
            <text:p>586,121582</text:p>
          </table:table-cell>
          <table:table-cell office:value-type="float" office:value="20.163805">
            <text:p>20,163805</text:p>
          </table:table-cell>
          <table:table-cell office:value-type="float" office:value="370.954071">
            <text:p>370,954071</text:p>
          </table:table-cell>
          <table:table-cell office:value-type="float" office:value="20.316462">
            <text:p>20,316462</text:p>
          </table:table-cell>
          <table:table-cell office:value-type="float" office:value="142.089859">
            <text:p>142,089859</text:p>
          </table:table-cell>
          <table:table-cell office:value-type="float" office:value="95.110023">
            <text:p>95,110023</text:p>
          </table:table-cell>
          <table:table-cell table:number-columns-repeated="6" office:value-type="float" office:value="0">
            <text:p>0</text:p>
          </table:table-cell>
          <table:table-cell office:value-type="float" office:value="535.827271">
            <text:p>535,827271</text:p>
          </table:table-cell>
          <table:table-cell office:value-type="float" office:value="35.101288">
            <text:p>35,101288</text:p>
          </table:table-cell>
        </table:table-row>
        <table:table-row table:style-name="ro1">
          <table:table-cell office:value-type="string">
            <text:p>AFR71 <text:s text:c="6"/></text:p>
          </table:table-cell>
          <table:table-cell office:value-type="float" office:value="3532.094971">
            <text:p>3532,094971</text:p>
          </table:table-cell>
          <table:table-cell office:value-type="float" office:value="1389.451538">
            <text:p>1389,451538</text:p>
          </table:table-cell>
          <table:table-cell office:value-type="float" office:value="17861.1875">
            <text:p>17861,1875</text:p>
          </table:table-cell>
          <table:table-cell office:value-type="float" office:value="1042.454102">
            <text:p>1042,454102</text:p>
          </table:table-cell>
          <table:table-cell office:value-type="float" office:value="112361.59375">
            <text:p>112361,59375</text:p>
          </table:table-cell>
          <table:table-cell office:value-type="float" office:value="2712.799072">
            <text:p>2712,799072</text:p>
          </table:table-cell>
          <table:table-cell office:value-type="float" office:value="312037.75">
            <text:p>312037,75</text:p>
          </table:table-cell>
          <table:table-cell office:value-type="float" office:value="6902.054199">
            <text:p>6902,054199</text:p>
          </table:table-cell>
          <table:table-cell office:value-type="float" office:value="267.847992">
            <text:p>267,847992</text:p>
          </table:table-cell>
          <table:table-cell office:value-type="float" office:value="74.640289">
            <text:p>74,640289</text:p>
          </table:table-cell>
          <table:table-cell office:value-type="float" office:value="15255.094727">
            <text:p>15255,094727</text:p>
          </table:table-cell>
          <table:table-cell office:value-type="float" office:value="310.006622">
            <text:p>310,006622</text:p>
          </table:table-cell>
          <table:table-cell office:value-type="float" office:value="21535.152344">
            <text:p>21535,152344</text:p>
          </table:table-cell>
          <table:table-cell office:value-type="float" office:value="379.515533">
            <text:p>379,515533</text:p>
          </table:table-cell>
          <table:table-cell office:value-type="float" office:value="31684.978516">
            <text:p>31684,978516</text:p>
          </table:table-cell>
          <table:table-cell office:value-type="float" office:value="448.422211">
            <text:p>448,422211</text:p>
          </table:table-cell>
          <table:table-cell office:value-type="float" office:value="51201.796875">
            <text:p>51201,796875</text:p>
          </table:table-cell>
          <table:table-cell office:value-type="float" office:value="674.30658">
            <text:p>674,30658</text:p>
          </table:table-cell>
          <table:table-cell office:value-type="float" office:value="7832.000977">
            <text:p>7832,000977</text:p>
          </table:table-cell>
          <table:table-cell office:value-type="float" office:value="209.102295">
            <text:p>209,102295</text:p>
          </table:table-cell>
          <table:table-cell office:value-type="float" office:value="103.351196">
            <text:p>103,351196</text:p>
          </table:table-cell>
          <table:table-cell office:value-type="float" office:value="12.330324">
            <text:p>12,330324</text:p>
          </table:table-cell>
          <table:table-cell office:value-type="float" office:value="113.753242">
            <text:p>113,753242</text:p>
          </table:table-cell>
          <table:table-cell office:value-type="float" office:value="10.631213">
            <text:p>10,631213</text:p>
          </table:table-cell>
          <table:table-cell office:value-type="float" office:value="1253.262451">
            <text:p>1253,262451</text:p>
          </table:table-cell>
          <table:table-cell office:value-type="float" office:value="31.746159">
            <text:p>31,746159</text:p>
          </table:table-cell>
          <table:table-cell office:value-type="float" office:value="65891.289063">
            <text:p>65891,289063</text:p>
          </table:table-cell>
          <table:table-cell office:value-type="float" office:value="1712.922485">
            <text:p>1712,922485</text:p>
          </table:table-cell>
          <table:table-cell office:value-type="float" office:value="35.239033">
            <text:p>35,239033</text:p>
          </table:table-cell>
          <table:table-cell office:value-type="float" office:value="12.790743">
            <text:p>12,790743</text:p>
          </table:table-cell>
          <table:table-cell office:value-type="float" office:value="150.413956">
            <text:p>150,413956</text:p>
          </table:table-cell>
          <table:table-cell office:value-type="float" office:value="18.973408">
            <text:p>18,973408</text:p>
          </table:table-cell>
          <table:table-cell office:value-type="float" office:value="626.298279">
            <text:p>626,298279</text:p>
          </table:table-cell>
          <table:table-cell office:value-type="float" office:value="24.810675">
            <text:p>24,810675</text:p>
          </table:table-cell>
          <table:table-cell office:value-type="float" office:value="689.00116">
            <text:p>689,00116</text:p>
          </table:table-cell>
          <table:table-cell office:value-type="float" office:value="19.621637">
            <text:p>19,621637</text:p>
          </table:table-cell>
          <table:table-cell office:value-type="float" office:value="186.129211">
            <text:p>186,129211</text:p>
          </table:table-cell>
          <table:table-cell office:value-type="float" office:value="16.135647">
            <text:p>16,135647</text:p>
          </table:table-cell>
          <table:table-cell office:value-type="float" office:value="474.97998">
            <text:p>474,97998</text:p>
          </table:table-cell>
          <table:table-cell office:value-type="float" office:value="18.764395">
            <text:p>18,764395</text:p>
          </table:table-cell>
          <table:table-cell office:value-type="float" office:value="276.31427">
            <text:p>276,31427</text:p>
          </table:table-cell>
          <table:table-cell office:value-type="float" office:value="18.764904">
            <text:p>18,764904</text:p>
          </table:table-cell>
          <table:table-cell office:value-type="float" office:value="19.047796">
            <text:p>19,047796</text:p>
          </table:table-cell>
          <table:table-cell office:value-type="float" office:value="81.803513">
            <text:p>81,803513</text:p>
          </table:table-cell>
          <table:table-cell table:number-columns-repeated="6" office:value-type="float" office:value="0">
            <text:p>0</text:p>
          </table:table-cell>
          <table:table-cell office:value-type="float" office:value="292.876801">
            <text:p>292,876801</text:p>
          </table:table-cell>
          <table:table-cell office:value-type="float" office:value="32.935932">
            <text:p>32,935932</text:p>
          </table:table-cell>
        </table:table-row>
        <table:table-row table:style-name="ro1">
          <table:table-cell office:value-type="string">
            <text:p>AFR7 <text:s text:c="7"/></text:p>
          </table:table-cell>
          <table:table-cell office:value-type="float" office:value="701.166504">
            <text:p>701,166504</text:p>
          </table:table-cell>
          <table:table-cell office:value-type="float" office:value="711.561218">
            <text:p>711,561218</text:p>
          </table:table-cell>
          <table:table-cell office:value-type="float" office:value="7764.60498">
            <text:p>7764,60498</text:p>
          </table:table-cell>
          <table:table-cell office:value-type="float" office:value="572.081238">
            <text:p>572,081238</text:p>
          </table:table-cell>
          <table:table-cell office:value-type="float" office:value="9373.574219">
            <text:p>9373,574219</text:p>
          </table:table-cell>
          <table:table-cell office:value-type="float" office:value="296.788727">
            <text:p>296,788727</text:p>
          </table:table-cell>
          <table:table-cell office:value-type="float" office:value="21231.847656">
            <text:p>21231,847656</text:p>
          </table:table-cell>
          <table:table-cell office:value-type="float" office:value="500.604126">
            <text:p>500,604126</text:p>
          </table:table-cell>
          <table:table-cell office:value-type="float" office:value="1898.591309">
            <text:p>1898,591309</text:p>
          </table:table-cell>
          <table:table-cell office:value-type="float" office:value="62.032688">
            <text:p>62,032688</text:p>
          </table:table-cell>
          <table:table-cell office:value-type="float" office:value="4080.158936">
            <text:p>4080,158936</text:p>
          </table:table-cell>
          <table:table-cell office:value-type="float" office:value="93.064941">
            <text:p>93,064941</text:p>
          </table:table-cell>
          <table:table-cell office:value-type="float" office:value="20392.203125">
            <text:p>20392,203125</text:p>
          </table:table-cell>
          <table:table-cell office:value-type="float" office:value="355.080719">
            <text:p>355,080719</text:p>
          </table:table-cell>
          <table:table-cell office:value-type="float" office:value="25228.878906">
            <text:p>25228,878906</text:p>
          </table:table-cell>
          <table:table-cell office:value-type="float" office:value="356.080536">
            <text:p>356,080536</text:p>
          </table:table-cell>
          <table:table-cell office:value-type="float" office:value="21893.466797">
            <text:p>21893,466797</text:p>
          </table:table-cell>
          <table:table-cell office:value-type="float" office:value="290.132477">
            <text:p>290,132477</text:p>
          </table:table-cell>
          <table:table-cell office:value-type="float" office:value="1400.651733">
            <text:p>1400,651733</text:p>
          </table:table-cell>
          <table:table-cell office:value-type="float" office:value="38.10725">
            <text:p>38,10725</text:p>
          </table:table-cell>
          <table:table-cell office:value-type="float" office:value="13.427265">
            <text:p>13,427265</text:p>
          </table:table-cell>
          <table:table-cell office:value-type="float" office:value="5.111257">
            <text:p>5,111257</text:p>
          </table:table-cell>
          <table:table-cell office:value-type="float" office:value="12.559129">
            <text:p>12,559129</text:p>
          </table:table-cell>
          <table:table-cell office:value-type="float" office:value="7.051492">
            <text:p>7,051492</text:p>
          </table:table-cell>
          <table:table-cell office:value-type="float" office:value="533.665833">
            <text:p>533,665833</text:p>
          </table:table-cell>
          <table:table-cell office:value-type="float" office:value="13.802766">
            <text:p>13,802766</text:p>
          </table:table-cell>
          <table:table-cell office:value-type="float" office:value="3294.975586">
            <text:p>3294,975586</text:p>
          </table:table-cell>
          <table:table-cell office:value-type="float" office:value="87.661446">
            <text:p>87,661446</text:p>
          </table:table-cell>
          <table:table-cell office:value-type="float" office:value="56.047405">
            <text:p>56,047405</text:p>
          </table:table-cell>
          <table:table-cell office:value-type="float" office:value="7.032037">
            <text:p>7,032037</text:p>
          </table:table-cell>
          <table:table-cell table:number-columns-repeated="2" office:value-type="float" office:value="0">
            <text:p>0</text:p>
          </table:table-cell>
          <table:table-cell office:value-type="float" office:value="165.766556">
            <text:p>165,766556</text:p>
          </table:table-cell>
          <table:table-cell office:value-type="float" office:value="18.34186">
            <text:p>18,34186</text:p>
          </table:table-cell>
          <table:table-cell office:value-type="float" office:value="358.062103">
            <text:p>358,062103</text:p>
          </table:table-cell>
          <table:table-cell office:value-type="float" office:value="10.708883">
            <text:p>10,708883</text:p>
          </table:table-cell>
          <table:table-cell office:value-type="float" office:value="191.887817">
            <text:p>191,887817</text:p>
          </table:table-cell>
          <table:table-cell office:value-type="float" office:value="9.755408">
            <text:p>9,755408</text:p>
          </table:table-cell>
          <table:table-cell office:value-type="float" office:value="172.385178">
            <text:p>172,385178</text:p>
          </table:table-cell>
          <table:table-cell office:value-type="float" office:value="9.949832">
            <text:p>9,949832</text:p>
          </table:table-cell>
          <table:table-cell office:value-type="float" office:value="36.334274">
            <text:p>36,334274</text:p>
          </table:table-cell>
          <table:table-cell office:value-type="float" office:value="9.71552">
            <text:p>9,71552</text:p>
          </table:table-cell>
          <table:table-cell table:number-columns-repeated="8" office:value-type="float" office:value="0">
            <text:p>0</text:p>
          </table:table-cell>
          <table:table-cell office:value-type="float" office:value="61.244434">
            <text:p>61,244434</text:p>
          </table:table-cell>
          <table:table-cell office:value-type="float" office:value="17.895082">
            <text:p>17,895082</text:p>
          </table:table-cell>
        </table:table-row>
        <table:table-row table:style-name="ro1">
          <table:table-cell office:value-type="string">
            <text:p>AFR72 <text:s text:c="6"/></text:p>
          </table:table-cell>
          <table:table-cell office:value-type="float" office:value="3109.091064">
            <text:p>3109,091064</text:p>
          </table:table-cell>
          <table:table-cell office:value-type="float" office:value="2162.289307">
            <text:p>2162,289307</text:p>
          </table:table-cell>
          <table:table-cell office:value-type="float" office:value="31957.515625">
            <text:p>31957,515625</text:p>
          </table:table-cell>
          <table:table-cell office:value-type="float" office:value="1750.535034">
            <text:p>1750,535034</text:p>
          </table:table-cell>
          <table:table-cell office:value-type="float" office:value="203779.21875">
            <text:p>203779,21875</text:p>
          </table:table-cell>
          <table:table-cell office:value-type="float" office:value="4915.208984">
            <text:p>4915,208984</text:p>
          </table:table-cell>
          <table:table-cell office:value-type="float" office:value="575417.375">
            <text:p>575417,375</text:p>
          </table:table-cell>
          <table:table-cell office:value-type="float" office:value="12722.226563">
            <text:p>12722,226563</text:p>
          </table:table-cell>
          <table:table-cell office:value-type="float" office:value="408.86557">
            <text:p>408,86557</text:p>
          </table:table-cell>
          <table:table-cell office:value-type="float" office:value="123.948326">
            <text:p>123,948326</text:p>
          </table:table-cell>
          <table:table-cell office:value-type="float" office:value="13802.958008">
            <text:p>13802,958008</text:p>
          </table:table-cell>
          <table:table-cell office:value-type="float" office:value="299.999664">
            <text:p>299,999664</text:p>
          </table:table-cell>
          <table:table-cell office:value-type="float" office:value="18673.785156">
            <text:p>18673,785156</text:p>
          </table:table-cell>
          <table:table-cell office:value-type="float" office:value="342.650208">
            <text:p>342,650208</text:p>
          </table:table-cell>
          <table:table-cell office:value-type="float" office:value="74189.210938">
            <text:p>74189,210938</text:p>
          </table:table-cell>
          <table:table-cell office:value-type="float" office:value="1046.449341">
            <text:p>1046,449341</text:p>
          </table:table-cell>
          <table:table-cell office:value-type="float" office:value="95843.570313">
            <text:p>95843,570313</text:p>
          </table:table-cell>
          <table:table-cell office:value-type="float" office:value="1261.46582">
            <text:p>1261,46582</text:p>
          </table:table-cell>
          <table:table-cell office:value-type="float" office:value="15375.15332">
            <text:p>15375,15332</text:p>
          </table:table-cell>
          <table:table-cell office:value-type="float" office:value="410.252258">
            <text:p>410,252258</text:p>
          </table:table-cell>
          <table:table-cell office:value-type="float" office:value="189.806152">
            <text:p>189,806152</text:p>
          </table:table-cell>
          <table:table-cell office:value-type="float" office:value="22.040936">
            <text:p>22,040936</text:p>
          </table:table-cell>
          <table:table-cell office:value-type="float" office:value="239.816147">
            <text:p>239,816147</text:p>
          </table:table-cell>
          <table:table-cell office:value-type="float" office:value="16.85795">
            <text:p>16,85795</text:p>
          </table:table-cell>
          <table:table-cell office:value-type="float" office:value="2742.760986">
            <text:p>2742,760986</text:p>
          </table:table-cell>
          <table:table-cell office:value-type="float" office:value="68.194649">
            <text:p>68,194649</text:p>
          </table:table-cell>
          <table:table-cell office:value-type="float" office:value="136798.1875">
            <text:p>136798,1875</text:p>
          </table:table-cell>
          <table:table-cell office:value-type="float" office:value="3554.683594">
            <text:p>3554,683594</text:p>
          </table:table-cell>
          <table:table-cell office:value-type="float" office:value="54.86924">
            <text:p>54,86924</text:p>
          </table:table-cell>
          <table:table-cell office:value-type="float" office:value="21.073141">
            <text:p>21,073141</text:p>
          </table:table-cell>
          <table:table-cell office:value-type="float" office:value="265.465973">
            <text:p>265,465973</text:p>
          </table:table-cell>
          <table:table-cell office:value-type="float" office:value="26.654953">
            <text:p>26,654953</text:p>
          </table:table-cell>
          <table:table-cell office:value-type="float" office:value="2164.356445">
            <text:p>2164,356445</text:p>
          </table:table-cell>
          <table:table-cell office:value-type="float" office:value="51.480724">
            <text:p>51,480724</text:p>
          </table:table-cell>
          <table:table-cell office:value-type="float" office:value="360.942657">
            <text:p>360,942657</text:p>
          </table:table-cell>
          <table:table-cell office:value-type="float" office:value="24.667597">
            <text:p>24,667597</text:p>
          </table:table-cell>
          <table:table-cell office:value-type="float" office:value="409.275177">
            <text:p>409,275177</text:p>
          </table:table-cell>
          <table:table-cell office:value-type="float" office:value="26.566687">
            <text:p>26,566687</text:p>
          </table:table-cell>
          <table:table-cell office:value-type="float" office:value="914.200745">
            <text:p>914,200745</text:p>
          </table:table-cell>
          <table:table-cell office:value-type="float" office:value="32.348076">
            <text:p>32,348076</text:p>
          </table:table-cell>
          <table:table-cell office:value-type="float" office:value="669.688599">
            <text:p>669,688599</text:p>
          </table:table-cell>
          <table:table-cell office:value-type="float" office:value="34.243977">
            <text:p>34,243977</text:p>
          </table:table-cell>
          <table:table-cell office:value-type="float" office:value="247.70546">
            <text:p>247,70546</text:p>
          </table:table-cell>
          <table:table-cell office:value-type="float" office:value="121.947083">
            <text:p>121,947083</text:p>
          </table:table-cell>
          <table:table-cell table:number-columns-repeated="6" office:value-type="float" office:value="0">
            <text:p>0</text:p>
          </table:table-cell>
          <table:table-cell office:value-type="float" office:value="783.190369">
            <text:p>783,190369</text:p>
          </table:table-cell>
          <table:table-cell office:value-type="float" office:value="56.230793">
            <text:p>56,230793</text:p>
          </table:table-cell>
        </table:table-row>
        <table:table-row table:style-name="ro1">
          <table:table-cell office:value-type="string">
            <text:p>AFR73 <text:s text:c="6"/></text:p>
          </table:table-cell>
          <table:table-cell office:value-type="float" office:value="5680.336426">
            <text:p>5680,336426</text:p>
          </table:table-cell>
          <table:table-cell office:value-type="float" office:value="1424.431763">
            <text:p>1424,431763</text:p>
          </table:table-cell>
          <table:table-cell office:value-type="float" office:value="20821.189453">
            <text:p>20821,189453</text:p>
          </table:table-cell>
          <table:table-cell office:value-type="float" office:value="1134.192749">
            <text:p>1134,192749</text:p>
          </table:table-cell>
          <table:table-cell office:value-type="float" office:value="121491.351563">
            <text:p>121491,351563</text:p>
          </table:table-cell>
          <table:table-cell office:value-type="float" office:value="2931.314941">
            <text:p>2931,314941</text:p>
          </table:table-cell>
          <table:table-cell office:value-type="float" office:value="344263.90625">
            <text:p>344263,90625</text:p>
          </table:table-cell>
          <table:table-cell office:value-type="float" office:value="7612.872559">
            <text:p>7612,872559</text:p>
          </table:table-cell>
          <table:table-cell office:value-type="float" office:value="395.829315">
            <text:p>395,829315</text:p>
          </table:table-cell>
          <table:table-cell office:value-type="float" office:value="78.555473">
            <text:p>78,555473</text:p>
          </table:table-cell>
          <table:table-cell office:value-type="float" office:value="17616.498047">
            <text:p>17616,498047</text:p>
          </table:table-cell>
          <table:table-cell office:value-type="float" office:value="355.646179">
            <text:p>355,646179</text:p>
          </table:table-cell>
          <table:table-cell office:value-type="float" office:value="27596.898438">
            <text:p>27596,898438</text:p>
          </table:table-cell>
          <table:table-cell office:value-type="float" office:value="483.01709">
            <text:p>483,01709</text:p>
          </table:table-cell>
          <table:table-cell office:value-type="float" office:value="32876.332031">
            <text:p>32876,332031</text:p>
          </table:table-cell>
          <table:table-cell office:value-type="float" office:value="465.441223">
            <text:p>465,441223</text:p>
          </table:table-cell>
          <table:table-cell office:value-type="float" office:value="55086.011719">
            <text:p>55086,011719</text:p>
          </table:table-cell>
          <table:table-cell office:value-type="float" office:value="725.290527">
            <text:p>725,290527</text:p>
          </table:table-cell>
          <table:table-cell office:value-type="float" office:value="8616.039063">
            <text:p>8616,039063</text:p>
          </table:table-cell>
          <table:table-cell office:value-type="float" office:value="229.957458">
            <text:p>229,957458</text:p>
          </table:table-cell>
          <table:table-cell office:value-type="float" office:value="114.640526">
            <text:p>114,640526</text:p>
          </table:table-cell>
          <table:table-cell office:value-type="float" office:value="12.620134">
            <text:p>12,620134</text:p>
          </table:table-cell>
          <table:table-cell office:value-type="float" office:value="102.469872">
            <text:p>102,469872</text:p>
          </table:table-cell>
          <table:table-cell office:value-type="float" office:value="10.473031">
            <text:p>10,473031</text:p>
          </table:table-cell>
          <table:table-cell office:value-type="float" office:value="1431.394043">
            <text:p>1431,394043</text:p>
          </table:table-cell>
          <table:table-cell office:value-type="float" office:value="35.831444">
            <text:p>35,831444</text:p>
          </table:table-cell>
          <table:table-cell office:value-type="float" office:value="73737.28125">
            <text:p>73737,28125</text:p>
          </table:table-cell>
          <table:table-cell office:value-type="float" office:value="1916.687256">
            <text:p>1916,687256</text:p>
          </table:table-cell>
          <table:table-cell office:value-type="float" office:value="43.020725">
            <text:p>43,020725</text:p>
          </table:table-cell>
          <table:table-cell office:value-type="float" office:value="11.755803">
            <text:p>11,755803</text:p>
          </table:table-cell>
          <table:table-cell office:value-type="float" office:value="212.501846">
            <text:p>212,501846</text:p>
          </table:table-cell>
          <table:table-cell office:value-type="float" office:value="18.771532">
            <text:p>18,771532</text:p>
          </table:table-cell>
          <table:table-cell office:value-type="float" office:value="775.036438">
            <text:p>775,036438</text:p>
          </table:table-cell>
          <table:table-cell office:value-type="float" office:value="26.084496">
            <text:p>26,084496</text:p>
          </table:table-cell>
          <table:table-cell office:value-type="float" office:value="695.46582">
            <text:p>695,46582</text:p>
          </table:table-cell>
          <table:table-cell office:value-type="float" office:value="18.80497">
            <text:p>18,80497</text:p>
          </table:table-cell>
          <table:table-cell office:value-type="float" office:value="208.291">
            <text:p>208,291</text:p>
          </table:table-cell>
          <table:table-cell office:value-type="float" office:value="14.882092">
            <text:p>14,882092</text:p>
          </table:table-cell>
          <table:table-cell office:value-type="float" office:value="528.552917">
            <text:p>528,552917</text:p>
          </table:table-cell>
          <table:table-cell office:value-type="float" office:value="18.040634">
            <text:p>18,040634</text:p>
          </table:table-cell>
          <table:table-cell office:value-type="float" office:value="326.960602">
            <text:p>326,960602</text:p>
          </table:table-cell>
          <table:table-cell office:value-type="float" office:value="18.155632">
            <text:p>18,155632</text:p>
          </table:table-cell>
          <table:table-cell office:value-type="float" office:value="149.441376">
            <text:p>149,441376</text:p>
          </table:table-cell>
          <table:table-cell office:value-type="float" office:value="88.76004">
            <text:p>88,76004</text:p>
          </table:table-cell>
          <table:table-cell table:number-columns-repeated="6" office:value-type="float" office:value="0">
            <text:p>0</text:p>
          </table:table-cell>
          <table:table-cell office:value-type="float" office:value="445.248566">
            <text:p>445,248566</text:p>
          </table:table-cell>
          <table:table-cell office:value-type="float" office:value="31.18034">
            <text:p>31,18034</text:p>
          </table:table-cell>
        </table:table-row>
        <table:table-row table:style-name="ro1">
          <table:table-cell office:value-type="string">
            <text:p>AFR74 <text:s text:c="6"/></text:p>
          </table:table-cell>
          <table:table-cell office:value-type="float" office:value="4350.366211">
            <text:p>4350,366211</text:p>
          </table:table-cell>
          <table:table-cell office:value-type="float" office:value="1012.968018">
            <text:p>1012,968018</text:p>
          </table:table-cell>
          <table:table-cell office:value-type="float" office:value="12105.513672">
            <text:p>12105,513672</text:p>
          </table:table-cell>
          <table:table-cell office:value-type="float" office:value="756.629028">
            <text:p>756,629028</text:p>
          </table:table-cell>
          <table:table-cell office:value-type="float" office:value="75965.046875">
            <text:p>75965,046875</text:p>
          </table:table-cell>
          <table:table-cell office:value-type="float" office:value="1837.75354">
            <text:p>1837,75354</text:p>
          </table:table-cell>
          <table:table-cell office:value-type="float" office:value="209025.671875">
            <text:p>209025,671875</text:p>
          </table:table-cell>
          <table:table-cell office:value-type="float" office:value="4626.299805">
            <text:p>4626,299805</text:p>
          </table:table-cell>
          <table:table-cell office:value-type="float" office:value="458.45575">
            <text:p>458,45575</text:p>
          </table:table-cell>
          <table:table-cell office:value-type="float" office:value="57.535717">
            <text:p>57,535717</text:p>
          </table:table-cell>
          <table:table-cell office:value-type="float" office:value="20448.148438">
            <text:p>20448,148438</text:p>
          </table:table-cell>
          <table:table-cell office:value-type="float" office:value="402.979279">
            <text:p>402,979279</text:p>
          </table:table-cell>
          <table:table-cell office:value-type="float" office:value="16047.866211">
            <text:p>16047,866211</text:p>
          </table:table-cell>
          <table:table-cell office:value-type="float" office:value="282.962036">
            <text:p>282,962036</text:p>
          </table:table-cell>
          <table:table-cell office:value-type="float" office:value="46793.015625">
            <text:p>46793,015625</text:p>
          </table:table-cell>
          <table:table-cell office:value-type="float" office:value="657.473633">
            <text:p>657,473633</text:p>
          </table:table-cell>
          <table:table-cell office:value-type="float" office:value="21912.710938">
            <text:p>21912,710938</text:p>
          </table:table-cell>
          <table:table-cell office:value-type="float" office:value="290.838898">
            <text:p>290,838898</text:p>
          </table:table-cell>
          <table:table-cell office:value-type="float" office:value="4650.494141">
            <text:p>4650,494141</text:p>
          </table:table-cell>
          <table:table-cell office:value-type="float" office:value="124.313301">
            <text:p>124,313301</text:p>
          </table:table-cell>
          <table:table-cell office:value-type="float" office:value="60.09528">
            <text:p>60,09528</text:p>
          </table:table-cell>
          <table:table-cell office:value-type="float" office:value="8.149588">
            <text:p>8,149588</text:p>
          </table:table-cell>
          <table:table-cell office:value-type="float" office:value="58.789146">
            <text:p>58,789146</text:p>
          </table:table-cell>
          <table:table-cell office:value-type="float" office:value="8.306328">
            <text:p>8,306328</text:p>
          </table:table-cell>
          <table:table-cell office:value-type="float" office:value="735.55072">
            <text:p>735,55072</text:p>
          </table:table-cell>
          <table:table-cell office:value-type="float" office:value="18.898333">
            <text:p>18,898333</text:p>
          </table:table-cell>
          <table:table-cell office:value-type="float" office:value="38054.71875">
            <text:p>38054,71875</text:p>
          </table:table-cell>
          <table:table-cell office:value-type="float" office:value="989.890503">
            <text:p>989,890503</text:p>
          </table:table-cell>
          <table:table-cell office:value-type="float" office:value="12.957656">
            <text:p>12,957656</text:p>
          </table:table-cell>
          <table:table-cell office:value-type="float" office:value="8.583968">
            <text:p>8,583968</text:p>
          </table:table-cell>
          <table:table-cell office:value-type="float" office:value="53.565723">
            <text:p>53,565723</text:p>
          </table:table-cell>
          <table:table-cell office:value-type="float" office:value="15.423748">
            <text:p>15,423748</text:p>
          </table:table-cell>
          <table:table-cell office:value-type="float" office:value="591.741333">
            <text:p>591,741333</text:p>
          </table:table-cell>
          <table:table-cell office:value-type="float" office:value="22.494526">
            <text:p>22,494526</text:p>
          </table:table-cell>
          <table:table-cell office:value-type="float" office:value="239.034836">
            <text:p>239,034836</text:p>
          </table:table-cell>
          <table:table-cell office:value-type="float" office:value="10.841331">
            <text:p>10,841331</text:p>
          </table:table-cell>
          <table:table-cell office:value-type="float" office:value="186.40033">
            <text:p>186,40033</text:p>
          </table:table-cell>
          <table:table-cell office:value-type="float" office:value="11.225791">
            <text:p>11,225791</text:p>
          </table:table-cell>
          <table:table-cell office:value-type="float" office:value="235.818085">
            <text:p>235,818085</text:p>
          </table:table-cell>
          <table:table-cell office:value-type="float" office:value="11.827446">
            <text:p>11,827446</text:p>
          </table:table-cell>
          <table:table-cell office:value-type="float" office:value="171.480148">
            <text:p>171,480148</text:p>
          </table:table-cell>
          <table:table-cell office:value-type="float" office:value="12.391279">
            <text:p>12,391279</text:p>
          </table:table-cell>
          <table:table-cell office:value-type="float" office:value="13.931021">
            <text:p>13,931021</text:p>
          </table:table-cell>
          <table:table-cell office:value-type="float" office:value="64.543968">
            <text:p>64,543968</text:p>
          </table:table-cell>
          <table:table-cell table:number-columns-repeated="6" office:value-type="float" office:value="0">
            <text:p>0</text:p>
          </table:table-cell>
          <table:table-cell office:value-type="float" office:value="313.428406">
            <text:p>313,428406</text:p>
          </table:table-cell>
          <table:table-cell office:value-type="float" office:value="22.961353">
            <text:p>22,961353</text:p>
          </table:table-cell>
        </table:table-row>
        <table:table-row table:style-name="ro1">
          <table:table-cell office:value-type="string">
            <text:p>AFR75 <text:s text:c="6"/></text:p>
          </table:table-cell>
          <table:table-cell office:value-type="float" office:value="5259.657227">
            <text:p>5259,657227</text:p>
          </table:table-cell>
          <table:table-cell office:value-type="float" office:value="1119.168945">
            <text:p>1119,168945</text:p>
          </table:table-cell>
          <table:table-cell office:value-type="float" office:value="16823.037109">
            <text:p>16823,037109</text:p>
          </table:table-cell>
          <table:table-cell office:value-type="float" office:value="927.824036">
            <text:p>927,824036</text:p>
          </table:table-cell>
          <table:table-cell office:value-type="float" office:value="100787.9375">
            <text:p>100787,9375</text:p>
          </table:table-cell>
          <table:table-cell office:value-type="float" office:value="2428.524414">
            <text:p>2428,524414</text:p>
          </table:table-cell>
          <table:table-cell office:value-type="float" office:value="262825.59375">
            <text:p>262825,59375</text:p>
          </table:table-cell>
          <table:table-cell office:value-type="float" office:value="5812.748047">
            <text:p>5812,748047</text:p>
          </table:table-cell>
          <table:table-cell office:value-type="float" office:value="547.715515">
            <text:p>547,715515</text:p>
          </table:table-cell>
          <table:table-cell office:value-type="float" office:value="63.471813">
            <text:p>63,471813</text:p>
          </table:table-cell>
          <table:table-cell office:value-type="float" office:value="19381.755859">
            <text:p>19381,755859</text:p>
          </table:table-cell>
          <table:table-cell office:value-type="float" office:value="384.419769">
            <text:p>384,419769</text:p>
          </table:table-cell>
          <table:table-cell office:value-type="float" office:value="12911.704102">
            <text:p>12911,704102</text:p>
          </table:table-cell>
          <table:table-cell office:value-type="float" office:value="231.280426">
            <text:p>231,280426</text:p>
          </table:table-cell>
          <table:table-cell office:value-type="float" office:value="33976.121094">
            <text:p>33976,121094</text:p>
          </table:table-cell>
          <table:table-cell office:value-type="float" office:value="479.211884">
            <text:p>479,211884</text:p>
          </table:table-cell>
          <table:table-cell office:value-type="float" office:value="34671.625">
            <text:p>34671,625</text:p>
          </table:table-cell>
          <table:table-cell office:value-type="float" office:value="457.674988">
            <text:p>457,674988</text:p>
          </table:table-cell>
          <table:table-cell office:value-type="float" office:value="6464.924316">
            <text:p>6464,924316</text:p>
          </table:table-cell>
          <table:table-cell office:value-type="float" office:value="172.572601">
            <text:p>172,572601</text:p>
          </table:table-cell>
          <table:table-cell office:value-type="float" office:value="93.74765">
            <text:p>93,74765</text:p>
          </table:table-cell>
          <table:table-cell office:value-type="float" office:value="9.926085">
            <text:p>9,926085</text:p>
          </table:table-cell>
          <table:table-cell office:value-type="float" office:value="103.658455">
            <text:p>103,658455</text:p>
          </table:table-cell>
          <table:table-cell office:value-type="float" office:value="9.181454">
            <text:p>9,181454</text:p>
          </table:table-cell>
          <table:table-cell office:value-type="float" office:value="1005.314758">
            <text:p>1005,314758</text:p>
          </table:table-cell>
          <table:table-cell office:value-type="float" office:value="25.416672">
            <text:p>25,416672</text:p>
          </table:table-cell>
          <table:table-cell office:value-type="float" office:value="53625.957031">
            <text:p>53625,957031</text:p>
          </table:table-cell>
          <table:table-cell office:value-type="float" office:value="1394.296875">
            <text:p>1394,296875</text:p>
          </table:table-cell>
          <table:table-cell office:value-type="float" office:value="37.854885">
            <text:p>37,854885</text:p>
          </table:table-cell>
          <table:table-cell office:value-type="float" office:value="9.848635">
            <text:p>9,848635</text:p>
          </table:table-cell>
          <table:table-cell office:value-type="float" office:value="324.188202">
            <text:p>324,188202</text:p>
          </table:table-cell>
          <table:table-cell office:value-type="float" office:value="18.728382">
            <text:p>18,728382</text:p>
          </table:table-cell>
          <table:table-cell office:value-type="float" office:value="952.038696">
            <text:p>952,038696</text:p>
          </table:table-cell>
          <table:table-cell office:value-type="float" office:value="27.602785">
            <text:p>27,602785</text:p>
          </table:table-cell>
          <table:table-cell office:value-type="float" office:value="757.191467">
            <text:p>757,191467</text:p>
          </table:table-cell>
          <table:table-cell office:value-type="float" office:value="18.170837">
            <text:p>18,170837</text:p>
          </table:table-cell>
          <table:table-cell office:value-type="float" office:value="186.815689">
            <text:p>186,815689</text:p>
          </table:table-cell>
          <table:table-cell office:value-type="float" office:value="12.637206">
            <text:p>12,637206</text:p>
          </table:table-cell>
          <table:table-cell office:value-type="float" office:value="329.760376">
            <text:p>329,760376</text:p>
          </table:table-cell>
          <table:table-cell office:value-type="float" office:value="13.947326">
            <text:p>13,947326</text:p>
          </table:table-cell>
          <table:table-cell office:value-type="float" office:value="226.180496">
            <text:p>226,180496</text:p>
          </table:table-cell>
          <table:table-cell office:value-type="float" office:value="14.517827">
            <text:p>14,517827</text:p>
          </table:table-cell>
          <table:table-cell office:value-type="float" office:value="213.388184">
            <text:p>213,388184</text:p>
          </table:table-cell>
          <table:table-cell office:value-type="float" office:value="66.088181">
            <text:p>66,088181</text:p>
          </table:table-cell>
          <table:table-cell table:number-columns-repeated="6" office:value-type="float" office:value="0">
            <text:p>0</text:p>
          </table:table-cell>
          <table:table-cell office:value-type="float" office:value="447.917633">
            <text:p>447,917633</text:p>
          </table:table-cell>
          <table:table-cell office:value-type="float" office:value="26.87919">
            <text:p>26,87919</text:p>
          </table:table-cell>
        </table:table-row>
        <table:table-row table:style-name="ro1">
          <table:table-cell office:value-type="string">
            <text:p>AFR76 <text:s text:c="6"/></text:p>
          </table:table-cell>
          <table:table-cell office:value-type="float" office:value="4348.859375">
            <text:p>4348,859375</text:p>
          </table:table-cell>
          <table:table-cell office:value-type="float" office:value="2645.293701">
            <text:p>2645,293701</text:p>
          </table:table-cell>
          <table:table-cell office:value-type="float" office:value="37323.582031">
            <text:p>37323,582031</text:p>
          </table:table-cell>
          <table:table-cell office:value-type="float" office:value="2068.3125">
            <text:p>2068,3125</text:p>
          </table:table-cell>
          <table:table-cell office:value-type="float" office:value="243468.875">
            <text:p>243468,875</text:p>
          </table:table-cell>
          <table:table-cell office:value-type="float" office:value="5878.34668">
            <text:p>5878,34668</text:p>
          </table:table-cell>
          <table:table-cell office:value-type="float" office:value="698845.1875">
            <text:p>698845,1875</text:p>
          </table:table-cell>
          <table:table-cell office:value-type="float" office:value="15453.125977">
            <text:p>15453,125977</text:p>
          </table:table-cell>
          <table:table-cell office:value-type="float" office:value="188.931503">
            <text:p>188,931503</text:p>
          </table:table-cell>
          <table:table-cell office:value-type="float" office:value="148.907654">
            <text:p>148,907654</text:p>
          </table:table-cell>
          <table:table-cell office:value-type="float" office:value="16209.021484">
            <text:p>16209,021484</text:p>
          </table:table-cell>
          <table:table-cell office:value-type="float" office:value="355.202209">
            <text:p>355,202209</text:p>
          </table:table-cell>
          <table:table-cell office:value-type="float" office:value="20061.058594">
            <text:p>20061,058594</text:p>
          </table:table-cell>
          <table:table-cell office:value-type="float" office:value="373.48349">
            <text:p>373,48349</text:p>
          </table:table-cell>
          <table:table-cell office:value-type="float" office:value="82658.429688">
            <text:p>82658,429688</text:p>
          </table:table-cell>
          <table:table-cell office:value-type="float" office:value="1167.58728">
            <text:p>1167,58728</text:p>
          </table:table-cell>
          <table:table-cell office:value-type="float" office:value="123449.429688">
            <text:p>123449,429688</text:p>
          </table:table-cell>
          <table:table-cell office:value-type="float" office:value="1624.286255">
            <text:p>1624,286255</text:p>
          </table:table-cell>
          <table:table-cell office:value-type="float" office:value="19834.037109">
            <text:p>19834,037109</text:p>
          </table:table-cell>
          <table:table-cell office:value-type="float" office:value="529.156189">
            <text:p>529,156189</text:p>
          </table:table-cell>
          <table:table-cell office:value-type="float" office:value="274.06189">
            <text:p>274,06189</text:p>
          </table:table-cell>
          <table:table-cell office:value-type="float" office:value="27.977909">
            <text:p>27,977909</text:p>
          </table:table-cell>
          <table:table-cell office:value-type="float" office:value="303.425659">
            <text:p>303,425659</text:p>
          </table:table-cell>
          <table:table-cell office:value-type="float" office:value="20.458395">
            <text:p>20,458395</text:p>
          </table:table-cell>
          <table:table-cell office:value-type="float" office:value="3651.062012">
            <text:p>3651,062012</text:p>
          </table:table-cell>
          <table:table-cell office:value-type="float" office:value="90.423439">
            <text:p>90,423439</text:p>
          </table:table-cell>
          <table:table-cell office:value-type="float" office:value="179826.984375">
            <text:p>179826,984375</text:p>
          </table:table-cell>
          <table:table-cell office:value-type="float" office:value="4672.326172">
            <text:p>4672,326172</text:p>
          </table:table-cell>
          <table:table-cell office:value-type="float" office:value="117.689171">
            <text:p>117,689171</text:p>
          </table:table-cell>
          <table:table-cell office:value-type="float" office:value="25.656298">
            <text:p>25,656298</text:p>
          </table:table-cell>
          <table:table-cell office:value-type="float" office:value="404.63913">
            <text:p>404,63913</text:p>
          </table:table-cell>
          <table:table-cell office:value-type="float" office:value="32.024155">
            <text:p>32,024155</text:p>
          </table:table-cell>
          <table:table-cell office:value-type="float" office:value="2841.623291">
            <text:p>2841,623291</text:p>
          </table:table-cell>
          <table:table-cell office:value-type="float" office:value="65.118286">
            <text:p>65,118286</text:p>
          </table:table-cell>
          <table:table-cell office:value-type="float" office:value="549.986145">
            <text:p>549,986145</text:p>
          </table:table-cell>
          <table:table-cell office:value-type="float" office:value="30.705021">
            <text:p>30,705021</text:p>
          </table:table-cell>
          <table:table-cell office:value-type="float" office:value="558.022705">
            <text:p>558,022705</text:p>
          </table:table-cell>
          <table:table-cell office:value-type="float" office:value="32.81649">
            <text:p>32,81649</text:p>
          </table:table-cell>
          <table:table-cell office:value-type="float" office:value="1220.472534">
            <text:p>1220,472534</text:p>
          </table:table-cell>
          <table:table-cell office:value-type="float" office:value="40.910561">
            <text:p>40,910561</text:p>
          </table:table-cell>
          <table:table-cell office:value-type="float" office:value="740.649536">
            <text:p>740,649536</text:p>
          </table:table-cell>
          <table:table-cell office:value-type="float" office:value="40.752678">
            <text:p>40,752678</text:p>
          </table:table-cell>
          <table:table-cell office:value-type="float" office:value="189.772308">
            <text:p>189,772308</text:p>
          </table:table-cell>
          <table:table-cell office:value-type="float" office:value="144.866013">
            <text:p>144,866013</text:p>
          </table:table-cell>
          <table:table-cell table:number-columns-repeated="6" office:value-type="float" office:value="0">
            <text:p>0</text:p>
          </table:table-cell>
          <table:table-cell office:value-type="float" office:value="1043.473145">
            <text:p>1043,473145</text:p>
          </table:table-cell>
          <table:table-cell office:value-type="float" office:value="69.963387">
            <text:p>69,963387</text:p>
          </table:table-cell>
        </table:table-row>
        <table:table-row table:style-name="ro1">
          <table:table-cell office:value-type="string">
            <text:p>AFR77 <text:s text:c="6"/></text:p>
          </table:table-cell>
          <table:table-cell office:value-type="float" office:value="3050.000244">
            <text:p>3050,000244</text:p>
          </table:table-cell>
          <table:table-cell office:value-type="float" office:value="831.770508">
            <text:p>831,770508</text:p>
          </table:table-cell>
          <table:table-cell office:value-type="float" office:value="12775.410156">
            <text:p>12775,410156</text:p>
          </table:table-cell>
          <table:table-cell office:value-type="float" office:value="732.870239">
            <text:p>732,870239</text:p>
          </table:table-cell>
          <table:table-cell office:value-type="float" office:value="72795.328125">
            <text:p>72795,328125</text:p>
          </table:table-cell>
          <table:table-cell office:value-type="float" office:value="1758.065063">
            <text:p>1758,065063</text:p>
          </table:table-cell>
          <table:table-cell office:value-type="float" office:value="195439.609375">
            <text:p>195439,609375</text:p>
          </table:table-cell>
          <table:table-cell office:value-type="float" office:value="4324.982422">
            <text:p>4324,982422</text:p>
          </table:table-cell>
          <table:table-cell office:value-type="float" office:value="485.747528">
            <text:p>485,747528</text:p>
          </table:table-cell>
          <table:table-cell office:value-type="float" office:value="49.244377">
            <text:p>49,244377</text:p>
          </table:table-cell>
          <table:table-cell office:value-type="float" office:value="17278.650391">
            <text:p>17278,650391</text:p>
          </table:table-cell>
          <table:table-cell office:value-type="float" office:value="340.835907">
            <text:p>340,835907</text:p>
          </table:table-cell>
          <table:table-cell office:value-type="float" office:value="2830.212891">
            <text:p>2830,212891</text:p>
          </table:table-cell>
          <table:table-cell office:value-type="float" office:value="60.946877">
            <text:p>60,946877</text:p>
          </table:table-cell>
          <table:table-cell office:value-type="float" office:value="27183.816406">
            <text:p>27183,816406</text:p>
          </table:table-cell>
          <table:table-cell office:value-type="float" office:value="383.354858">
            <text:p>383,354858</text:p>
          </table:table-cell>
          <table:table-cell office:value-type="float" office:value="19963.068359">
            <text:p>19963,068359</text:p>
          </table:table-cell>
          <table:table-cell office:value-type="float" office:value="264.874359">
            <text:p>264,874359</text:p>
          </table:table-cell>
          <table:table-cell office:value-type="float" office:value="4300.773926">
            <text:p>4300,773926</text:p>
          </table:table-cell>
          <table:table-cell office:value-type="float" office:value="114.938454">
            <text:p>114,938454</text:p>
          </table:table-cell>
          <table:table-cell office:value-type="float" office:value="70.600777">
            <text:p>70,600777</text:p>
          </table:table-cell>
          <table:table-cell office:value-type="float" office:value="7.494549">
            <text:p>7,494549</text:p>
          </table:table-cell>
          <table:table-cell office:value-type="float" office:value="62.394833">
            <text:p>62,394833</text:p>
          </table:table-cell>
          <table:table-cell office:value-type="float" office:value="7.995921">
            <text:p>7,995921</text:p>
          </table:table-cell>
          <table:table-cell office:value-type="float" office:value="665.107361">
            <text:p>665,107361</text:p>
          </table:table-cell>
          <table:table-cell office:value-type="float" office:value="17.104273">
            <text:p>17,104273</text:p>
          </table:table-cell>
          <table:table-cell office:value-type="float" office:value="36078.75">
            <text:p>36078,75</text:p>
          </table:table-cell>
          <table:table-cell office:value-type="float" office:value="938.540649">
            <text:p>938,540649</text:p>
          </table:table-cell>
          <table:table-cell office:value-type="float" office:value="14.689204">
            <text:p>14,689204</text:p>
          </table:table-cell>
          <table:table-cell office:value-type="float" office:value="7.84003">
            <text:p>7,84003</text:p>
          </table:table-cell>
          <table:table-cell office:value-type="float" office:value="40.893238">
            <text:p>40,893238</text:p>
          </table:table-cell>
          <table:table-cell office:value-type="float" office:value="14.834931">
            <text:p>14,834931</text:p>
          </table:table-cell>
          <table:table-cell office:value-type="float" office:value="336.807465">
            <text:p>336,807465</text:p>
          </table:table-cell>
          <table:table-cell office:value-type="float" office:value="19.698492">
            <text:p>19,698492</text:p>
          </table:table-cell>
          <table:table-cell office:value-type="float" office:value="204.067154">
            <text:p>204,067154</text:p>
          </table:table-cell>
          <table:table-cell office:value-type="float" office:value="9.623346">
            <text:p>9,623346</text:p>
          </table:table-cell>
          <table:table-cell office:value-type="float" office:value="141.492386">
            <text:p>141,492386</text:p>
          </table:table-cell>
          <table:table-cell office:value-type="float" office:value="9.842341">
            <text:p>9,842341</text:p>
          </table:table-cell>
          <table:table-cell office:value-type="float" office:value="207.920486">
            <text:p>207,920486</text:p>
          </table:table-cell>
          <table:table-cell office:value-type="float" office:value="10.559744">
            <text:p>10,559744</text:p>
          </table:table-cell>
          <table:table-cell office:value-type="float" office:value="166.551117">
            <text:p>166,551117</text:p>
          </table:table-cell>
          <table:table-cell office:value-type="float" office:value="11.32582">
            <text:p>11,32582</text:p>
          </table:table-cell>
          <table:table-cell office:value-type="float" office:value="12.05264">
            <text:p>12,05264</text:p>
          </table:table-cell>
          <table:table-cell office:value-type="float" office:value="46.412857">
            <text:p>46,412857</text:p>
          </table:table-cell>
          <table:table-cell table:number-columns-repeated="6" office:value-type="float" office:value="0">
            <text:p>0</text:p>
          </table:table-cell>
          <table:table-cell office:value-type="float" office:value="182.638718">
            <text:p>182,638718</text:p>
          </table:table-cell>
          <table:table-cell office:value-type="float" office:value="19.986761">
            <text:p>19,986761</text:p>
          </table:table-cell>
        </table:table-row>
        <table:table-row table:style-name="ro1">
          <table:table-cell office:value-type="string">
            <text:p>AFR78 <text:s text:c="6"/></text:p>
          </table:table-cell>
          <table:table-cell office:value-type="float" office:value="7764.280273">
            <text:p>7764,280273</text:p>
          </table:table-cell>
          <table:table-cell office:value-type="float" office:value="1518.594604">
            <text:p>1518,594604</text:p>
          </table:table-cell>
          <table:table-cell office:value-type="float" office:value="18833.753906">
            <text:p>18833,753906</text:p>
          </table:table-cell>
          <table:table-cell office:value-type="float" office:value="1085.789795">
            <text:p>1085,789795</text:p>
          </table:table-cell>
          <table:table-cell office:value-type="float" office:value="113190.289063">
            <text:p>113190,289063</text:p>
          </table:table-cell>
          <table:table-cell office:value-type="float" office:value="2734.054443">
            <text:p>2734,054443</text:p>
          </table:table-cell>
          <table:table-cell office:value-type="float" office:value="322367.90625">
            <text:p>322367,90625</text:p>
          </table:table-cell>
          <table:table-cell office:value-type="float" office:value="7129.835938">
            <text:p>7129,835938</text:p>
          </table:table-cell>
          <table:table-cell office:value-type="float" office:value="412.239594">
            <text:p>412,239594</text:p>
          </table:table-cell>
          <table:table-cell office:value-type="float" office:value="80.363602">
            <text:p>80,363602</text:p>
          </table:table-cell>
          <table:table-cell office:value-type="float" office:value="19534.429688">
            <text:p>19534,429688</text:p>
          </table:table-cell>
          <table:table-cell office:value-type="float" office:value="391.97522">
            <text:p>391,97522</text:p>
          </table:table-cell>
          <table:table-cell office:value-type="float" office:value="42633.351563">
            <text:p>42633,351563</text:p>
          </table:table-cell>
          <table:table-cell office:value-type="float" office:value="738.103027">
            <text:p>738,103027</text:p>
          </table:table-cell>
          <table:table-cell office:value-type="float" office:value="47432.996094">
            <text:p>47432,996094</text:p>
          </table:table-cell>
          <table:table-cell office:value-type="float" office:value="668.242249">
            <text:p>668,242249</text:p>
          </table:table-cell>
          <table:table-cell office:value-type="float" office:value="51124.6875">
            <text:p>51124,6875</text:p>
          </table:table-cell>
          <table:table-cell office:value-type="float" office:value="673.569031">
            <text:p>673,569031</text:p>
          </table:table-cell>
          <table:table-cell office:value-type="float" office:value="7956.931152">
            <text:p>7956,931152</text:p>
          </table:table-cell>
          <table:table-cell office:value-type="float" office:value="212.411392">
            <text:p>212,411392</text:p>
          </table:table-cell>
          <table:table-cell office:value-type="float" office:value="106.61837">
            <text:p>106,61837</text:p>
          </table:table-cell>
          <table:table-cell office:value-type="float" office:value="12.121959">
            <text:p>12,121959</text:p>
          </table:table-cell>
          <table:table-cell office:value-type="float" office:value="119.459114">
            <text:p>119,459114</text:p>
          </table:table-cell>
          <table:table-cell office:value-type="float" office:value="10.418148">
            <text:p>10,418148</text:p>
          </table:table-cell>
          <table:table-cell office:value-type="float" office:value="1300.026489">
            <text:p>1300,026489</text:p>
          </table:table-cell>
          <table:table-cell office:value-type="float" office:value="32.716133">
            <text:p>32,716133</text:p>
          </table:table-cell>
          <table:table-cell office:value-type="float" office:value="64585.476563">
            <text:p>64585,476563</text:p>
          </table:table-cell>
          <table:table-cell office:value-type="float" office:value="1679.010254">
            <text:p>1679,010254</text:p>
          </table:table-cell>
          <table:table-cell office:value-type="float" office:value="33.096806">
            <text:p>33,096806</text:p>
          </table:table-cell>
          <table:table-cell office:value-type="float" office:value="11.919371">
            <text:p>11,919371</text:p>
          </table:table-cell>
          <table:table-cell office:value-type="float" office:value="114.902908">
            <text:p>114,902908</text:p>
          </table:table-cell>
          <table:table-cell office:value-type="float" office:value="18.087505">
            <text:p>18,087505</text:p>
          </table:table-cell>
          <table:table-cell office:value-type="float" office:value="697.363342">
            <text:p>697,363342</text:p>
          </table:table-cell>
          <table:table-cell office:value-type="float" office:value="25.217634">
            <text:p>25,217634</text:p>
          </table:table-cell>
          <table:table-cell office:value-type="float" office:value="293.123108">
            <text:p>293,123108</text:p>
          </table:table-cell>
          <table:table-cell office:value-type="float" office:value="14.666388">
            <text:p>14,666388</text:p>
          </table:table-cell>
          <table:table-cell office:value-type="float" office:value="225.502731">
            <text:p>225,502731</text:p>
          </table:table-cell>
          <table:table-cell office:value-type="float" office:value="15.256248">
            <text:p>15,256248</text:p>
          </table:table-cell>
          <table:table-cell office:value-type="float" office:value="484.215607">
            <text:p>484,215607</text:p>
          </table:table-cell>
          <table:table-cell office:value-type="float" office:value="17.957006">
            <text:p>17,957006</text:p>
          </table:table-cell>
          <table:table-cell office:value-type="float" office:value="285.151123">
            <text:p>285,151123</text:p>
          </table:table-cell>
          <table:table-cell office:value-type="float" office:value="17.878645">
            <text:p>17,878645</text:p>
          </table:table-cell>
          <table:table-cell office:value-type="float" office:value="17.581327">
            <text:p>17,581327</text:p>
          </table:table-cell>
          <table:table-cell office:value-type="float" office:value="99.397316">
            <text:p>99,397316</text:p>
          </table:table-cell>
          <table:table-cell table:number-columns-repeated="6" office:value-type="float" office:value="0">
            <text:p>0</text:p>
          </table:table-cell>
          <table:table-cell office:value-type="float" office:value="317.091705">
            <text:p>317,091705</text:p>
          </table:table-cell>
          <table:table-cell office:value-type="float" office:value="31.261915">
            <text:p>31,261915</text:p>
          </table:table-cell>
        </table:table-row>
        <table:table-row table:style-name="ro1">
          <table:table-cell office:value-type="string">
            <text:p>AFR79 <text:s text:c="6"/></text:p>
          </table:table-cell>
          <table:table-cell office:value-type="float" office:value="3216.293945">
            <text:p>3216,293945</text:p>
          </table:table-cell>
          <table:table-cell office:value-type="float" office:value="657.454346">
            <text:p>657,454346</text:p>
          </table:table-cell>
          <table:table-cell office:value-type="float" office:value="2901.721436">
            <text:p>2901,721436</text:p>
          </table:table-cell>
          <table:table-cell office:value-type="float" office:value="438.795258">
            <text:p>438,795258</text:p>
          </table:table-cell>
          <table:table-cell office:value-type="float" office:value="21705.162109">
            <text:p>21705,162109</text:p>
          </table:table-cell>
          <table:table-cell office:value-type="float" office:value="560.338074">
            <text:p>560,338074</text:p>
          </table:table-cell>
          <table:table-cell office:value-type="float" office:value="54349.660156">
            <text:p>54349,660156</text:p>
          </table:table-cell>
          <table:table-cell office:value-type="float" office:value="1222.013428">
            <text:p>1222,013428</text:p>
          </table:table-cell>
          <table:table-cell office:value-type="float" office:value="456.28241">
            <text:p>456,28241</text:p>
          </table:table-cell>
          <table:table-cell office:value-type="float" office:value="37.451218">
            <text:p>37,451218</text:p>
          </table:table-cell>
          <table:table-cell office:value-type="float" office:value="16986.626953">
            <text:p>16986,626953</text:p>
          </table:table-cell>
          <table:table-cell office:value-type="float" office:value="334.720703">
            <text:p>334,720703</text:p>
          </table:table-cell>
          <table:table-cell office:value-type="float" office:value="765.653931">
            <text:p>765,653931</text:p>
          </table:table-cell>
          <table:table-cell office:value-type="float" office:value="27.730856">
            <text:p>27,730856</text:p>
          </table:table-cell>
          <table:table-cell office:value-type="float" office:value="15199.584961">
            <text:p>15199,584961</text:p>
          </table:table-cell>
          <table:table-cell office:value-type="float" office:value="215.995819">
            <text:p>215,995819</text:p>
          </table:table-cell>
          <table:table-cell office:value-type="float" office:value="6281.504883">
            <text:p>6281,504883</text:p>
          </table:table-cell>
          <table:table-cell office:value-type="float" office:value="86.743446">
            <text:p>86,743446</text:p>
          </table:table-cell>
          <table:table-cell office:value-type="float" office:value="1424.4104">
            <text:p>1424,4104</text:p>
          </table:table-cell>
          <table:table-cell office:value-type="float" office:value="38.739864">
            <text:p>38,739864</text:p>
          </table:table-cell>
          <table:table-cell office:value-type="float" office:value="32.369396">
            <text:p>32,369396</text:p>
          </table:table-cell>
          <table:table-cell office:value-type="float" office:value="5.179636">
            <text:p>5,179636</text:p>
          </table:table-cell>
          <table:table-cell office:value-type="float" office:value="19.32588">
            <text:p>19,32588</text:p>
          </table:table-cell>
          <table:table-cell office:value-type="float" office:value="7.039199">
            <text:p>7,039199</text:p>
          </table:table-cell>
          <table:table-cell office:value-type="float" office:value="203.380112">
            <text:p>203,380112</text:p>
          </table:table-cell>
          <table:table-cell office:value-type="float" office:value="6.643266">
            <text:p>6,643266</text:p>
          </table:table-cell>
          <table:table-cell office:value-type="float" office:value="11957.868164">
            <text:p>11957,868164</text:p>
          </table:table-cell>
          <table:table-cell office:value-type="float" office:value="312.264648">
            <text:p>312,264648</text:p>
          </table:table-cell>
          <table:table-cell office:value-type="float" office:value="17.366549">
            <text:p>17,366549</text:p>
          </table:table-cell>
          <table:table-cell office:value-type="float" office:value="6.42921">
            <text:p>6,42921</text:p>
          </table:table-cell>
          <table:table-cell table:number-columns-repeated="2" office:value-type="float" office:value="0">
            <text:p>0</text:p>
          </table:table-cell>
          <table:table-cell office:value-type="float" office:value="207.976776">
            <text:p>207,976776</text:p>
          </table:table-cell>
          <table:table-cell office:value-type="float" office:value="18.377449">
            <text:p>18,377449</text:p>
          </table:table-cell>
          <table:table-cell office:value-type="float" office:value="118.644241">
            <text:p>118,644241</text:p>
          </table:table-cell>
          <table:table-cell office:value-type="float" office:value="7.727079">
            <text:p>7,727079</text:p>
          </table:table-cell>
          <table:table-cell office:value-type="float" office:value="62.798496">
            <text:p>62,798496</text:p>
          </table:table-cell>
          <table:table-cell office:value-type="float" office:value="8.041418">
            <text:p>8,041418</text:p>
          </table:table-cell>
          <table:table-cell office:value-type="float" office:value="74.006538">
            <text:p>74,006538</text:p>
          </table:table-cell>
          <table:table-cell office:value-type="float" office:value="8.283391">
            <text:p>8,283391</text:p>
          </table:table-cell>
          <table:table-cell office:value-type="float" office:value="60.42746">
            <text:p>60,42746</text:p>
          </table:table-cell>
          <table:table-cell office:value-type="float" office:value="8.817553">
            <text:p>8,817553</text:p>
          </table:table-cell>
          <table:table-cell table:number-columns-repeated="8" office:value-type="float" office:value="0">
            <text:p>0</text:p>
          </table:table-cell>
          <table:table-cell office:value-type="float" office:value="132.858597">
            <text:p>132,858597</text:p>
          </table:table-cell>
          <table:table-cell office:value-type="float" office:value="16.547659">
            <text:p>16,547659</text:p>
          </table:table-cell>
        </table:table-row>
        <table:table-row table:style-name="ro1">
          <table:table-cell office:value-type="string">
            <text:p>AFR80 <text:s text:c="6"/></text:p>
          </table:table-cell>
          <table:table-cell office:value-type="float" office:value="4233.625488">
            <text:p>4233,625488</text:p>
          </table:table-cell>
          <table:table-cell office:value-type="float" office:value="846.648621">
            <text:p>846,648621</text:p>
          </table:table-cell>
          <table:table-cell office:value-type="float" office:value="4499.956055">
            <text:p>4499,956055</text:p>
          </table:table-cell>
          <table:table-cell office:value-type="float" office:value="523.298584">
            <text:p>523,298584</text:p>
          </table:table-cell>
          <table:table-cell office:value-type="float" office:value="36920.714844">
            <text:p>36920,714844</text:p>
          </table:table-cell>
          <table:table-cell office:value-type="float" office:value="917.116821">
            <text:p>917,116821</text:p>
          </table:table-cell>
          <table:table-cell office:value-type="float" office:value="87395.820313">
            <text:p>87395,820313</text:p>
          </table:table-cell>
          <table:table-cell office:value-type="float" office:value="1950.837891">
            <text:p>1950,837891</text:p>
          </table:table-cell>
          <table:table-cell office:value-type="float" office:value="580.007874">
            <text:p>580,007874</text:p>
          </table:table-cell>
          <table:table-cell office:value-type="float" office:value="47.111591">
            <text:p>47,111591</text:p>
          </table:table-cell>
          <table:table-cell office:value-type="float" office:value="19116.597656">
            <text:p>19116,597656</text:p>
          </table:table-cell>
          <table:table-cell office:value-type="float" office:value="376.382507">
            <text:p>376,382507</text:p>
          </table:table-cell>
          <table:table-cell office:value-type="float" office:value="4554.153809">
            <text:p>4554,153809</text:p>
          </table:table-cell>
          <table:table-cell office:value-type="float" office:value="88.785942">
            <text:p>88,785942</text:p>
          </table:table-cell>
          <table:table-cell office:value-type="float" office:value="20887.478516">
            <text:p>20887,478516</text:p>
          </table:table-cell>
          <table:table-cell office:value-type="float" office:value="295.553284">
            <text:p>295,553284</text:p>
          </table:table-cell>
          <table:table-cell office:value-type="float" office:value="15470.65332">
            <text:p>15470,65332</text:p>
          </table:table-cell>
          <table:table-cell office:value-type="float" office:value="206.430084">
            <text:p>206,430084</text:p>
          </table:table-cell>
          <table:table-cell office:value-type="float" office:value="2665.421875">
            <text:p>2665,421875</text:p>
          </table:table-cell>
          <table:table-cell office:value-type="float" office:value="71.636345">
            <text:p>71,636345</text:p>
          </table:table-cell>
          <table:table-cell office:value-type="float" office:value="48.343956">
            <text:p>48,343956</text:p>
          </table:table-cell>
          <table:table-cell office:value-type="float" office:value="6.712102">
            <text:p>6,712102</text:p>
          </table:table-cell>
          <table:table-cell office:value-type="float" office:value="55.20377">
            <text:p>55,20377</text:p>
          </table:table-cell>
          <table:table-cell office:value-type="float" office:value="7.872203">
            <text:p>7,872203</text:p>
          </table:table-cell>
          <table:table-cell office:value-type="float" office:value="362.81073">
            <text:p>362,81073</text:p>
          </table:table-cell>
          <table:table-cell office:value-type="float" office:value="10.437813">
            <text:p>10,437813</text:p>
          </table:table-cell>
          <table:table-cell office:value-type="float" office:value="23599.367188">
            <text:p>23599,367188</text:p>
          </table:table-cell>
          <table:table-cell office:value-type="float" office:value="614.519836">
            <text:p>614,519836</text:p>
          </table:table-cell>
          <table:table-cell office:value-type="float" office:value="29.988531">
            <text:p>29,988531</text:p>
          </table:table-cell>
          <table:table-cell office:value-type="float" office:value="8.158994">
            <text:p>8,158994</text:p>
          </table:table-cell>
          <table:table-cell office:value-type="float" office:value="89.069901">
            <text:p>89,069901</text:p>
          </table:table-cell>
          <table:table-cell office:value-type="float" office:value="15.488085">
            <text:p>15,488085</text:p>
          </table:table-cell>
          <table:table-cell office:value-type="float" office:value="561.672058">
            <text:p>561,672058</text:p>
          </table:table-cell>
          <table:table-cell office:value-type="float" office:value="21.970331">
            <text:p>21,970331</text:p>
          </table:table-cell>
          <table:table-cell office:value-type="float" office:value="222.949112">
            <text:p>222,949112</text:p>
          </table:table-cell>
          <table:table-cell office:value-type="float" office:value="10.33034">
            <text:p>10,33034</text:p>
          </table:table-cell>
          <table:table-cell office:value-type="float" office:value="82.028206">
            <text:p>82,028206</text:p>
          </table:table-cell>
          <table:table-cell office:value-type="float" office:value="10.238537">
            <text:p>10,238537</text:p>
          </table:table-cell>
          <table:table-cell office:value-type="float" office:value="139.483231">
            <text:p>139,483231</text:p>
          </table:table-cell>
          <table:table-cell office:value-type="float" office:value="10.720043">
            <text:p>10,720043</text:p>
          </table:table-cell>
          <table:table-cell office:value-type="float" office:value="99.919266">
            <text:p>99,919266</text:p>
          </table:table-cell>
          <table:table-cell office:value-type="float" office:value="11.283453">
            <text:p>11,283453</text:p>
          </table:table-cell>
          <table:table-cell table:number-columns-repeated="8" office:value-type="float" office:value="0">
            <text:p>0</text:p>
          </table:table-cell>
          <table:table-cell office:value-type="float" office:value="236.554855">
            <text:p>236,554855</text:p>
          </table:table-cell>
          <table:table-cell office:value-type="float" office:value="21.334181">
            <text:p>21,334181</text:p>
          </table:table-cell>
        </table:table-row>
        <table:table-row table:style-name="ro1">
          <table:table-cell office:value-type="string">
            <text:p>AFR81 <text:s text:c="6"/></text:p>
          </table:table-cell>
          <table:table-cell office:value-type="float" office:value="16704.070313">
            <text:p>16704,070313</text:p>
          </table:table-cell>
          <table:table-cell office:value-type="float" office:value="1487.223145">
            <text:p>1487,223145</text:p>
          </table:table-cell>
          <table:table-cell office:value-type="float" office:value="7251.33252">
            <text:p>7251,33252</text:p>
          </table:table-cell>
          <table:table-cell office:value-type="float" office:value="622.55719">
            <text:p>622,55719</text:p>
          </table:table-cell>
          <table:table-cell office:value-type="float" office:value="42908.933594">
            <text:p>42908,933594</text:p>
          </table:table-cell>
          <table:table-cell office:value-type="float" office:value="1060.65332">
            <text:p>1060,65332</text:p>
          </table:table-cell>
          <table:table-cell office:value-type="float" office:value="113259.007813">
            <text:p>113259,007813</text:p>
          </table:table-cell>
          <table:table-cell office:value-type="float" office:value="2518.891846">
            <text:p>2518,891846</text:p>
          </table:table-cell>
          <table:table-cell office:value-type="float" office:value="757.982849">
            <text:p>757,982849</text:p>
          </table:table-cell>
          <table:table-cell office:value-type="float" office:value="56.480465">
            <text:p>56,480465</text:p>
          </table:table-cell>
          <table:table-cell office:value-type="float" office:value="19865.261719">
            <text:p>19865,261719</text:p>
          </table:table-cell>
          <table:table-cell office:value-type="float" office:value="391.864624">
            <text:p>391,864624</text:p>
          </table:table-cell>
          <table:table-cell office:value-type="float" office:value="42460.730469">
            <text:p>42460,730469</text:p>
          </table:table-cell>
          <table:table-cell office:value-type="float" office:value="731.189697">
            <text:p>731,189697</text:p>
          </table:table-cell>
          <table:table-cell office:value-type="float" office:value="35444.65625">
            <text:p>35444,65625</text:p>
          </table:table-cell>
          <table:table-cell office:value-type="float" office:value="498.702911">
            <text:p>498,702911</text:p>
          </table:table-cell>
          <table:table-cell office:value-type="float" office:value="27223.697266">
            <text:p>27223,697266</text:p>
          </table:table-cell>
          <table:table-cell office:value-type="float" office:value="359.708282">
            <text:p>359,708282</text:p>
          </table:table-cell>
          <table:table-cell office:value-type="float" office:value="3375.696777">
            <text:p>3375,696777</text:p>
          </table:table-cell>
          <table:table-cell office:value-type="float" office:value="90.422386">
            <text:p>90,422386</text:p>
          </table:table-cell>
          <table:table-cell office:value-type="float" office:value="51.132694">
            <text:p>51,132694</text:p>
          </table:table-cell>
          <table:table-cell office:value-type="float" office:value="6.799536">
            <text:p>6,799536</text:p>
          </table:table-cell>
          <table:table-cell office:value-type="float" office:value="69.535622">
            <text:p>69,535622</text:p>
          </table:table-cell>
          <table:table-cell office:value-type="float" office:value="7.806737">
            <text:p>7,806737</text:p>
          </table:table-cell>
          <table:table-cell office:value-type="float" office:value="520.010437">
            <text:p>520,010437</text:p>
          </table:table-cell>
          <table:table-cell office:value-type="float" office:value="13.73449">
            <text:p>13,73449</text:p>
          </table:table-cell>
          <table:table-cell office:value-type="float" office:value="28420.732422">
            <text:p>28420,732422</text:p>
          </table:table-cell>
          <table:table-cell office:value-type="float" office:value="739.692688">
            <text:p>739,692688</text:p>
          </table:table-cell>
          <table:table-cell office:value-type="float" office:value="16.190689">
            <text:p>16,190689</text:p>
          </table:table-cell>
          <table:table-cell office:value-type="float" office:value="7.498209">
            <text:p>7,498209</text:p>
          </table:table-cell>
          <table:table-cell office:value-type="float" office:value="79.786819">
            <text:p>79,786819</text:p>
          </table:table-cell>
          <table:table-cell office:value-type="float" office:value="15.057318">
            <text:p>15,057318</text:p>
          </table:table-cell>
          <table:table-cell office:value-type="float" office:value="867.905823">
            <text:p>867,905823</text:p>
          </table:table-cell>
          <table:table-cell office:value-type="float" office:value="25.616552">
            <text:p>25,616552</text:p>
          </table:table-cell>
          <table:table-cell office:value-type="float" office:value="750.603027">
            <text:p>750,603027</text:p>
          </table:table-cell>
          <table:table-cell office:value-type="float" office:value="16.486599">
            <text:p>16,486599</text:p>
          </table:table-cell>
          <table:table-cell office:value-type="float" office:value="124.319618">
            <text:p>124,319618</text:p>
          </table:table-cell>
          <table:table-cell office:value-type="float" office:value="9.644589">
            <text:p>9,644589</text:p>
          </table:table-cell>
          <table:table-cell office:value-type="float" office:value="238.640289">
            <text:p>238,640289</text:p>
          </table:table-cell>
          <table:table-cell office:value-type="float" office:value="10.619279">
            <text:p>10,619279</text:p>
          </table:table-cell>
          <table:table-cell office:value-type="float" office:value="124.562737">
            <text:p>124,562737</text:p>
          </table:table-cell>
          <table:table-cell office:value-type="float" office:value="10.578608">
            <text:p>10,578608</text:p>
          </table:table-cell>
          <table:table-cell table:number-columns-repeated="8" office:value-type="float" office:value="0">
            <text:p>0</text:p>
          </table:table-cell>
          <table:table-cell office:value-type="float" office:value="371.790039">
            <text:p>371,790039</text:p>
          </table:table-cell>
          <table:table-cell office:value-type="float" office:value="20.892082">
            <text:p>20,892082</text:p>
          </table:table-cell>
        </table:table-row>
        <table:table-row table:style-name="ro1">
          <table:table-cell office:value-type="string">
            <text:p>AFR8 <text:s text:c="7"/></text:p>
          </table:table-cell>
          <table:table-cell office:value-type="float" office:value="2189.971191">
            <text:p>2189,971191</text:p>
          </table:table-cell>
          <table:table-cell office:value-type="float" office:value="697.963074">
            <text:p>697,963074</text:p>
          </table:table-cell>
          <table:table-cell office:value-type="float" office:value="1310.925415">
            <text:p>1310,925415</text:p>
          </table:table-cell>
          <table:table-cell office:value-type="float" office:value="431.175354">
            <text:p>431,175354</text:p>
          </table:table-cell>
          <table:table-cell office:value-type="float" office:value="2366.751953">
            <text:p>2366,751953</text:p>
          </table:table-cell>
          <table:table-cell office:value-type="float" office:value="154.015808">
            <text:p>154,015808</text:p>
          </table:table-cell>
          <table:table-cell office:value-type="float" office:value="4928.800781">
            <text:p>4928,800781</text:p>
          </table:table-cell>
          <table:table-cell office:value-type="float" office:value="148.824585">
            <text:p>148,824585</text:p>
          </table:table-cell>
          <table:table-cell office:value-type="float" office:value="0.903436">
            <text:p>0,903436</text:p>
          </table:table-cell>
          <table:table-cell office:value-type="float" office:value="27.705379">
            <text:p>27,705379</text:p>
          </table:table-cell>
          <table:table-cell office:value-type="float" office:value="1458.720337">
            <text:p>1458,720337</text:p>
          </table:table-cell>
          <table:table-cell office:value-type="float" office:value="43.296497">
            <text:p>43,296497</text:p>
          </table:table-cell>
          <table:table-cell office:value-type="float" office:value="7074.883301">
            <text:p>7074,883301</text:p>
          </table:table-cell>
          <table:table-cell office:value-type="float" office:value="129.093048">
            <text:p>129,093048</text:p>
          </table:table-cell>
          <table:table-cell office:value-type="float" office:value="4744.164551">
            <text:p>4744,164551</text:p>
          </table:table-cell>
          <table:table-cell office:value-type="float" office:value="70.754745">
            <text:p>70,754745</text:p>
          </table:table-cell>
          <table:table-cell office:value-type="float" office:value="3773.168213">
            <text:p>3773,168213</text:p>
          </table:table-cell>
          <table:table-cell office:value-type="float" office:value="54.559566">
            <text:p>54,559566</text:p>
          </table:table-cell>
          <table:table-cell office:value-type="float" office:value="184.863785">
            <text:p>184,863785</text:p>
          </table:table-cell>
          <table:table-cell office:value-type="float" office:value="7.442729">
            <text:p>7,442729</text:p>
          </table:table-cell>
          <table:table-cell office:value-type="float" office:value="6.923917">
            <text:p>6,923917</text:p>
          </table:table-cell>
          <table:table-cell office:value-type="float" office:value="5.10069">
            <text:p>5,10069</text:p>
          </table:table-cell>
          <table:table-cell office:value-type="float" office:value="19.012051">
            <text:p>19,012051</text:p>
          </table:table-cell>
          <table:table-cell office:value-type="float" office:value="7.443256">
            <text:p>7,443256</text:p>
          </table:table-cell>
          <table:table-cell office:value-type="float" office:value="49.79504">
            <text:p>49,79504</text:p>
          </table:table-cell>
          <table:table-cell office:value-type="float" office:value="5.006384">
            <text:p>5,006384</text:p>
          </table:table-cell>
          <table:table-cell office:value-type="float" office:value="856.100647">
            <text:p>856,100647</text:p>
          </table:table-cell>
          <table:table-cell office:value-type="float" office:value="25.645573">
            <text:p>25,645573</text:p>
          </table:table-cell>
          <table:table-cell office:value-type="float" office:value="54.505634">
            <text:p>54,505634</text:p>
          </table:table-cell>
          <table:table-cell office:value-type="float" office:value="8.196968">
            <text:p>8,196968</text:p>
          </table:table-cell>
          <table:table-cell table:number-columns-repeated="2" office:value-type="float" office:value="0">
            <text:p>0</text:p>
          </table:table-cell>
          <table:table-cell office:value-type="float" office:value="27.418106">
            <text:p>27,418106</text:p>
          </table:table-cell>
          <table:table-cell office:value-type="float" office:value="18.370155">
            <text:p>18,370155</text:p>
          </table:table-cell>
          <table:table-cell office:value-type="float" office:value="256.946808">
            <text:p>256,946808</text:p>
          </table:table-cell>
          <table:table-cell office:value-type="float" office:value="10.842599">
            <text:p>10,842599</text:p>
          </table:table-cell>
          <table:table-cell office:value-type="float" office:value="57.44733">
            <text:p>57,44733</text:p>
          </table:table-cell>
          <table:table-cell office:value-type="float" office:value="10.426478">
            <text:p>10,426478</text:p>
          </table:table-cell>
          <table:table-cell office:value-type="float" office:value="43.806908">
            <text:p>43,806908</text:p>
          </table:table-cell>
          <table:table-cell office:value-type="float" office:value="10.847447">
            <text:p>10,847447</text:p>
          </table:table-cell>
          <table:table-cell office:value-type="float" office:value="18.753153">
            <text:p>18,753153</text:p>
          </table:table-cell>
          <table:table-cell office:value-type="float" office:value="11.258759">
            <text:p>11,258759</text:p>
          </table:table-cell>
          <table:table-cell office:value-type="float" office:value="134.931778">
            <text:p>134,931778</text:p>
          </table:table-cell>
          <table:table-cell office:value-type="float" office:value="44.30547">
            <text:p>44,30547</text:p>
          </table:table-cell>
          <table:table-cell table:number-columns-repeated="6" office:value-type="float" office:value="0">
            <text:p>0</text:p>
          </table:table-cell>
          <table:table-cell office:value-type="float" office:value="48.820911">
            <text:p>48,820911</text:p>
          </table:table-cell>
          <table:table-cell office:value-type="float" office:value="21.038521">
            <text:p>21,038521</text:p>
          </table:table-cell>
        </table:table-row>
        <table:table-row table:style-name="ro1">
          <table:table-cell office:value-type="string">
            <text:p>AFR82 <text:s text:c="6"/></text:p>
          </table:table-cell>
          <table:table-cell office:value-type="float" office:value="4597.521484">
            <text:p>4597,521484</text:p>
          </table:table-cell>
          <table:table-cell office:value-type="float" office:value="764.518433">
            <text:p>764,518433</text:p>
          </table:table-cell>
          <table:table-cell office:value-type="float" office:value="2639.954834">
            <text:p>2639,954834</text:p>
          </table:table-cell>
          <table:table-cell office:value-type="float" office:value="455.417694">
            <text:p>455,417694</text:p>
          </table:table-cell>
          <table:table-cell office:value-type="float" office:value="19437.050781">
            <text:p>19437,050781</text:p>
          </table:table-cell>
          <table:table-cell office:value-type="float" office:value="510.079224">
            <text:p>510,079224</text:p>
          </table:table-cell>
          <table:table-cell office:value-type="float" office:value="48030.597656">
            <text:p>48030,597656</text:p>
          </table:table-cell>
          <table:table-cell office:value-type="float" office:value="1083.715454">
            <text:p>1083,715454</text:p>
          </table:table-cell>
          <table:table-cell office:value-type="float" office:value="439.226379">
            <text:p>439,226379</text:p>
          </table:table-cell>
          <table:table-cell office:value-type="float" office:value="38.202324">
            <text:p>38,202324</text:p>
          </table:table-cell>
          <table:table-cell office:value-type="float" office:value="17878.59375">
            <text:p>17878,59375</text:p>
          </table:table-cell>
          <table:table-cell office:value-type="float" office:value="352.051392">
            <text:p>352,051392</text:p>
          </table:table-cell>
          <table:table-cell office:value-type="float" office:value="1135.970337">
            <text:p>1135,970337</text:p>
          </table:table-cell>
          <table:table-cell office:value-type="float" office:value="33.469036">
            <text:p>33,469036</text:p>
          </table:table-cell>
          <table:table-cell office:value-type="float" office:value="15092.973633">
            <text:p>15092,973633</text:p>
          </table:table-cell>
          <table:table-cell office:value-type="float" office:value="214.5896">
            <text:p>214,5896</text:p>
          </table:table-cell>
          <table:table-cell office:value-type="float" office:value="5803.005859">
            <text:p>5803,005859</text:p>
          </table:table-cell>
          <table:table-cell office:value-type="float" office:value="80.76255">
            <text:p>80,76255</text:p>
          </table:table-cell>
          <table:table-cell office:value-type="float" office:value="1258.442505">
            <text:p>1258,442505</text:p>
          </table:table-cell>
          <table:table-cell office:value-type="float" office:value="34.43911">
            <text:p>34,43911</text:p>
          </table:table-cell>
          <table:table-cell office:value-type="float" office:value="41.122814">
            <text:p>41,122814</text:p>
          </table:table-cell>
          <table:table-cell office:value-type="float" office:value="5.571985">
            <text:p>5,571985</text:p>
          </table:table-cell>
          <table:table-cell office:value-type="float" office:value="29.107794">
            <text:p>29,107794</text:p>
          </table:table-cell>
          <table:table-cell office:value-type="float" office:value="7.349061">
            <text:p>7,349061</text:p>
          </table:table-cell>
          <table:table-cell office:value-type="float" office:value="201.13913">
            <text:p>201,13913</text:p>
          </table:table-cell>
          <table:table-cell office:value-type="float" office:value="6.933433">
            <text:p>6,933433</text:p>
          </table:table-cell>
          <table:table-cell office:value-type="float" office:value="11101.456055">
            <text:p>11101,456055</text:p>
          </table:table-cell>
          <table:table-cell office:value-type="float" office:value="290.061981">
            <text:p>290,061981</text:p>
          </table:table-cell>
          <table:table-cell office:value-type="float" office:value="39.368999">
            <text:p>39,368999</text:p>
          </table:table-cell>
          <table:table-cell office:value-type="float" office:value="7.477531">
            <text:p>7,477531</text:p>
          </table:table-cell>
          <table:table-cell office:value-type="float" office:value="12.829869">
            <text:p>12,829869</text:p>
          </table:table-cell>
          <table:table-cell office:value-type="float" office:value="14.607534">
            <text:p>14,607534</text:p>
          </table:table-cell>
          <table:table-cell office:value-type="float" office:value="460.736328">
            <text:p>460,736328</text:p>
          </table:table-cell>
          <table:table-cell office:value-type="float" office:value="20.69644">
            <text:p>20,69644</text:p>
          </table:table-cell>
          <table:table-cell office:value-type="float" office:value="269.25116">
            <text:p>269,25116</text:p>
          </table:table-cell>
          <table:table-cell office:value-type="float" office:value="10.084299">
            <text:p>10,084299</text:p>
          </table:table-cell>
          <table:table-cell office:value-type="float" office:value="59.8009">
            <text:p>59,8009</text:p>
          </table:table-cell>
          <table:table-cell office:value-type="float" office:value="9.384835">
            <text:p>9,384835</text:p>
          </table:table-cell>
          <table:table-cell office:value-type="float" office:value="67.053963">
            <text:p>67,053963</text:p>
          </table:table-cell>
          <table:table-cell office:value-type="float" office:value="9.563755">
            <text:p>9,563755</text:p>
          </table:table-cell>
          <table:table-cell office:value-type="float" office:value="48.88612">
            <text:p>48,88612</text:p>
          </table:table-cell>
          <table:table-cell office:value-type="float" office:value="10.113372">
            <text:p>10,113372</text:p>
          </table:table-cell>
          <table:table-cell table:number-columns-repeated="8" office:value-type="float" office:value="0">
            <text:p>0</text:p>
          </table:table-cell>
          <table:table-cell office:value-type="float" office:value="180.35463">
            <text:p>180,35463</text:p>
          </table:table-cell>
          <table:table-cell office:value-type="float" office:value="19.297571">
            <text:p>19,297571</text:p>
          </table:table-cell>
        </table:table-row>
        <table:table-row table:style-name="ro1">
          <table:table-cell office:value-type="string">
            <text:p>AFR83 <text:s text:c="6"/></text:p>
          </table:table-cell>
          <table:table-cell office:value-type="float" office:value="5618.20752">
            <text:p>5618,20752</text:p>
          </table:table-cell>
          <table:table-cell office:value-type="float" office:value="938.004578">
            <text:p>938,004578</text:p>
          </table:table-cell>
          <table:table-cell office:value-type="float" office:value="1787.13269">
            <text:p>1787,13269</text:p>
          </table:table-cell>
          <table:table-cell office:value-type="float" office:value="499.558044">
            <text:p>499,558044</text:p>
          </table:table-cell>
          <table:table-cell office:value-type="float" office:value="18297.517578">
            <text:p>18297,517578</text:p>
          </table:table-cell>
          <table:table-cell office:value-type="float" office:value="492.072418">
            <text:p>492,072418</text:p>
          </table:table-cell>
          <table:table-cell office:value-type="float" office:value="43168.589844">
            <text:p>43168,589844</text:p>
          </table:table-cell>
          <table:table-cell office:value-type="float" office:value="979.405212">
            <text:p>979,405212</text:p>
          </table:table-cell>
          <table:table-cell office:value-type="float" office:value="364.7659">
            <text:p>364,7659</text:p>
          </table:table-cell>
          <table:table-cell office:value-type="float" office:value="44.670437">
            <text:p>44,670437</text:p>
          </table:table-cell>
          <table:table-cell office:value-type="float" office:value="20551.363281">
            <text:p>20551,363281</text:p>
          </table:table-cell>
          <table:table-cell office:value-type="float" office:value="404.053101">
            <text:p>404,053101</text:p>
          </table:table-cell>
          <table:table-cell office:value-type="float" office:value="7609.415039">
            <text:p>7609,415039</text:p>
          </table:table-cell>
          <table:table-cell office:value-type="float" office:value="139.970276">
            <text:p>139,970276</text:p>
          </table:table-cell>
          <table:table-cell office:value-type="float" office:value="35423.984375">
            <text:p>35423,984375</text:p>
          </table:table-cell>
          <table:table-cell office:value-type="float" office:value="498.432159">
            <text:p>498,432159</text:p>
          </table:table-cell>
          <table:table-cell office:value-type="float" office:value="6273.058105">
            <text:p>6273,058105</text:p>
          </table:table-cell>
          <table:table-cell office:value-type="float" office:value="87.384872">
            <text:p>87,384872</text:p>
          </table:table-cell>
          <table:table-cell office:value-type="float" office:value="1148.377441">
            <text:p>1148,377441</text:p>
          </table:table-cell>
          <table:table-cell office:value-type="float" office:value="31.725721">
            <text:p>31,725721</text:p>
          </table:table-cell>
          <table:table-cell office:value-type="float" office:value="38.831768">
            <text:p>38,831768</text:p>
          </table:table-cell>
          <table:table-cell office:value-type="float" office:value="6.370299">
            <text:p>6,370299</text:p>
          </table:table-cell>
          <table:table-cell office:value-type="float" office:value="19.021921">
            <text:p>19,021921</text:p>
          </table:table-cell>
          <table:table-cell office:value-type="float" office:value="7.861621">
            <text:p>7,861621</text:p>
          </table:table-cell>
          <table:table-cell office:value-type="float" office:value="187.598862">
            <text:p>187,598862</text:p>
          </table:table-cell>
          <table:table-cell office:value-type="float" office:value="7.324722">
            <text:p>7,324722</text:p>
          </table:table-cell>
          <table:table-cell office:value-type="float" office:value="9627.314453">
            <text:p>9627,314453</text:p>
          </table:table-cell>
          <table:table-cell office:value-type="float" office:value="251.861206">
            <text:p>251,861206</text:p>
          </table:table-cell>
          <table:table-cell office:value-type="float" office:value="50.288742">
            <text:p>50,288742</text:p>
          </table:table-cell>
          <table:table-cell office:value-type="float" office:value="9.161114">
            <text:p>9,161114</text:p>
          </table:table-cell>
          <table:table-cell office:value-type="float" office:value="58.795761">
            <text:p>58,795761</text:p>
          </table:table-cell>
          <table:table-cell office:value-type="float" office:value="15.977073">
            <text:p>15,977073</text:p>
          </table:table-cell>
          <table:table-cell office:value-type="float" office:value="667.163086">
            <text:p>667,163086</text:p>
          </table:table-cell>
          <table:table-cell office:value-type="float" office:value="23.582668">
            <text:p>23,582668</text:p>
          </table:table-cell>
          <table:table-cell office:value-type="float" office:value="749.71167">
            <text:p>749,71167</text:p>
          </table:table-cell>
          <table:table-cell office:value-type="float" office:value="17.664751">
            <text:p>17,664751</text:p>
          </table:table-cell>
          <table:table-cell office:value-type="float" office:value="91.439339">
            <text:p>91,439339</text:p>
          </table:table-cell>
          <table:table-cell office:value-type="float" office:value="11.808269">
            <text:p>11,808269</text:p>
          </table:table-cell>
          <table:table-cell office:value-type="float" office:value="87.280159">
            <text:p>87,280159</text:p>
          </table:table-cell>
          <table:table-cell office:value-type="float" office:value="12.118664">
            <text:p>12,118664</text:p>
          </table:table-cell>
          <table:table-cell office:value-type="float" office:value="42.307411">
            <text:p>42,307411</text:p>
          </table:table-cell>
          <table:table-cell office:value-type="float" office:value="12.471119">
            <text:p>12,471119</text:p>
          </table:table-cell>
          <table:table-cell table:number-columns-repeated="8" office:value-type="float" office:value="0">
            <text:p>0</text:p>
          </table:table-cell>
          <table:table-cell office:value-type="float" office:value="362.136841">
            <text:p>362,136841</text:p>
          </table:table-cell>
          <table:table-cell office:value-type="float" office:value="24.935881">
            <text:p>24,935881</text:p>
          </table:table-cell>
        </table:table-row>
        <table:table-row table:style-name="ro1">
          <table:table-cell office:value-type="string">
            <text:p>AFR84 <text:s text:c="6"/></text:p>
          </table:table-cell>
          <table:table-cell office:value-type="float" office:value="8041.26709">
            <text:p>8041,26709</text:p>
          </table:table-cell>
          <table:table-cell office:value-type="float" office:value="1163.166626">
            <text:p>1163,166626</text:p>
          </table:table-cell>
          <table:table-cell office:value-type="float" office:value="7316.166504">
            <text:p>7316,166504</text:p>
          </table:table-cell>
          <table:table-cell office:value-type="float" office:value="653.051331">
            <text:p>653,051331</text:p>
          </table:table-cell>
          <table:table-cell office:value-type="float" office:value="59141.894531">
            <text:p>59141,894531</text:p>
          </table:table-cell>
          <table:table-cell office:value-type="float" office:value="1445.45874">
            <text:p>1445,45874</text:p>
          </table:table-cell>
          <table:table-cell office:value-type="float" office:value="139175.359375">
            <text:p>139175,359375</text:p>
          </table:table-cell>
          <table:table-cell office:value-type="float" office:value="3093.556396">
            <text:p>3093,556396</text:p>
          </table:table-cell>
          <table:table-cell office:value-type="float" office:value="854.486633">
            <text:p>854,486633</text:p>
          </table:table-cell>
          <table:table-cell office:value-type="float" office:value="60.520485">
            <text:p>60,520485</text:p>
          </table:table-cell>
          <table:table-cell office:value-type="float" office:value="17229.724609">
            <text:p>17229,724609</text:p>
          </table:table-cell>
          <table:table-cell office:value-type="float" office:value="342.805145">
            <text:p>342,805145</text:p>
          </table:table-cell>
          <table:table-cell office:value-type="float" office:value="18330.888672">
            <text:p>18330,888672</text:p>
          </table:table-cell>
          <table:table-cell office:value-type="float" office:value="322.143433">
            <text:p>322,143433</text:p>
          </table:table-cell>
          <table:table-cell office:value-type="float" office:value="22133.222656">
            <text:p>22133,222656</text:p>
          </table:table-cell>
          <table:table-cell office:value-type="float" office:value="313.633667">
            <text:p>313,633667</text:p>
          </table:table-cell>
          <table:table-cell office:value-type="float" office:value="32411.439453">
            <text:p>32411,439453</text:p>
          </table:table-cell>
          <table:table-cell office:value-type="float" office:value="427.797272">
            <text:p>427,797272</text:p>
          </table:table-cell>
          <table:table-cell office:value-type="float" office:value="4794.088867">
            <text:p>4794,088867</text:p>
          </table:table-cell>
          <table:table-cell office:value-type="float" office:value="128.199692">
            <text:p>128,199692</text:p>
          </table:table-cell>
          <table:table-cell office:value-type="float" office:value="66.130234">
            <text:p>66,130234</text:p>
          </table:table-cell>
          <table:table-cell office:value-type="float" office:value="8.870121">
            <text:p>8,870121</text:p>
          </table:table-cell>
          <table:table-cell office:value-type="float" office:value="91.408478">
            <text:p>91,408478</text:p>
          </table:table-cell>
          <table:table-cell office:value-type="float" office:value="8.914414">
            <text:p>8,914414</text:p>
          </table:table-cell>
          <table:table-cell office:value-type="float" office:value="628.45459">
            <text:p>628,45459</text:p>
          </table:table-cell>
          <table:table-cell office:value-type="float" office:value="16.797003">
            <text:p>16,797003</text:p>
          </table:table-cell>
          <table:table-cell office:value-type="float" office:value="41968.0625">
            <text:p>41968,0625</text:p>
          </table:table-cell>
          <table:table-cell office:value-type="float" office:value="1091.546021">
            <text:p>1091,546021</text:p>
          </table:table-cell>
          <table:table-cell office:value-type="float" office:value="22.032059">
            <text:p>22,032059</text:p>
          </table:table-cell>
          <table:table-cell office:value-type="float" office:value="10.048158">
            <text:p>10,048158</text:p>
          </table:table-cell>
          <table:table-cell office:value-type="float" office:value="132.126587">
            <text:p>132,126587</text:p>
          </table:table-cell>
          <table:table-cell office:value-type="float" office:value="16.895611">
            <text:p>16,895611</text:p>
          </table:table-cell>
          <table:table-cell office:value-type="float" office:value="724.424072">
            <text:p>724,424072</text:p>
          </table:table-cell>
          <table:table-cell office:value-type="float" office:value="24.628832">
            <text:p>24,628832</text:p>
          </table:table-cell>
          <table:table-cell office:value-type="float" office:value="220.788773">
            <text:p>220,788773</text:p>
          </table:table-cell>
          <table:table-cell office:value-type="float" office:value="12.188976">
            <text:p>12,188976</text:p>
          </table:table-cell>
          <table:table-cell office:value-type="float" office:value="112.570457">
            <text:p>112,570457</text:p>
          </table:table-cell>
          <table:table-cell office:value-type="float" office:value="12.562501">
            <text:p>12,562501</text:p>
          </table:table-cell>
          <table:table-cell office:value-type="float" office:value="248.195221">
            <text:p>248,195221</text:p>
          </table:table-cell>
          <table:table-cell office:value-type="float" office:value="13.693521">
            <text:p>13,693521</text:p>
          </table:table-cell>
          <table:table-cell office:value-type="float" office:value="182.343658">
            <text:p>182,343658</text:p>
          </table:table-cell>
          <table:table-cell office:value-type="float" office:value="14.416592">
            <text:p>14,416592</text:p>
          </table:table-cell>
          <table:table-cell table:number-columns-repeated="8" office:value-type="float" office:value="0">
            <text:p>0</text:p>
          </table:table-cell>
          <table:table-cell office:value-type="float" office:value="289.031921">
            <text:p>289,031921</text:p>
          </table:table-cell>
          <table:table-cell office:value-type="float" office:value="26.191147">
            <text:p>26,191147</text:p>
          </table:table-cell>
        </table:table-row>
        <table:table-row table:style-name="ro1">
          <table:table-cell office:value-type="string">
            <text:p>AFR89 <text:s text:c="6"/></text:p>
          </table:table-cell>
          <table:table-cell office:value-type="float" office:value="745.544128">
            <text:p>745,544128</text:p>
          </table:table-cell>
          <table:table-cell office:value-type="float" office:value="561.33728">
            <text:p>561,33728</text:p>
          </table:table-cell>
          <table:table-cell office:value-type="float" office:value="382.484467">
            <text:p>382,484467</text:p>
          </table:table-cell>
          <table:table-cell office:value-type="float" office:value="377.084412">
            <text:p>377,084412</text:p>
          </table:table-cell>
          <table:table-cell office:value-type="float" office:value="1420.880981">
            <text:p>1420,880981</text:p>
          </table:table-cell>
          <table:table-cell office:value-type="float" office:value="127.571899">
            <text:p>127,571899</text:p>
          </table:table-cell>
          <table:table-cell office:value-type="float" office:value="2147.844238">
            <text:p>2147,844238</text:p>
          </table:table-cell>
          <table:table-cell office:value-type="float" office:value="89.865021">
            <text:p>89,865021</text:p>
          </table:table-cell>
          <table:table-cell office:value-type="float" office:value="12.661294">
            <text:p>12,661294</text:p>
          </table:table-cell>
          <table:table-cell office:value-type="float" office:value="19.596655">
            <text:p>19,596655</text:p>
          </table:table-cell>
          <table:table-cell office:value-type="float" office:value="735.158691">
            <text:p>735,158691</text:p>
          </table:table-cell>
          <table:table-cell office:value-type="float" office:value="26.818401">
            <text:p>26,818401</text:p>
          </table:table-cell>
          <table:table-cell office:value-type="float" office:value="29.517546">
            <text:p>29,517546</text:p>
          </table:table-cell>
          <table:table-cell office:value-type="float" office:value="12.363389">
            <text:p>12,363389</text:p>
          </table:table-cell>
          <table:table-cell office:value-type="float" office:value="449.861328">
            <text:p>449,861328</text:p>
          </table:table-cell>
          <table:table-cell office:value-type="float" office:value="13.016153">
            <text:p>13,016153</text:p>
          </table:table-cell>
          <table:table-cell office:value-type="float" office:value="724.71106">
            <text:p>724,71106</text:p>
          </table:table-cell>
          <table:table-cell office:value-type="float" office:value="16.538242">
            <text:p>16,538242</text:p>
          </table:table-cell>
          <table:table-cell office:value-type="float" office:value="82.042458">
            <text:p>82,042458</text:p>
          </table:table-cell>
          <table:table-cell office:value-type="float" office:value="4.9514">
            <text:p>4,9514</text:p>
          </table:table-cell>
          <table:table-cell office:value-type="float" office:value="1.102022">
            <text:p>1,102022</text:p>
          </table:table-cell>
          <table:table-cell office:value-type="float" office:value="4.292142">
            <text:p>4,292142</text:p>
          </table:table-cell>
          <table:table-cell office:value-type="float" office:value="23.452848">
            <text:p>23,452848</text:p>
          </table:table-cell>
          <table:table-cell office:value-type="float" office:value="7.060286">
            <text:p>7,060286</text:p>
          </table:table-cell>
          <table:table-cell office:value-type="float" office:value="15.974949">
            <text:p>15,974949</text:p>
          </table:table-cell>
          <table:table-cell office:value-type="float" office:value="4.075555">
            <text:p>4,075555</text:p>
          </table:table-cell>
          <table:table-cell office:value-type="float" office:value="464.036957">
            <text:p>464,036957</text:p>
          </table:table-cell>
          <table:table-cell office:value-type="float" office:value="16.234997">
            <text:p>16,234997</text:p>
          </table:table-cell>
          <table:table-cell office:value-type="float" office:value="39.115475">
            <text:p>39,115475</text:p>
          </table:table-cell>
          <table:table-cell office:value-type="float" office:value="6.901747">
            <text:p>6,901747</text:p>
          </table:table-cell>
          <table:table-cell table:number-columns-repeated="2" office:value-type="float" office:value="0">
            <text:p>0</text:p>
          </table:table-cell>
          <table:table-cell office:value-type="float" office:value="8.28316">
            <text:p>8,28316</text:p>
          </table:table-cell>
          <table:table-cell office:value-type="float" office:value="17.829691">
            <text:p>17,829691</text:p>
          </table:table-cell>
          <table:table-cell office:value-type="float" office:value="22.144457">
            <text:p>22,144457</text:p>
          </table:table-cell>
          <table:table-cell office:value-type="float" office:value="8.02011">
            <text:p>8,02011</text:p>
          </table:table-cell>
          <table:table-cell office:value-type="float" office:value="23.622421">
            <text:p>23,622421</text:p>
          </table:table-cell>
          <table:table-cell office:value-type="float" office:value="8.73681">
            <text:p>8,73681</text:p>
          </table:table-cell>
          <table:table-cell office:value-type="float" office:value="22.851351">
            <text:p>22,851351</text:p>
          </table:table-cell>
          <table:table-cell office:value-type="float" office:value="8.986388">
            <text:p>8,986388</text:p>
          </table:table-cell>
          <table:table-cell office:value-type="float" office:value="10.707601">
            <text:p>10,707601</text:p>
          </table:table-cell>
          <table:table-cell office:value-type="float" office:value="9.501234">
            <text:p>9,501234</text:p>
          </table:table-cell>
          <table:table-cell table:number-columns-repeated="8" office:value-type="float" office:value="0">
            <text:p>0</text:p>
          </table:table-cell>
          <table:table-cell office:value-type="float" office:value="46.492474">
            <text:p>46,492474</text:p>
          </table:table-cell>
          <table:table-cell office:value-type="float" office:value="17.683891">
            <text:p>17,683891</text:p>
          </table:table-cell>
        </table:table-row>
        <table:table-row table:style-name="ro1">
          <table:table-cell office:value-type="string">
            <text:p>AFR90 <text:s text:c="6"/></text:p>
          </table:table-cell>
          <table:table-cell office:value-type="float" office:value="692.290955">
            <text:p>692,290955</text:p>
          </table:table-cell>
          <table:table-cell office:value-type="float" office:value="534.504639">
            <text:p>534,504639</text:p>
          </table:table-cell>
          <table:table-cell office:value-type="float" office:value="664.185913">
            <text:p>664,185913</text:p>
          </table:table-cell>
          <table:table-cell office:value-type="float" office:value="372.966736">
            <text:p>372,966736</text:p>
          </table:table-cell>
          <table:table-cell office:value-type="float" office:value="3387.417725">
            <text:p>3387,417725</text:p>
          </table:table-cell>
          <table:table-cell office:value-type="float" office:value="156.437408">
            <text:p>156,437408</text:p>
          </table:table-cell>
          <table:table-cell office:value-type="float" office:value="8213.032227">
            <text:p>8213,032227</text:p>
          </table:table-cell>
          <table:table-cell office:value-type="float" office:value="212.819412">
            <text:p>212,819412</text:p>
          </table:table-cell>
          <table:table-cell office:value-type="float" office:value="16.580269">
            <text:p>16,580269</text:p>
          </table:table-cell>
          <table:table-cell office:value-type="float" office:value="19.899347">
            <text:p>19,899347</text:p>
          </table:table-cell>
          <table:table-cell office:value-type="float" office:value="545.998352">
            <text:p>545,998352</text:p>
          </table:table-cell>
          <table:table-cell office:value-type="float" office:value="23.898638">
            <text:p>23,898638</text:p>
          </table:table-cell>
          <table:table-cell office:value-type="float" office:value="323.522705">
            <text:p>323,522705</text:p>
          </table:table-cell>
          <table:table-cell office:value-type="float" office:value="16.181429">
            <text:p>16,181429</text:p>
          </table:table-cell>
          <table:table-cell office:value-type="float" office:value="1159.99585">
            <text:p>1159,99585</text:p>
          </table:table-cell>
          <table:table-cell office:value-type="float" office:value="21.679598">
            <text:p>21,679598</text:p>
          </table:table-cell>
          <table:table-cell office:value-type="float" office:value="1315.129395">
            <text:p>1315,129395</text:p>
          </table:table-cell>
          <table:table-cell office:value-type="float" office:value="23.224911">
            <text:p>23,224911</text:p>
          </table:table-cell>
          <table:table-cell office:value-type="float" office:value="183.754868">
            <text:p>183,754868</text:p>
          </table:table-cell>
          <table:table-cell office:value-type="float" office:value="6.872944">
            <text:p>6,872944</text:p>
          </table:table-cell>
          <table:table-cell office:value-type="float" office:value="9.976197">
            <text:p>9,976197</text:p>
          </table:table-cell>
          <table:table-cell office:value-type="float" office:value="4.296783">
            <text:p>4,296783</text:p>
          </table:table-cell>
          <table:table-cell office:value-type="float" office:value="23.257008">
            <text:p>23,257008</text:p>
          </table:table-cell>
          <table:table-cell office:value-type="float" office:value="6.990927">
            <text:p>6,990927</text:p>
          </table:table-cell>
          <table:table-cell office:value-type="float" office:value="32.312965">
            <text:p>32,312965</text:p>
          </table:table-cell>
          <table:table-cell office:value-type="float" office:value="4.129938">
            <text:p>4,129938</text:p>
          </table:table-cell>
          <table:table-cell office:value-type="float" office:value="1484.165161">
            <text:p>1484,165161</text:p>
          </table:table-cell>
          <table:table-cell office:value-type="float" office:value="41.159081">
            <text:p>41,159081</text:p>
          </table:table-cell>
          <table:table-cell office:value-type="float" office:value="35.059055">
            <text:p>35,059055</text:p>
          </table:table-cell>
          <table:table-cell office:value-type="float" office:value="6.764753">
            <text:p>6,764753</text:p>
          </table:table-cell>
          <table:table-cell table:number-columns-repeated="2" office:value-type="float" office:value="0">
            <text:p>0</text:p>
          </table:table-cell>
          <table:table-cell office:value-type="float" office:value="22.989504">
            <text:p>22,989504</text:p>
          </table:table-cell>
          <table:table-cell office:value-type="float" office:value="17.799999">
            <text:p>17,799999</text:p>
          </table:table-cell>
          <table:table-cell office:value-type="float" office:value="29.222206">
            <text:p>29,222206</text:p>
          </table:table-cell>
          <table:table-cell office:value-type="float" office:value="7.816048">
            <text:p>7,816048</text:p>
          </table:table-cell>
          <table:table-cell office:value-type="float" office:value="16.504953">
            <text:p>16,504953</text:p>
          </table:table-cell>
          <table:table-cell office:value-type="float" office:value="8.518295">
            <text:p>8,518295</text:p>
          </table:table-cell>
          <table:table-cell office:value-type="float" office:value="43.877594">
            <text:p>43,877594</text:p>
          </table:table-cell>
          <table:table-cell office:value-type="float" office:value="8.791505">
            <text:p>8,791505</text:p>
          </table:table-cell>
          <table:table-cell office:value-type="float" office:value="8.588101">
            <text:p>8,588101</text:p>
          </table:table-cell>
          <table:table-cell office:value-type="float" office:value="9.25188">
            <text:p>9,25188</text:p>
          </table:table-cell>
          <table:table-cell table:number-columns-repeated="8" office:value-type="float" office:value="0">
            <text:p>0</text:p>
          </table:table-cell>
          <table:table-cell office:value-type="float" office:value="47.872498">
            <text:p>47,872498</text:p>
          </table:table-cell>
          <table:table-cell office:value-type="float" office:value="17.258127">
            <text:p>17,258127</text:p>
          </table:table-cell>
        </table:table-row>
        <table:table-row table:style-name="ro1">
          <table:table-cell office:value-type="string">
            <text:p>AFR91 <text:s text:c="6"/></text:p>
          </table:table-cell>
          <table:table-cell office:value-type="float" office:value="549.709351">
            <text:p>549,709351</text:p>
          </table:table-cell>
          <table:table-cell office:value-type="float" office:value="497.846649">
            <text:p>497,846649</text:p>
          </table:table-cell>
          <table:table-cell office:value-type="float" office:value="439.717163">
            <text:p>439,717163</text:p>
          </table:table-cell>
          <table:table-cell office:value-type="float" office:value="369.715424">
            <text:p>369,715424</text:p>
          </table:table-cell>
          <table:table-cell office:value-type="float" office:value="4740.708496">
            <text:p>4740,708496</text:p>
          </table:table-cell>
          <table:table-cell office:value-type="float" office:value="179.526505">
            <text:p>179,526505</text:p>
          </table:table-cell>
          <table:table-cell office:value-type="float" office:value="9297.075195">
            <text:p>9297,075195</text:p>
          </table:table-cell>
          <table:table-cell office:value-type="float" office:value="234.886429">
            <text:p>234,886429</text:p>
          </table:table-cell>
          <table:table-cell office:value-type="float" office:value="7.227489">
            <text:p>7,227489</text:p>
          </table:table-cell>
          <table:table-cell office:value-type="float" office:value="21.080719">
            <text:p>21,080719</text:p>
          </table:table-cell>
          <table:table-cell office:value-type="float" office:value="1295.015503">
            <text:p>1295,015503</text:p>
          </table:table-cell>
          <table:table-cell office:value-type="float" office:value="36.383148">
            <text:p>36,383148</text:p>
          </table:table-cell>
          <table:table-cell office:value-type="float" office:value="393.97998">
            <text:p>393,97998</text:p>
          </table:table-cell>
          <table:table-cell office:value-type="float" office:value="17.210226">
            <text:p>17,210226</text:p>
          </table:table-cell>
          <table:table-cell office:value-type="float" office:value="931.168213">
            <text:p>931,168213</text:p>
          </table:table-cell>
          <table:table-cell office:value-type="float" office:value="18.686192">
            <text:p>18,686192</text:p>
          </table:table-cell>
          <table:table-cell office:value-type="float" office:value="4721.811523">
            <text:p>4721,811523</text:p>
          </table:table-cell>
          <table:table-cell office:value-type="float" office:value="65.681641">
            <text:p>65,681641</text:p>
          </table:table-cell>
          <table:table-cell office:value-type="float" office:value="304.927734">
            <text:p>304,927734</text:p>
          </table:table-cell>
          <table:table-cell office:value-type="float" office:value="9.558805">
            <text:p>9,558805</text:p>
          </table:table-cell>
          <table:table-cell office:value-type="float" office:value="1.187785">
            <text:p>1,187785</text:p>
          </table:table-cell>
          <table:table-cell office:value-type="float" office:value="3.997982">
            <text:p>3,997982</text:p>
          </table:table-cell>
          <table:table-cell office:value-type="float" office:value="21.359709">
            <text:p>21,359709</text:p>
          </table:table-cell>
          <table:table-cell office:value-type="float" office:value="6.825103">
            <text:p>6,825103</text:p>
          </table:table-cell>
          <table:table-cell office:value-type="float" office:value="31.148569">
            <text:p>31,148569</text:p>
          </table:table-cell>
          <table:table-cell office:value-type="float" office:value="3.827275">
            <text:p>3,827275</text:p>
          </table:table-cell>
          <table:table-cell office:value-type="float" office:value="1911.339722">
            <text:p>1911,339722</text:p>
          </table:table-cell>
          <table:table-cell office:value-type="float" office:value="51.970829">
            <text:p>51,970829</text:p>
          </table:table-cell>
          <table:table-cell office:value-type="float" office:value="29.161329">
            <text:p>29,161329</text:p>
          </table:table-cell>
          <table:table-cell office:value-type="float" office:value="6.203658">
            <text:p>6,203658</text:p>
          </table:table-cell>
          <table:table-cell table:number-columns-repeated="2" office:value-type="float" office:value="0">
            <text:p>0</text:p>
          </table:table-cell>
          <table:table-cell office:value-type="float" office:value="41.213341">
            <text:p>41,213341</text:p>
          </table:table-cell>
          <table:table-cell office:value-type="float" office:value="17.636618">
            <text:p>17,636618</text:p>
          </table:table-cell>
          <table:table-cell office:value-type="float" office:value="31.139294">
            <text:p>31,139294</text:p>
          </table:table-cell>
          <table:table-cell office:value-type="float" office:value="7.177084">
            <text:p>7,177084</text:p>
          </table:table-cell>
          <table:table-cell office:value-type="float" office:value="21.56637">
            <text:p>21,56637</text:p>
          </table:table-cell>
          <table:table-cell office:value-type="float" office:value="7.78213">
            <text:p>7,78213</text:p>
          </table:table-cell>
          <table:table-cell office:value-type="float" office:value="30.220276">
            <text:p>30,220276</text:p>
          </table:table-cell>
          <table:table-cell office:value-type="float" office:value="8.013449">
            <text:p>8,013449</text:p>
          </table:table-cell>
          <table:table-cell office:value-type="float" office:value="16.278399">
            <text:p>16,278399</text:p>
          </table:table-cell>
          <table:table-cell office:value-type="float" office:value="8.454079">
            <text:p>8,454079</text:p>
          </table:table-cell>
          <table:table-cell table:number-columns-repeated="8" office:value-type="float" office:value="0">
            <text:p>0</text:p>
          </table:table-cell>
          <table:table-cell office:value-type="float" office:value="36.936565">
            <text:p>36,936565</text:p>
          </table:table-cell>
          <table:table-cell office:value-type="float" office:value="15.802984">
            <text:p>15,802984</text:p>
          </table:table-cell>
        </table:table-row>
        <table:table-row table:style-name="ro1">
          <table:table-cell office:value-type="string">
            <text:p>AFR9 <text:s text:c="7"/></text:p>
          </table:table-cell>
          <table:table-cell office:value-type="float" office:value="1917.113281">
            <text:p>1917,113281</text:p>
          </table:table-cell>
          <table:table-cell office:value-type="float" office:value="625.454163">
            <text:p>625,454163</text:p>
          </table:table-cell>
          <table:table-cell office:value-type="float" office:value="2311.946533">
            <text:p>2311,946533</text:p>
          </table:table-cell>
          <table:table-cell office:value-type="float" office:value="427.371704">
            <text:p>427,371704</text:p>
          </table:table-cell>
          <table:table-cell office:value-type="float" office:value="6560.802246">
            <text:p>6560,802246</text:p>
          </table:table-cell>
          <table:table-cell office:value-type="float" office:value="224.539688">
            <text:p>224,539688</text:p>
          </table:table-cell>
          <table:table-cell office:value-type="float" office:value="13475.921875">
            <text:p>13475,921875</text:p>
          </table:table-cell>
          <table:table-cell office:value-type="float" office:value="328.408142">
            <text:p>328,408142</text:p>
          </table:table-cell>
          <table:table-cell office:value-type="float" office:value="418.124176">
            <text:p>418,124176</text:p>
          </table:table-cell>
          <table:table-cell office:value-type="float" office:value="32.550499">
            <text:p>32,550499</text:p>
          </table:table-cell>
          <table:table-cell office:value-type="float" office:value="1727.156982">
            <text:p>1727,156982</text:p>
          </table:table-cell>
          <table:table-cell office:value-type="float" office:value="47.217228">
            <text:p>47,217228</text:p>
          </table:table-cell>
          <table:table-cell office:value-type="float" office:value="5411.983398">
            <text:p>5411,983398</text:p>
          </table:table-cell>
          <table:table-cell office:value-type="float" office:value="100.3657">
            <text:p>100,3657</text:p>
          </table:table-cell>
          <table:table-cell office:value-type="float" office:value="4541.307617">
            <text:p>4541,307617</text:p>
          </table:table-cell>
          <table:table-cell office:value-type="float" office:value="67.819489">
            <text:p>67,819489</text:p>
          </table:table-cell>
          <table:table-cell office:value-type="float" office:value="11503.956055">
            <text:p>11503,956055</text:p>
          </table:table-cell>
          <table:table-cell office:value-type="float" office:value="154.190048">
            <text:p>154,190048</text:p>
          </table:table-cell>
          <table:table-cell office:value-type="float" office:value="764.488159">
            <text:p>764,488159</text:p>
          </table:table-cell>
          <table:table-cell office:value-type="float" office:value="21.412157">
            <text:p>21,412157</text:p>
          </table:table-cell>
          <table:table-cell office:value-type="float" office:value="21.663427">
            <text:p>21,663427</text:p>
          </table:table-cell>
          <table:table-cell office:value-type="float" office:value="4.833819">
            <text:p>4,833819</text:p>
          </table:table-cell>
          <table:table-cell office:value-type="float" office:value="16.598373">
            <text:p>16,598373</text:p>
          </table:table-cell>
          <table:table-cell office:value-type="float" office:value="7.101307">
            <text:p>7,101307</text:p>
          </table:table-cell>
          <table:table-cell office:value-type="float" office:value="469.659241">
            <text:p>469,659241</text:p>
          </table:table-cell>
          <table:table-cell office:value-type="float" office:value="12.389562">
            <text:p>12,389562</text:p>
          </table:table-cell>
          <table:table-cell office:value-type="float" office:value="3504.696289">
            <text:p>3504,696289</text:p>
          </table:table-cell>
          <table:table-cell office:value-type="float" office:value="93.111877">
            <text:p>93,111877</text:p>
          </table:table-cell>
          <table:table-cell office:value-type="float" office:value="43.29866">
            <text:p>43,29866</text:p>
          </table:table-cell>
          <table:table-cell office:value-type="float" office:value="7.057875">
            <text:p>7,057875</text:p>
          </table:table-cell>
          <table:table-cell table:number-columns-repeated="2" office:value-type="float" office:value="0">
            <text:p>0</text:p>
          </table:table-cell>
          <table:table-cell office:value-type="float" office:value="71.323151">
            <text:p>71,323151</text:p>
          </table:table-cell>
          <table:table-cell office:value-type="float" office:value="17.995525">
            <text:p>17,995525</text:p>
          </table:table-cell>
          <table:table-cell office:value-type="float" office:value="61.834949">
            <text:p>61,834949</text:p>
          </table:table-cell>
          <table:table-cell office:value-type="float" office:value="8.19245">
            <text:p>8,19245</text:p>
          </table:table-cell>
          <table:table-cell office:value-type="float" office:value="29.652166">
            <text:p>29,652166</text:p>
          </table:table-cell>
          <table:table-cell office:value-type="float" office:value="8.814166">
            <text:p>8,814166</text:p>
          </table:table-cell>
          <table:table-cell office:value-type="float" office:value="84.479988">
            <text:p>84,479988</text:p>
          </table:table-cell>
          <table:table-cell office:value-type="float" office:value="9.393507">
            <text:p>9,393507</text:p>
          </table:table-cell>
          <table:table-cell office:value-type="float" office:value="62.483944">
            <text:p>62,483944</text:p>
          </table:table-cell>
          <table:table-cell office:value-type="float" office:value="9.901432">
            <text:p>9,901432</text:p>
          </table:table-cell>
          <table:table-cell table:number-columns-repeated="8" office:value-type="float" office:value="0">
            <text:p>0</text:p>
          </table:table-cell>
          <table:table-cell office:value-type="float" office:value="52.631191">
            <text:p>52,631191</text:p>
          </table:table-cell>
          <table:table-cell office:value-type="float" office:value="17.834543">
            <text:p>17,834543</text:p>
          </table:table-cell>
        </table:table-row>
        <table:table-row table:style-name="ro1">
          <table:table-cell office:value-type="string">
            <text:p>AFR92 <text:s text:c="6"/></text:p>
          </table:table-cell>
          <table:table-cell office:value-type="float" office:value="1357.955322">
            <text:p>1357,955322</text:p>
          </table:table-cell>
          <table:table-cell office:value-type="float" office:value="522.589355">
            <text:p>522,589355</text:p>
          </table:table-cell>
          <table:table-cell office:value-type="float" office:value="814.683899">
            <text:p>814,683899</text:p>
          </table:table-cell>
          <table:table-cell office:value-type="float" office:value="375.97525">
            <text:p>375,97525</text:p>
          </table:table-cell>
          <table:table-cell office:value-type="float" office:value="2981.128418">
            <text:p>2981,128418</text:p>
          </table:table-cell>
          <table:table-cell office:value-type="float" office:value="148.41626">
            <text:p>148,41626</text:p>
          </table:table-cell>
          <table:table-cell office:value-type="float" office:value="7538.040039">
            <text:p>7538,040039</text:p>
          </table:table-cell>
          <table:table-cell office:value-type="float" office:value="198.070389">
            <text:p>198,070389</text:p>
          </table:table-cell>
          <table:table-cell office:value-type="float" office:value="31.653238">
            <text:p>31,653238</text:p>
          </table:table-cell>
          <table:table-cell office:value-type="float" office:value="19.304775">
            <text:p>19,304775</text:p>
          </table:table-cell>
          <table:table-cell office:value-type="float" office:value="540.675232">
            <text:p>540,675232</text:p>
          </table:table-cell>
          <table:table-cell office:value-type="float" office:value="23.512247">
            <text:p>23,512247</text:p>
          </table:table-cell>
          <table:table-cell office:value-type="float" office:value="248.233444">
            <text:p>248,233444</text:p>
          </table:table-cell>
          <table:table-cell office:value-type="float" office:value="14.666477">
            <text:p>14,666477</text:p>
          </table:table-cell>
          <table:table-cell office:value-type="float" office:value="859.65271">
            <text:p>859,65271</text:p>
          </table:table-cell>
          <table:table-cell office:value-type="float" office:value="17.915321">
            <text:p>17,915321</text:p>
          </table:table-cell>
          <table:table-cell office:value-type="float" office:value="1154.106079">
            <text:p>1154,106079</text:p>
          </table:table-cell>
          <table:table-cell office:value-type="float" office:value="21.272884">
            <text:p>21,272884</text:p>
          </table:table-cell>
          <table:table-cell office:value-type="float" office:value="155.66011">
            <text:p>155,66011</text:p>
          </table:table-cell>
          <table:table-cell office:value-type="float" office:value="6.202549">
            <text:p>6,202549</text:p>
          </table:table-cell>
          <table:table-cell office:value-type="float" office:value="8.207163">
            <text:p>8,207163</text:p>
          </table:table-cell>
          <table:table-cell office:value-type="float" office:value="4.092419">
            <text:p>4,092419</text:p>
          </table:table-cell>
          <table:table-cell office:value-type="float" office:value="29.523962">
            <text:p>29,523962</text:p>
          </table:table-cell>
          <table:table-cell office:value-type="float" office:value="6.940354">
            <text:p>6,940354</text:p>
          </table:table-cell>
          <table:table-cell office:value-type="float" office:value="33.039101">
            <text:p>33,039101</text:p>
          </table:table-cell>
          <table:table-cell office:value-type="float" office:value="4.007456">
            <text:p>4,007456</text:p>
          </table:table-cell>
          <table:table-cell office:value-type="float" office:value="1305.7771">
            <text:p>1305,7771</text:p>
          </table:table-cell>
          <table:table-cell office:value-type="float" office:value="36.623531">
            <text:p>36,623531</text:p>
          </table:table-cell>
          <table:table-cell office:value-type="float" office:value="28.702795">
            <text:p>28,702795</text:p>
          </table:table-cell>
          <table:table-cell office:value-type="float" office:value="6.533245">
            <text:p>6,533245</text:p>
          </table:table-cell>
          <table:table-cell table:number-columns-repeated="2" office:value-type="float" office:value="0">
            <text:p>0</text:p>
          </table:table-cell>
          <table:table-cell office:value-type="float" office:value="15.815679">
            <text:p>15,815679</text:p>
          </table:table-cell>
          <table:table-cell office:value-type="float" office:value="17.710041">
            <text:p>17,710041</text:p>
          </table:table-cell>
          <table:table-cell office:value-type="float" office:value="22.78018">
            <text:p>22,78018</text:p>
          </table:table-cell>
          <table:table-cell office:value-type="float" office:value="7.576301">
            <text:p>7,576301</text:p>
          </table:table-cell>
          <table:table-cell office:value-type="float" office:value="22.440117">
            <text:p>22,440117</text:p>
          </table:table-cell>
          <table:table-cell office:value-type="float" office:value="8.216136">
            <text:p>8,216136</text:p>
          </table:table-cell>
          <table:table-cell office:value-type="float" office:value="27.726635">
            <text:p>27,726635</text:p>
          </table:table-cell>
          <table:table-cell office:value-type="float" office:value="8.46747">
            <text:p>8,46747</text:p>
          </table:table-cell>
          <table:table-cell office:value-type="float" office:value="13.212464">
            <text:p>13,212464</text:p>
          </table:table-cell>
          <table:table-cell office:value-type="float" office:value="8.898652">
            <text:p>8,898652</text:p>
          </table:table-cell>
          <table:table-cell table:number-columns-repeated="8" office:value-type="float" office:value="0">
            <text:p>0</text:p>
          </table:table-cell>
          <table:table-cell office:value-type="float" office:value="53.678108">
            <text:p>53,678108</text:p>
          </table:table-cell>
          <table:table-cell office:value-type="float" office:value="16.696575">
            <text:p>16,696575</text:p>
          </table:table-cell>
        </table:table-row>
        <table:table-row table:style-name="ro1">
          <table:table-cell office:value-type="string">
            <text:p>AFR93 <text:s text:c="6"/></text:p>
          </table:table-cell>
          <table:table-cell office:value-type="float" office:value="824.564087">
            <text:p>824,564087</text:p>
          </table:table-cell>
          <table:table-cell office:value-type="float" office:value="623.041138">
            <text:p>623,041138</text:p>
          </table:table-cell>
          <table:table-cell office:value-type="float" office:value="1249.24707">
            <text:p>1249,24707</text:p>
          </table:table-cell>
          <table:table-cell office:value-type="float" office:value="408.769775">
            <text:p>408,769775</text:p>
          </table:table-cell>
          <table:table-cell office:value-type="float" office:value="2845.865967">
            <text:p>2845,865967</text:p>
          </table:table-cell>
          <table:table-cell office:value-type="float" office:value="154.279709">
            <text:p>154,279709</text:p>
          </table:table-cell>
          <table:table-cell office:value-type="float" office:value="6791.486816">
            <text:p>6791,486816</text:p>
          </table:table-cell>
          <table:table-cell office:value-type="float" office:value="185.663284">
            <text:p>185,663284</text:p>
          </table:table-cell>
          <table:table-cell office:value-type="float" office:value="41.256916">
            <text:p>41,256916</text:p>
          </table:table-cell>
          <table:table-cell office:value-type="float" office:value="23.204268">
            <text:p>23,204268</text:p>
          </table:table-cell>
          <table:table-cell office:value-type="float" office:value="768.767151">
            <text:p>768,767151</text:p>
          </table:table-cell>
          <table:table-cell office:value-type="float" office:value="29.41066">
            <text:p>29,41066</text:p>
          </table:table-cell>
          <table:table-cell office:value-type="float" office:value="297.985504">
            <text:p>297,985504</text:p>
          </table:table-cell>
          <table:table-cell office:value-type="float" office:value="17.508877">
            <text:p>17,508877</text:p>
          </table:table-cell>
          <table:table-cell office:value-type="float" office:value="994.993958">
            <text:p>994,993958</text:p>
          </table:table-cell>
          <table:table-cell office:value-type="float" office:value="20.092236">
            <text:p>20,092236</text:p>
          </table:table-cell>
          <table:table-cell office:value-type="float" office:value="1544.321777">
            <text:p>1544,321777</text:p>
          </table:table-cell>
          <table:table-cell office:value-type="float" office:value="26.388645">
            <text:p>26,388645</text:p>
          </table:table-cell>
          <table:table-cell office:value-type="float" office:value="166.586899">
            <text:p>166,586899</text:p>
          </table:table-cell>
          <table:table-cell office:value-type="float" office:value="6.963778">
            <text:p>6,963778</text:p>
          </table:table-cell>
          <table:table-cell office:value-type="float" office:value="4.606288">
            <text:p>4,606288</text:p>
          </table:table-cell>
          <table:table-cell office:value-type="float" office:value="4.925836">
            <text:p>4,925836</text:p>
          </table:table-cell>
          <table:table-cell office:value-type="float" office:value="26.372936">
            <text:p>26,372936</text:p>
          </table:table-cell>
          <table:table-cell office:value-type="float" office:value="7.353989">
            <text:p>7,353989</text:p>
          </table:table-cell>
          <table:table-cell office:value-type="float" office:value="29.249786">
            <text:p>29,249786</text:p>
          </table:table-cell>
          <table:table-cell office:value-type="float" office:value="4.723788">
            <text:p>4,723788</text:p>
          </table:table-cell>
          <table:table-cell office:value-type="float" office:value="1198.85437">
            <text:p>1198,85437</text:p>
          </table:table-cell>
          <table:table-cell office:value-type="float" office:value="34.148056">
            <text:p>34,148056</text:p>
          </table:table-cell>
          <table:table-cell office:value-type="float" office:value="51.954918">
            <text:p>51,954918</text:p>
          </table:table-cell>
          <table:table-cell office:value-type="float" office:value="7.991652">
            <text:p>7,991652</text:p>
          </table:table-cell>
          <table:table-cell table:number-columns-repeated="2" office:value-type="float" office:value="0">
            <text:p>0</text:p>
          </table:table-cell>
          <table:table-cell office:value-type="float" office:value="29.729254">
            <text:p>29,729254</text:p>
          </table:table-cell>
          <table:table-cell office:value-type="float" office:value="18.287361">
            <text:p>18,287361</text:p>
          </table:table-cell>
          <table:table-cell office:value-type="float" office:value="38.611881">
            <text:p>38,611881</text:p>
          </table:table-cell>
          <table:table-cell office:value-type="float" office:value="9.255857">
            <text:p>9,255857</text:p>
          </table:table-cell>
          <table:table-cell office:value-type="float" office:value="17.834185">
            <text:p>17,834185</text:p>
          </table:table-cell>
          <table:table-cell office:value-type="float" office:value="10.021157">
            <text:p>10,021157</text:p>
          </table:table-cell>
          <table:table-cell office:value-type="float" office:value="32.368164">
            <text:p>32,368164</text:p>
          </table:table-cell>
          <table:table-cell office:value-type="float" office:value="10.358733">
            <text:p>10,358733</text:p>
          </table:table-cell>
          <table:table-cell office:value-type="float" office:value="6.131897">
            <text:p>6,131897</text:p>
          </table:table-cell>
          <table:table-cell office:value-type="float" office:value="10.862801">
            <text:p>10,862801</text:p>
          </table:table-cell>
          <table:table-cell office:value-type="float" office:value="30.784218">
            <text:p>30,784218</text:p>
          </table:table-cell>
          <table:table-cell office:value-type="float" office:value="32.947102">
            <text:p>32,947102</text:p>
          </table:table-cell>
          <table:table-cell table:number-columns-repeated="6" office:value-type="float" office:value="0">
            <text:p>0</text:p>
          </table:table-cell>
          <table:table-cell office:value-type="float" office:value="49.819199">
            <text:p>49,819199</text:p>
          </table:table-cell>
          <table:table-cell office:value-type="float" office:value="20.32756">
            <text:p>20,32756</text:p>
          </table:table-cell>
        </table:table-row>
        <table:table-row table:style-name="ro1">
          <table:table-cell office:value-type="string">
            <text:p>AFR94 <text:s text:c="6"/></text:p>
          </table:table-cell>
          <table:table-cell office:value-type="float" office:value="1482.212769">
            <text:p>1482,212769</text:p>
          </table:table-cell>
          <table:table-cell office:value-type="float" office:value="602.720276">
            <text:p>602,720276</text:p>
          </table:table-cell>
          <table:table-cell office:value-type="float" office:value="1173.563843">
            <text:p>1173,563843</text:p>
          </table:table-cell>
          <table:table-cell office:value-type="float" office:value="397.950867">
            <text:p>397,950867</text:p>
          </table:table-cell>
          <table:table-cell office:value-type="float" office:value="3185.474854">
            <text:p>3185,474854</text:p>
          </table:table-cell>
          <table:table-cell office:value-type="float" office:value="157.270645">
            <text:p>157,270645</text:p>
          </table:table-cell>
          <table:table-cell office:value-type="float" office:value="7811.612793">
            <text:p>7811,612793</text:p>
          </table:table-cell>
          <table:table-cell office:value-type="float" office:value="206.783264">
            <text:p>206,783264</text:p>
          </table:table-cell>
          <table:table-cell office:value-type="float" office:value="12.058375">
            <text:p>12,058375</text:p>
          </table:table-cell>
          <table:table-cell office:value-type="float" office:value="21.706543">
            <text:p>21,706543</text:p>
          </table:table-cell>
          <table:table-cell office:value-type="float" office:value="516.15094">
            <text:p>516,15094</text:p>
          </table:table-cell>
          <table:table-cell office:value-type="float" office:value="24.868307">
            <text:p>24,868307</text:p>
          </table:table-cell>
          <table:table-cell office:value-type="float" office:value="209.22348">
            <text:p>209,22348</text:p>
          </table:table-cell>
          <table:table-cell office:value-type="float" office:value="15.499252">
            <text:p>15,499252</text:p>
          </table:table-cell>
          <table:table-cell office:value-type="float" office:value="945.363525">
            <text:p>945,363525</text:p>
          </table:table-cell>
          <table:table-cell office:value-type="float" office:value="19.294436">
            <text:p>19,294436</text:p>
          </table:table-cell>
          <table:table-cell office:value-type="float" office:value="1146.849854">
            <text:p>1146,849854</text:p>
          </table:table-cell>
          <table:table-cell office:value-type="float" office:value="21.499281">
            <text:p>21,499281</text:p>
          </table:table-cell>
          <table:table-cell office:value-type="float" office:value="176.487122">
            <text:p>176,487122</text:p>
          </table:table-cell>
          <table:table-cell office:value-type="float" office:value="6.975261">
            <text:p>6,975261</text:p>
          </table:table-cell>
          <table:table-cell office:value-type="float" office:value="0.49301">
            <text:p>0,49301</text:p>
          </table:table-cell>
          <table:table-cell office:value-type="float" office:value="4.640103">
            <text:p>4,640103</text:p>
          </table:table-cell>
          <table:table-cell office:value-type="float" office:value="24.652386">
            <text:p>24,652386</text:p>
          </table:table-cell>
          <table:table-cell office:value-type="float" office:value="7.205227">
            <text:p>7,205227</text:p>
          </table:table-cell>
          <table:table-cell office:value-type="float" office:value="36.199917">
            <text:p>36,199917</text:p>
          </table:table-cell>
          <table:table-cell office:value-type="float" office:value="4.545859">
            <text:p>4,545859</text:p>
          </table:table-cell>
          <table:table-cell office:value-type="float" office:value="1426.722656">
            <text:p>1426,722656</text:p>
          </table:table-cell>
          <table:table-cell office:value-type="float" office:value="39.817818">
            <text:p>39,817818</text:p>
          </table:table-cell>
          <table:table-cell office:value-type="float" office:value="44.186001">
            <text:p>44,186001</text:p>
          </table:table-cell>
          <table:table-cell office:value-type="float" office:value="7.527088">
            <text:p>7,527088</text:p>
          </table:table-cell>
          <table:table-cell table:number-columns-repeated="2" office:value-type="float" office:value="0">
            <text:p>0</text:p>
          </table:table-cell>
          <table:table-cell office:value-type="float" office:value="20.119972">
            <text:p>20,119972</text:p>
          </table:table-cell>
          <table:table-cell office:value-type="float" office:value="18.072702">
            <text:p>18,072702</text:p>
          </table:table-cell>
          <table:table-cell office:value-type="float" office:value="31.150574">
            <text:p>31,150574</text:p>
          </table:table-cell>
          <table:table-cell office:value-type="float" office:value="8.706421">
            <text:p>8,706421</text:p>
          </table:table-cell>
          <table:table-cell office:value-type="float" office:value="10.711668">
            <text:p>10,711668</text:p>
          </table:table-cell>
          <table:table-cell office:value-type="float" office:value="9.34239">
            <text:p>9,34239</text:p>
          </table:table-cell>
          <table:table-cell office:value-type="float" office:value="30.801819">
            <text:p>30,801819</text:p>
          </table:table-cell>
          <table:table-cell office:value-type="float" office:value="9.743773">
            <text:p>9,743773</text:p>
          </table:table-cell>
          <table:table-cell office:value-type="float" office:value="7.294382">
            <text:p>7,294382</text:p>
          </table:table-cell>
          <table:table-cell office:value-type="float" office:value="10.241715">
            <text:p>10,241715</text:p>
          </table:table-cell>
          <table:table-cell office:value-type="float" office:value="20.955517">
            <text:p>20,955517</text:p>
          </table:table-cell>
          <table:table-cell office:value-type="float" office:value="32.19503">
            <text:p>32,19503</text:p>
          </table:table-cell>
          <table:table-cell table:number-columns-repeated="6" office:value-type="float" office:value="0">
            <text:p>0</text:p>
          </table:table-cell>
          <table:table-cell office:value-type="float" office:value="37.784058">
            <text:p>37,784058</text:p>
          </table:table-cell>
          <table:table-cell office:value-type="float" office:value="19.195265">
            <text:p>19,195265</text:p>
          </table:table-cell>
        </table:table-row>
        <table:table-row table:style-name="ro1">
          <table:table-cell office:value-type="string">
            <text:p>AFR95 <text:s text:c="6"/></text:p>
          </table:table-cell>
          <table:table-cell office:value-type="float" office:value="337.269989">
            <text:p>337,269989</text:p>
          </table:table-cell>
          <table:table-cell office:value-type="float" office:value="541.868286">
            <text:p>541,868286</text:p>
          </table:table-cell>
          <table:table-cell office:value-type="float" office:value="965.181946">
            <text:p>965,181946</text:p>
          </table:table-cell>
          <table:table-cell office:value-type="float" office:value="379.089691">
            <text:p>379,089691</text:p>
          </table:table-cell>
          <table:table-cell office:value-type="float" office:value="3463.145996">
            <text:p>3463,145996</text:p>
          </table:table-cell>
          <table:table-cell office:value-type="float" office:value="158.170151">
            <text:p>158,170151</text:p>
          </table:table-cell>
          <table:table-cell office:value-type="float" office:value="9028.875977">
            <text:p>9028,875977</text:p>
          </table:table-cell>
          <table:table-cell office:value-type="float" office:value="230.334808">
            <text:p>230,334808</text:p>
          </table:table-cell>
          <table:table-cell office:value-type="float" office:value="30.748859">
            <text:p>30,748859</text:p>
          </table:table-cell>
          <table:table-cell office:value-type="float" office:value="20.208033">
            <text:p>20,208033</text:p>
          </table:table-cell>
          <table:table-cell office:value-type="float" office:value="558.735779">
            <text:p>558,735779</text:p>
          </table:table-cell>
          <table:table-cell office:value-type="float" office:value="24.176945">
            <text:p>24,176945</text:p>
          </table:table-cell>
          <table:table-cell office:value-type="float" office:value="162.281479">
            <text:p>162,281479</text:p>
          </table:table-cell>
          <table:table-cell office:value-type="float" office:value="13.930569">
            <text:p>13,930569</text:p>
          </table:table-cell>
          <table:table-cell office:value-type="float" office:value="1084.661377">
            <text:p>1084,661377</text:p>
          </table:table-cell>
          <table:table-cell office:value-type="float" office:value="20.768785">
            <text:p>20,768785</text:p>
          </table:table-cell>
          <table:table-cell office:value-type="float" office:value="1037.950073">
            <text:p>1037,950073</text:p>
          </table:table-cell>
          <table:table-cell office:value-type="float" office:value="20.045258">
            <text:p>20,045258</text:p>
          </table:table-cell>
          <table:table-cell office:value-type="float" office:value="193.372879">
            <text:p>193,372879</text:p>
          </table:table-cell>
          <table:table-cell office:value-type="float" office:value="7.106047">
            <text:p>7,106047</text:p>
          </table:table-cell>
          <table:table-cell office:value-type="float" office:value="1.044021">
            <text:p>1,044021</text:p>
          </table:table-cell>
          <table:table-cell office:value-type="float" office:value="4.292137">
            <text:p>4,292137</text:p>
          </table:table-cell>
          <table:table-cell office:value-type="float" office:value="19.291204">
            <text:p>19,291204</text:p>
          </table:table-cell>
          <table:table-cell office:value-type="float" office:value="6.968081">
            <text:p>6,968081</text:p>
          </table:table-cell>
          <table:table-cell office:value-type="float" office:value="38.143394">
            <text:p>38,143394</text:p>
          </table:table-cell>
          <table:table-cell office:value-type="float" office:value="4.178819">
            <text:p>4,178819</text:p>
          </table:table-cell>
          <table:table-cell office:value-type="float" office:value="1572.425415">
            <text:p>1572,425415</text:p>
          </table:table-cell>
          <table:table-cell office:value-type="float" office:value="43.415779">
            <text:p>43,415779</text:p>
          </table:table-cell>
          <table:table-cell office:value-type="float" office:value="34.841747">
            <text:p>34,841747</text:p>
          </table:table-cell>
          <table:table-cell office:value-type="float" office:value="6.800158">
            <text:p>6,800158</text:p>
          </table:table-cell>
          <table:table-cell table:number-columns-repeated="2" office:value-type="float" office:value="0">
            <text:p>0</text:p>
          </table:table-cell>
          <table:table-cell office:value-type="float" office:value="37.928997">
            <text:p>37,928997</text:p>
          </table:table-cell>
          <table:table-cell office:value-type="float" office:value="17.836893">
            <text:p>17,836893</text:p>
          </table:table-cell>
          <table:table-cell office:value-type="float" office:value="30.175795">
            <text:p>30,175795</text:p>
          </table:table-cell>
          <table:table-cell office:value-type="float" office:value="7.859507">
            <text:p>7,859507</text:p>
          </table:table-cell>
          <table:table-cell office:value-type="float" office:value="17.592672">
            <text:p>17,592672</text:p>
          </table:table-cell>
          <table:table-cell office:value-type="float" office:value="8.542701">
            <text:p>8,542701</text:p>
          </table:table-cell>
          <table:table-cell office:value-type="float" office:value="31.501858">
            <text:p>31,501858</text:p>
          </table:table-cell>
          <table:table-cell office:value-type="float" office:value="8.79661">
            <text:p>8,79661</text:p>
          </table:table-cell>
          <table:table-cell office:value-type="float" office:value="19.130548">
            <text:p>19,130548</text:p>
          </table:table-cell>
          <table:table-cell office:value-type="float" office:value="9.264366">
            <text:p>9,264366</text:p>
          </table:table-cell>
          <table:table-cell table:number-columns-repeated="8" office:value-type="float" office:value="0">
            <text:p>0</text:p>
          </table:table-cell>
          <table:table-cell office:value-type="float" office:value="57.00919">
            <text:p>57,00919</text:p>
          </table:table-cell>
          <table:table-cell office:value-type="float" office:value="17.413733">
            <text:p>17,413733</text:p>
          </table:table-cell>
        </table:table-row>
        <table:table-row table:style-name="ro1">
          <table:table-cell office:value-type="string">
            <text:p>AFR96 <text:s text:c="6"/></text:p>
          </table:table-cell>
          <table:table-cell office:value-type="float" office:value="1020.685364">
            <text:p>1020,685364</text:p>
          </table:table-cell>
          <table:table-cell office:value-type="float" office:value="510.40802">
            <text:p>510,40802</text:p>
          </table:table-cell>
          <table:table-cell office:value-type="float" office:value="1003.771118">
            <text:p>1003,771118</text:p>
          </table:table-cell>
          <table:table-cell office:value-type="float" office:value="371.955475">
            <text:p>371,955475</text:p>
          </table:table-cell>
          <table:table-cell office:value-type="float" office:value="3952.376221">
            <text:p>3952,376221</text:p>
          </table:table-cell>
          <table:table-cell office:value-type="float" office:value="164.55661">
            <text:p>164,55661</text:p>
          </table:table-cell>
          <table:table-cell office:value-type="float" office:value="9989.902344">
            <text:p>9989,902344</text:p>
          </table:table-cell>
          <table:table-cell office:value-type="float" office:value="249.551361">
            <text:p>249,551361</text:p>
          </table:table-cell>
          <table:table-cell office:value-type="float" office:value="1.205837">
            <text:p>1,205837</text:p>
          </table:table-cell>
          <table:table-cell office:value-type="float" office:value="18.991957">
            <text:p>18,991957</text:p>
          </table:table-cell>
          <table:table-cell office:value-type="float" office:value="574.895264">
            <text:p>574,895264</text:p>
          </table:table-cell>
          <table:table-cell office:value-type="float" office:value="23.808956">
            <text:p>23,808956</text:p>
          </table:table-cell>
          <table:table-cell office:value-type="float" office:value="314.420349">
            <text:p>314,420349</text:p>
          </table:table-cell>
          <table:table-cell office:value-type="float" office:value="15.517505">
            <text:p>15,517505</text:p>
          </table:table-cell>
          <table:table-cell office:value-type="float" office:value="1254.732666">
            <text:p>1254,732666</text:p>
          </table:table-cell>
          <table:table-cell office:value-type="float" office:value="22.730516">
            <text:p>22,730516</text:p>
          </table:table-cell>
          <table:table-cell office:value-type="float" office:value="1188.891968">
            <text:p>1188,891968</text:p>
          </table:table-cell>
          <table:table-cell office:value-type="float" office:value="21.632553">
            <text:p>21,632553</text:p>
          </table:table-cell>
          <table:table-cell office:value-type="float" office:value="209.06546">
            <text:p>209,06546</text:p>
          </table:table-cell>
          <table:table-cell office:value-type="float" office:value="7.293471">
            <text:p>7,293471</text:p>
          </table:table-cell>
          <table:table-cell office:value-type="float" office:value="1.624032">
            <text:p>1,624032</text:p>
          </table:table-cell>
          <table:table-cell office:value-type="float" office:value="3.973213">
            <text:p>3,973213</text:p>
          </table:table-cell>
          <table:table-cell office:value-type="float" office:value="31.164141">
            <text:p>31,164141</text:p>
          </table:table-cell>
          <table:table-cell office:value-type="float" office:value="6.87951">
            <text:p>6,87951</text:p>
          </table:table-cell>
          <table:table-cell office:value-type="float" office:value="38.805458">
            <text:p>38,805458</text:p>
          </table:table-cell>
          <table:table-cell office:value-type="float" office:value="3.911949">
            <text:p>3,911949</text:p>
          </table:table-cell>
          <table:table-cell office:value-type="float" office:value="1764.09729">
            <text:p>1764,09729</text:p>
          </table:table-cell>
          <table:table-cell office:value-type="float" office:value="48.235317">
            <text:p>48,235317</text:p>
          </table:table-cell>
          <table:table-cell office:value-type="float" office:value="30.839659">
            <text:p>30,839659</text:p>
          </table:table-cell>
          <table:table-cell office:value-type="float" office:value="6.250163">
            <text:p>6,250163</text:p>
          </table:table-cell>
          <table:table-cell table:number-columns-repeated="2" office:value-type="float" office:value="0">
            <text:p>0</text:p>
          </table:table-cell>
          <table:table-cell office:value-type="float" office:value="35.400219">
            <text:p>35,400219</text:p>
          </table:table-cell>
          <table:table-cell office:value-type="float" office:value="17.628765">
            <text:p>17,628765</text:p>
          </table:table-cell>
          <table:table-cell office:value-type="float" office:value="20.894194">
            <text:p>20,894194</text:p>
          </table:table-cell>
          <table:table-cell office:value-type="float" office:value="7.193592">
            <text:p>7,193592</text:p>
          </table:table-cell>
          <table:table-cell office:value-type="float" office:value="13.927533">
            <text:p>13,927533</text:p>
          </table:table-cell>
          <table:table-cell office:value-type="float" office:value="7.807639">
            <text:p>7,807639</text:p>
          </table:table-cell>
          <table:table-cell office:value-type="float" office:value="24.826468">
            <text:p>24,826468</text:p>
          </table:table-cell>
          <table:table-cell office:value-type="float" office:value="8.039802">
            <text:p>8,039802</text:p>
          </table:table-cell>
          <table:table-cell office:value-type="float" office:value="16.928469">
            <text:p>16,928469</text:p>
          </table:table-cell>
          <table:table-cell office:value-type="float" office:value="8.463877">
            <text:p>8,463877</text:p>
          </table:table-cell>
          <table:table-cell table:number-columns-repeated="8" office:value-type="float" office:value="0">
            <text:p>0</text:p>
          </table:table-cell>
          <table:table-cell office:value-type="float" office:value="36.356449">
            <text:p>36,356449</text:p>
          </table:table-cell>
          <table:table-cell office:value-type="float" office:value="15.866307">
            <text:p>15,866307</text:p>
          </table:table-cell>
        </table:table-row>
        <table:table-row table:style-name="ro1">
          <table:table-cell office:value-type="string">
            <text:p>AFR97 <text:s text:c="6"/></text:p>
          </table:table-cell>
          <table:table-cell office:value-type="float" office:value="594.040771">
            <text:p>594,040771</text:p>
          </table:table-cell>
          <table:table-cell office:value-type="float" office:value="462.72467">
            <text:p>462,72467</text:p>
          </table:table-cell>
          <table:table-cell office:value-type="float" office:value="516.815247">
            <text:p>516,815247</text:p>
          </table:table-cell>
          <table:table-cell office:value-type="float" office:value="358.189575">
            <text:p>358,189575</text:p>
          </table:table-cell>
          <table:table-cell office:value-type="float" office:value="1378.50415">
            <text:p>1378,50415</text:p>
          </table:table-cell>
          <table:table-cell office:value-type="float" office:value="122.312096">
            <text:p>122,312096</text:p>
          </table:table-cell>
          <table:table-cell office:value-type="float" office:value="2754.404297">
            <text:p>2754,404297</text:p>
          </table:table-cell>
          <table:table-cell office:value-type="float" office:value="97.530136">
            <text:p>97,530136</text:p>
          </table:table-cell>
          <table:table-cell office:value-type="float" office:value="24.091631">
            <text:p>24,091631</text:p>
          </table:table-cell>
          <table:table-cell office:value-type="float" office:value="17.473709">
            <text:p>17,473709</text:p>
          </table:table-cell>
          <table:table-cell office:value-type="float" office:value="802.951416">
            <text:p>802,951416</text:p>
          </table:table-cell>
          <table:table-cell office:value-type="float" office:value="26.878376">
            <text:p>26,878376</text:p>
          </table:table-cell>
          <table:table-cell office:value-type="float" office:value="168.997025">
            <text:p>168,997025</text:p>
          </table:table-cell>
          <table:table-cell office:value-type="float" office:value="12.924812">
            <text:p>12,924812</text:p>
          </table:table-cell>
          <table:table-cell office:value-type="float" office:value="1284.161865">
            <text:p>1284,161865</text:p>
          </table:table-cell>
          <table:table-cell office:value-type="float" office:value="23.123547">
            <text:p>23,123547</text:p>
          </table:table-cell>
          <table:table-cell office:value-type="float" office:value="489.991302">
            <text:p>489,991302</text:p>
          </table:table-cell>
          <table:table-cell office:value-type="float" office:value="13.895077">
            <text:p>13,895077</text:p>
          </table:table-cell>
          <table:table-cell office:value-type="float" office:value="86.544289">
            <text:p>86,544289</text:p>
          </table:table-cell>
          <table:table-cell office:value-type="float" office:value="4.557595">
            <text:p>4,557595</text:p>
          </table:table-cell>
          <table:table-cell office:value-type="float" office:value="2.433511">
            <text:p>2,433511</text:p>
          </table:table-cell>
          <table:table-cell office:value-type="float" office:value="3.650595">
            <text:p>3,650595</text:p>
          </table:table-cell>
          <table:table-cell office:value-type="float" office:value="14.903647">
            <text:p>14,903647</text:p>
          </table:table-cell>
          <table:table-cell office:value-type="float" office:value="6.697531">
            <text:p>6,697531</text:p>
          </table:table-cell>
          <table:table-cell office:value-type="float" office:value="17.281057">
            <text:p>17,281057</text:p>
          </table:table-cell>
          <table:table-cell office:value-type="float" office:value="3.501748">
            <text:p>3,501748</text:p>
          </table:table-cell>
          <table:table-cell office:value-type="float" office:value="597.00293">
            <text:p>597,00293</text:p>
          </table:table-cell>
          <table:table-cell office:value-type="float" office:value="19.032356">
            <text:p>19,032356</text:p>
          </table:table-cell>
          <table:table-cell office:value-type="float" office:value="27.207592">
            <text:p>27,207592</text:p>
          </table:table-cell>
          <table:table-cell office:value-type="float" office:value="5.857218">
            <text:p>5,857218</text:p>
          </table:table-cell>
          <table:table-cell table:number-columns-repeated="2" office:value-type="float" office:value="0">
            <text:p>0</text:p>
          </table:table-cell>
          <table:table-cell office:value-type="float" office:value="19.176802">
            <text:p>19,176802</text:p>
          </table:table-cell>
          <table:table-cell office:value-type="float" office:value="17.466694">
            <text:p>17,466694</text:p>
          </table:table-cell>
          <table:table-cell office:value-type="float" office:value="23.306839">
            <text:p>23,306839</text:p>
          </table:table-cell>
          <table:table-cell office:value-type="float" office:value="6.76593">
            <text:p>6,76593</text:p>
          </table:table-cell>
          <table:table-cell office:value-type="float" office:value="18.282991">
            <text:p>18,282991</text:p>
          </table:table-cell>
          <table:table-cell office:value-type="float" office:value="7.307196">
            <text:p>7,307196</text:p>
          </table:table-cell>
          <table:table-cell office:value-type="float" office:value="21.678677">
            <text:p>21,678677</text:p>
          </table:table-cell>
          <table:table-cell office:value-type="float" office:value="7.554207">
            <text:p>7,554207</text:p>
          </table:table-cell>
          <table:table-cell office:value-type="float" office:value="5.554453">
            <text:p>5,554453</text:p>
          </table:table-cell>
          <table:table-cell office:value-type="float" office:value="7.975746">
            <text:p>7,975746</text:p>
          </table:table-cell>
          <table:table-cell table:number-columns-repeated="8" office:value-type="float" office:value="0">
            <text:p>0</text:p>
          </table:table-cell>
          <table:table-cell office:value-type="float" office:value="42.641048">
            <text:p>42,641048</text:p>
          </table:table-cell>
          <table:table-cell office:value-type="float" office:value="14.908271">
            <text:p>14,908271</text:p>
          </table:table-cell>
        </table:table-row>
        <table:table-row table:style-name="ro1">
          <table:table-cell office:value-type="string">
            <text:p>AFR98 <text:s text:c="6"/></text:p>
          </table:table-cell>
          <table:table-cell office:value-type="float" office:value="416.715118">
            <text:p>416,715118</text:p>
          </table:table-cell>
          <table:table-cell office:value-type="float" office:value="470.723816">
            <text:p>470,723816</text:p>
          </table:table-cell>
          <table:table-cell office:value-type="float" office:value="100.485573">
            <text:p>100,485573</text:p>
          </table:table-cell>
          <table:table-cell office:value-type="float" office:value="359.620148">
            <text:p>359,620148</text:p>
          </table:table-cell>
          <table:table-cell office:value-type="float" office:value="713.2677">
            <text:p>713,2677</text:p>
          </table:table-cell>
          <table:table-cell office:value-type="float" office:value="114.845184">
            <text:p>114,845184</text:p>
          </table:table-cell>
          <table:table-cell office:value-type="float" office:value="1583.325562">
            <text:p>1583,325562</text:p>
          </table:table-cell>
          <table:table-cell office:value-type="float" office:value="77.034554">
            <text:p>77,034554</text:p>
          </table:table-cell>
          <table:table-cell office:value-type="float" office:value="3.312599">
            <text:p>3,312599</text:p>
          </table:table-cell>
          <table:table-cell office:value-type="float" office:value="17.767712">
            <text:p>17,767712</text:p>
          </table:table-cell>
          <table:table-cell office:value-type="float" office:value="730.784485">
            <text:p>730,784485</text:p>
          </table:table-cell>
          <table:table-cell office:value-type="float" office:value="26.1101">
            <text:p>26,1101</text:p>
          </table:table-cell>
          <table:table-cell office:value-type="float" office:value="126.130753">
            <text:p>126,130753</text:p>
          </table:table-cell>
          <table:table-cell office:value-type="float" office:value="12.781987">
            <text:p>12,781987</text:p>
          </table:table-cell>
          <table:table-cell office:value-type="float" office:value="845.546753">
            <text:p>845,546753</text:p>
          </table:table-cell>
          <table:table-cell office:value-type="float" office:value="17.540081">
            <text:p>17,540081</text:p>
          </table:table-cell>
          <table:table-cell office:value-type="float" office:value="730.084717">
            <text:p>730,084717</text:p>
          </table:table-cell>
          <table:table-cell office:value-type="float" office:value="16.501404">
            <text:p>16,501404</text:p>
          </table:table-cell>
          <table:table-cell office:value-type="float" office:value="87.086082">
            <text:p>87,086082</text:p>
          </table:table-cell>
          <table:table-cell office:value-type="float" office:value="4.721503">
            <text:p>4,721503</text:p>
          </table:table-cell>
          <table:table-cell office:value-type="float" office:value="4.548347">
            <text:p>4,548347</text:p>
          </table:table-cell>
          <table:table-cell office:value-type="float" office:value="3.825185">
            <text:p>3,825185</text:p>
          </table:table-cell>
          <table:table-cell office:value-type="float" office:value="28.524958">
            <text:p>28,524958</text:p>
          </table:table-cell>
          <table:table-cell office:value-type="float" office:value="6.831106">
            <text:p>6,831106</text:p>
          </table:table-cell>
          <table:table-cell office:value-type="float" office:value="20.673264">
            <text:p>20,673264</text:p>
          </table:table-cell>
          <table:table-cell office:value-type="float" office:value="3.681205">
            <text:p>3,681205</text:p>
          </table:table-cell>
          <table:table-cell office:value-type="float" office:value="559.687073">
            <text:p>559,687073</text:p>
          </table:table-cell>
          <table:table-cell office:value-type="float" office:value="18.218937">
            <text:p>18,218937</text:p>
          </table:table-cell>
          <table:table-cell office:value-type="float" office:value="28.329182">
            <text:p>28,329182</text:p>
          </table:table-cell>
          <table:table-cell office:value-type="float" office:value="6.165712">
            <text:p>6,165712</text:p>
          </table:table-cell>
          <table:table-cell table:number-columns-repeated="2" office:value-type="float" office:value="0">
            <text:p>0</text:p>
          </table:table-cell>
          <table:table-cell office:value-type="float" office:value="19.481371">
            <text:p>19,481371</text:p>
          </table:table-cell>
          <table:table-cell office:value-type="float" office:value="17.583506">
            <text:p>17,583506</text:p>
          </table:table-cell>
          <table:table-cell office:value-type="float" office:value="23.984241">
            <text:p>23,984241</text:p>
          </table:table-cell>
          <table:table-cell office:value-type="float" office:value="7.189261">
            <text:p>7,189261</text:p>
          </table:table-cell>
          <table:table-cell office:value-type="float" office:value="20.361677">
            <text:p>20,361677</text:p>
          </table:table-cell>
          <table:table-cell office:value-type="float" office:value="7.733787">
            <text:p>7,733787</text:p>
          </table:table-cell>
          <table:table-cell office:value-type="float" office:value="25.025383">
            <text:p>25,025383</text:p>
          </table:table-cell>
          <table:table-cell office:value-type="float" office:value="7.956898">
            <text:p>7,956898</text:p>
          </table:table-cell>
          <table:table-cell office:value-type="float" office:value="18.533176">
            <text:p>18,533176</text:p>
          </table:table-cell>
          <table:table-cell office:value-type="float" office:value="8.402862">
            <text:p>8,402862</text:p>
          </table:table-cell>
          <table:table-cell table:number-columns-repeated="8" office:value-type="float" office:value="0">
            <text:p>0</text:p>
          </table:table-cell>
          <table:table-cell office:value-type="float" office:value="40.977242">
            <text:p>40,977242</text:p>
          </table:table-cell>
          <table:table-cell office:value-type="float" office:value="15.855188">
            <text:p>15,85518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0">10/01/2011</text:date>, <text:time>01:36:1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1" meta:cell-count="12758" meta:object-count="0"/>
    <meta:generator>BrOffice.org/3.2$Linux OpenOffice.org_project/320m19$Build-9505</meta:generator>
  </office:meta>
</office:document-meta>
</file>